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7183803191293667" office:value-type="float"/>
          <table:table-cell office:value="0.00940859297879748" office:value-type="float"/>
          <table:table-cell office:value="0.006310556879494094" office:value-type="float"/>
          <table:table-cell office:value="0.007856998509913789" office:value-type="float"/>
          <table:table-cell office:value="0.007427842209349564" office:value-type="float"/>
          <table:table-cell office:value="-0.005890248752221719" office:value-type="float"/>
          <table:table-cell office:value="0.579633343222714" office:value-type="float"/>
          <table:table-cell office:value="1" office:value-type="float"/>
          <table:table-cell office:value="-0.7183803191293667" office:value-type="float"/>
          <table:table-cell office:value="0.9408592978797479" office:value-type="float"/>
          <table:table-cell office:value="0.6310556879494094" office:value-type="float"/>
          <table:table-cell office:value="0.7856998509913788" office:value-type="float"/>
          <table:table-cell office:value="0.7427842209349564" office:value-type="float"/>
          <table:table-cell office:value="-0.5890248752221718" office:value-type="float"/>
        </table:table-row>
        <table:table-row>
          <table:table-cell office:value="-0.01154666896584216" office:value-type="float"/>
          <table:table-cell office:value="0.000917244992387576" office:value-type="float"/>
          <table:table-cell office:value="0.01241420101594952" office:value-type="float"/>
          <table:table-cell office:value="0.01321037493064077" office:value-type="float"/>
          <table:table-cell office:value="0.014672920678044163" office:value-type="float"/>
          <table:table-cell office:value="-0.00565236281495177" office:value-type="float"/>
          <table:table-cell office:value="0.5793116338442656" office:value-type="float"/>
          <table:table-cell office:value="2" office:value-type="float"/>
          <table:table-cell office:value="-0.4362865774548492" office:value-type="float"/>
          <table:table-cell office:value="-0.8491347986409903" office:value-type="float"/>
          <table:table-cell office:value="0.6103644136455426" office:value-type="float"/>
          <table:table-cell office:value="0.5353376420726981" office:value-type="float"/>
          <table:table-cell office:value="0.7245078468694599" office:value-type="float"/>
          <table:table-cell office:value="0.023788593726994822" office:value-type="float"/>
        </table:table-row>
        <table:table-row>
          <table:table-cell office:value="-0.018934740907562083" office:value-type="float"/>
          <table:table-cell office:value="0.006188363289200354" office:value-type="float"/>
          <table:table-cell office:value="0.013872656328127557" office:value-type="float"/>
          <table:table-cell office:value="0.012807196123917496" office:value-type="float"/>
          <table:table-cell office:value="0.017827342949344786" office:value-type="float"/>
          <table:table-cell office:value="-0.01309879401164256" office:value-type="float"/>
          <table:table-cell office:value="0.5206058541009946" office:value-type="float"/>
          <table:table-cell office:value="3" office:value-type="float"/>
          <table:table-cell office:value="-0.7388071941719923" office:value-type="float"/>
          <table:table-cell office:value="0.5271118296812778" office:value-type="float"/>
          <table:table-cell office:value="0.14584553121780375" office:value-type="float"/>
          <table:table-cell office:value="-0.040317880672327444" office:value-type="float"/>
          <table:table-cell office:value="0.3154422271300623" office:value-type="float"/>
          <table:table-cell office:value="-0.744643119669079" office:value-type="float"/>
        </table:table-row>
        <table:table-row>
          <table:table-cell office:value="-0.02043259121530338" office:value-type="float"/>
          <table:table-cell office:value="0.006776735440619587" office:value-type="float"/>
          <table:table-cell office:value="0.017430167029711282" office:value-type="float"/>
          <table:table-cell office:value="0.019917733481654473" office:value-type="float"/>
          <table:table-cell office:value="0.020556063561831563" office:value-type="float"/>
          <table:table-cell office:value="-0.009377528004849233" office:value-type="float"/>
          <table:table-cell office:value="0.5117189611054801" office:value-type="float"/>
          <table:table-cell office:value="4" office:value-type="float"/>
          <table:table-cell office:value="-0.14978503077412952" office:value-type="float"/>
          <table:table-cell office:value="0.058837215141923194" office:value-type="float"/>
          <table:table-cell office:value="0.3557510701583726" office:value-type="float"/>
          <table:table-cell office:value="0.7110537357736979" office:value-type="float"/>
          <table:table-cell office:value="0.2728720612486777" office:value-type="float"/>
          <table:table-cell office:value="0.3721266006793327" office:value-type="float"/>
        </table:table-row>
        <table:table-row>
          <table:table-cell office:value="-0.013405730948795672" office:value-type="float"/>
          <table:table-cell office:value="0.007166915196304183" office:value-type="float"/>
          <table:table-cell office:value="0.023330308377975794" office:value-type="float"/>
          <table:table-cell office:value="0.020447365123477532" office:value-type="float"/>
          <table:table-cell office:value="0.014035292361830123" office:value-type="float"/>
          <table:table-cell office:value="-0.018341367185592816" office:value-type="float"/>
          <table:table-cell office:value="0.530556800657238" office:value-type="float"/>
          <table:table-cell office:value="5" office:value-type="float"/>
          <table:table-cell office:value="0.7026860266507708" office:value-type="float"/>
          <table:table-cell office:value="0.03901797556845965" office:value-type="float"/>
          <table:table-cell office:value="0.5900141348264512" office:value-type="float"/>
          <table:table-cell office:value="0.052963164182306066" office:value-type="float"/>
          <table:table-cell office:value="-0.6520771200001441" office:value-type="float"/>
          <table:table-cell office:value="-0.8963839180743582" office:value-type="float"/>
        </table:table-row>
        <table:table-row>
          <table:table-cell office:value="-0.017871060308641135" office:value-type="float"/>
          <table:table-cell office:value="0.013148720560604454" office:value-type="float"/>
          <table:table-cell office:value="0.013832239582410874" office:value-type="float"/>
          <table:table-cell office:value="0.0114362373463511" office:value-type="float"/>
          <table:table-cell office:value="0.014794168137738801" office:value-type="float"/>
          <table:table-cell office:value="-0.021765196224439284" office:value-type="float"/>
          <table:table-cell office:value="0.48999374322052525" office:value-type="float"/>
          <table:table-cell office:value="6" office:value-type="float"/>
          <table:table-cell office:value="-0.44653293598454624" office:value-type="float"/>
          <table:table-cell office:value="0.598180536430027" office:value-type="float"/>
          <table:table-cell office:value="-0.949806879556492" office:value-type="float"/>
          <table:table-cell office:value="-0.9011127777126431" office:value-type="float"/>
          <table:table-cell office:value="0.07588757759086784" office:value-type="float"/>
          <table:table-cell office:value="-0.34238290388464665" office:value-type="float"/>
        </table:table-row>
        <table:table-row>
          <table:table-cell office:value="-0.020589602269938567" office:value-type="float"/>
          <table:table-cell office:value="0.018252112840716588" office:value-type="float"/>
          <table:table-cell office:value="0.012992087946291477" office:value-type="float"/>
          <table:table-cell office:value="0.00958321979655234" office:value-type="float"/>
          <table:table-cell office:value="0.009646743879244617" office:value-type="float"/>
          <table:table-cell office:value="-0.012057783141069704" office:value-type="float"/>
          <table:table-cell office:value="0.5073145334641416" office:value-type="float"/>
          <table:table-cell office:value="7" office:value-type="float"/>
          <table:table-cell office:value="-0.27185419612974315" office:value-type="float"/>
          <table:table-cell office:value="0.5103392280112131" office:value-type="float"/>
          <table:table-cell office:value="-0.08401516361193972" office:value-type="float"/>
          <table:table-cell office:value="-0.1853017549798761" office:value-type="float"/>
          <table:table-cell office:value="-0.5147424258494184" office:value-type="float"/>
          <table:table-cell office:value="0.970741308336958" office:value-type="float"/>
        </table:table-row>
        <table:table-row>
          <table:table-cell office:value="-0.019396625277249818" office:value-type="float"/>
          <table:table-cell office:value="0.022029635358604124" office:value-type="float"/>
          <table:table-cell office:value="0.013619558752431492" office:value-type="float"/>
          <table:table-cell office:value="0.017687775797410495" office:value-type="float"/>
          <table:table-cell office:value="0.009197094411698161" office:value-type="float"/>
          <table:table-cell office:value="-0.014129917260753222" office:value-type="float"/>
          <table:table-cell office:value="0.4919547844848119" office:value-type="float"/>
          <table:table-cell office:value="8" office:value-type="float"/>
          <table:table-cell office:value="0.11929769926887479" office:value-type="float"/>
          <table:table-cell office:value="0.3777522517887535" office:value-type="float"/>
          <table:table-cell office:value="0.06274708061400158" office:value-type="float"/>
          <table:table-cell office:value="0.8104556000858156" office:value-type="float"/>
          <table:table-cell office:value="-0.044964946754645574" office:value-type="float"/>
          <table:table-cell office:value="-0.20721341196835175" office:value-type="float"/>
        </table:table-row>
        <table:table-row>
          <table:table-cell office:value="-0.017840050720121587" office:value-type="float"/>
          <table:table-cell office:value="0.01936777613207971" office:value-type="float"/>
          <table:table-cell office:value="0.005638919186232166" office:value-type="float"/>
          <table:table-cell office:value="0.02322759809649495" office:value-type="float"/>
          <table:table-cell office:value="0.0036119951493653723" office:value-type="float"/>
          <table:table-cell office:value="-0.014736149493185422" office:value-type="float"/>
          <table:table-cell office:value="0.5077982303597504" office:value-type="float"/>
          <table:table-cell office:value="9" office:value-type="float"/>
          <table:table-cell office:value="0.15565745571282297" office:value-type="float"/>
          <table:table-cell office:value="-0.26618592265244123" office:value-type="float"/>
          <table:table-cell office:value="-0.7980639566199326" office:value-type="float"/>
          <table:table-cell office:value="0.5539822299084454" office:value-type="float"/>
          <table:table-cell office:value="-0.5585099262332789" office:value-type="float"/>
          <table:table-cell office:value="-0.060623223243220004" office:value-type="float"/>
        </table:table-row>
        <table:table-row>
          <table:table-cell office:value="-0.023245470916101407" office:value-type="float"/>
          <table:table-cell office:value="0.020941357948847158" office:value-type="float"/>
          <table:table-cell office:value="0.013895327215710476" office:value-type="float"/>
          <table:table-cell office:value="0.014859474225018402" office:value-type="float"/>
          <table:table-cell office:value="-0.005361126017935982" office:value-type="float"/>
          <table:table-cell office:value="-0.020754958484711986" office:value-type="float"/>
          <table:table-cell office:value="0.5062685049689786" office:value-type="float"/>
          <table:table-cell office:value="10" office:value-type="float"/>
          <table:table-cell office:value="-0.540542019597982" office:value-type="float"/>
          <table:table-cell office:value="0.15735818167674465" office:value-type="float"/>
          <table:table-cell office:value="0.825640802947831" office:value-type="float"/>
          <table:table-cell office:value="-0.8368123871476547" office:value-type="float"/>
          <table:table-cell office:value="-0.8973121167301354" office:value-type="float"/>
          <table:table-cell office:value="-0.6018808991526565" office:value-type="float"/>
        </table:table-row>
        <table:table-row>
          <table:table-cell office:value="-0.02426045041330656" office:value-type="float"/>
          <table:table-cell office:value="0.01293309126527238" office:value-type="float"/>
          <table:table-cell office:value="0.007416766521371566" office:value-type="float"/>
          <table:table-cell office:value="0.020347696644332787" office:value-type="float"/>
          <table:table-cell office:value="-0.009591739512623805" office:value-type="float"/>
          <table:table-cell office:value="-0.01646451649072018" office:value-type="float"/>
          <table:table-cell office:value="0.5433590297634433" office:value-type="float"/>
          <table:table-cell office:value="11" office:value-type="float"/>
          <table:table-cell office:value="-0.10149794972051529" office:value-type="float"/>
          <table:table-cell office:value="-0.8008266683574778" office:value-type="float"/>
          <table:table-cell office:value="-0.6478560694338911" office:value-type="float"/>
          <table:table-cell office:value="0.5488222419314386" office:value-type="float"/>
          <table:table-cell office:value="-0.42306134946878227" office:value-type="float"/>
          <table:table-cell office:value="0.4290441993991805" office:value-type="float"/>
        </table:table-row>
        <table:table-row>
          <table:table-cell office:value="-0.027726699316914495" office:value-type="float"/>
          <table:table-cell office:value="0.009796958336406054" office:value-type="float"/>
          <table:table-cell office:value="-0.0025787437523168647" office:value-type="float"/>
          <table:table-cell office:value="0.013912424024566612" office:value-type="float"/>
          <table:table-cell office:value="-0.018514378926693303" office:value-type="float"/>
          <table:table-cell office:value="-0.021382803115470878" office:value-type="float"/>
          <table:table-cell office:value="0.5304222101873786" office:value-type="float"/>
          <table:table-cell office:value="12" office:value-type="float"/>
          <table:table-cell office:value="-0.3466248903607936" office:value-type="float"/>
          <table:table-cell office:value="-0.31361329288663264" office:value-type="float"/>
          <table:table-cell office:value="-0.999551027368843" office:value-type="float"/>
          <table:table-cell office:value="-0.6435272619766175" office:value-type="float"/>
          <table:table-cell office:value="-0.8922639414069498" office:value-type="float"/>
          <table:table-cell office:value="-0.4918286624750696" office:value-type="float"/>
        </table:table-row>
        <table:table-row>
          <table:table-cell office:value="-0.034114913338278006" office:value-type="float"/>
          <table:table-cell office:value="8.599820792510628e-05" office:value-type="float"/>
          <table:table-cell office:value="0.007080522969700178" office:value-type="float"/>
          <table:table-cell office:value="0.016161878742384873" office:value-type="float"/>
          <table:table-cell office:value="-0.016474771938709547" office:value-type="float"/>
          <table:table-cell office:value="-0.015843175923461784" office:value-type="float"/>
          <table:table-cell office:value="0.5673550345058205" office:value-type="float"/>
          <table:table-cell office:value="13" office:value-type="float"/>
          <table:table-cell office:value="-0.6388214021363514" office:value-type="float"/>
          <table:table-cell office:value="-0.9710960128480948" office:value-type="float"/>
          <table:table-cell office:value="0.9659266722017044" office:value-type="float"/>
          <table:table-cell office:value="0.22494547178182622" office:value-type="float"/>
          <table:table-cell office:value="0.20396069879837575" office:value-type="float"/>
          <table:table-cell office:value="0.5539627192009093" office:value-type="float"/>
        </table:table-row>
        <table:table-row>
          <table:table-cell office:value="-0.02972924805684786" office:value-type="float"/>
          <table:table-cell office:value="0.009417202997186156" office:value-type="float"/>
          <table:table-cell office:value="0.015571758120444567" office:value-type="float"/>
          <table:table-cell office:value="0.023257532209467524" office:value-type="float"/>
          <table:table-cell office:value="-0.008544367812326332" office:value-type="float"/>
          <table:table-cell office:value="-0.024538727472397874" office:value-type="float"/>
          <table:table-cell office:value="0.5120268541938153" office:value-type="float"/>
          <table:table-cell office:value="14" office:value-type="float"/>
          <table:table-cell office:value="0.43856652814301467" office:value-type="float"/>
          <table:table-cell office:value="0.933120478926105" office:value-type="float"/>
          <table:table-cell office:value="0.849123515074439" office:value-type="float"/>
          <table:table-cell office:value="0.709565346708265" office:value-type="float"/>
          <table:table-cell office:value="0.7930404126383215" office:value-type="float"/>
          <table:table-cell office:value="-0.8695551548936089" office:value-type="float"/>
        </table:table-row>
        <table:table-row>
          <table:table-cell office:value="-0.02446773316233893" office:value-type="float"/>
          <table:table-cell office:value="0.007985325174927522" office:value-type="float"/>
          <table:table-cell office:value="0.011301075963958015" office:value-type="float"/>
          <table:table-cell office:value="0.020070688697284764" office:value-type="float"/>
          <table:table-cell office:value="-0.005895862287666507" office:value-type="float"/>
          <table:table-cell office:value="-0.02618535487324875" office:value-type="float"/>
          <table:table-cell office:value="0.5207750295367577" office:value-type="float"/>
          <table:table-cell office:value="15" office:value-type="float"/>
          <table:table-cell office:value="0.526151489450893" office:value-type="float"/>
          <table:table-cell office:value="-0.14318778222586337" office:value-type="float"/>
          <table:table-cell office:value="-0.42706821564865516" office:value-type="float"/>
          <table:table-cell office:value="-0.318684351218276" office:value-type="float"/>
          <table:table-cell office:value="0.26485055246598255" office:value-type="float"/>
          <table:table-cell office:value="-0.1646627400850873" office:value-type="float"/>
        </table:table-row>
        <table:table-row>
          <table:table-cell office:value="-0.032209176161292735" office:value-type="float"/>
          <table:table-cell office:value="0.017791700245150935" office:value-type="float"/>
          <table:table-cell office:value="0.005391017516363586" office:value-type="float"/>
          <table:table-cell office:value="0.017010164602925693" office:value-type="float"/>
          <table:table-cell office:value="0.002451027021664911" office:value-type="float"/>
          <table:table-cell office:value="-0.019688658329706343" office:value-type="float"/>
          <table:table-cell office:value="0.4731235409344192" office:value-type="float"/>
          <table:table-cell office:value="16" office:value-type="float"/>
          <table:table-cell office:value="-0.7741442998953807" office:value-type="float"/>
          <table:table-cell office:value="0.9806375070223414" office:value-type="float"/>
          <table:table-cell office:value="-0.5910058447594428" office:value-type="float"/>
          <table:table-cell office:value="-0.30605240943590717" office:value-type="float"/>
          <table:table-cell office:value="0.8346889309331418" office:value-type="float"/>
          <table:table-cell office:value="0.6496696543542404" office:value-type="float"/>
        </table:table-row>
        <table:table-row>
          <table:table-cell office:value="-0.0402030862536039" office:value-type="float"/>
          <table:table-cell office:value="0.021794258265553854" office:value-type="float"/>
          <table:table-cell office:value="-0.0031386193688498617" office:value-type="float"/>
          <table:table-cell office:value="0.011325941806185975" office:value-type="float"/>
          <table:table-cell office:value="-0.005635948789937437" office:value-type="float"/>
          <table:table-cell office:value="-0.01436572989686483" office:value-type="float"/>
          <table:table-cell office:value="0.47053519139362" office:value-type="float"/>
          <table:table-cell office:value="17" office:value-type="float"/>
          <table:table-cell office:value="-0.7993910092311163" office:value-type="float"/>
          <table:table-cell office:value="0.400255802040292" office:value-type="float"/>
          <table:table-cell office:value="-0.8529636885213447" office:value-type="float"/>
          <table:table-cell office:value="-0.5684222796739717" office:value-type="float"/>
          <table:table-cell office:value="-0.8086975811602348" office:value-type="float"/>
          <table:table-cell office:value="0.5322928432841514" office:value-type="float"/>
        </table:table-row>
        <table:table-row>
          <table:table-cell office:value="-0.04164965379454362" office:value-type="float"/>
          <table:table-cell office:value="0.027270418879231866" office:value-type="float"/>
          <table:table-cell office:value="0.001416970629382677" office:value-type="float"/>
          <table:table-cell office:value="0.017320059163430074" office:value-type="float"/>
          <table:table-cell office:value="-0.00897224316892151" office:value-type="float"/>
          <table:table-cell office:value="-0.024292829021097626" office:value-type="float"/>
          <table:table-cell office:value="0.42529548696191444" office:value-type="float"/>
          <table:table-cell office:value="18" office:value-type="float"/>
          <table:table-cell office:value="-0.14465675409397183" office:value-type="float"/>
          <table:table-cell office:value="0.5476160613678012" office:value-type="float"/>
          <table:table-cell office:value="0.4555589998232539" office:value-type="float"/>
          <table:table-cell office:value="0.59941173572441" office:value-type="float"/>
          <table:table-cell office:value="-0.33362943789840727" office:value-type="float"/>
          <table:table-cell office:value="-0.9927099124232797" office:value-type="float"/>
        </table:table-row>
        <table:table-row>
          <table:table-cell office:value="-0.04772957477998066" office:value-type="float"/>
          <table:table-cell office:value="0.01744097005701923" office:value-type="float"/>
          <table:table-cell office:value="0.01067713278914761" office:value-type="float"/>
          <table:table-cell office:value="0.023729999157337478" office:value-type="float"/>
          <table:table-cell office:value="-0.007637679776272815" office:value-type="float"/>
          <table:table-cell office:value="-0.015989532036686037" office:value-type="float"/>
          <table:table-cell office:value="0.4627981190781982" office:value-type="float"/>
          <table:table-cell office:value="19" office:value-type="float"/>
          <table:table-cell office:value="-0.607992098543704" office:value-type="float"/>
          <table:table-cell office:value="-0.9829448822212636" office:value-type="float"/>
          <table:table-cell office:value="0.9260162159764933" office:value-type="float"/>
          <table:table-cell office:value="0.6409939993907403" office:value-type="float"/>
          <table:table-cell office:value="0.13345633926486955" office:value-type="float"/>
          <table:table-cell office:value="0.830329698441159" office:value-type="float"/>
        </table:table-row>
        <table:table-row>
          <table:table-cell office:value="-0.0396023898468129" office:value-type="float"/>
          <table:table-cell office:value="0.021165786913335413" office:value-type="float"/>
          <table:table-cell office:value="0.0055018290683155275" office:value-type="float"/>
          <table:table-cell office:value="0.0188737201292556" office:value-type="float"/>
          <table:table-cell office:value="-0.00016244799192544068" office:value-type="float"/>
          <table:table-cell office:value="-0.018906584025569946" office:value-type="float"/>
          <table:table-cell office:value="0.4516281033680317" office:value-type="float"/>
          <table:table-cell office:value="20" office:value-type="float"/>
          <table:table-cell office:value="0.8127184933167759" office:value-type="float"/>
          <table:table-cell office:value="0.3724816856316182" office:value-type="float"/>
          <table:table-cell office:value="-0.5175303720832083" office:value-type="float"/>
          <table:table-cell office:value="-0.4856279028081878" office:value-type="float"/>
          <table:table-cell office:value="0.7475231784347374" office:value-type="float"/>
          <table:table-cell office:value="-0.29170519888839097" office:value-type="float"/>
        </table:table-row>
        <table:table-row>
          <table:table-cell office:value="-0.03067258125264552" office:value-type="float"/>
          <table:table-cell office:value="0.02175971633232543" office:value-type="float"/>
          <table:table-cell office:value="0.004959160120011366" office:value-type="float"/>
          <table:table-cell office:value="0.025770875225288415" office:value-type="float"/>
          <table:table-cell office:value="-0.00183631288973662" office:value-type="float"/>
          <table:table-cell office:value="-0.00946185836848692" office:value-type="float"/>
          <table:table-cell office:value="0.49544835311883384" office:value-type="float"/>
          <table:table-cell office:value="21" office:value-type="float"/>
          <table:table-cell office:value="0.8929808594167381" office:value-type="float"/>
          <table:table-cell office:value="0.059392941899001794" office:value-type="float"/>
          <table:table-cell office:value="-0.054266894830416135" office:value-type="float"/>
          <table:table-cell office:value="0.6897155096032814" office:value-type="float"/>
          <table:table-cell office:value="-0.16738648978111792" office:value-type="float"/>
          <table:table-cell office:value="0.9444725657083026" office:value-type="float"/>
        </table:table-row>
        <table:table-row>
          <table:table-cell office:value="-0.02480030990103789" office:value-type="float"/>
          <table:table-cell office:value="0.024957510055073885" office:value-type="float"/>
          <table:table-cell office:value="0.010931897143070964" office:value-type="float"/>
          <table:table-cell office:value="0.02517411547226685" office:value-type="float"/>
          <table:table-cell office:value="-0.0013867914190619302" office:value-type="float"/>
          <table:table-cell office:value="-0.018912687703697223" office:value-type="float"/>
          <table:table-cell office:value="0.4764847900149393" office:value-type="float"/>
          <table:table-cell office:value="22" office:value-type="float"/>
          <table:table-cell office:value="0.5872271351607632" office:value-type="float"/>
          <table:table-cell office:value="0.31977937227484543" office:value-type="float"/>
          <table:table-cell office:value="0.5972737023059598" office:value-type="float"/>
          <table:table-cell office:value="-0.059675975302156514" office:value-type="float"/>
          <table:table-cell office:value="0.04495214706746897" office:value-type="float"/>
          <table:table-cell office:value="-0.9450829335210302" office:value-type="float"/>
        </table:table-row>
        <table:table-row>
          <table:table-cell office:value="-0.03457434514717335" office:value-type="float"/>
          <table:table-cell office:value="0.018457420122527483" office:value-type="float"/>
          <table:table-cell office:value="0.0010603015230173669" office:value-type="float"/>
          <table:table-cell office:value="0.024057702436187326" office:value-type="float"/>
          <table:table-cell office:value="-0.009451469061917062" office:value-type="float"/>
          <table:table-cell office:value="-0.018449333188186656" office:value-type="float"/>
          <table:table-cell office:value="0.48338433195096253" office:value-type="float"/>
          <table:table-cell office:value="23" office:value-type="float"/>
          <table:table-cell office:value="-0.9774035246135462" office:value-type="float"/>
          <table:table-cell office:value="-0.6500089932546402" office:value-type="float"/>
          <table:table-cell office:value="-0.9871595620053597" office:value-type="float"/>
          <table:table-cell office:value="-0.11164130360795244" office:value-type="float"/>
          <table:table-cell office:value="-0.8064677642855131" office:value-type="float"/>
          <table:table-cell office:value="0.04633545155105678" office:value-type="float"/>
        </table:table-row>
        <table:table-row>
          <table:table-cell office:value="-0.02798461569326117" office:value-type="float"/>
          <table:table-cell office:value="0.019610157642969167" office:value-type="float"/>
          <table:table-cell office:value="0.00718443252168677" office:value-type="float"/>
          <table:table-cell office:value="0.024979116262438487" office:value-type="float"/>
          <table:table-cell office:value="-0.007741671552476568" office:value-type="float"/>
          <table:table-cell office:value="-0.010589239930543825" office:value-type="float"/>
          <table:table-cell office:value="0.5225114658310543" office:value-type="float"/>
          <table:table-cell office:value="24" office:value-type="float"/>
          <table:table-cell office:value="0.6589729453912176" office:value-type="float"/>
          <table:table-cell office:value="0.11527375204416845" office:value-type="float"/>
          <table:table-cell office:value="0.6124130998669404" office:value-type="float"/>
          <table:table-cell office:value="0.09214138262511606" office:value-type="float"/>
          <table:table-cell office:value="0.17097975094404938" office:value-type="float"/>
          <table:table-cell office:value="0.7860093257642831" office:value-type="float"/>
        </table:table-row>
        <table:table-row>
          <table:table-cell office:value="-0.03705815662982846" office:value-type="float"/>
          <table:table-cell office:value="0.01642773968857829" office:value-type="float"/>
          <table:table-cell office:value="0.006057982027182014" office:value-type="float"/>
          <table:table-cell office:value="0.022524707721509832" office:value-type="float"/>
          <table:table-cell office:value="-0.01573622789573232" office:value-type="float"/>
          <table:table-cell office:value="-0.010167490137683942" office:value-type="float"/>
          <table:table-cell office:value="0.5271067690507426" office:value-type="float"/>
          <table:table-cell office:value="25" office:value-type="float"/>
          <table:table-cell office:value="-0.9073540936567293" office:value-type="float"/>
          <table:table-cell office:value="-0.3182417954390879" office:value-type="float"/>
          <table:table-cell office:value="-0.1126450494504756" office:value-type="float"/>
          <table:table-cell office:value="-0.24544085409286542" office:value-type="float"/>
          <table:table-cell office:value="-0.799455634325575" office:value-type="float"/>
          <table:table-cell office:value="0.042174979285988234" office:value-type="float"/>
        </table:table-row>
        <table:table-row>
          <table:table-cell office:value="-0.03390593819828851" office:value-type="float"/>
          <table:table-cell office:value="0.009586192064189175" office:value-type="float"/>
          <table:table-cell office:value="0.005080861149860765" office:value-type="float"/>
          <table:table-cell office:value="0.019641847642783174" office:value-type="float"/>
          <table:table-cell office:value="-0.025257134831227254" office:value-type="float"/>
          <table:table-cell office:value="-0.019068782540134256" office:value-type="float"/>
          <table:table-cell office:value="0.5310748363525509" office:value-type="float"/>
          <table:table-cell office:value="26" office:value-type="float"/>
          <table:table-cell office:value="0.3152218431539955" office:value-type="float"/>
          <table:table-cell office:value="-0.6841547624389113" office:value-type="float"/>
          <table:table-cell office:value="-0.09771208773212492" office:value-type="float"/>
          <table:table-cell office:value="-0.2882860078726659" office:value-type="float"/>
          <table:table-cell office:value="-0.9520906935494933" office:value-type="float"/>
          <table:table-cell office:value="-0.8901292402450316" office:value-type="float"/>
        </table:table-row>
        <table:table-row>
          <table:table-cell office:value="-0.04153293604244637" office:value-type="float"/>
          <table:table-cell office:value="0.012340741212609533" office:value-type="float"/>
          <table:table-cell office:value="0.002190700182579415" office:value-type="float"/>
          <table:table-cell office:value="0.013351550899391898" office:value-type="float"/>
          <table:table-cell office:value="-0.016717717518607456" office:value-type="float"/>
          <table:table-cell office:value="-0.010631490223142491" office:value-type="float"/>
          <table:table-cell office:value="0.531338905858973" office:value-type="float"/>
          <table:table-cell office:value="27" office:value-type="float"/>
          <table:table-cell office:value="-0.7626997844157863" office:value-type="float"/>
          <table:table-cell office:value="0.27545491484203577" office:value-type="float"/>
          <table:table-cell office:value="-0.289016096728135" office:value-type="float"/>
          <table:table-cell office:value="-0.6290296743391277" office:value-type="float"/>
          <table:table-cell office:value="0.8539417312619799" office:value-type="float"/>
          <table:table-cell office:value="0.8437292316991765" office:value-type="float"/>
        </table:table-row>
        <table:table-row>
          <table:table-cell office:value="-0.05" office:value-type="float"/>
          <table:table-cell office:value="0.01837262153142507" office:value-type="float"/>
          <table:table-cell office:value="0.003803553160460358" office:value-type="float"/>
          <table:table-cell office:value="0.021172054383786297" office:value-type="float"/>
          <table:table-cell office:value="-0.009447079210470982" office:value-type="float"/>
          <table:table-cell office:value="-0.0049307516732046775" office:value-type="float"/>
          <table:table-cell office:value="0.4902492428829334" office:value-type="float"/>
          <table:table-cell office:value="28" office:value-type="float"/>
          <table:table-cell office:value="-0.9985954810950861" office:value-type="float"/>
          <table:table-cell office:value="0.6031880318815537" office:value-type="float"/>
          <table:table-cell office:value="0.1612852977880943" office:value-type="float"/>
          <table:table-cell office:value="0.7820503484394399" office:value-type="float"/>
          <table:table-cell office:value="0.7270638308136474" office:value-type="float"/>
          <table:table-cell office:value="0.5700738549937814" office:value-type="float"/>
        </table:table-row>
        <table:table-row>
          <table:table-cell office:value="-0.04345065755393635" office:value-type="float"/>
          <table:table-cell office:value="0.02561238373896107" office:value-type="float"/>
          <table:table-cell office:value="0.0021771722644999695" office:value-type="float"/>
          <table:table-cell office:value="0.01709725185122598" office:value-type="float"/>
          <table:table-cell office:value="-0.0012019398366126758" office:value-type="float"/>
          <table:table-cell office:value="-0.009931269267709882" office:value-type="float"/>
          <table:table-cell office:value="0.45646363135766826" office:value-type="float"/>
          <table:table-cell office:value="29" office:value-type="float"/>
          <table:table-cell office:value="0.6549342446063651" office:value-type="float"/>
          <table:table-cell office:value="0.7239762207536" office:value-type="float"/>
          <table:table-cell office:value="-0.16263808959603887" office:value-type="float"/>
          <table:table-cell office:value="-0.40748025325603154" office:value-type="float"/>
          <table:table-cell office:value="0.8245139373858306" office:value-type="float"/>
          <table:table-cell office:value="-0.5000517594505203" office:value-type="float"/>
        </table:table-row>
        <table:table-row>
          <table:table-cell office:value="-0.04102002207930461" office:value-type="float"/>
          <table:table-cell office:value="0.019464424132476402" office:value-type="float"/>
          <table:table-cell office:value="0.004812595697911284" office:value-type="float"/>
          <table:table-cell office:value="0.013886095173716232" office:value-type="float"/>
          <table:table-cell office:value="-0.005666215141866944" office:value-type="float"/>
          <table:table-cell office:value="-0.011273961986304266" office:value-type="float"/>
          <table:table-cell office:value="0.49219097922161154" office:value-type="float"/>
          <table:table-cell office:value="30" office:value-type="float"/>
          <table:table-cell office:value="0.2430635474631746" office:value-type="float"/>
          <table:table-cell office:value="-0.6147959606484665" office:value-type="float"/>
          <table:table-cell office:value="0.26354234334113147" office:value-type="float"/>
          <table:table-cell office:value="-0.3211156677509748" office:value-type="float"/>
          <table:table-cell office:value="-0.44642753052542683" office:value-type="float"/>
          <table:table-cell office:value="-0.1342692718594385" office:value-type="float"/>
        </table:table-row>
        <table:table-row>
          <table:table-cell office:value="-0.03975825837184996" office:value-type="float"/>
          <table:table-cell office:value="0.016098953560369934" office:value-type="float"/>
          <table:table-cell office:value="-0.0008049280456075758" office:value-type="float"/>
          <table:table-cell office:value="0.02384225838227157" office:value-type="float"/>
          <table:table-cell office:value="-0.009577609578699915" office:value-type="float"/>
          <table:table-cell office:value="-0.005587140264734743" office:value-type="float"/>
          <table:table-cell office:value="0.5148836622159275" office:value-type="float"/>
          <table:table-cell office:value="31" office:value-type="float"/>
          <table:table-cell office:value="0.12617637074546484" office:value-type="float"/>
          <table:table-cell office:value="-0.3365470572106468" office:value-type="float"/>
          <table:table-cell office:value="-0.561752374351886" office:value-type="float"/>
          <table:table-cell office:value="0.9956163208555338" office:value-type="float"/>
          <table:table-cell office:value="-0.3911394436832971" office:value-type="float"/>
          <table:table-cell office:value="0.5686821721569524" office:value-type="float"/>
        </table:table-row>
        <table:table-row>
          <table:table-cell office:value="-0.03890429149483194" office:value-type="float"/>
          <table:table-cell office:value="0.026076504467642522" office:value-type="float"/>
          <table:table-cell office:value="0.000527270589657809" office:value-type="float"/>
          <table:table-cell office:value="0.020851852534457024" office:value-type="float"/>
          <table:table-cell office:value="-0.018619478814722954" office:value-type="float"/>
          <table:table-cell office:value="-0.006264057181282343" office:value-type="float"/>
          <table:table-cell office:value="0.5091983547939681" office:value-type="float"/>
          <table:table-cell office:value="32" office:value-type="float"/>
          <table:table-cell office:value="0.08539668770180175" office:value-type="float"/>
          <table:table-cell office:value="0.9977550907272588" office:value-type="float"/>
          <table:table-cell office:value="0.13321986352653847" office:value-type="float"/>
          <table:table-cell office:value="-0.29904058478145457" office:value-type="float"/>
          <table:table-cell office:value="-0.9041869236023039" office:value-type="float"/>
          <table:table-cell office:value="-0.06769169165476008" office:value-type="float"/>
        </table:table-row>
        <table:table-row>
          <table:table-cell office:value="-0.030921096059702023" office:value-type="float"/>
          <table:table-cell office:value="0.032013604970993315" office:value-type="float"/>
          <table:table-cell office:value="-0.003582987186514426" office:value-type="float"/>
          <table:table-cell office:value="0.0158586104461214" office:value-type="float"/>
          <table:table-cell office:value="-0.02202219363155604" office:value-type="float"/>
          <table:table-cell office:value="0.002321273649901992" office:value-type="float"/>
          <table:table-cell office:value="0.5474292882955373" office:value-type="float"/>
          <table:table-cell office:value="33" office:value-type="float"/>
          <table:table-cell office:value="0.7983195435129915" office:value-type="float"/>
          <table:table-cell office:value="0.5937100503350794" office:value-type="float"/>
          <table:table-cell office:value="-0.4110257776172235" office:value-type="float"/>
          <table:table-cell office:value="-0.4993242088335623" office:value-type="float"/>
          <table:table-cell office:value="-0.34027148168330856" office:value-type="float"/>
          <table:table-cell office:value="0.8585330831184335" office:value-type="float"/>
        </table:table-row>
        <table:table-row>
          <table:table-cell office:value="-0.024619091380385937" office:value-type="float"/>
          <table:table-cell office:value="0.032580011849241135" office:value-type="float"/>
          <table:table-cell office:value="-0.007000180651781299" office:value-type="float"/>
          <table:table-cell office:value="0.01191180810666094" office:value-type="float"/>
          <table:table-cell office:value="-0.01971415669139232" office:value-type="float"/>
          <table:table-cell office:value="0.008321407938534295" office:value-type="float"/>
          <table:table-cell office:value="0.5750273553513201" office:value-type="float"/>
          <table:table-cell office:value="34" office:value-type="float"/>
          <table:table-cell office:value="0.6302004679316087" office:value-type="float"/>
          <table:table-cell office:value="0.056640687824782265" office:value-type="float"/>
          <table:table-cell office:value="-0.34171934652668723" office:value-type="float"/>
          <table:table-cell office:value="-0.3946802339460458" office:value-type="float"/>
          <table:table-cell office:value="0.23080369401637202" office:value-type="float"/>
          <table:table-cell office:value="0.6000134288632302" office:value-type="float"/>
        </table:table-row>
        <table:table-row>
          <table:table-cell office:value="-0.022135975285867422" office:value-type="float"/>
          <table:table-cell office:value="0.03877360007147171" office:value-type="float"/>
          <table:table-cell office:value="-0.005216503287971486" office:value-type="float"/>
          <table:table-cell office:value="0.0058131639886453475" office:value-type="float"/>
          <table:table-cell office:value="-0.01950175691675297" office:value-type="float"/>
          <table:table-cell office:value="0.01192864211624213" office:value-type="float"/>
          <table:table-cell office:value="0.5626368500981446" office:value-type="float"/>
          <table:table-cell office:value="35" office:value-type="float"/>
          <table:table-cell office:value="0.24831160945185138" office:value-type="float"/>
          <table:table-cell office:value="0.6193588222230573" office:value-type="float"/>
          <table:table-cell office:value="0.17836773638098125" office:value-type="float"/>
          <table:table-cell office:value="-0.6098644118015593" office:value-type="float"/>
          <table:table-cell office:value="0.02123997746393491" office:value-type="float"/>
          <table:table-cell office:value="0.3607234177707834" office:value-type="float"/>
        </table:table-row>
        <table:table-row>
          <table:table-cell office:value="-0.021159527920519262" office:value-type="float"/>
          <table:table-cell office:value="0.04411327720334755" office:value-type="float"/>
          <table:table-cell office:value="-0.0002611100588083854" office:value-type="float"/>
          <table:table-cell office:value="0.005659726069633673" office:value-type="float"/>
          <table:table-cell office:value="-0.023897308738562228" office:value-type="float"/>
          <table:table-cell office:value="0.01250677276784867" office:value-type="float"/>
          <table:table-cell office:value="0.5612644259406997" office:value-type="float"/>
          <table:table-cell office:value="36" office:value-type="float"/>
          <table:table-cell office:value="0.09764473653481587" office:value-type="float"/>
          <table:table-cell office:value="0.5339677131875846" office:value-type="float"/>
          <table:table-cell office:value="0.4955393229163101" office:value-type="float"/>
          <table:table-cell office:value="-0.015343791901167414" office:value-type="float"/>
          <table:table-cell office:value="-0.4395551821809258" office:value-type="float"/>
          <table:table-cell office:value="0.057813065160653876" office:value-type="float"/>
        </table:table-row>
        <table:table-row>
          <table:table-cell office:value="-0.011729011981532754" office:value-type="float"/>
          <table:table-cell office:value="0.04972074796450178" office:value-type="float"/>
          <table:table-cell office:value="-0.0003618808744250918" office:value-type="float"/>
          <table:table-cell office:value="0.015114487893608117" office:value-type="float"/>
          <table:table-cell office:value="-0.03160421513414792" office:value-type="float"/>
          <table:table-cell office:value="0.016327374023059824" office:value-type="float"/>
          <table:table-cell office:value="0.546573577234756" office:value-type="float"/>
          <table:table-cell office:value="37" office:value-type="float"/>
          <table:table-cell office:value="0.9430515938986508" office:value-type="float"/>
          <table:table-cell office:value="0.5607470761154225" office:value-type="float"/>
          <table:table-cell office:value="-0.010077081561670642" office:value-type="float"/>
          <table:table-cell office:value="0.9454761823974445" office:value-type="float"/>
          <table:table-cell office:value="-0.7706906395585689" office:value-type="float"/>
          <table:table-cell office:value="0.38206012552111535" office:value-type="float"/>
        </table:table-row>
        <table:table-row>
          <table:table-cell office:value="-0.011712241814094764" office:value-type="float"/>
          <table:table-cell office:value="0.045787183164746996" office:value-type="float"/>
          <table:table-cell office:value="-0.008334215262501402" office:value-type="float"/>
          <table:table-cell office:value="0.00992971726321451" office:value-type="float"/>
          <table:table-cell office:value="-0.022960584360468078" office:value-type="float"/>
          <table:table-cell office:value="0.01478455263681395" office:value-type="float"/>
          <table:table-cell office:value="0.5726552429939681" office:value-type="float"/>
          <table:table-cell office:value="38" office:value-type="float"/>
          <table:table-cell office:value="0.0016770167437989425" office:value-type="float"/>
          <table:table-cell office:value="-0.39335647997547807" office:value-type="float"/>
          <table:table-cell office:value="-0.797233438807631" office:value-type="float"/>
          <table:table-cell office:value="-0.5184770630393607" office:value-type="float"/>
          <table:table-cell office:value="0.8643630773679842" office:value-type="float"/>
          <table:table-cell office:value="-0.1542821386245874" office:value-type="float"/>
        </table:table-row>
        <table:table-row>
          <table:table-cell office:value="-0.004808067490893635" office:value-type="float"/>
          <table:table-cell office:value="0.043586010542490616" office:value-type="float"/>
          <table:table-cell office:value="-0.011778920630403651" office:value-type="float"/>
          <table:table-cell office:value="0.012877310557544711" office:value-type="float"/>
          <table:table-cell office:value="-0.019461329318153284" office:value-type="float"/>
          <table:table-cell office:value="0.016446136913584698" office:value-type="float"/>
          <table:table-cell office:value="0.5681515474661365" office:value-type="float"/>
          <table:table-cell office:value="39" office:value-type="float"/>
          <table:table-cell office:value="0.6904174323201129" office:value-type="float"/>
          <table:table-cell office:value="-0.2201172622256382" office:value-type="float"/>
          <table:table-cell office:value="-0.344470536790225" office:value-type="float"/>
          <table:table-cell office:value="0.2947593294330202" office:value-type="float"/>
          <table:table-cell office:value="0.3499255042314795" office:value-type="float"/>
          <table:table-cell office:value="0.16615842767707467" office:value-type="float"/>
        </table:table-row>
        <table:table-row>
          <table:table-cell office:value="-0.007356207676677376" office:value-type="float"/>
          <table:table-cell office:value="0.036026790083345445" office:value-type="float"/>
          <table:table-cell office:value="-0.002973879378785172" office:value-type="float"/>
          <table:table-cell office:value="0.006231378415902037" office:value-type="float"/>
          <table:table-cell office:value="-0.02590767179058477" office:value-type="float"/>
          <table:table-cell office:value="0.018667199392490175" office:value-type="float"/>
          <table:table-cell office:value="0.605284988816581" office:value-type="float"/>
          <table:table-cell office:value="40" office:value-type="float"/>
          <table:table-cell office:value="-0.25481401857837405" office:value-type="float"/>
          <table:table-cell office:value="-0.7559220459145168" office:value-type="float"/>
          <table:table-cell office:value="0.880504125161848" office:value-type="float"/>
          <table:table-cell office:value="-0.6645932141642674" office:value-type="float"/>
          <table:table-cell office:value="-0.6446342472431488" office:value-type="float"/>
          <table:table-cell office:value="0.22210624789054756" office:value-type="float"/>
        </table:table-row>
        <table:table-row>
          <table:table-cell office:value="0.0015663501541331708" office:value-type="float"/>
          <table:table-cell office:value="0.02828617507308391" office:value-type="float"/>
          <table:table-cell office:value="0.006628450352202378" office:value-type="float"/>
          <table:table-cell office:value="0.012919008830864807" office:value-type="float"/>
          <table:table-cell office:value="-0.01663908515499517" office:value-type="float"/>
          <table:table-cell office:value="0.014816944379977968" office:value-type="float"/>
          <table:table-cell office:value="0.6435432665773342" office:value-type="float"/>
          <table:table-cell office:value="41" office:value-type="float"/>
          <table:table-cell office:value="0.8922557830810547" office:value-type="float"/>
          <table:table-cell office:value="-0.7740615010261536" office:value-type="float"/>
          <table:table-cell office:value="0.9602329730987549" office:value-type="float"/>
          <table:table-cell office:value="0.6687630414962769" office:value-type="float"/>
          <table:table-cell office:value="0.92685866355896" office:value-type="float"/>
          <table:table-cell office:value="-0.3850255012512207" office:value-type="float"/>
        </table:table-row>
        <table:table-row>
          <table:table-cell office:value="0.0026466318885997233" office:value-type="float"/>
          <table:table-cell office:value="0.02031552487700847" office:value-type="float"/>
          <table:table-cell office:value="0.006042226153861008" office:value-type="float"/>
          <table:table-cell office:value="0.005670332411606689" office:value-type="float"/>
          <table:table-cell office:value="-0.01938169751690313" office:value-type="float"/>
          <table:table-cell office:value="0.02093688823717096" office:value-type="float"/>
          <table:table-cell office:value="0.6688413532450141" office:value-type="float"/>
          <table:table-cell office:value="42" office:value-type="float"/>
          <table:table-cell office:value="0.10802817344665527" office:value-type="float"/>
          <table:table-cell office:value="-0.797065019607544" office:value-type="float"/>
          <table:table-cell office:value="-0.05862241983413696" office:value-type="float"/>
          <table:table-cell office:value="-0.7248676419258118" office:value-type="float"/>
          <table:table-cell office:value="-0.2742612361907959" office:value-type="float"/>
          <table:table-cell office:value="0.6119943857192993" office:value-type="float"/>
        </table:table-row>
        <table:table-row>
          <table:table-cell office:value="0.012077107123585075" office:value-type="float"/>
          <table:table-cell office:value="0.013950663746294053" office:value-type="float"/>
          <table:table-cell office:value="0.006716942388068161" office:value-type="float"/>
          <table:table-cell office:value="0.005026546219666381" office:value-type="float"/>
          <table:table-cell office:value="-0.016001577716335504" office:value-type="float"/>
          <table:table-cell office:value="0.02485401012437799" office:value-type="float"/>
          <table:table-cell office:value="0.6824928913296667" office:value-type="float"/>
          <table:table-cell office:value="43" office:value-type="float"/>
          <table:table-cell office:value="0.9430475234985352" office:value-type="float"/>
          <table:table-cell office:value="-0.6364861130714417" office:value-type="float"/>
          <table:table-cell office:value="0.06747162342071533" office:value-type="float"/>
          <table:table-cell office:value="-0.06437861919403076" office:value-type="float"/>
          <table:table-cell office:value="0.3380119800567627" office:value-type="float"/>
          <table:table-cell office:value="0.3917121887207031" office:value-type="float"/>
        </table:table-row>
        <table:table-row>
          <table:table-cell office:value="0.002337478689403861" office:value-type="float"/>
          <table:table-cell office:value="0.00568163985103038" office:value-type="float"/>
          <table:table-cell office:value="0.01524156888152214" office:value-type="float"/>
          <table:table-cell office:value="0.006398874024231811" office:value-type="float"/>
          <table:table-cell office:value="-0.022649556737407893" office:value-type="float"/>
          <table:table-cell office:value="0.031196989793948915" office:value-type="float"/>
          <table:table-cell office:value="0.7006498946032562" office:value-type="float"/>
          <table:table-cell office:value="44" office:value-type="float"/>
          <table:table-cell office:value="-0.9739628434181213" office:value-type="float"/>
          <table:table-cell office:value="-0.8269023895263672" office:value-type="float"/>
          <table:table-cell office:value="0.852462649345398" office:value-type="float"/>
          <table:table-cell office:value="0.13723278045654297" office:value-type="float"/>
          <table:table-cell office:value="-0.6647979021072388" office:value-type="float"/>
          <table:table-cell office:value="0.6342979669570923" office:value-type="float"/>
        </table:table-row>
        <table:table-row>
          <table:table-cell office:value="0.010166703752727836" office:value-type="float"/>
          <table:table-cell office:value="0.007366293610033066" office:value-type="float"/>
          <table:table-cell office:value="0.01649262746001335" office:value-type="float"/>
          <table:table-cell office:value="0.0010586131609276721" office:value-type="float"/>
          <table:table-cell office:value="-0.016841341596111507" office:value-type="float"/>
          <table:table-cell office:value="0.04101564266221979" office:value-type="float"/>
          <table:table-cell office:value="0.6566926378372899" office:value-type="float"/>
          <table:table-cell office:value="45" office:value-type="float"/>
          <table:table-cell office:value="0.7829225063323975" office:value-type="float"/>
          <table:table-cell office:value="0.16846537590026855" office:value-type="float"/>
          <table:table-cell office:value="0.1251058578491211" office:value-type="float"/>
          <table:table-cell office:value="-0.5340260863304138" office:value-type="float"/>
          <table:table-cell office:value="0.5808215141296387" office:value-type="float"/>
          <table:table-cell office:value="0.9818652868270874" office:value-type="float"/>
        </table:table-row>
        <table:table-row>
          <table:table-cell office:value="0.007265986494274467" office:value-type="float"/>
          <table:table-cell office:value="0.008942165316041977" office:value-type="float"/>
          <table:table-cell office:value="0.00872910936499687" office:value-type="float"/>
          <table:table-cell office:value="-0.0022821222745581676" office:value-type="float"/>
          <table:table-cell office:value="-0.010418625216945858" office:value-type="float"/>
          <table:table-cell office:value="0.048758080978565" office:value-type="float"/>
          <table:table-cell office:value="0.600967544437623" office:value-type="float"/>
          <table:table-cell office:value="46" office:value-type="float"/>
          <table:table-cell office:value="-0.2900717258453369" office:value-type="float"/>
          <table:table-cell office:value="0.1575871706008911" office:value-type="float"/>
          <table:table-cell office:value="-0.776351809501648" office:value-type="float"/>
          <table:table-cell office:value="-0.334073543548584" office:value-type="float"/>
          <table:table-cell office:value="0.6422716379165649" office:value-type="float"/>
          <table:table-cell office:value="0.7742438316345215" office:value-type="float"/>
        </table:table-row>
        <table:table-row>
          <table:table-cell office:value="0.0007078853170588905" office:value-type="float"/>
          <table:table-cell office:value="0.002037975729402573" office:value-type="float"/>
          <table:table-cell office:value="0.013732339936743696" office:value-type="float"/>
          <table:table-cell office:value="0.00491926799186029" office:value-type="float"/>
          <table:table-cell office:value="-0.00979570541904852" office:value-type="float"/>
          <table:table-cell office:value="0.04552910484807947" office:value-type="float"/>
          <table:table-cell office:value="0.6391117892852085" office:value-type="float"/>
          <table:table-cell office:value="47" office:value-type="float"/>
          <table:table-cell office:value="-0.6558101177215576" office:value-type="float"/>
          <table:table-cell office:value="-0.6904189586639404" office:value-type="float"/>
          <table:table-cell office:value="0.5003230571746826" office:value-type="float"/>
          <table:table-cell office:value="0.7201390266418457" office:value-type="float"/>
          <table:table-cell office:value="0.06229197978973389" office:value-type="float"/>
          <table:table-cell office:value="-0.32289761304855347" office:value-type="float"/>
        </table:table-row>
        <table:table-row>
          <table:table-cell office:value="-0.008738551445750864" office:value-type="float"/>
          <table:table-cell office:value="-0.006862015782896012" office:value-type="float"/>
          <table:table-cell office:value="0.005568879443655927" office:value-type="float"/>
          <table:table-cell office:value="0.009795705179055115" office:value-type="float"/>
          <table:table-cell office:value="-0.013526798825725765" office:value-type="float"/>
          <table:table-cell office:value="0.04504990615385034" office:value-type="float"/>
          <table:table-cell office:value="0.6493768071383385" office:value-type="float"/>
          <table:table-cell office:value="48" office:value-type="float"/>
          <table:table-cell office:value="-0.9446436762809753" office:value-type="float"/>
          <table:table-cell office:value="-0.8899991512298584" office:value-type="float"/>
          <table:table-cell office:value="-0.8163460493087769" office:value-type="float"/>
          <table:table-cell office:value="0.4876437187194824" office:value-type="float"/>
          <table:table-cell office:value="-0.3731093406677246" office:value-type="float"/>
          <table:table-cell office:value="-0.0479198694229126" office:value-type="float"/>
        </table:table-row>
        <table:table-row>
          <table:table-cell office:value="-0.013957110949306163" office:value-type="float"/>
          <table:table-cell office:value="-0.007526444851461381" office:value-type="float"/>
          <table:table-cell office:value="0.004781688648711164" office:value-type="float"/>
          <table:table-cell office:value="0.015037039617379089" office:value-type="float"/>
          <table:table-cell office:value="-0.008904233317836971" office:value-type="float"/>
          <table:table-cell office:value="0.0428590879632757" office:value-type="float"/>
          <table:table-cell office:value="0.6359597966600723" office:value-type="float"/>
          <table:table-cell office:value="49" office:value-type="float"/>
          <table:table-cell office:value="-0.5218559503555298" office:value-type="float"/>
          <table:table-cell office:value="-0.06644290685653687" office:value-type="float"/>
          <table:table-cell office:value="-0.07871907949447632" office:value-type="float"/>
          <table:table-cell office:value="0.5241334438323975" office:value-type="float"/>
          <table:table-cell office:value="0.4622565507888794" office:value-type="float"/>
          <table:table-cell office:value="-0.2190818190574646" office:value-type="float"/>
        </table:table-row>
        <table:table-row>
          <table:table-cell office:value="-0.011900340624599132" office:value-type="float"/>
          <table:table-cell office:value="-0.012152961551252336" office:value-type="float"/>
          <table:table-cell office:value="0.009972136217604597" office:value-type="float"/>
          <table:table-cell office:value="0.02063026676543512" office:value-type="float"/>
          <table:table-cell office:value="-0.0021280315928308676" office:value-type="float"/>
          <table:table-cell office:value="0.046472813863925724" office:value-type="float"/>
          <table:table-cell office:value="0.6297811130528157" office:value-type="float"/>
          <table:table-cell office:value="50" office:value-type="float"/>
          <table:table-cell office:value="0.20567703247070312" office:value-type="float"/>
          <table:table-cell office:value="-0.46265166997909546" office:value-type="float"/>
          <table:table-cell office:value="0.5190447568893433" office:value-type="float"/>
          <table:table-cell office:value="0.559322714805603" office:value-type="float"/>
          <table:table-cell office:value="0.6776201725006104" office:value-type="float"/>
          <table:table-cell office:value="0.36137259006500244" office:value-type="float"/>
        </table:table-row>
        <table:table-row>
          <table:table-cell office:value="-0.0143418875415608" office:value-type="float"/>
          <table:table-cell office:value="-0.014490331470075578" office:value-type="float"/>
          <table:table-cell office:value="0.007590167123328169" office:value-type="float"/>
          <table:table-cell office:value="0.017879277566750427" office:value-type="float"/>
          <table:table-cell office:value="-0.004262418489917964" office:value-type="float"/>
          <table:table-cell office:value="0.04434870638387659" office:value-type="float"/>
          <table:table-cell office:value="0.6399116056815404" office:value-type="float"/>
          <table:table-cell office:value="51" office:value-type="float"/>
          <table:table-cell office:value="-0.244154691696167" office:value-type="float"/>
          <table:table-cell office:value="-0.23373699188232422" office:value-type="float"/>
          <table:table-cell office:value="-0.23819690942764282" office:value-type="float"/>
          <table:table-cell office:value="-0.27509891986846924" office:value-type="float"/>
          <table:table-cell office:value="-0.21343868970870972" office:value-type="float"/>
          <table:table-cell office:value="-0.21241074800491333" office:value-type="float"/>
        </table:table-row>
        <table:table-row>
          <table:table-cell office:value="-0.009504009791164073" office:value-type="float"/>
          <table:table-cell office:value="-0.018744440137449234" office:value-type="float"/>
          <table:table-cell office:value="0.01017307122374626" office:value-type="float"/>
          <table:table-cell office:value="0.011497923234780213" office:value-type="float"/>
          <table:table-cell office:value="-0.009498094659313411" office:value-type="float"/>
          <table:table-cell office:value="0.05" office:value-type="float"/>
          <table:table-cell office:value="0.6609998584350862" office:value-type="float"/>
          <table:table-cell office:value="52" office:value-type="float"/>
          <table:table-cell office:value="0.48378777503967285" office:value-type="float"/>
          <table:table-cell office:value="-0.4254108667373657" office:value-type="float"/>
          <table:table-cell office:value="0.2582904100418091" office:value-type="float"/>
          <table:table-cell office:value="-0.6381354331970215" office:value-type="float"/>
          <table:table-cell office:value="-0.5235676169395447" office:value-type="float"/>
          <table:table-cell office:value="0.9379961490631104" office:value-type="float"/>
        </table:table-row>
        <table:table-row>
          <table:table-cell office:value="-0.017918766446857127" office:value-type="float"/>
          <table:table-cell office:value="-0.024376386462751358" office:value-type="float"/>
          <table:table-cell office:value="0.013266888457785567" office:value-type="float"/>
          <table:table-cell office:value="0.0025439579284981684" office:value-type="float"/>
          <table:table-cell office:value="-0.0073347345404474445" office:value-type="float"/>
          <table:table-cell office:value="0.04686312079429627" office:value-type="float"/>
          <table:table-cell office:value="0.6534073926598383" office:value-type="float"/>
          <table:table-cell office:value="53" office:value-type="float"/>
          <table:table-cell office:value="-0.8414756655693054" office:value-type="float"/>
          <table:table-cell office:value="-0.5631946325302124" office:value-type="float"/>
          <table:table-cell office:value="0.30938172340393066" office:value-type="float"/>
          <table:table-cell office:value="-0.8953965306282043" office:value-type="float"/>
          <table:table-cell office:value="0.21633601188659668" office:value-type="float"/>
          <table:table-cell office:value="-0.31368792057037354" office:value-type="float"/>
        </table:table-row>
        <table:table-row>
          <table:table-cell office:value="-0.026658374377040536" office:value-type="float"/>
          <table:table-cell office:value="-0.034111651240888566" office:value-type="float"/>
          <table:table-cell office:value="0.012614390450964888" office:value-type="float"/>
          <table:table-cell office:value="0.002043032149155517" office:value-type="float"/>
          <table:table-cell office:value="-0.013350657563671322" office:value-type="float"/>
          <table:table-cell office:value="0.038481179475784305" office:value-type="float"/>
          <table:table-cell office:value="0.6733970014647969" office:value-type="float"/>
          <table:table-cell office:value="54" office:value-type="float"/>
          <table:table-cell office:value="-0.8739607930183411" office:value-type="float"/>
          <table:table-cell office:value="-0.9735264778137207" office:value-type="float"/>
          <table:table-cell office:value="-0.06524980068206787" office:value-type="float"/>
          <table:table-cell office:value="-0.05009257793426514" office:value-type="float"/>
          <table:table-cell office:value="-0.6015923023223877" office:value-type="float"/>
          <table:table-cell office:value="-0.8381941318511963" office:value-type="float"/>
        </table:table-row>
        <table:table-row>
          <table:table-cell office:value="-0.032342034884242685" office:value-type="float"/>
          <table:table-cell office:value="-0.026863217412534682" office:value-type="float"/>
          <table:table-cell office:value="0.011253274876128157" office:value-type="float"/>
          <table:table-cell office:value="0.003782724837143798" office:value-type="float"/>
          <table:table-cell office:value="-0.013025257926449032" office:value-type="float"/>
          <table:table-cell office:value="0.043045353889465336" office:value-type="float"/>
          <table:table-cell office:value="0.6281388954760284" office:value-type="float"/>
          <table:table-cell office:value="55" office:value-type="float"/>
          <table:table-cell office:value="-0.5683660507202148" office:value-type="float"/>
          <table:table-cell office:value="0.7248433828353882" office:value-type="float"/>
          <table:table-cell office:value="-0.1361115574836731" office:value-type="float"/>
          <table:table-cell office:value="0.17396926879882812" office:value-type="float"/>
          <table:table-cell office:value="0.032539963722229004" office:value-type="float"/>
          <table:table-cell office:value="0.456417441368103" office:value-type="float"/>
        </table:table-row>
        <table:table-row>
          <table:table-cell office:value="-0.04145267576768842" office:value-type="float"/>
          <table:table-cell office:value="-0.03597365921646687" office:value-type="float"/>
          <table:table-cell office:value="0.012643255192290266" office:value-type="float"/>
          <table:table-cell office:value="0.008548643091996093" office:value-type="float"/>
          <table:table-cell office:value="-0.022637310367092343" office:value-type="float"/>
          <table:table-cell office:value="0.03461808323860169" office:value-type="float"/>
          <table:table-cell office:value="0.6490744085555884" office:value-type="float"/>
          <table:table-cell office:value="56" office:value-type="float"/>
          <table:table-cell office:value="-0.911064088344574" office:value-type="float"/>
          <table:table-cell office:value="-0.911044180393219" office:value-type="float"/>
          <table:table-cell office:value="0.13899803161621094" office:value-type="float"/>
          <table:table-cell office:value="0.4765918254852295" office:value-type="float"/>
          <table:table-cell office:value="-0.961205244064331" office:value-type="float"/>
          <table:table-cell office:value="-0.8427270650863647" office:value-type="float"/>
        </table:table-row>
        <table:table-row>
          <table:table-cell office:value="-0.043653011031894354" office:value-type="float"/>
          <table:table-cell office:value="-0.026855419336858716" office:value-type="float"/>
          <table:table-cell office:value="0.006022597748290022" office:value-type="float"/>
          <table:table-cell office:value="0.00362517664798059" office:value-type="float"/>
          <table:table-cell office:value="-0.015286193232998105" office:value-type="float"/>
          <table:table-cell office:value="0.029999127388000493" office:value-type="float"/>
          <table:table-cell office:value="0.6295863275192715" office:value-type="float"/>
          <table:table-cell office:value="57" office:value-type="float"/>
          <table:table-cell office:value="-0.22003352642059326" office:value-type="float"/>
          <table:table-cell office:value="0.9118239879608154" office:value-type="float"/>
          <table:table-cell office:value="-0.6620657444000244" office:value-type="float"/>
          <table:table-cell office:value="-0.4923466444015503" office:value-type="float"/>
          <table:table-cell office:value="0.7351117134094238" office:value-type="float"/>
          <table:table-cell office:value="-0.46189558506011963" office:value-type="float"/>
        </table:table-row>
        <table:table-row>
          <table:table-cell office:value="-0.03489744634225812" office:value-type="float"/>
          <table:table-cell office:value="-0.022628764568868604" office:value-type="float"/>
          <table:table-cell office:value="0.0008195873084172805" office:value-type="float"/>
          <table:table-cell office:value="-0.003384495874564271" office:value-type="float"/>
          <table:table-cell office:value="-0.009488933425411435" office:value-type="float"/>
          <table:table-cell office:value="0.025689625740051274" office:value-type="float"/>
          <table:table-cell office:value="0.6329581963322746" office:value-type="float"/>
          <table:table-cell office:value="58" office:value-type="float"/>
          <table:table-cell office:value="0.875556468963623" office:value-type="float"/>
          <table:table-cell office:value="0.42266547679901123" office:value-type="float"/>
          <table:table-cell office:value="-0.5203010439872742" office:value-type="float"/>
          <table:table-cell office:value="-0.7009672522544861" office:value-type="float"/>
          <table:table-cell office:value="0.579725980758667" office:value-type="float"/>
          <table:table-cell office:value="-0.4309501647949219" office:value-type="float"/>
        </table:table-row>
        <table:table-row>
          <table:table-cell office:value="-0.03676757545068708" office:value-type="float"/>
          <table:table-cell office:value="-0.025832381903234447" office:value-type="float"/>
          <table:table-cell office:value="0.010377230245123825" office:value-type="float"/>
          <table:table-cell office:value="-0.0013477312528296522" office:value-type="float"/>
          <table:table-cell office:value="-0.009514440041050167" office:value-type="float"/>
          <table:table-cell office:value="0.023374175429344182" office:value-type="float"/>
          <table:table-cell office:value="0.6502939304493821" office:value-type="float"/>
          <table:table-cell office:value="59" office:value-type="float"/>
          <table:table-cell office:value="-0.1870129108428955" office:value-type="float"/>
          <table:table-cell office:value="-0.3203617334365845" office:value-type="float"/>
          <table:table-cell office:value="0.9557642936706543" office:value-type="float"/>
          <table:table-cell office:value="0.20367646217346191" office:value-type="float"/>
          <table:table-cell office:value="-0.002550661563873291" office:value-type="float"/>
          <table:table-cell office:value="-0.23154503107070923" office:value-type="float"/>
        </table:table-row>
        <table:table-row>
          <table:table-cell office:value="-0.031699121900348334" office:value-type="float"/>
          <table:table-cell office:value="-0.029865057527128185" office:value-type="float"/>
          <table:table-cell office:value="0.011163453656683885" office:value-type="float"/>
          <table:table-cell office:value="0.00357070932753839" office:value-type="float"/>
          <table:table-cell office:value="-0.00650801752136633" office:value-type="float"/>
          <table:table-cell office:value="0.026767159104347234" office:value-type="float"/>
          <table:table-cell office:value="0.6673111224173711" office:value-type="float"/>
          <table:table-cell office:value="60" office:value-type="float"/>
          <table:table-cell office:value="0.5068453550338745" office:value-type="float"/>
          <table:table-cell office:value="-0.4032675623893738" office:value-type="float"/>
          <table:table-cell office:value="0.07862234115600586" office:value-type="float"/>
          <table:table-cell office:value="0.4918440580368042" office:value-type="float"/>
          <table:table-cell office:value="0.3006422519683838" office:value-type="float"/>
          <table:table-cell office:value="0.3392983675003052" office:value-type="float"/>
        </table:table-row>
      </table:table>
      <table:table table:name="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4008433818817139" office:value-type="float"/>
          <table:table-cell office:value="-0.0030903911590576174" office:value-type="float"/>
          <table:table-cell office:value="0.008413462638854981" office:value-type="float"/>
          <table:table-cell office:value="-0.0029137349128723145" office:value-type="float"/>
          <table:table-cell office:value="0.002033181190490723" office:value-type="float"/>
          <table:table-cell office:value="0.004575908184051514" office:value-type="float"/>
          <table:table-cell office:value="0.7588595889896251" office:value-type="float"/>
          <table:table-cell office:value="1" office:value-type="float"/>
          <table:table-cell office:value="0.40084338188171387" office:value-type="float"/>
          <table:table-cell office:value="-0.3090391159057617" office:value-type="float"/>
          <table:table-cell office:value="0.841346263885498" office:value-type="float"/>
          <table:table-cell office:value="-0.29137349128723145" office:value-type="float"/>
          <table:table-cell office:value="0.20331811904907227" office:value-type="float"/>
          <table:table-cell office:value="0.45759081840515137" office:value-type="float"/>
        </table:table-row>
        <table:table-row>
          <table:table-cell office:value="0.0006505942344665525" office:value-type="float"/>
          <table:table-cell office:value="-0.007920563220977783" office:value-type="float"/>
          <table:table-cell office:value="0.001789120435714722" office:value-type="float"/>
          <table:table-cell office:value="-0.0004616832733154298" office:value-type="float"/>
          <table:table-cell office:value="0.0012368589639663698" office:value-type="float"/>
          <table:table-cell office:value="0.000983123779296875" office:value-type="float"/>
          <table:table-cell office:value="0.7810446672356209" office:value-type="float"/>
          <table:table-cell office:value="2" office:value-type="float"/>
          <table:table-cell office:value="-0.3357839584350586" office:value-type="float"/>
          <table:table-cell office:value="-0.4830172061920166" office:value-type="float"/>
          <table:table-cell office:value="-0.6624342203140259" office:value-type="float"/>
          <table:table-cell office:value="0.24520516395568848" office:value-type="float"/>
          <table:table-cell office:value="-0.0796322226524353" office:value-type="float"/>
          <table:table-cell office:value="-0.35927844047546387" office:value-type="float"/>
        </table:table-row>
        <table:table-row>
          <table:table-cell office:value="0.007776205539703368" office:value-type="float"/>
          <table:table-cell office:value="-0.007626553773880005" office:value-type="float"/>
          <table:table-cell office:value="-0.0076302003860473635" office:value-type="float"/>
          <table:table-cell office:value="-0.010126297473907472" office:value-type="float"/>
          <table:table-cell office:value="0.0061392408609390265" office:value-type="float"/>
          <table:table-cell office:value="-0.007032383084297181" office:value-type="float"/>
          <table:table-cell office:value="0.7238280151165627" office:value-type="float"/>
          <table:table-cell office:value="3" office:value-type="float"/>
          <table:table-cell office:value="0.7125611305236816" office:value-type="float"/>
          <table:table-cell office:value="0.029400944709777832" office:value-type="float"/>
          <table:table-cell office:value="-0.9419320821762085" office:value-type="float"/>
          <table:table-cell office:value="-0.9664614200592041" office:value-type="float"/>
          <table:table-cell office:value="0.4902381896972656" office:value-type="float"/>
          <table:table-cell office:value="-0.8015506863594055" office:value-type="float"/>
        </table:table-row>
        <table:table-row>
          <table:table-cell office:value="-0.0006000226736068738" office:value-type="float"/>
          <table:table-cell office:value="-0.0013986551761627193" office:value-type="float"/>
          <table:table-cell office:value="-0.014025427103042602" office:value-type="float"/>
          <table:table-cell office:value="-0.019023054838180543" office:value-type="float"/>
          <table:table-cell office:value="0.008046481013298036" office:value-type="float"/>
          <table:table-cell office:value="-0.008820054531097413" office:value-type="float"/>
          <table:table-cell office:value="0.6525301525929456" office:value-type="float"/>
          <table:table-cell office:value="4" office:value-type="float"/>
          <table:table-cell office:value="-0.8376228213310242" office:value-type="float"/>
          <table:table-cell office:value="0.6227898597717285" office:value-type="float"/>
          <table:table-cell office:value="-0.6395226716995239" office:value-type="float"/>
          <table:table-cell office:value="-0.8896757364273071" office:value-type="float"/>
          <table:table-cell office:value="0.19072401523590088" office:value-type="float"/>
          <table:table-cell office:value="-0.1787671446800232" office:value-type="float"/>
        </table:table-row>
        <table:table-row>
          <table:table-cell office:value="-0.0047684711217880265" office:value-type="float"/>
          <table:table-cell office:value="-0.0053390848636627195" office:value-type="float"/>
          <table:table-cell office:value="-0.02012111186981201" office:value-type="float"/>
          <table:table-cell office:value="-0.012553349733352662" office:value-type="float"/>
          <table:table-cell office:value="0.011794289946556093" office:value-type="float"/>
          <table:table-cell office:value="-0.014588346481323244" office:value-type="float"/>
          <table:table-cell office:value="0.653571283058012" office:value-type="float"/>
          <table:table-cell office:value="5" office:value-type="float"/>
          <table:table-cell office:value="-0.41684484481811523" office:value-type="float"/>
          <table:table-cell office:value="-0.39404296875" office:value-type="float"/>
          <table:table-cell office:value="-0.6095684766769409" office:value-type="float"/>
          <table:table-cell office:value="0.6469705104827881" office:value-type="float"/>
          <table:table-cell office:value="0.37478089332580566" office:value-type="float"/>
          <table:table-cell office:value="-0.576829195022583" office:value-type="float"/>
        </table:table-row>
        <table:table-row>
          <table:table-cell office:value="-0.011980868577957155" office:value-type="float"/>
          <table:table-cell office:value="-0.0022174465656280514" office:value-type="float"/>
          <table:table-cell office:value="-0.027917221784591675" office:value-type="float"/>
          <table:table-cell office:value="-0.01869785785675049" office:value-type="float"/>
          <table:table-cell office:value="0.017135391831398013" office:value-type="float"/>
          <table:table-cell office:value="-0.021169744729995728" office:value-type="float"/>
          <table:table-cell office:value="0.5793557510455913" office:value-type="float"/>
          <table:table-cell office:value="6" office:value-type="float"/>
          <table:table-cell office:value="-0.7212397456169128" office:value-type="float"/>
          <table:table-cell office:value="0.3121638298034668" office:value-type="float"/>
          <table:table-cell office:value="-0.7796109914779663" office:value-type="float"/>
          <table:table-cell office:value="-0.6144508123397827" office:value-type="float"/>
          <table:table-cell office:value="0.5341101884841919" office:value-type="float"/>
          <table:table-cell office:value="-0.6581398248672485" office:value-type="float"/>
        </table:table-row>
        <table:table-row>
          <table:table-cell office:value="-0.007425478696823122" office:value-type="float"/>
          <table:table-cell office:value="-0.008352611064910889" office:value-type="float"/>
          <table:table-cell office:value="-0.029365425109863282" office:value-type="float"/>
          <table:table-cell office:value="-0.011952157020568847" office:value-type="float"/>
          <table:table-cell office:value="0.02421596944332123" office:value-type="float"/>
          <table:table-cell office:value="-0.011670056581497192" office:value-type="float"/>
          <table:table-cell office:value="0.6279146165657782" office:value-type="float"/>
          <table:table-cell office:value="7" office:value-type="float"/>
          <table:table-cell office:value="0.4555389881134033" office:value-type="float"/>
          <table:table-cell office:value="-0.6135164499282837" office:value-type="float"/>
          <table:table-cell office:value="-0.14482033252716064" office:value-type="float"/>
          <table:table-cell office:value="0.6745700836181641" office:value-type="float"/>
          <table:table-cell office:value="0.7080577611923218" office:value-type="float"/>
          <table:table-cell office:value="0.9499688148498535" office:value-type="float"/>
        </table:table-row>
        <table:table-row>
          <table:table-cell office:value="-0.017280367016792298" office:value-type="float"/>
          <table:table-cell office:value="-0.012326225042343139" office:value-type="float"/>
          <table:table-cell office:value="-0.020151469707489017" office:value-type="float"/>
          <table:table-cell office:value="-0.012795946598052978" office:value-type="float"/>
          <table:table-cell office:value="0.033485223650932316" office:value-type="float"/>
          <table:table-cell office:value="-0.007707819938659668" office:value-type="float"/>
          <table:table-cell office:value="0.6366402695286117" office:value-type="float"/>
          <table:table-cell office:value="8" office:value-type="float"/>
          <table:table-cell office:value="-0.9854888319969177" office:value-type="float"/>
          <table:table-cell office:value="-0.3973613977432251" office:value-type="float"/>
          <table:table-cell office:value="0.9213955402374268" office:value-type="float"/>
          <table:table-cell office:value="-0.08437895774841309" office:value-type="float"/>
          <table:table-cell office:value="0.9269254207611084" office:value-type="float"/>
          <table:table-cell office:value="0.39622366428375244" office:value-type="float"/>
        </table:table-row>
        <table:table-row>
          <table:table-cell office:value="-0.027035121321678162" office:value-type="float"/>
          <table:table-cell office:value="-0.01981115520000458" office:value-type="float"/>
          <table:table-cell office:value="-0.022068106532096867" office:value-type="float"/>
          <table:table-cell office:value="-0.008326189517974852" office:value-type="float"/>
          <table:table-cell office:value="0.04078487575054169" office:value-type="float"/>
          <table:table-cell office:value="0.0009281885623931884" office:value-type="float"/>
          <table:table-cell office:value="0.6173340699563803" office:value-type="float"/>
          <table:table-cell office:value="9" office:value-type="float"/>
          <table:table-cell office:value="-0.9754754304885864" office:value-type="float"/>
          <table:table-cell office:value="-0.7484930157661438" office:value-type="float"/>
          <table:table-cell office:value="-0.1916636824607849" office:value-type="float"/>
          <table:table-cell office:value="0.4469757080078125" office:value-type="float"/>
          <table:table-cell office:value="0.7299652099609375" office:value-type="float"/>
          <table:table-cell office:value="0.8636008501052856" office:value-type="float"/>
        </table:table-row>
        <table:table-row>
          <table:table-cell office:value="-0.02294865429401398" office:value-type="float"/>
          <table:table-cell office:value="-0.02881991147994995" office:value-type="float"/>
          <table:table-cell office:value="-0.017223526835441594" office:value-type="float"/>
          <table:table-cell office:value="-0.006857525110244749" office:value-type="float"/>
          <table:table-cell office:value="0.044079868197441106" office:value-type="float"/>
          <table:table-cell office:value="-0.0010621482133865356" office:value-type="float"/>
          <table:table-cell office:value="0.6318936388596813" office:value-type="float"/>
          <table:table-cell office:value="10" office:value-type="float"/>
          <table:table-cell office:value="0.40864670276641846" office:value-type="float"/>
          <table:table-cell office:value="-0.9008756279945374" office:value-type="float"/>
          <table:table-cell office:value="0.48445796966552734" office:value-type="float"/>
          <table:table-cell office:value="0.14686644077301025" office:value-type="float"/>
          <table:table-cell office:value="0.3294992446899414" office:value-type="float"/>
          <table:table-cell office:value="-0.1990336775779724" office:value-type="float"/>
        </table:table-row>
        <table:table-row>
          <table:table-cell office:value="-0.03070973098278046" office:value-type="float"/>
          <table:table-cell office:value="-0.019274362325668336" office:value-type="float"/>
          <table:table-cell office:value="-0.026257024407386784" office:value-type="float"/>
          <table:table-cell office:value="-0.011258893013000485" office:value-type="float"/>
          <table:table-cell office:value="0.05" office:value-type="float"/>
          <table:table-cell office:value="0.008358845114707948" office:value-type="float"/>
          <table:table-cell office:value="0.5705184886742536" office:value-type="float"/>
          <table:table-cell office:value="11" office:value-type="float"/>
          <table:table-cell office:value="-0.776107668876648" office:value-type="float"/>
          <table:table-cell office:value="0.9545549154281616" office:value-type="float"/>
          <table:table-cell office:value="-0.903349757194519" office:value-type="float"/>
          <table:table-cell office:value="-0.44013679027557373" office:value-type="float"/>
          <table:table-cell office:value="0.9090361595153809" office:value-type="float"/>
          <table:table-cell office:value="0.9420993328094482" office:value-type="float"/>
        </table:table-row>
        <table:table-row>
          <table:table-cell office:value="-0.030186901688575747" office:value-type="float"/>
          <table:table-cell office:value="-0.02492751479148865" office:value-type="float"/>
          <table:table-cell office:value="-0.032039420008659364" office:value-type="float"/>
          <table:table-cell office:value="-0.011295172572135923" office:value-type="float"/>
          <table:table-cell office:value="0.05" office:value-type="float"/>
          <table:table-cell office:value="0.0031018823385238663" office:value-type="float"/>
          <table:table-cell office:value="0.5523414694750746" office:value-type="float"/>
          <table:table-cell office:value="12" office:value-type="float"/>
          <table:table-cell office:value="0.05228292942047119" office:value-type="float"/>
          <table:table-cell office:value="-0.5653152465820312" office:value-type="float"/>
          <table:table-cell office:value="-0.5782395601272583" office:value-type="float"/>
          <table:table-cell office:value="-0.003627955913543701" office:value-type="float"/>
          <table:table-cell office:value="0.8582050800323486" office:value-type="float"/>
          <table:table-cell office:value="-0.5256962776184082" office:value-type="float"/>
        </table:table-row>
        <table:table-row>
          <table:table-cell office:value="-0.02190298616886139" office:value-type="float"/>
          <table:table-cell office:value="-0.02229023575782776" office:value-type="float"/>
          <table:table-cell office:value="-0.04057044088840485" office:value-type="float"/>
          <table:table-cell office:value="-0.015145798921585081" office:value-type="float"/>
          <table:table-cell office:value="0.05" office:value-type="float"/>
          <table:table-cell office:value="0.012073783278465273" office:value-type="float"/>
          <table:table-cell office:value="0.5349020269276537" office:value-type="float"/>
          <table:table-cell office:value="13" office:value-type="float"/>
          <table:table-cell office:value="0.8283915519714355" office:value-type="float"/>
          <table:table-cell office:value="0.26372790336608887" office:value-type="float"/>
          <table:table-cell office:value="-0.8531020879745483" office:value-type="float"/>
          <table:table-cell office:value="-0.38506263494491577" office:value-type="float"/>
          <table:table-cell office:value="0.4114720821380615" office:value-type="float"/>
          <table:table-cell office:value="0.8971900939941406" office:value-type="float"/>
        </table:table-row>
        <table:table-row>
          <table:table-cell office:value="-0.012994512915611267" office:value-type="float"/>
          <table:table-cell office:value="-0.02840813994407654" office:value-type="float"/>
          <table:table-cell office:value="-0.031961303353309635" office:value-type="float"/>
          <table:table-cell office:value="-0.021429176330566405" office:value-type="float"/>
          <table:table-cell office:value="0.04048668622970581" office:value-type="float"/>
          <table:table-cell office:value="0.019238601326942446" office:value-type="float"/>
          <table:table-cell office:value="0.5660426530455562" office:value-type="float"/>
          <table:table-cell office:value="14" office:value-type="float"/>
          <table:table-cell office:value="0.8908473253250122" office:value-type="float"/>
          <table:table-cell office:value="-0.6117904186248779" office:value-type="float"/>
          <table:table-cell office:value="0.8609137535095215" office:value-type="float"/>
          <table:table-cell office:value="-0.6283377408981323" office:value-type="float"/>
          <table:table-cell office:value="-0.951331377029419" office:value-type="float"/>
          <table:table-cell office:value="0.7164818048477173" office:value-type="float"/>
        </table:table-row>
        <table:table-row>
          <table:table-cell office:value="-0.01362316071987152" office:value-type="float"/>
          <table:table-cell office:value="-0.029137700796127323" office:value-type="float"/>
          <table:table-cell office:value="-0.02833811461925507" office:value-type="float"/>
          <table:table-cell office:value="-0.027413920164108277" office:value-type="float"/>
          <table:table-cell office:value="0.04982406735420227" office:value-type="float"/>
          <table:table-cell office:value="0.009569556117057803" office:value-type="float"/>
          <table:table-cell office:value="0.5431248439582312" office:value-type="float"/>
          <table:table-cell office:value="15" office:value-type="float"/>
          <table:table-cell office:value="-0.06286478042602539" office:value-type="float"/>
          <table:table-cell office:value="-0.07295608520507812" office:value-type="float"/>
          <table:table-cell office:value="0.36231887340545654" office:value-type="float"/>
          <table:table-cell office:value="-0.598474383354187" office:value-type="float"/>
          <table:table-cell office:value="0.933738112449646" office:value-type="float"/>
          <table:table-cell office:value="-0.9669045209884644" office:value-type="float"/>
        </table:table-row>
        <table:table-row>
          <table:table-cell office:value="-0.014374499917030334" office:value-type="float"/>
          <table:table-cell office:value="-0.03809093952178955" office:value-type="float"/>
          <table:table-cell office:value="-0.03654050052165986" office:value-type="float"/>
          <table:table-cell office:value="-0.03555556535720825" office:value-type="float"/>
          <table:table-cell office:value="0.05" office:value-type="float"/>
          <table:table-cell office:value="0.01794398128986359" office:value-type="float"/>
          <table:table-cell office:value="0.4690059744289376" office:value-type="float"/>
          <table:table-cell office:value="16" office:value-type="float"/>
          <table:table-cell office:value="-0.07513391971588135" office:value-type="float"/>
          <table:table-cell office:value="-0.8953238725662231" office:value-type="float"/>
          <table:table-cell office:value="-0.8202385902404785" office:value-type="float"/>
          <table:table-cell office:value="-0.8141645193099976" office:value-type="float"/>
          <table:table-cell office:value="0.4974316358566284" office:value-type="float"/>
          <table:table-cell office:value="0.8374425172805786" office:value-type="float"/>
        </table:table-row>
        <table:table-row>
          <table:table-cell office:value="-0.014437521696090697" office:value-type="float"/>
          <table:table-cell office:value="-0.04178222477436066" office:value-type="float"/>
          <table:table-cell office:value="-0.03376458108425141" office:value-type="float"/>
          <table:table-cell office:value="-0.03390368580818176" office:value-type="float"/>
          <table:table-cell office:value="0.05" office:value-type="float"/>
          <table:table-cell office:value="0.026072215437889103" office:value-type="float"/>
          <table:table-cell office:value="0.47139216334950546" office:value-type="float"/>
          <table:table-cell office:value="17" office:value-type="float"/>
          <table:table-cell office:value="-0.006302177906036377" office:value-type="float"/>
          <table:table-cell office:value="-0.3691285252571106" office:value-type="float"/>
          <table:table-cell office:value="0.2775919437408447" office:value-type="float"/>
          <table:table-cell office:value="0.16518795490264893" office:value-type="float"/>
          <table:table-cell office:value="0.8665781021118164" office:value-type="float"/>
          <table:table-cell office:value="0.8128234148025513" office:value-type="float"/>
        </table:table-row>
        <table:table-row>
          <table:table-cell office:value="-0.014178855419158934" office:value-type="float"/>
          <table:table-cell office:value="-0.03812527477741241" office:value-type="float"/>
          <table:table-cell office:value="-0.026813719868659984" office:value-type="float"/>
          <table:table-cell office:value="-0.027125812768936157" office:value-type="float"/>
          <table:table-cell office:value="0.047954517602920535" office:value-type="float"/>
          <table:table-cell office:value="0.027593603730201723" office:value-type="float"/>
          <table:table-cell office:value="0.5260987200206622" office:value-type="float"/>
          <table:table-cell office:value="18" office:value-type="float"/>
          <table:table-cell office:value="0.02586662769317627" office:value-type="float"/>
          <table:table-cell office:value="0.3656949996948242" office:value-type="float"/>
          <table:table-cell office:value="0.6950861215591431" office:value-type="float"/>
          <table:table-cell office:value="0.6777873039245605" office:value-type="float"/>
          <table:table-cell office:value="-0.20454823970794678" office:value-type="float"/>
          <table:table-cell office:value="0.1521388292312622" office:value-type="float"/>
        </table:table-row>
        <table:table-row>
          <table:table-cell office:value="-0.021148504614830015" office:value-type="float"/>
          <table:table-cell office:value="-0.04588917136192322" office:value-type="float"/>
          <table:table-cell office:value="-0.03387226283550263" office:value-type="float"/>
          <table:table-cell office:value="-0.03511977195739746" office:value-type="float"/>
          <table:table-cell office:value="0.04472188174724579" office:value-type="float"/>
          <table:table-cell office:value="0.019023555517196658" office:value-type="float"/>
          <table:table-cell office:value="0.4581126321508834" office:value-type="float"/>
          <table:table-cell office:value="19" office:value-type="float"/>
          <table:table-cell office:value="-0.6969649195671082" office:value-type="float"/>
          <table:table-cell office:value="-0.7763896584510803" office:value-type="float"/>
          <table:table-cell office:value="-0.7058542966842651" office:value-type="float"/>
          <table:table-cell office:value="-0.7993959188461304" office:value-type="float"/>
          <table:table-cell office:value="-0.32326358556747437" office:value-type="float"/>
          <table:table-cell office:value="-0.8570048213005066" office:value-type="float"/>
        </table:table-row>
        <table:table-row>
          <table:table-cell office:value="-0.026391714215278625" office:value-type="float"/>
          <table:table-cell office:value="-0.05" office:value-type="float"/>
          <table:table-cell office:value="-0.040140474438667306" office:value-type="float"/>
          <table:table-cell office:value="-0.04156476378440857" office:value-type="float"/>
          <table:table-cell office:value="0.05" office:value-type="float"/>
          <table:table-cell office:value="0.011412490010261539" office:value-type="float"/>
          <table:table-cell office:value="0.3927828254071658" office:value-type="float"/>
          <table:table-cell office:value="20" office:value-type="float"/>
          <table:table-cell office:value="-0.5243209600448608" office:value-type="float"/>
          <table:table-cell office:value="-0.82926344871521" office:value-type="float"/>
          <table:table-cell office:value="-0.6268211603164673" office:value-type="float"/>
          <table:table-cell office:value="-0.6444991827011108" office:value-type="float"/>
          <table:table-cell office:value="0.7951638698577881" office:value-type="float"/>
          <table:table-cell office:value="-0.761106550693512" office:value-type="float"/>
        </table:table-row>
        <table:table-row>
          <table:table-cell office:value="-0.017353366017341613" office:value-type="float"/>
          <table:table-cell office:value="-0.05" office:value-type="float"/>
          <table:table-cell office:value="-0.045140873193740855" office:value-type="float"/>
          <table:table-cell office:value="-0.04719769716262817" office:value-type="float"/>
          <table:table-cell office:value="0.05" office:value-type="float"/>
          <table:table-cell office:value="0.018619095683097844" office:value-type="float"/>
          <table:table-cell office:value="0.3705067289641735" office:value-type="float"/>
          <table:table-cell office:value="21" office:value-type="float"/>
          <table:table-cell office:value="0.9038348197937012" office:value-type="float"/>
          <table:table-cell office:value="-0.9282016754150391" office:value-type="float"/>
          <table:table-cell office:value="-0.5000398755073547" office:value-type="float"/>
          <table:table-cell office:value="-0.5632933378219604" office:value-type="float"/>
          <table:table-cell office:value="0.2895866632461548" office:value-type="float"/>
          <table:table-cell office:value="0.7206605672836304" office:value-type="float"/>
        </table:table-row>
        <table:table-row>
          <table:table-cell office:value="-0.020604561567306518" office:value-type="float"/>
          <table:table-cell office:value="-0.05" office:value-type="float"/>
          <table:table-cell office:value="-0.04311448693275453" office:value-type="float"/>
          <table:table-cell office:value="-0.046795068979263305" office:value-type="float"/>
          <table:table-cell office:value="0.04138309121131897" office:value-type="float"/>
          <table:table-cell office:value="0.010267952680587774" office:value-type="float"/>
          <table:table-cell office:value="0.3852215089486401" office:value-type="float"/>
          <table:table-cell office:value="22" office:value-type="float"/>
          <table:table-cell office:value="-0.3251195549964905" office:value-type="float"/>
          <table:table-cell office:value="-0.04745054244995117" office:value-type="float"/>
          <table:table-cell office:value="0.2026386260986328" office:value-type="float"/>
          <table:table-cell office:value="0.040262818336486816" office:value-type="float"/>
          <table:table-cell office:value="-0.861690878868103" office:value-type="float"/>
          <table:table-cell office:value="-0.8351143002510071" office:value-type="float"/>
        </table:table-row>
        <table:table-row>
          <table:table-cell office:value="-0.020855398178100587" office:value-type="float"/>
          <table:table-cell office:value="-0.05" office:value-type="float"/>
          <table:table-cell office:value="-0.044349781274795545" office:value-type="float"/>
          <table:table-cell office:value="-0.046066583395004274" office:value-type="float"/>
          <table:table-cell office:value="0.04497961282730103" office:value-type="float"/>
          <table:table-cell office:value="0.0021251815557479913" office:value-type="float"/>
          <table:table-cell office:value="0.3790856581496832" office:value-type="float"/>
          <table:table-cell office:value="23" office:value-type="float"/>
          <table:table-cell office:value="-0.02508366107940674" office:value-type="float"/>
          <table:table-cell office:value="-0.7428566813468933" office:value-type="float"/>
          <table:table-cell office:value="-0.12352943420410156" office:value-type="float"/>
          <table:table-cell office:value="0.07284855842590332" office:value-type="float"/>
          <table:table-cell office:value="0.35965216159820557" office:value-type="float"/>
          <table:table-cell office:value="-0.8142771124839783" office:value-type="float"/>
        </table:table-row>
        <table:table-row>
          <table:table-cell office:value="-0.026121129989624025" office:value-type="float"/>
          <table:table-cell office:value="-0.04381647348403931" office:value-type="float"/>
          <table:table-cell office:value="-0.04331740736961366" office:value-type="float"/>
          <table:table-cell office:value="-0.04260270714759827" office:value-type="float"/>
          <table:table-cell office:value="0.04256571173667908" office:value-type="float"/>
          <table:table-cell office:value="0.008182498812675482" office:value-type="float"/>
          <table:table-cell office:value="0.4017294629893693" office:value-type="float"/>
          <table:table-cell office:value="24" office:value-type="float"/>
          <table:table-cell office:value="-0.5265731811523438" office:value-type="float"/>
          <table:table-cell office:value="0.6183526515960693" office:value-type="float"/>
          <table:table-cell office:value="0.10323739051818848" office:value-type="float"/>
          <table:table-cell office:value="0.3463876247406006" office:value-type="float"/>
          <table:table-cell office:value="-0.24139010906219482" office:value-type="float"/>
          <table:table-cell office:value="0.605731725692749" office:value-type="float"/>
        </table:table-row>
        <table:table-row>
          <table:table-cell office:value="-0.019484063386917116" office:value-type="float"/>
          <table:table-cell office:value="-0.0468596613407135" office:value-type="float"/>
          <table:table-cell office:value="-0.03598414778709413" office:value-type="float"/>
          <table:table-cell office:value="-0.05" office:value-type="float"/>
          <table:table-cell office:value="0.05" office:value-type="float"/>
          <table:table-cell office:value="0.013481051325798042" office:value-type="float"/>
          <table:table-cell office:value="0.39208155032863945" office:value-type="float"/>
          <table:table-cell office:value="25" office:value-type="float"/>
          <table:table-cell office:value="0.6637066602706909" office:value-type="float"/>
          <table:table-cell office:value="-0.30431878566741943" office:value-type="float"/>
          <table:table-cell office:value="0.7333259582519531" office:value-type="float"/>
          <table:table-cell office:value="-0.7976617217063904" office:value-type="float"/>
          <table:table-cell office:value="0.7851097583770752" office:value-type="float"/>
          <table:table-cell office:value="0.5298552513122559" office:value-type="float"/>
        </table:table-row>
        <table:table-row>
          <table:table-cell office:value="-0.022741685509681704" office:value-type="float"/>
          <table:table-cell office:value="-0.04394715785980225" office:value-type="float"/>
          <table:table-cell office:value="-0.045011506676673904" office:value-type="float"/>
          <table:table-cell office:value="-0.05" office:value-type="float"/>
          <table:table-cell office:value="0.04184323906898499" office:value-type="float"/>
          <table:table-cell office:value="0.008283787369728096" office:value-type="float"/>
          <table:table-cell office:value="0.37484993478796697" office:value-type="float"/>
          <table:table-cell office:value="26" office:value-type="float"/>
          <table:table-cell office:value="-0.32576221227645874" office:value-type="float"/>
          <table:table-cell office:value="0.2912503480911255" office:value-type="float"/>
          <table:table-cell office:value="-0.9027358889579773" office:value-type="float"/>
          <table:table-cell office:value="-0.6650219559669495" office:value-type="float"/>
          <table:table-cell office:value="-0.8156760931015015" office:value-type="float"/>
          <table:table-cell office:value="-0.5197263956069946" office:value-type="float"/>
        </table:table-row>
        <table:table-row>
          <table:table-cell office:value="-0.03125001609325409" office:value-type="float"/>
          <table:table-cell office:value="-0.0344796371459961" office:value-type="float"/>
          <table:table-cell office:value="-0.04393603384494783" office:value-type="float"/>
          <table:table-cell office:value="-0.04725645780563355" office:value-type="float"/>
          <table:table-cell office:value="0.047251731157302856" office:value-type="float"/>
          <table:table-cell office:value="0.007657122611999519" office:value-type="float"/>
          <table:table-cell office:value="0.37931314806529687" office:value-type="float"/>
          <table:table-cell office:value="27" office:value-type="float"/>
          <table:table-cell office:value="-0.8508330583572388" office:value-type="float"/>
          <table:table-cell office:value="0.9467520713806152" office:value-type="float"/>
          <table:table-cell office:value="0.10754728317260742" office:value-type="float"/>
          <table:table-cell office:value="0.2743542194366455" office:value-type="float"/>
          <table:table-cell office:value="0.5408492088317871" office:value-type="float"/>
          <table:table-cell office:value="-0.06266647577285767" office:value-type="float"/>
        </table:table-row>
        <table:table-row>
          <table:table-cell office:value="-0.02303414523601532" office:value-type="float"/>
          <table:table-cell office:value="-0.0364660531282425" office:value-type="float"/>
          <table:table-cell office:value="-0.05" office:value-type="float"/>
          <table:table-cell office:value="-0.04350638628005982" office:value-type="float"/>
          <table:table-cell office:value="0.05" office:value-type="float"/>
          <table:table-cell office:value="0.002326934933662422" office:value-type="float"/>
          <table:table-cell office:value="0.38381292598903766" office:value-type="float"/>
          <table:table-cell office:value="28" office:value-type="float"/>
          <table:table-cell office:value="0.821587085723877" office:value-type="float"/>
          <table:table-cell office:value="-0.1986415982246399" office:value-type="float"/>
          <table:table-cell office:value="-0.8992390632629395" office:value-type="float"/>
          <table:table-cell office:value="0.37500715255737305" office:value-type="float"/>
          <table:table-cell office:value="0.9289383888244629" office:value-type="float"/>
          <table:table-cell office:value="-0.5330187678337097" office:value-type="float"/>
        </table:table-row>
        <table:table-row>
          <table:table-cell office:value="-0.017492597699165346" office:value-type="float"/>
          <table:table-cell office:value="-0.036022569537162784" office:value-type="float"/>
          <table:table-cell office:value="-0.05" office:value-type="float"/>
          <table:table-cell office:value="-0.039623565673828125" office:value-type="float"/>
          <table:table-cell office:value="0.04066461026668549" office:value-type="float"/>
          <table:table-cell office:value="-0.002034748196601861" office:value-type="float"/>
          <table:table-cell office:value="0.41758353116259933" office:value-type="float"/>
          <table:table-cell office:value="29" office:value-type="float"/>
          <table:table-cell office:value="0.5541547536849976" office:value-type="float"/>
          <table:table-cell office:value="0.04434835910797119" office:value-type="float"/>
          <table:table-cell office:value="-0.3968983292579651" office:value-type="float"/>
          <table:table-cell office:value="0.38828206062316895" office:value-type="float"/>
          <table:table-cell office:value="-0.9335389733314514" office:value-type="float"/>
          <table:table-cell office:value="-0.4361683130264282" office:value-type="float"/>
        </table:table-row>
        <table:table-row>
          <table:table-cell office:value="-0.026494482755661013" office:value-type="float"/>
          <table:table-cell office:value="-0.04444127142429352" office:value-type="float"/>
          <table:table-cell office:value="-0.05" office:value-type="float"/>
          <table:table-cell office:value="-0.044775582551956176" office:value-type="float"/>
          <table:table-cell office:value="0.037413303256034855" office:value-type="float"/>
          <table:table-cell office:value="0.002305787205696113" office:value-type="float"/>
          <table:table-cell office:value="0.3749865200428938" office:value-type="float"/>
          <table:table-cell office:value="30" office:value-type="float"/>
          <table:table-cell office:value="-0.9001885056495667" office:value-type="float"/>
          <table:table-cell office:value="-0.8418701887130737" office:value-type="float"/>
          <table:table-cell office:value="-0.5061550736427307" office:value-type="float"/>
          <table:table-cell office:value="-0.5152016878128052" office:value-type="float"/>
          <table:table-cell office:value="-0.3251307010650635" office:value-type="float"/>
          <table:table-cell office:value="0.43405354022979736" office:value-type="float"/>
        </table:table-row>
        <table:table-row>
          <table:table-cell office:value="-0.02913800895214081" office:value-type="float"/>
          <table:table-cell office:value="-0.04046567261219025" office:value-type="float"/>
          <table:table-cell office:value="-0.04139786243438721" office:value-type="float"/>
          <table:table-cell office:value="-0.036393579244613644" office:value-type="float"/>
          <table:table-cell office:value="0.042450038790702825" office:value-type="float"/>
          <table:table-cell office:value="-0.005762164592742912" office:value-type="float"/>
          <table:table-cell office:value="0.4252873792693858" office:value-type="float"/>
          <table:table-cell office:value="31" office:value-type="float"/>
          <table:table-cell office:value="-0.26435261964797974" office:value-type="float"/>
          <table:table-cell office:value="0.39755988121032715" office:value-type="float"/>
          <table:table-cell office:value="0.8602137565612793" office:value-type="float"/>
          <table:table-cell office:value="0.8382003307342529" office:value-type="float"/>
          <table:table-cell office:value="0.5036735534667969" office:value-type="float"/>
          <table:table-cell office:value="-0.8067951798439026" office:value-type="float"/>
        </table:table-row>
        <table:table-row>
          <table:table-cell office:value="-0.025348100066185" office:value-type="float"/>
          <table:table-cell office:value="-0.04232178747653961" office:value-type="float"/>
          <table:table-cell office:value="-0.03552674651145935" office:value-type="float"/>
          <table:table-cell office:value="-0.028037673234939574" office:value-type="float"/>
          <table:table-cell office:value="0.047913150191307076" office:value-type="float"/>
          <table:table-cell office:value="-0.00983894765377044" office:value-type="float"/>
          <table:table-cell office:value="0.46721735322901947" office:value-type="float"/>
          <table:table-cell office:value="32" office:value-type="float"/>
          <table:table-cell office:value="0.37899088859558105" office:value-type="float"/>
          <table:table-cell office:value="-0.18561148643493652" office:value-type="float"/>
          <table:table-cell office:value="0.5871115922927856" office:value-type="float"/>
          <table:table-cell office:value="0.8355906009674072" office:value-type="float"/>
          <table:table-cell office:value="0.5463111400604248" office:value-type="float"/>
          <table:table-cell office:value="-0.4076783061027527" office:value-type="float"/>
        </table:table-row>
        <table:table-row>
          <table:table-cell office:value="-0.030927866697311405" office:value-type="float"/>
          <table:table-cell office:value="-0.038263617157936095" office:value-type="float"/>
          <table:table-cell office:value="-0.029548362493515015" office:value-type="float"/>
          <table:table-cell office:value="-0.02532911419868469" office:value-type="float"/>
          <table:table-cell office:value="0.05" office:value-type="float"/>
          <table:table-cell office:value="-0.01783170521259307" office:value-type="float"/>
          <table:table-cell office:value="0.4734131797807066" office:value-type="float"/>
          <table:table-cell office:value="33" office:value-type="float"/>
          <table:table-cell office:value="-0.5579766631126404" office:value-type="float"/>
          <table:table-cell office:value="0.40581703186035156" office:value-type="float"/>
          <table:table-cell office:value="0.5978384017944336" office:value-type="float"/>
          <table:table-cell office:value="0.2708559036254883" office:value-type="float"/>
          <table:table-cell office:value="0.48403382301330566" office:value-type="float"/>
          <table:table-cell office:value="-0.7992757558822632" office:value-type="float"/>
        </table:table-row>
        <table:table-row>
          <table:table-cell office:value="-0.022133902311325077" office:value-type="float"/>
          <table:table-cell office:value="-0.029855868220329283" office:value-type="float"/>
          <table:table-cell office:value="-0.022472997903823854" office:value-type="float"/>
          <table:table-cell office:value="-0.015476695299148557" office:value-type="float"/>
          <table:table-cell office:value="0.05" office:value-type="float"/>
          <table:table-cell office:value="-0.027200118899345392" office:value-type="float"/>
          <table:table-cell office:value="0.5439390757703402" office:value-type="float"/>
          <table:table-cell office:value="34" office:value-type="float"/>
          <table:table-cell office:value="0.8793964385986328" office:value-type="float"/>
          <table:table-cell office:value="0.8407748937606812" office:value-type="float"/>
          <table:table-cell office:value="0.7075364589691162" office:value-type="float"/>
          <table:table-cell office:value="0.9852418899536133" office:value-type="float"/>
          <table:table-cell office:value="0.026998162269592285" office:value-type="float"/>
          <table:table-cell office:value="-0.9368413686752319" office:value-type="float"/>
        </table:table-row>
        <table:table-row>
          <table:table-cell office:value="-0.02815725386142731" office:value-type="float"/>
          <table:table-cell office:value="-0.02944814383983612" office:value-type="float"/>
          <table:table-cell office:value="-0.023896026611328128" office:value-type="float"/>
          <table:table-cell office:value="-0.013900800943374631" office:value-type="float"/>
          <table:table-cell office:value="0.04109339833259583" office:value-type="float"/>
          <table:table-cell office:value="-0.03677064001560211" office:value-type="float"/>
          <table:table-cell office:value="0.520114006468287" office:value-type="float"/>
          <table:table-cell office:value="35" office:value-type="float"/>
          <table:table-cell office:value="-0.6023351550102234" office:value-type="float"/>
          <table:table-cell office:value="0.040772438049316406" office:value-type="float"/>
          <table:table-cell office:value="-0.14230287075042725" office:value-type="float"/>
          <table:table-cell office:value="0.15758943557739258" office:value-type="float"/>
          <table:table-cell office:value="-0.8906601667404175" office:value-type="float"/>
          <table:table-cell office:value="-0.9570521116256714" office:value-type="float"/>
        </table:table-row>
        <table:table-row>
          <table:table-cell office:value="-0.03342408776283265" office:value-type="float"/>
          <table:table-cell office:value="-0.0377530038356781" office:value-type="float"/>
          <table:table-cell office:value="-0.014662066698074343" office:value-type="float"/>
          <table:table-cell office:value="-0.004153159856796262" office:value-type="float"/>
          <table:table-cell office:value="0.031354598999023445" office:value-type="float"/>
          <table:table-cell office:value="-0.030843802094459534" office:value-type="float"/>
          <table:table-cell office:value="0.5630918266861008" office:value-type="float"/>
          <table:table-cell office:value="36" office:value-type="float"/>
          <table:table-cell office:value="-0.5266833901405334" office:value-type="float"/>
          <table:table-cell office:value="-0.830485999584198" office:value-type="float"/>
          <table:table-cell office:value="0.9233959913253784" office:value-type="float"/>
          <table:table-cell office:value="0.9747641086578369" office:value-type="float"/>
          <table:table-cell office:value="-0.9738799333572388" office:value-type="float"/>
          <table:table-cell office:value="0.5926837921142578" office:value-type="float"/>
        </table:table-row>
        <table:table-row>
          <table:table-cell office:value="-0.031711312532424936" office:value-type="float"/>
          <table:table-cell office:value="-0.03206676840782166" office:value-type="float"/>
          <table:table-cell office:value="-0.010490808486938478" office:value-type="float"/>
          <table:table-cell office:value="0.005391165018081668" office:value-type="float"/>
          <table:table-cell office:value="0.024841821193695074" office:value-type="float"/>
          <table:table-cell office:value="-0.022136133313179016" office:value-type="float"/>
          <table:table-cell office:value="0.6396307885198718" office:value-type="float"/>
          <table:table-cell office:value="37" office:value-type="float"/>
          <table:table-cell office:value="0.17127752304077148" office:value-type="float"/>
          <table:table-cell office:value="0.5686235427856445" office:value-type="float"/>
          <table:table-cell office:value="0.4171258211135864" office:value-type="float"/>
          <table:table-cell office:value="0.954432487487793" office:value-type="float"/>
          <table:table-cell office:value="-0.6512777805328369" office:value-type="float"/>
          <table:table-cell office:value="0.8707668781280518" office:value-type="float"/>
        </table:table-row>
        <table:table-row>
          <table:table-cell office:value="-0.02966526627540589" office:value-type="float"/>
          <table:table-cell office:value="-0.02865444660186768" office:value-type="float"/>
          <table:table-cell office:value="-0.01803047835826874" office:value-type="float"/>
          <table:table-cell office:value="0.008045309782028201" office:value-type="float"/>
          <table:table-cell office:value="0.027815753221511846" office:value-type="float"/>
          <table:table-cell office:value="-0.01357283890247345" office:value-type="float"/>
          <table:table-cell office:value="0.6654159903191375" office:value-type="float"/>
          <table:table-cell office:value="38" office:value-type="float"/>
          <table:table-cell office:value="0.2046046257019043" office:value-type="float"/>
          <table:table-cell office:value="0.34123218059539795" office:value-type="float"/>
          <table:table-cell office:value="-0.7539669871330261" office:value-type="float"/>
          <table:table-cell office:value="0.2654144763946533" office:value-type="float"/>
          <table:table-cell office:value="0.29739320278167725" office:value-type="float"/>
          <table:table-cell office:value="0.8563294410705566" office:value-type="float"/>
        </table:table-row>
        <table:table-row>
          <table:table-cell office:value="-0.029747276902198798" office:value-type="float"/>
          <table:table-cell office:value="-0.036659452319145205" office:value-type="float"/>
          <table:table-cell office:value="-0.02329808294773102" office:value-type="float"/>
          <table:table-cell office:value="-0.0011372113227844215" office:value-type="float"/>
          <table:table-cell office:value="0.02869668006896973" office:value-type="float"/>
          <table:table-cell office:value="-0.00543281376361847" office:value-type="float"/>
          <table:table-cell office:value="0.6238318583289325" office:value-type="float"/>
          <table:table-cell office:value="39" office:value-type="float"/>
          <table:table-cell office:value="-0.008201062679290771" office:value-type="float"/>
          <table:table-cell office:value="-0.8005005717277527" office:value-type="float"/>
          <table:table-cell office:value="-0.526760458946228" office:value-type="float"/>
          <table:table-cell office:value="-0.9182521104812622" office:value-type="float"/>
          <table:table-cell office:value="0.08809268474578857" office:value-type="float"/>
          <table:table-cell office:value="0.814002513885498" office:value-type="float"/>
        </table:table-row>
        <table:table-row>
          <table:table-cell office:value="-0.02016535818576813" office:value-type="float"/>
          <table:table-cell office:value="-0.0421597820520401" office:value-type="float"/>
          <table:table-cell office:value="-0.021069536805152896" office:value-type="float"/>
          <table:table-cell office:value="0.005473508834838869" office:value-type="float"/>
          <table:table-cell office:value="0.02097207903862" office:value-type="float"/>
          <table:table-cell office:value="-0.004844087958335878" office:value-type="float"/>
          <table:table-cell office:value="0.6721676458615753" office:value-type="float"/>
          <table:table-cell office:value="40" office:value-type="float"/>
          <table:table-cell office:value="0.9581918716430664" office:value-type="float"/>
          <table:table-cell office:value="-0.5500329732894897" office:value-type="float"/>
          <table:table-cell office:value="0.2228546142578125" office:value-type="float"/>
          <table:table-cell office:value="0.6610720157623291" office:value-type="float"/>
          <table:table-cell office:value="-0.7724601030349731" office:value-type="float"/>
          <table:table-cell office:value="0.05887258052825928" office:value-type="float"/>
        </table:table-row>
        <table:table-row>
          <table:table-cell office:value="-0.02389905750751496" office:value-type="float"/>
          <table:table-cell office:value="-0.05" office:value-type="float"/>
          <table:table-cell office:value="-0.01742668688297272" office:value-type="float"/>
          <table:table-cell office:value="0.006800024509429934" office:value-type="float"/>
          <table:table-cell office:value="0.014108933210372931" office:value-type="float"/>
          <table:table-cell office:value="-0.01028253972530365" office:value-type="float"/>
          <table:table-cell office:value="0.6448563490240984" office:value-type="float"/>
          <table:table-cell office:value="41" office:value-type="float"/>
          <table:table-cell office:value="-0.3733699321746826" office:value-type="float"/>
          <table:table-cell office:value="-0.8337048292160034" office:value-type="float"/>
          <table:table-cell office:value="0.3642849922180176" office:value-type="float"/>
          <table:table-cell office:value="0.13265156745910645" office:value-type="float"/>
          <table:table-cell office:value="-0.686314582824707" office:value-type="float"/>
          <table:table-cell office:value="-0.5438451766967773" office:value-type="float"/>
        </table:table-row>
        <table:table-row>
          <table:table-cell office:value="-0.028050261139869696" office:value-type="float"/>
          <table:table-cell office:value="-0.044593317508697515" office:value-type="float"/>
          <table:table-cell office:value="-0.018877422213554384" office:value-type="float"/>
          <table:table-cell office:value="0.012376062870025639" office:value-type="float"/>
          <table:table-cell office:value="0.02271954059600831" office:value-type="float"/>
          <table:table-cell office:value="-0.016064637303352357" office:value-type="float"/>
          <table:table-cell office:value="0.6505893059424988" office:value-type="float"/>
          <table:table-cell office:value="42" office:value-type="float"/>
          <table:table-cell office:value="-0.41512036323547363" office:value-type="float"/>
          <table:table-cell office:value="0.540668249130249" office:value-type="float"/>
          <table:table-cell office:value="-0.1450735330581665" office:value-type="float"/>
          <table:table-cell office:value="0.5576038360595703" office:value-type="float"/>
          <table:table-cell office:value="0.8610607385635376" office:value-type="float"/>
          <table:table-cell office:value="-0.5782097578048706" office:value-type="float"/>
        </table:table-row>
        <table:table-row>
          <table:table-cell office:value="-0.03328676640987397" office:value-type="float"/>
          <table:table-cell office:value="-0.042836706638336185" office:value-type="float"/>
          <table:table-cell office:value="-0.009003540873527529" office:value-type="float"/>
          <table:table-cell office:value="0.01919663786888123" office:value-type="float"/>
          <table:table-cell office:value="0.017512921690940864" office:value-type="float"/>
          <table:table-cell office:value="-0.006280680298805238" office:value-type="float"/>
          <table:table-cell office:value="0.7000918393850788" office:value-type="float"/>
          <table:table-cell office:value="43" office:value-type="float"/>
          <table:table-cell office:value="-0.5236505270004272" office:value-type="float"/>
          <table:table-cell office:value="0.1756610870361328" office:value-type="float"/>
          <table:table-cell office:value="0.9873881340026855" office:value-type="float"/>
          <table:table-cell office:value="0.6820574998855591" office:value-type="float"/>
          <table:table-cell office:value="-0.5206618905067444" office:value-type="float"/>
          <table:table-cell office:value="0.9783957004547119" office:value-type="float"/>
        </table:table-row>
        <table:table-row>
          <table:table-cell office:value="-0.025281547904014594" office:value-type="float"/>
          <table:table-cell office:value="-0.05" office:value-type="float"/>
          <table:table-cell office:value="-0.0013749462366104146" office:value-type="float"/>
          <table:table-cell office:value="0.013438463211059574" office:value-type="float"/>
          <table:table-cell office:value="0.01716447055339814" office:value-type="float"/>
          <table:table-cell office:value="-0.004613062739372255" office:value-type="float"/>
          <table:table-cell office:value="0.6945947977357105" office:value-type="float"/>
          <table:table-cell office:value="44" office:value-type="float"/>
          <table:table-cell office:value="0.8005218505859375" office:value-type="float"/>
          <table:table-cell office:value="-0.9902211427688599" office:value-type="float"/>
          <table:table-cell office:value="0.7628594636917114" office:value-type="float"/>
          <table:table-cell office:value="-0.5758174657821655" office:value-type="float"/>
          <table:table-cell office:value="-0.03484511375427246" office:value-type="float"/>
          <table:table-cell office:value="0.16676175594329834" office:value-type="float"/>
        </table:table-row>
        <table:table-row>
          <table:table-cell office:value="-0.026721888184547432" office:value-type="float"/>
          <table:table-cell office:value="-0.05" office:value-type="float"/>
          <table:table-cell office:value="-0.009881592988967899" office:value-type="float"/>
          <table:table-cell office:value="0.021467666625976566" office:value-type="float"/>
          <table:table-cell office:value="0.008319094777107247" office:value-type="float"/>
          <table:table-cell office:value="-0.0005980020761489875" office:value-type="float"/>
          <table:table-cell office:value="0.709758491813405" office:value-type="float"/>
          <table:table-cell office:value="45" office:value-type="float"/>
          <table:table-cell office:value="-0.1440340280532837" office:value-type="float"/>
          <table:table-cell office:value="-0.8350372314453125" office:value-type="float"/>
          <table:table-cell office:value="-0.8506646752357483" office:value-type="float"/>
          <table:table-cell office:value="0.8029203414916992" office:value-type="float"/>
          <table:table-cell office:value="-0.8845375776290894" office:value-type="float"/>
          <table:table-cell office:value="0.40150606632232666" office:value-type="float"/>
        </table:table-row>
        <table:table-row>
          <table:table-cell office:value="-0.030341268777847298" office:value-type="float"/>
          <table:table-cell office:value="-0.04574054956436158" office:value-type="float"/>
          <table:table-cell office:value="-0.00046511173248291356" office:value-type="float"/>
          <table:table-cell office:value="0.01685513317584992" office:value-type="float"/>
          <table:table-cell office:value="0.0035265380144119353" office:value-type="float"/>
          <table:table-cell office:value="0.009130046963691713" office:value-type="float"/>
          <table:table-cell office:value="0.7005174492522829" office:value-type="float"/>
          <table:table-cell office:value="46" office:value-type="float"/>
          <table:table-cell office:value="-0.3619380593299866" office:value-type="float"/>
          <table:table-cell office:value="0.4259450435638428" office:value-type="float"/>
          <table:table-cell office:value="0.9416481256484985" office:value-type="float"/>
          <table:table-cell office:value="-0.4612533450126648" office:value-type="float"/>
          <table:table-cell office:value="-0.47925567626953125" office:value-type="float"/>
          <table:table-cell office:value="0.9728049039840698" office:value-type="float"/>
        </table:table-row>
        <table:table-row>
          <table:table-cell office:value="-0.03375300109386445" office:value-type="float"/>
          <table:table-cell office:value="-0.04370202422142029" office:value-type="float"/>
          <table:table-cell office:value="0.006529685258865353" office:value-type="float"/>
          <table:table-cell office:value="0.01609636247158051" office:value-type="float"/>
          <table:table-cell office:value="-0.0008240622282028112" office:value-type="float"/>
          <table:table-cell office:value="0.007187737822532654" office:value-type="float"/>
          <table:table-cell office:value="0.68234274558881" office:value-type="float"/>
          <table:table-cell office:value="47" office:value-type="float"/>
          <table:table-cell office:value="-0.3411732316017151" office:value-type="float"/>
          <table:table-cell office:value="0.20385253429412842" office:value-type="float"/>
          <table:table-cell office:value="0.6994796991348267" office:value-type="float"/>
          <table:table-cell office:value="-0.07587707042694092" office:value-type="float"/>
          <table:table-cell office:value="-0.4350600242614746" office:value-type="float"/>
          <table:table-cell office:value="-0.19423091411590576" office:value-type="float"/>
        </table:table-row>
        <table:table-row>
          <table:table-cell office:value="-0.0403257179260254" office:value-type="float"/>
          <table:table-cell office:value="-0.04697477221488953" office:value-type="float"/>
          <table:table-cell office:value="-0.0016752338409423868" office:value-type="float"/>
          <table:table-cell office:value="0.021818611025810248" office:value-type="float"/>
          <table:table-cell office:value="0.007752100825309763" office:value-type="float"/>
          <table:table-cell office:value="-0.0021613484621047976" office:value-type="float"/>
          <table:table-cell office:value="0.6803854845092365" office:value-type="float"/>
          <table:table-cell office:value="48" office:value-type="float"/>
          <table:table-cell office:value="-0.657271683216095" office:value-type="float"/>
          <table:table-cell office:value="-0.32727479934692383" office:value-type="float"/>
          <table:table-cell office:value="-0.8204919099807739" office:value-type="float"/>
          <table:table-cell office:value="0.5722248554229736" office:value-type="float"/>
          <table:table-cell office:value="0.8576163053512573" office:value-type="float"/>
          <table:table-cell office:value="-0.9349086284637451" office:value-type="float"/>
        </table:table-row>
        <table:table-row>
          <table:table-cell office:value="-0.037741272449493414" office:value-type="float"/>
          <table:table-cell office:value="-0.05" office:value-type="float"/>
          <table:table-cell office:value="-0.0007748830318450967" office:value-type="float"/>
          <table:table-cell office:value="0.017045390605926518" office:value-type="float"/>
          <table:table-cell office:value="0.00017857670783997474" office:value-type="float"/>
          <table:table-cell office:value="0.007267012000083924" office:value-type="float"/>
          <table:table-cell office:value="0.6593352674179633" office:value-type="float"/>
          <table:table-cell office:value="49" office:value-type="float"/>
          <table:table-cell office:value="0.25844454765319824" office:value-type="float"/>
          <table:table-cell office:value="-0.95137619972229" office:value-type="float"/>
          <table:table-cell office:value="0.090035080909729" office:value-type="float"/>
          <table:table-cell office:value="-0.4773220419883728" office:value-type="float"/>
          <table:table-cell office:value="-0.7573524117469788" office:value-type="float"/>
          <table:table-cell office:value="0.9428360462188721" office:value-type="float"/>
        </table:table-row>
        <table:table-row>
          <table:table-cell office:value="-0.03791369557380677" office:value-type="float"/>
          <table:table-cell office:value="-0.05" office:value-type="float"/>
          <table:table-cell office:value="0.00290379166603088" office:value-type="float"/>
          <table:table-cell office:value="0.014426727294921879" office:value-type="float"/>
          <table:table-cell office:value="-0.008174107670783987" office:value-type="float"/>
          <table:table-cell office:value="0.0012256932258605958" office:value-type="float"/>
          <table:table-cell office:value="0.6262057733638207" office:value-type="float"/>
          <table:table-cell office:value="50" office:value-type="float"/>
          <table:table-cell office:value="-0.01724231243133545" office:value-type="float"/>
          <table:table-cell office:value="-0.9321370720863342" office:value-type="float"/>
          <table:table-cell office:value="0.36786746978759766" office:value-type="float"/>
          <table:table-cell office:value="-0.26186633110046387" office:value-type="float"/>
          <table:table-cell office:value="-0.8352684378623962" office:value-type="float"/>
          <table:table-cell office:value="-0.6041318774223328" office:value-type="float"/>
        </table:table-row>
        <table:table-row>
          <table:table-cell office:value="-0.029987379312515265" office:value-type="float"/>
          <table:table-cell office:value="-0.04581343650817871" office:value-type="float"/>
          <table:table-cell office:value="0.0029517412185668906" office:value-type="float"/>
          <table:table-cell office:value="0.017058274745941165" office:value-type="float"/>
          <table:table-cell office:value="0.0014680939912796124" office:value-type="float"/>
          <table:table-cell office:value="0.009295754432678223" office:value-type="float"/>
          <table:table-cell office:value="0.6981425146382512" office:value-type="float"/>
          <table:table-cell office:value="51" office:value-type="float"/>
          <table:table-cell office:value="0.7926316261291504" office:value-type="float"/>
          <table:table-cell office:value="0.4186563491821289" office:value-type="float"/>
          <table:table-cell office:value="0.004794955253601074" office:value-type="float"/>
          <table:table-cell office:value="0.2631547451019287" office:value-type="float"/>
          <table:table-cell office:value="0.9642201662063599" office:value-type="float"/>
          <table:table-cell office:value="0.8070061206817627" office:value-type="float"/>
        </table:table-row>
        <table:table-row>
          <table:table-cell office:value="-0.031950178146362314" office:value-type="float"/>
          <table:table-cell office:value="-0.03734377503395081" office:value-type="float"/>
          <table:table-cell office:value="-0.004654762744903569" office:value-type="float"/>
          <table:table-cell office:value="0.007586431503295901" office:value-type="float"/>
          <table:table-cell office:value="-0.002664034962654103" office:value-type="float"/>
          <table:table-cell office:value="-2.859354019165046e-05" office:value-type="float"/>
          <table:table-cell office:value="0.6632632889054786" office:value-type="float"/>
          <table:table-cell office:value="52" office:value-type="float"/>
          <table:table-cell office:value="-0.1962798833847046" office:value-type="float"/>
          <table:table-cell office:value="0.8469661474227905" office:value-type="float"/>
          <table:table-cell office:value="-0.7606503963470459" office:value-type="float"/>
          <table:table-cell office:value="-0.9471843242645264" office:value-type="float"/>
          <table:table-cell office:value="-0.4132128953933716" office:value-type="float"/>
          <table:table-cell office:value="-0.9324347972869873" office:value-type="float"/>
        </table:table-row>
        <table:table-row>
          <table:table-cell office:value="-0.03195838272571565" office:value-type="float"/>
          <table:table-cell office:value="-0.04594874203205109" office:value-type="float"/>
          <table:table-cell office:value="-0.011034376621246343" office:value-type="float"/>
          <table:table-cell office:value="0.013015170097351076" office:value-type="float"/>
          <table:table-cell office:value="-0.0033851987123489275" office:value-type="float"/>
          <table:table-cell office:value="-0.0024732905626296997" office:value-type="float"/>
          <table:table-cell office:value="0.650534162775094" office:value-type="float"/>
          <table:table-cell office:value="53" office:value-type="float"/>
          <table:table-cell office:value="-0.000820457935333252" office:value-type="float"/>
          <table:table-cell office:value="-0.8604966998100281" office:value-type="float"/>
          <table:table-cell office:value="-0.6379613876342773" office:value-type="float"/>
          <table:table-cell office:value="0.5428738594055176" office:value-type="float"/>
          <table:table-cell office:value="-0.07211637496948242" office:value-type="float"/>
          <table:table-cell office:value="-0.24446970224380493" office:value-type="float"/>
        </table:table-row>
        <table:table-row>
          <table:table-cell office:value="-0.03293115258216859" office:value-type="float"/>
          <table:table-cell office:value="-0.05" office:value-type="float"/>
          <table:table-cell office:value="-0.020369859933853155" office:value-type="float"/>
          <table:table-cell office:value="0.0055729955434799215" office:value-type="float"/>
          <table:table-cell office:value="-0.008483686447143545" office:value-type="float"/>
          <table:table-cell office:value="0.0053701215982437135" office:value-type="float"/>
          <table:table-cell office:value="0.5949416172144906" office:value-type="float"/>
          <table:table-cell office:value="54" office:value-type="float"/>
          <table:table-cell office:value="-0.09727698564529419" office:value-type="float"/>
          <table:table-cell office:value="-0.8462737202644348" office:value-type="float"/>
          <table:table-cell office:value="-0.9335483312606812" office:value-type="float"/>
          <table:table-cell office:value="-0.7442174553871155" office:value-type="float"/>
          <table:table-cell office:value="-0.5098487734794617" office:value-type="float"/>
          <table:table-cell office:value="0.7843412160873413" office:value-type="float"/>
        </table:table-row>
        <table:table-row>
          <table:table-cell office:value="-0.028462088108062753" office:value-type="float"/>
          <table:table-cell office:value="-0.05" office:value-type="float"/>
          <table:table-cell office:value="-0.027140342593193062" office:value-type="float"/>
          <table:table-cell office:value="0.012894827723503116" office:value-type="float"/>
          <table:table-cell office:value="-0.009889535307884207" office:value-type="float"/>
          <table:table-cell office:value="0.014192667603492738" office:value-type="float"/>
          <table:table-cell office:value="0.6101219303249374" office:value-type="float"/>
          <table:table-cell office:value="55" office:value-type="float"/>
          <table:table-cell office:value="0.4469064474105835" office:value-type="float"/>
          <table:table-cell office:value="-0.8172467947006226" office:value-type="float"/>
          <table:table-cell office:value="-0.6770482659339905" office:value-type="float"/>
          <table:table-cell office:value="0.7321832180023193" office:value-type="float"/>
          <table:table-cell office:value="-0.14058488607406616" office:value-type="float"/>
          <table:table-cell office:value="0.8822546005249023" office:value-type="float"/>
        </table:table-row>
        <table:table-row>
          <table:table-cell office:value="-0.037497947216033944" office:value-type="float"/>
          <table:table-cell office:value="-0.05" office:value-type="float"/>
          <table:table-cell office:value="-0.020547146201133737" office:value-type="float"/>
          <table:table-cell office:value="0.008416078686714176" office:value-type="float"/>
          <table:table-cell office:value="-0.01144424080848693" office:value-type="float"/>
          <table:table-cell office:value="0.007110764980316163" office:value-type="float"/>
          <table:table-cell office:value="0.5832132173911786" office:value-type="float"/>
          <table:table-cell office:value="56" office:value-type="float"/>
          <table:table-cell office:value="-0.9035859107971191" office:value-type="float"/>
          <table:table-cell office:value="-0.6162377595901489" office:value-type="float"/>
          <table:table-cell office:value="0.6593196392059326" office:value-type="float"/>
          <table:table-cell office:value="-0.44787490367889404" office:value-type="float"/>
          <table:table-cell office:value="-0.15547055006027222" office:value-type="float"/>
          <table:table-cell office:value="-0.7081902623176575" office:value-type="float"/>
        </table:table-row>
        <table:table-row>
          <table:table-cell office:value="-0.031032378673553476" office:value-type="float"/>
          <table:table-cell office:value="-0.049832313060760504" office:value-type="float"/>
          <table:table-cell office:value="-0.01833479344844819" office:value-type="float"/>
          <table:table-cell office:value="0.010399977564811709" office:value-type="float"/>
          <table:table-cell office:value="-0.010901416540145866" office:value-type="float"/>
          <table:table-cell office:value="0.010257776975631714" office:value-type="float"/>
          <table:table-cell office:value="0.612383728300293" office:value-type="float"/>
          <table:table-cell office:value="57" office:value-type="float"/>
          <table:table-cell office:value="0.6465568542480469" office:value-type="float"/>
          <table:table-cell office:value="0.016768693923950195" office:value-type="float"/>
          <table:table-cell office:value="0.2212352752685547" office:value-type="float"/>
          <table:table-cell office:value="0.19838988780975342" office:value-type="float"/>
          <table:table-cell office:value="0.054282426834106445" office:value-type="float"/>
          <table:table-cell office:value="0.3147011995315552" office:value-type="float"/>
        </table:table-row>
        <table:table-row>
          <table:table-cell office:value="-0.03467386186122895" office:value-type="float"/>
          <table:table-cell office:value="-0.05" office:value-type="float"/>
          <table:table-cell office:value="-0.0213967388868332" office:value-type="float"/>
          <table:table-cell office:value="0.0018569660186767596" office:value-type="float"/>
          <table:table-cell office:value="-0.018583051562309258" office:value-type="float"/>
          <table:table-cell office:value="0.012885892391204834" office:value-type="float"/>
          <table:table-cell office:value="0.5505582362253457" office:value-type="float"/>
          <table:table-cell office:value="58" office:value-type="float"/>
          <table:table-cell office:value="-0.3641483187675476" office:value-type="float"/>
          <table:table-cell office:value="-0.1063547134399414" office:value-type="float"/>
          <table:table-cell office:value="-0.306194543838501" office:value-type="float"/>
          <table:table-cell office:value="-0.8543011546134949" office:value-type="float"/>
          <table:table-cell office:value="-0.7681635022163391" office:value-type="float"/>
          <table:table-cell office:value="0.262811541557312" office:value-type="float"/>
        </table:table-row>
        <table:table-row>
          <table:table-cell office:value="-0.043042249679565436" office:value-type="float"/>
          <table:table-cell office:value="-0.05" office:value-type="float"/>
          <table:table-cell office:value="-0.022459634542465218" office:value-type="float"/>
          <table:table-cell office:value="0.004245705604553224" office:value-type="float"/>
          <table:table-cell office:value="-0.01872223019599914" office:value-type="float"/>
          <table:table-cell office:value="0.004983099102973938" office:value-type="float"/>
          <table:table-cell office:value="0.5310556361627196" office:value-type="float"/>
          <table:table-cell office:value="59" office:value-type="float"/>
          <table:table-cell office:value="-0.8368387818336487" office:value-type="float"/>
          <table:table-cell office:value="-0.19769835472106934" office:value-type="float"/>
          <table:table-cell office:value="-0.1062895655632019" office:value-type="float"/>
          <table:table-cell office:value="0.23887395858764648" office:value-type="float"/>
          <table:table-cell office:value="-0.013917863368988037" office:value-type="float"/>
          <table:table-cell office:value="-0.7902793288230896" office:value-type="float"/>
        </table:table-row>
        <table:table-row>
          <table:table-cell office:value="-0.03411023139953614" office:value-type="float"/>
          <table:table-cell office:value="-0.05" office:value-type="float"/>
          <table:table-cell office:value="-0.024491230249404916" office:value-type="float"/>
          <table:table-cell office:value="0.0072960400581359875" office:value-type="float"/>
          <table:table-cell office:value="-0.022181227207183834" office:value-type="float"/>
          <table:table-cell office:value="0.007801956534385681" office:value-type="float"/>
          <table:table-cell office:value="0.5508710519942461" office:value-type="float"/>
          <table:table-cell office:value="60" office:value-type="float"/>
          <table:table-cell office:value="0.8932018280029297" office:value-type="float"/>
          <table:table-cell office:value="-0.8738869428634644" office:value-type="float"/>
          <table:table-cell office:value="-0.20315957069396973" office:value-type="float"/>
          <table:table-cell office:value="0.30503344535827637" office:value-type="float"/>
          <table:table-cell office:value="-0.34589970111846924" office:value-type="float"/>
          <table:table-cell office:value="0.2818857431411743" office:value-type="float"/>
        </table:table-row>
      </table:table>
      <table:table table:name="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29684937000274657" office:value-type="float"/>
          <table:table-cell office:value="-0.0026423811912536623" office:value-type="float"/>
          <table:table-cell office:value="0.005438363552093506" office:value-type="float"/>
          <table:table-cell office:value="0.008312770128250123" office:value-type="float"/>
          <table:table-cell office:value="-0.009560994505882263" office:value-type="float"/>
          <table:table-cell office:value="-0.005075693130493164" office:value-type="float"/>
          <table:table-cell office:value="0.5335850643726683" office:value-type="float"/>
          <table:table-cell office:value="1" office:value-type="float"/>
          <table:table-cell office:value="-0.2968493700027466" office:value-type="float"/>
          <table:table-cell office:value="-0.2642381191253662" office:value-type="float"/>
          <table:table-cell office:value="0.5438363552093506" office:value-type="float"/>
          <table:table-cell office:value="0.8312770128250122" office:value-type="float"/>
          <table:table-cell office:value="-0.9560994505882263" office:value-type="float"/>
          <table:table-cell office:value="-0.5075693130493164" office:value-type="float"/>
        </table:table-row>
        <table:table-row>
          <table:table-cell office:value="-0.012012768983840943" office:value-type="float"/>
          <table:table-cell office:value="0.001695748567581177" office:value-type="float"/>
          <table:table-cell office:value="-0.00262380063533783" office:value-type="float"/>
          <table:table-cell office:value="0.008361562490463258" office:value-type="float"/>
          <table:table-cell office:value="-0.004316839575767516" office:value-type="float"/>
          <table:table-cell office:value="0.002218601703643799" office:value-type="float"/>
          <table:table-cell office:value="0.5698299409833797" office:value-type="float"/>
          <table:table-cell office:value="2" office:value-type="float"/>
          <table:table-cell office:value="-0.9044275283813477" office:value-type="float"/>
          <table:table-cell office:value="0.4338129758834839" office:value-type="float"/>
          <table:table-cell office:value="-0.8062164187431335" office:value-type="float"/>
          <table:table-cell office:value="0.0048792362213134766" office:value-type="float"/>
          <table:table-cell office:value="0.5244154930114746" office:value-type="float"/>
          <table:table-cell office:value="0.7294294834136963" office:value-type="float"/>
        </table:table-row>
        <table:table-row>
          <table:table-cell office:value="-0.004754680395126343" office:value-type="float"/>
          <table:table-cell office:value="-0.0017497038841247556" office:value-type="float"/>
          <table:table-cell office:value="0.006741788983345031" office:value-type="float"/>
          <table:table-cell office:value="0.016412370204925537" office:value-type="float"/>
          <table:table-cell office:value="-0.007263253331184386" office:value-type="float"/>
          <table:table-cell office:value="0.011835873126983643" office:value-type="float"/>
          <table:table-cell office:value="0.4818685330229006" office:value-type="float"/>
          <table:table-cell office:value="3" office:value-type="float"/>
          <table:table-cell office:value="0.72580885887146" office:value-type="float"/>
          <table:table-cell office:value="-0.34454524517059326" office:value-type="float"/>
          <table:table-cell office:value="0.9365589618682861" office:value-type="float"/>
          <table:table-cell office:value="0.805080771446228" office:value-type="float"/>
          <table:table-cell office:value="-0.294641375541687" office:value-type="float"/>
          <table:table-cell office:value="0.9617271423339844" office:value-type="float"/>
        </table:table-row>
        <table:table-row>
          <table:table-cell office:value="0.004363476037979126" office:value-type="float"/>
          <table:table-cell office:value="-0.007222753763198853" office:value-type="float"/>
          <table:table-cell office:value="0.013218774199485778" office:value-type="float"/>
          <table:table-cell office:value="0.010463874936103821" office:value-type="float"/>
          <table:table-cell office:value="-0.004276985526084898" office:value-type="float"/>
          <table:table-cell office:value="0.021285480260848998" office:value-type="float"/>
          <table:table-cell office:value="0.4314677668906861" office:value-type="float"/>
          <table:table-cell office:value="4" office:value-type="float"/>
          <table:table-cell office:value="0.9118156433105469" office:value-type="float"/>
          <table:table-cell office:value="-0.5473049879074097" office:value-type="float"/>
          <table:table-cell office:value="0.6476985216140747" office:value-type="float"/>
          <table:table-cell office:value="-0.5948495268821716" office:value-type="float"/>
          <table:table-cell office:value="0.29862678050994873" office:value-type="float"/>
          <table:table-cell office:value="0.9449607133865356" office:value-type="float"/>
        </table:table-row>
        <table:table-row>
          <table:table-cell office:value="-0.0010957318544387818" office:value-type="float"/>
          <table:table-cell office:value="-0.013300740718841554" office:value-type="float"/>
          <table:table-cell office:value="0.02162092864513397" office:value-type="float"/>
          <table:table-cell office:value="0.0013889646530151362" office:value-type="float"/>
          <table:table-cell office:value="0.003711336255073548" office:value-type="float"/>
          <table:table-cell office:value="0.018122338652610776" office:value-type="float"/>
          <table:table-cell office:value="0.4358372781845274" office:value-type="float"/>
          <table:table-cell office:value="5" office:value-type="float"/>
          <table:table-cell office:value="-0.5459207892417908" office:value-type="float"/>
          <table:table-cell office:value="-0.60779869556427" office:value-type="float"/>
          <table:table-cell office:value="0.8402154445648193" office:value-type="float"/>
          <table:table-cell office:value="-0.9074910283088684" office:value-type="float"/>
          <table:table-cell office:value="0.7988321781158447" office:value-type="float"/>
          <table:table-cell office:value="-0.316314160823822" office:value-type="float"/>
        </table:table-row>
        <table:table-row>
          <table:table-cell office:value="-0.001747669577598572" office:value-type="float"/>
          <table:table-cell office:value="-0.02067601561546326" office:value-type="float"/>
          <table:table-cell office:value="0.026735112071037292" office:value-type="float"/>
          <table:table-cell office:value="0.008239660263061523" office:value-type="float"/>
          <table:table-cell office:value="0.010984777808189393" office:value-type="float"/>
          <table:table-cell office:value="0.027654969096183774" office:value-type="float"/>
          <table:table-cell office:value="0.3648267250337526" office:value-type="float"/>
          <table:table-cell office:value="6" office:value-type="float"/>
          <table:table-cell office:value="-0.065193772315979" office:value-type="float"/>
          <table:table-cell office:value="-0.7375274896621704" office:value-type="float"/>
          <table:table-cell office:value="0.511418342590332" office:value-type="float"/>
          <table:table-cell office:value="0.6850695610046387" office:value-type="float"/>
          <table:table-cell office:value="0.7273441553115845" office:value-type="float"/>
          <table:table-cell office:value="0.9532630443572998" office:value-type="float"/>
        </table:table-row>
        <table:table-row>
          <table:table-cell office:value="0.00801418125629425" office:value-type="float"/>
          <table:table-cell office:value="-0.025308749675750735" office:value-type="float"/>
          <table:table-cell office:value="0.023562968373298646" office:value-type="float"/>
          <table:table-cell office:value="0.01755798578262329" office:value-type="float"/>
          <table:table-cell office:value="0.020493547320365908" office:value-type="float"/>
          <table:table-cell office:value="0.028607546687126156" office:value-type="float"/>
          <table:table-cell office:value="0.3335072598197158" office:value-type="float"/>
          <table:table-cell office:value="7" office:value-type="float"/>
          <table:table-cell office:value="0.9761850833892822" office:value-type="float"/>
          <table:table-cell office:value="-0.46327340602874756" office:value-type="float"/>
          <table:table-cell office:value="-0.31721436977386475" office:value-type="float"/>
          <table:table-cell office:value="0.9318325519561768" office:value-type="float"/>
          <table:table-cell office:value="0.9508769512176514" office:value-type="float"/>
          <table:table-cell office:value="0.09525775909423828" office:value-type="float"/>
        </table:table-row>
        <table:table-row>
          <table:table-cell office:value="0.0008895003795623777" office:value-type="float"/>
          <table:table-cell office:value="-0.03423432886600494" office:value-type="float"/>
          <table:table-cell office:value="0.03199014246463776" office:value-type="float"/>
          <table:table-cell office:value="0.02277011513710022" office:value-type="float"/>
          <table:table-cell office:value="0.0213668304681778" office:value-type="float"/>
          <table:table-cell office:value="0.03515719592571258" office:value-type="float"/>
          <table:table-cell office:value="0.2587131454941822" office:value-type="float"/>
          <table:table-cell office:value="8" office:value-type="float"/>
          <table:table-cell office:value="-0.7124680876731873" office:value-type="float"/>
          <table:table-cell office:value="-0.8925579190254211" office:value-type="float"/>
          <table:table-cell office:value="0.8427174091339111" office:value-type="float"/>
          <table:table-cell office:value="0.5212129354476929" office:value-type="float"/>
          <table:table-cell office:value="0.08732831478118896" office:value-type="float"/>
          <table:table-cell office:value="0.6549649238586426" office:value-type="float"/>
        </table:table-row>
        <table:table-row>
          <table:table-cell office:value="-0.002604233026504517" office:value-type="float"/>
          <table:table-cell office:value="-0.02800557434558868" office:value-type="float"/>
          <table:table-cell office:value="0.024275925755500794" office:value-type="float"/>
          <table:table-cell office:value="0.031473731994628905" office:value-type="float"/>
          <table:table-cell office:value="0.0279775482416153" office:value-type="float"/>
          <table:table-cell office:value="0.040636603236198415" office:value-type="float"/>
          <table:table-cell office:value="0.26099634604567074" office:value-type="float"/>
          <table:table-cell office:value="9" office:value-type="float"/>
          <table:table-cell office:value="-0.34937334060668945" office:value-type="float"/>
          <table:table-cell office:value="0.622875452041626" office:value-type="float"/>
          <table:table-cell office:value="-0.7714216709136963" office:value-type="float"/>
          <table:table-cell office:value="0.8703616857528687" office:value-type="float"/>
          <table:table-cell office:value="0.66107177734375" office:value-type="float"/>
          <table:table-cell office:value="0.547940731048584" office:value-type="float"/>
        </table:table-row>
        <table:table-row>
          <table:table-cell office:value="0.006350463628768921" office:value-type="float"/>
          <table:table-cell office:value="-0.03633046686649322" office:value-type="float"/>
          <table:table-cell office:value="0.017958295345306397" office:value-type="float"/>
          <table:table-cell office:value="0.04090628147125244" office:value-type="float"/>
          <table:table-cell office:value="0.03643501579761506" office:value-type="float"/>
          <table:table-cell office:value="0.03907975137233733" office:value-type="float"/>
          <table:table-cell office:value="0.220165573957541" office:value-type="float"/>
          <table:table-cell office:value="10" office:value-type="float"/>
          <table:table-cell office:value="0.8954696655273438" office:value-type="float"/>
          <table:table-cell office:value="-0.8324892520904541" office:value-type="float"/>
          <table:table-cell office:value="-0.6317630410194397" office:value-type="float"/>
          <table:table-cell office:value="0.9432549476623535" office:value-type="float"/>
          <table:table-cell office:value="0.8457467555999756" office:value-type="float"/>
          <table:table-cell office:value="-0.1556851863861084" office:value-type="float"/>
        </table:table-row>
        <table:table-row>
          <table:table-cell office:value="0.010980823040008546" office:value-type="float"/>
          <table:table-cell office:value="-0.045689873695373535" office:value-type="float"/>
          <table:table-cell office:value="0.027081210613250733" office:value-type="float"/>
          <table:table-cell office:value="0.03600086212158203" office:value-type="float"/>
          <table:table-cell office:value="0.03187154829502106" office:value-type="float"/>
          <table:table-cell office:value="0.040518885254859915" office:value-type="float"/>
          <table:table-cell office:value="0.17620611601740055" office:value-type="float"/>
          <table:table-cell office:value="11" office:value-type="float"/>
          <table:table-cell office:value="0.4630359411239624" office:value-type="float"/>
          <table:table-cell office:value="-0.935940682888031" office:value-type="float"/>
          <table:table-cell office:value="0.9122915267944336" office:value-type="float"/>
          <table:table-cell office:value="-0.490541934967041" office:value-type="float"/>
          <table:table-cell office:value="-0.4563467502593994" office:value-type="float"/>
          <table:table-cell office:value="0.1439133882522583" office:value-type="float"/>
        </table:table-row>
        <table:table-row>
          <table:table-cell office:value="0.007364606857299805" office:value-type="float"/>
          <table:table-cell office:value="-0.03602838635444641" office:value-type="float"/>
          <table:table-cell office:value="0.018662446141242982" office:value-type="float"/>
          <table:table-cell office:value="0.03700973987579346" office:value-type="float"/>
          <table:table-cell office:value="0.03832147538661958" office:value-type="float"/>
          <table:table-cell office:value="0.0442380267381668" office:value-type="float"/>
          <table:table-cell office:value="0.21184265467856772" office:value-type="float"/>
          <table:table-cell office:value="12" office:value-type="float"/>
          <table:table-cell office:value="-0.361621618270874" office:value-type="float"/>
          <table:table-cell office:value="0.9661487340927124" office:value-type="float"/>
          <table:table-cell office:value="-0.8418764472007751" office:value-type="float"/>
          <table:table-cell office:value="0.10088777542114258" office:value-type="float"/>
          <table:table-cell office:value="0.6449927091598511" office:value-type="float"/>
          <table:table-cell office:value="0.3719141483306885" office:value-type="float"/>
        </table:table-row>
        <table:table-row>
          <table:table-cell office:value="-0.0009580409526824957" office:value-type="float"/>
          <table:table-cell office:value="-0.03963224351406097" office:value-type="float"/>
          <table:table-cell office:value="0.009517623782157899" office:value-type="float"/>
          <table:table-cell office:value="0.03533352255821228" office:value-type="float"/>
          <table:table-cell office:value="0.038227784633636484" office:value-type="float"/>
          <table:table-cell office:value="0.044200333952903736" office:value-type="float"/>
          <table:table-cell office:value="0.22982964527351168" office:value-type="float"/>
          <table:table-cell office:value="13" office:value-type="float"/>
          <table:table-cell office:value="-0.83226478099823" office:value-type="float"/>
          <table:table-cell office:value="-0.3603857159614563" office:value-type="float"/>
          <table:table-cell office:value="-0.9144822359085083" office:value-type="float"/>
          <table:table-cell office:value="-0.16762173175811768" office:value-type="float"/>
          <table:table-cell office:value="-0.009369075298309326" office:value-type="float"/>
          <table:table-cell office:value="-0.0037692785263061523" office:value-type="float"/>
        </table:table-row>
        <table:table-row>
          <table:table-cell office:value="0.005037790536880493" office:value-type="float"/>
          <table:table-cell office:value="-0.04477719664573669" office:value-type="float"/>
          <table:table-cell office:value="0.012876325249671937" office:value-type="float"/>
          <table:table-cell office:value="0.04424591422080994" office:value-type="float"/>
          <table:table-cell office:value="0.04157278776168824" office:value-type="float"/>
          <table:table-cell office:value="0.04956020295619964" office:value-type="float"/>
          <table:table-cell office:value="0.1604273725978873" office:value-type="float"/>
          <table:table-cell office:value="14" office:value-type="float"/>
          <table:table-cell office:value="0.5995831489562988" office:value-type="float"/>
          <table:table-cell office:value="-0.514495313167572" office:value-type="float"/>
          <table:table-cell office:value="0.3358701467514038" office:value-type="float"/>
          <table:table-cell office:value="0.8912391662597656" office:value-type="float"/>
          <table:table-cell office:value="0.3345003128051758" office:value-type="float"/>
          <table:table-cell office:value="0.5359869003295898" office:value-type="float"/>
        </table:table-row>
        <table:table-row>
          <table:table-cell office:value="-0.004169916510581971" office:value-type="float"/>
          <table:table-cell office:value="-0.0415620493888855" office:value-type="float"/>
          <table:table-cell office:value="0.014268530011177064" office:value-type="float"/>
          <table:table-cell office:value="0.03498958587646484" office:value-type="float"/>
          <table:table-cell office:value="0.04359331965446473" office:value-type="float"/>
          <table:table-cell office:value="0.04692364990711211" office:value-type="float"/>
          <table:table-cell office:value="0.2041279298155671" office:value-type="float"/>
          <table:table-cell office:value="15" office:value-type="float"/>
          <table:table-cell office:value="-0.9207707047462463" office:value-type="float"/>
          <table:table-cell office:value="0.32151472568511963" office:value-type="float"/>
          <table:table-cell office:value="0.1392204761505127" office:value-type="float"/>
          <table:table-cell office:value="-0.9256328344345093" office:value-type="float"/>
          <table:table-cell office:value="0.20205318927764893" office:value-type="float"/>
          <table:table-cell office:value="-0.26365530490875244" office:value-type="float"/>
        </table:table-row>
        <table:table-row>
          <table:table-cell office:value="-0.0015184873342514046" office:value-type="float"/>
          <table:table-cell office:value="-0.05" office:value-type="float"/>
          <table:table-cell office:value="0.018875373005867006" office:value-type="float"/>
          <table:table-cell office:value="0.03489673674106598" office:value-type="float"/>
          <table:table-cell office:value="0.04972137093544007" office:value-type="float"/>
          <table:table-cell office:value="0.04496707677841186" office:value-type="float"/>
          <table:table-cell office:value="0.16492440521846752" office:value-type="float"/>
          <table:table-cell office:value="16" office:value-type="float"/>
          <table:table-cell office:value="0.26514291763305664" office:value-type="float"/>
          <table:table-cell office:value="-0.9169968962669373" office:value-type="float"/>
          <table:table-cell office:value="0.46068429946899414" office:value-type="float"/>
          <table:table-cell office:value="-0.009284913539886475" office:value-type="float"/>
          <table:table-cell office:value="0.6128051280975342" office:value-type="float"/>
          <table:table-cell office:value="-0.19565731287002563" office:value-type="float"/>
        </table:table-row>
        <table:table-row>
          <table:table-cell office:value="0.007698476910591124" office:value-type="float"/>
          <table:table-cell office:value="-0.05" office:value-type="float"/>
          <table:table-cell office:value="0.013716523051261902" office:value-type="float"/>
          <table:table-cell office:value="0.028273307085037228" office:value-type="float"/>
          <table:table-cell office:value="0.04250614225864412" office:value-type="float"/>
          <table:table-cell office:value="0.04206604599952697" office:value-type="float"/>
          <table:table-cell office:value="0.1991442450248579" office:value-type="float"/>
          <table:table-cell office:value="17" office:value-type="float"/>
          <table:table-cell office:value="0.9216964244842529" office:value-type="float"/>
          <table:table-cell office:value="-0.06469142436981201" office:value-type="float"/>
          <table:table-cell office:value="-0.5158849954605103" office:value-type="float"/>
          <table:table-cell office:value="-0.6623429656028748" office:value-type="float"/>
          <table:table-cell office:value="-0.721522867679596" office:value-type="float"/>
          <table:table-cell office:value="-0.29010307788848877" office:value-type="float"/>
        </table:table-row>
        <table:table-row>
          <table:table-cell office:value="0.00382987082004547" office:value-type="float"/>
          <table:table-cell office:value="-0.0485789966583252" office:value-type="float"/>
          <table:table-cell office:value="0.010767057538032532" office:value-type="float"/>
          <table:table-cell office:value="0.03587382912635803" office:value-type="float"/>
          <table:table-cell office:value="0.04802263438701631" office:value-type="float"/>
          <table:table-cell office:value="0.049412006139755243" office:value-type="float"/>
          <table:table-cell office:value="0.1671989725864106" office:value-type="float"/>
          <table:table-cell office:value="18" office:value-type="float"/>
          <table:table-cell office:value="-0.38686060905456543" office:value-type="float"/>
          <table:table-cell office:value="0.14210033416748047" office:value-type="float"/>
          <table:table-cell office:value="-0.294946551322937" office:value-type="float"/>
          <table:table-cell office:value="0.7600522041320801" office:value-type="float"/>
          <table:table-cell office:value="0.5516492128372192" office:value-type="float"/>
          <table:table-cell office:value="0.7345960140228271" office:value-type="float"/>
        </table:table-row>
        <table:table-row>
          <table:table-cell office:value="0.007338681817054747" office:value-type="float"/>
          <table:table-cell office:value="-0.040211889743804935" office:value-type="float"/>
          <table:table-cell office:value="0.00645363450050354" office:value-type="float"/>
          <table:table-cell office:value="0.030391815900802612" office:value-type="float"/>
          <table:table-cell office:value="0.05" office:value-type="float"/>
          <table:table-cell office:value="0.05" office:value-type="float"/>
          <table:table-cell office:value="0.2086872820298853" office:value-type="float"/>
          <table:table-cell office:value="19" office:value-type="float"/>
          <table:table-cell office:value="0.35088109970092773" office:value-type="float"/>
          <table:table-cell office:value="0.8367106914520264" office:value-type="float"/>
          <table:table-cell office:value="-0.43134230375289917" office:value-type="float"/>
          <table:table-cell office:value="-0.548201322555542" office:value-type="float"/>
          <table:table-cell office:value="0.4713716506958008" office:value-type="float"/>
          <table:table-cell office:value="0.8441895246505737" office:value-type="float"/>
        </table:table-row>
        <table:table-row>
          <table:table-cell office:value="0.013707762360572813" office:value-type="float"/>
          <table:table-cell office:value="-0.038743221759796144" office:value-type="float"/>
          <table:table-cell office:value="0.000245547890663147" office:value-type="float"/>
          <table:table-cell office:value="0.038612371683120726" office:value-type="float"/>
          <table:table-cell office:value="0.04134893894195557" office:value-type="float"/>
          <table:table-cell office:value="0.04296075522899628" office:value-type="float"/>
          <table:table-cell office:value="0.22792846752098928" office:value-type="float"/>
          <table:table-cell office:value="20" office:value-type="float"/>
          <table:table-cell office:value="0.6369080543518066" office:value-type="float"/>
          <table:table-cell office:value="0.1468667984008789" office:value-type="float"/>
          <table:table-cell office:value="-0.6208086609840393" office:value-type="float"/>
          <table:table-cell office:value="0.8220555782318115" office:value-type="float"/>
          <table:table-cell office:value="-0.8651061058044434" office:value-type="float"/>
          <table:table-cell office:value="-0.7039244771003723" office:value-type="float"/>
        </table:table-row>
        <table:table-row>
          <table:table-cell office:value="0.01281762659549713" office:value-type="float"/>
          <table:table-cell office:value="-0.046857892274856566" office:value-type="float"/>
          <table:table-cell office:value="-0.005856132507324219" office:value-type="float"/>
          <table:table-cell office:value="0.045638468265533444" office:value-type="float"/>
          <table:table-cell office:value="0.03826789140701294" office:value-type="float"/>
          <table:table-cell office:value="0.04181203365325928" office:value-type="float"/>
          <table:table-cell office:value="0.19601225409764578" office:value-type="float"/>
          <table:table-cell office:value="21" office:value-type="float"/>
          <table:table-cell office:value="-0.08901357650756836" office:value-type="float"/>
          <table:table-cell office:value="-0.8114670515060425" office:value-type="float"/>
          <table:table-cell office:value="-0.6101680397987366" office:value-type="float"/>
          <table:table-cell office:value="0.702609658241272" office:value-type="float"/>
          <table:table-cell office:value="-0.3081047534942627" office:value-type="float"/>
          <table:table-cell office:value="-0.11487215757369995" office:value-type="float"/>
        </table:table-row>
        <table:table-row>
          <table:table-cell office:value="0.00316108703613281" office:value-type="float"/>
          <table:table-cell office:value="-0.04136270523071289" office:value-type="float"/>
          <table:table-cell office:value="-0.011334355473518371" office:value-type="float"/>
          <table:table-cell office:value="0.04909027814865112" office:value-type="float"/>
          <table:table-cell office:value="0.03429948925971985" office:value-type="float"/>
          <table:table-cell office:value="0.041071526408195495" office:value-type="float"/>
          <table:table-cell office:value="0.22755621755355948" office:value-type="float"/>
          <table:table-cell office:value="22" office:value-type="float"/>
          <table:table-cell office:value="-0.9656539559364319" office:value-type="float"/>
          <table:table-cell office:value="0.5495187044143677" office:value-type="float"/>
          <table:table-cell office:value="-0.5478222966194153" office:value-type="float"/>
          <table:table-cell office:value="0.3451809883117676" office:value-type="float"/>
          <table:table-cell office:value="-0.3968402147293091" office:value-type="float"/>
          <table:table-cell office:value="-0.07405072450637817" office:value-type="float"/>
        </table:table-row>
        <table:table-row>
          <table:table-cell office:value="0.0013782644271850563" office:value-type="float"/>
          <table:table-cell office:value="-0.04942198395729065" office:value-type="float"/>
          <table:table-cell office:value="-0.013814386725425721" office:value-type="float"/>
          <table:table-cell office:value="0.05" office:value-type="float"/>
          <table:table-cell office:value="0.025175672173500065" office:value-type="float"/>
          <table:table-cell office:value="0.035420519709587095" office:value-type="float"/>
          <table:table-cell office:value="0.2165810095269466" office:value-type="float"/>
          <table:table-cell office:value="23" office:value-type="float"/>
          <table:table-cell office:value="-0.1782822608947754" office:value-type="float"/>
          <table:table-cell office:value="-0.8059278726577759" office:value-type="float"/>
          <table:table-cell office:value="-0.24800312519073486" office:value-type="float"/>
          <table:table-cell office:value="0.46427059173583984" office:value-type="float"/>
          <table:table-cell office:value="-0.9123817086219788" office:value-type="float"/>
          <table:table-cell office:value="-0.5651006698608398" office:value-type="float"/>
        </table:table-row>
        <table:table-row>
          <table:table-cell office:value="0.006881691217422483" office:value-type="float"/>
          <table:table-cell office:value="-0.05" office:value-type="float"/>
          <table:table-cell office:value="-0.01300860583782196" office:value-type="float"/>
          <table:table-cell office:value="0.04995909690856934" office:value-type="float"/>
          <table:table-cell office:value="0.01676803052425385" office:value-type="float"/>
          <table:table-cell office:value="0.037229155898094175" office:value-type="float"/>
          <table:table-cell office:value="0.20320456916970897" office:value-type="float"/>
          <table:table-cell office:value="24" office:value-type="float"/>
          <table:table-cell office:value="0.5503426790237427" office:value-type="float"/>
          <table:table-cell office:value="-0.28391778469085693" office:value-type="float"/>
          <table:table-cell office:value="0.08057808876037598" office:value-type="float"/>
          <table:table-cell office:value="-0.004090309143066406" office:value-type="float"/>
          <table:table-cell office:value="-0.8407641649246216" office:value-type="float"/>
          <table:table-cell office:value="0.180863618850708" office:value-type="float"/>
        </table:table-row>
        <table:table-row>
          <table:table-cell office:value="0.011550878286361692" office:value-type="float"/>
          <table:table-cell office:value="-0.05" office:value-type="float"/>
          <table:table-cell office:value="-0.011941387057304383" office:value-type="float"/>
          <table:table-cell office:value="0.05" office:value-type="float"/>
          <table:table-cell office:value="0.017201548218727113" office:value-type="float"/>
          <table:table-cell office:value="0.04168797194957733" office:value-type="float"/>
          <table:table-cell office:value="0.18483656274821653" office:value-type="float"/>
          <table:table-cell office:value="25" office:value-type="float"/>
          <table:table-cell office:value="0.4669187068939209" office:value-type="float"/>
          <table:table-cell office:value="-0.8434879779815674" office:value-type="float"/>
          <table:table-cell office:value="0.10672187805175781" office:value-type="float"/>
          <table:table-cell office:value="0.5643858909606934" office:value-type="float"/>
          <table:table-cell office:value="0.04335176944732666" office:value-type="float"/>
          <table:table-cell office:value="0.44588160514831543" office:value-type="float"/>
        </table:table-row>
        <table:table-row>
          <table:table-cell office:value="0.01526453614234924" office:value-type="float"/>
          <table:table-cell office:value="-0.04061221837997437" office:value-type="float"/>
          <table:table-cell office:value="-0.013251051306724548" office:value-type="float"/>
          <table:table-cell office:value="0.0473556923866272" office:value-type="float"/>
          <table:table-cell office:value="0.009643110036849978" office:value-type="float"/>
          <table:table-cell office:value="0.04722521007061005" office:value-type="float"/>
          <table:table-cell office:value="0.20409884792802319" office:value-type="float"/>
          <table:table-cell office:value="26" office:value-type="float"/>
          <table:table-cell office:value="0.3713657855987549" office:value-type="float"/>
          <table:table-cell office:value="0.9387781620025635" office:value-type="float"/>
          <table:table-cell office:value="-0.1309664249420166" office:value-type="float"/>
          <table:table-cell office:value="-0.2644307613372803" office:value-type="float"/>
          <table:table-cell office:value="-0.7558438181877136" office:value-type="float"/>
          <table:table-cell office:value="0.5537238121032715" office:value-type="float"/>
        </table:table-row>
        <table:table-row>
          <table:table-cell office:value="0.005689318776130674" office:value-type="float"/>
          <table:table-cell office:value="-0.030735919475555422" office:value-type="float"/>
          <table:table-cell office:value="-0.01752759039402008" office:value-type="float"/>
          <table:table-cell office:value="0.03896836221218109" office:value-type="float"/>
          <table:table-cell office:value="0.009872274398803713" office:value-type="float"/>
          <table:table-cell office:value="0.042744955420494085" office:value-type="float"/>
          <table:table-cell office:value="0.29195210978445624" office:value-type="float"/>
          <table:table-cell office:value="27" office:value-type="float"/>
          <table:table-cell office:value="-0.9575217366218567" office:value-type="float"/>
          <table:table-cell office:value="0.9876298904418945" office:value-type="float"/>
          <table:table-cell office:value="-0.4276539087295532" office:value-type="float"/>
          <table:table-cell office:value="-0.8387330174446106" office:value-type="float"/>
          <table:table-cell office:value="0.022916436195373535" office:value-type="float"/>
          <table:table-cell office:value="-0.4480254650115967" office:value-type="float"/>
        </table:table-row>
        <table:table-row>
          <table:table-cell office:value="0.004469782114028929" office:value-type="float"/>
          <table:table-cell office:value="-0.036930575370788574" office:value-type="float"/>
          <table:table-cell office:value="-0.025114787220954893" office:value-type="float"/>
          <table:table-cell office:value="0.03475728690624237" office:value-type="float"/>
          <table:table-cell office:value="0.009290435910224916" office:value-type="float"/>
          <table:table-cell office:value="0.04183282315731049" office:value-type="float"/>
          <table:table-cell office:value="0.2887128978387778" office:value-type="float"/>
          <table:table-cell office:value="28" office:value-type="float"/>
          <table:table-cell office:value="-0.12195366621017456" office:value-type="float"/>
          <table:table-cell office:value="-0.6194655895233154" office:value-type="float"/>
          <table:table-cell office:value="-0.7587196826934814" office:value-type="float"/>
          <table:table-cell office:value="-0.42110753059387207" office:value-type="float"/>
          <table:table-cell office:value="-0.05818384885787964" office:value-type="float"/>
          <table:table-cell office:value="-0.09121322631835938" office:value-type="float"/>
        </table:table-row>
        <table:table-row>
          <table:table-cell office:value="-0.001795147657394411" office:value-type="float"/>
          <table:table-cell office:value="-0.04468783617019653" office:value-type="float"/>
          <table:table-cell office:value="-0.030642154216766356" office:value-type="float"/>
          <table:table-cell office:value="0.03572606861591339" office:value-type="float"/>
          <table:table-cell office:value="0.015530448555946352" office:value-type="float"/>
          <table:table-cell office:value="0.041303259730339055" office:value-type="float"/>
          <table:table-cell office:value="0.2687430178441063" office:value-type="float"/>
          <table:table-cell office:value="29" office:value-type="float"/>
          <table:table-cell office:value="-0.626492977142334" office:value-type="float"/>
          <table:table-cell office:value="-0.7757260799407959" office:value-type="float"/>
          <table:table-cell office:value="-0.5527366995811462" office:value-type="float"/>
          <table:table-cell office:value="0.09687817096710205" office:value-type="float"/>
          <table:table-cell office:value="0.6240012645721436" office:value-type="float"/>
          <table:table-cell office:value="-0.052956342697143555" office:value-type="float"/>
        </table:table-row>
        <table:table-row>
          <table:table-cell office:value="-0.007239606976509096" office:value-type="float"/>
          <table:table-cell office:value="-0.04133534669876099" office:value-type="float"/>
          <table:table-cell office:value="-0.03807453393936157" office:value-type="float"/>
          <table:table-cell office:value="0.02762431502342224" office:value-type="float"/>
          <table:table-cell office:value="0.024218717217445375" office:value-type="float"/>
          <table:table-cell office:value="0.04491163909435272" office:value-type="float"/>
          <table:table-cell office:value="0.2950119036362099" office:value-type="float"/>
          <table:table-cell office:value="30" office:value-type="float"/>
          <table:table-cell office:value="-0.5444459319114685" office:value-type="float"/>
          <table:table-cell office:value="0.3352489471435547" office:value-type="float"/>
          <table:table-cell office:value="-0.7432379722595215" office:value-type="float"/>
          <table:table-cell office:value="-0.810175359249115" office:value-type="float"/>
          <table:table-cell office:value="0.8688268661499023" office:value-type="float"/>
          <table:table-cell office:value="0.3608379364013672" office:value-type="float"/>
        </table:table-row>
        <table:table-row>
          <table:table-cell office:value="-0.002770848870277406" office:value-type="float"/>
          <table:table-cell office:value="-0.04766777217388153" office:value-type="float"/>
          <table:table-cell office:value="-0.040346644520759575" office:value-type="float"/>
          <table:table-cell office:value="0.031654092073440554" office:value-type="float"/>
          <table:table-cell office:value="0.021172824501991275" office:value-type="float"/>
          <table:table-cell office:value="0.04418990671634674" office:value-type="float"/>
          <table:table-cell office:value="0.26044069929828867" office:value-type="float"/>
          <table:table-cell office:value="31" office:value-type="float"/>
          <table:table-cell office:value="0.44687581062316895" office:value-type="float"/>
          <table:table-cell office:value="-0.6332425475120544" office:value-type="float"/>
          <table:table-cell office:value="-0.22721105813980103" office:value-type="float"/>
          <table:table-cell office:value="0.40297770500183105" office:value-type="float"/>
          <table:table-cell office:value="-0.30458927154541016" office:value-type="float"/>
          <table:table-cell office:value="-0.07217323780059814" office:value-type="float"/>
        </table:table-row>
        <table:table-row>
          <table:table-cell office:value="-0.009362373352050783" office:value-type="float"/>
          <table:table-cell office:value="-0.05" office:value-type="float"/>
          <table:table-cell office:value="-0.04078356504440307" office:value-type="float"/>
          <table:table-cell office:value="0.035535169839859014" office:value-type="float"/>
          <table:table-cell office:value="0.01787026882171631" office:value-type="float"/>
          <table:table-cell office:value="0.04270786225795746" office:value-type="float"/>
          <table:table-cell office:value="0.2493352000076618" office:value-type="float"/>
          <table:table-cell office:value="32" office:value-type="float"/>
          <table:table-cell office:value="-0.6591524481773376" office:value-type="float"/>
          <table:table-cell office:value="-0.5410744547843933" office:value-type="float"/>
          <table:table-cell office:value="-0.043692052364349365" office:value-type="float"/>
          <table:table-cell office:value="0.3881077766418457" office:value-type="float"/>
          <table:table-cell office:value="-0.33025556802749634" office:value-type="float"/>
          <table:table-cell office:value="-0.14820444583892822" office:value-type="float"/>
        </table:table-row>
        <table:table-row>
          <table:table-cell office:value="-0.002867616415023805" office:value-type="float"/>
          <table:table-cell office:value="-0.05" office:value-type="float"/>
          <table:table-cell office:value="-0.031519167423248284" office:value-type="float"/>
          <table:table-cell office:value="0.033498272895812996" office:value-type="float"/>
          <table:table-cell office:value="0.02015341639518738" office:value-type="float"/>
          <table:table-cell office:value="0.03892374157905579" office:value-type="float"/>
          <table:table-cell office:value="0.2629063405886081" office:value-type="float"/>
          <table:table-cell office:value="33" office:value-type="float"/>
          <table:table-cell office:value="0.6494756937026978" office:value-type="float"/>
          <table:table-cell office:value="-0.486264705657959" office:value-type="float"/>
          <table:table-cell office:value="0.9264397621154785" office:value-type="float"/>
          <table:table-cell office:value="-0.20368969440460205" office:value-type="float"/>
          <table:table-cell office:value="0.22831475734710693" office:value-type="float"/>
          <table:table-cell office:value="-0.37841206789016724" office:value-type="float"/>
        </table:table-row>
        <table:table-row>
          <table:table-cell office:value="-0.0006493866443634047" office:value-type="float"/>
          <table:table-cell office:value="-0.05" office:value-type="float"/>
          <table:table-cell office:value="-0.04085892558097839" office:value-type="float"/>
          <table:table-cell office:value="0.043467019796371464" office:value-type="float"/>
          <table:table-cell office:value="0.012203355431556703" office:value-type="float"/>
          <table:table-cell office:value="0.03510246872901917" office:value-type="float"/>
          <table:table-cell office:value="0.24426331969729742" office:value-type="float"/>
          <table:table-cell office:value="34" office:value-type="float"/>
          <table:table-cell office:value="0.22182297706604004" office:value-type="float"/>
          <table:table-cell office:value="-0.7004565596580505" office:value-type="float"/>
          <table:table-cell office:value="-0.9339758157730103" office:value-type="float"/>
          <table:table-cell office:value="0.9968746900558472" office:value-type="float"/>
          <table:table-cell office:value="-0.7950060963630676" office:value-type="float"/>
          <table:table-cell office:value="-0.3821272850036621" office:value-type="float"/>
        </table:table-row>
        <table:table-row>
          <table:table-cell office:value="-0.009948389530181886" office:value-type="float"/>
          <table:table-cell office:value="-0.049136179685592654" office:value-type="float"/>
          <table:table-cell office:value="-0.03193843245506286" office:value-type="float"/>
          <table:table-cell office:value="0.05" office:value-type="float"/>
          <table:table-cell office:value="0.018266813158988954" office:value-type="float"/>
          <table:table-cell office:value="0.04219016671180725" office:value-type="float"/>
          <table:table-cell office:value="0.21581883667172008" office:value-type="float"/>
          <table:table-cell office:value="35" office:value-type="float"/>
          <table:table-cell office:value="-0.9299002885818481" office:value-type="float"/>
          <table:table-cell office:value="0.08638203144073486" office:value-type="float"/>
          <table:table-cell office:value="0.8920493125915527" office:value-type="float"/>
          <table:table-cell office:value="0.8924133777618408" office:value-type="float"/>
          <table:table-cell office:value="0.6063457727432251" office:value-type="float"/>
          <table:table-cell office:value="0.7087697982788086" office:value-type="float"/>
        </table:table-row>
        <table:table-row>
          <table:table-cell office:value="-0.01160613775253296" office:value-type="float"/>
          <table:table-cell office:value="-0.05" office:value-type="float"/>
          <table:table-cell office:value="-0.039754564762115474" office:value-type="float"/>
          <table:table-cell office:value="0.05" office:value-type="float"/>
          <table:table-cell office:value="0.026958414912223817" office:value-type="float"/>
          <table:table-cell office:value="0.04058359622955322" office:value-type="float"/>
          <table:table-cell office:value="0.21823246283869302" office:value-type="float"/>
          <table:table-cell office:value="36" office:value-type="float"/>
          <table:table-cell office:value="-0.16577482223510742" office:value-type="float"/>
          <table:table-cell office:value="-0.4680403470993042" office:value-type="float"/>
          <table:table-cell office:value="-0.7816132307052612" office:value-type="float"/>
          <table:table-cell office:value="0.08877313137054443" office:value-type="float"/>
          <table:table-cell office:value="0.8691601753234863" office:value-type="float"/>
          <table:table-cell office:value="-0.16065704822540283" office:value-type="float"/>
        </table:table-row>
        <table:table-row>
          <table:table-cell office:value="-0.019756585955619813" office:value-type="float"/>
          <table:table-cell office:value="-0.040035709142684936" office:value-type="float"/>
          <table:table-cell office:value="-0.04732094883918762" office:value-type="float"/>
          <table:table-cell office:value="0.0498197889328003" office:value-type="float"/>
          <table:table-cell office:value="0.028034351468086242" office:value-type="float"/>
          <table:table-cell office:value="0.031866635680198666" office:value-type="float"/>
          <table:table-cell office:value="0.28077438889135803" office:value-type="float"/>
          <table:table-cell office:value="37" office:value-type="float"/>
          <table:table-cell office:value="-0.8150448203086853" office:value-type="float"/>
          <table:table-cell office:value="0.9964290857315063" office:value-type="float"/>
          <table:table-cell office:value="-0.7566384077072144" office:value-type="float"/>
          <table:table-cell office:value="-0.018021106719970703" office:value-type="float"/>
          <table:table-cell office:value="0.10759365558624268" office:value-type="float"/>
          <table:table-cell office:value="-0.8716960549354553" office:value-type="float"/>
        </table:table-row>
        <table:table-row>
          <table:table-cell office:value="-0.02563588261604309" office:value-type="float"/>
          <table:table-cell office:value="-0.04141498208045959" office:value-type="float"/>
          <table:table-cell office:value="-0.03865091681480407" office:value-type="float"/>
          <table:table-cell office:value="0.04036513566970826" office:value-type="float"/>
          <table:table-cell office:value="0.023792061805725098" office:value-type="float"/>
          <table:table-cell office:value="0.04000240266323089" office:value-type="float"/>
          <table:table-cell office:value="0.2807227220004312" office:value-type="float"/>
          <table:table-cell office:value="38" office:value-type="float"/>
          <table:table-cell office:value="-0.5879296660423279" office:value-type="float"/>
          <table:table-cell office:value="-0.13792729377746582" office:value-type="float"/>
          <table:table-cell office:value="0.8670032024383545" office:value-type="float"/>
          <table:table-cell office:value="-0.9454653263092041" office:value-type="float"/>
          <table:table-cell office:value="-0.4242289662361145" office:value-type="float"/>
          <table:table-cell office:value="0.8135766983032227" office:value-type="float"/>
        </table:table-row>
        <table:table-row>
          <table:table-cell office:value="-0.01802250862121582" office:value-type="float"/>
          <table:table-cell office:value="-0.03972351312637329" office:value-type="float"/>
          <table:table-cell office:value="-0.04828352034091949" office:value-type="float"/>
          <table:table-cell office:value="0.04945233345031739" office:value-type="float"/>
          <table:table-cell office:value="0.025254029035568237" office:value-type="float"/>
          <table:table-cell office:value="0.03495742917060852" office:value-type="float"/>
          <table:table-cell office:value="0.27492984738265497" office:value-type="float"/>
          <table:table-cell office:value="39" office:value-type="float"/>
          <table:table-cell office:value="0.761337399482727" office:value-type="float"/>
          <table:table-cell office:value="0.16914689540863037" office:value-type="float"/>
          <table:table-cell office:value="-0.9632603526115417" office:value-type="float"/>
          <table:table-cell office:value="0.9087197780609131" office:value-type="float"/>
          <table:table-cell office:value="0.14619672298431396" office:value-type="float"/>
          <table:table-cell office:value="-0.5044973492622375" office:value-type="float"/>
        </table:table-row>
        <table:table-row>
          <table:table-cell office:value="-0.012149823904037477" office:value-type="float"/>
          <table:table-cell office:value="-0.04376643717288971" office:value-type="float"/>
          <table:table-cell office:value="-0.05" office:value-type="float"/>
          <table:table-cell office:value="0.05" office:value-type="float"/>
          <table:table-cell office:value="0.031702204942703247" office:value-type="float"/>
          <table:table-cell office:value="0.03630463719367981" office:value-type="float"/>
          <table:table-cell office:value="0.2505833440863105" office:value-type="float"/>
          <table:table-cell office:value="40" office:value-type="float"/>
          <table:table-cell office:value="0.5872684717178345" office:value-type="float"/>
          <table:table-cell office:value="-0.40429240465164185" office:value-type="float"/>
          <table:table-cell office:value="-0.6394225358963013" office:value-type="float"/>
          <table:table-cell office:value="0.28142476081848145" office:value-type="float"/>
          <table:table-cell office:value="0.644817590713501" office:value-type="float"/>
          <table:table-cell office:value="0.1347208023071289" office:value-type="float"/>
        </table:table-row>
        <table:table-row>
          <table:table-cell office:value="-0.017776961326599124" office:value-type="float"/>
          <table:table-cell office:value="-0.05" office:value-type="float"/>
          <table:table-cell office:value="-0.04854008197784424" office:value-type="float"/>
          <table:table-cell office:value="0.05" office:value-type="float"/>
          <table:table-cell office:value="0.032501119375228885" office:value-type="float"/>
          <table:table-cell office:value="0.03601763069629669" office:value-type="float"/>
          <table:table-cell office:value="0.22782534893775047" office:value-type="float"/>
          <table:table-cell office:value="41" office:value-type="float"/>
          <table:table-cell office:value="-0.5627137422561646" office:value-type="float"/>
          <table:table-cell office:value="-0.9523000717163086" office:value-type="float"/>
          <table:table-cell office:value="0.14599180221557617" office:value-type="float"/>
          <table:table-cell office:value="0.18071198463439941" office:value-type="float"/>
          <table:table-cell office:value="0.07989144325256348" office:value-type="float"/>
          <table:table-cell office:value="-0.028700649738311768" office:value-type="float"/>
        </table:table-row>
        <table:table-row>
          <table:table-cell office:value="-0.026188967227935796" office:value-type="float"/>
          <table:table-cell office:value="-0.04321012973785401" office:value-type="float"/>
          <table:table-cell office:value="-0.04567485570907593" office:value-type="float"/>
          <table:table-cell office:value="0.05" office:value-type="float"/>
          <table:table-cell office:value="0.03905923008918762" office:value-type="float"/>
          <table:table-cell office:value="0.04045979678630829" office:value-type="float"/>
          <table:table-cell office:value="0.23908633508773036" office:value-type="float"/>
          <table:table-cell office:value="42" office:value-type="float"/>
          <table:table-cell office:value="-0.841200590133667" office:value-type="float"/>
          <table:table-cell office:value="0.6789870262145996" office:value-type="float"/>
          <table:table-cell office:value="0.28652262687683105" office:value-type="float"/>
          <table:table-cell office:value="0.4951462745666504" office:value-type="float"/>
          <table:table-cell office:value="0.655811071395874" office:value-type="float"/>
          <table:table-cell office:value="0.44421660900115967" office:value-type="float"/>
        </table:table-row>
        <table:table-row>
          <table:table-cell office:value="-0.026311941742897037" office:value-type="float"/>
          <table:table-cell office:value="-0.05" office:value-type="float"/>
          <table:table-cell office:value="-0.039619286060333256" office:value-type="float"/>
          <table:table-cell office:value="0.044693295359611515" office:value-type="float"/>
          <table:table-cell office:value="0.044895398616790774" office:value-type="float"/>
          <table:table-cell office:value="0.044773818850517275" office:value-type="float"/>
          <table:table-cell office:value="0.21108436985345352" office:value-type="float"/>
          <table:table-cell office:value="43" office:value-type="float"/>
          <table:table-cell office:value="-0.012297451496124268" office:value-type="float"/>
          <table:table-cell office:value="-0.8259122967720032" office:value-type="float"/>
          <table:table-cell office:value="0.6055569648742676" office:value-type="float"/>
          <table:table-cell office:value="-0.5306704640388489" office:value-type="float"/>
          <table:table-cell office:value="0.5836168527603149" office:value-type="float"/>
          <table:table-cell office:value="0.43140220642089844" office:value-type="float"/>
        </table:table-row>
        <table:table-row>
          <table:table-cell office:value="-0.03249553620815278" office:value-type="float"/>
          <table:table-cell office:value="-0.05" office:value-type="float"/>
          <table:table-cell office:value="-0.048695941567420964" office:value-type="float"/>
          <table:table-cell office:value="0.04191148221492768" office:value-type="float"/>
          <table:table-cell office:value="0.04879150271415711" office:value-type="float"/>
          <table:table-cell office:value="0.036330303549766546" office:value-type="float"/>
          <table:table-cell office:value="0.23339625378638573" office:value-type="float"/>
          <table:table-cell office:value="44" office:value-type="float"/>
          <table:table-cell office:value="-0.6183594465255737" office:value-type="float"/>
          <table:table-cell office:value="-0.9002377390861511" office:value-type="float"/>
          <table:table-cell office:value="-0.9076655507087708" office:value-type="float"/>
          <table:table-cell office:value="-0.2781813144683838" office:value-type="float"/>
          <table:table-cell office:value="0.3896104097366333" office:value-type="float"/>
          <table:table-cell office:value="-0.8443515300750732" office:value-type="float"/>
        </table:table-row>
        <table:table-row>
          <table:table-cell office:value="-0.033138941526412974" office:value-type="float"/>
          <table:table-cell office:value="-0.05" office:value-type="float"/>
          <table:table-cell office:value="-0.04276157915592194" office:value-type="float"/>
          <table:table-cell office:value="0.04516529023647309" office:value-type="float"/>
          <table:table-cell office:value="0.05" office:value-type="float"/>
          <table:table-cell office:value="0.03174493610858918" office:value-type="float"/>
          <table:table-cell office:value="0.2370256246019129" office:value-type="float"/>
          <table:table-cell office:value="45" office:value-type="float"/>
          <table:table-cell office:value="-0.06434053182601929" office:value-type="float"/>
          <table:table-cell office:value="-0.7260003089904785" office:value-type="float"/>
          <table:table-cell office:value="0.5934362411499023" office:value-type="float"/>
          <table:table-cell office:value="0.325380802154541" office:value-type="float"/>
          <table:table-cell office:value="0.43878018856048584" office:value-type="float"/>
          <table:table-cell office:value="-0.4585367441177368" office:value-type="float"/>
        </table:table-row>
        <table:table-row>
          <table:table-cell office:value="-0.03137360095977784" office:value-type="float"/>
          <table:table-cell office:value="-0.049844073057174684" office:value-type="float"/>
          <table:table-cell office:value="-0.046966927647590646" office:value-type="float"/>
          <table:table-cell office:value="0.04806742250919342" office:value-type="float"/>
          <table:table-cell office:value="0.05" office:value-type="float"/>
          <table:table-cell office:value="0.023673000931739817" office:value-type="float"/>
          <table:table-cell office:value="0.2487912364192837" office:value-type="float"/>
          <table:table-cell office:value="46" office:value-type="float"/>
          <table:table-cell office:value="0.17653405666351318" office:value-type="float"/>
          <table:table-cell office:value="0.015592694282531738" office:value-type="float"/>
          <table:table-cell office:value="-0.4205348491668701" office:value-type="float"/>
          <table:table-cell office:value="0.2902132272720337" office:value-type="float"/>
          <table:table-cell office:value="0.5075986385345459" office:value-type="float"/>
          <table:table-cell office:value="-0.8071935176849365" office:value-type="float"/>
        </table:table-row>
        <table:table-row>
          <table:table-cell office:value="-0.024481481313705453" office:value-type="float"/>
          <table:table-cell office:value="-0.0439427661895752" office:value-type="float"/>
          <table:table-cell office:value="-0.03883812248706819" office:value-type="float"/>
          <table:table-cell office:value="0.04654815137386322" office:value-type="float"/>
          <table:table-cell office:value="0.05" office:value-type="float"/>
          <table:table-cell office:value="0.03320635855197908" office:value-type="float"/>
          <table:table-cell office:value="0.2578343936108859" office:value-type="float"/>
          <table:table-cell office:value="47" office:value-type="float"/>
          <table:table-cell office:value="0.6892119646072388" office:value-type="float"/>
          <table:table-cell office:value="0.5901306867599487" office:value-type="float"/>
          <table:table-cell office:value="0.8128805160522461" office:value-type="float"/>
          <table:table-cell office:value="-0.15192711353302002" office:value-type="float"/>
          <table:table-cell office:value="0.16025269031524658" office:value-type="float"/>
          <table:table-cell office:value="0.9533357620239258" office:value-type="float"/>
        </table:table-row>
        <table:table-row>
          <table:table-cell office:value="-0.03284859776496888" office:value-type="float"/>
          <table:table-cell office:value="-0.044059730768203735" office:value-type="float"/>
          <table:table-cell office:value="-0.046790248155593885" office:value-type="float"/>
          <table:table-cell office:value="0.05" office:value-type="float"/>
          <table:table-cell office:value="0.049468204975128174" office:value-type="float"/>
          <table:table-cell office:value="0.0351201778650284" office:value-type="float"/>
          <table:table-cell office:value="0.23749080649016363" office:value-type="float"/>
          <table:table-cell office:value="48" office:value-type="float"/>
          <table:table-cell office:value="-0.8367116451263428" office:value-type="float"/>
          <table:table-cell office:value="-0.011696457862854004" office:value-type="float"/>
          <table:table-cell office:value="-0.7952125668525696" office:value-type="float"/>
          <table:table-cell office:value="0.6180814504623413" office:value-type="float"/>
          <table:table-cell office:value="-0.05317950248718262" office:value-type="float"/>
          <table:table-cell office:value="0.19138193130493164" office:value-type="float"/>
        </table:table-row>
        <table:table-row>
          <table:table-cell office:value="-0.03977858483791352" office:value-type="float"/>
          <table:table-cell office:value="-0.0395776093006134" office:value-type="float"/>
          <table:table-cell office:value="-0.04822441816329957" office:value-type="float"/>
          <table:table-cell office:value="0.049355561137199404" office:value-type="float"/>
          <table:table-cell office:value="0.05" office:value-type="float"/>
          <table:table-cell office:value="0.04107906162738802" office:value-type="float"/>
          <table:table-cell office:value="0.2341065232790565" office:value-type="float"/>
          <table:table-cell office:value="49" office:value-type="float"/>
          <table:table-cell office:value="-0.6929987072944641" office:value-type="float"/>
          <table:table-cell office:value="0.4482121467590332" office:value-type="float"/>
          <table:table-cell office:value="-0.14341700077056885" office:value-type="float"/>
          <table:table-cell office:value="-0.06444388628005981" office:value-type="float"/>
          <table:table-cell office:value="0.38918066024780273" office:value-type="float"/>
          <table:table-cell office:value="0.5958883762359619" office:value-type="float"/>
        </table:table-row>
        <table:table-row>
          <table:table-cell office:value="-0.041895177960395824" office:value-type="float"/>
          <table:table-cell office:value="-0.0440807294845581" office:value-type="float"/>
          <table:table-cell office:value="-0.05" office:value-type="float"/>
          <table:table-cell office:value="0.05" office:value-type="float"/>
          <table:table-cell office:value="0.04315584599971772" office:value-type="float"/>
          <table:table-cell office:value="0.04142833411693574" office:value-type="float"/>
          <table:table-cell office:value="0.2173293100375846" office:value-type="float"/>
          <table:table-cell office:value="50" office:value-type="float"/>
          <table:table-cell office:value="-0.21165931224822998" office:value-type="float"/>
          <table:table-cell office:value="-0.4503120183944702" office:value-type="float"/>
          <table:table-cell office:value="-0.2851855754852295" office:value-type="float"/>
          <table:table-cell office:value="0.22703790664672852" office:value-type="float"/>
          <table:table-cell office:value="-0.6844154000282288" office:value-type="float"/>
          <table:table-cell office:value="0.03492724895477295" office:value-type="float"/>
        </table:table-row>
        <table:table-row>
          <table:table-cell office:value="-0.04966707527637483" office:value-type="float"/>
          <table:table-cell office:value="-0.05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3274012804031373" office:value-type="float"/>
          <table:table-cell office:value="0.20266153292325" office:value-type="float"/>
          <table:table-cell office:value="51" office:value-type="float"/>
          <table:table-cell office:value="-0.7771897315979004" office:value-type="float"/>
          <table:table-cell office:value="-0.7078045010566711" office:value-type="float"/>
          <table:table-cell office:value="-0.21245348453521729" office:value-type="float"/>
          <table:table-cell office:value="0.7304089069366455" office:value-type="float"/>
          <table:table-cell office:value="0.9188519716262817" office:value-type="float"/>
          <table:table-cell office:value="-0.8688206076622009" office:value-type="float"/>
        </table:table-row>
        <table:table-row>
          <table:table-cell office:value="-0.05" office:value-type="float"/>
          <table:table-cell office:value="-0.05" office:value-type="float"/>
          <table:table-cell office:value="-0.042644162178039555" office:value-type="float"/>
          <table:table-cell office:value="0.04555266678333283" office:value-type="float"/>
          <table:table-cell office:value="0.05" office:value-type="float"/>
          <table:table-cell office:value="0.02332730770111085" office:value-type="float"/>
          <table:table-cell office:value="0.24089739408141075" office:value-type="float"/>
          <table:table-cell office:value="52" office:value-type="float"/>
          <table:table-cell office:value="-0.5187594890594482" office:value-type="float"/>
          <table:table-cell office:value="-0.7278531193733215" office:value-type="float"/>
          <table:table-cell office:value="0.7355837821960449" office:value-type="float"/>
          <table:table-cell office:value="-0.44473332166671753" office:value-type="float"/>
          <table:table-cell office:value="0.6316509246826172" office:value-type="float"/>
          <table:table-cell office:value="-0.9412820339202881" office:value-type="float"/>
        </table:table-row>
        <table:table-row>
          <table:table-cell office:value="-0.04618555903434754" office:value-type="float"/>
          <table:table-cell office:value="-0.05" office:value-type="float"/>
          <table:table-cell office:value="-0.048788982033729555" office:value-type="float"/>
          <table:table-cell office:value="0.04774103105068207" office:value-type="float"/>
          <table:table-cell office:value="0.04760730564594269" office:value-type="float"/>
          <table:table-cell office:value="0.015015962719917305" office:value-type="float"/>
          <table:table-cell office:value="0.25791153137676004" office:value-type="float"/>
          <table:table-cell office:value="53" office:value-type="float"/>
          <table:table-cell office:value="0.3814440965652466" office:value-type="float"/>
          <table:table-cell office:value="-0.6844346523284912" office:value-type="float"/>
          <table:table-cell office:value="-0.6144819855690002" office:value-type="float"/>
          <table:table-cell office:value="0.21883642673492432" office:value-type="float"/>
          <table:table-cell office:value="-0.2392694354057312" office:value-type="float"/>
          <table:table-cell office:value="-0.8311344981193542" office:value-type="float"/>
        </table:table-row>
        <table:table-row>
          <table:table-cell office:value="-0.03916775703430176" office:value-type="float"/>
          <table:table-cell office:value="-0.048284720182418826" office:value-type="float"/>
          <table:table-cell office:value="-0.04717915713787079" office:value-type="float"/>
          <table:table-cell office:value="0.040333028435707095" office:value-type="float"/>
          <table:table-cell office:value="0.049331567883491516" office:value-type="float"/>
          <table:table-cell office:value="0.022919040322303783" office:value-type="float"/>
          <table:table-cell office:value="0.2748927783426658" office:value-type="float"/>
          <table:table-cell office:value="54" office:value-type="float"/>
          <table:table-cell office:value="0.7017802000045776" office:value-type="float"/>
          <table:table-cell office:value="0.17152798175811768" office:value-type="float"/>
          <table:table-cell office:value="0.16098248958587646" office:value-type="float"/>
          <table:table-cell office:value="-0.7408002614974976" office:value-type="float"/>
          <table:table-cell office:value="0.1724262237548828" office:value-type="float"/>
          <table:table-cell office:value="0.7903077602386475" office:value-type="float"/>
        </table:table-row>
        <table:table-row>
          <table:table-cell office:value="-0.03134453296661377" office:value-type="float"/>
          <table:table-cell office:value="-0.0390260124206543" office:value-type="float"/>
          <table:table-cell office:value="-0.05" office:value-type="float"/>
          <table:table-cell office:value="0.04909619152545929" office:value-type="float"/>
          <table:table-cell office:value="0.05" office:value-type="float"/>
          <table:table-cell office:value="0.013584761023521434" office:value-type="float"/>
          <table:table-cell office:value="0.30837595448114524" office:value-type="float"/>
          <table:table-cell office:value="55" office:value-type="float"/>
          <table:table-cell office:value="0.7823224067687988" office:value-type="float"/>
          <table:table-cell office:value="0.9258707761764526" office:value-type="float"/>
          <table:table-cell office:value="-0.6761187314987183" office:value-type="float"/>
          <table:table-cell office:value="0.8763163089752197" office:value-type="float"/>
          <table:table-cell office:value="0.23082304000854492" office:value-type="float"/>
          <table:table-cell office:value="-0.9334279298782349" office:value-type="float"/>
        </table:table-row>
        <table:table-row>
          <table:table-cell office:value="-0.02714013934135437" office:value-type="float"/>
          <table:table-cell office:value="-0.034567221403121955" office:value-type="float"/>
          <table:table-cell office:value="-0.05" office:value-type="float"/>
          <table:table-cell office:value="0.04969528138637543" office:value-type="float"/>
          <table:table-cell office:value="0.04170802056789398" office:value-type="float"/>
          <table:table-cell office:value="0.008051204085350046" office:value-type="float"/>
          <table:table-cell office:value="0.34549914189502906" office:value-type="float"/>
          <table:table-cell office:value="56" office:value-type="float"/>
          <table:table-cell office:value="0.42043936252593994" office:value-type="float"/>
          <table:table-cell office:value="0.44587910175323486" office:value-type="float"/>
          <table:table-cell office:value="-0.02053457498550415" office:value-type="float"/>
          <table:table-cell office:value="0.05990898609161377" office:value-type="float"/>
          <table:table-cell office:value="-0.8291979432106018" office:value-type="float"/>
          <table:table-cell office:value="-0.5533556938171387" office:value-type="float"/>
        </table:table-row>
        <table:table-row>
          <table:table-cell office:value="-0.0356752872467041" office:value-type="float"/>
          <table:table-cell office:value="-0.030002622604370123" office:value-type="float"/>
          <table:table-cell office:value="-0.05" office:value-type="float"/>
          <table:table-cell office:value="0.05" office:value-type="float"/>
          <table:table-cell office:value="0.05" office:value-type="float"/>
          <table:table-cell office:value="0.00047226130962372756" office:value-type="float"/>
          <table:table-cell office:value="0.35969440265447167" office:value-type="float"/>
          <table:table-cell office:value="57" office:value-type="float"/>
          <table:table-cell office:value="-0.8535147905349731" office:value-type="float"/>
          <table:table-cell office:value="0.4564598798751831" office:value-type="float"/>
          <table:table-cell office:value="-0.39534473419189453" office:value-type="float"/>
          <table:table-cell office:value="0.23640143871307373" office:value-type="float"/>
          <table:table-cell office:value="0.9489741325378418" office:value-type="float"/>
          <table:table-cell office:value="-0.7578942775726318" office:value-type="float"/>
        </table:table-row>
        <table:table-row>
          <table:table-cell office:value="-0.04295508682727814" office:value-type="float"/>
          <table:table-cell office:value="-0.03172834157943726" office:value-type="float"/>
          <table:table-cell office:value="-0.05" office:value-type="float"/>
          <table:table-cell office:value="0.04898205935955048" office:value-type="float"/>
          <table:table-cell office:value="0.05" office:value-type="float"/>
          <table:table-cell office:value="0.005404712557792673" office:value-type="float"/>
          <table:table-cell office:value="0.3413047962482005" office:value-type="float"/>
          <table:table-cell office:value="58" office:value-type="float"/>
          <table:table-cell office:value="-0.7279799580574036" office:value-type="float"/>
          <table:table-cell office:value="-0.17257189750671387" office:value-type="float"/>
          <table:table-cell office:value="-0.541157066822052" office:value-type="float"/>
          <table:table-cell office:value="-0.10179406404495239" office:value-type="float"/>
          <table:table-cell office:value="0.014660954475402832" office:value-type="float"/>
          <table:table-cell office:value="0.49324512481689453" office:value-type="float"/>
        </table:table-row>
        <table:table-row>
          <table:table-cell office:value="-0.045754474997520445" office:value-type="float"/>
          <table:table-cell office:value="-0.02468431949615479" office:value-type="float"/>
          <table:table-cell office:value="-0.05" office:value-type="float"/>
          <table:table-cell office:value="0.03999856114387513" office:value-type="float"/>
          <table:table-cell office:value="0.05" office:value-type="float"/>
          <table:table-cell office:value="0.006310108304023752" office:value-type="float"/>
          <table:table-cell office:value="0.3920612310282769" office:value-type="float"/>
          <table:table-cell office:value="59" office:value-type="float"/>
          <table:table-cell office:value="-0.27993881702423096" office:value-type="float"/>
          <table:table-cell office:value="0.7044022083282471" office:value-type="float"/>
          <table:table-cell office:value="-0.698540985584259" office:value-type="float"/>
          <table:table-cell office:value="-0.8983498215675354" office:value-type="float"/>
          <table:table-cell office:value="0.6214680671691895" office:value-type="float"/>
          <table:table-cell office:value="0.09053957462310791" office:value-type="float"/>
        </table:table-row>
        <table:table-row>
          <table:table-cell office:value="-0.05" office:value-type="float"/>
          <table:table-cell office:value="-0.015056028366088872" office:value-type="float"/>
          <table:table-cell office:value="-0.05" office:value-type="float"/>
          <table:table-cell office:value="0.04054751753807068" office:value-type="float"/>
          <table:table-cell office:value="0.05" office:value-type="float"/>
          <table:table-cell office:value="0.005036621689796458" office:value-type="float"/>
          <table:table-cell office:value="0.420310206168931" office:value-type="float"/>
          <table:table-cell office:value="60" office:value-type="float"/>
          <table:table-cell office:value="-0.9835036993026733" office:value-type="float"/>
          <table:table-cell office:value="0.9628291130065918" office:value-type="float"/>
          <table:table-cell office:value="-0.6095030307769775" office:value-type="float"/>
          <table:table-cell office:value="0.054895639419555664" office:value-type="float"/>
          <table:table-cell office:value="0.9405008554458618" office:value-type="float"/>
          <table:table-cell office:value="-0.1273486614227295" office:value-type="float"/>
        </table:table-row>
      </table:table>
      <table:table table:name="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025097310543060303" office:value-type="float"/>
          <table:table-cell office:value="-0.009070285558700562" office:value-type="float"/>
          <table:table-cell office:value="0.0003276526927947998" office:value-type="float"/>
          <table:table-cell office:value="0.004451571702957153" office:value-type="float"/>
          <table:table-cell office:value="-0.003360714912414551" office:value-type="float"/>
          <table:table-cell office:value="0.008432905673980712" office:value-type="float"/>
          <table:table-cell office:value="0.6370423526121973" office:value-type="float"/>
          <table:table-cell office:value="1" office:value-type="float"/>
          <table:table-cell office:value="-0.025097310543060303" office:value-type="float"/>
          <table:table-cell office:value="-0.9070285558700562" office:value-type="float"/>
          <table:table-cell office:value="0.03276526927947998" office:value-type="float"/>
          <table:table-cell office:value="0.44515717029571533" office:value-type="float"/>
          <table:table-cell office:value="-0.3360714912414551" office:value-type="float"/>
          <table:table-cell office:value="0.8432905673980713" office:value-type="float"/>
        </table:table-row>
        <table:table-row>
          <table:table-cell office:value="0.007976951003074646" office:value-type="float"/>
          <table:table-cell office:value="-0.00032295703887939495" office:value-type="float"/>
          <table:table-cell office:value="0.004916893243789674" office:value-type="float"/>
          <table:table-cell office:value="0.0021272432804107662" office:value-type="float"/>
          <table:table-cell office:value="-0.0005364179611206054" office:value-type="float"/>
          <table:table-cell office:value="0.001465034484863281" office:value-type="float"/>
          <table:table-cell office:value="0.6141146798949352" office:value-type="float"/>
          <table:table-cell office:value="2" office:value-type="float"/>
          <table:table-cell office:value="0.8227924108505249" office:value-type="float"/>
          <table:table-cell office:value="0.8747328519821167" office:value-type="float"/>
          <table:table-cell office:value="0.4589240550994873" office:value-type="float"/>
          <table:table-cell office:value="-0.23243284225463867" office:value-type="float"/>
          <table:table-cell office:value="0.28242969512939453" office:value-type="float"/>
          <table:table-cell office:value="-0.6967871189117432" office:value-type="float"/>
        </table:table-row>
        <table:table-row>
          <table:table-cell office:value="0.010257700085639953" office:value-type="float"/>
          <table:table-cell office:value="0.008929443359374999" office:value-type="float"/>
          <table:table-cell office:value="-0.004138143062591553" office:value-type="float"/>
          <table:table-cell office:value="-0.002827508449554444" office:value-type="float"/>
          <table:table-cell office:value="0.008078198432922363" office:value-type="float"/>
          <table:table-cell office:value="0.0038039851188659667" office:value-type="float"/>
          <table:table-cell office:value="0.5820534382412385" office:value-type="float"/>
          <table:table-cell office:value="3" office:value-type="float"/>
          <table:table-cell office:value="0.22807490825653076" office:value-type="float"/>
          <table:table-cell office:value="0.9252400398254395" office:value-type="float"/>
          <table:table-cell office:value="-0.9055036306381226" office:value-type="float"/>
          <table:table-cell office:value="-0.495475172996521" office:value-type="float"/>
          <table:table-cell office:value="0.8614616394042969" office:value-type="float"/>
          <table:table-cell office:value="0.23389506340026855" office:value-type="float"/>
        </table:table-row>
        <table:table-row>
          <table:table-cell office:value="0.01752562940120697" office:value-type="float"/>
          <table:table-cell office:value="0.005494782924652098" office:value-type="float"/>
          <table:table-cell office:value="0.0021756279468536375" office:value-type="float"/>
          <table:table-cell office:value="-0.004118187427520752" office:value-type="float"/>
          <table:table-cell office:value="0.015886223316192626" office:value-type="float"/>
          <table:table-cell office:value="0.009876894950866699" office:value-type="float"/>
          <table:table-cell office:value="0.5460532219659862" office:value-type="float"/>
          <table:table-cell office:value="4" office:value-type="float"/>
          <table:table-cell office:value="0.7267929315567017" office:value-type="float"/>
          <table:table-cell office:value="-0.34346604347229004" office:value-type="float"/>
          <table:table-cell office:value="0.631377100944519" office:value-type="float"/>
          <table:table-cell office:value="-0.12906789779663086" office:value-type="float"/>
          <table:table-cell office:value="0.7808024883270264" office:value-type="float"/>
          <table:table-cell office:value="0.6072909832000732" office:value-type="float"/>
        </table:table-row>
        <table:table-row>
          <table:table-cell office:value="0.008887428045272828" office:value-type="float"/>
          <table:table-cell office:value="0.0070483112335205066" office:value-type="float"/>
          <table:table-cell office:value="-0.005091152191162109" office:value-type="float"/>
          <table:table-cell office:value="-0.004768749475479126" office:value-type="float"/>
          <table:table-cell office:value="0.024175908565521237" office:value-type="float"/>
          <table:table-cell office:value="0.017128334045410157" office:value-type="float"/>
          <table:table-cell office:value="0.5225092096270599" office:value-type="float"/>
          <table:table-cell office:value="5" office:value-type="float"/>
          <table:table-cell office:value="-0.8638201355934143" office:value-type="float"/>
          <table:table-cell office:value="0.15535283088684082" office:value-type="float"/>
          <table:table-cell office:value="-0.7266780138015747" office:value-type="float"/>
          <table:table-cell office:value="-0.0650562047958374" office:value-type="float"/>
          <table:table-cell office:value="0.8289685249328613" office:value-type="float"/>
          <table:table-cell office:value="0.7251439094543457" office:value-type="float"/>
        </table:table-row>
        <table:table-row>
          <table:table-cell office:value="0.008212124705314638" office:value-type="float"/>
          <table:table-cell office:value="0.005569559335708617" office:value-type="float"/>
          <table:table-cell office:value="-0.011190556883811952" office:value-type="float"/>
          <table:table-cell office:value="-0.003859039545059204" office:value-type="float"/>
          <table:table-cell office:value="0.01855052053928375" office:value-type="float"/>
          <table:table-cell office:value="0.01870684862136841" office:value-type="float"/>
          <table:table-cell office:value="0.5577540604569029" office:value-type="float"/>
          <table:table-cell office:value="6" office:value-type="float"/>
          <table:table-cell office:value="-0.06753033399581909" office:value-type="float"/>
          <table:table-cell office:value="-0.14787518978118896" office:value-type="float"/>
          <table:table-cell office:value="-0.6099404692649841" office:value-type="float"/>
          <table:table-cell office:value="0.09097099304199219" office:value-type="float"/>
          <table:table-cell office:value="-0.5625388026237488" office:value-type="float"/>
          <table:table-cell office:value="0.1578514575958252" office:value-type="float"/>
        </table:table-row>
        <table:table-row>
          <table:table-cell office:value="0.005220817923545839" office:value-type="float"/>
          <table:table-cell office:value="0.011095134019851682" office:value-type="float"/>
          <table:table-cell office:value="-0.002181164622306825" office:value-type="float"/>
          <table:table-cell office:value="-0.011416395306587218" office:value-type="float"/>
          <table:table-cell office:value="0.014907880425453185" office:value-type="float"/>
          <table:table-cell office:value="0.02562802791595459" office:value-type="float"/>
          <table:table-cell office:value="0.4969373484161047" office:value-type="float"/>
          <table:table-cell office:value="7" office:value-type="float"/>
          <table:table-cell office:value="-0.2991306781768799" office:value-type="float"/>
          <table:table-cell office:value="0.5525574684143066" office:value-type="float"/>
          <table:table-cell office:value="0.9009392261505127" office:value-type="float"/>
          <table:table-cell office:value="-0.7557355761528015" office:value-type="float"/>
          <table:table-cell office:value="-0.36426401138305664" office:value-type="float"/>
          <table:table-cell office:value="0.6921179294586182" office:value-type="float"/>
        </table:table-row>
        <table:table-row>
          <table:table-cell office:value="0.012172318100929263" office:value-type="float"/>
          <table:table-cell office:value="0.02049831390380859" office:value-type="float"/>
          <table:table-cell office:value="-0.008515830636024476" office:value-type="float"/>
          <table:table-cell office:value="-0.01314865469932556" office:value-type="float"/>
          <table:table-cell office:value="0.006935700178146362" office:value-type="float"/>
          <table:table-cell office:value="0.016932492852211" office:value-type="float"/>
          <table:table-cell office:value="0.5162134522683504" office:value-type="float"/>
          <table:table-cell office:value="8" office:value-type="float"/>
          <table:table-cell office:value="0.6951500177383423" office:value-type="float"/>
          <table:table-cell office:value="0.9403179883956909" office:value-type="float"/>
          <table:table-cell office:value="-0.6334666013717651" office:value-type="float"/>
          <table:table-cell office:value="-0.17322593927383423" office:value-type="float"/>
          <table:table-cell office:value="-0.7972180247306824" office:value-type="float"/>
          <table:table-cell office:value="-0.8695535063743591" office:value-type="float"/>
        </table:table-row>
        <table:table-row>
          <table:table-cell office:value="0.0024872976541519196" office:value-type="float"/>
          <table:table-cell office:value="0.025322198867797848" office:value-type="float"/>
          <table:table-cell office:value="-0.011643912196159364" office:value-type="float"/>
          <table:table-cell office:value="-0.01811574816703796" office:value-type="float"/>
          <table:table-cell office:value="0.011524046659469604" office:value-type="float"/>
          <table:table-cell office:value="0.018558359742164614" office:value-type="float"/>
          <table:table-cell office:value="0.46716174054632104" office:value-type="float"/>
          <table:table-cell office:value="9" office:value-type="float"/>
          <table:table-cell office:value="-0.9685020446777344" office:value-type="float"/>
          <table:table-cell office:value="0.4823884963989258" office:value-type="float"/>
          <table:table-cell office:value="-0.31280815601348877" office:value-type="float"/>
          <table:table-cell office:value="-0.49670934677124023" office:value-type="float"/>
          <table:table-cell office:value="0.4588346481323242" office:value-type="float"/>
          <table:table-cell office:value="0.16258668899536133" office:value-type="float"/>
        </table:table-row>
        <table:table-row>
          <table:table-cell office:value="0.008161347508430485" office:value-type="float"/>
          <table:table-cell office:value="0.0203386515378952" office:value-type="float"/>
          <table:table-cell office:value="-0.010301230549812319" office:value-type="float"/>
          <table:table-cell office:value="-0.012986259460449215" office:value-type="float"/>
          <table:table-cell office:value="0.020119169950485228" office:value-type="float"/>
          <table:table-cell office:value="0.023083842396736148" office:value-type="float"/>
          <table:table-cell office:value="0.474598051873281" office:value-type="float"/>
          <table:table-cell office:value="10" office:value-type="float"/>
          <table:table-cell office:value="0.5674049854278564" office:value-type="float"/>
          <table:table-cell office:value="-0.4983547329902649" office:value-type="float"/>
          <table:table-cell office:value="0.1342681646347046" office:value-type="float"/>
          <table:table-cell office:value="0.5129488706588745" office:value-type="float"/>
          <table:table-cell office:value="0.8595123291015625" office:value-type="float"/>
          <table:table-cell office:value="0.4525482654571533" office:value-type="float"/>
        </table:table-row>
        <table:table-row>
          <table:table-cell office:value="0.009980461001396183" office:value-type="float"/>
          <table:table-cell office:value="0.011262190937995908" office:value-type="float"/>
          <table:table-cell office:value="-0.01029680669307709" office:value-type="float"/>
          <table:table-cell office:value="-0.015004189610481259" office:value-type="float"/>
          <table:table-cell office:value="0.026339441537857056" office:value-type="float"/>
          <table:table-cell office:value="0.027891238331794743" office:value-type="float"/>
          <table:table-cell office:value="0.477654474842271" office:value-type="float"/>
          <table:table-cell office:value="11" office:value-type="float"/>
          <table:table-cell office:value="0.18191134929656982" office:value-type="float"/>
          <table:table-cell office:value="-0.9076460599899292" office:value-type="float"/>
          <table:table-cell office:value="0.0004423856735229492" office:value-type="float"/>
          <table:table-cell office:value="-0.20179301500320435" office:value-type="float"/>
          <table:table-cell office:value="0.6220271587371826" office:value-type="float"/>
          <table:table-cell office:value="0.4807395935058594" office:value-type="float"/>
        </table:table-row>
        <table:table-row>
          <table:table-cell office:value="0.019299516081810002" office:value-type="float"/>
          <table:table-cell office:value="0.018129346966743468" office:value-type="float"/>
          <table:table-cell office:value="-0.005089250206947328" office:value-type="float"/>
          <table:table-cell office:value="-0.007401755452156063" office:value-type="float"/>
          <table:table-cell office:value="0.02280990660190582" office:value-type="float"/>
          <table:table-cell office:value="0.03410771191120148" office:value-type="float"/>
          <table:table-cell office:value="0.4649524766577854" office:value-type="float"/>
          <table:table-cell office:value="12" office:value-type="float"/>
          <table:table-cell office:value="0.9319055080413818" office:value-type="float"/>
          <table:table-cell office:value="0.6867156028747559" office:value-type="float"/>
          <table:table-cell office:value="0.5207556486129761" office:value-type="float"/>
          <table:table-cell office:value="0.7602434158325195" office:value-type="float"/>
          <table:table-cell office:value="-0.3529534935951233" office:value-type="float"/>
          <table:table-cell office:value="0.6216473579406738" office:value-type="float"/>
        </table:table-row>
        <table:table-row>
          <table:table-cell office:value="0.011810323596000677" office:value-type="float"/>
          <table:table-cell office:value="0.02142528116703033" office:value-type="float"/>
          <table:table-cell office:value="0.003469563126564024" office:value-type="float"/>
          <table:table-cell office:value="-0.01521477937698364" office:value-type="float"/>
          <table:table-cell office:value="0.017821817994117736" office:value-type="float"/>
          <table:table-cell office:value="0.034989015460014344" office:value-type="float"/>
          <table:table-cell office:value="0.4245738411030758" office:value-type="float"/>
          <table:table-cell office:value="13" office:value-type="float"/>
          <table:table-cell office:value="-0.7489192485809326" office:value-type="float"/>
          <table:table-cell office:value="0.3295934200286865" office:value-type="float"/>
          <table:table-cell office:value="0.8558813333511353" office:value-type="float"/>
          <table:table-cell office:value="-0.7813023924827576" office:value-type="float"/>
          <table:table-cell office:value="-0.4988088607788086" office:value-type="float"/>
          <table:table-cell office:value="0.08813035488128662" office:value-type="float"/>
        </table:table-row>
        <table:table-row>
          <table:table-cell office:value="0.015241189599037176" office:value-type="float"/>
          <table:table-cell office:value="0.022329142689704894" office:value-type="float"/>
          <table:table-cell office:value="0.00876257002353668" office:value-type="float"/>
          <table:table-cell office:value="-0.009724371433258053" office:value-type="float"/>
          <table:table-cell office:value="0.011148971915245056" office:value-type="float"/>
          <table:table-cell office:value="0.027954700589179995" office:value-type="float"/>
          <table:table-cell office:value="0.4531661244632657" office:value-type="float"/>
          <table:table-cell office:value="14" office:value-type="float"/>
          <table:table-cell office:value="0.3430866003036499" office:value-type="float"/>
          <table:table-cell office:value="0.09038615226745605" office:value-type="float"/>
          <table:table-cell office:value="0.5293006896972656" office:value-type="float"/>
          <table:table-cell office:value="0.5490407943725586" office:value-type="float"/>
          <table:table-cell office:value="-0.6672846078872681" office:value-type="float"/>
          <table:table-cell office:value="-0.7034314870834351" office:value-type="float"/>
        </table:table-row>
        <table:table-row>
          <table:table-cell office:value="0.012252733111381536" office:value-type="float"/>
          <table:table-cell office:value="0.017857804894447327" office:value-type="float"/>
          <table:table-cell office:value="0.01595990478992462" office:value-type="float"/>
          <table:table-cell office:value="-0.009336766004562375" office:value-type="float"/>
          <table:table-cell office:value="0.018445544838905335" office:value-type="float"/>
          <table:table-cell office:value="0.033925825953483583" office:value-type="float"/>
          <table:table-cell office:value="0.4144731288844988" office:value-type="float"/>
          <table:table-cell office:value="15" office:value-type="float"/>
          <table:table-cell office:value="-0.29884564876556396" office:value-type="float"/>
          <table:table-cell office:value="-0.44713377952575684" office:value-type="float"/>
          <table:table-cell office:value="0.719733476638794" office:value-type="float"/>
          <table:table-cell office:value="0.03876054286956787" office:value-type="float"/>
          <table:table-cell office:value="0.7296572923660278" office:value-type="float"/>
          <table:table-cell office:value="0.5971125364303589" office:value-type="float"/>
        </table:table-row>
        <table:table-row>
          <table:table-cell office:value="0.007939586043357854" office:value-type="float"/>
          <table:table-cell office:value="0.011321647763252257" office:value-type="float"/>
          <table:table-cell office:value="0.02376275599002838" office:value-type="float"/>
          <table:table-cell office:value="-0.012193882465362545" office:value-type="float"/>
          <table:table-cell office:value="0.02074693500995636" office:value-type="float"/>
          <table:table-cell office:value="0.03873966157436371" office:value-type="float"/>
          <table:table-cell office:value="0.37901899189643873" office:value-type="float"/>
          <table:table-cell office:value="16" office:value-type="float"/>
          <table:table-cell office:value="-0.43131470680236816" office:value-type="float"/>
          <table:table-cell office:value="-0.6536157131195068" office:value-type="float"/>
          <table:table-cell office:value="0.780285120010376" office:value-type="float"/>
          <table:table-cell office:value="-0.2857116460800171" office:value-type="float"/>
          <table:table-cell office:value="0.23013901710510254" office:value-type="float"/>
          <table:table-cell office:value="0.4813835620880127" office:value-type="float"/>
        </table:table-row>
        <table:table-row>
          <table:table-cell office:value="0.015279858708381657" office:value-type="float"/>
          <table:table-cell office:value="0.013721283078193664" office:value-type="float"/>
          <table:table-cell office:value="0.023929391503334042" office:value-type="float"/>
          <table:table-cell office:value="-0.02111177861690521" office:value-type="float"/>
          <table:table-cell office:value="0.01220508337020874" office:value-type="float"/>
          <table:table-cell office:value="0.04232961595058442" office:value-type="float"/>
          <table:table-cell office:value="0.36758809814849613" office:value-type="float"/>
          <table:table-cell office:value="17" office:value-type="float"/>
          <table:table-cell office:value="0.7340272665023804" office:value-type="float"/>
          <table:table-cell office:value="0.23996353149414062" office:value-type="float"/>
          <table:table-cell office:value="0.016663551330566406" office:value-type="float"/>
          <table:table-cell office:value="-0.8917896151542664" office:value-type="float"/>
          <table:table-cell office:value="-0.854185163974762" office:value-type="float"/>
          <table:table-cell office:value="0.3589954376220703" office:value-type="float"/>
        </table:table-row>
        <table:table-row>
          <table:table-cell office:value="0.01052056729793549" office:value-type="float"/>
          <table:table-cell office:value="0.005182943940162658" office:value-type="float"/>
          <table:table-cell office:value="0.016839966177940365" office:value-type="float"/>
          <table:table-cell office:value="-0.027341622114181514" office:value-type="float"/>
          <table:table-cell office:value="0.003264846801757813" office:value-type="float"/>
          <table:table-cell office:value="0.05" office:value-type="float"/>
          <table:table-cell office:value="0.38937084913633574" office:value-type="float"/>
          <table:table-cell office:value="18" office:value-type="float"/>
          <table:table-cell office:value="-0.4759291410446167" office:value-type="float"/>
          <table:table-cell office:value="-0.8538339138031006" office:value-type="float"/>
          <table:table-cell office:value="-0.7089425325393677" office:value-type="float"/>
          <table:table-cell office:value="-0.6229843497276306" office:value-type="float"/>
          <table:table-cell office:value="-0.8940236568450928" office:value-type="float"/>
          <table:table-cell office:value="0.8445422649383545" office:value-type="float"/>
        </table:table-row>
        <table:table-row>
          <table:table-cell office:value="0.003915591835975651" office:value-type="float"/>
          <table:table-cell office:value="0.0034162455797195432" office:value-type="float"/>
          <table:table-cell office:value="0.023781644701957698" office:value-type="float"/>
          <table:table-cell office:value="-0.018493164777755734" office:value-type="float"/>
          <table:table-cell office:value="-0.0014854079484939572" office:value-type="float"/>
          <table:table-cell office:value="0.05" office:value-type="float"/>
          <table:table-cell office:value="0.3938947926083432" office:value-type="float"/>
          <table:table-cell office:value="19" office:value-type="float"/>
          <table:table-cell office:value="-0.6604975461959839" office:value-type="float"/>
          <table:table-cell office:value="-0.17666983604431152" office:value-type="float"/>
          <table:table-cell office:value="0.6941678524017334" office:value-type="float"/>
          <table:table-cell office:value="0.8848457336425781" office:value-type="float"/>
          <table:table-cell office:value="-0.475025475025177" office:value-type="float"/>
          <table:table-cell office:value="0.887158989906311" office:value-type="float"/>
        </table:table-row>
        <table:table-row>
          <table:table-cell office:value="-0.0038303476572036704" office:value-type="float"/>
          <table:table-cell office:value="0.009063014388084411" office:value-type="float"/>
          <table:table-cell office:value="0.015477339029312129" office:value-type="float"/>
          <table:table-cell office:value="-0.026267248988151547" office:value-type="float"/>
          <table:table-cell office:value="-0.0033259850740432737" office:value-type="float"/>
          <table:table-cell office:value="0.04139222919940949" office:value-type="float"/>
          <table:table-cell office:value="0.40290445978895717" office:value-type="float"/>
          <table:table-cell office:value="20" office:value-type="float"/>
          <table:table-cell office:value="-0.7745939493179321" office:value-type="float"/>
          <table:table-cell office:value="0.5646768808364868" office:value-type="float"/>
          <table:table-cell office:value="-0.8304305672645569" office:value-type="float"/>
          <table:table-cell office:value="-0.7774084210395813" office:value-type="float"/>
          <table:table-cell office:value="-0.18405771255493164" office:value-type="float"/>
          <table:table-cell office:value="-0.8607770800590515" office:value-type="float"/>
        </table:table-row>
        <table:table-row>
          <table:table-cell office:value="0.005171131491661076" office:value-type="float"/>
          <table:table-cell office:value="0.0030003774166107175" office:value-type="float"/>
          <table:table-cell office:value="0.0243410313129425" office:value-type="float"/>
          <table:table-cell office:value="-0.03432766377925872" office:value-type="float"/>
          <table:table-cell office:value="0.0040901082754135135" office:value-type="float"/>
          <table:table-cell office:value="0.03680598616600037" office:value-type="float"/>
          <table:table-cell office:value="0.3680458728140776" office:value-type="float"/>
          <table:table-cell office:value="21" office:value-type="float"/>
          <table:table-cell office:value="0.9001479148864746" office:value-type="float"/>
          <table:table-cell office:value="-0.6062636971473694" office:value-type="float"/>
          <table:table-cell office:value="0.8863692283630371" office:value-type="float"/>
          <table:table-cell office:value="-0.8060414791107178" office:value-type="float"/>
          <table:table-cell office:value="0.7416093349456787" office:value-type="float"/>
          <table:table-cell office:value="-0.45862430334091187" office:value-type="float"/>
        </table:table-row>
        <table:table-row>
          <table:table-cell office:value="0.011511275172233586" office:value-type="float"/>
          <table:table-cell office:value="-0.0055544710159301765" office:value-type="float"/>
          <table:table-cell office:value="0.021778370738029476" office:value-type="float"/>
          <table:table-cell office:value="-0.024982219338417044" office:value-type="float"/>
          <table:table-cell office:value="0.010024595856666565" office:value-type="float"/>
          <table:table-cell office:value="0.035426127910614016" office:value-type="float"/>
          <table:table-cell office:value="0.41304217011671307" office:value-type="float"/>
          <table:table-cell office:value="22" office:value-type="float"/>
          <table:table-cell office:value="0.634014368057251" office:value-type="float"/>
          <table:table-cell office:value="-0.8554848432540894" office:value-type="float"/>
          <table:table-cell office:value="-0.2562660574913025" office:value-type="float"/>
          <table:table-cell office:value="0.9345444440841675" office:value-type="float"/>
          <table:table-cell office:value="0.5934487581253052" office:value-type="float"/>
          <table:table-cell office:value="-0.13798582553863525" office:value-type="float"/>
        </table:table-row>
        <table:table-row>
          <table:table-cell office:value="0.01154329359531403" office:value-type="float"/>
          <table:table-cell office:value="-0.0026410102844238287" office:value-type="float"/>
          <table:table-cell office:value="0.025495454668998715" office:value-type="float"/>
          <table:table-cell office:value="-0.027684746980667106" office:value-type="float"/>
          <table:table-cell office:value="0.012454317212104797" office:value-type="float"/>
          <table:table-cell office:value="0.026134005188941958" office:value-type="float"/>
          <table:table-cell office:value="0.39827203077326345" office:value-type="float"/>
          <table:table-cell office:value="23" office:value-type="float"/>
          <table:table-cell office:value="0.0032018423080444336" office:value-type="float"/>
          <table:table-cell office:value="0.29134607315063477" office:value-type="float"/>
          <table:table-cell office:value="0.37170839309692383" office:value-type="float"/>
          <table:table-cell office:value="-0.2702527642250061" office:value-type="float"/>
          <table:table-cell office:value="0.24297213554382324" office:value-type="float"/>
          <table:table-cell office:value="-0.9292122721672058" office:value-type="float"/>
        </table:table-row>
        <table:table-row>
          <table:table-cell office:value="0.01765239298343659" office:value-type="float"/>
          <table:table-cell office:value="0.003399605751037597" office:value-type="float"/>
          <table:table-cell office:value="0.025387321114540097" office:value-type="float"/>
          <table:table-cell office:value="-0.02413348674774169" office:value-type="float"/>
          <table:table-cell office:value="0.0036636257171630843" office:value-type="float"/>
          <table:table-cell office:value="0.03471497595310211" office:value-type="float"/>
          <table:table-cell office:value="0.40621958430179017" office:value-type="float"/>
          <table:table-cell office:value="24" office:value-type="float"/>
          <table:table-cell office:value="0.6109099388122559" office:value-type="float"/>
          <table:table-cell office:value="0.6040616035461426" office:value-type="float"/>
          <table:table-cell office:value="-0.010813355445861816" office:value-type="float"/>
          <table:table-cell office:value="0.3551260232925415" office:value-type="float"/>
          <table:table-cell office:value="-0.8790691494941711" office:value-type="float"/>
          <table:table-cell office:value="0.8580970764160156" office:value-type="float"/>
        </table:table-row>
        <table:table-row>
          <table:table-cell office:value="0.026709962487220767" office:value-type="float"/>
          <table:table-cell office:value="-0.0007165443897247325" office:value-type="float"/>
          <table:table-cell office:value="0.023071376681327818" office:value-type="float"/>
          <table:table-cell office:value="-0.024495240449905385" office:value-type="float"/>
          <table:table-cell office:value="0.002249512076377867" office:value-type="float"/>
          <table:table-cell office:value="0.028127650618553164" office:value-type="float"/>
          <table:table-cell office:value="0.4330302888905267" office:value-type="float"/>
          <table:table-cell office:value="25" office:value-type="float"/>
          <table:table-cell office:value="0.905756950378418" office:value-type="float"/>
          <table:table-cell office:value="-0.4116150140762329" office:value-type="float"/>
          <table:table-cell office:value="-0.23159444332122803" office:value-type="float"/>
          <table:table-cell office:value="-0.03617537021636963" office:value-type="float"/>
          <table:table-cell office:value="-0.14141136407852173" office:value-type="float"/>
          <table:table-cell office:value="-0.658732533454895" office:value-type="float"/>
        </table:table-row>
        <table:table-row>
          <table:table-cell office:value="0.02143480241298676" office:value-type="float"/>
          <table:table-cell office:value="0.004112368822097777" office:value-type="float"/>
          <table:table-cell office:value="0.014198610186576841" office:value-type="float"/>
          <table:table-cell office:value="-0.014610971212387075" office:value-type="float"/>
          <table:table-cell office:value="-0.006112955212593081" office:value-type="float"/>
          <table:table-cell office:value="0.029274044632911684" office:value-type="float"/>
          <table:table-cell office:value="0.50200383815764" office:value-type="float"/>
          <table:table-cell office:value="26" office:value-type="float"/>
          <table:table-cell office:value="-0.5275160074234009" office:value-type="float"/>
          <table:table-cell office:value="0.482891321182251" office:value-type="float"/>
          <table:table-cell office:value="-0.8872766494750977" office:value-type="float"/>
          <table:table-cell office:value="0.988426923751831" office:value-type="float"/>
          <table:table-cell office:value="-0.8362467288970947" office:value-type="float"/>
          <table:table-cell office:value="0.11463940143585205" office:value-type="float"/>
        </table:table-row>
        <table:table-row>
          <table:table-cell office:value="0.014966613650321963" office:value-type="float"/>
          <table:table-cell office:value="0.007550927400588988" office:value-type="float"/>
          <table:table-cell office:value="0.017205429673194883" office:value-type="float"/>
          <table:table-cell office:value="-0.009879412651062002" office:value-type="float"/>
          <table:table-cell office:value="-0.010077745318412783" office:value-type="float"/>
          <table:table-cell office:value="0.032643980383872985" office:value-type="float"/>
          <table:table-cell office:value="0.4970721259346384" office:value-type="float"/>
          <table:table-cell office:value="27" office:value-type="float"/>
          <table:table-cell office:value="-0.6468188762664795" office:value-type="float"/>
          <table:table-cell office:value="0.3438558578491211" office:value-type="float"/>
          <table:table-cell office:value="0.3006819486618042" office:value-type="float"/>
          <table:table-cell office:value="0.4731558561325073" office:value-type="float"/>
          <table:table-cell office:value="-0.3964790105819702" office:value-type="float"/>
          <table:table-cell office:value="0.33699357509613037" office:value-type="float"/>
        </table:table-row>
        <table:table-row>
          <table:table-cell office:value="0.023523442149162296" office:value-type="float"/>
          <table:table-cell office:value="0.016052536964416504" office:value-type="float"/>
          <table:table-cell office:value="0.026950941681861875" office:value-type="float"/>
          <table:table-cell office:value="-0.009107550382614125" office:value-type="float"/>
          <table:table-cell office:value="-0.007871631979942324" office:value-type="float"/>
          <table:table-cell office:value="0.023755130767822263" office:value-type="float"/>
          <table:table-cell office:value="0.46400505176006634" office:value-type="float"/>
          <table:table-cell office:value="28" office:value-type="float"/>
          <table:table-cell office:value="0.8556828498840332" office:value-type="float"/>
          <table:table-cell office:value="0.8501609563827515" office:value-type="float"/>
          <table:table-cell office:value="0.9745512008666992" office:value-type="float"/>
          <table:table-cell office:value="0.0771862268447876" office:value-type="float"/>
          <table:table-cell office:value="0.2206113338470459" office:value-type="float"/>
          <table:table-cell office:value="-0.888884961605072" office:value-type="float"/>
        </table:table-row>
        <table:table-row>
          <table:table-cell office:value="0.015016551613807681" office:value-type="float"/>
          <table:table-cell office:value="0.022998576164245606" office:value-type="float"/>
          <table:table-cell office:value="0.03331055462360382" office:value-type="float"/>
          <table:table-cell office:value="-0.009162361025810231" office:value-type="float"/>
          <table:table-cell office:value="-0.005425114035606386" office:value-type="float"/>
          <table:table-cell office:value="0.02390787839889526" office:value-type="float"/>
          <table:table-cell office:value="0.4222918692470102" office:value-type="float"/>
          <table:table-cell office:value="29" office:value-type="float"/>
          <table:table-cell office:value="-0.8506890535354614" office:value-type="float"/>
          <table:table-cell office:value="0.6946039199829102" office:value-type="float"/>
          <table:table-cell office:value="0.6359612941741943" office:value-type="float"/>
          <table:table-cell office:value="-0.005481064319610596" office:value-type="float"/>
          <table:table-cell office:value="0.24465179443359375" office:value-type="float"/>
          <table:table-cell office:value="0.015274763107299805" office:value-type="float"/>
        </table:table-row>
        <table:table-row>
          <table:table-cell office:value="0.006079990863800051" office:value-type="float"/>
          <table:table-cell office:value="0.026173665523529052" office:value-type="float"/>
          <table:table-cell office:value="0.032165603041648866" office:value-type="float"/>
          <table:table-cell office:value="-0.01698066473007201" office:value-type="float"/>
          <table:table-cell office:value="0.001155963540077208" office:value-type="float"/>
          <table:table-cell office:value="0.02962945461273193" office:value-type="float"/>
          <table:table-cell office:value="0.36785616257825904" office:value-type="float"/>
          <table:table-cell office:value="30" office:value-type="float"/>
          <table:table-cell office:value="-0.8936560750007629" office:value-type="float"/>
          <table:table-cell office:value="0.3175089359283447" office:value-type="float"/>
          <table:table-cell office:value="-0.1144951581954956" office:value-type="float"/>
          <table:table-cell office:value="-0.781830370426178" office:value-type="float"/>
          <table:table-cell office:value="0.6581077575683594" office:value-type="float"/>
          <table:table-cell office:value="0.572157621383667" office:value-type="float"/>
        </table:table-row>
        <table:table-row>
          <table:table-cell office:value="0.009568269252777102" office:value-type="float"/>
          <table:table-cell office:value="0.016830109357833863" office:value-type="float"/>
          <table:table-cell office:value="0.04165492117404938" office:value-type="float"/>
          <table:table-cell office:value="-0.008916584253311145" office:value-type="float"/>
          <table:table-cell office:value="-0.0059853321313858045" office:value-type="float"/>
          <table:table-cell office:value="0.03934747099876404" office:value-type="float"/>
          <table:table-cell office:value="0.3716186262437086" office:value-type="float"/>
          <table:table-cell office:value="31" office:value-type="float"/>
          <table:table-cell office:value="0.3488278388977051" office:value-type="float"/>
          <table:table-cell office:value="-0.934355616569519" office:value-type="float"/>
          <table:table-cell office:value="0.9489318132400513" office:value-type="float"/>
          <table:table-cell office:value="0.8064080476760864" office:value-type="float"/>
          <table:table-cell office:value="-0.7141295671463013" office:value-type="float"/>
          <table:table-cell office:value="0.9718016386032104" office:value-type="float"/>
        </table:table-row>
        <table:table-row>
          <table:table-cell office:value="0.00028562903404236" office:value-type="float"/>
          <table:table-cell office:value="0.011895891427993775" office:value-type="float"/>
          <table:table-cell office:value="0.03188211858272552" office:value-type="float"/>
          <table:table-cell office:value="-0.018340924382209765" office:value-type="float"/>
          <table:table-cell office:value="0.002692995667457579" office:value-type="float"/>
          <table:table-cell office:value="0.04207267165184021" office:value-type="float"/>
          <table:table-cell office:value="0.36029047162382444" office:value-type="float"/>
          <table:table-cell office:value="32" office:value-type="float"/>
          <table:table-cell office:value="-0.9282640218734741" office:value-type="float"/>
          <table:table-cell office:value="-0.4934217929840088" office:value-type="float"/>
          <table:table-cell office:value="-0.9772802591323853" office:value-type="float"/>
          <table:table-cell office:value="-0.9424340128898621" office:value-type="float"/>
          <table:table-cell office:value="0.8678327798843384" office:value-type="float"/>
          <table:table-cell office:value="0.2725200653076172" office:value-type="float"/>
        </table:table-row>
        <table:table-row>
          <table:table-cell office:value="0.0018232965469360367" office:value-type="float"/>
          <table:table-cell office:value="0.009368062019348145" office:value-type="float"/>
          <table:table-cell office:value="0.031840648055076595" office:value-type="float"/>
          <table:table-cell office:value="-0.025754472017288196" office:value-type="float"/>
          <table:table-cell office:value="0.00394237458705902" office:value-type="float"/>
          <table:table-cell office:value="0.04300318360328675" office:value-type="float"/>
          <table:table-cell office:value="0.34141867482961386" office:value-type="float"/>
          <table:table-cell office:value="33" office:value-type="float"/>
          <table:table-cell office:value="0.15376675128936768" office:value-type="float"/>
          <table:table-cell office:value="-0.252782940864563" office:value-type="float"/>
          <table:table-cell office:value="-0.004147052764892578" office:value-type="float"/>
          <table:table-cell office:value="-0.741354763507843" office:value-type="float"/>
          <table:table-cell office:value="0.12493789196014404" office:value-type="float"/>
          <table:table-cell office:value="0.09305119514465332" office:value-type="float"/>
        </table:table-row>
        <table:table-row>
          <table:table-cell office:value="-0.003208113312721251" office:value-type="float"/>
          <table:table-cell office:value="0.018806036710739136" office:value-type="float"/>
          <table:table-cell office:value="0.0258548092842102" office:value-type="float"/>
          <table:table-cell office:value="-0.03118653595447539" office:value-type="float"/>
          <table:table-cell office:value="0.012317572236061095" office:value-type="float"/>
          <table:table-cell office:value="0.0480330502986908" office:value-type="float"/>
          <table:table-cell office:value="0.29572981346710214" office:value-type="float"/>
          <table:table-cell office:value="34" office:value-type="float"/>
          <table:table-cell office:value="-0.5031409859657288" office:value-type="float"/>
          <table:table-cell office:value="0.9437974691390991" office:value-type="float"/>
          <table:table-cell office:value="-0.5985838770866394" office:value-type="float"/>
          <table:table-cell office:value="-0.5432063937187195" office:value-type="float"/>
          <table:table-cell office:value="0.8375197649002075" office:value-type="float"/>
          <table:table-cell office:value="0.5029866695404053" office:value-type="float"/>
        </table:table-row>
        <table:table-row>
          <table:table-cell office:value="-0.00433655261993408" office:value-type="float"/>
          <table:table-cell office:value="0.025220228433609007" office:value-type="float"/>
          <table:table-cell office:value="0.029877829551696773" office:value-type="float"/>
          <table:table-cell office:value="-0.023869188427925098" office:value-type="float"/>
          <table:table-cell office:value="0.007021542191505431" office:value-type="float"/>
          <table:table-cell office:value="0.04652551889419556" office:value-type="float"/>
          <table:table-cell office:value="0.301039357141265" office:value-type="float"/>
          <table:table-cell office:value="35" office:value-type="float"/>
          <table:table-cell office:value="-0.11284393072128296" office:value-type="float"/>
          <table:table-cell office:value="0.6414191722869873" office:value-type="float"/>
          <table:table-cell office:value="0.4023020267486572" office:value-type="float"/>
          <table:table-cell office:value="0.7317347526550293" office:value-type="float"/>
          <table:table-cell office:value="-0.5296030044555664" office:value-type="float"/>
          <table:table-cell office:value="-0.15075314044952393" office:value-type="float"/>
        </table:table-row>
        <table:table-row>
          <table:table-cell office:value="0.0014171457290649437" office:value-type="float"/>
          <table:table-cell office:value="0.019489398598670958" office:value-type="float"/>
          <table:table-cell office:value="0.025938648581504818" office:value-type="float"/>
          <table:table-cell office:value="-0.03095160663127898" office:value-type="float"/>
          <table:table-cell office:value="-0.0004992085695266742" office:value-type="float"/>
          <table:table-cell office:value="0.03946554362773896" office:value-type="float"/>
          <table:table-cell office:value="0.3404194329688276" office:value-type="float"/>
          <table:table-cell office:value="36" office:value-type="float"/>
          <table:table-cell office:value="0.5753698348999023" office:value-type="float"/>
          <table:table-cell office:value="-0.5730829834938049" office:value-type="float"/>
          <table:table-cell office:value="-0.39391809701919556" office:value-type="float"/>
          <table:table-cell office:value="-0.7082418203353882" office:value-type="float"/>
          <table:table-cell office:value="-0.7520750761032104" office:value-type="float"/>
          <table:table-cell office:value="-0.7059975266456604" office:value-type="float"/>
        </table:table-row>
        <table:table-row>
          <table:table-cell office:value="0.006995780467987063" office:value-type="float"/>
          <table:table-cell office:value="0.02263392150402069" office:value-type="float"/>
          <table:table-cell office:value="0.019894435405731197" office:value-type="float"/>
          <table:table-cell office:value="-0.036578441262245166" office:value-type="float"/>
          <table:table-cell office:value="0.0051632589101791365" office:value-type="float"/>
          <table:table-cell office:value="0.04292398750782013" office:value-type="float"/>
          <table:table-cell office:value="0.32321980734295896" office:value-type="float"/>
          <table:table-cell office:value="37" office:value-type="float"/>
          <table:table-cell office:value="0.5578634738922119" office:value-type="float"/>
          <table:table-cell office:value="0.31445229053497314" office:value-type="float"/>
          <table:table-cell office:value="-0.6044213175773621" office:value-type="float"/>
          <table:table-cell office:value="-0.5626834630966187" office:value-type="float"/>
          <table:table-cell office:value="0.566246747970581" office:value-type="float"/>
          <table:table-cell office:value="0.3458443880081177" office:value-type="float"/>
        </table:table-row>
        <table:table-row>
          <table:table-cell office:value="0.000814607143402102" office:value-type="float"/>
          <table:table-cell office:value="0.029572939276695253" office:value-type="float"/>
          <table:table-cell office:value="0.01697029888629913" office:value-type="float"/>
          <table:table-cell office:value="-0.036229310631752006" office:value-type="float"/>
          <table:table-cell office:value="-0.004574844837188722" office:value-type="float"/>
          <table:table-cell office:value="0.045111576914787295" office:value-type="float"/>
          <table:table-cell office:value="0.31837091605266815" office:value-type="float"/>
          <table:table-cell office:value="38" office:value-type="float"/>
          <table:table-cell office:value="-0.6181173324584961" office:value-type="float"/>
          <table:table-cell office:value="0.693901777267456" office:value-type="float"/>
          <table:table-cell office:value="-0.2924136519432068" office:value-type="float"/>
          <table:table-cell office:value="0.034913063049316406" office:value-type="float"/>
          <table:table-cell office:value="-0.9738103747367859" office:value-type="float"/>
          <table:table-cell office:value="0.2187589406967163" office:value-type="float"/>
        </table:table-row>
        <table:table-row>
          <table:table-cell office:value="-0.0064389866590499854" office:value-type="float"/>
          <table:table-cell office:value="0.021362882852554322" office:value-type="float"/>
          <table:table-cell office:value="0.023422873616218563" office:value-type="float"/>
          <table:table-cell office:value="-0.04333980560302733" office:value-type="float"/>
          <table:table-cell office:value="-0.010927980542182924" office:value-type="float"/>
          <table:table-cell office:value="0.04279884994029999" office:value-type="float"/>
          <table:table-cell office:value="0.3014045472034912" office:value-type="float"/>
          <table:table-cell office:value="39" office:value-type="float"/>
          <table:table-cell office:value="-0.7253593802452087" office:value-type="float"/>
          <table:table-cell office:value="-0.821005642414093" office:value-type="float"/>
          <table:table-cell office:value="0.6452574729919434" office:value-type="float"/>
          <table:table-cell office:value="-0.711049497127533" office:value-type="float"/>
          <table:table-cell office:value="-0.6353135704994202" office:value-type="float"/>
          <table:table-cell office:value="-0.23127269744873047" office:value-type="float"/>
        </table:table-row>
        <table:table-row>
          <table:table-cell office:value="-0.0031119483709335302" office:value-type="float"/>
          <table:table-cell office:value="0.011547081470489502" office:value-type="float"/>
          <table:table-cell office:value="0.027684379220008846" office:value-type="float"/>
          <table:table-cell office:value="-0.05" office:value-type="float"/>
          <table:table-cell office:value="-0.017970747351646426" office:value-type="float"/>
          <table:table-cell office:value="0.04303583562374115" office:value-type="float"/>
          <table:table-cell office:value="0.29610089302814424" office:value-type="float"/>
          <table:table-cell office:value="40" office:value-type="float"/>
          <table:table-cell office:value="0.3327038288116455" office:value-type="float"/>
          <table:table-cell office:value="-0.9815801382064819" office:value-type="float"/>
          <table:table-cell office:value="0.4261505603790283" office:value-type="float"/>
          <table:table-cell office:value="-0.793198823928833" office:value-type="float"/>
          <table:table-cell office:value="-0.7042766809463501" office:value-type="float"/>
          <table:table-cell office:value="0.02369856834411621" office:value-type="float"/>
        </table:table-row>
        <table:table-row>
          <table:table-cell office:value="0.005530608296394351" office:value-type="float"/>
          <table:table-cell office:value="0.011410512924194337" office:value-type="float"/>
          <table:table-cell office:value="0.018334704041481013" office:value-type="float"/>
          <table:table-cell office:value="-0.04360194921493531" office:value-type="float"/>
          <table:table-cell office:value="-0.02760217130184174" office:value-type="float"/>
          <table:table-cell office:value="0.03984188616275788" office:value-type="float"/>
          <table:table-cell office:value="0.370762922783542" office:value-type="float"/>
          <table:table-cell office:value="41" office:value-type="float"/>
          <table:table-cell office:value="0.8642556667327881" office:value-type="float"/>
          <table:table-cell office:value="-0.013656854629516602" office:value-type="float"/>
          <table:table-cell office:value="-0.9349675178527832" office:value-type="float"/>
          <table:table-cell office:value="0.6398050785064697" office:value-type="float"/>
          <table:table-cell office:value="-0.9631423950195312" office:value-type="float"/>
          <table:table-cell office:value="-0.31939494609832764" office:value-type="float"/>
        </table:table-row>
        <table:table-row>
          <table:table-cell office:value="0.009811654686927799" office:value-type="float"/>
          <table:table-cell office:value="0.012580387592315674" office:value-type="float"/>
          <table:table-cell office:value="0.009665138721466059" office:value-type="float"/>
          <table:table-cell office:value="-0.04153662323951721" office:value-type="float"/>
          <table:table-cell office:value="-0.028240177035331732" office:value-type="float"/>
          <table:table-cell office:value="0.03838585853576661" office:value-type="float"/>
          <table:table-cell office:value="0.409386559238174" office:value-type="float"/>
          <table:table-cell office:value="42" office:value-type="float"/>
          <table:table-cell office:value="0.4281046390533447" office:value-type="float"/>
          <table:table-cell office:value="0.11698746681213379" office:value-type="float"/>
          <table:table-cell office:value="-0.8669565320014954" office:value-type="float"/>
          <table:table-cell office:value="0.20653259754180908" office:value-type="float"/>
          <table:table-cell office:value="-0.06380057334899902" office:value-type="float"/>
          <table:table-cell office:value="-0.1456027626991272" office:value-type="float"/>
        </table:table-row>
        <table:table-row>
          <table:table-cell office:value="0.015820110440254213" office:value-type="float"/>
          <table:table-cell office:value="0.021575073003768923" office:value-type="float"/>
          <table:table-cell office:value="0.008964148163795465" office:value-type="float"/>
          <table:table-cell office:value="-0.0492512995004654" office:value-type="float"/>
          <table:table-cell office:value="-0.03709998130798341" office:value-type="float"/>
          <table:table-cell office:value="0.04591976165771485" office:value-type="float"/>
          <table:table-cell office:value="0.3500537356207715" office:value-type="float"/>
          <table:table-cell office:value="43" office:value-type="float"/>
          <table:table-cell office:value="0.6008455753326416" office:value-type="float"/>
          <table:table-cell office:value="0.8994685411453247" office:value-type="float"/>
          <table:table-cell office:value="-0.07009905576705933" office:value-type="float"/>
          <table:table-cell office:value="-0.7714676260948181" office:value-type="float"/>
          <table:table-cell office:value="-0.8859804272651672" office:value-type="float"/>
          <table:table-cell office:value="0.7533903121948242" office:value-type="float"/>
        </table:table-row>
        <table:table-row>
          <table:table-cell office:value="0.023011599183082584" office:value-type="float"/>
          <table:table-cell office:value="0.02210683584213257" office:value-type="float"/>
          <table:table-cell office:value="0.0073524355888366635" office:value-type="float"/>
          <table:table-cell office:value="-0.05" office:value-type="float"/>
          <table:table-cell office:value="-0.040690863132476815" office:value-type="float"/>
          <table:table-cell office:value="0.039447700381279" office:value-type="float"/>
          <table:table-cell office:value="0.3628737126136305" office:value-type="float"/>
          <table:table-cell office:value="44" office:value-type="float"/>
          <table:table-cell office:value="0.7191488742828369" office:value-type="float"/>
          <table:table-cell office:value="0.053176283836364746" office:value-type="float"/>
          <table:table-cell office:value="-0.16117125749588013" office:value-type="float"/>
          <table:table-cell office:value="-0.42079412937164307" office:value-type="float"/>
          <table:table-cell office:value="-0.3590881824493408" office:value-type="float"/>
          <table:table-cell office:value="-0.6472061276435852" office:value-type="float"/>
        </table:table-row>
        <table:table-row>
          <table:table-cell office:value="0.0318030196428299" office:value-type="float"/>
          <table:table-cell office:value="0.03125216841697693" office:value-type="float"/>
          <table:table-cell office:value="0.006966302394866937" office:value-type="float"/>
          <table:table-cell office:value="-0.04161620616912842" office:value-type="float"/>
          <table:table-cell office:value="-0.0455307173728943" office:value-type="float"/>
          <table:table-cell office:value="0.03348546206951142" office:value-type="float"/>
          <table:table-cell office:value="0.370741149359485" office:value-type="float"/>
          <table:table-cell office:value="45" office:value-type="float"/>
          <table:table-cell office:value="0.8791420459747314" office:value-type="float"/>
          <table:table-cell office:value="0.914533257484436" office:value-type="float"/>
          <table:table-cell office:value="-0.038613319396972656" office:value-type="float"/>
          <table:table-cell office:value="0.8383793830871582" office:value-type="float"/>
          <table:table-cell office:value="-0.48398542404174805" office:value-type="float"/>
          <table:table-cell office:value="-0.5962238311767578" office:value-type="float"/>
        </table:table-row>
        <table:table-row>
          <table:table-cell office:value="0.025516153573989876" office:value-type="float"/>
          <table:table-cell office:value="0.0296628338098526" office:value-type="float"/>
          <table:table-cell office:value="0.0006702345609664847" office:value-type="float"/>
          <table:table-cell office:value="-0.04647647082805634" office:value-type="float"/>
          <table:table-cell office:value="-0.03857564568519593" office:value-type="float"/>
          <table:table-cell office:value="0.04077063977718354" office:value-type="float"/>
          <table:table-cell office:value="0.36406469397768493" office:value-type="float"/>
          <table:table-cell office:value="46" office:value-type="float"/>
          <table:table-cell office:value="-0.6286866068840027" office:value-type="float"/>
          <table:table-cell office:value="-0.15893346071243286" office:value-type="float"/>
          <table:table-cell office:value="-0.6296067833900452" office:value-type="float"/>
          <table:table-cell office:value="-0.48602646589279175" office:value-type="float"/>
          <table:table-cell office:value="0.6955071687698364" office:value-type="float"/>
          <table:table-cell office:value="0.7285177707672119" office:value-type="float"/>
        </table:table-row>
        <table:table-row>
          <table:table-cell office:value="0.032555290460586556" office:value-type="float"/>
          <table:table-cell office:value="0.025827166438102723" office:value-type="float"/>
          <table:table-cell office:value="0.0030042070150375294" office:value-type="float"/>
          <table:table-cell office:value="-0.05" office:value-type="float"/>
          <table:table-cell office:value="-0.04765004336833955" office:value-type="float"/>
          <table:table-cell office:value="0.03580870091915131" office:value-type="float"/>
          <table:table-cell office:value="0.36161957666218947" office:value-type="float"/>
          <table:table-cell office:value="47" office:value-type="float"/>
          <table:table-cell office:value="0.703913688659668" office:value-type="float"/>
          <table:table-cell office:value="-0.3835667371749878" office:value-type="float"/>
          <table:table-cell office:value="0.2333972454071045" office:value-type="float"/>
          <table:table-cell office:value="-0.7380365133285522" office:value-type="float"/>
          <table:table-cell office:value="-0.9074397683143616" office:value-type="float"/>
          <table:table-cell office:value="-0.49619388580322266" office:value-type="float"/>
        </table:table-row>
        <table:table-row>
          <table:table-cell office:value="0.037610603570938116" office:value-type="float"/>
          <table:table-cell office:value="0.01743900716304779" office:value-type="float"/>
          <table:table-cell office:value="-0.006681794524192818" office:value-type="float"/>
          <table:table-cell office:value="-0.05" office:value-type="float"/>
          <table:table-cell office:value="-0.05" office:value-type="float"/>
          <table:table-cell office:value="0.04059577167034149" office:value-type="float"/>
          <table:table-cell office:value="0.3935219630820437" office:value-type="float"/>
          <table:table-cell office:value="48" office:value-type="float"/>
          <table:table-cell office:value="0.5055313110351562" office:value-type="float"/>
          <table:table-cell office:value="-0.8388159275054932" office:value-type="float"/>
          <table:table-cell office:value="-0.9686001539230347" office:value-type="float"/>
          <table:table-cell office:value="-0.5697920918464661" office:value-type="float"/>
          <table:table-cell office:value="-0.751943826675415" office:value-type="float"/>
          <table:table-cell office:value="0.47870707511901855" office:value-type="float"/>
        </table:table-row>
        <table:table-row>
          <table:table-cell office:value="0.030825731158256535" office:value-type="float"/>
          <table:table-cell office:value="0.010139635205268858" office:value-type="float"/>
          <table:table-cell office:value="-0.0021859496831894004" office:value-type="float"/>
          <table:table-cell office:value="-0.040111377239227294" office:value-type="float"/>
          <table:table-cell office:value="-0.04599268436431885" office:value-type="float"/>
          <table:table-cell office:value="0.048363463282585145" office:value-type="float"/>
          <table:table-cell office:value="0.4327553998150323" office:value-type="float"/>
          <table:table-cell office:value="49" office:value-type="float"/>
          <table:table-cell office:value="-0.678487241268158" office:value-type="float"/>
          <table:table-cell office:value="-0.7299371957778931" office:value-type="float"/>
          <table:table-cell office:value="0.4495844841003418" office:value-type="float"/>
          <table:table-cell office:value="0.9888622760772705" office:value-type="float"/>
          <table:table-cell office:value="0.40073156356811523" office:value-type="float"/>
          <table:table-cell office:value="0.7767691612243652" office:value-type="float"/>
        </table:table-row>
        <table:table-row>
          <table:table-cell office:value="0.020845600962638856" office:value-type="float"/>
          <table:table-cell office:value="0.015241389870643614" office:value-type="float"/>
          <table:table-cell office:value="0.006791127324104302" office:value-type="float"/>
          <table:table-cell office:value="-0.047451900839805605" office:value-type="float"/>
          <table:table-cell office:value="-0.05" office:value-type="float"/>
          <table:table-cell office:value="0.04133972823619843" office:value-type="float"/>
          <table:table-cell office:value="0.3868899067426163" office:value-type="float"/>
          <table:table-cell office:value="50" office:value-type="float"/>
          <table:table-cell office:value="-0.9980130195617676" office:value-type="float"/>
          <table:table-cell office:value="0.5101754665374756" office:value-type="float"/>
          <table:table-cell office:value="0.8977077007293701" office:value-type="float"/>
          <table:table-cell office:value="-0.7340523600578308" office:value-type="float"/>
          <table:table-cell office:value="-0.4382033348083496" office:value-type="float"/>
          <table:table-cell office:value="-0.7023735046386719" office:value-type="float"/>
        </table:table-row>
        <table:table-row>
          <table:table-cell office:value="0.01820298731327057" office:value-type="float"/>
          <table:table-cell office:value="0.012265452742576597" office:value-type="float"/>
          <table:table-cell office:value="0.006977092623710625" office:value-type="float"/>
          <table:table-cell office:value="-0.038427138924598696" office:value-type="float"/>
          <table:table-cell office:value="-0.046542650461196905" office:value-type="float"/>
          <table:table-cell office:value="0.03873325824737549" office:value-type="float"/>
          <table:table-cell office:value="0.43211265211417144" office:value-type="float"/>
          <table:table-cell office:value="51" office:value-type="float"/>
          <table:table-cell office:value="-0.2642613649368286" office:value-type="float"/>
          <table:table-cell office:value="-0.29759371280670166" office:value-type="float"/>
          <table:table-cell office:value="0.018596529960632324" office:value-type="float"/>
          <table:table-cell office:value="0.9024761915206909" office:value-type="float"/>
          <table:table-cell office:value="0.34573495388031006" office:value-type="float"/>
          <table:table-cell office:value="-0.2606469988822937" office:value-type="float"/>
        </table:table-row>
        <table:table-row>
          <table:table-cell office:value="0.022294326424598693" office:value-type="float"/>
          <table:table-cell office:value="0.02049250304698944" office:value-type="float"/>
          <table:table-cell office:value="0.015816153883934012" office:value-type="float"/>
          <table:table-cell office:value="-0.028695767521858217" office:value-type="float"/>
          <table:table-cell office:value="-0.0458427107334137" office:value-type="float"/>
          <table:table-cell office:value="0.0454717493057251" office:value-type="float"/>
          <table:table-cell office:value="0.40117527758812777" office:value-type="float"/>
          <table:table-cell office:value="52" office:value-type="float"/>
          <table:table-cell office:value="0.4091339111328125" office:value-type="float"/>
          <table:table-cell office:value="0.8227050304412842" office:value-type="float"/>
          <table:table-cell office:value="0.8839061260223389" office:value-type="float"/>
          <table:table-cell office:value="0.9731371402740479" office:value-type="float"/>
          <table:table-cell office:value="0.06999397277832031" office:value-type="float"/>
          <table:table-cell office:value="0.6738491058349609" office:value-type="float"/>
        </table:table-row>
        <table:table-row>
          <table:table-cell office:value="0.01704845070838928" office:value-type="float"/>
          <table:table-cell office:value="0.025339156985282895" office:value-type="float"/>
          <table:table-cell office:value="0.009038679599761953" office:value-type="float"/>
          <table:table-cell office:value="-0.03369621574878693" office:value-type="float"/>
          <table:table-cell office:value="-0.04725146889686585" office:value-type="float"/>
          <table:table-cell office:value="0.05" office:value-type="float"/>
          <table:table-cell office:value="0.37909137130022985" office:value-type="float"/>
          <table:table-cell office:value="53" office:value-type="float"/>
          <table:table-cell office:value="-0.5245875716209412" office:value-type="float"/>
          <table:table-cell office:value="0.4846653938293457" office:value-type="float"/>
          <table:table-cell office:value="-0.6777474284172058" office:value-type="float"/>
          <table:table-cell office:value="-0.5000448226928711" office:value-type="float"/>
          <table:table-cell office:value="-0.14087581634521484" office:value-type="float"/>
          <table:table-cell office:value="0.5557119846343994" office:value-type="float"/>
        </table:table-row>
        <table:table-row>
          <table:table-cell office:value="0.02365246295928955" office:value-type="float"/>
          <table:table-cell office:value="0.0326208621263504" office:value-type="float"/>
          <table:table-cell office:value="0.0034650343656539816" office:value-type="float"/>
          <table:table-cell office:value="-0.029820678830146795" office:value-type="float"/>
          <table:table-cell office:value="-0.044069733619689945" office:value-type="float"/>
          <table:table-cell office:value="0.05" office:value-type="float"/>
          <table:table-cell office:value="0.3821391109441096" office:value-type="float"/>
          <table:table-cell office:value="54" office:value-type="float"/>
          <table:table-cell office:value="0.6604012250900269" office:value-type="float"/>
          <table:table-cell office:value="0.7281705141067505" office:value-type="float"/>
          <table:table-cell office:value="-0.5573645234107971" office:value-type="float"/>
          <table:table-cell office:value="0.38755369186401367" office:value-type="float"/>
          <table:table-cell office:value="0.31817352771759033" office:value-type="float"/>
          <table:table-cell office:value="0.48284125328063965" office:value-type="float"/>
        </table:table-row>
        <table:table-row>
          <table:table-cell office:value="0.01580125331878662" office:value-type="float"/>
          <table:table-cell office:value="0.03039427161216736" office:value-type="float"/>
          <table:table-cell office:value="-0.0005691510438919165" office:value-type="float"/>
          <table:table-cell office:value="-0.021412642598152166" office:value-type="float"/>
          <table:table-cell office:value="-0.04937374234199524" office:value-type="float"/>
          <table:table-cell office:value="0.05" office:value-type="float"/>
          <table:table-cell office:value="0.42096398474623337" office:value-type="float"/>
          <table:table-cell office:value="55" office:value-type="float"/>
          <table:table-cell office:value="-0.785120964050293" office:value-type="float"/>
          <table:table-cell office:value="-0.22265905141830444" office:value-type="float"/>
          <table:table-cell office:value="-0.40341854095458984" office:value-type="float"/>
          <table:table-cell office:value="0.8408036231994629" office:value-type="float"/>
          <table:table-cell office:value="-0.5304008722305298" office:value-type="float"/>
          <table:table-cell office:value="0.9306051731109619" office:value-type="float"/>
        </table:table-row>
        <table:table-row>
          <table:table-cell office:value="0.006484587788581847" office:value-type="float"/>
          <table:table-cell office:value="0.03928843379020691" office:value-type="float"/>
          <table:table-cell office:value="-0.006717351078987132" office:value-type="float"/>
          <table:table-cell office:value="-0.01602908909320832" office:value-type="float"/>
          <table:table-cell office:value="-0.042547914981842044" office:value-type="float"/>
          <table:table-cell office:value="0.05" office:value-type="float"/>
          <table:table-cell office:value="0.41303720711429015" office:value-type="float"/>
          <table:table-cell office:value="56" office:value-type="float"/>
          <table:table-cell office:value="-0.9316665530204773" office:value-type="float"/>
          <table:table-cell office:value="0.8894162178039551" office:value-type="float"/>
          <table:table-cell office:value="-0.6148200035095215" office:value-type="float"/>
          <table:table-cell office:value="0.5383553504943848" office:value-type="float"/>
          <table:table-cell office:value="0.6825827360153198" office:value-type="float"/>
          <table:table-cell office:value="0.888494610786438" office:value-type="float"/>
        </table:table-row>
        <table:table-row>
          <table:table-cell office:value="0.015803839564323425" office:value-type="float"/>
          <table:table-cell office:value="0.04587059855461121" office:value-type="float"/>
          <table:table-cell office:value="-0.01538401246070863" office:value-type="float"/>
          <table:table-cell office:value="-0.006111503243446356" office:value-type="float"/>
          <table:table-cell office:value="-0.033173396587371826" office:value-type="float"/>
          <table:table-cell office:value="0.04052396714687348" office:value-type="float"/>
          <table:table-cell office:value="0.4582839751627567" office:value-type="float"/>
          <table:table-cell office:value="57" office:value-type="float"/>
          <table:table-cell office:value="0.9319251775741577" office:value-type="float"/>
          <table:table-cell office:value="0.6582164764404297" office:value-type="float"/>
          <table:table-cell office:value="-0.8666661381721497" office:value-type="float"/>
          <table:table-cell office:value="0.9917585849761963" office:value-type="float"/>
          <table:table-cell office:value="0.9374518394470215" office:value-type="float"/>
          <table:table-cell office:value="-0.9476032853126526" office:value-type="float"/>
        </table:table-row>
        <table:table-row>
          <table:table-cell office:value="0.02291393220424652" office:value-type="float"/>
          <table:table-cell office:value="0.038659606575965885" office:value-type="float"/>
          <table:table-cell office:value="-0.008410068750381482" office:value-type="float"/>
          <table:table-cell office:value="-0.01315697312355042" office:value-type="float"/>
          <table:table-cell office:value="-0.027479941844940185" office:value-type="float"/>
          <table:table-cell office:value="0.038094132542610175" office:value-type="float"/>
          <table:table-cell office:value="0.4620218408895198" office:value-type="float"/>
          <table:table-cell office:value="58" office:value-type="float"/>
          <table:table-cell office:value="0.7110092639923096" office:value-type="float"/>
          <table:table-cell office:value="-0.7210991978645325" office:value-type="float"/>
          <table:table-cell office:value="0.6973943710327148" office:value-type="float"/>
          <table:table-cell office:value="-0.7045469880104065" office:value-type="float"/>
          <table:table-cell office:value="0.5693454742431641" office:value-type="float"/>
          <table:table-cell office:value="-0.24298346042633057" office:value-type="float"/>
        </table:table-row>
        <table:table-row>
          <table:table-cell office:value="0.015291641354560851" office:value-type="float"/>
          <table:table-cell office:value="0.03501144766807557" office:value-type="float"/>
          <table:table-cell office:value="-0.0016390073299408087" office:value-type="float"/>
          <table:table-cell office:value="-0.013337994813919073" office:value-type="float"/>
          <table:table-cell office:value="-0.03668831288814545" office:value-type="float"/>
          <table:table-cell office:value="0.04503558218479157" office:value-type="float"/>
          <table:table-cell office:value="0.44730234791958046" office:value-type="float"/>
          <table:table-cell office:value="59" office:value-type="float"/>
          <table:table-cell office:value="-0.7622290849685669" office:value-type="float"/>
          <table:table-cell office:value="-0.364815890789032" office:value-type="float"/>
          <table:table-cell office:value="0.6771061420440674" office:value-type="float"/>
          <table:table-cell office:value="-0.018102169036865234" office:value-type="float"/>
          <table:table-cell office:value="-0.9208371043205261" office:value-type="float"/>
          <table:table-cell office:value="0.6941449642181396" office:value-type="float"/>
        </table:table-row>
        <table:table-row>
          <table:table-cell office:value="0.013423832058906553" office:value-type="float"/>
          <table:table-cell office:value="0.027369969487190254" office:value-type="float"/>
          <table:table-cell office:value="-0.005267966985702527" office:value-type="float"/>
          <table:table-cell office:value="-0.01669759392738343" office:value-type="float"/>
          <table:table-cell office:value="-0.029879721999168395" office:value-type="float"/>
          <table:table-cell office:value="0.04568762123584748" office:value-type="float"/>
          <table:table-cell office:value="0.4673500949155383" office:value-type="float"/>
          <table:table-cell office:value="60" office:value-type="float"/>
          <table:table-cell office:value="-0.1867809295654297" office:value-type="float"/>
          <table:table-cell office:value="-0.7641478180885315" office:value-type="float"/>
          <table:table-cell office:value="-0.3628959655761719" office:value-type="float"/>
          <table:table-cell office:value="-0.33595991134643555" office:value-type="float"/>
          <table:table-cell office:value="0.6808590888977051" office:value-type="float"/>
          <table:table-cell office:value="0.06520390510559082" office:value-type="float"/>
        </table:table-row>
      </table:table>
      <table:table table:name="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3225841522216797" office:value-type="float"/>
          <table:table-cell office:value="0.009360040426254273" office:value-type="float"/>
          <table:table-cell office:value="-0.004965622425079346" office:value-type="float"/>
          <table:table-cell office:value="0.003645446300506592" office:value-type="float"/>
          <table:table-cell office:value="0.004903974533081055" office:value-type="float"/>
          <table:table-cell office:value="-0.006852109432220459" office:value-type="float"/>
          <table:table-cell office:value="0.5196262838323615" office:value-type="float"/>
          <table:table-cell office:value="1" office:value-type="float"/>
          <table:table-cell office:value="-0.3225841522216797" office:value-type="float"/>
          <table:table-cell office:value="0.9360040426254272" office:value-type="float"/>
          <table:table-cell office:value="-0.49656224250793457" office:value-type="float"/>
          <table:table-cell office:value="0.3645446300506592" office:value-type="float"/>
          <table:table-cell office:value="0.49039745330810547" office:value-type="float"/>
          <table:table-cell office:value="-0.6852109432220459" office:value-type="float"/>
        </table:table-row>
        <table:table-row>
          <table:table-cell office:value="-0.007677756547927857" office:value-type="float"/>
          <table:table-cell office:value="0.0035117834806442268" office:value-type="float"/>
          <table:table-cell office:value="-0.005335357785224915" office:value-type="float"/>
          <table:table-cell office:value="-0.00516339898109436" office:value-type="float"/>
          <table:table-cell office:value="0.009816496372222901" office:value-type="float"/>
          <table:table-cell office:value="0.0011038231849670403" office:value-type="float"/>
          <table:table-cell office:value="0.5449531951922081" office:value-type="float"/>
          <table:table-cell office:value="2" office:value-type="float"/>
          <table:table-cell office:value="-0.44519150257110596" office:value-type="float"/>
          <table:table-cell office:value="-0.5848256945610046" office:value-type="float"/>
          <table:table-cell office:value="-0.036973536014556885" office:value-type="float"/>
          <table:table-cell office:value="-0.8808845281600952" office:value-type="float"/>
          <table:table-cell office:value="0.49125218391418457" office:value-type="float"/>
          <table:table-cell office:value="0.79559326171875" office:value-type="float"/>
        </table:table-row>
        <table:table-row>
          <table:table-cell office:value="-0.01034389615058899" office:value-type="float"/>
          <table:table-cell office:value="0.001724362969398499" office:value-type="float"/>
          <table:table-cell office:value="-0.013509202003479005" office:value-type="float"/>
          <table:table-cell office:value="-0.0080640709400177" office:value-type="float"/>
          <table:table-cell office:value="0.0006358760595321662" office:value-type="float"/>
          <table:table-cell office:value="0.00909961462020874" office:value-type="float"/>
          <table:table-cell office:value="0.5662956397026803" office:value-type="float"/>
          <table:table-cell office:value="3" office:value-type="float"/>
          <table:table-cell office:value="-0.2666139602661133" office:value-type="float"/>
          <table:table-cell office:value="-0.17874205112457275" office:value-type="float"/>
          <table:table-cell office:value="-0.8173844218254089" office:value-type="float"/>
          <table:table-cell office:value="-0.290067195892334" office:value-type="float"/>
          <table:table-cell office:value="-0.9180620312690735" office:value-type="float"/>
          <table:table-cell office:value="0.7995791435241699" office:value-type="float"/>
        </table:table-row>
        <table:table-row>
          <table:table-cell office:value="-0.008470767736434936" office:value-type="float"/>
          <table:table-cell office:value="0.005795500874519349" office:value-type="float"/>
          <table:table-cell office:value="-0.015209131836891175" office:value-type="float"/>
          <table:table-cell office:value="-0.014241957664489747" office:value-type="float"/>
          <table:table-cell office:value="0.010294267535209657" office:value-type="float"/>
          <table:table-cell office:value="0.003346415162086486" office:value-type="float"/>
          <table:table-cell office:value="0.5143624254957356" office:value-type="float"/>
          <table:table-cell office:value="4" office:value-type="float"/>
          <table:table-cell office:value="0.18731284141540527" office:value-type="float"/>
          <table:table-cell office:value="0.40711379051208496" office:value-type="float"/>
          <table:table-cell office:value="-0.16999298334121704" office:value-type="float"/>
          <table:table-cell office:value="-0.6177886724472046" office:value-type="float"/>
          <table:table-cell office:value="0.965839147567749" office:value-type="float"/>
          <table:table-cell office:value="-0.5753199458122253" office:value-type="float"/>
        </table:table-row>
        <table:table-row>
          <table:table-cell office:value="0.00021182894706726213" office:value-type="float"/>
          <table:table-cell office:value="0.005697147846221925" office:value-type="float"/>
          <table:table-cell office:value="-0.015837234258651734" office:value-type="float"/>
          <table:table-cell office:value="-0.023466814160346988" office:value-type="float"/>
          <table:table-cell office:value="0.009830321669578554" office:value-type="float"/>
          <table:table-cell office:value="-0.004400807023048402" office:value-type="float"/>
          <table:table-cell office:value="0.495147481595145" office:value-type="float"/>
          <table:table-cell office:value="5" office:value-type="float"/>
          <table:table-cell office:value="0.8682596683502197" office:value-type="float"/>
          <table:table-cell office:value="-0.009835302829742432" office:value-type="float"/>
          <table:table-cell office:value="-0.06281024217605591" office:value-type="float"/>
          <table:table-cell office:value="-0.9224856495857239" office:value-type="float"/>
          <table:table-cell office:value="-0.04639458656311035" office:value-type="float"/>
          <table:table-cell office:value="-0.7747222185134888" office:value-type="float"/>
        </table:table-row>
        <table:table-row>
          <table:table-cell office:value="0.009361071586608889" office:value-type="float"/>
          <table:table-cell office:value="0.0003889656066894537" office:value-type="float"/>
          <table:table-cell office:value="-0.01946755051612854" office:value-type="float"/>
          <table:table-cell office:value="-0.01888247668743134" office:value-type="float"/>
          <table:table-cell office:value="0.006015561223030092" office:value-type="float"/>
          <table:table-cell office:value="0.004281684756278991" office:value-type="float"/>
          <table:table-cell office:value="0.5196558738619639" office:value-type="float"/>
          <table:table-cell office:value="6" office:value-type="float"/>
          <table:table-cell office:value="0.9149242639541626" office:value-type="float"/>
          <table:table-cell office:value="-0.5308182239532471" office:value-type="float"/>
          <table:table-cell office:value="-0.36303162574768066" office:value-type="float"/>
          <table:table-cell office:value="0.45843374729156494" office:value-type="float"/>
          <table:table-cell office:value="-0.3814760446548462" office:value-type="float"/>
          <table:table-cell office:value="0.8682491779327393" office:value-type="float"/>
        </table:table-row>
        <table:table-row>
          <table:table-cell office:value="0.001916145086288454" office:value-type="float"/>
          <table:table-cell office:value="0.0016140127182006842" office:value-type="float"/>
          <table:table-cell office:value="-0.009766455888748167" office:value-type="float"/>
          <table:table-cell office:value="-0.02349543392658234" office:value-type="float"/>
          <table:table-cell office:value="0.005119545459747316" office:value-type="float"/>
          <table:table-cell office:value="0.0021723586320877065" office:value-type="float"/>
          <table:table-cell office:value="0.554593608466502" office:value-type="float"/>
          <table:table-cell office:value="7" office:value-type="float"/>
          <table:table-cell office:value="-0.7444926500320435" office:value-type="float"/>
          <table:table-cell office:value="0.12250471115112305" office:value-type="float"/>
          <table:table-cell office:value="0.9701094627380371" office:value-type="float"/>
          <table:table-cell office:value="-0.4612957239151001" office:value-type="float"/>
          <table:table-cell office:value="-0.08960157632827759" office:value-type="float"/>
          <table:table-cell office:value="-0.21093261241912842" office:value-type="float"/>
        </table:table-row>
        <table:table-row>
          <table:table-cell office:value="0.007612437009811403" office:value-type="float"/>
          <table:table-cell office:value="0.002299019098281861" office:value-type="float"/>
          <table:table-cell office:value="-0.001645977497100829" office:value-type="float"/>
          <table:table-cell office:value="-0.01887040555477143" office:value-type="float"/>
          <table:table-cell office:value="0.004028500318527224" office:value-type="float"/>
          <table:table-cell office:value="0.009375094771385192" office:value-type="float"/>
          <table:table-cell office:value="0.6019736224968603" office:value-type="float"/>
          <table:table-cell office:value="8" office:value-type="float"/>
          <table:table-cell office:value="0.5696291923522949" office:value-type="float"/>
          <table:table-cell office:value="0.06850063800811768" office:value-type="float"/>
          <table:table-cell office:value="0.8120478391647339" office:value-type="float"/>
          <table:table-cell office:value="0.4625028371810913" office:value-type="float"/>
          <table:table-cell office:value="-0.10910451412200928" office:value-type="float"/>
          <table:table-cell office:value="0.7202736139297485" office:value-type="float"/>
        </table:table-row>
        <table:table-row>
          <table:table-cell office:value="0.013450459241867068" office:value-type="float"/>
          <table:table-cell office:value="-0.003745462298393249" office:value-type="float"/>
          <table:table-cell office:value="-0.008723807334899901" office:value-type="float"/>
          <table:table-cell office:value="-0.022133532166481024" office:value-type="float"/>
          <table:table-cell office:value="0.00669886112213135" office:value-type="float"/>
          <table:table-cell office:value="0.012739436030387878" office:value-type="float"/>
          <table:table-cell office:value="0.5762188228010664" office:value-type="float"/>
          <table:table-cell office:value="9" office:value-type="float"/>
          <table:table-cell office:value="0.5838022232055664" office:value-type="float"/>
          <table:table-cell office:value="-0.604448139667511" office:value-type="float"/>
          <table:table-cell office:value="-0.7077829837799072" office:value-type="float"/>
          <table:table-cell office:value="-0.3263126611709595" office:value-type="float"/>
          <table:table-cell office:value="0.2670360803604126" office:value-type="float"/>
          <table:table-cell office:value="0.33643412590026855" office:value-type="float"/>
        </table:table-row>
        <table:table-row>
          <table:table-cell office:value="0.017065638303756715" office:value-type="float"/>
          <table:table-cell office:value="-0.006539992094039916" office:value-type="float"/>
          <table:table-cell office:value="-0.003015017509460448" office:value-type="float"/>
          <table:table-cell office:value="-0.021596632599830634" office:value-type="float"/>
          <table:table-cell office:value="0.015548428297042848" office:value-type="float"/>
          <table:table-cell office:value="0.02094637334346771" office:value-type="float"/>
          <table:table-cell office:value="0.5745824056012474" office:value-type="float"/>
          <table:table-cell office:value="10" office:value-type="float"/>
          <table:table-cell office:value="0.36151790618896484" office:value-type="float"/>
          <table:table-cell office:value="-0.27945297956466675" office:value-type="float"/>
          <table:table-cell office:value="0.5708789825439453" office:value-type="float"/>
          <table:table-cell office:value="0.05368995666503906" office:value-type="float"/>
          <table:table-cell office:value="0.8849567174911499" office:value-type="float"/>
          <table:table-cell office:value="0.8206937313079834" office:value-type="float"/>
        </table:table-row>
        <table:table-row>
          <table:table-cell office:value="0.022623037099838258" office:value-type="float"/>
          <table:table-cell office:value="-0.013058466911315916" office:value-type="float"/>
          <table:table-cell office:value="-0.00664680004119873" office:value-type="float"/>
          <table:table-cell office:value="-0.01834474384784699" office:value-type="float"/>
          <table:table-cell office:value="0.01634801983833313" office:value-type="float"/>
          <table:table-cell office:value="0.018452578186988828" office:value-type="float"/>
          <table:table-cell office:value="0.5522892091033695" office:value-type="float"/>
          <table:table-cell office:value="11" office:value-type="float"/>
          <table:table-cell office:value="0.5557398796081543" office:value-type="float"/>
          <table:table-cell office:value="-0.6518474817276001" office:value-type="float"/>
          <table:table-cell office:value="-0.3631782531738281" office:value-type="float"/>
          <table:table-cell office:value="0.32518887519836426" office:value-type="float"/>
          <table:table-cell office:value="0.07995915412902832" office:value-type="float"/>
          <table:table-cell office:value="-0.24937951564788818" office:value-type="float"/>
        </table:table-row>
        <table:table-row>
          <table:table-cell office:value="0.030070954561233522" office:value-type="float"/>
          <table:table-cell office:value="-0.006605803966522215" office:value-type="float"/>
          <table:table-cell office:value="-0.009225552678108215" office:value-type="float"/>
          <table:table-cell office:value="-0.020820260643959053" office:value-type="float"/>
          <table:table-cell office:value="0.007355082035064698" office:value-type="float"/>
          <table:table-cell office:value="0.01121479213237762" office:value-type="float"/>
          <table:table-cell office:value="0.5470444889875193" office:value-type="float"/>
          <table:table-cell office:value="12" office:value-type="float"/>
          <table:table-cell office:value="0.7447917461395264" office:value-type="float"/>
          <table:table-cell office:value="0.6452662944793701" office:value-type="float"/>
          <table:table-cell office:value="-0.2578752636909485" office:value-type="float"/>
          <table:table-cell office:value="-0.24755167961120605" office:value-type="float"/>
          <table:table-cell office:value="-0.8992937803268433" office:value-type="float"/>
          <table:table-cell office:value="-0.7237786054611206" office:value-type="float"/>
        </table:table-row>
        <table:table-row>
          <table:table-cell office:value="0.03883777260780335" office:value-type="float"/>
          <table:table-cell office:value="-0.01571519255638122" office:value-type="float"/>
          <table:table-cell office:value="-0.013080859780311585" office:value-type="float"/>
          <table:table-cell office:value="-0.01663730680942536" office:value-type="float"/>
          <table:table-cell office:value="0.011883517503738405" office:value-type="float"/>
          <table:table-cell office:value="0.012218382954597469" office:value-type="float"/>
          <table:table-cell office:value="0.5063132024491479" office:value-type="float"/>
          <table:table-cell office:value="13" office:value-type="float"/>
          <table:table-cell office:value="0.8766818046569824" office:value-type="float"/>
          <table:table-cell office:value="-0.9109388589859009" office:value-type="float"/>
          <table:table-cell office:value="-0.3855307102203369" office:value-type="float"/>
          <table:table-cell office:value="0.41829538345336914" office:value-type="float"/>
          <table:table-cell office:value="0.4528435468673706" office:value-type="float"/>
          <table:table-cell office:value="0.10035908222198486" office:value-type="float"/>
        </table:table-row>
        <table:table-row>
          <table:table-cell office:value="0.04207883834838867" office:value-type="float"/>
          <table:table-cell office:value="-0.007209619283676144" office:value-type="float"/>
          <table:table-cell office:value="-0.01954993724822998" office:value-type="float"/>
          <table:table-cell office:value="-0.00887896955013276" office:value-type="float"/>
          <table:table-cell office:value="0.00567217528820038" office:value-type="float"/>
          <table:table-cell office:value="0.007576116919517512" office:value-type="float"/>
          <table:table-cell office:value="0.4827397572135139" office:value-type="float"/>
          <table:table-cell office:value="14" office:value-type="float"/>
          <table:table-cell office:value="0.3241065740585327" office:value-type="float"/>
          <table:table-cell office:value="0.8505573272705078" office:value-type="float"/>
          <table:table-cell office:value="-0.6469077467918396" office:value-type="float"/>
          <table:table-cell office:value="0.7758337259292603" office:value-type="float"/>
          <table:table-cell office:value="-0.6211342215538025" office:value-type="float"/>
          <table:table-cell office:value="-0.4642266035079956" office:value-type="float"/>
        </table:table-row>
        <table:table-row>
          <table:table-cell office:value="0.035172533392906186" office:value-type="float"/>
          <table:table-cell office:value="-0.006223989725112912" office:value-type="float"/>
          <table:table-cell office:value="-0.011500914096832276" office:value-type="float"/>
          <table:table-cell office:value="-0.0021669942140579296" office:value-type="float"/>
          <table:table-cell office:value="0.011144573092460634" office:value-type="float"/>
          <table:table-cell office:value="0.0015915745496749827" office:value-type="float"/>
          <table:table-cell office:value="0.4862353409294572" office:value-type="float"/>
          <table:table-cell office:value="15" office:value-type="float"/>
          <table:table-cell office:value="-0.6906304955482483" office:value-type="float"/>
          <table:table-cell office:value="0.09856295585632324" office:value-type="float"/>
          <table:table-cell office:value="0.8049023151397705" office:value-type="float"/>
          <table:table-cell office:value="0.6711975336074829" office:value-type="float"/>
          <table:table-cell office:value="0.5472397804260254" office:value-type="float"/>
          <table:table-cell office:value="-0.5984542369842529" office:value-type="float"/>
        </table:table-row>
        <table:table-row>
          <table:table-cell office:value="0.04370691955089569" office:value-type="float"/>
          <table:table-cell office:value="-0.01403665721416473" office:value-type="float"/>
          <table:table-cell office:value="-0.007788834571838379" office:value-type="float"/>
          <table:table-cell office:value="0.005762432217597955" office:value-type="float"/>
          <table:table-cell office:value="0.014849336743354799" office:value-type="float"/>
          <table:table-cell office:value="0.007876836657524103" office:value-type="float"/>
          <table:table-cell office:value="0.4723555547751114" office:value-type="float"/>
          <table:table-cell office:value="16" office:value-type="float"/>
          <table:table-cell office:value="0.8534386157989502" office:value-type="float"/>
          <table:table-cell office:value="-0.7812667489051819" office:value-type="float"/>
          <table:table-cell office:value="0.37120795249938965" office:value-type="float"/>
          <table:table-cell office:value="0.7929426431655884" office:value-type="float"/>
          <table:table-cell office:value="0.3704763650894165" office:value-type="float"/>
          <table:table-cell office:value="0.6285262107849121" office:value-type="float"/>
        </table:table-row>
        <table:table-row>
          <table:table-cell office:value="0.043249634504318235" office:value-type="float"/>
          <table:table-cell office:value="-0.01256672084331512" office:value-type="float"/>
          <table:table-cell office:value="-0.004436378479003906" office:value-type="float"/>
          <table:table-cell office:value="0.006175064444541925" office:value-type="float"/>
          <table:table-cell office:value="0.009839317798614505" office:value-type="float"/>
          <table:table-cell office:value="0.013171443343162531" office:value-type="float"/>
          <table:table-cell office:value="0.50717713662431" office:value-type="float"/>
          <table:table-cell office:value="17" office:value-type="float"/>
          <table:table-cell office:value="-0.04572850465774536" office:value-type="float"/>
          <table:table-cell office:value="0.14699363708496094" office:value-type="float"/>
          <table:table-cell office:value="0.33524560928344727" office:value-type="float"/>
          <table:table-cell office:value="0.04126322269439697" office:value-type="float"/>
          <table:table-cell office:value="-0.5010018944740295" office:value-type="float"/>
          <table:table-cell office:value="0.5294606685638428" office:value-type="float"/>
        </table:table-row>
        <table:table-row>
          <table:table-cell office:value="0.03643596589565277" office:value-type="float"/>
          <table:table-cell office:value="-0.007973396182060239" office:value-type="float"/>
          <table:table-cell office:value="-0.005910706520080566" office:value-type="float"/>
          <table:table-cell office:value="0.0023648029565811095" office:value-type="float"/>
          <table:table-cell office:value="0.005435028076171878" office:value-type="float"/>
          <table:table-cell office:value="0.005742058157920831" office:value-type="float"/>
          <table:table-cell office:value="0.5233384878007451" office:value-type="float"/>
          <table:table-cell office:value="18" office:value-type="float"/>
          <table:table-cell office:value="-0.6813668608665466" office:value-type="float"/>
          <table:table-cell office:value="0.4593324661254883" office:value-type="float"/>
          <table:table-cell office:value="-0.14743280410766602" office:value-type="float"/>
          <table:table-cell office:value="-0.38102614879608154" office:value-type="float"/>
          <table:table-cell office:value="-0.4404289722442627" office:value-type="float"/>
          <table:table-cell office:value="-0.7429385185241699" office:value-type="float"/>
        </table:table-row>
        <table:table-row>
          <table:table-cell office:value="0.037244225144386287" office:value-type="float"/>
          <table:table-cell office:value="-0.0030641657114028904" office:value-type="float"/>
          <table:table-cell office:value="-0.006646221280097961" office:value-type="float"/>
          <table:table-cell office:value="0.0009420585632324157" office:value-type="float"/>
          <table:table-cell office:value="0.003929824829101565" office:value-type="float"/>
          <table:table-cell office:value="-0.00036700069904328" office:value-type="float"/>
          <table:table-cell office:value="0.5070450804578328" office:value-type="float"/>
          <table:table-cell office:value="19" office:value-type="float"/>
          <table:table-cell office:value="0.08082592487335205" office:value-type="float"/>
          <table:table-cell office:value="0.49092304706573486" office:value-type="float"/>
          <table:table-cell office:value="-0.0735514760017395" office:value-type="float"/>
          <table:table-cell office:value="-0.14227443933486938" office:value-type="float"/>
          <table:table-cell office:value="-0.15052032470703125" office:value-type="float"/>
          <table:table-cell office:value="-0.6109058856964111" office:value-type="float"/>
        </table:table-row>
        <table:table-row>
          <table:table-cell office:value="0.031533296108245845" office:value-type="float"/>
          <table:table-cell office:value="-0.008638353943824766" office:value-type="float"/>
          <table:table-cell office:value="-0.014228526949882508" office:value-type="float"/>
          <table:table-cell office:value="0.009604921340942377" office:value-type="float"/>
          <table:table-cell office:value="-0.0050014102458953835" office:value-type="float"/>
          <table:table-cell office:value="0.00928033053874969" office:value-type="float"/>
          <table:table-cell office:value="0.5283130793638969" office:value-type="float"/>
          <table:table-cell office:value="20" office:value-type="float"/>
          <table:table-cell office:value="-0.5710929036140442" office:value-type="float"/>
          <table:table-cell office:value="-0.5574188232421875" office:value-type="float"/>
          <table:table-cell office:value="-0.7582305669784546" office:value-type="float"/>
          <table:table-cell office:value="0.8662862777709961" office:value-type="float"/>
          <table:table-cell office:value="-0.8931235074996948" office:value-type="float"/>
          <table:table-cell office:value="0.9647331237792969" office:value-type="float"/>
        </table:table-row>
        <table:table-row>
          <table:table-cell office:value="0.02380051970481872" office:value-type="float"/>
          <table:table-cell office:value="-0.017668864727020263" office:value-type="float"/>
          <table:table-cell office:value="-0.013481454253196717" office:value-type="float"/>
          <table:table-cell office:value="0.0076965588331222475" office:value-type="float"/>
          <table:table-cell office:value="-0.005211936235427854" office:value-type="float"/>
          <table:table-cell office:value="0.014661766886711117" office:value-type="float"/>
          <table:table-cell office:value="0.5638992388674287" office:value-type="float"/>
          <table:table-cell office:value="21" office:value-type="float"/>
          <table:table-cell office:value="-0.7732776403427124" office:value-type="float"/>
          <table:table-cell office:value="-0.9030510783195496" office:value-type="float"/>
          <table:table-cell office:value="0.0747072696685791" office:value-type="float"/>
          <table:table-cell office:value="-0.19083625078201294" office:value-type="float"/>
          <table:table-cell office:value="-0.02105259895324707" office:value-type="float"/>
          <table:table-cell office:value="0.5381436347961426" office:value-type="float"/>
        </table:table-row>
        <table:table-row>
          <table:table-cell office:value="0.02210024178028106" office:value-type="float"/>
          <table:table-cell office:value="-0.017234554290771482" office:value-type="float"/>
          <table:table-cell office:value="-0.0036968296766281133" office:value-type="float"/>
          <table:table-cell office:value="0.016190342307090752" office:value-type="float"/>
          <table:table-cell office:value="0.0032007157802581817" office:value-type="float"/>
          <table:table-cell office:value="0.013613597750663755" office:value-type="float"/>
          <table:table-cell office:value="0.5568704394959767" office:value-type="float"/>
          <table:table-cell office:value="22" office:value-type="float"/>
          <table:table-cell office:value="-0.17002779245376587" office:value-type="float"/>
          <table:table-cell office:value="0.04343104362487793" office:value-type="float"/>
          <table:table-cell office:value="0.9784624576568604" office:value-type="float"/>
          <table:table-cell office:value="0.8493783473968506" office:value-type="float"/>
          <table:table-cell office:value="0.8412652015686035" office:value-type="float"/>
          <table:table-cell office:value="-0.10481691360473633" office:value-type="float"/>
        </table:table-row>
        <table:table-row>
          <table:table-cell office:value="0.01362275898456573" office:value-type="float"/>
          <table:table-cell office:value="-0.019342747926712034" office:value-type="float"/>
          <table:table-cell office:value="-0.00680043637752533" office:value-type="float"/>
          <table:table-cell office:value="0.006995094418525688" office:value-type="float"/>
          <table:table-cell office:value="0.008366290330886844" office:value-type="float"/>
          <table:table-cell office:value="0.020930897593498227" office:value-type="float"/>
          <table:table-cell office:value="0.5725260684141065" office:value-type="float"/>
          <table:table-cell office:value="23" office:value-type="float"/>
          <table:table-cell office:value="-0.8477482795715332" office:value-type="float"/>
          <table:table-cell office:value="-0.21081936359405518" office:value-type="float"/>
          <table:table-cell office:value="-0.3103606700897217" office:value-type="float"/>
          <table:table-cell office:value="-0.9195247888565063" office:value-type="float"/>
          <table:table-cell office:value="0.5165574550628662" office:value-type="float"/>
          <table:table-cell office:value="0.7317299842834473" office:value-type="float"/>
        </table:table-row>
        <table:table-row>
          <table:table-cell office:value="0.005759614109992976" office:value-type="float"/>
          <table:table-cell office:value="-0.02746457755565643" office:value-type="float"/>
          <table:table-cell office:value="-0.0043550080060958864" office:value-type="float"/>
          <table:table-cell office:value="0.015039311051368706" office:value-type="float"/>
          <table:table-cell office:value="0.0033970123529434232" office:value-type="float"/>
          <table:table-cell office:value="0.013363350033760067" office:value-type="float"/>
          <table:table-cell office:value="0.5743907912498932" office:value-type="float"/>
          <table:table-cell office:value="24" office:value-type="float"/>
          <table:table-cell office:value="-0.7863144874572754" office:value-type="float"/>
          <table:table-cell office:value="-0.8121829628944397" office:value-type="float"/>
          <table:table-cell office:value="0.24454283714294434" office:value-type="float"/>
          <table:table-cell office:value="0.8044216632843018" office:value-type="float"/>
          <table:table-cell office:value="-0.49692779779434204" office:value-type="float"/>
          <table:table-cell office:value="-0.7567547559738159" office:value-type="float"/>
        </table:table-row>
        <table:table-row>
          <table:table-cell office:value="0.004446803927421565" office:value-type="float"/>
          <table:table-cell office:value="-0.02232203423976898" office:value-type="float"/>
          <table:table-cell office:value="0.0035293537378311163" office:value-type="float"/>
          <table:table-cell office:value="0.007587598562240593" office:value-type="float"/>
          <table:table-cell office:value="0.008930190205574038" office:value-type="float"/>
          <table:table-cell office:value="0.0066059827804565395" office:value-type="float"/>
          <table:table-cell office:value="0.5965307512130297" office:value-type="float"/>
          <table:table-cell office:value="25" office:value-type="float"/>
          <table:table-cell office:value="-0.1312810182571411" office:value-type="float"/>
          <table:table-cell office:value="0.5142543315887451" office:value-type="float"/>
          <table:table-cell office:value="0.7884361743927002" office:value-type="float"/>
          <table:table-cell office:value="-0.7451712489128113" office:value-type="float"/>
          <table:table-cell office:value="0.5533177852630615" office:value-type="float"/>
          <table:table-cell office:value="-0.6757367253303528" office:value-type="float"/>
        </table:table-row>
        <table:table-row>
          <table:table-cell office:value="0.0036445623636245676" office:value-type="float"/>
          <table:table-cell office:value="-0.021940016150474546" office:value-type="float"/>
          <table:table-cell office:value="0.010506611466407776" office:value-type="float"/>
          <table:table-cell office:value="0.00873862385749816" office:value-type="float"/>
          <table:table-cell office:value="0.0010470366477966335" office:value-type="float"/>
          <table:table-cell office:value="0.009570751190185543" office:value-type="float"/>
          <table:table-cell office:value="0.6508087041562165" office:value-type="float"/>
          <table:table-cell office:value="26" office:value-type="float"/>
          <table:table-cell office:value="-0.08022415637969971" office:value-type="float"/>
          <table:table-cell office:value="0.03820180892944336" office:value-type="float"/>
          <table:table-cell office:value="0.697725772857666" office:value-type="float"/>
          <table:table-cell office:value="0.11510252952575684" office:value-type="float"/>
          <table:table-cell office:value="-0.7883153557777405" office:value-type="float"/>
          <table:table-cell office:value="0.2964768409729004" office:value-type="float"/>
        </table:table-row>
        <table:table-row>
          <table:table-cell office:value="0.006662526726722712" office:value-type="float"/>
          <table:table-cell office:value="-0.028030748963356014" office:value-type="float"/>
          <table:table-cell office:value="0.008876218795776367" office:value-type="float"/>
          <table:table-cell office:value="0.01782892107963561" office:value-type="float"/>
          <table:table-cell office:value="-0.005101692080497739" office:value-type="float"/>
          <table:table-cell office:value="0.0035314732789993248" office:value-type="float"/>
          <table:table-cell office:value="0.6195814153945343" office:value-type="float"/>
          <table:table-cell office:value="27" office:value-type="float"/>
          <table:table-cell office:value="0.30179643630981445" office:value-type="float"/>
          <table:table-cell office:value="-0.609073281288147" office:value-type="float"/>
          <table:table-cell office:value="-0.16303926706314087" office:value-type="float"/>
          <table:table-cell office:value="0.9090297222137451" office:value-type="float"/>
          <table:table-cell office:value="-0.6148728728294373" office:value-type="float"/>
          <table:table-cell office:value="-0.6039277911186218" office:value-type="float"/>
        </table:table-row>
        <table:table-row>
          <table:table-cell office:value="-0.00021673798561096767" office:value-type="float"/>
          <table:table-cell office:value="-0.03441497147083282" office:value-type="float"/>
          <table:table-cell office:value="-0.0006632220745086681" office:value-type="float"/>
          <table:table-cell office:value="0.01884318828582763" office:value-type="float"/>
          <table:table-cell office:value="-0.00705724775791168" office:value-type="float"/>
          <table:table-cell office:value="0.012868372797965998" office:value-type="float"/>
          <table:table-cell office:value="0.5997328490774091" office:value-type="float"/>
          <table:table-cell office:value="28" office:value-type="float"/>
          <table:table-cell office:value="-0.6879264712333679" office:value-type="float"/>
          <table:table-cell office:value="-0.6384222507476807" office:value-type="float"/>
          <table:table-cell office:value="-0.9539440870285034" office:value-type="float"/>
          <table:table-cell office:value="0.10142672061920166" office:value-type="float"/>
          <table:table-cell office:value="-0.19555556774139404" office:value-type="float"/>
          <table:table-cell office:value="0.9336899518966675" office:value-type="float"/>
        </table:table-row>
        <table:table-row>
          <table:table-cell office:value="-0.00937811672687531" office:value-type="float"/>
          <table:table-cell office:value="-0.032559427618980404" office:value-type="float"/>
          <table:table-cell office:value="0.0037714624404907218" office:value-type="float"/>
          <table:table-cell office:value="0.013464494943618767" office:value-type="float"/>
          <table:table-cell office:value="-0.006083686947822568" office:value-type="float"/>
          <table:table-cell office:value="0.0058710712194442695" office:value-type="float"/>
          <table:table-cell office:value="0.6158602816630838" office:value-type="float"/>
          <table:table-cell office:value="29" office:value-type="float"/>
          <table:table-cell office:value="-0.9161378741264343" office:value-type="float"/>
          <table:table-cell office:value="0.1855543851852417" office:value-type="float"/>
          <table:table-cell office:value="0.44346845149993896" office:value-type="float"/>
          <table:table-cell office:value="-0.5378693342208862" office:value-type="float"/>
          <table:table-cell office:value="0.09735608100891113" office:value-type="float"/>
          <table:table-cell office:value="-0.6997301578521729" office:value-type="float"/>
        </table:table-row>
        <table:table-row>
          <table:table-cell office:value="-0.018162884116172798" office:value-type="float"/>
          <table:table-cell office:value="-0.025700389742851253" office:value-type="float"/>
          <table:table-cell office:value="0.001671576499938964" office:value-type="float"/>
          <table:table-cell office:value="0.020493723154067986" office:value-type="float"/>
          <table:table-cell office:value="-0.0067489713430404635" office:value-type="float"/>
          <table:table-cell office:value="0.01563417851924896" office:value-type="float"/>
          <table:table-cell office:value="0.6041553895502272" office:value-type="float"/>
          <table:table-cell office:value="30" office:value-type="float"/>
          <table:table-cell office:value="-0.8784767389297485" office:value-type="float"/>
          <table:table-cell office:value="0.685903787612915" office:value-type="float"/>
          <table:table-cell office:value="-0.20998859405517578" office:value-type="float"/>
          <table:table-cell office:value="0.7029228210449219" office:value-type="float"/>
          <table:table-cell office:value="-0.06652843952178955" office:value-type="float"/>
          <table:table-cell office:value="0.9763107299804688" office:value-type="float"/>
        </table:table-row>
        <table:table-row>
          <table:table-cell office:value="-0.020471126437187202" office:value-type="float"/>
          <table:table-cell office:value="-0.03463360667228699" office:value-type="float"/>
          <table:table-cell office:value="-0.00816581666469574" office:value-type="float"/>
          <table:table-cell office:value="0.02160496234893798" office:value-type="float"/>
          <table:table-cell office:value="-0.012872523069381712" office:value-type="float"/>
          <table:table-cell office:value="0.019602815508842464" office:value-type="float"/>
          <table:table-cell office:value="0.5717886580826991" office:value-type="float"/>
          <table:table-cell office:value="31" office:value-type="float"/>
          <table:table-cell office:value="-0.23082423210144043" office:value-type="float"/>
          <table:table-cell office:value="-0.893321692943573" office:value-type="float"/>
          <table:table-cell office:value="-0.9837393164634705" office:value-type="float"/>
          <table:table-cell office:value="0.11112391948699951" office:value-type="float"/>
          <table:table-cell office:value="-0.6123551726341248" office:value-type="float"/>
          <table:table-cell office:value="0.3968636989593506" office:value-type="float"/>
        </table:table-row>
        <table:table-row>
          <table:table-cell office:value="-0.015513274073600775" office:value-type="float"/>
          <table:table-cell office:value="-0.031745257377624514" office:value-type="float"/>
          <table:table-cell office:value="-4.426896572113162e-05" office:value-type="float"/>
          <table:table-cell office:value="0.03102142095565795" office:value-type="float"/>
          <table:table-cell office:value="-0.017591668367385863" office:value-type="float"/>
          <table:table-cell office:value="0.013382868766784663" office:value-type="float"/>
          <table:table-cell office:value="0.5760064297034149" office:value-type="float"/>
          <table:table-cell office:value="32" office:value-type="float"/>
          <table:table-cell office:value="0.4957852363586426" office:value-type="float"/>
          <table:table-cell office:value="0.28883492946624756" office:value-type="float"/>
          <table:table-cell office:value="0.8121547698974609" office:value-type="float"/>
          <table:table-cell office:value="0.9416458606719971" office:value-type="float"/>
          <table:table-cell office:value="-0.47191452980041504" office:value-type="float"/>
          <table:table-cell office:value="-0.62199467420578" office:value-type="float"/>
        </table:table-row>
        <table:table-row>
          <table:table-cell office:value="-0.022670271992683417" office:value-type="float"/>
          <table:table-cell office:value="-0.02620670557022095" office:value-type="float"/>
          <table:table-cell office:value="-0.007628757357597353" office:value-type="float"/>
          <table:table-cell office:value="0.02802425146102904" office:value-type="float"/>
          <table:table-cell office:value="-0.009904316663742065" office:value-type="float"/>
          <table:table-cell office:value="0.012827782034873957" office:value-type="float"/>
          <table:table-cell office:value="0.5408688777725865" office:value-type="float"/>
          <table:table-cell office:value="33" office:value-type="float"/>
          <table:table-cell office:value="-0.7156997919082642" office:value-type="float"/>
          <table:table-cell office:value="0.5538551807403564" office:value-type="float"/>
          <table:table-cell office:value="-0.7584488391876221" office:value-type="float"/>
          <table:table-cell office:value="-0.2997169494628906" office:value-type="float"/>
          <table:table-cell office:value="0.7687351703643799" office:value-type="float"/>
          <table:table-cell office:value="-0.05550867319107056" office:value-type="float"/>
        </table:table-row>
        <table:table-row>
          <table:table-cell office:value="-0.015176187157630926" office:value-type="float"/>
          <table:table-cell office:value="-0.025396808385849002" office:value-type="float"/>
          <table:table-cell office:value="-0.016026403307914737" office:value-type="float"/>
          <table:table-cell office:value="0.029345282316207873" office:value-type="float"/>
          <table:table-cell office:value="-0.011298277378082274" office:value-type="float"/>
          <table:table-cell office:value="0.0036013722419738717" office:value-type="float"/>
          <table:table-cell office:value="0.4988644784242467" office:value-type="float"/>
          <table:table-cell office:value="34" office:value-type="float"/>
          <table:table-cell office:value="0.749408483505249" office:value-type="float"/>
          <table:table-cell office:value="0.08098971843719482" office:value-type="float"/>
          <table:table-cell office:value="-0.8397645950317383" office:value-type="float"/>
          <table:table-cell office:value="0.1321030855178833" office:value-type="float"/>
          <table:table-cell office:value="-0.139396071434021" office:value-type="float"/>
          <table:table-cell office:value="-0.9226409792900085" office:value-type="float"/>
        </table:table-row>
        <table:table-row>
          <table:table-cell office:value="-0.0180782425403595" office:value-type="float"/>
          <table:table-cell office:value="-0.028411545753479008" office:value-type="float"/>
          <table:table-cell office:value="-0.00849840104579926" office:value-type="float"/>
          <table:table-cell office:value="0.037990736961364735" office:value-type="float"/>
          <table:table-cell office:value="-0.00276705503463745" office:value-type="float"/>
          <table:table-cell office:value="0.0004729354381561228" office:value-type="float"/>
          <table:table-cell office:value="0.4773145270906892" office:value-type="float"/>
          <table:table-cell office:value="35" office:value-type="float"/>
          <table:table-cell office:value="-0.29020553827285767" office:value-type="float"/>
          <table:table-cell office:value="-0.3014737367630005" office:value-type="float"/>
          <table:table-cell office:value="0.7528002262115479" office:value-type="float"/>
          <table:table-cell office:value="0.864545464515686" office:value-type="float"/>
          <table:table-cell office:value="0.8531222343444824" office:value-type="float"/>
          <table:table-cell office:value="-0.3128436803817749" office:value-type="float"/>
        </table:table-row>
        <table:table-row>
          <table:table-cell office:value="-0.019915032982826236" office:value-type="float"/>
          <table:table-cell office:value="-0.0208173155784607" office:value-type="float"/>
          <table:table-cell office:value="-0.014841250181198124" office:value-type="float"/>
          <table:table-cell office:value="0.03317241132259368" office:value-type="float"/>
          <table:table-cell office:value="-0.003129255771636962" office:value-type="float"/>
          <table:table-cell office:value="-0.007759671211242681" office:value-type="float"/>
          <table:table-cell office:value="0.4510585187969907" office:value-type="float"/>
          <table:table-cell office:value="36" office:value-type="float"/>
          <table:table-cell office:value="-0.18367904424667358" office:value-type="float"/>
          <table:table-cell office:value="0.759423017501831" office:value-type="float"/>
          <table:table-cell office:value="-0.6342849135398865" office:value-type="float"/>
          <table:table-cell office:value="-0.4818325638771057" office:value-type="float"/>
          <table:table-cell office:value="-0.03622007369995117" office:value-type="float"/>
          <table:table-cell office:value="-0.8232606649398804" office:value-type="float"/>
        </table:table-row>
        <table:table-row>
          <table:table-cell office:value="-0.012637394070625307" office:value-type="float"/>
          <table:table-cell office:value="-0.028113421201705936" office:value-type="float"/>
          <table:table-cell office:value="-0.02260492026805878" office:value-type="float"/>
          <table:table-cell office:value="0.032274687886238086" office:value-type="float"/>
          <table:table-cell office:value="0.0043706500530242935" office:value-type="float"/>
          <table:table-cell office:value="-0.013241714239120489" office:value-type="float"/>
          <table:table-cell office:value="0.40112621271114585" office:value-type="float"/>
          <table:table-cell office:value="37" office:value-type="float"/>
          <table:table-cell office:value="0.7277638912200928" office:value-type="float"/>
          <table:table-cell office:value="-0.7296105623245239" office:value-type="float"/>
          <table:table-cell office:value="-0.7763670086860657" office:value-type="float"/>
          <table:table-cell office:value="-0.08977234363555908" office:value-type="float"/>
          <table:table-cell office:value="0.7499905824661255" office:value-type="float"/>
          <table:table-cell office:value="-0.5482043027877808" office:value-type="float"/>
        </table:table-row>
        <table:table-row>
          <table:table-cell office:value="-0.022066201567649844" office:value-type="float"/>
          <table:table-cell office:value="-0.018903713226318362" office:value-type="float"/>
          <table:table-cell office:value="-0.016350491642951968" office:value-type="float"/>
          <table:table-cell office:value="0.03669024765491485" office:value-type="float"/>
          <table:table-cell office:value="0.0004999893903732313" office:value-type="float"/>
          <table:table-cell office:value="-0.014530708789825444" office:value-type="float"/>
          <table:table-cell office:value="0.4110542147031542" office:value-type="float"/>
          <table:table-cell office:value="38" office:value-type="float"/>
          <table:table-cell office:value="-0.9428807497024536" office:value-type="float"/>
          <table:table-cell office:value="0.9209707975387573" office:value-type="float"/>
          <table:table-cell office:value="0.6254428625106812" office:value-type="float"/>
          <table:table-cell office:value="0.4415559768676758" office:value-type="float"/>
          <table:table-cell office:value="-0.3870660662651062" office:value-type="float"/>
          <table:table-cell office:value="-0.1288994550704956" office:value-type="float"/>
        </table:table-row>
        <table:table-row>
          <table:table-cell office:value="-0.03142593681812287" office:value-type="float"/>
          <table:table-cell office:value="-0.023854756951332094" office:value-type="float"/>
          <table:table-cell office:value="-0.021446375250816347" office:value-type="float"/>
          <table:table-cell office:value="0.046006237864494315" office:value-type="float"/>
          <table:table-cell office:value="-0.008825060725212096" office:value-type="float"/>
          <table:table-cell office:value="-0.011132500171661381" office:value-type="float"/>
          <table:table-cell office:value="0.37268759546399904" office:value-type="float"/>
          <table:table-cell office:value="39" office:value-type="float"/>
          <table:table-cell office:value="-0.9359735250473022" office:value-type="float"/>
          <table:table-cell office:value="-0.4951043725013733" office:value-type="float"/>
          <table:table-cell office:value="-0.509588360786438" office:value-type="float"/>
          <table:table-cell office:value="0.9315990209579468" office:value-type="float"/>
          <table:table-cell office:value="-0.9325050115585327" office:value-type="float"/>
          <table:table-cell office:value="0.33982086181640625" office:value-type="float"/>
        </table:table-row>
        <table:table-row>
          <table:table-cell office:value="-0.027898798584938055" office:value-type="float"/>
          <table:table-cell office:value="-0.03182143092155457" office:value-type="float"/>
          <table:table-cell office:value="-0.01755490243434906" office:value-type="float"/>
          <table:table-cell office:value="0.05" office:value-type="float"/>
          <table:table-cell office:value="-0.007881324887275694" office:value-type="float"/>
          <table:table-cell office:value="-0.009229625463485722" office:value-type="float"/>
          <table:table-cell office:value="0.379191034113085" office:value-type="float"/>
          <table:table-cell office:value="40" office:value-type="float"/>
          <table:table-cell office:value="0.35271382331848145" office:value-type="float"/>
          <table:table-cell office:value="-0.7966673970222473" office:value-type="float"/>
          <table:table-cell office:value="0.3891472816467285" office:value-type="float"/>
          <table:table-cell office:value="0.39949846267700195" office:value-type="float"/>
          <table:table-cell office:value="0.09437358379364014" office:value-type="float"/>
          <table:table-cell office:value="0.19028747081756592" office:value-type="float"/>
        </table:table-row>
        <table:table-row>
          <table:table-cell office:value="-0.024885089993476873" office:value-type="float"/>
          <table:table-cell office:value="-0.021914390325546266" office:value-type="float"/>
          <table:table-cell office:value="-0.008678855299949646" office:value-type="float"/>
          <table:table-cell office:value="0.05" office:value-type="float"/>
          <table:table-cell office:value="-0.005564212203025816" office:value-type="float"/>
          <table:table-cell office:value="-0.012826416492462162" office:value-type="float"/>
          <table:table-cell office:value="0.40992791806550055" office:value-type="float"/>
          <table:table-cell office:value="41" office:value-type="float"/>
          <table:table-cell office:value="0.30137085914611816" office:value-type="float"/>
          <table:table-cell office:value="0.9907040596008301" office:value-type="float"/>
          <table:table-cell office:value="0.8876047134399414" office:value-type="float"/>
          <table:table-cell office:value="0.8860033750534058" office:value-type="float"/>
          <table:table-cell office:value="0.2317112684249878" office:value-type="float"/>
          <table:table-cell office:value="-0.35967910289764404" office:value-type="float"/>
        </table:table-row>
        <table:table-row>
          <table:table-cell office:value="-0.026229447126388555" office:value-type="float"/>
          <table:table-cell office:value="-0.024821075797080996" office:value-type="float"/>
          <table:table-cell office:value="-0.01382994532585144" office:value-type="float"/>
          <table:table-cell office:value="0.05" office:value-type="float"/>
          <table:table-cell office:value="0.002418041825294497" office:value-type="float"/>
          <table:table-cell office:value="-0.005150966644287112" office:value-type="float"/>
          <table:table-cell office:value="0.39163412262793657" office:value-type="float"/>
          <table:table-cell office:value="42" office:value-type="float"/>
          <table:table-cell office:value="-0.1344357132911682" office:value-type="float"/>
          <table:table-cell office:value="-0.2906685471534729" office:value-type="float"/>
          <table:table-cell office:value="-0.5151090025901794" office:value-type="float"/>
          <table:table-cell office:value="0.794893741607666" office:value-type="float"/>
          <table:table-cell office:value="0.7982254028320312" office:value-type="float"/>
          <table:table-cell office:value="0.7675449848175049" office:value-type="float"/>
        </table:table-row>
        <table:table-row>
          <table:table-cell office:value="-0.019464284181594856" office:value-type="float"/>
          <table:table-cell office:value="-0.03299414932727814" office:value-type="float"/>
          <table:table-cell office:value="-0.015622295141220092" office:value-type="float"/>
          <table:table-cell office:value="0.040589420199394224" office:value-type="float"/>
          <table:table-cell office:value="-0.0007125210762023906" office:value-type="float"/>
          <table:table-cell office:value="0.0021139585971832247" office:value-type="float"/>
          <table:table-cell office:value="0.436929935528341" office:value-type="float"/>
          <table:table-cell office:value="43" office:value-type="float"/>
          <table:table-cell office:value="0.6765162944793701" office:value-type="float"/>
          <table:table-cell office:value="-0.8173073530197144" office:value-type="float"/>
          <table:table-cell office:value="-0.17923498153686523" office:value-type="float"/>
          <table:table-cell office:value="-0.9410579800605774" office:value-type="float"/>
          <table:table-cell office:value="-0.3130562901496887" office:value-type="float"/>
          <table:table-cell office:value="0.7264925241470337" office:value-type="float"/>
        </table:table-row>
        <table:table-row>
          <table:table-cell office:value="-0.019483593702316292" office:value-type="float"/>
          <table:table-cell office:value="-0.033338612318038946" office:value-type="float"/>
          <table:table-cell office:value="-0.010870070457458495" office:value-type="float"/>
          <table:table-cell office:value="0.03989716708660126" office:value-type="float"/>
          <table:table-cell office:value="-0.008510004878044127" office:value-type="float"/>
          <table:table-cell office:value="-0.0006415009498596221" office:value-type="float"/>
          <table:table-cell office:value="0.4640998364041946" office:value-type="float"/>
          <table:table-cell office:value="44" office:value-type="float"/>
          <table:table-cell office:value="-0.0019309520721435547" office:value-type="float"/>
          <table:table-cell office:value="-0.03444629907608032" office:value-type="float"/>
          <table:table-cell office:value="0.47522246837615967" office:value-type="float"/>
          <table:table-cell office:value="-0.06922531127929688" office:value-type="float"/>
          <table:table-cell office:value="-0.7797483801841736" office:value-type="float"/>
          <table:table-cell office:value="-0.27554595470428467" office:value-type="float"/>
        </table:table-row>
        <table:table-row>
          <table:table-cell office:value="-0.02494295001029969" office:value-type="float"/>
          <table:table-cell office:value="-0.04187276780605317" office:value-type="float"/>
          <table:table-cell office:value="-0.0014930343627929683" office:value-type="float"/>
          <table:table-cell office:value="0.044834925532341" office:value-type="float"/>
          <table:table-cell office:value="-0.0026312202215194687" office:value-type="float"/>
          <table:table-cell office:value="0.006421475410461423" office:value-type="float"/>
          <table:table-cell office:value="0.467070770264437" office:value-type="float"/>
          <table:table-cell office:value="45" office:value-type="float"/>
          <table:table-cell office:value="-0.5459356307983398" office:value-type="float"/>
          <table:table-cell office:value="-0.8534155488014221" office:value-type="float"/>
          <table:table-cell office:value="0.9377036094665527" office:value-type="float"/>
          <table:table-cell office:value="0.4937758445739746" office:value-type="float"/>
          <table:table-cell office:value="0.5878784656524658" office:value-type="float"/>
          <table:table-cell office:value="0.7062976360321045" office:value-type="float"/>
        </table:table-row>
        <table:table-row>
          <table:table-cell office:value="-0.022053821086883554" office:value-type="float"/>
          <table:table-cell office:value="-0.04963890433311463" office:value-type="float"/>
          <table:table-cell office:value="-0.005173372030258179" office:value-type="float"/>
          <table:table-cell office:value="0.049850000739097594" office:value-type="float"/>
          <table:table-cell office:value="-0.00294501483440399" office:value-type="float"/>
          <table:table-cell office:value="0.0017541515827178928" office:value-type="float"/>
          <table:table-cell office:value="0.4223654725235705" office:value-type="float"/>
          <table:table-cell office:value="46" office:value-type="float"/>
          <table:table-cell office:value="0.28891289234161377" office:value-type="float"/>
          <table:table-cell office:value="-0.7766136527061462" office:value-type="float"/>
          <table:table-cell office:value="-0.368033766746521" office:value-type="float"/>
          <table:table-cell office:value="0.5015075206756592" office:value-type="float"/>
          <table:table-cell office:value="-0.03137946128845215" office:value-type="float"/>
          <table:table-cell office:value="-0.466732382774353" office:value-type="float"/>
        </table:table-row>
        <table:table-row>
          <table:table-cell office:value="-0.02819099485874177" office:value-type="float"/>
          <table:table-cell office:value="-0.04187041640281678" office:value-type="float"/>
          <table:table-cell office:value="-0.0034349620342254638" office:value-type="float"/>
          <table:table-cell office:value="0.04569114208221435" office:value-type="float"/>
          <table:table-cell office:value="0.0009718960523605364" office:value-type="float"/>
          <table:table-cell office:value="-0.0023963648080825833" office:value-type="float"/>
          <table:table-cell office:value="0.4321294697598291" office:value-type="float"/>
          <table:table-cell office:value="47" office:value-type="float"/>
          <table:table-cell office:value="-0.6137173771858215" office:value-type="float"/>
          <table:table-cell office:value="0.7768487930297852" office:value-type="float"/>
          <table:table-cell office:value="0.17384099960327148" office:value-type="float"/>
          <table:table-cell office:value="-0.415885865688324" office:value-type="float"/>
          <table:table-cell office:value="0.39169108867645264" office:value-type="float"/>
          <table:table-cell office:value="-0.4150516390800476" office:value-type="float"/>
        </table:table-row>
        <table:table-row>
          <table:table-cell office:value="-0.02319386899471284" office:value-type="float"/>
          <table:table-cell office:value="-0.03223569869995118" office:value-type="float"/>
          <table:table-cell office:value="-0.008839520812034606" office:value-type="float"/>
          <table:table-cell office:value="0.05" office:value-type="float"/>
          <table:table-cell office:value="0.009793928265571596" office:value-type="float"/>
          <table:table-cell office:value="0.0023820883035659763" office:value-type="float"/>
          <table:table-cell office:value="0.40926792700671366" office:value-type="float"/>
          <table:table-cell office:value="48" office:value-type="float"/>
          <table:table-cell office:value="0.49971258640289307" office:value-type="float"/>
          <table:table-cell office:value="0.9634717702865601" office:value-type="float"/>
          <table:table-cell office:value="-0.5404558777809143" office:value-type="float"/>
          <table:table-cell office:value="0.8266651630401611" office:value-type="float"/>
          <table:table-cell office:value="0.882203221321106" office:value-type="float"/>
          <table:table-cell office:value="0.47784531116485596" office:value-type="float"/>
        </table:table-row>
        <table:table-row>
          <table:table-cell office:value="-0.021840537190437326" office:value-type="float"/>
          <table:table-cell office:value="-0.032071852684021004" office:value-type="float"/>
          <table:table-cell office:value="-0.01770314693450928" office:value-type="float"/>
          <table:table-cell office:value="0.05" office:value-type="float"/>
          <table:table-cell office:value="0.010997155308723451" office:value-type="float"/>
          <table:table-cell office:value="-0.006376740336418155" office:value-type="float"/>
          <table:table-cell office:value="0.36152638645335655" office:value-type="float"/>
          <table:table-cell office:value="49" office:value-type="float"/>
          <table:table-cell office:value="0.13533318042755127" office:value-type="float"/>
          <table:table-cell office:value="0.016384601593017578" office:value-type="float"/>
          <table:table-cell office:value="-0.886362612247467" office:value-type="float"/>
          <table:table-cell office:value="0.9724167585372925" office:value-type="float"/>
          <table:table-cell office:value="0.12032270431518555" office:value-type="float"/>
          <table:table-cell office:value="-0.8758828639984131" office:value-type="float"/>
        </table:table-row>
        <table:table-row>
          <table:table-cell office:value="-0.01489380896091462" office:value-type="float"/>
          <table:table-cell office:value="-0.0402818250656128" office:value-type="float"/>
          <table:table-cell office:value="-0.010515146255493164" office:value-type="float"/>
          <table:table-cell office:value="0.05" office:value-type="float"/>
          <table:table-cell office:value="0.015939233899116518" office:value-type="float"/>
          <table:table-cell office:value="-0.010992743372917179" office:value-type="float"/>
          <table:table-cell office:value="0.368862073382309" office:value-type="float"/>
          <table:table-cell office:value="50" office:value-type="float"/>
          <table:table-cell office:value="0.6946728229522705" office:value-type="float"/>
          <table:table-cell office:value="-0.8209972381591797" office:value-type="float"/>
          <table:table-cell office:value="0.7188000679016113" office:value-type="float"/>
          <table:table-cell office:value="0.43084239959716797" office:value-type="float"/>
          <table:table-cell office:value="0.49420785903930664" office:value-type="float"/>
          <table:table-cell office:value="-0.46160030364990234" office:value-type="float"/>
        </table:table-row>
        <table:table-row>
          <table:table-cell office:value="-0.009291606545448312" office:value-type="float"/>
          <table:table-cell office:value="-0.03457451820373536" office:value-type="float"/>
          <table:table-cell office:value="-0.0037741875648498536" office:value-type="float"/>
          <table:table-cell office:value="0.05" office:value-type="float"/>
          <table:table-cell office:value="0.008615270853042603" office:value-type="float"/>
          <table:table-cell office:value="-0.019289067983627325" office:value-type="float"/>
          <table:table-cell office:value="0.4017856016587473" office:value-type="float"/>
          <table:table-cell office:value="51" office:value-type="float"/>
          <table:table-cell office:value="0.5602202415466309" office:value-type="float"/>
          <table:table-cell office:value="0.5707306861877441" office:value-type="float"/>
          <table:table-cell office:value="0.674095869064331" office:value-type="float"/>
          <table:table-cell office:value="0.8019447326660156" office:value-type="float"/>
          <table:table-cell office:value="-0.7323963046073914" office:value-type="float"/>
          <table:table-cell office:value="-0.8296324610710144" office:value-type="float"/>
        </table:table-row>
        <table:table-row>
          <table:table-cell office:value="-0.007114627957344064" office:value-type="float"/>
          <table:table-cell office:value="-0.04033548295497895" office:value-type="float"/>
          <table:table-cell office:value="0.006084573268890381" office:value-type="float"/>
          <table:table-cell office:value="0.05" office:value-type="float"/>
          <table:table-cell office:value="0.001125706434249878" office:value-type="float"/>
          <table:table-cell office:value="-0.009700392484664923" office:value-type="float"/>
          <table:table-cell office:value="0.4639852297243701" office:value-type="float"/>
          <table:table-cell office:value="52" office:value-type="float"/>
          <table:table-cell office:value="0.2176978588104248" office:value-type="float"/>
          <table:table-cell office:value="-0.5760964751243591" office:value-type="float"/>
          <table:table-cell office:value="0.9858760833740234" office:value-type="float"/>
          <table:table-cell office:value="0.32452547550201416" office:value-type="float"/>
          <table:table-cell office:value="-0.7489564418792725" office:value-type="float"/>
          <table:table-cell office:value="0.9588675498962402" office:value-type="float"/>
        </table:table-row>
        <table:table-row>
          <table:table-cell office:value="-0.0036809831857681366" office:value-type="float"/>
          <table:table-cell office:value="-0.035226535201072696" office:value-type="float"/>
          <table:table-cell office:value="0.011287815570831299" office:value-type="float"/>
          <table:table-cell office:value="0.05" office:value-type="float"/>
          <table:table-cell office:value="0.008405905961990357" office:value-type="float"/>
          <table:table-cell office:value="-0.016559929847717293" office:value-type="float"/>
          <table:table-cell office:value="0.4659700572230433" office:value-type="float"/>
          <table:table-cell office:value="53" office:value-type="float"/>
          <table:table-cell office:value="0.3433644771575928" office:value-type="float"/>
          <table:table-cell office:value="0.510894775390625" office:value-type="float"/>
          <table:table-cell office:value="0.5203242301940918" office:value-type="float"/>
          <table:table-cell office:value="0.30076050758361816" office:value-type="float"/>
          <table:table-cell office:value="0.7280199527740479" office:value-type="float"/>
          <table:table-cell office:value="-0.6859537363052368" office:value-type="float"/>
        </table:table-row>
        <table:table-row>
          <table:table-cell office:value="-0.003849254846572885" office:value-type="float"/>
          <table:table-cell office:value="-0.02928462445735932" office:value-type="float"/>
          <table:table-cell office:value="0.012748525142669678" office:value-type="float"/>
          <table:table-cell office:value="0.04381607472896576" office:value-type="float"/>
          <table:table-cell office:value="0.002231281995773316" office:value-type="float"/>
          <table:table-cell office:value="-0.009838285446167001" office:value-type="float"/>
          <table:table-cell office:value="0.5220631850409196" office:value-type="float"/>
          <table:table-cell office:value="54" office:value-type="float"/>
          <table:table-cell office:value="-0.016827166080474854" office:value-type="float"/>
          <table:table-cell office:value="0.5941910743713379" office:value-type="float"/>
          <table:table-cell office:value="0.1460709571838379" office:value-type="float"/>
          <table:table-cell office:value="-0.6183925271034241" office:value-type="float"/>
          <table:table-cell office:value="-0.6174623966217041" office:value-type="float"/>
          <table:table-cell office:value="0.6721644401550293" office:value-type="float"/>
        </table:table-row>
        <table:table-row>
          <table:table-cell office:value="0.0034186971187591462" office:value-type="float"/>
          <table:table-cell office:value="-0.02539510309696198" office:value-type="float"/>
          <table:table-cell office:value="0.022180891036987303" office:value-type="float"/>
          <table:table-cell office:value="0.03560258150100708" office:value-type="float"/>
          <table:table-cell office:value="-0.0011690962314605709" office:value-type="float"/>
          <table:table-cell office:value="-0.010066926479339608" office:value-type="float"/>
          <table:table-cell office:value="0.5888969164623536" office:value-type="float"/>
          <table:table-cell office:value="55" office:value-type="float"/>
          <table:table-cell office:value="0.7267951965332031" office:value-type="float"/>
          <table:table-cell office:value="0.3889521360397339" office:value-type="float"/>
          <table:table-cell office:value="0.9432365894317627" office:value-type="float"/>
          <table:table-cell office:value="-0.8213493227958679" office:value-type="float"/>
          <table:table-cell office:value="-0.34003782272338867" office:value-type="float"/>
          <table:table-cell office:value="-0.022864103317260742" office:value-type="float"/>
        </table:table-row>
        <table:table-row>
          <table:table-cell office:value="-0.006073582768440255" office:value-type="float"/>
          <table:table-cell office:value="-0.02812388122081757" office:value-type="float"/>
          <table:table-cell office:value="0.02773689031600952" office:value-type="float"/>
          <table:table-cell office:value="0.03728654146194458" office:value-type="float"/>
          <table:table-cell office:value="-0.00763258159160614" office:value-type="float"/>
          <table:table-cell office:value="-0.016357274651527413" office:value-type="float"/>
          <table:table-cell office:value="0.5981311177274173" office:value-type="float"/>
          <table:table-cell office:value="56" office:value-type="float"/>
          <table:table-cell office:value="-0.9492279887199402" office:value-type="float"/>
          <table:table-cell office:value="-0.2728778123855591" office:value-type="float"/>
          <table:table-cell office:value="0.5555999279022217" office:value-type="float"/>
          <table:table-cell office:value="0.16839599609375" office:value-type="float"/>
          <table:table-cell office:value="-0.6463485360145569" office:value-type="float"/>
          <table:table-cell office:value="-0.6290348172187805" office:value-type="float"/>
        </table:table-row>
        <table:table-row>
          <table:table-cell office:value="-0.0026408487558364953" office:value-type="float"/>
          <table:table-cell office:value="-0.03402515530586243" office:value-type="float"/>
          <table:table-cell office:value="0.034698307514190674" office:value-type="float"/>
          <table:table-cell office:value="0.03905085682868958" office:value-type="float"/>
          <table:table-cell office:value="-0.00367859423160553" office:value-type="float"/>
          <table:table-cell office:value="-0.026050847172737132" office:value-type="float"/>
          <table:table-cell office:value="0.573447901605543" office:value-type="float"/>
          <table:table-cell office:value="57" office:value-type="float"/>
          <table:table-cell office:value="0.343273401260376" office:value-type="float"/>
          <table:table-cell office:value="-0.5901274085044861" office:value-type="float"/>
          <table:table-cell office:value="0.6961417198181152" office:value-type="float"/>
          <table:table-cell office:value="0.1764315366744995" office:value-type="float"/>
          <table:table-cell office:value="0.39539873600006104" office:value-type="float"/>
          <table:table-cell office:value="-0.9693572521209717" office:value-type="float"/>
        </table:table-row>
        <table:table-row>
          <table:table-cell office:value="-0.00883361518383027" office:value-type="float"/>
          <table:table-cell office:value="-0.02408740043640137" office:value-type="float"/>
          <table:table-cell office:value="0.0442090904712677" office:value-type="float"/>
          <table:table-cell office:value="0.032345612645149235" office:value-type="float"/>
          <table:table-cell office:value="-0.011017719507217407" office:value-type="float"/>
          <table:table-cell office:value="-0.029077582955360424" office:value-type="float"/>
          <table:table-cell office:value="0.6322861727327052" office:value-type="float"/>
          <table:table-cell office:value="58" office:value-type="float"/>
          <table:table-cell office:value="-0.6192766427993774" office:value-type="float"/>
          <table:table-cell office:value="0.993775486946106" office:value-type="float"/>
          <table:table-cell office:value="0.9510782957077026" office:value-type="float"/>
          <table:table-cell office:value="-0.6705244183540344" office:value-type="float"/>
          <table:table-cell office:value="-0.7339125275611877" office:value-type="float"/>
          <table:table-cell office:value="-0.3026735782623291" office:value-type="float"/>
        </table:table-row>
        <table:table-row>
          <table:table-cell office:value="-0.01773537516593934" office:value-type="float"/>
          <table:table-cell office:value="-0.01807513475418091" office:value-type="float"/>
          <table:table-cell office:value="0.05" office:value-type="float"/>
          <table:table-cell office:value="0.03436778366565705" office:value-type="float"/>
          <table:table-cell office:value="-0.016832379698753355" office:value-type="float"/>
          <table:table-cell office:value="-0.02379601299762727" office:value-type="float"/>
          <table:table-cell office:value="0.6170409185610922" office:value-type="float"/>
          <table:table-cell office:value="59" office:value-type="float"/>
          <table:table-cell office:value="-0.890175998210907" office:value-type="float"/>
          <table:table-cell office:value="0.6012265682220459" office:value-type="float"/>
          <table:table-cell office:value="0.7418792247772217" office:value-type="float"/>
          <table:table-cell office:value="0.20221710205078125" office:value-type="float"/>
          <table:table-cell office:value="-0.581466019153595" office:value-type="float"/>
          <table:table-cell office:value="0.5281569957733154" office:value-type="float"/>
        </table:table-row>
        <table:table-row>
          <table:table-cell office:value="-0.016315531730651863" office:value-type="float"/>
          <table:table-cell office:value="-0.022362000942230224" office:value-type="float"/>
          <table:table-cell office:value="0.04707157015800476" office:value-type="float"/>
          <table:table-cell office:value="0.028905600905418403" office:value-type="float"/>
          <table:table-cell office:value="-0.02385450005531311" office:value-type="float"/>
          <table:table-cell office:value="-0.01922339737415315" office:value-type="float"/>
          <table:table-cell office:value="0.6565801635946791" office:value-type="float"/>
          <table:table-cell office:value="60" office:value-type="float"/>
          <table:table-cell office:value="0.14198434352874756" office:value-type="float"/>
          <table:table-cell office:value="-0.42868661880493164" office:value-type="float"/>
          <table:table-cell office:value="-0.2928429841995239" office:value-type="float"/>
          <table:table-cell office:value="-0.5462182760238647" office:value-type="float"/>
          <table:table-cell office:value="-0.7022120356559753" office:value-type="float"/>
          <table:table-cell office:value="0.4572615623474121" office:value-type="float"/>
        </table:table-row>
      </table:table>
      <table:table table:name="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2383631467819214" office:value-type="float"/>
          <table:table-cell office:value="0.0029924440383911136" office:value-type="float"/>
          <table:table-cell office:value="0.008922204971313477" office:value-type="float"/>
          <table:table-cell office:value="0.009940222501754761" office:value-type="float"/>
          <table:table-cell office:value="-0.00029194176197052003" office:value-type="float"/>
          <table:table-cell office:value="0.0029555320739746093" office:value-type="float"/>
          <table:table-cell office:value="0.7101307470810663" office:value-type="float"/>
          <table:table-cell office:value="1" office:value-type="float"/>
          <table:table-cell office:value="-0.2383631467819214" office:value-type="float"/>
          <table:table-cell office:value="0.29924440383911133" office:value-type="float"/>
          <table:table-cell office:value="0.8922204971313477" office:value-type="float"/>
          <table:table-cell office:value="0.9940222501754761" office:value-type="float"/>
          <table:table-cell office:value="-0.029194176197052002" office:value-type="float"/>
          <table:table-cell office:value="0.29555320739746094" office:value-type="float"/>
        </table:table-row>
        <table:table-row>
          <table:table-cell office:value="-0.003403406143188477" office:value-type="float"/>
          <table:table-cell office:value="-0.004720147848129273" office:value-type="float"/>
          <table:table-cell office:value="0.011155287027359009" office:value-type="float"/>
          <table:table-cell office:value="0.017123813629150393" office:value-type="float"/>
          <table:table-cell office:value="0.0006088906526565553" office:value-type="float"/>
          <table:table-cell office:value="0.0027432835102081297" office:value-type="float"/>
          <table:table-cell office:value="0.7295597568050564" office:value-type="float"/>
          <table:table-cell office:value="2" office:value-type="float"/>
          <table:table-cell office:value="-0.10197746753692627" office:value-type="float"/>
          <table:table-cell office:value="-0.7712591886520386" office:value-type="float"/>
          <table:table-cell office:value="0.22330820560455322" office:value-type="float"/>
          <table:table-cell office:value="0.718359112739563" office:value-type="float"/>
          <table:table-cell office:value="0.09008324146270752" office:value-type="float"/>
          <table:table-cell office:value="-0.02122485637664795" office:value-type="float"/>
        </table:table-row>
        <table:table-row>
          <table:table-cell office:value="0.0045171058177948" office:value-type="float"/>
          <table:table-cell office:value="-0.0021368718147277833" office:value-type="float"/>
          <table:table-cell office:value="0.0013260960578918464" office:value-type="float"/>
          <table:table-cell office:value="0.009779798388481142" office:value-type="float"/>
          <table:table-cell office:value="-0.006232820153236389" office:value-type="float"/>
          <table:table-cell office:value="0.002043632864952087" office:value-type="float"/>
          <table:table-cell office:value="0.6837514998788973" office:value-type="float"/>
          <table:table-cell office:value="3" office:value-type="float"/>
          <table:table-cell office:value="0.7920511960983276" office:value-type="float"/>
          <table:table-cell office:value="0.2583276033401489" office:value-type="float"/>
          <table:table-cell office:value="-0.9829190969467163" office:value-type="float"/>
          <table:table-cell office:value="-0.734401524066925" office:value-type="float"/>
          <table:table-cell office:value="-0.6841710805892944" office:value-type="float"/>
          <table:table-cell office:value="-0.06996506452560425" office:value-type="float"/>
        </table:table-row>
        <table:table-row>
          <table:table-cell office:value="0.0010627347230911257" office:value-type="float"/>
          <table:table-cell office:value="0.0025214350223541258" office:value-type="float"/>
          <table:table-cell office:value="-0.005550756454467773" office:value-type="float"/>
          <table:table-cell office:value="0.01701232135295868" office:value-type="float"/>
          <table:table-cell office:value="0.0031477874517440805" office:value-type="float"/>
          <table:table-cell office:value="0.00902789533138275" office:value-type="float"/>
          <table:table-cell office:value="0.6611615567007452" office:value-type="float"/>
          <table:table-cell office:value="4" office:value-type="float"/>
          <table:table-cell office:value="-0.34543710947036743" office:value-type="float"/>
          <table:table-cell office:value="0.4658306837081909" office:value-type="float"/>
          <table:table-cell office:value="-0.6876852512359619" office:value-type="float"/>
          <table:table-cell office:value="0.7232522964477539" office:value-type="float"/>
          <table:table-cell office:value="0.9380607604980469" office:value-type="float"/>
          <table:table-cell office:value="0.6984262466430664" office:value-type="float"/>
        </table:table-row>
        <table:table-row>
          <table:table-cell office:value="0.007631385922431946" office:value-type="float"/>
          <table:table-cell office:value="0.008415180444717407" office:value-type="float"/>
          <table:table-cell office:value="-0.0068053889274597166" office:value-type="float"/>
          <table:table-cell office:value="0.017107331156730653" office:value-type="float"/>
          <table:table-cell office:value="-0.004011865854263305" office:value-type="float"/>
          <table:table-cell office:value="0.01735057532787323" office:value-type="float"/>
          <table:table-cell office:value="0.588452989629868" office:value-type="float"/>
          <table:table-cell office:value="5" office:value-type="float"/>
          <table:table-cell office:value="0.656865119934082" office:value-type="float"/>
          <table:table-cell office:value="0.5893745422363281" office:value-type="float"/>
          <table:table-cell office:value="-0.12546324729919434" office:value-type="float"/>
          <table:table-cell office:value="0.009500980377197266" office:value-type="float"/>
          <table:table-cell office:value="-0.7159653306007385" office:value-type="float"/>
          <table:table-cell office:value="0.8322679996490479" office:value-type="float"/>
        </table:table-row>
        <table:table-row>
          <table:table-cell office:value="0.015667684674263" office:value-type="float"/>
          <table:table-cell office:value="0.003336455821990966" office:value-type="float"/>
          <table:table-cell office:value="-0.01230186104774475" office:value-type="float"/>
          <table:table-cell office:value="0.019024633765220643" office:value-type="float"/>
          <table:table-cell office:value="-0.011497312784194946" office:value-type="float"/>
          <table:table-cell office:value="0.02518660247325897" office:value-type="float"/>
          <table:table-cell office:value="0.5279110398793703" office:value-type="float"/>
          <table:table-cell office:value="6" office:value-type="float"/>
          <table:table-cell office:value="0.8036298751831055" office:value-type="float"/>
          <table:table-cell office:value="-0.507872462272644" office:value-type="float"/>
          <table:table-cell office:value="-0.5496472120285034" office:value-type="float"/>
          <table:table-cell office:value="0.19173026084899902" office:value-type="float"/>
          <table:table-cell office:value="-0.7485446929931641" office:value-type="float"/>
          <table:table-cell office:value="0.7836027145385742" office:value-type="float"/>
        </table:table-row>
        <table:table-row>
          <table:table-cell office:value="0.0087117999792099" office:value-type="float"/>
          <table:table-cell office:value="0.006975148916244506" office:value-type="float"/>
          <table:table-cell office:value="-0.019626093506813047" office:value-type="float"/>
          <table:table-cell office:value="0.01634036421775818" office:value-type="float"/>
          <table:table-cell office:value="-0.01845457434654236" office:value-type="float"/>
          <table:table-cell office:value="0.034897925257682795" office:value-type="float"/>
          <table:table-cell office:value="0.48087654216675413" office:value-type="float"/>
          <table:table-cell office:value="7" office:value-type="float"/>
          <table:table-cell office:value="-0.6955884695053101" office:value-type="float"/>
          <table:table-cell office:value="0.363869309425354" office:value-type="float"/>
          <table:table-cell office:value="-0.7324232459068298" office:value-type="float"/>
          <table:table-cell office:value="-0.26842695474624634" office:value-type="float"/>
          <table:table-cell office:value="-0.6957261562347412" office:value-type="float"/>
          <table:table-cell office:value="0.9711322784423828" office:value-type="float"/>
        </table:table-row>
        <table:table-row>
          <table:table-cell office:value="0.0037270098924636836" office:value-type="float"/>
          <table:table-cell office:value="0.012738934755325317" office:value-type="float"/>
          <table:table-cell office:value="-0.021661748290061948" office:value-type="float"/>
          <table:table-cell office:value="0.012314733266830444" office:value-type="float"/>
          <table:table-cell office:value="-0.02277673602104187" office:value-type="float"/>
          <table:table-cell office:value="0.042686457037925715" office:value-type="float"/>
          <table:table-cell office:value="0.44048313592443766" office:value-type="float"/>
          <table:table-cell office:value="8" office:value-type="float"/>
          <table:table-cell office:value="-0.4984790086746216" office:value-type="float"/>
          <table:table-cell office:value="0.576378583908081" office:value-type="float"/>
          <table:table-cell office:value="-0.20356547832489014" office:value-type="float"/>
          <table:table-cell office:value="-0.40256309509277344" office:value-type="float"/>
          <table:table-cell office:value="-0.43221616744995117" office:value-type="float"/>
          <table:table-cell office:value="0.778853178024292" office:value-type="float"/>
        </table:table-row>
        <table:table-row>
          <table:table-cell office:value="0.005062262415885924" office:value-type="float"/>
          <table:table-cell office:value="0.01911004662513733" office:value-type="float"/>
          <table:table-cell office:value="-0.021861589550971984" office:value-type="float"/>
          <table:table-cell office:value="0.01591046690940857" office:value-type="float"/>
          <table:table-cell office:value="-0.023466492891311645" office:value-type="float"/>
          <table:table-cell office:value="0.039201022982597346" office:value-type="float"/>
          <table:table-cell office:value="0.4294000235176117" office:value-type="float"/>
          <table:table-cell office:value="9" office:value-type="float"/>
          <table:table-cell office:value="0.13352525234222412" office:value-type="float"/>
          <table:table-cell office:value="0.6371111869812012" office:value-type="float"/>
          <table:table-cell office:value="-0.019984126091003418" office:value-type="float"/>
          <table:table-cell office:value="0.3595733642578125" office:value-type="float"/>
          <table:table-cell office:value="-0.06897568702697754" office:value-type="float"/>
          <table:table-cell office:value="-0.3485434055328369" office:value-type="float"/>
        </table:table-row>
        <table:table-row>
          <table:table-cell office:value="0.006301737427711486" office:value-type="float"/>
          <table:table-cell office:value="0.0281967294216156" office:value-type="float"/>
          <table:table-cell office:value="-0.030362545251846312" office:value-type="float"/>
          <table:table-cell office:value="0.01158181428909302" office:value-type="float"/>
          <table:table-cell office:value="-0.019700831174850462" office:value-type="float"/>
          <table:table-cell office:value="0.03370369911193847" office:value-type="float"/>
          <table:table-cell office:value="0.4126314083541309" office:value-type="float"/>
          <table:table-cell office:value="10" office:value-type="float"/>
          <table:table-cell office:value="0.12394750118255615" office:value-type="float"/>
          <table:table-cell office:value="0.9086682796478271" office:value-type="float"/>
          <table:table-cell office:value="-0.8500955700874329" office:value-type="float"/>
          <table:table-cell office:value="-0.4328652620315552" office:value-type="float"/>
          <table:table-cell office:value="0.37656617164611816" office:value-type="float"/>
          <table:table-cell office:value="-0.5497323870658875" office:value-type="float"/>
        </table:table-row>
        <table:table-row>
          <table:table-cell office:value="0.009612547755241393" office:value-type="float"/>
          <table:table-cell office:value="0.028463513851165773" office:value-type="float"/>
          <table:table-cell office:value="-0.037310417294502254" office:value-type="float"/>
          <table:table-cell office:value="0.006015878319740297" office:value-type="float"/>
          <table:table-cell office:value="-0.010882877111434935" office:value-type="float"/>
          <table:table-cell office:value="0.03875198245048522" office:value-type="float"/>
          <table:table-cell office:value="0.38756342066808963" office:value-type="float"/>
          <table:table-cell office:value="11" office:value-type="float"/>
          <table:table-cell office:value="0.3310810327529907" office:value-type="float"/>
          <table:table-cell office:value="0.02667844295501709" office:value-type="float"/>
          <table:table-cell office:value="-0.6947872042655945" office:value-type="float"/>
          <table:table-cell office:value="-0.5565935969352722" office:value-type="float"/>
          <table:table-cell office:value="0.8817954063415527" office:value-type="float"/>
          <table:table-cell office:value="0.5048283338546753" office:value-type="float"/>
        </table:table-row>
        <table:table-row>
          <table:table-cell office:value="0.01716401755809784" office:value-type="float"/>
          <table:table-cell office:value="0.02051068663597107" office:value-type="float"/>
          <table:table-cell office:value="-0.045567622780799864" office:value-type="float"/>
          <table:table-cell office:value="0.007511224150657656" office:value-type="float"/>
          <table:table-cell office:value="-0.010973772406578063" office:value-type="float"/>
          <table:table-cell office:value="0.033655373454093925" office:value-type="float"/>
          <table:table-cell office:value="0.3910551931669869" office:value-type="float"/>
          <table:table-cell office:value="12" office:value-type="float"/>
          <table:table-cell office:value="0.7551469802856445" office:value-type="float"/>
          <table:table-cell office:value="-0.7952827215194702" office:value-type="float"/>
          <table:table-cell office:value="-0.8257205486297607" office:value-type="float"/>
          <table:table-cell office:value="0.14953458309173584" office:value-type="float"/>
          <table:table-cell office:value="-0.009089529514312744" office:value-type="float"/>
          <table:table-cell office:value="-0.5096608996391296" office:value-type="float"/>
        </table:table-row>
        <table:table-row>
          <table:table-cell office:value="0.025598224997520444" office:value-type="float"/>
          <table:table-cell office:value="0.02235810160636902" office:value-type="float"/>
          <table:table-cell office:value="-0.037124302983283994" office:value-type="float"/>
          <table:table-cell office:value="-0.0016011559963226294" office:value-type="float"/>
          <table:table-cell office:value="-0.014745582938194274" office:value-type="float"/>
          <table:table-cell office:value="0.024364794492721546" office:value-type="float"/>
          <table:table-cell office:value="0.4059899115930623" office:value-type="float"/>
          <table:table-cell office:value="13" office:value-type="float"/>
          <table:table-cell office:value="0.8434207439422607" office:value-type="float"/>
          <table:table-cell office:value="0.18474149703979492" office:value-type="float"/>
          <table:table-cell office:value="0.8443319797515869" office:value-type="float"/>
          <table:table-cell office:value="-0.9112380146980286" office:value-type="float"/>
          <table:table-cell office:value="-0.3771810531616211" office:value-type="float"/>
          <table:table-cell office:value="-0.9290578961372375" office:value-type="float"/>
        </table:table-row>
        <table:table-row>
          <table:table-cell office:value="0.02236541450023651" office:value-type="float"/>
          <table:table-cell office:value="0.01547908902168274" office:value-type="float"/>
          <table:table-cell office:value="-0.04145166993141174" office:value-type="float"/>
          <table:table-cell office:value="-0.004073801040649411" office:value-type="float"/>
          <table:table-cell office:value="-0.00601592719554901" office:value-type="float"/>
          <table:table-cell office:value="0.01482224106788634" office:value-type="float"/>
          <table:table-cell office:value="0.4633118059974823" office:value-type="float"/>
          <table:table-cell office:value="14" office:value-type="float"/>
          <table:table-cell office:value="-0.32328104972839355" office:value-type="float"/>
          <table:table-cell office:value="-0.6879012584686279" office:value-type="float"/>
          <table:table-cell office:value="-0.43273669481277466" office:value-type="float"/>
          <table:table-cell office:value="-0.24726450443267822" office:value-type="float"/>
          <table:table-cell office:value="0.8729655742645264" office:value-type="float"/>
          <table:table-cell office:value="-0.9542553424835205" office:value-type="float"/>
        </table:table-row>
        <table:table-row>
          <table:table-cell office:value="0.024615321755409238" office:value-type="float"/>
          <table:table-cell office:value="0.011602147221565247" office:value-type="float"/>
          <table:table-cell office:value="-0.04228472232818604" office:value-type="float"/>
          <table:table-cell office:value="0.005493929386138919" office:value-type="float"/>
          <table:table-cell office:value="-0.005362984538078307" office:value-type="float"/>
          <table:table-cell office:value="0.017223984003067003" office:value-type="float"/>
          <table:table-cell office:value="0.4683671923104993" office:value-type="float"/>
          <table:table-cell office:value="15" office:value-type="float"/>
          <table:table-cell office:value="0.22499072551727295" office:value-type="float"/>
          <table:table-cell office:value="-0.38769418001174927" office:value-type="float"/>
          <table:table-cell office:value="-0.0833052396774292" office:value-type="float"/>
          <table:table-cell office:value="0.956773042678833" office:value-type="float"/>
          <table:table-cell office:value="0.06529426574707031" office:value-type="float"/>
          <table:table-cell office:value="0.2401742935180664" office:value-type="float"/>
        </table:table-row>
        <table:table-row>
          <table:table-cell office:value="0.015819842219352717" office:value-type="float"/>
          <table:table-cell office:value="0.006907735466957093" office:value-type="float"/>
          <table:table-cell office:value="-0.03279518485069275" office:value-type="float"/>
          <table:table-cell office:value="0.003733891248703006" office:value-type="float"/>
          <table:table-cell office:value="0.00202479660511017" office:value-type="float"/>
          <table:table-cell office:value="0.012762331366538988" office:value-type="float"/>
          <table:table-cell office:value="0.5469072428334045" office:value-type="float"/>
          <table:table-cell office:value="16" office:value-type="float"/>
          <table:table-cell office:value="-0.8795479536056519" office:value-type="float"/>
          <table:table-cell office:value="-0.46944117546081543" office:value-type="float"/>
          <table:table-cell office:value="0.9489537477493286" office:value-type="float"/>
          <table:table-cell office:value="-0.1760038137435913" office:value-type="float"/>
          <table:table-cell office:value="0.7387781143188477" office:value-type="float"/>
          <table:table-cell office:value="-0.4461652636528015" office:value-type="float"/>
        </table:table-row>
        <table:table-row>
          <table:table-cell office:value="0.009522507786750789" office:value-type="float"/>
          <table:table-cell office:value="0.011393569111824035" office:value-type="float"/>
          <table:table-cell office:value="-0.023497337102890016" office:value-type="float"/>
          <table:table-cell office:value="0.011044377088546756" office:value-type="float"/>
          <table:table-cell office:value="-0.006692458391189573" office:value-type="float"/>
          <table:table-cell office:value="0.012454967498779284" office:value-type="float"/>
          <table:table-cell office:value="0.563366839909943" office:value-type="float"/>
          <table:table-cell office:value="17" office:value-type="float"/>
          <table:table-cell office:value="-0.6297334432601929" office:value-type="float"/>
          <table:table-cell office:value="0.44858336448669434" office:value-type="float"/>
          <table:table-cell office:value="0.9297847747802734" office:value-type="float"/>
          <table:table-cell office:value="0.731048583984375" office:value-type="float"/>
          <table:table-cell office:value="-0.8717254996299744" office:value-type="float"/>
          <table:table-cell office:value="-0.03073638677597046" office:value-type="float"/>
        </table:table-row>
        <table:table-row>
          <table:table-cell office:value="0.001948684453964229" office:value-type="float"/>
          <table:table-cell office:value="0.007994329333305359" office:value-type="float"/>
          <table:table-cell office:value="-0.021163833141326905" office:value-type="float"/>
          <table:table-cell office:value="0.019252985715866092" office:value-type="float"/>
          <table:table-cell office:value="-0.015825009942054748" office:value-type="float"/>
          <table:table-cell office:value="0.018053718805313097" office:value-type="float"/>
          <table:table-cell office:value="0.5493473996577194" office:value-type="float"/>
          <table:table-cell office:value="18" office:value-type="float"/>
          <table:table-cell office:value="-0.757382333278656" office:value-type="float"/>
          <table:table-cell office:value="-0.3399239778518677" office:value-type="float"/>
          <table:table-cell office:value="0.23335039615631104" office:value-type="float"/>
          <table:table-cell office:value="0.8208608627319336" office:value-type="float"/>
          <table:table-cell office:value="-0.9132551550865173" office:value-type="float"/>
          <table:table-cell office:value="0.5598751306533813" office:value-type="float"/>
        </table:table-row>
        <table:table-row>
          <table:table-cell office:value="0.005947695970535274" office:value-type="float"/>
          <table:table-cell office:value="0.011241998076438903" office:value-type="float"/>
          <table:table-cell office:value="-0.018037266731262207" office:value-type="float"/>
          <table:table-cell office:value="0.028403750658035284" office:value-type="float"/>
          <table:table-cell office:value="-0.012307364344596863" office:value-type="float"/>
          <table:table-cell office:value="0.02034539222717284" office:value-type="float"/>
          <table:table-cell office:value="0.5248401682162089" office:value-type="float"/>
          <table:table-cell office:value="19" office:value-type="float"/>
          <table:table-cell office:value="0.3999011516571045" office:value-type="float"/>
          <table:table-cell office:value="0.3247668743133545" office:value-type="float"/>
          <table:table-cell office:value="0.3126566410064697" office:value-type="float"/>
          <table:table-cell office:value="0.915076494216919" office:value-type="float"/>
          <table:table-cell office:value="0.3517645597457886" office:value-type="float"/>
          <table:table-cell office:value="0.22916734218597412" office:value-type="float"/>
        </table:table-row>
        <table:table-row>
          <table:table-cell office:value="0.008155109882354732" office:value-type="float"/>
          <table:table-cell office:value="0.005574060082435607" office:value-type="float"/>
          <table:table-cell office:value="-0.011098408699035644" office:value-type="float"/>
          <table:table-cell office:value="0.02083440840244294" office:value-type="float"/>
          <table:table-cell office:value="-0.004920572638511657" office:value-type="float"/>
          <table:table-cell office:value="0.013337713479995716" office:value-type="float"/>
          <table:table-cell office:value="0.5945709120428551" office:value-type="float"/>
          <table:table-cell office:value="20" office:value-type="float"/>
          <table:table-cell office:value="0.2207413911819458" office:value-type="float"/>
          <table:table-cell office:value="-0.5667937994003296" office:value-type="float"/>
          <table:table-cell office:value="0.6938858032226562" office:value-type="float"/>
          <table:table-cell office:value="-0.7569342255592346" office:value-type="float"/>
          <table:table-cell office:value="0.7386791706085205" office:value-type="float"/>
          <table:table-cell office:value="-0.7007678747177124" office:value-type="float"/>
        </table:table-row>
        <table:table-row>
          <table:table-cell office:value="0.01739587545394897" office:value-type="float"/>
          <table:table-cell office:value="0.006175195574760437" office:value-type="float"/>
          <table:table-cell office:value="-0.0043490386009216305" office:value-type="float"/>
          <table:table-cell office:value="0.015301787853240973" office:value-type="float"/>
          <table:table-cell office:value="-0.0067114377021789545" office:value-type="float"/>
          <table:table-cell office:value="0.01869120955467223" office:value-type="float"/>
          <table:table-cell office:value="0.5620437394523244" office:value-type="float"/>
          <table:table-cell office:value="21" office:value-type="float"/>
          <table:table-cell office:value="0.9240765571594238" office:value-type="float"/>
          <table:table-cell office:value="0.06011354923248291" office:value-type="float"/>
          <table:table-cell office:value="0.6749370098114014" office:value-type="float"/>
          <table:table-cell office:value="-0.5532620549201965" office:value-type="float"/>
          <table:table-cell office:value="-0.17908650636672974" office:value-type="float"/>
          <table:table-cell office:value="0.5353496074676514" office:value-type="float"/>
        </table:table-row>
        <table:table-row>
          <table:table-cell office:value="0.022757844924926753" office:value-type="float"/>
          <table:table-cell office:value="0.00025460660457611063" office:value-type="float"/>
          <table:table-cell office:value="-0.006035984754562377" office:value-type="float"/>
          <table:table-cell office:value="0.014621064066886909" office:value-type="float"/>
          <table:table-cell office:value="0.00045312166213989317" office:value-type="float"/>
          <table:table-cell office:value="0.013008717298507676" office:value-type="float"/>
          <table:table-cell office:value="0.5875163442353124" office:value-type="float"/>
          <table:table-cell office:value="22" office:value-type="float"/>
          <table:table-cell office:value="0.5361969470977783" office:value-type="float"/>
          <table:table-cell office:value="-0.5920588970184326" office:value-type="float"/>
          <table:table-cell office:value="-0.1686946153640747" office:value-type="float"/>
          <table:table-cell office:value="-0.0680723786354065" office:value-type="float"/>
          <table:table-cell office:value="0.7164559364318848" office:value-type="float"/>
          <table:table-cell office:value="-0.5682492256164551" office:value-type="float"/>
        </table:table-row>
        <table:table-row>
          <table:table-cell office:value="0.014781813025474542" office:value-type="float"/>
          <table:table-cell office:value="0.0035832530260086056" office:value-type="float"/>
          <table:table-cell office:value="0.0016131651401519783" office:value-type="float"/>
          <table:table-cell office:value="0.021733331084251413" office:value-type="float"/>
          <table:table-cell office:value="-0.0029575270414352412" office:value-type="float"/>
          <table:table-cell office:value="0.005808933377265916" office:value-type="float"/>
          <table:table-cell office:value="0.620924338362754" office:value-type="float"/>
          <table:table-cell office:value="23" office:value-type="float"/>
          <table:table-cell office:value="-0.797603189945221" office:value-type="float"/>
          <table:table-cell office:value="0.3328646421432495" office:value-type="float"/>
          <table:table-cell office:value="0.7649149894714355" office:value-type="float"/>
          <table:table-cell office:value="0.7112267017364502" office:value-type="float"/>
          <table:table-cell office:value="-0.3410648703575134" office:value-type="float"/>
          <table:table-cell office:value="-0.719978392124176" office:value-type="float"/>
        </table:table-row>
        <table:table-row>
          <table:table-cell office:value="0.02389471590518951" office:value-type="float"/>
          <table:table-cell office:value="-0.002277796864509583" office:value-type="float"/>
          <table:table-cell office:value="-0.0051447016000747674" office:value-type="float"/>
          <table:table-cell office:value="0.023315253853797922" office:value-type="float"/>
          <table:table-cell office:value="-0.012103421688079832" office:value-type="float"/>
          <table:table-cell office:value="0.006102202534675584" office:value-type="float"/>
          <table:table-cell office:value="0.5712203896292899" office:value-type="float"/>
          <table:table-cell office:value="24" office:value-type="float"/>
          <table:table-cell office:value="0.9112902879714966" office:value-type="float"/>
          <table:table-cell office:value="-0.5861049890518188" office:value-type="float"/>
          <table:table-cell office:value="-0.6757866740226746" office:value-type="float"/>
          <table:table-cell office:value="0.15819227695465088" office:value-type="float"/>
          <table:table-cell office:value="-0.9145894646644592" office:value-type="float"/>
          <table:table-cell office:value="0.029326915740966797" office:value-type="float"/>
        </table:table-row>
        <table:table-row>
          <table:table-cell office:value="0.019551584720611567" office:value-type="float"/>
          <table:table-cell office:value="-0.00643570363521576" office:value-type="float"/>
          <table:table-cell office:value="0.00469175398349762" office:value-type="float"/>
          <table:table-cell office:value="0.019103204011917126" office:value-type="float"/>
          <table:table-cell office:value="-0.005602591037750243" office:value-type="float"/>
          <table:table-cell office:value="-0.002529451251029982" office:value-type="float"/>
          <table:table-cell office:value="0.6469119050983032" office:value-type="float"/>
          <table:table-cell office:value="25" office:value-type="float"/>
          <table:table-cell office:value="-0.4343131184577942" office:value-type="float"/>
          <table:table-cell office:value="-0.4157906770706177" office:value-type="float"/>
          <table:table-cell office:value="0.9836455583572388" office:value-type="float"/>
          <table:table-cell office:value="-0.42120498418807983" office:value-type="float"/>
          <table:table-cell office:value="0.650083065032959" office:value-type="float"/>
          <table:table-cell office:value="-0.8631653785705566" office:value-type="float"/>
        </table:table-row>
        <table:table-row>
          <table:table-cell office:value="0.009938629865646358" office:value-type="float"/>
          <table:table-cell office:value="-0.01618860185146332" office:value-type="float"/>
          <table:table-cell office:value="0.0006545424461364751" office:value-type="float"/>
          <table:table-cell office:value="0.027549222707748424" office:value-type="float"/>
          <table:table-cell office:value="-0.012704598903656005" office:value-type="float"/>
          <table:table-cell office:value="-0.011072412133216872" office:value-type="float"/>
          <table:table-cell office:value="0.6519877937391211" office:value-type="float"/>
          <table:table-cell office:value="26" office:value-type="float"/>
          <table:table-cell office:value="-0.961295485496521" office:value-type="float"/>
          <table:table-cell office:value="-0.9752898216247559" office:value-type="float"/>
          <table:table-cell office:value="-0.4037211537361145" office:value-type="float"/>
          <table:table-cell office:value="0.8446018695831299" office:value-type="float"/>
          <table:table-cell office:value="-0.7102007865905762" office:value-type="float"/>
          <table:table-cell office:value="-0.854296088218689" office:value-type="float"/>
        </table:table-row>
        <table:table-row>
          <table:table-cell office:value="0.017429950237274165" office:value-type="float"/>
          <table:table-cell office:value="-0.024301213622093205" office:value-type="float"/>
          <table:table-cell office:value="0.003857241868972779" office:value-type="float"/>
          <table:table-cell office:value="0.030327447652816784" office:value-type="float"/>
          <table:table-cell office:value="-0.015102324485778808" office:value-type="float"/>
          <table:table-cell office:value="-0.0019061762094497812" office:value-type="float"/>
          <table:table-cell office:value="0.6228094795375553" office:value-type="float"/>
          <table:table-cell office:value="27" office:value-type="float"/>
          <table:table-cell office:value="0.7491320371627808" office:value-type="float"/>
          <table:table-cell office:value="-0.8112611770629883" office:value-type="float"/>
          <table:table-cell office:value="0.32026994228363037" office:value-type="float"/>
          <table:table-cell office:value="0.27782249450683594" office:value-type="float"/>
          <table:table-cell office:value="-0.23977255821228027" office:value-type="float"/>
          <table:table-cell office:value="0.916623592376709" office:value-type="float"/>
        </table:table-row>
        <table:table-row>
          <table:table-cell office:value="0.009839189052581783" office:value-type="float"/>
          <table:table-cell office:value="-0.02926737248897553" office:value-type="float"/>
          <table:table-cell office:value="0.009500516653060915" office:value-type="float"/>
          <table:table-cell office:value="0.020994650721549997" office:value-type="float"/>
          <table:table-cell office:value="-0.007467901706695556" office:value-type="float"/>
          <table:table-cell office:value="-0.006828677058219923" office:value-type="float"/>
          <table:table-cell office:value="0.7110912853512811" office:value-type="float"/>
          <table:table-cell office:value="28" office:value-type="float"/>
          <table:table-cell office:value="-0.7590761184692383" office:value-type="float"/>
          <table:table-cell office:value="-0.4966158866882324" office:value-type="float"/>
          <table:table-cell office:value="0.5643274784088135" office:value-type="float"/>
          <table:table-cell office:value="-0.9332796931266785" office:value-type="float"/>
          <table:table-cell office:value="0.7634422779083252" office:value-type="float"/>
          <table:table-cell office:value="-0.49225008487701416" office:value-type="float"/>
        </table:table-row>
        <table:table-row>
          <table:table-cell office:value="0.007591257691383357" office:value-type="float"/>
          <table:table-cell office:value="-0.03724240362644196" office:value-type="float"/>
          <table:table-cell office:value="0.01331344246864319" office:value-type="float"/>
          <table:table-cell office:value="0.011400357484817514" office:value-type="float"/>
          <table:table-cell office:value="-0.006447218656539916" office:value-type="float"/>
          <table:table-cell office:value="-0.0008338671922683847" office:value-type="float"/>
          <table:table-cell office:value="0.7397451377998395" office:value-type="float"/>
          <table:table-cell office:value="29" office:value-type="float"/>
          <table:table-cell office:value="-0.22479313611984253" office:value-type="float"/>
          <table:table-cell office:value="-0.7975031137466431" office:value-type="float"/>
          <table:table-cell office:value="0.38129258155822754" office:value-type="float"/>
          <table:table-cell office:value="-0.9594293236732483" office:value-type="float"/>
          <table:table-cell office:value="0.10206830501556396" office:value-type="float"/>
          <table:table-cell office:value="0.5994809865951538" office:value-type="float"/>
        </table:table-row>
        <table:table-row>
          <table:table-cell office:value="0.00474186778068542" office:value-type="float"/>
          <table:table-cell office:value="-0.0431065320968628" office:value-type="float"/>
          <table:table-cell office:value="0.006729555726051332" office:value-type="float"/>
          <table:table-cell office:value="0.01206686258316041" office:value-type="float"/>
          <table:table-cell office:value="-0.012842805385589599" office:value-type="float"/>
          <table:table-cell office:value="0.008267591595649708" office:value-type="float"/>
          <table:table-cell office:value="0.703694571250166" office:value-type="float"/>
          <table:table-cell office:value="30" office:value-type="float"/>
          <table:table-cell office:value="-0.2849389910697937" office:value-type="float"/>
          <table:table-cell office:value="-0.5864128470420837" office:value-type="float"/>
          <table:table-cell office:value="-0.6583886742591858" office:value-type="float"/>
          <table:table-cell office:value="0.06665050983428955" office:value-type="float"/>
          <table:table-cell office:value="-0.6395586729049683" office:value-type="float"/>
          <table:table-cell office:value="0.9101458787918091" office:value-type="float"/>
        </table:table-row>
        <table:table-row>
          <table:table-cell office:value="0.0011765241622924759" office:value-type="float"/>
          <table:table-cell office:value="-0.04980539798736573" office:value-type="float"/>
          <table:table-cell office:value="0.011969190239906311" office:value-type="float"/>
          <table:table-cell office:value="0.01748887300491334" office:value-type="float"/>
          <table:table-cell office:value="-0.003323799371719359" office:value-type="float"/>
          <table:table-cell office:value="0.0057811635732650645" office:value-type="float"/>
          <table:table-cell office:value="0.7450147024209403" office:value-type="float"/>
          <table:table-cell office:value="31" office:value-type="float"/>
          <table:table-cell office:value="-0.35653436183929443" office:value-type="float"/>
          <table:table-cell office:value="-0.669886589050293" office:value-type="float"/>
          <table:table-cell office:value="0.523963451385498" office:value-type="float"/>
          <table:table-cell office:value="0.542201042175293" office:value-type="float"/>
          <table:table-cell office:value="0.9519006013870239" office:value-type="float"/>
          <table:table-cell office:value="-0.24864280223846436" office:value-type="float"/>
        </table:table-row>
        <table:table-row>
          <table:table-cell office:value="-0.006031321883201603" office:value-type="float"/>
          <table:table-cell office:value="-0.05" office:value-type="float"/>
          <table:table-cell office:value="0.007687992453575134" office:value-type="float"/>
          <table:table-cell office:value="0.02441014528274537" office:value-type="float"/>
          <table:table-cell office:value="0.005701454877853396" office:value-type="float"/>
          <table:table-cell office:value="0.01234308660030364" office:value-type="float"/>
          <table:table-cell office:value="0.7414631593339739" office:value-type="float"/>
          <table:table-cell office:value="32" office:value-type="float"/>
          <table:table-cell office:value="-0.720784604549408" office:value-type="float"/>
          <table:table-cell office:value="-0.7467252016067505" office:value-type="float"/>
          <table:table-cell office:value="-0.4281197786331177" office:value-type="float"/>
          <table:table-cell office:value="0.6921272277832031" office:value-type="float"/>
          <table:table-cell office:value="0.9025254249572754" office:value-type="float"/>
          <table:table-cell office:value="0.6561923027038574" office:value-type="float"/>
        </table:table-row>
        <table:table-row>
          <table:table-cell office:value="-0.0007622450590133705" office:value-type="float"/>
          <table:table-cell office:value="-0.04089837312698365" office:value-type="float"/>
          <table:table-cell office:value="0.0023937463760375973" office:value-type="float"/>
          <table:table-cell office:value="0.01834865391254426" office:value-type="float"/>
          <table:table-cell office:value="0.0033726185560226463" office:value-type="float"/>
          <table:table-cell office:value="0.021380049586296072" office:value-type="float"/>
          <table:table-cell office:value="0.6969835149667406" office:value-type="float"/>
          <table:table-cell office:value="33" office:value-type="float"/>
          <table:table-cell office:value="0.5269076824188232" office:value-type="float"/>
          <table:table-cell office:value="0.9101626873016357" office:value-type="float"/>
          <table:table-cell office:value="-0.5294246077537537" office:value-type="float"/>
          <table:table-cell office:value="-0.6061491370201111" office:value-type="float"/>
          <table:table-cell office:value="-0.23288363218307495" office:value-type="float"/>
          <table:table-cell office:value="0.9036962985992432" office:value-type="float"/>
        </table:table-row>
        <table:table-row>
          <table:table-cell office:value="-0.0016248542070388832" office:value-type="float"/>
          <table:table-cell office:value="-0.04865223646163941" office:value-type="float"/>
          <table:table-cell office:value="-0.0007423388957977298" office:value-type="float"/>
          <table:table-cell office:value="0.012958588600158699" office:value-type="float"/>
          <table:table-cell office:value="0.012302678227424625" office:value-type="float"/>
          <table:table-cell office:value="0.0290859168767929" office:value-type="float"/>
          <table:table-cell office:value="0.6642017578988348" office:value-type="float"/>
          <table:table-cell office:value="34" office:value-type="float"/>
          <table:table-cell office:value="-0.08626091480255127" office:value-type="float"/>
          <table:table-cell office:value="-0.7753863334655762" office:value-type="float"/>
          <table:table-cell office:value="-0.3136085271835327" office:value-type="float"/>
          <table:table-cell office:value="-0.5390065312385559" office:value-type="float"/>
          <table:table-cell office:value="0.8930059671401978" office:value-type="float"/>
          <table:table-cell office:value="0.7705867290496826" office:value-type="float"/>
        </table:table-row>
        <table:table-row>
          <table:table-cell office:value="-0.004724629521369938" office:value-type="float"/>
          <table:table-cell office:value="-0.05" office:value-type="float"/>
          <table:table-cell office:value="0.007931786775588989" office:value-type="float"/>
          <table:table-cell office:value="0.004416497349739082" office:value-type="float"/>
          <table:table-cell office:value="0.005753795504570011" office:value-type="float"/>
          <table:table-cell office:value="0.02689306080341338" office:value-type="float"/>
          <table:table-cell office:value="0.6970994969883074" office:value-type="float"/>
          <table:table-cell office:value="35" office:value-type="float"/>
          <table:table-cell office:value="-0.30997753143310547" office:value-type="float"/>
          <table:table-cell office:value="-0.795318603515625" office:value-type="float"/>
          <table:table-cell office:value="0.8674125671386719" office:value-type="float"/>
          <table:table-cell office:value="-0.8542091250419617" office:value-type="float"/>
          <table:table-cell office:value="-0.6548882722854614" office:value-type="float"/>
          <table:table-cell office:value="-0.21928560733795166" office:value-type="float"/>
        </table:table-row>
        <table:table-row>
          <table:table-cell office:value="-0.009561809897422793" office:value-type="float"/>
          <table:table-cell office:value="-0.05" office:value-type="float"/>
          <table:table-cell office:value="0.00696267008781433" office:value-type="float"/>
          <table:table-cell office:value="0.0076853901147842475" office:value-type="float"/>
          <table:table-cell office:value="0.009658755660057071" office:value-type="float"/>
          <table:table-cell office:value="0.03405181229114532" office:value-type="float"/>
          <table:table-cell office:value="0.6856197114396598" office:value-type="float"/>
          <table:table-cell office:value="36" office:value-type="float"/>
          <table:table-cell office:value="-0.48371803760528564" office:value-type="float"/>
          <table:table-cell office:value="-0.4071512222290039" office:value-type="float"/>
          <table:table-cell office:value="-0.09691166877746582" office:value-type="float"/>
          <table:table-cell office:value="0.3268892765045166" office:value-type="float"/>
          <table:table-cell office:value="0.39049601554870605" office:value-type="float"/>
          <table:table-cell office:value="0.7158751487731934" office:value-type="float"/>
        </table:table-row>
        <table:table-row>
          <table:table-cell office:value="-0.011958395242691043" office:value-type="float"/>
          <table:table-cell office:value="-0.05" office:value-type="float"/>
          <table:table-cell office:value="0.010170919895172117" office:value-type="float"/>
          <table:table-cell office:value="0.015842102169990546" office:value-type="float"/>
          <table:table-cell office:value="0.012719077467918399" office:value-type="float"/>
          <table:table-cell office:value="0.03384102046489715" office:value-type="float"/>
          <table:table-cell office:value="0.6960498681998158" office:value-type="float"/>
          <table:table-cell office:value="37" office:value-type="float"/>
          <table:table-cell office:value="-0.23965853452682495" office:value-type="float"/>
          <table:table-cell office:value="-0.5841502547264099" office:value-type="float"/>
          <table:table-cell office:value="0.3208249807357788" office:value-type="float"/>
          <table:table-cell office:value="0.8156712055206299" office:value-type="float"/>
          <table:table-cell office:value="0.3060321807861328" office:value-type="float"/>
          <table:table-cell office:value="-0.021079182624816895" office:value-type="float"/>
        </table:table-row>
        <table:table-row>
          <table:table-cell office:value="-0.0028473711013793975" office:value-type="float"/>
          <table:table-cell office:value="-0.043402431011199956" office:value-type="float"/>
          <table:table-cell office:value="0.013876987695693968" office:value-type="float"/>
          <table:table-cell office:value="0.015846261382102975" office:value-type="float"/>
          <table:table-cell office:value="0.021937615275382998" office:value-type="float"/>
          <table:table-cell office:value="0.040058884024620045" office:value-type="float"/>
          <table:table-cell office:value="0.6367585961027507" office:value-type="float"/>
          <table:table-cell office:value="38" office:value-type="float"/>
          <table:table-cell office:value="0.9111024141311646" office:value-type="float"/>
          <table:table-cell office:value="0.6597568988800049" office:value-type="float"/>
          <table:table-cell office:value="0.37060678005218506" office:value-type="float"/>
          <table:table-cell office:value="0.0004159212112426758" office:value-type="float"/>
          <table:table-cell office:value="0.92185378074646" office:value-type="float"/>
          <table:table-cell office:value="0.62178635597229" office:value-type="float"/>
        </table:table-row>
        <table:table-row>
          <table:table-cell office:value="-0.0035735946893692048" office:value-type="float"/>
          <table:table-cell office:value="-0.03666890382766724" office:value-type="float"/>
          <table:table-cell office:value="0.021312898397445677" office:value-type="float"/>
          <table:table-cell office:value="0.006758816838264474" office:value-type="float"/>
          <table:table-cell office:value="0.023770337700843813" office:value-type="float"/>
          <table:table-cell office:value="0.034518756866455065" office:value-type="float"/>
          <table:table-cell office:value="0.6608612301768744" office:value-type="float"/>
          <table:table-cell office:value="39" office:value-type="float"/>
          <table:table-cell office:value="-0.07262235879898071" office:value-type="float"/>
          <table:table-cell office:value="0.6733527183532715" office:value-type="float"/>
          <table:table-cell office:value="0.7435910701751709" office:value-type="float"/>
          <table:table-cell office:value="-0.9087444543838501" office:value-type="float"/>
          <table:table-cell office:value="0.18327224254608154" office:value-type="float"/>
          <table:table-cell office:value="-0.5540127158164978" office:value-type="float"/>
        </table:table-row>
        <table:table-row>
          <table:table-cell office:value="-0.0006529563665390046" office:value-type="float"/>
          <table:table-cell office:value="-0.03316760659217835" office:value-type="float"/>
          <table:table-cell office:value="0.012217257618904112" office:value-type="float"/>
          <table:table-cell office:value="-0.0024772310256957926" office:value-type="float"/>
          <table:table-cell office:value="0.027180525660514834" office:value-type="float"/>
          <table:table-cell office:value="0.0282837677001953" office:value-type="float"/>
          <table:table-cell office:value="0.6549197101675989" office:value-type="float"/>
          <table:table-cell office:value="40" office:value-type="float"/>
          <table:table-cell office:value="0.29206383228302" office:value-type="float"/>
          <table:table-cell office:value="0.35012972354888916" office:value-type="float"/>
          <table:table-cell office:value="-0.9095640778541565" office:value-type="float"/>
          <table:table-cell office:value="-0.9236047863960266" office:value-type="float"/>
          <table:table-cell office:value="0.34101879596710205" office:value-type="float"/>
          <table:table-cell office:value="-0.6234989166259766" office:value-type="float"/>
        </table:table-row>
        <table:table-row>
          <table:table-cell office:value="-0.007112745046615604" office:value-type="float"/>
          <table:table-cell office:value="-0.036148142814636235" office:value-type="float"/>
          <table:table-cell office:value="0.01584284961223602" office:value-type="float"/>
          <table:table-cell office:value="-0.00554885268211364" office:value-type="float"/>
          <table:table-cell office:value="0.026606962680816654" office:value-type="float"/>
          <table:table-cell office:value="0.026182136535644517" office:value-type="float"/>
          <table:table-cell office:value="0.6881525729424453" office:value-type="float"/>
          <table:table-cell office:value="41" office:value-type="float"/>
          <table:table-cell office:value="-0.6459788680076599" office:value-type="float"/>
          <table:table-cell office:value="-0.2980536222457886" office:value-type="float"/>
          <table:table-cell office:value="0.3625591993331909" office:value-type="float"/>
          <table:table-cell office:value="-0.30716216564178467" office:value-type="float"/>
          <table:table-cell office:value="-0.057356297969818115" office:value-type="float"/>
          <table:table-cell office:value="-0.21016311645507812" office:value-type="float"/>
        </table:table-row>
        <table:table-row>
          <table:table-cell office:value="-0.010526875257492069" office:value-type="float"/>
          <table:table-cell office:value="-0.040379703044891364" office:value-type="float"/>
          <table:table-cell office:value="0.02449230372905731" office:value-type="float"/>
          <table:table-cell office:value="0.0021648132801055982" office:value-type="float"/>
          <table:table-cell office:value="0.02352287292480469" office:value-type="float"/>
          <table:table-cell office:value="0.028104267120361313" office:value-type="float"/>
          <table:table-cell office:value="0.7096093123858644" office:value-type="float"/>
          <table:table-cell office:value="42" office:value-type="float"/>
          <table:table-cell office:value="-0.3414130210876465" office:value-type="float"/>
          <table:table-cell office:value="-0.4231560230255127" office:value-type="float"/>
          <table:table-cell office:value="0.8649454116821289" office:value-type="float"/>
          <table:table-cell office:value="0.7713665962219238" office:value-type="float"/>
          <table:table-cell office:value="-0.3084089756011963" office:value-type="float"/>
          <table:table-cell office:value="0.1922130584716797" office:value-type="float"/>
        </table:table-row>
        <table:table-row>
          <table:table-cell office:value="-0.0036057305335998567" office:value-type="float"/>
          <table:table-cell office:value="-0.03855527877807618" office:value-type="float"/>
          <table:table-cell office:value="0.0226791650056839" office:value-type="float"/>
          <table:table-cell office:value="-0.0027366197109222343" office:value-type="float"/>
          <table:table-cell office:value="0.02767701029777527" office:value-type="float"/>
          <table:table-cell office:value="0.035686013698577865" office:value-type="float"/>
          <table:table-cell office:value="0.644818763836871" office:value-type="float"/>
          <table:table-cell office:value="43" office:value-type="float"/>
          <table:table-cell office:value="0.6921144723892212" office:value-type="float"/>
          <table:table-cell office:value="0.18244242668151855" office:value-type="float"/>
          <table:table-cell office:value="-0.1813138723373413" office:value-type="float"/>
          <table:table-cell office:value="-0.4901432991027832" office:value-type="float"/>
          <table:table-cell office:value="0.4154137372970581" office:value-type="float"/>
          <table:table-cell office:value="0.7581746578216553" office:value-type="float"/>
        </table:table-row>
        <table:table-row>
          <table:table-cell office:value="0.0027770137786865207" office:value-type="float"/>
          <table:table-cell office:value="-0.029512913227081307" office:value-type="float"/>
          <table:table-cell office:value="0.030273671746253967" office:value-type="float"/>
          <table:table-cell office:value="-0.002132406234741204" office:value-type="float"/>
          <table:table-cell office:value="0.029951295852661135" office:value-type="float"/>
          <table:table-cell office:value="0.044736387729644764" office:value-type="float"/>
          <table:table-cell office:value="0.575001002919012" office:value-type="float"/>
          <table:table-cell office:value="44" office:value-type="float"/>
          <table:table-cell office:value="0.6382744312286377" office:value-type="float"/>
          <table:table-cell office:value="0.9042365550994873" office:value-type="float"/>
          <table:table-cell office:value="0.7594506740570068" office:value-type="float"/>
          <table:table-cell office:value="0.06042134761810303" office:value-type="float"/>
          <table:table-cell office:value="0.22742855548858643" office:value-type="float"/>
          <table:table-cell office:value="0.9050374031066895" office:value-type="float"/>
        </table:table-row>
        <table:table-row>
          <table:table-cell office:value="-0.006529158353805545" office:value-type="float"/>
          <table:table-cell office:value="-0.025464730262756356" office:value-type="float"/>
          <table:table-cell office:value="0.03229748785495758" office:value-type="float"/>
          <table:table-cell office:value="0.007224769592285164" office:value-type="float"/>
          <table:table-cell office:value="0.027716695070266726" office:value-type="float"/>
          <table:table-cell office:value="0.05" office:value-type="float"/>
          <table:table-cell office:value="0.5906877110105954" office:value-type="float"/>
          <table:table-cell office:value="45" office:value-type="float"/>
          <table:table-cell office:value="-0.9306172132492065" office:value-type="float"/>
          <table:table-cell office:value="0.4048182964324951" office:value-type="float"/>
          <table:table-cell office:value="0.20238161087036133" office:value-type="float"/>
          <table:table-cell office:value="0.9357175827026367" office:value-type="float"/>
          <table:table-cell office:value="-0.22346007823944092" office:value-type="float"/>
          <table:table-cell office:value="0.618431806564331" office:value-type="float"/>
        </table:table-row>
        <table:table-row>
          <table:table-cell office:value="0.0025330936908721903" office:value-type="float"/>
          <table:table-cell office:value="-0.018467433452606208" office:value-type="float"/>
          <table:table-cell office:value="0.03466200172901153" office:value-type="float"/>
          <table:table-cell office:value="0.00036216139793396763" office:value-type="float"/>
          <table:table-cell office:value="0.03593160033226013" office:value-type="float"/>
          <table:table-cell office:value="0.05" office:value-type="float"/>
          <table:table-cell office:value="0.5297695126363502" office:value-type="float"/>
          <table:table-cell office:value="46" office:value-type="float"/>
          <table:table-cell office:value="0.9062252044677734" office:value-type="float"/>
          <table:table-cell office:value="0.6997296810150146" office:value-type="float"/>
          <table:table-cell office:value="0.2364513874053955" office:value-type="float"/>
          <table:table-cell office:value="-0.6862608194351196" office:value-type="float"/>
          <table:table-cell office:value="0.8214905261993408" office:value-type="float"/>
          <table:table-cell office:value="0.6064779758453369" office:value-type="float"/>
        </table:table-row>
        <table:table-row>
          <table:table-cell office:value="0.0023774683475494365" office:value-type="float"/>
          <table:table-cell office:value="-0.014756329059600837" office:value-type="float"/>
          <table:table-cell office:value="0.030108834505081172" office:value-type="float"/>
          <table:table-cell office:value="0.005041331052780159" office:value-type="float"/>
          <table:table-cell office:value="0.02895016551017761" office:value-type="float"/>
          <table:table-cell office:value="0.05" office:value-type="float"/>
          <table:table-cell office:value="0.5413388719813812" office:value-type="float"/>
          <table:table-cell office:value="47" office:value-type="float"/>
          <table:table-cell office:value="-0.01556253433227539" office:value-type="float"/>
          <table:table-cell office:value="0.3711104393005371" office:value-type="float"/>
          <table:table-cell office:value="-0.4553167223930359" office:value-type="float"/>
          <table:table-cell office:value="0.46791696548461914" office:value-type="float"/>
          <table:table-cell office:value="-0.698143482208252" office:value-type="float"/>
          <table:table-cell office:value="0.8174176216125488" office:value-type="float"/>
        </table:table-row>
        <table:table-row>
          <table:table-cell office:value="-0.0023291051387786883" office:value-type="float"/>
          <table:table-cell office:value="-0.013960617780685431" office:value-type="float"/>
          <table:table-cell office:value="0.030762217044830318" office:value-type="float"/>
          <table:table-cell office:value="0.0032675737142562945" office:value-type="float"/>
          <table:table-cell office:value="0.030154020786285398" office:value-type="float"/>
          <table:table-cell office:value="0.04227126836776734" office:value-type="float"/>
          <table:table-cell office:value="0.58061849580396" office:value-type="float"/>
          <table:table-cell office:value="48" office:value-type="float"/>
          <table:table-cell office:value="-0.4706573486328125" office:value-type="float"/>
          <table:table-cell office:value="0.07957112789154053" office:value-type="float"/>
          <table:table-cell office:value="0.06533825397491455" office:value-type="float"/>
          <table:table-cell office:value="-0.17737573385238647" office:value-type="float"/>
          <table:table-cell office:value="0.12038552761077881" office:value-type="float"/>
          <table:table-cell office:value="-0.7728731632232666" office:value-type="float"/>
        </table:table-row>
        <table:table-row>
          <table:table-cell office:value="-0.008652713894844058" office:value-type="float"/>
          <table:table-cell office:value="-0.007594069242477423" office:value-type="float"/>
          <table:table-cell office:value="0.039705491065978996" office:value-type="float"/>
          <table:table-cell office:value="-0.0015795785188674849" office:value-type="float"/>
          <table:table-cell office:value="0.02058436870574951" office:value-type="float"/>
          <table:table-cell office:value="0.03406937062740326" office:value-type="float"/>
          <table:table-cell office:value="0.6140613879815076" office:value-type="float"/>
          <table:table-cell office:value="49" office:value-type="float"/>
          <table:table-cell office:value="-0.6323608756065369" office:value-type="float"/>
          <table:table-cell office:value="0.6366548538208008" office:value-type="float"/>
          <table:table-cell office:value="0.8943274021148682" office:value-type="float"/>
          <table:table-cell office:value="-0.48471522331237793" office:value-type="float"/>
          <table:table-cell office:value="-0.9569652080535889" office:value-type="float"/>
          <table:table-cell office:value="-0.8201897740364075" office:value-type="float"/>
        </table:table-row>
        <table:table-row>
          <table:table-cell office:value="-0.01098306715488434" office:value-type="float"/>
          <table:table-cell office:value="-0.004106869697570807" office:value-type="float"/>
          <table:table-cell office:value="0.04841279745101928" office:value-type="float"/>
          <table:table-cell office:value="0.001308886408805855" office:value-type="float"/>
          <table:table-cell office:value="0.02773358345031738" office:value-type="float"/>
          <table:table-cell office:value="0.02549429297447205" office:value-type="float"/>
          <table:table-cell office:value="0.6156296066771652" office:value-type="float"/>
          <table:table-cell office:value="50" office:value-type="float"/>
          <table:table-cell office:value="-0.23303532600402832" office:value-type="float"/>
          <table:table-cell office:value="0.3487199544906616" office:value-type="float"/>
          <table:table-cell office:value="0.8707306385040283" office:value-type="float"/>
          <table:table-cell office:value="0.288846492767334" office:value-type="float"/>
          <table:table-cell office:value="0.7149214744567871" office:value-type="float"/>
          <table:table-cell office:value="-0.8575077652931213" office:value-type="float"/>
        </table:table-row>
        <table:table-row>
          <table:table-cell office:value="-0.01207265079021454" office:value-type="float"/>
          <table:table-cell office:value="-0.005751969814300543" office:value-type="float"/>
          <table:table-cell office:value="0.05" office:value-type="float"/>
          <table:table-cell office:value="-0.007885030508041374" office:value-type="float"/>
          <table:table-cell office:value="0.020344477891921994" office:value-type="float"/>
          <table:table-cell office:value="0.029920536279678348" office:value-type="float"/>
          <table:table-cell office:value="0.6052615980821398" office:value-type="float"/>
          <table:table-cell office:value="51" office:value-type="float"/>
          <table:table-cell office:value="-0.10895836353302002" office:value-type="float"/>
          <table:table-cell office:value="-0.16451001167297363" office:value-type="float"/>
          <table:table-cell office:value="0.5641454458236694" office:value-type="float"/>
          <table:table-cell office:value="-0.9193916916847229" office:value-type="float"/>
          <table:table-cell office:value="-0.7389105558395386" office:value-type="float"/>
          <table:table-cell office:value="0.4426243305206299" office:value-type="float"/>
        </table:table-row>
        <table:table-row>
          <table:table-cell office:value="-0.005024161934852602" office:value-type="float"/>
          <table:table-cell office:value="-0.006059280037879949" office:value-type="float"/>
          <table:table-cell office:value="0.04233449935913086" office:value-type="float"/>
          <table:table-cell office:value="-0.014753816127777092" office:value-type="float"/>
          <table:table-cell office:value="0.02622725129127502" office:value-type="float"/>
          <table:table-cell office:value="0.03658756613731384" office:value-type="float"/>
          <table:table-cell office:value="0.5613933228419903" office:value-type="float"/>
          <table:table-cell office:value="52" office:value-type="float"/>
          <table:table-cell office:value="0.7048488855361938" office:value-type="float"/>
          <table:table-cell office:value="-0.030731022357940674" office:value-type="float"/>
          <table:table-cell office:value="-0.7665500640869141" office:value-type="float"/>
          <table:table-cell office:value="-0.6868785619735718" office:value-type="float"/>
          <table:table-cell office:value="0.5882773399353027" office:value-type="float"/>
          <table:table-cell office:value="0.6667029857635498" office:value-type="float"/>
        </table:table-row>
        <table:table-row>
          <table:table-cell office:value="-0.00739771604537964" office:value-type="float"/>
          <table:table-cell office:value="-0.004881580471992498" office:value-type="float"/>
          <table:table-cell office:value="0.036123296022415166" office:value-type="float"/>
          <table:table-cell office:value="-0.016026607751846306" office:value-type="float"/>
          <table:table-cell office:value="0.019504408836364742" office:value-type="float"/>
          <table:table-cell office:value="0.03325446844100952" office:value-type="float"/>
          <table:table-cell office:value="0.5906949716018373" office:value-type="float"/>
          <table:table-cell office:value="53" office:value-type="float"/>
          <table:table-cell office:value="-0.23735541105270386" office:value-type="float"/>
          <table:table-cell office:value="0.11776995658874512" office:value-type="float"/>
          <table:table-cell office:value="-0.6211203336715698" office:value-type="float"/>
          <table:table-cell office:value="-0.1272791624069214" office:value-type="float"/>
          <table:table-cell office:value="-0.6722842454910278" office:value-type="float"/>
          <table:table-cell office:value="-0.33330976963043213" office:value-type="float"/>
        </table:table-row>
        <table:table-row>
          <table:table-cell office:value="-0.007426019310951234" office:value-type="float"/>
          <table:table-cell office:value="-0.0002701300382614187" office:value-type="float"/>
          <table:table-cell office:value="0.027153279781341556" office:value-type="float"/>
          <table:table-cell office:value="-0.01587047100067138" office:value-type="float"/>
          <table:table-cell office:value="0.028998274803161618" office:value-type="float"/>
          <table:table-cell office:value="0.034213154315948485" office:value-type="float"/>
          <table:table-cell office:value="0.5698386176272606" office:value-type="float"/>
          <table:table-cell office:value="54" office:value-type="float"/>
          <table:table-cell office:value="-0.002830326557159424" office:value-type="float"/>
          <table:table-cell office:value="0.4611450433731079" office:value-type="float"/>
          <table:table-cell office:value="-0.8970016241073608" office:value-type="float"/>
          <table:table-cell office:value="0.015613675117492676" office:value-type="float"/>
          <table:table-cell office:value="0.9493865966796875" office:value-type="float"/>
          <table:table-cell office:value="0.09586858749389648" office:value-type="float"/>
        </table:table-row>
        <table:table-row>
          <table:table-cell office:value="0.0007473081350326521" office:value-type="float"/>
          <table:table-cell office:value="-0.001890382766723638" office:value-type="float"/>
          <table:table-cell office:value="0.019844190478324895" office:value-type="float"/>
          <table:table-cell office:value="-0.009146076440811151" office:value-type="float"/>
          <table:table-cell office:value="0.02551171481609344" office:value-type="float"/>
          <table:table-cell office:value="0.03925521016120911" office:value-type="float"/>
          <table:table-cell office:value="0.5530684486684905" office:value-type="float"/>
          <table:table-cell office:value="55" office:value-type="float"/>
          <table:table-cell office:value="0.8173327445983887" office:value-type="float"/>
          <table:table-cell office:value="-0.16202527284622192" office:value-type="float"/>
          <table:table-cell office:value="-0.7309089303016663" office:value-type="float"/>
          <table:table-cell office:value="0.672439455986023" office:value-type="float"/>
          <table:table-cell office:value="-0.3486559987068176" office:value-type="float"/>
          <table:table-cell office:value="0.504205584526062" office:value-type="float"/>
        </table:table-row>
        <table:table-row>
          <table:table-cell office:value="0.005902385115623472" office:value-type="float"/>
          <table:table-cell office:value="-0.0019796502590179498" office:value-type="float"/>
          <table:table-cell office:value="0.027049438357353215" office:value-type="float"/>
          <table:table-cell office:value="-0.017166208624839776" office:value-type="float"/>
          <table:table-cell office:value="0.03345755040645599" office:value-type="float"/>
          <table:table-cell office:value="0.04209874153137207" office:value-type="float"/>
          <table:table-cell office:value="0.5014155746141344" office:value-type="float"/>
          <table:table-cell office:value="56" office:value-type="float"/>
          <table:table-cell office:value="0.515507698059082" office:value-type="float"/>
          <table:table-cell office:value="-0.008926749229431152" office:value-type="float"/>
          <table:table-cell office:value="0.720524787902832" office:value-type="float"/>
          <table:table-cell office:value="-0.8020132184028625" office:value-type="float"/>
          <table:table-cell office:value="0.7945835590362549" office:value-type="float"/>
          <table:table-cell office:value="0.2843531370162964" office:value-type="float"/>
        </table:table-row>
        <table:table-row>
          <table:table-cell office:value="-0.001043969988822939" office:value-type="float"/>
          <table:table-cell office:value="0.0073642385005950875" office:value-type="float"/>
          <table:table-cell office:value="0.024830567240715033" office:value-type="float"/>
          <table:table-cell office:value="-0.013414096236228936" office:value-type="float"/>
          <table:table-cell office:value="0.03659748136997223" office:value-type="float"/>
          <table:table-cell office:value="0.03828682661056519" office:value-type="float"/>
          <table:table-cell office:value="0.5086453592540258" office:value-type="float"/>
          <table:table-cell office:value="57" office:value-type="float"/>
          <table:table-cell office:value="-0.6946355104446411" office:value-type="float"/>
          <table:table-cell office:value="0.9343888759613037" office:value-type="float"/>
          <table:table-cell office:value="-0.22188711166381836" office:value-type="float"/>
          <table:table-cell office:value="0.375211238861084" office:value-type="float"/>
          <table:table-cell office:value="0.31399309635162354" office:value-type="float"/>
          <table:table-cell office:value="-0.3811914920806885" office:value-type="float"/>
        </table:table-row>
        <table:table-row>
          <table:table-cell office:value="-0.004358313679695131" office:value-type="float"/>
          <table:table-cell office:value="-0.0012356019020080622" office:value-type="float"/>
          <table:table-cell office:value="0.026259089112281805" office:value-type="float"/>
          <table:table-cell office:value="-0.0226069289445877" office:value-type="float"/>
          <table:table-cell office:value="0.029003832340240475" office:value-type="float"/>
          <table:table-cell office:value="0.04645996570587159" office:value-type="float"/>
          <table:table-cell office:value="0.5130910812445801" office:value-type="float"/>
          <table:table-cell office:value="58" office:value-type="float"/>
          <table:table-cell office:value="-0.33143436908721924" office:value-type="float"/>
          <table:table-cell office:value="-0.8599840402603149" office:value-type="float"/>
          <table:table-cell office:value="0.14285218715667725" office:value-type="float"/>
          <table:table-cell office:value="-0.9192832708358765" office:value-type="float"/>
          <table:table-cell office:value="-0.759364902973175" office:value-type="float"/>
          <table:table-cell office:value="0.8173139095306396" office:value-type="float"/>
        </table:table-row>
        <table:table-row>
          <table:table-cell office:value="0.002821082472801207" office:value-type="float"/>
          <table:table-cell office:value="0.00442386627197265" office:value-type="float"/>
          <table:table-cell office:value="0.031032581925392155" office:value-type="float"/>
          <table:table-cell office:value="-0.03187527775764465" office:value-type="float"/>
          <table:table-cell office:value="0.03837498188018799" office:value-type="float"/>
          <table:table-cell office:value="0.05" office:value-type="float"/>
          <table:table-cell office:value="0.43054627022650865" office:value-type="float"/>
          <table:table-cell office:value="59" office:value-type="float"/>
          <table:table-cell office:value="0.7179396152496338" office:value-type="float"/>
          <table:table-cell office:value="0.5659468173980713" office:value-type="float"/>
          <table:table-cell office:value="0.47734928131103516" office:value-type="float"/>
          <table:table-cell office:value="-0.9268348813056946" office:value-type="float"/>
          <table:table-cell office:value="0.937114953994751" office:value-type="float"/>
          <table:table-cell office:value="0.9054200649261475" office:value-type="float"/>
        </table:table-row>
        <table:table-row>
          <table:table-cell office:value="-0.002190645933151247" office:value-type="float"/>
          <table:table-cell office:value="-0.0022455441951751767" office:value-type="float"/>
          <table:table-cell office:value="0.0315082198381424" office:value-type="float"/>
          <table:table-cell office:value="-0.033151988387107846" office:value-type="float"/>
          <table:table-cell office:value="0.03485026955604553" office:value-type="float"/>
          <table:table-cell office:value="0.05" office:value-type="float"/>
          <table:table-cell office:value="0.46528669100072845" office:value-type="float"/>
          <table:table-cell office:value="60" office:value-type="float"/>
          <table:table-cell office:value="-0.5011728405952454" office:value-type="float"/>
          <table:table-cell office:value="-0.6669410467147827" office:value-type="float"/>
          <table:table-cell office:value="0.047563791275024414" office:value-type="float"/>
          <table:table-cell office:value="-0.12767106294631958" office:value-type="float"/>
          <table:table-cell office:value="-0.3524712324142456" office:value-type="float"/>
          <table:table-cell office:value="0.49595022201538086" office:value-type="float"/>
        </table:table-row>
      </table:table>
      <table:table table:name="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5639700889587402" office:value-type="float"/>
          <table:table-cell office:value="0.003227764368057251" office:value-type="float"/>
          <table:table-cell office:value="-0.008314014077186585" office:value-type="float"/>
          <table:table-cell office:value="-0.007603186964988708" office:value-type="float"/>
          <table:table-cell office:value="0.0031011712551116946" office:value-type="float"/>
          <table:table-cell office:value="-0.00437214732170105" office:value-type="float"/>
          <table:table-cell office:value="0.6093204650256399" office:value-type="float"/>
          <table:table-cell office:value="1" office:value-type="float"/>
          <table:table-cell office:value="-0.5639700889587402" office:value-type="float"/>
          <table:table-cell office:value="0.3227764368057251" office:value-type="float"/>
          <table:table-cell office:value="-0.8314014077186584" office:value-type="float"/>
          <table:table-cell office:value="-0.7603186964988708" office:value-type="float"/>
          <table:table-cell office:value="0.31011712551116943" office:value-type="float"/>
          <table:table-cell office:value="-0.437214732170105" office:value-type="float"/>
        </table:table-row>
        <table:table-row>
          <table:table-cell office:value="-0.014274796247482301" office:value-type="float"/>
          <table:table-cell office:value="-0.0025381731986999514" office:value-type="float"/>
          <table:table-cell office:value="-0.017157406806945802" office:value-type="float"/>
          <table:table-cell office:value="-0.0052171236276626586" office:value-type="float"/>
          <table:table-cell office:value="-0.0036825484037399294" office:value-type="float"/>
          <table:table-cell office:value="-1.3066530227661202e-05" office:value-type="float"/>
          <table:table-cell office:value="0.5801487122240236" office:value-type="float"/>
          <table:table-cell office:value="2" office:value-type="float"/>
          <table:table-cell office:value="-0.8635095357894897" office:value-type="float"/>
          <table:table-cell office:value="-0.5765937566757202" office:value-type="float"/>
          <table:table-cell office:value="-0.8843392729759216" office:value-type="float"/>
          <table:table-cell office:value="0.23860633373260498" office:value-type="float"/>
          <table:table-cell office:value="-0.6783719658851624" office:value-type="float"/>
          <table:table-cell office:value="0.43590807914733887" office:value-type="float"/>
        </table:table-row>
        <table:table-row>
          <table:table-cell office:value="-0.023610895276069643" office:value-type="float"/>
          <table:table-cell office:value="-0.00045328378677368187" office:value-type="float"/>
          <table:table-cell office:value="-0.017476267218589785" office:value-type="float"/>
          <table:table-cell office:value="0.0034003335237503055" office:value-type="float"/>
          <table:table-cell office:value="-0.010929977893829346" office:value-type="float"/>
          <table:table-cell office:value="0.006307097673416138" office:value-type="float"/>
          <table:table-cell office:value="0.5475760552913188" office:value-type="float"/>
          <table:table-cell office:value="3" office:value-type="float"/>
          <table:table-cell office:value="-0.9336099028587341" office:value-type="float"/>
          <table:table-cell office:value="0.20848894119262695" office:value-type="float"/>
          <table:table-cell office:value="-0.03188604116439819" office:value-type="float"/>
          <table:table-cell office:value="0.8617457151412964" office:value-type="float"/>
          <table:table-cell office:value="-0.7247429490089417" office:value-type="float"/>
          <table:table-cell office:value="0.6320164203643799" office:value-type="float"/>
        </table:table-row>
        <table:table-row>
          <table:table-cell office:value="-0.02399263441562653" office:value-type="float"/>
          <table:table-cell office:value="-0.004785087108612061" office:value-type="float"/>
          <table:table-cell office:value="-0.016639968752861025" office:value-type="float"/>
          <table:table-cell office:value="-0.005387183427810669" office:value-type="float"/>
          <table:table-cell office:value="-0.004383645057678223" office:value-type="float"/>
          <table:table-cell office:value="0.004587744474411012" office:value-type="float"/>
          <table:table-cell office:value="0.5531341130806606" office:value-type="float"/>
          <table:table-cell office:value="4" office:value-type="float"/>
          <table:table-cell office:value="-0.03817391395568848" office:value-type="float"/>
          <table:table-cell office:value="-0.4331803321838379" office:value-type="float"/>
          <table:table-cell office:value="0.08362984657287598" office:value-type="float"/>
          <table:table-cell office:value="-0.8787516951560974" office:value-type="float"/>
          <table:table-cell office:value="0.6546332836151123" office:value-type="float"/>
          <table:table-cell office:value="-0.1719353199005127" office:value-type="float"/>
        </table:table-row>
        <table:table-row>
          <table:table-cell office:value="-0.020111203789711003" office:value-type="float"/>
          <table:table-cell office:value="0.0010809624195098873" office:value-type="float"/>
          <table:table-cell office:value="-0.013071734309196474" office:value-type="float"/>
          <table:table-cell office:value="-0.010949787497520447" office:value-type="float"/>
          <table:table-cell office:value="-0.0019023215770721433" office:value-type="float"/>
          <table:table-cell office:value="0.007233365774154664" office:value-type="float"/>
          <table:table-cell office:value="0.5391479926778184" office:value-type="float"/>
          <table:table-cell office:value="5" office:value-type="float"/>
          <table:table-cell office:value="0.38814306259155273" office:value-type="float"/>
          <table:table-cell office:value="0.5866049528121948" office:value-type="float"/>
          <table:table-cell office:value="0.3568234443664551" office:value-type="float"/>
          <table:table-cell office:value="-0.5562604069709778" office:value-type="float"/>
          <table:table-cell office:value="0.2481323480606079" office:value-type="float"/>
          <table:table-cell office:value="0.26456212997436523" office:value-type="float"/>
        </table:table-row>
        <table:table-row>
          <table:table-cell office:value="-0.022332421541213992" office:value-type="float"/>
          <table:table-cell office:value="0.007878382205963135" office:value-type="float"/>
          <table:table-cell office:value="-0.022716333866119386" office:value-type="float"/>
          <table:table-cell office:value="-0.006381425261497498" office:value-type="float"/>
          <table:table-cell office:value="0.007944988012313843" office:value-type="float"/>
          <table:table-cell office:value="-0.0015464162826538085" office:value-type="float"/>
          <table:table-cell office:value="0.5428699697610315" office:value-type="float"/>
          <table:table-cell office:value="6" office:value-type="float"/>
          <table:table-cell office:value="-0.22212177515029907" office:value-type="float"/>
          <table:table-cell office:value="0.6797419786453247" office:value-type="float"/>
          <table:table-cell office:value="-0.9644599556922913" office:value-type="float"/>
          <table:table-cell office:value="0.4568362236022949" office:value-type="float"/>
          <table:table-cell office:value="0.9847309589385986" office:value-type="float"/>
          <table:table-cell office:value="-0.8779782056808472" office:value-type="float"/>
        </table:table-row>
        <table:table-row>
          <table:table-cell office:value="-0.014069167375564578" office:value-type="float"/>
          <table:table-cell office:value="0.01131390690803528" office:value-type="float"/>
          <table:table-cell office:value="-0.02418993949890137" office:value-type="float"/>
          <table:table-cell office:value="-0.011557725071907044" office:value-type="float"/>
          <table:table-cell office:value="0.003122377395629883" office:value-type="float"/>
          <table:table-cell office:value="-0.0038408344984054567" office:value-type="float"/>
          <table:table-cell office:value="0.5249628151573966" office:value-type="float"/>
          <table:table-cell office:value="7" office:value-type="float"/>
          <table:table-cell office:value="0.8263254165649414" office:value-type="float"/>
          <table:table-cell office:value="0.34355247020721436" office:value-type="float"/>
          <table:table-cell office:value="-0.14736056327819824" office:value-type="float"/>
          <table:table-cell office:value="-0.5176299810409546" office:value-type="float"/>
          <table:table-cell office:value="-0.482261061668396" office:value-type="float"/>
          <table:table-cell office:value="-0.2294418215751648" office:value-type="float"/>
        </table:table-row>
        <table:table-row>
          <table:table-cell office:value="-0.006959681510925296" office:value-type="float"/>
          <table:table-cell office:value="0.010255374908447266" office:value-type="float"/>
          <table:table-cell office:value="-0.014974334239959718" office:value-type="float"/>
          <table:table-cell office:value="-0.010019524693489075" office:value-type="float"/>
          <table:table-cell office:value="-0.002254065275192261" office:value-type="float"/>
          <table:table-cell office:value="-0.006935596466064453" office:value-type="float"/>
          <table:table-cell office:value="0.5588992133848313" office:value-type="float"/>
          <table:table-cell office:value="8" office:value-type="float"/>
          <table:table-cell office:value="0.7109485864639282" office:value-type="float"/>
          <table:table-cell office:value="-0.10585319995880127" office:value-type="float"/>
          <table:table-cell office:value="0.921560525894165" office:value-type="float"/>
          <table:table-cell office:value="0.15382003784179688" office:value-type="float"/>
          <table:table-cell office:value="-0.5376442670822144" office:value-type="float"/>
          <table:table-cell office:value="-0.30947619676589966" office:value-type="float"/>
        </table:table-row>
        <table:table-row>
          <table:table-cell office:value="-0.012025441527366641" office:value-type="float"/>
          <table:table-cell office:value="0.017356507778167725" office:value-type="float"/>
          <table:table-cell office:value="-0.020984477400779723" office:value-type="float"/>
          <table:table-cell office:value="-0.0006680876016616818" office:value-type="float"/>
          <table:table-cell office:value="0.0035449242591857914" office:value-type="float"/>
          <table:table-cell office:value="-0.0036940431594848634" office:value-type="float"/>
          <table:table-cell office:value="0.5515937932557362" office:value-type="float"/>
          <table:table-cell office:value="9" office:value-type="float"/>
          <table:table-cell office:value="-0.5065760016441345" office:value-type="float"/>
          <table:table-cell office:value="0.7101132869720459" office:value-type="float"/>
          <table:table-cell office:value="-0.6010143160820007" office:value-type="float"/>
          <table:table-cell office:value="0.9351437091827393" office:value-type="float"/>
          <table:table-cell office:value="0.5798989534378052" office:value-type="float"/>
          <table:table-cell office:value="0.324155330657959" office:value-type="float"/>
        </table:table-row>
        <table:table-row>
          <table:table-cell office:value="-0.013954844474792484" office:value-type="float"/>
          <table:table-cell office:value="0.009930049180984498" office:value-type="float"/>
          <table:table-cell office:value="-0.01195421278476715" office:value-type="float"/>
          <table:table-cell office:value="0.0067161363363265995" office:value-type="float"/>
          <table:table-cell office:value="-0.005454859733581543" office:value-type="float"/>
          <table:table-cell office:value="-0.01031811833381653" office:value-type="float"/>
          <table:table-cell office:value="0.6041904661040973" office:value-type="float"/>
          <table:table-cell office:value="10" office:value-type="float"/>
          <table:table-cell office:value="-0.19294029474258423" office:value-type="float"/>
          <table:table-cell office:value="-0.7426458597183228" office:value-type="float"/>
          <table:table-cell office:value="0.9030264616012573" office:value-type="float"/>
          <table:table-cell office:value="0.7384223937988281" office:value-type="float"/>
          <table:table-cell office:value="-0.8999783992767334" office:value-type="float"/>
          <table:table-cell office:value="-0.6624075174331665" office:value-type="float"/>
        </table:table-row>
        <table:table-row>
          <table:table-cell office:value="-0.02230719089508057" office:value-type="float"/>
          <table:table-cell office:value="0.008446542024612428" office:value-type="float"/>
          <table:table-cell office:value="-0.020858485698699948" office:value-type="float"/>
          <table:table-cell office:value="0.01386866271495819" office:value-type="float"/>
          <table:table-cell office:value="-0.014883488416671753" office:value-type="float"/>
          <table:table-cell office:value="-0.010439505577087404" office:value-type="float"/>
          <table:table-cell office:value="0.5655198882622344" office:value-type="float"/>
          <table:table-cell office:value="11" office:value-type="float"/>
          <table:table-cell office:value="-0.8352346420288086" office:value-type="float"/>
          <table:table-cell office:value="-0.14835071563720703" office:value-type="float"/>
          <table:table-cell office:value="-0.89042729139328" office:value-type="float"/>
          <table:table-cell office:value="0.7152526378631592" office:value-type="float"/>
          <table:table-cell office:value="-0.942862868309021" office:value-type="float"/>
          <table:table-cell office:value="-0.012138724327087402" office:value-type="float"/>
        </table:table-row>
        <table:table-row>
          <table:table-cell office:value="-0.014622725248336795" office:value-type="float"/>
          <table:table-cell office:value="0.011536245346069337" office:value-type="float"/>
          <table:table-cell office:value="-0.023139221072196958" office:value-type="float"/>
          <table:table-cell office:value="0.008381310701370239" office:value-type="float"/>
          <table:table-cell office:value="-0.01743083953857422" office:value-type="float"/>
          <table:table-cell office:value="-0.002554521560668946" office:value-type="float"/>
          <table:table-cell office:value="0.5330905635380597" office:value-type="float"/>
          <table:table-cell office:value="12" office:value-type="float"/>
          <table:table-cell office:value="0.7684465646743774" office:value-type="float"/>
          <table:table-cell office:value="0.3089703321456909" office:value-type="float"/>
          <table:table-cell office:value="-0.22807353734970093" office:value-type="float"/>
          <table:table-cell office:value="-0.5487352013587952" office:value-type="float"/>
          <table:table-cell office:value="-0.2547351121902466" office:value-type="float"/>
          <table:table-cell office:value="0.7884984016418457" office:value-type="float"/>
        </table:table-row>
        <table:table-row>
          <table:table-cell office:value="-0.005374641418457034" office:value-type="float"/>
          <table:table-cell office:value="0.017500402927398684" office:value-type="float"/>
          <table:table-cell office:value="-0.030264986157417295" office:value-type="float"/>
          <table:table-cell office:value="0.017030051946640014" office:value-type="float"/>
          <table:table-cell office:value="-0.00862375020980835" office:value-type="float"/>
          <table:table-cell office:value="0.001123667955398559" office:value-type="float"/>
          <table:table-cell office:value="0.5415596289909839" office:value-type="float"/>
          <table:table-cell office:value="13" office:value-type="float"/>
          <table:table-cell office:value="0.9248083829879761" office:value-type="float"/>
          <table:table-cell office:value="0.5964157581329346" office:value-type="float"/>
          <table:table-cell office:value="-0.7125765085220337" office:value-type="float"/>
          <table:table-cell office:value="0.8648741245269775" office:value-type="float"/>
          <table:table-cell office:value="0.8807089328765869" office:value-type="float"/>
          <table:table-cell office:value="0.3678189516067505" office:value-type="float"/>
        </table:table-row>
        <table:table-row>
          <table:table-cell office:value="-0.004163765907287601" office:value-type="float"/>
          <table:table-cell office:value="0.022017691135406497" office:value-type="float"/>
          <table:table-cell office:value="-0.03467287838459015" office:value-type="float"/>
          <table:table-cell office:value="0.008278306126594543" office:value-type="float"/>
          <table:table-cell office:value="-0.008137080669403078" office:value-type="float"/>
          <table:table-cell office:value="0.006032347679138183" office:value-type="float"/>
          <table:table-cell office:value="0.4895124229852058" office:value-type="float"/>
          <table:table-cell office:value="14" office:value-type="float"/>
          <table:table-cell office:value="0.12108755111694336" office:value-type="float"/>
          <table:table-cell office:value="0.45172882080078125" office:value-type="float"/>
          <table:table-cell office:value="-0.44078922271728516" office:value-type="float"/>
          <table:table-cell office:value="-0.8751745820045471" office:value-type="float"/>
          <table:table-cell office:value="0.048666954040527344" office:value-type="float"/>
          <table:table-cell office:value="0.4908679723739624" office:value-type="float"/>
        </table:table-row>
        <table:table-row>
          <table:table-cell office:value="-0.007388273477554325" office:value-type="float"/>
          <table:table-cell office:value="0.022218924760818486" office:value-type="float"/>
          <table:table-cell office:value="-0.03817134082317352" office:value-type="float"/>
          <table:table-cell office:value="0.01318146288394928" office:value-type="float"/>
          <table:table-cell office:value="-0.011568512916564943" office:value-type="float"/>
          <table:table-cell office:value="0.01160076856613159" office:value-type="float"/>
          <table:table-cell office:value="0.46455975915355047" office:value-type="float"/>
          <table:table-cell office:value="15" office:value-type="float"/>
          <table:table-cell office:value="-0.32245075702667236" office:value-type="float"/>
          <table:table-cell office:value="0.02012336254119873" office:value-type="float"/>
          <table:table-cell office:value="-0.3498462438583374" office:value-type="float"/>
          <table:table-cell office:value="0.49031567573547363" office:value-type="float"/>
          <table:table-cell office:value="-0.3431432247161865" office:value-type="float"/>
          <table:table-cell office:value="0.5568420886993408" office:value-type="float"/>
        </table:table-row>
        <table:table-row>
          <table:table-cell office:value="-0.004663392305374149" office:value-type="float"/>
          <table:table-cell office:value="0.023228082656860355" office:value-type="float"/>
          <table:table-cell office:value="-0.029344262480735774" office:value-type="float"/>
          <table:table-cell office:value="0.01677620828151703" office:value-type="float"/>
          <table:table-cell office:value="-0.017271701693534855" office:value-type="float"/>
          <table:table-cell office:value="0.010702382326126096" office:value-type="float"/>
          <table:table-cell office:value="0.47922306639102463" office:value-type="float"/>
          <table:table-cell office:value="16" office:value-type="float"/>
          <table:table-cell office:value="0.2724881172180176" office:value-type="float"/>
          <table:table-cell office:value="0.10091578960418701" office:value-type="float"/>
          <table:table-cell office:value="0.8827078342437744" office:value-type="float"/>
          <table:table-cell office:value="0.3594745397567749" office:value-type="float"/>
          <table:table-cell office:value="-0.570318877696991" office:value-type="float"/>
          <table:table-cell office:value="-0.08983862400054932" office:value-type="float"/>
        </table:table-row>
        <table:table-row>
          <table:table-cell office:value="0.002857605218887326" office:value-type="float"/>
          <table:table-cell office:value="0.027315895557403568" office:value-type="float"/>
          <table:table-cell office:value="-0.022712048888206476" office:value-type="float"/>
          <table:table-cell office:value="0.007505769729614259" office:value-type="float"/>
          <table:table-cell office:value="-0.019538030028343204" office:value-type="float"/>
          <table:table-cell office:value="0.0043819010257720925" office:value-type="float"/>
          <table:table-cell office:value="0.4757741104935066" office:value-type="float"/>
          <table:table-cell office:value="17" office:value-type="float"/>
          <table:table-cell office:value="0.7520997524261475" office:value-type="float"/>
          <table:table-cell office:value="0.4087812900543213" office:value-type="float"/>
          <table:table-cell office:value="0.6632213592529297" office:value-type="float"/>
          <table:table-cell office:value="-0.9270438551902771" office:value-type="float"/>
          <table:table-cell office:value="-0.22663283348083496" office:value-type="float"/>
          <table:table-cell office:value="-0.6320481300354004" office:value-type="float"/>
        </table:table-row>
        <table:table-row>
          <table:table-cell office:value="0.001043862700462338" office:value-type="float"/>
          <table:table-cell office:value="0.03506775975227356" office:value-type="float"/>
          <table:table-cell office:value="-0.023702423572540276" office:value-type="float"/>
          <table:table-cell office:value="-0.0001642125844955435" office:value-type="float"/>
          <table:table-cell office:value="-0.013785960078239444" office:value-type="float"/>
          <table:table-cell office:value="0.01173892855644226" office:value-type="float"/>
          <table:table-cell office:value="0.42778570352082623" office:value-type="float"/>
          <table:table-cell office:value="18" office:value-type="float"/>
          <table:table-cell office:value="-0.18137425184249878" office:value-type="float"/>
          <table:table-cell office:value="0.7751864194869995" office:value-type="float"/>
          <table:table-cell office:value="-0.09903746843338013" office:value-type="float"/>
          <table:table-cell office:value="-0.7669982314109802" office:value-type="float"/>
          <table:table-cell office:value="0.575206995010376" office:value-type="float"/>
          <table:table-cell office:value="0.7357027530670166" office:value-type="float"/>
        </table:table-row>
        <table:table-row>
          <table:table-cell office:value="0.0007500553131103483" office:value-type="float"/>
          <table:table-cell office:value="0.02751720190048218" office:value-type="float"/>
          <table:table-cell office:value="-0.031509754061698904" office:value-type="float"/>
          <table:table-cell office:value="0.0033516842126846322" office:value-type="float"/>
          <table:table-cell office:value="-0.014296560883522037" office:value-type="float"/>
          <table:table-cell office:value="0.0018247467279434194" office:value-type="float"/>
          <table:table-cell office:value="0.4657951042357559" office:value-type="float"/>
          <table:table-cell office:value="19" office:value-type="float"/>
          <table:table-cell office:value="-0.029380738735198975" office:value-type="float"/>
          <table:table-cell office:value="-0.7550557851791382" office:value-type="float"/>
          <table:table-cell office:value="-0.780733048915863" office:value-type="float"/>
          <table:table-cell office:value="0.3515896797180176" office:value-type="float"/>
          <table:table-cell office:value="-0.05106008052825928" office:value-type="float"/>
          <table:table-cell office:value="-0.991418182849884" office:value-type="float"/>
        </table:table-row>
        <table:table-row>
          <table:table-cell office:value="-0.0009363299608230625" office:value-type="float"/>
          <table:table-cell office:value="0.0248852014541626" office:value-type="float"/>
          <table:table-cell office:value="-0.028019869923591605" office:value-type="float"/>
          <table:table-cell office:value="0.00425899088382721" office:value-type="float"/>
          <table:table-cell office:value="-0.01704343140125275" office:value-type="float"/>
          <table:table-cell office:value="-0.0018298667669296273" office:value-type="float"/>
          <table:table-cell office:value="0.4836667945295822" office:value-type="float"/>
          <table:table-cell office:value="20" office:value-type="float"/>
          <table:table-cell office:value="-0.16863852739334106" office:value-type="float"/>
          <table:table-cell office:value="-0.263200044631958" office:value-type="float"/>
          <table:table-cell office:value="0.34898841381073" office:value-type="float"/>
          <table:table-cell office:value="0.09073066711425781" office:value-type="float"/>
          <table:table-cell office:value="-0.2746870517730713" office:value-type="float"/>
          <table:table-cell office:value="-0.3654613494873047" office:value-type="float"/>
        </table:table-row>
        <table:table-row>
          <table:table-cell office:value="0.005045890212059018" office:value-type="float"/>
          <table:table-cell office:value="0.022213007211685183" office:value-type="float"/>
          <table:table-cell office:value="-0.035731496810913074" office:value-type="float"/>
          <table:table-cell office:value="0.010496349930763246" office:value-type="float"/>
          <table:table-cell office:value="-0.01106517851352692" office:value-type="float"/>
          <table:table-cell office:value="-0.0003111213445663461" office:value-type="float"/>
          <table:table-cell office:value="0.5011461371368524" office:value-type="float"/>
          <table:table-cell office:value="21" office:value-type="float"/>
          <table:table-cell office:value="0.598222017288208" office:value-type="float"/>
          <table:table-cell office:value="-0.2672194242477417" office:value-type="float"/>
          <table:table-cell office:value="-0.7711626887321472" office:value-type="float"/>
          <table:table-cell office:value="0.6237359046936035" office:value-type="float"/>
          <table:table-cell office:value="0.597825288772583" office:value-type="float"/>
          <table:table-cell office:value="0.15187454223632812" office:value-type="float"/>
        </table:table-row>
        <table:table-row>
          <table:table-cell office:value="0.006151530146598813" office:value-type="float"/>
          <table:table-cell office:value="0.024703774452209476" office:value-type="float"/>
          <table:table-cell office:value="-0.04203952789306639" office:value-type="float"/>
          <table:table-cell office:value="0.0036624687910079973" office:value-type="float"/>
          <table:table-cell office:value="-0.00689862430095673" office:value-type="float"/>
          <table:table-cell office:value="0.0016833585500717154" office:value-type="float"/>
          <table:table-cell office:value="0.46688635789381944" office:value-type="float"/>
          <table:table-cell office:value="22" office:value-type="float"/>
          <table:table-cell office:value="0.11056399345397949" office:value-type="float"/>
          <table:table-cell office:value="0.2490767240524292" office:value-type="float"/>
          <table:table-cell office:value="-0.630803108215332" office:value-type="float"/>
          <table:table-cell office:value="-0.6833881139755249" office:value-type="float"/>
          <table:table-cell office:value="0.41665542125701904" office:value-type="float"/>
          <table:table-cell office:value="0.19944798946380615" office:value-type="float"/>
        </table:table-row>
        <table:table-row>
          <table:table-cell office:value="0.014259871840476987" office:value-type="float"/>
          <table:table-cell office:value="0.016949943304061892" office:value-type="float"/>
          <table:table-cell office:value="-0.04607117891311644" office:value-type="float"/>
          <table:table-cell office:value="0.005043061375617983" office:value-type="float"/>
          <table:table-cell office:value="-0.009177380204200749" office:value-type="float"/>
          <table:table-cell office:value="0.001764250397682189" office:value-type="float"/>
          <table:table-cell office:value="0.47199459335249627" office:value-type="float"/>
          <table:table-cell office:value="23" office:value-type="float"/>
          <table:table-cell office:value="0.8108341693878174" office:value-type="float"/>
          <table:table-cell office:value="-0.7753831148147583" office:value-type="float"/>
          <table:table-cell office:value="-0.4031651020050049" office:value-type="float"/>
          <table:table-cell office:value="0.13805925846099854" office:value-type="float"/>
          <table:table-cell office:value="-0.22787559032440186" office:value-type="float"/>
          <table:table-cell office:value="0.008089184761047363" office:value-type="float"/>
        </table:table-row>
        <table:table-row>
          <table:table-cell office:value="0.017379241585731505" office:value-type="float"/>
          <table:table-cell office:value="0.012886435985565188" office:value-type="float"/>
          <table:table-cell office:value="-0.038132624626159656" office:value-type="float"/>
          <table:table-cell office:value="0.008710671067237856" office:value-type="float"/>
          <table:table-cell office:value="-0.013417140841484074" office:value-type="float"/>
          <table:table-cell office:value="0.006739616990089415" office:value-type="float"/>
          <table:table-cell office:value="0.4907894369601343" office:value-type="float"/>
          <table:table-cell office:value="24" office:value-type="float"/>
          <table:table-cell office:value="0.31193697452545166" office:value-type="float"/>
          <table:table-cell office:value="-0.4063507318496704" office:value-type="float"/>
          <table:table-cell office:value="0.7938554286956787" office:value-type="float"/>
          <table:table-cell office:value="0.3667609691619873" office:value-type="float"/>
          <table:table-cell office:value="-0.4239760637283325" office:value-type="float"/>
          <table:table-cell office:value="0.49753665924072266" office:value-type="float"/>
        </table:table-row>
        <table:table-row>
          <table:table-cell office:value="0.014516746401786802" office:value-type="float"/>
          <table:table-cell office:value="0.015596239566802981" office:value-type="float"/>
          <table:table-cell office:value="-0.03389223694801329" office:value-type="float"/>
          <table:table-cell office:value="0.003360243439674379" office:value-type="float"/>
          <table:table-cell office:value="-0.0039966088533401525" office:value-type="float"/>
          <table:table-cell office:value="-0.0019423049688339251" office:value-type="float"/>
          <table:table-cell office:value="0.5266546395806995" office:value-type="float"/>
          <table:table-cell office:value="25" office:value-type="float"/>
          <table:table-cell office:value="-0.2862495183944702" office:value-type="float"/>
          <table:table-cell office:value="0.2709803581237793" office:value-type="float"/>
          <table:table-cell office:value="0.42403876781463623" office:value-type="float"/>
          <table:table-cell office:value="-0.5350427627563477" office:value-type="float"/>
          <table:table-cell office:value="0.9420531988143921" office:value-type="float"/>
          <table:table-cell office:value="-0.868192195892334" office:value-type="float"/>
        </table:table-row>
        <table:table-row>
          <table:table-cell office:value="0.006198369860649106" office:value-type="float"/>
          <table:table-cell office:value="0.0179411780834198" office:value-type="float"/>
          <table:table-cell office:value="-0.026454335451126083" office:value-type="float"/>
          <table:table-cell office:value="-0.005241271257400511" office:value-type="float"/>
          <table:table-cell office:value="-0.005488418340682987" office:value-type="float"/>
          <table:table-cell office:value="-0.010415929555892947" office:value-type="float"/>
          <table:table-cell office:value="0.5280412048405144" office:value-type="float"/>
          <table:table-cell office:value="26" office:value-type="float"/>
          <table:table-cell office:value="-0.8318376541137695" office:value-type="float"/>
          <table:table-cell office:value="0.23449385166168213" office:value-type="float"/>
          <table:table-cell office:value="0.7437901496887207" office:value-type="float"/>
          <table:table-cell office:value="-0.860151469707489" office:value-type="float"/>
          <table:table-cell office:value="-0.14918094873428345" office:value-type="float"/>
          <table:table-cell office:value="-0.8473624587059021" office:value-type="float"/>
        </table:table-row>
        <table:table-row>
          <table:table-cell office:value="-0.00045309484004974615" office:value-type="float"/>
          <table:table-cell office:value="0.017779167294502258" office:value-type="float"/>
          <table:table-cell office:value="-0.02787560880184172" office:value-type="float"/>
          <table:table-cell office:value="-0.006814728975296019" office:value-type="float"/>
          <table:table-cell office:value="0.0018902754783630335" office:value-type="float"/>
          <table:table-cell office:value="-0.004828995466232303" office:value-type="float"/>
          <table:table-cell office:value="0.5241807548916908" office:value-type="float"/>
          <table:table-cell office:value="27" office:value-type="float"/>
          <table:table-cell office:value="-0.6651464700698853" office:value-type="float"/>
          <table:table-cell office:value="-0.01620107889175415" office:value-type="float"/>
          <table:table-cell office:value="-0.14212733507156372" office:value-type="float"/>
          <table:table-cell office:value="-0.15734577178955078" office:value-type="float"/>
          <table:table-cell office:value="0.737869381904602" office:value-type="float"/>
          <table:table-cell office:value="0.5586934089660645" office:value-type="float"/>
        </table:table-row>
        <table:table-row>
          <table:table-cell office:value="-0.006063154935836795" office:value-type="float"/>
          <table:table-cell office:value="0.019058030247688294" office:value-type="float"/>
          <table:table-cell office:value="-0.02701856434345244" office:value-type="float"/>
          <table:table-cell office:value="-0.004872071743011473" office:value-type="float"/>
          <table:table-cell office:value="0.000555975437164303" office:value-type="float"/>
          <table:table-cell office:value="0.004602588415145871" office:value-type="float"/>
          <table:table-cell office:value="0.5036941671127777" office:value-type="float"/>
          <table:table-cell office:value="28" office:value-type="float"/>
          <table:table-cell office:value="-0.5610060095787048" office:value-type="float"/>
          <table:table-cell office:value="0.12788629531860352" office:value-type="float"/>
          <table:table-cell office:value="0.08570444583892822" office:value-type="float"/>
          <table:table-cell office:value="0.1942657232284546" office:value-type="float"/>
          <table:table-cell office:value="-0.13343000411987305" office:value-type="float"/>
          <table:table-cell office:value="0.9431583881378174" office:value-type="float"/>
        </table:table-row>
        <table:table-row>
          <table:table-cell office:value="0.00013858199119567635" office:value-type="float"/>
          <table:table-cell office:value="0.014760598540306091" office:value-type="float"/>
          <table:table-cell office:value="-0.028983233571052536" office:value-type="float"/>
          <table:table-cell office:value="-0.0023715853691101056" office:value-type="float"/>
          <table:table-cell office:value="0.001281601190567013" office:value-type="float"/>
          <table:table-cell office:value="-0.004408689737319949" office:value-type="float"/>
          <table:table-cell office:value="0.5428124017141517" office:value-type="float"/>
          <table:table-cell office:value="29" office:value-type="float"/>
          <table:table-cell office:value="0.6201736927032471" office:value-type="float"/>
          <table:table-cell office:value="-0.4297431707382202" office:value-type="float"/>
          <table:table-cell office:value="-0.19646692276000977" office:value-type="float"/>
          <table:table-cell office:value="0.2500486373901367" office:value-type="float"/>
          <table:table-cell office:value="0.072562575340271" office:value-type="float"/>
          <table:table-cell office:value="-0.901127815246582" office:value-type="float"/>
        </table:table-row>
        <table:table-row>
          <table:table-cell office:value="0.008011655807495115" office:value-type="float"/>
          <table:table-cell office:value="0.013739461302757263" office:value-type="float"/>
          <table:table-cell office:value="-0.020664171576499923" office:value-type="float"/>
          <table:table-cell office:value="-0.011455779671669004" office:value-type="float"/>
          <table:table-cell office:value="-0.007850977778434756" office:value-type="float"/>
          <table:table-cell office:value="0.0007343924045562717" office:value-type="float"/>
          <table:table-cell office:value="0.5136222061380926" office:value-type="float"/>
          <table:table-cell office:value="30" office:value-type="float"/>
          <table:table-cell office:value="0.7873073816299438" office:value-type="float"/>
          <table:table-cell office:value="-0.10211372375488281" office:value-type="float"/>
          <table:table-cell office:value="0.8319061994552612" office:value-type="float"/>
          <table:table-cell office:value="-0.9084194302558899" office:value-type="float"/>
          <table:table-cell office:value="-0.913257896900177" office:value-type="float"/>
          <table:table-cell office:value="0.5143082141876221" office:value-type="float"/>
        </table:table-row>
        <table:table-row>
          <table:table-cell office:value="0.003979610800743101" office:value-type="float"/>
          <table:table-cell office:value="0.004509513974189758" office:value-type="float"/>
          <table:table-cell office:value="-0.024222661256790144" office:value-type="float"/>
          <table:table-cell office:value="-0.0026218134164810152" office:value-type="float"/>
          <table:table-cell office:value="-0.004744839072227481" office:value-type="float"/>
          <table:table-cell office:value="-0.007131933569908144" office:value-type="float"/>
          <table:table-cell office:value="0.5787621404480261" office:value-type="float"/>
          <table:table-cell office:value="31" office:value-type="float"/>
          <table:table-cell office:value="-0.4032045006752014" office:value-type="float"/>
          <table:table-cell office:value="-0.9229947328567505" office:value-type="float"/>
          <table:table-cell office:value="-0.3558489680290222" office:value-type="float"/>
          <table:table-cell office:value="0.8833966255187988" office:value-type="float"/>
          <table:table-cell office:value="0.31061387062072754" office:value-type="float"/>
          <table:table-cell office:value="-0.7866325974464417" office:value-type="float"/>
        </table:table-row>
        <table:table-row>
          <table:table-cell office:value="0.010783504843711851" office:value-type="float"/>
          <table:table-cell office:value="0.0009190768003463743" office:value-type="float"/>
          <table:table-cell office:value="-0.024741512537002547" office:value-type="float"/>
          <table:table-cell office:value="-0.006068751215934751" office:value-type="float"/>
          <table:table-cell office:value="-0.007864142060279848" office:value-type="float"/>
          <table:table-cell office:value="-0.010872033238410952" office:value-type="float"/>
          <table:table-cell office:value="0.5742787591625361" office:value-type="float"/>
          <table:table-cell office:value="32" office:value-type="float"/>
          <table:table-cell office:value="0.680389404296875" office:value-type="float"/>
          <table:table-cell office:value="-0.3590437173843384" office:value-type="float"/>
          <table:table-cell office:value="-0.051885128021240234" office:value-type="float"/>
          <table:table-cell office:value="-0.34469377994537354" office:value-type="float"/>
          <table:table-cell office:value="-0.3119302988052368" office:value-type="float"/>
          <table:table-cell office:value="-0.37400996685028076" office:value-type="float"/>
        </table:table-row>
        <table:table-row>
          <table:table-cell office:value="0.006076643466949461" office:value-type="float"/>
          <table:table-cell office:value="0.0016512876749038693" office:value-type="float"/>
          <table:table-cell office:value="-0.025780993103981003" office:value-type="float"/>
          <table:table-cell office:value="-0.01196031093597412" office:value-type="float"/>
          <table:table-cell office:value="-0.015254542231559755" office:value-type="float"/>
          <table:table-cell office:value="-0.020200931429862977" office:value-type="float"/>
          <table:table-cell office:value="0.5435641893132841" office:value-type="float"/>
          <table:table-cell office:value="33" office:value-type="float"/>
          <table:table-cell office:value="-0.470686137676239" office:value-type="float"/>
          <table:table-cell office:value="0.07322108745574951" office:value-type="float"/>
          <table:table-cell office:value="-0.10394805669784546" office:value-type="float"/>
          <table:table-cell office:value="-0.5891559720039368" office:value-type="float"/>
          <table:table-cell office:value="-0.7390400171279907" office:value-type="float"/>
          <table:table-cell office:value="-0.9328898191452026" office:value-type="float"/>
        </table:table-row>
        <table:table-row>
          <table:table-cell office:value="-0.0033020842075347917" office:value-type="float"/>
          <table:table-cell office:value="-0.003193498253822327" office:value-type="float"/>
          <table:table-cell office:value="-0.03335564136505126" office:value-type="float"/>
          <table:table-cell office:value="-0.005454514026641844" office:value-type="float"/>
          <table:table-cell office:value="-0.022575186491012575" office:value-type="float"/>
          <table:table-cell office:value="-0.011424686312675477" office:value-type="float"/>
          <table:table-cell office:value="0.5185028282017035" office:value-type="float"/>
          <table:table-cell office:value="34" office:value-type="float"/>
          <table:table-cell office:value="-0.9378727674484253" office:value-type="float"/>
          <table:table-cell office:value="-0.48447859287261963" office:value-type="float"/>
          <table:table-cell office:value="-0.7574648261070251" office:value-type="float"/>
          <table:table-cell office:value="0.6505796909332275" office:value-type="float"/>
          <table:table-cell office:value="-0.732064425945282" office:value-type="float"/>
          <table:table-cell office:value="0.87762451171875" office:value-type="float"/>
        </table:table-row>
        <table:table-row>
          <table:table-cell office:value="0.003108040094375609" office:value-type="float"/>
          <table:table-cell office:value="-0.012302806973457337" office:value-type="float"/>
          <table:table-cell office:value="-0.02374588012695311" office:value-type="float"/>
          <table:table-cell office:value="-0.0022520422935485822" office:value-type="float"/>
          <table:table-cell office:value="-0.032359986901283264" office:value-type="float"/>
          <table:table-cell office:value="-0.006612007021903993" office:value-type="float"/>
          <table:table-cell office:value="0.5458231439365295" office:value-type="float"/>
          <table:table-cell office:value="35" office:value-type="float"/>
          <table:table-cell office:value="0.64101243019104" office:value-type="float"/>
          <table:table-cell office:value="-0.910930871963501" office:value-type="float"/>
          <table:table-cell office:value="0.9609761238098145" office:value-type="float"/>
          <table:table-cell office:value="0.32024717330932617" office:value-type="float"/>
          <table:table-cell office:value="-0.9784800410270691" office:value-type="float"/>
          <table:table-cell office:value="0.48126792907714844" office:value-type="float"/>
        </table:table-row>
        <table:table-row>
          <table:table-cell office:value="-0.0006834065914154063" office:value-type="float"/>
          <table:table-cell office:value="-0.020707165002822877" office:value-type="float"/>
          <table:table-cell office:value="-0.02406358420848845" office:value-type="float"/>
          <table:table-cell office:value="-0.010082291960716246" office:value-type="float"/>
          <table:table-cell office:value="-0.032105644345283506" office:value-type="float"/>
          <table:table-cell office:value="-0.014142205119132997" office:value-type="float"/>
          <table:table-cell office:value="0.5438078884737216" office:value-type="float"/>
          <table:table-cell office:value="36" office:value-type="float"/>
          <table:table-cell office:value="-0.37914466857910156" office:value-type="float"/>
          <table:table-cell office:value="-0.840435802936554" office:value-type="float"/>
          <table:table-cell office:value="-0.031770408153533936" office:value-type="float"/>
          <table:table-cell office:value="-0.7830249667167664" office:value-type="float"/>
          <table:table-cell office:value="0.025434255599975586" office:value-type="float"/>
          <table:table-cell office:value="-0.7530198097229004" office:value-type="float"/>
        </table:table-row>
        <table:table-row>
          <table:table-cell office:value="-0.007333489656448366" office:value-type="float"/>
          <table:table-cell office:value="-0.011459707021713257" office:value-type="float"/>
          <table:table-cell office:value="-0.01498802840709685" office:value-type="float"/>
          <table:table-cell office:value="-0.004542173743247985" office:value-type="float"/>
          <table:table-cell office:value="-0.0413466340303421" office:value-type="float"/>
          <table:table-cell office:value="-0.0044720429182052625" office:value-type="float"/>
          <table:table-cell office:value="0.5278670134154769" office:value-type="float"/>
          <table:table-cell office:value="37" office:value-type="float"/>
          <table:table-cell office:value="-0.6650083065032959" office:value-type="float"/>
          <table:table-cell office:value="0.9247457981109619" office:value-type="float"/>
          <table:table-cell office:value="0.9075555801391602" office:value-type="float"/>
          <table:table-cell office:value="0.5540118217468262" office:value-type="float"/>
          <table:table-cell office:value="-0.9240989685058594" office:value-type="float"/>
          <table:table-cell office:value="0.9670162200927734" office:value-type="float"/>
        </table:table-row>
        <table:table-row>
          <table:table-cell office:value="-0.01425848722457886" office:value-type="float"/>
          <table:table-cell office:value="-0.006301647424697876" office:value-type="float"/>
          <table:table-cell office:value="-0.008559586405754077" office:value-type="float"/>
          <table:table-cell office:value="-0.0014396589994430534" office:value-type="float"/>
          <table:table-cell office:value="-0.04872572839260101" office:value-type="float"/>
          <table:table-cell office:value="-0.010077306032180787" office:value-type="float"/>
          <table:table-cell office:value="0.5061972734223616" office:value-type="float"/>
          <table:table-cell office:value="38" office:value-type="float"/>
          <table:table-cell office:value="-0.6924997568130493" office:value-type="float"/>
          <table:table-cell office:value="0.5158059597015381" office:value-type="float"/>
          <table:table-cell office:value="0.6428442001342773" office:value-type="float"/>
          <table:table-cell office:value="0.31025147438049316" office:value-type="float"/>
          <table:table-cell office:value="-0.7379094362258911" office:value-type="float"/>
          <table:table-cell office:value="-0.5605263113975525" office:value-type="float"/>
        </table:table-row>
        <table:table-row>
          <table:table-cell office:value="-0.012783282995224" office:value-type="float"/>
          <table:table-cell office:value="-0.00419286847114563" office:value-type="float"/>
          <table:table-cell office:value="-0.00905920088291167" office:value-type="float"/>
          <table:table-cell office:value="-0.007152425050735473" office:value-type="float"/>
          <table:table-cell office:value="-0.04385524690151214" office:value-type="float"/>
          <table:table-cell office:value="-0.010069252252578736" office:value-type="float"/>
          <table:table-cell office:value="0.5073497243719107" office:value-type="float"/>
          <table:table-cell office:value="39" office:value-type="float"/>
          <table:table-cell office:value="0.14752042293548584" office:value-type="float"/>
          <table:table-cell office:value="0.2108778953552246" office:value-type="float"/>
          <table:table-cell office:value="-0.04996144771575928" office:value-type="float"/>
          <table:table-cell office:value="-0.5712766051292419" office:value-type="float"/>
          <table:table-cell office:value="0.4870481491088867" office:value-type="float"/>
          <table:table-cell office:value="0.0008053779602050781" office:value-type="float"/>
        </table:table-row>
        <table:table-row>
          <table:table-cell office:value="-0.013854405879974366" office:value-type="float"/>
          <table:table-cell office:value="-0.002163444757461548" office:value-type="float"/>
          <table:table-cell office:value="-0.00036157190799711997" office:value-type="float"/>
          <table:table-cell office:value="-0.013784196972846984" office:value-type="float"/>
          <table:table-cell office:value="-0.05" office:value-type="float"/>
          <table:table-cell office:value="-0.019786342978477478" office:value-type="float"/>
          <table:table-cell office:value="0.4850826952952207" office:value-type="float"/>
          <table:table-cell office:value="40" office:value-type="float"/>
          <table:table-cell office:value="-0.10711228847503662" office:value-type="float"/>
          <table:table-cell office:value="0.2029423713684082" office:value-type="float"/>
          <table:table-cell office:value="0.8697628974914551" office:value-type="float"/>
          <table:table-cell office:value="-0.6631771922111511" office:value-type="float"/>
          <table:table-cell office:value="-0.8583182692527771" office:value-type="float"/>
          <table:table-cell office:value="-0.9717090725898743" office:value-type="float"/>
        </table:table-row>
        <table:table-row>
          <table:table-cell office:value="-0.009088460206985473" office:value-type="float"/>
          <table:table-cell office:value="-0.011197443604469299" office:value-type="float"/>
          <table:table-cell office:value="0.007829636931419384" office:value-type="float"/>
          <table:table-cell office:value="-0.005907173752784729" office:value-type="float"/>
          <table:table-cell office:value="-0.04058167576789856" office:value-type="float"/>
          <table:table-cell office:value="-0.016001166701316835" office:value-type="float"/>
          <table:table-cell office:value="0.5767458045049432" office:value-type="float"/>
          <table:table-cell office:value="41" office:value-type="float"/>
          <table:table-cell office:value="0.47659456729888916" office:value-type="float"/>
          <table:table-cell office:value="-0.9033998847007751" office:value-type="float"/>
          <table:table-cell office:value="0.8191208839416504" office:value-type="float"/>
          <table:table-cell office:value="0.7877023220062256" office:value-type="float"/>
          <table:table-cell office:value="0.941832423210144" office:value-type="float"/>
          <table:table-cell office:value="0.37851762771606445" office:value-type="float"/>
        </table:table-row>
        <table:table-row>
          <table:table-cell office:value="-0.014130347967147827" office:value-type="float"/>
          <table:table-cell office:value="-0.012516103386878967" office:value-type="float"/>
          <table:table-cell office:value="0.0009419941902160753" office:value-type="float"/>
          <table:table-cell office:value="-0.011122804880142213" office:value-type="float"/>
          <table:table-cell office:value="-0.046321439743041995" office:value-type="float"/>
          <table:table-cell office:value="-0.009148394465446474" office:value-type="float"/>
          <table:table-cell office:value="0.5249423321369224" office:value-type="float"/>
          <table:table-cell office:value="42" office:value-type="float"/>
          <table:table-cell office:value="-0.5041887760162354" office:value-type="float"/>
          <table:table-cell office:value="-0.1318659782409668" office:value-type="float"/>
          <table:table-cell office:value="-0.6887642741203308" office:value-type="float"/>
          <table:table-cell office:value="-0.5215631127357483" office:value-type="float"/>
          <table:table-cell office:value="-0.5739763975143433" office:value-type="float"/>
          <table:table-cell office:value="0.6852772235870361" office:value-type="float"/>
        </table:table-row>
        <table:table-row>
          <table:table-cell office:value="-0.005248494148254394" office:value-type="float"/>
          <table:table-cell office:value="-0.020863040089607238" office:value-type="float"/>
          <table:table-cell office:value="-0.00038593828678130026" office:value-type="float"/>
          <table:table-cell office:value="-0.005004280805587769" office:value-type="float"/>
          <table:table-cell office:value="-0.05" office:value-type="float"/>
          <table:table-cell office:value="-0.01354099214076996" office:value-type="float"/>
          <table:table-cell office:value="0.5709707334332299" office:value-type="float"/>
          <table:table-cell office:value="43" office:value-type="float"/>
          <table:table-cell office:value="0.8881853818893433" office:value-type="float"/>
          <table:table-cell office:value="-0.8346936702728271" office:value-type="float"/>
          <table:table-cell office:value="-0.13279324769973755" office:value-type="float"/>
          <table:table-cell office:value="0.6118524074554443" office:value-type="float"/>
          <table:table-cell office:value="-0.5013768672943115" office:value-type="float"/>
          <table:table-cell office:value="-0.43925976753234863" office:value-type="float"/>
        </table:table-row>
        <table:table-row>
          <table:table-cell office:value="-0.01468656301498413" office:value-type="float"/>
          <table:table-cell office:value="-0.02540899932384491" office:value-type="float"/>
          <table:table-cell office:value="-0.006311509013175953" office:value-type="float"/>
          <table:table-cell office:value="-0.013934752941131591" office:value-type="float"/>
          <table:table-cell office:value="-0.05" office:value-type="float"/>
          <table:table-cell office:value="-0.013657681345939638" office:value-type="float"/>
          <table:table-cell office:value="0.5143019643746602" office:value-type="float"/>
          <table:table-cell office:value="44" office:value-type="float"/>
          <table:table-cell office:value="-0.9438068866729736" office:value-type="float"/>
          <table:table-cell office:value="-0.4545959234237671" office:value-type="float"/>
          <table:table-cell office:value="-0.5925570726394653" office:value-type="float"/>
          <table:table-cell office:value="-0.8930472135543823" office:value-type="float"/>
          <table:table-cell office:value="-0.3584572672843933" office:value-type="float"/>
          <table:table-cell office:value="-0.011668920516967773" office:value-type="float"/>
        </table:table-row>
        <table:table-row>
          <table:table-cell office:value="-0.019525573253631592" office:value-type="float"/>
          <table:table-cell office:value="-0.020585270524024965" office:value-type="float"/>
          <table:table-cell office:value="-0.009213318228721607" office:value-type="float"/>
          <table:table-cell office:value="-0.01900003731250763" office:value-type="float"/>
          <table:table-cell office:value="-0.04442173004150391" office:value-type="float"/>
          <table:table-cell office:value="-0.011680840849876405" office:value-type="float"/>
          <table:table-cell office:value="0.4923446573103466" office:value-type="float"/>
          <table:table-cell office:value="45" office:value-type="float"/>
          <table:table-cell office:value="-0.4839010238647461" office:value-type="float"/>
          <table:table-cell office:value="0.48237287998199463" office:value-type="float"/>
          <table:table-cell office:value="-0.29018092155456543" office:value-type="float"/>
          <table:table-cell office:value="-0.5065284371376038" office:value-type="float"/>
          <table:table-cell office:value="0.5578269958496094" office:value-type="float"/>
          <table:table-cell office:value="0.19768404960632324" office:value-type="float"/>
        </table:table-row>
        <table:table-row>
          <table:table-cell office:value="-0.01103367805480957" office:value-type="float"/>
          <table:table-cell office:value="-0.017274519801139834" office:value-type="float"/>
          <table:table-cell office:value="-0.01797456920146941" office:value-type="float"/>
          <table:table-cell office:value="-0.02817949652671814" office:value-type="float"/>
          <table:table-cell office:value="-0.05" office:value-type="float"/>
          <table:table-cell office:value="-0.010065913796424866" office:value-type="float"/>
          <table:table-cell office:value="0.4446322414057274" office:value-type="float"/>
          <table:table-cell office:value="46" office:value-type="float"/>
          <table:table-cell office:value="0.8491895198822021" office:value-type="float"/>
          <table:table-cell office:value="0.3310750722885132" office:value-type="float"/>
          <table:table-cell office:value="-0.8761250972747803" office:value-type="float"/>
          <table:table-cell office:value="-0.917945921421051" office:value-type="float"/>
          <table:table-cell office:value="-0.6523001194000244" office:value-type="float"/>
          <table:table-cell office:value="0.1614927053451538" office:value-type="float"/>
        </table:table-row>
        <table:table-row>
          <table:table-cell office:value="-0.004371232986450195" office:value-type="float"/>
          <table:table-cell office:value="-0.026799827814102173" office:value-type="float"/>
          <table:table-cell office:value="-0.018928523063659657" office:value-type="float"/>
          <table:table-cell office:value="-0.03705560386180878" office:value-type="float"/>
          <table:table-cell office:value="-0.05" office:value-type="float"/>
          <table:table-cell office:value="-0.0018638569116592417" office:value-type="float"/>
          <table:table-cell office:value="0.4289526078023556" office:value-type="float"/>
          <table:table-cell office:value="47" office:value-type="float"/>
          <table:table-cell office:value="0.6662445068359375" office:value-type="float"/>
          <table:table-cell office:value="-0.9525308012962341" office:value-type="float"/>
          <table:table-cell office:value="-0.09539538621902466" office:value-type="float"/>
          <table:table-cell office:value="-0.8876107335090637" office:value-type="float"/>
          <table:table-cell office:value="-0.6877419352531433" office:value-type="float"/>
          <table:table-cell office:value="0.8202056884765625" office:value-type="float"/>
        </table:table-row>
        <table:table-row>
          <table:table-cell office:value="-0.010789624452590942" office:value-type="float"/>
          <table:table-cell office:value="-0.0221415376663208" office:value-type="float"/>
          <table:table-cell office:value="-0.027098442912101735" office:value-type="float"/>
          <table:table-cell office:value="-0.04392792344093323" office:value-type="float"/>
          <table:table-cell office:value="-0.04694371700286865" office:value-type="float"/>
          <table:table-cell office:value="0.003587514758110045" office:value-type="float"/>
          <table:table-cell office:value="0.3697635037153183" office:value-type="float"/>
          <table:table-cell office:value="48" office:value-type="float"/>
          <table:table-cell office:value="-0.6418391466140747" office:value-type="float"/>
          <table:table-cell office:value="0.4658290147781372" office:value-type="float"/>
          <table:table-cell office:value="-0.8169919848442078" office:value-type="float"/>
          <table:table-cell office:value="-0.6872319579124451" office:value-type="float"/>
          <table:table-cell office:value="0.30562829971313477" office:value-type="float"/>
          <table:table-cell office:value="0.5451371669769287" office:value-type="float"/>
        </table:table-row>
        <table:table-row>
          <table:table-cell office:value="-0.0191357421875" office:value-type="float"/>
          <table:table-cell office:value="-0.016337243318557737" office:value-type="float"/>
          <table:table-cell office:value="-0.020531987547874442" office:value-type="float"/>
          <table:table-cell office:value="-0.03607194662094116" office:value-type="float"/>
          <table:table-cell office:value="-0.03947263717651367" office:value-type="float"/>
          <table:table-cell office:value="-0.005653980970382692" office:value-type="float"/>
          <table:table-cell office:value="0.4204167779360081" office:value-type="float"/>
          <table:table-cell office:value="49" office:value-type="float"/>
          <table:table-cell office:value="-0.8346117734909058" office:value-type="float"/>
          <table:table-cell office:value="0.5804294347763062" office:value-type="float"/>
          <table:table-cell office:value="0.6566455364227295" office:value-type="float"/>
          <table:table-cell office:value="0.7855976819992065" office:value-type="float"/>
          <table:table-cell office:value="0.747107982635498" office:value-type="float"/>
          <table:table-cell office:value="-0.9241495728492737" office:value-type="float"/>
        </table:table-row>
        <table:table-row>
          <table:table-cell office:value="-0.01990861713886261" office:value-type="float"/>
          <table:table-cell office:value="-0.02218764781951904" office:value-type="float"/>
          <table:table-cell office:value="-0.028170704841613763" office:value-type="float"/>
          <table:table-cell office:value="-0.026668367385864256" office:value-type="float"/>
          <table:table-cell office:value="-0.03580220341682434" office:value-type="float"/>
          <table:table-cell office:value="-0.002542678117752077" office:value-type="float"/>
          <table:table-cell office:value="0.43298738028877426" office:value-type="float"/>
          <table:table-cell office:value="50" office:value-type="float"/>
          <table:table-cell office:value="-0.07728749513626099" office:value-type="float"/>
          <table:table-cell office:value="-0.5850404500961304" office:value-type="float"/>
          <table:table-cell office:value="-0.7638717293739319" office:value-type="float"/>
          <table:table-cell office:value="0.9403579235076904" office:value-type="float"/>
          <table:table-cell office:value="0.3670433759689331" office:value-type="float"/>
          <table:table-cell office:value="0.3111302852630615" office:value-type="float"/>
        </table:table-row>
        <table:table-row>
          <table:table-cell office:value="-0.0270037579536438" office:value-type="float"/>
          <table:table-cell office:value="-0.024198938608169553" office:value-type="float"/>
          <table:table-cell office:value="-0.024433215856552115" office:value-type="float"/>
          <table:table-cell office:value="-0.018415029048919673" office:value-type="float"/>
          <table:table-cell office:value="-0.026448804140090938" office:value-type="float"/>
          <table:table-cell office:value="0.004384630918502806" office:value-type="float"/>
          <table:table-cell office:value="0.46428487005380487" office:value-type="float"/>
          <table:table-cell office:value="51" office:value-type="float"/>
          <table:table-cell office:value="-0.7095140814781189" office:value-type="float"/>
          <table:table-cell office:value="-0.20112907886505127" office:value-type="float"/>
          <table:table-cell office:value="0.37374889850616455" office:value-type="float"/>
          <table:table-cell office:value="0.825333833694458" office:value-type="float"/>
          <table:table-cell office:value="0.9353399276733398" office:value-type="float"/>
          <table:table-cell office:value="0.6927309036254883" office:value-type="float"/>
        </table:table-row>
        <table:table-row>
          <table:table-cell office:value="-0.03662003695964813" office:value-type="float"/>
          <table:table-cell office:value="-0.025092113018035885" office:value-type="float"/>
          <table:table-cell office:value="-0.03303058445453643" office:value-type="float"/>
          <table:table-cell office:value="-0.01865387916564941" office:value-type="float"/>
          <table:table-cell office:value="-0.03630297482013702" office:value-type="float"/>
          <table:table-cell office:value="0.011180235147476195" office:value-type="float"/>
          <table:table-cell office:value="0.3760782425507133" office:value-type="float"/>
          <table:table-cell office:value="52" office:value-type="float"/>
          <table:table-cell office:value="-0.9616279006004333" office:value-type="float"/>
          <table:table-cell office:value="-0.0893174409866333" office:value-type="float"/>
          <table:table-cell office:value="-0.8597368597984314" office:value-type="float"/>
          <table:table-cell office:value="-0.023885011672973633" office:value-type="float"/>
          <table:table-cell office:value="-0.9854170680046082" office:value-type="float"/>
          <table:table-cell office:value="0.6795604228973389" office:value-type="float"/>
        </table:table-row>
        <table:table-row>
          <table:table-cell office:value="-0.0299423748254776" office:value-type="float"/>
          <table:table-cell office:value="-0.01766325235366821" office:value-type="float"/>
          <table:table-cell office:value="-0.03402303278446197" office:value-type="float"/>
          <table:table-cell office:value="-0.014921610355377191" office:value-type="float"/>
          <table:table-cell office:value="-0.02673259079456329" office:value-type="float"/>
          <table:table-cell office:value="0.009590431451797483" office:value-type="float"/>
          <table:table-cell office:value="0.42396545837695" office:value-type="float"/>
          <table:table-cell office:value="53" office:value-type="float"/>
          <table:table-cell office:value="0.6677662134170532" office:value-type="float"/>
          <table:table-cell office:value="0.7428860664367676" office:value-type="float"/>
          <table:table-cell office:value="-0.09924483299255371" office:value-type="float"/>
          <table:table-cell office:value="0.3732268810272217" office:value-type="float"/>
          <table:table-cell office:value="0.957038402557373" office:value-type="float"/>
          <table:table-cell office:value="-0.1589803695678711" office:value-type="float"/>
        </table:table-row>
        <table:table-row>
          <table:table-cell office:value="-0.023153043389320373" office:value-type="float"/>
          <table:table-cell office:value="-0.014099394083023069" office:value-type="float"/>
          <table:table-cell office:value="-0.03930129706859588" office:value-type="float"/>
          <table:table-cell office:value="-0.01670177578926086" office:value-type="float"/>
          <table:table-cell office:value="-0.021998730301856992" office:value-type="float"/>
          <table:table-cell office:value="0.003915218114852903" office:value-type="float"/>
          <table:table-cell office:value="0.43600164539382347" office:value-type="float"/>
          <table:table-cell office:value="54" office:value-type="float"/>
          <table:table-cell office:value="0.6789331436157227" office:value-type="float"/>
          <table:table-cell office:value="0.35638582706451416" office:value-type="float"/>
          <table:table-cell office:value="-0.5278264284133911" office:value-type="float"/>
          <table:table-cell office:value="-0.1780165433883667" office:value-type="float"/>
          <table:table-cell office:value="0.4733860492706299" office:value-type="float"/>
          <table:table-cell office:value="-0.567521333694458" office:value-type="float"/>
        </table:table-row>
        <table:table-row>
          <table:table-cell office:value="-0.018487645983695983" office:value-type="float"/>
          <table:table-cell office:value="-0.015804384946823118" office:value-type="float"/>
          <table:table-cell office:value="-0.040700181722640984" office:value-type="float"/>
          <table:table-cell office:value="-0.026304989457130428" office:value-type="float"/>
          <table:table-cell office:value="-0.0304578298330307" office:value-type="float"/>
          <table:table-cell office:value="0.005272053480148313" office:value-type="float"/>
          <table:table-cell office:value="0.39234666733950907" office:value-type="float"/>
          <table:table-cell office:value="55" office:value-type="float"/>
          <table:table-cell office:value="0.46653974056243896" office:value-type="float"/>
          <table:table-cell office:value="-0.17049908638000488" office:value-type="float"/>
          <table:table-cell office:value="-0.1398884654045105" office:value-type="float"/>
          <table:table-cell office:value="-0.9603213667869568" office:value-type="float"/>
          <table:table-cell office:value="-0.8459099531173706" office:value-type="float"/>
          <table:table-cell office:value="0.13568353652954102" office:value-type="float"/>
        </table:table-row>
        <table:table-row>
          <table:table-cell office:value="-0.026965906023979185" office:value-type="float"/>
          <table:table-cell office:value="-0.00660240054130554" office:value-type="float"/>
          <table:table-cell office:value="-0.05" office:value-type="float"/>
          <table:table-cell office:value="-0.024666594862937923" office:value-type="float"/>
          <table:table-cell office:value="-0.030464547872543334" office:value-type="float"/>
          <table:table-cell office:value="0.015038939714431761" office:value-type="float"/>
          <table:table-cell office:value="0.3235096305538664" office:value-type="float"/>
          <table:table-cell office:value="56" office:value-type="float"/>
          <table:table-cell office:value="-0.8478260040283203" office:value-type="float"/>
          <table:table-cell office:value="0.9201984405517578" office:value-type="float"/>
          <table:table-cell office:value="-0.9624843597412109" office:value-type="float"/>
          <table:table-cell office:value="0.1638394594192505" office:value-type="float"/>
          <table:table-cell office:value="-0.0006718039512634277" office:value-type="float"/>
          <table:table-cell office:value="0.9766886234283447" office:value-type="float"/>
        </table:table-row>
        <table:table-row>
          <table:table-cell office:value="-0.01787593305110931" office:value-type="float"/>
          <table:table-cell office:value="0.00016699671745300498" office:value-type="float"/>
          <table:table-cell office:value="-0.05" office:value-type="float"/>
          <table:table-cell office:value="-0.032673953771591185" office:value-type="float"/>
          <table:table-cell office:value="-0.036891010403633115" office:value-type="float"/>
          <table:table-cell office:value="0.024238754510879514" office:value-type="float"/>
          <table:table-cell office:value="0.27470351848213626" office:value-type="float"/>
          <table:table-cell office:value="57" office:value-type="float"/>
          <table:table-cell office:value="0.9089972972869873" office:value-type="float"/>
          <table:table-cell office:value="0.6769397258758545" office:value-type="float"/>
          <table:table-cell office:value="-0.2653391361236572" office:value-type="float"/>
          <table:table-cell office:value="-0.8007358908653259" office:value-type="float"/>
          <table:table-cell office:value="-0.6426462531089783" office:value-type="float"/>
          <table:table-cell office:value="0.9199814796447754" office:value-type="float"/>
        </table:table-row>
        <table:table-row>
          <table:table-cell office:value="-0.011153661608695981" office:value-type="float"/>
          <table:table-cell office:value="0.0026965403556823754" office:value-type="float"/>
          <table:table-cell office:value="-0.04607797980308533" office:value-type="float"/>
          <table:table-cell office:value="-0.02832877516746521" office:value-type="float"/>
          <table:table-cell office:value="-0.04214099586009979" office:value-type="float"/>
          <table:table-cell office:value="0.027267390489578245" office:value-type="float"/>
          <table:table-cell office:value="0.2840909001376698" office:value-type="float"/>
          <table:table-cell office:value="58" office:value-type="float"/>
          <table:table-cell office:value="0.672227144241333" office:value-type="float"/>
          <table:table-cell office:value="0.252954363822937" office:value-type="float"/>
          <table:table-cell office:value="0.3922020196914673" office:value-type="float"/>
          <table:table-cell office:value="0.43451786041259766" office:value-type="float"/>
          <table:table-cell office:value="-0.5249985456466675" office:value-type="float"/>
          <table:table-cell office:value="0.30286359786987305" office:value-type="float"/>
        </table:table-row>
        <table:table-row>
          <table:table-cell office:value="-0.018011173009872435" office:value-type="float"/>
          <table:table-cell office:value="-0.005239372253417966" office:value-type="float"/>
          <table:table-cell office:value="-0.05" office:value-type="float"/>
          <table:table-cell office:value="-0.023125032186508177" office:value-type="float"/>
          <table:table-cell office:value="-0.04052727043628693" office:value-type="float"/>
          <table:table-cell office:value="0.02185580790042877" office:value-type="float"/>
          <table:table-cell office:value="0.30262669986930435" office:value-type="float"/>
          <table:table-cell office:value="59" office:value-type="float"/>
          <table:table-cell office:value="-0.6857511401176453" office:value-type="float"/>
          <table:table-cell office:value="-0.7935912609100342" office:value-type="float"/>
          <table:table-cell office:value="-0.8698385953903198" office:value-type="float"/>
          <table:table-cell office:value="0.5203742980957031" office:value-type="float"/>
          <table:table-cell office:value="0.16137254238128662" office:value-type="float"/>
          <table:table-cell office:value="-0.5411582589149475" office:value-type="float"/>
        </table:table-row>
        <table:table-row>
          <table:table-cell office:value="-0.024761528968811033" office:value-type="float"/>
          <table:table-cell office:value="-0.0011099994182586642" office:value-type="float"/>
          <table:table-cell office:value="-0.04830713272094727" office:value-type="float"/>
          <table:table-cell office:value="-0.023810313940048216" office:value-type="float"/>
          <table:table-cell office:value="-0.04117903470993042" office:value-type="float"/>
          <table:table-cell office:value="0.027303965687751768" office:value-type="float"/>
          <table:table-cell office:value="0.27731117773913183" office:value-type="float"/>
          <table:table-cell office:value="60" office:value-type="float"/>
          <table:table-cell office:value="-0.6750355958938599" office:value-type="float"/>
          <table:table-cell office:value="0.4129372835159302" office:value-type="float"/>
          <table:table-cell office:value="0.16928672790527344" office:value-type="float"/>
          <table:table-cell office:value="-0.0685281753540039" office:value-type="float"/>
          <table:table-cell office:value="-0.06517642736434937" office:value-type="float"/>
          <table:table-cell office:value="0.5448157787322998" office:value-type="float"/>
        </table:table-row>
      </table:table>
      <table:table table:name="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04452157020568848" office:value-type="float"/>
          <table:table-cell office:value="0.004441767930984497" office:value-type="float"/>
          <table:table-cell office:value="0.004678659439086914" office:value-type="float"/>
          <table:table-cell office:value="-0.001769518256187439" office:value-type="float"/>
          <table:table-cell office:value="-0.0001431053876876831" office:value-type="float"/>
          <table:table-cell office:value="0.004640529155731201" office:value-type="float"/>
          <table:table-cell office:value="0.6263096224483627" office:value-type="float"/>
          <table:table-cell office:value="1" office:value-type="float"/>
          <table:table-cell office:value="-0.04452157020568848" office:value-type="float"/>
          <table:table-cell office:value="0.4441767930984497" office:value-type="float"/>
          <table:table-cell office:value="0.4678659439086914" office:value-type="float"/>
          <table:table-cell office:value="-0.1769518256187439" office:value-type="float"/>
          <table:table-cell office:value="-0.01431053876876831" office:value-type="float"/>
          <table:table-cell office:value="0.4640529155731201" office:value-type="float"/>
        </table:table-row>
        <table:table-row>
          <table:table-cell office:value="0.008882886171340943" office:value-type="float"/>
          <table:table-cell office:value="0.005536764860153198" office:value-type="float"/>
          <table:table-cell office:value="0.007340246438980103" office:value-type="float"/>
          <table:table-cell office:value="-0.010865529179573058" office:value-type="float"/>
          <table:table-cell office:value="0.002405813336372376" office:value-type="float"/>
          <table:table-cell office:value="0.012397350072860719" office:value-type="float"/>
          <table:table-cell office:value="0.6323234432380767" office:value-type="float"/>
          <table:table-cell office:value="2" office:value-type="float"/>
          <table:table-cell office:value="0.9328101873397827" office:value-type="float"/>
          <table:table-cell office:value="0.10949969291687012" office:value-type="float"/>
          <table:table-cell office:value="0.26615869998931885" office:value-type="float"/>
          <table:table-cell office:value="-0.909601092338562" office:value-type="float"/>
          <table:table-cell office:value="0.25489187240600586" office:value-type="float"/>
          <table:table-cell office:value="0.7756820917129517" office:value-type="float"/>
        </table:table-row>
        <table:table-row>
          <table:table-cell office:value="0.007012940049171448" office:value-type="float"/>
          <table:table-cell office:value="-0.0034577947854995735" office:value-type="float"/>
          <table:table-cell office:value="0.004916352033615113" office:value-type="float"/>
          <table:table-cell office:value="-0.003598634600639342" office:value-type="float"/>
          <table:table-cell office:value="0.010714781880378724" office:value-type="float"/>
          <table:table-cell office:value="0.012740378379821778" office:value-type="float"/>
          <table:table-cell office:value="0.6673696316543508" office:value-type="float"/>
          <table:table-cell office:value="3" office:value-type="float"/>
          <table:table-cell office:value="-0.18699461221694946" office:value-type="float"/>
          <table:table-cell office:value="-0.8994559645652771" office:value-type="float"/>
          <table:table-cell office:value="-0.24238944053649902" office:value-type="float"/>
          <table:table-cell office:value="0.7266894578933716" office:value-type="float"/>
          <table:table-cell office:value="0.8308968544006348" office:value-type="float"/>
          <table:table-cell office:value="0.03430283069610596" office:value-type="float"/>
        </table:table-row>
        <table:table-row>
          <table:table-cell office:value="-0.001842907071113586" office:value-type="float"/>
          <table:table-cell office:value="-0.004005172848701478" office:value-type="float"/>
          <table:table-cell office:value="0.01389782190322876" office:value-type="float"/>
          <table:table-cell office:value="-0.00724762201309204" office:value-type="float"/>
          <table:table-cell office:value="0.003875523805618287" office:value-type="float"/>
          <table:table-cell office:value="0.014772582054138185" office:value-type="float"/>
          <table:table-cell office:value="0.5880102262352835" office:value-type="float"/>
          <table:table-cell office:value="4" office:value-type="float"/>
          <table:table-cell office:value="-0.8855847120285034" office:value-type="float"/>
          <table:table-cell office:value="-0.05473780632019043" office:value-type="float"/>
          <table:table-cell office:value="0.8981469869613647" office:value-type="float"/>
          <table:table-cell office:value="-0.3648987412452698" office:value-type="float"/>
          <table:table-cell office:value="-0.6839258074760437" office:value-type="float"/>
          <table:table-cell office:value="0.20322036743164062" office:value-type="float"/>
        </table:table-row>
        <table:table-row>
          <table:table-cell office:value="-0.008603299856185912" office:value-type="float"/>
          <table:table-cell office:value="-0.00706156075000763" office:value-type="float"/>
          <table:table-cell office:value="0.013766503930091859" office:value-type="float"/>
          <table:table-cell office:value="0.00020336151123047028" office:value-type="float"/>
          <table:table-cell office:value="0.0005663216114044196" office:value-type="float"/>
          <table:table-cell office:value="0.00921435594558716" office:value-type="float"/>
          <table:table-cell office:value="0.5723433788776147" office:value-type="float"/>
          <table:table-cell office:value="5" office:value-type="float"/>
          <table:table-cell office:value="-0.6760392785072327" office:value-type="float"/>
          <table:table-cell office:value="-0.30563879013061523" office:value-type="float"/>
          <table:table-cell office:value="-0.013131797313690186" office:value-type="float"/>
          <table:table-cell office:value="0.745098352432251" office:value-type="float"/>
          <table:table-cell office:value="-0.3309202194213867" office:value-type="float"/>
          <table:table-cell office:value="-0.5558226108551025" office:value-type="float"/>
        </table:table-row>
        <table:table-row>
          <table:table-cell office:value="-0.005533143281936645" office:value-type="float"/>
          <table:table-cell office:value="-0.016571381092071534" office:value-type="float"/>
          <table:table-cell office:value="0.02236795246601105" office:value-type="float"/>
          <table:table-cell office:value="-0.0016485524177551254" office:value-type="float"/>
          <table:table-cell office:value="0.0003761684894561774" office:value-type="float"/>
          <table:table-cell office:value="-4.898905754089321e-05" office:value-type="float"/>
          <table:table-cell office:value="0.5547369034161361" office:value-type="float"/>
          <table:table-cell office:value="6" office:value-type="float"/>
          <table:table-cell office:value="0.30701565742492676" office:value-type="float"/>
          <table:table-cell office:value="-0.9509820342063904" office:value-type="float"/>
          <table:table-cell office:value="0.860144853591919" office:value-type="float"/>
          <table:table-cell office:value="-0.18519139289855957" office:value-type="float"/>
          <table:table-cell office:value="-0.01901531219482422" office:value-type="float"/>
          <table:table-cell office:value="-0.9263345003128052" office:value-type="float"/>
        </table:table-row>
        <table:table-row>
          <table:table-cell office:value="-0.007808814644813537" office:value-type="float"/>
          <table:table-cell office:value="-0.025059254169464112" office:value-type="float"/>
          <table:table-cell office:value="0.013867182135581971" office:value-type="float"/>
          <table:table-cell office:value="0.0009744501113891618" office:value-type="float"/>
          <table:table-cell office:value="0.006549891233444215" office:value-type="float"/>
          <table:table-cell office:value="0.0005882430076599124" office:value-type="float"/>
          <table:table-cell office:value="0.5883466319032582" office:value-type="float"/>
          <table:table-cell office:value="7" office:value-type="float"/>
          <table:table-cell office:value="-0.2275671362876892" office:value-type="float"/>
          <table:table-cell office:value="-0.8487873077392578" office:value-type="float"/>
          <table:table-cell office:value="-0.8500770330429077" office:value-type="float"/>
          <table:table-cell office:value="0.2623002529144287" office:value-type="float"/>
          <table:table-cell office:value="0.6173722743988037" office:value-type="float"/>
          <table:table-cell office:value="0.06372320652008057" office:value-type="float"/>
        </table:table-row>
        <table:table-row>
          <table:table-cell office:value="-0.00945893883705139" office:value-type="float"/>
          <table:table-cell office:value="-0.023556954860687256" office:value-type="float"/>
          <table:table-cell office:value="0.006481606960296632" office:value-type="float"/>
          <table:table-cell office:value="-0.005144305825233458" office:value-type="float"/>
          <table:table-cell office:value="0.015079785585403443" office:value-type="float"/>
          <table:table-cell office:value="-0.0017564249038696286" office:value-type="float"/>
          <table:table-cell office:value="0.6331851538549844" office:value-type="float"/>
          <table:table-cell office:value="8" office:value-type="float"/>
          <table:table-cell office:value="-0.1650124192237854" office:value-type="float"/>
          <table:table-cell office:value="0.15022993087768555" office:value-type="float"/>
          <table:table-cell office:value="-0.7385575175285339" office:value-type="float"/>
          <table:table-cell office:value="-0.611875593662262" office:value-type="float"/>
          <table:table-cell office:value="0.8529894351959229" office:value-type="float"/>
          <table:table-cell office:value="-0.2344667911529541" office:value-type="float"/>
        </table:table-row>
        <table:table-row>
          <table:table-cell office:value="-0.018604931235313413" office:value-type="float"/>
          <table:table-cell office:value="-0.022258989810943604" office:value-type="float"/>
          <table:table-cell office:value="0.006927741765975953" office:value-type="float"/>
          <table:table-cell office:value="-0.014271333813667296" office:value-type="float"/>
          <table:table-cell office:value="0.009905591011047363" office:value-type="float"/>
          <table:table-cell office:value="0.007395868301391602" office:value-type="float"/>
          <table:table-cell office:value="0.5622385467553128" office:value-type="float"/>
          <table:table-cell office:value="9" office:value-type="float"/>
          <table:table-cell office:value="-0.9145992398262024" office:value-type="float"/>
          <table:table-cell office:value="0.12979650497436523" office:value-type="float"/>
          <table:table-cell office:value="0.04461348056793213" office:value-type="float"/>
          <table:table-cell office:value="-0.9127027988433838" office:value-type="float"/>
          <table:table-cell office:value="-0.5174194574356079" office:value-type="float"/>
          <table:table-cell office:value="0.915229320526123" office:value-type="float"/>
        </table:table-row>
        <table:table-row>
          <table:table-cell office:value="-0.024616569876670834" office:value-type="float"/>
          <table:table-cell office:value="-0.02729231059551239" office:value-type="float"/>
          <table:table-cell office:value="0.01439754605293274" office:value-type="float"/>
          <table:table-cell office:value="-0.006310423016548154" office:value-type="float"/>
          <table:table-cell office:value="0.018259897232055664" office:value-type="float"/>
          <table:table-cell office:value="0.003634054660797119" office:value-type="float"/>
          <table:table-cell office:value="0.5689424261518523" office:value-type="float"/>
          <table:table-cell office:value="10" office:value-type="float"/>
          <table:table-cell office:value="-0.6011638641357422" office:value-type="float"/>
          <table:table-cell office:value="-0.5033320784568787" office:value-type="float"/>
          <table:table-cell office:value="0.7469804286956787" office:value-type="float"/>
          <table:table-cell office:value="0.7960910797119141" office:value-type="float"/>
          <table:table-cell office:value="0.8354306221008301" office:value-type="float"/>
          <table:table-cell office:value="-0.37618136405944824" office:value-type="float"/>
        </table:table-row>
        <table:table-row>
          <table:table-cell office:value="-0.02403957188129425" office:value-type="float"/>
          <table:table-cell office:value="-0.02463307440280914" office:value-type="float"/>
          <table:table-cell office:value="0.0054030573368072515" office:value-type="float"/>
          <table:table-cell office:value="-0.007132406234741208" office:value-type="float"/>
          <table:table-cell office:value="0.024913482666015625" office:value-type="float"/>
          <table:table-cell office:value="0.0008771467208862306" office:value-type="float"/>
          <table:table-cell office:value="0.6053838809024216" office:value-type="float"/>
          <table:table-cell office:value="11" office:value-type="float"/>
          <table:table-cell office:value="0.05769979953765869" office:value-type="float"/>
          <table:table-cell office:value="0.2659236192703247" office:value-type="float"/>
          <table:table-cell office:value="-0.8994488716125488" office:value-type="float"/>
          <table:table-cell office:value="-0.08219832181930542" office:value-type="float"/>
          <table:table-cell office:value="0.6653585433959961" office:value-type="float"/>
          <table:table-cell office:value="-0.27569079399108887" office:value-type="float"/>
        </table:table-row>
        <table:table-row>
          <table:table-cell office:value="-0.029057803750038146" office:value-type="float"/>
          <table:table-cell office:value="-0.024910947680473326" office:value-type="float"/>
          <table:table-cell office:value="0.0064604532718658455" office:value-type="float"/>
          <table:table-cell office:value="-0.009573259949684141" office:value-type="float"/>
          <table:table-cell office:value="0.028407616615295412" office:value-type="float"/>
          <table:table-cell office:value="0.00851861834526062" office:value-type="float"/>
          <table:table-cell office:value="0.5617939117430384" office:value-type="float"/>
          <table:table-cell office:value="12" office:value-type="float"/>
          <table:table-cell office:value="-0.5018231868743896" office:value-type="float"/>
          <table:table-cell office:value="-0.027787327766418457" office:value-type="float"/>
          <table:table-cell office:value="0.10573959350585938" office:value-type="float"/>
          <table:table-cell office:value="-0.2440853714942932" office:value-type="float"/>
          <table:table-cell office:value="0.3494133949279785" office:value-type="float"/>
          <table:table-cell office:value="0.764147162437439" office:value-type="float"/>
        </table:table-row>
        <table:table-row>
          <table:table-cell office:value="-0.028574976325035095" office:value-type="float"/>
          <table:table-cell office:value="-0.025137792825698852" office:value-type="float"/>
          <table:table-cell office:value="0.01515657424926758" office:value-type="float"/>
          <table:table-cell office:value="-0.014786316752433776" office:value-type="float"/>
          <table:table-cell office:value="0.02901862621307373" office:value-type="float"/>
          <table:table-cell office:value="0.010436598062515259" office:value-type="float"/>
          <table:table-cell office:value="0.5228869915696285" office:value-type="float"/>
          <table:table-cell office:value="13" office:value-type="float"/>
          <table:table-cell office:value="0.048282742500305176" office:value-type="float"/>
          <table:table-cell office:value="-0.02268451452255249" office:value-type="float"/>
          <table:table-cell office:value="0.8696120977401733" office:value-type="float"/>
          <table:table-cell office:value="-0.5213056802749634" office:value-type="float"/>
          <table:table-cell office:value="0.06110095977783203" office:value-type="float"/>
          <table:table-cell office:value="0.19179797172546387" office:value-type="float"/>
        </table:table-row>
        <table:table-row>
          <table:table-cell office:value="-0.03315969705581665" office:value-type="float"/>
          <table:table-cell office:value="-0.018361982107162476" office:value-type="float"/>
          <table:table-cell office:value="0.022425310611724855" office:value-type="float"/>
          <table:table-cell office:value="-0.018602744936943052" office:value-type="float"/>
          <table:table-cell office:value="0.034130113124847414" office:value-type="float"/>
          <table:table-cell office:value="0.011006994247436524" office:value-type="float"/>
          <table:table-cell office:value="0.47888166013558425" office:value-type="float"/>
          <table:table-cell office:value="14" office:value-type="float"/>
          <table:table-cell office:value="-0.4584720730781555" office:value-type="float"/>
          <table:table-cell office:value="0.6775810718536377" office:value-type="float"/>
          <table:table-cell office:value="0.7268736362457275" office:value-type="float"/>
          <table:table-cell office:value="-0.38164281845092773" office:value-type="float"/>
          <table:table-cell office:value="0.5111486911773682" office:value-type="float"/>
          <table:table-cell office:value="0.057039618492126465" office:value-type="float"/>
        </table:table-row>
        <table:table-row>
          <table:table-cell office:value="-0.030581185817718508" office:value-type="float"/>
          <table:table-cell office:value="-0.011188135147094727" office:value-type="float"/>
          <table:table-cell office:value="0.023234589099884035" office:value-type="float"/>
          <table:table-cell office:value="-0.01850397765636444" office:value-type="float"/>
          <table:table-cell office:value="0.026833913922309875" office:value-type="float"/>
          <table:table-cell office:value="0.016359632015228272" office:value-type="float"/>
          <table:table-cell office:value="0.48399858583425875" office:value-type="float"/>
          <table:table-cell office:value="15" office:value-type="float"/>
          <table:table-cell office:value="0.25785112380981445" office:value-type="float"/>
          <table:table-cell office:value="0.7173846960067749" office:value-type="float"/>
          <table:table-cell office:value="0.08092784881591797" office:value-type="float"/>
          <table:table-cell office:value="0.009876728057861328" office:value-type="float"/>
          <table:table-cell office:value="-0.7296199202537537" office:value-type="float"/>
          <table:table-cell office:value="0.5352637767791748" office:value-type="float"/>
        </table:table-row>
        <table:table-row>
          <table:table-cell office:value="-0.02109776496887207" office:value-type="float"/>
          <table:table-cell office:value="-0.004089008569717408" office:value-type="float"/>
          <table:table-cell office:value="0.031114332675933838" office:value-type="float"/>
          <table:table-cell office:value="-0.0226909863948822" office:value-type="float"/>
          <table:table-cell office:value="0.03132232964038849" office:value-type="float"/>
          <table:table-cell office:value="0.007130265831947327" office:value-type="float"/>
          <table:table-cell office:value="0.4941760932964474" office:value-type="float"/>
          <table:table-cell office:value="16" office:value-type="float"/>
          <table:table-cell office:value="0.9483420848846436" office:value-type="float"/>
          <table:table-cell office:value="0.7099126577377319" office:value-type="float"/>
          <table:table-cell office:value="0.7879743576049805" office:value-type="float"/>
          <table:table-cell office:value="-0.4187008738517761" office:value-type="float"/>
          <table:table-cell office:value="0.44884157180786133" office:value-type="float"/>
          <table:table-cell office:value="-0.9229366183280945" office:value-type="float"/>
        </table:table-row>
        <table:table-row>
          <table:table-cell office:value="-0.015283176898956299" office:value-type="float"/>
          <table:table-cell office:value="-0.004993491172790528" office:value-type="float"/>
          <table:table-cell office:value="0.02542546212673187" office:value-type="float"/>
          <table:table-cell office:value="-0.02366199493408203" office:value-type="float"/>
          <table:table-cell office:value="0.03781854569911957" office:value-type="float"/>
          <table:table-cell office:value="-0.0006593441963195796" office:value-type="float"/>
          <table:table-cell office:value="0.5180425653166847" office:value-type="float"/>
          <table:table-cell office:value="17" office:value-type="float"/>
          <table:table-cell office:value="0.5814588069915771" office:value-type="float"/>
          <table:table-cell office:value="-0.09044826030731201" office:value-type="float"/>
          <table:table-cell office:value="-0.5688870549201965" office:value-type="float"/>
          <table:table-cell office:value="-0.09710085391998291" office:value-type="float"/>
          <table:table-cell office:value="0.6496216058731079" office:value-type="float"/>
          <table:table-cell office:value="-0.7789610028266907" office:value-type="float"/>
        </table:table-row>
        <table:table-row>
          <table:table-cell office:value="-0.023824436664581297" office:value-type="float"/>
          <table:table-cell office:value="-0.0007902181148529055" office:value-type="float"/>
          <table:table-cell office:value="0.032408005595207214" office:value-type="float"/>
          <table:table-cell office:value="-0.025482288002967833" office:value-type="float"/>
          <table:table-cell office:value="0.04360951125621796" office:value-type="float"/>
          <table:table-cell office:value="0.006669601202011109" office:value-type="float"/>
          <table:table-cell office:value="0.4537918985264485" office:value-type="float"/>
          <table:table-cell office:value="18" office:value-type="float"/>
          <table:table-cell office:value="-0.8541259765625" office:value-type="float"/>
          <table:table-cell office:value="0.4203273057937622" office:value-type="float"/>
          <table:table-cell office:value="0.6982543468475342" office:value-type="float"/>
          <table:table-cell office:value="-0.18202930688858032" office:value-type="float"/>
          <table:table-cell office:value="0.5790965557098389" office:value-type="float"/>
          <table:table-cell office:value="0.7328945398330688" office:value-type="float"/>
        </table:table-row>
        <table:table-row>
          <table:table-cell office:value="-0.015924694538116454" office:value-type="float"/>
          <table:table-cell office:value="0.007706257104873658" office:value-type="float"/>
          <table:table-cell office:value="0.039413722157478334" office:value-type="float"/>
          <table:table-cell office:value="-0.03070781707763672" office:value-type="float"/>
          <table:table-cell office:value="0.05" office:value-type="float"/>
          <table:table-cell office:value="0.0015192413330078133" office:value-type="float"/>
          <table:table-cell office:value="0.42417592485255584" office:value-type="float"/>
          <table:table-cell office:value="19" office:value-type="float"/>
          <table:table-cell office:value="0.7899742126464844" office:value-type="float"/>
          <table:table-cell office:value="0.8496475219726562" office:value-type="float"/>
          <table:table-cell office:value="0.7005716562271118" office:value-type="float"/>
          <table:table-cell office:value="-0.5225529074668884" office:value-type="float"/>
          <table:table-cell office:value="0.8843140602111816" office:value-type="float"/>
          <table:table-cell office:value="-0.5150359869003296" office:value-type="float"/>
        </table:table-row>
        <table:table-row>
          <table:table-cell office:value="-0.025365419387817383" office:value-type="float"/>
          <table:table-cell office:value="0.01079192876815796" office:value-type="float"/>
          <table:table-cell office:value="0.03007038712501526" office:value-type="float"/>
          <table:table-cell office:value="-0.031412238478660585" office:value-type="float"/>
          <table:table-cell office:value="0.04890986859798432" office:value-type="float"/>
          <table:table-cell office:value="-0.006212838888168334" office:value-type="float"/>
          <table:table-cell office:value="0.42584366022458775" office:value-type="float"/>
          <table:table-cell office:value="20" office:value-type="float"/>
          <table:table-cell office:value="-0.9440724849700928" office:value-type="float"/>
          <table:table-cell office:value="0.3085671663284302" office:value-type="float"/>
          <table:table-cell office:value="-0.9343335032463074" office:value-type="float"/>
          <table:table-cell office:value="-0.07044214010238647" office:value-type="float"/>
          <table:table-cell office:value="-0.1090131402015686" office:value-type="float"/>
          <table:table-cell office:value="-0.7732080221176147" office:value-type="float"/>
        </table:table-row>
        <table:table-row>
          <table:table-cell office:value="-0.02068005681037903" office:value-type="float"/>
          <table:table-cell office:value="0.004622247219085694" office:value-type="float"/>
          <table:table-cell office:value="0.022824891209602356" office:value-type="float"/>
          <table:table-cell office:value="-0.0396601015329361" office:value-type="float"/>
          <table:table-cell office:value="0.05" office:value-type="float"/>
          <table:table-cell office:value="0.0029718363285064706" office:value-type="float"/>
          <table:table-cell office:value="0.4316583104741064" office:value-type="float"/>
          <table:table-cell office:value="21" office:value-type="float"/>
          <table:table-cell office:value="0.46853625774383545" office:value-type="float"/>
          <table:table-cell office:value="-0.6169681549072266" office:value-type="float"/>
          <table:table-cell office:value="-0.7245495915412903" office:value-type="float"/>
          <table:table-cell office:value="-0.8247863054275513" office:value-type="float"/>
          <table:table-cell office:value="0.45307087898254395" office:value-type="float"/>
          <table:table-cell office:value="0.9184675216674805" office:value-type="float"/>
        </table:table-row>
        <table:table-row>
          <table:table-cell office:value="-0.02752079010009766" office:value-type="float"/>
          <table:table-cell office:value="0.011015523672103882" office:value-type="float"/>
          <table:table-cell office:value="0.031136769652366638" office:value-type="float"/>
          <table:table-cell office:value="-0.04378338515758515" office:value-type="float"/>
          <table:table-cell office:value="0.05" office:value-type="float"/>
          <table:table-cell office:value="0.010162339210510254" office:value-type="float"/>
          <table:table-cell office:value="0.36965029564309126" office:value-type="float"/>
          <table:table-cell office:value="22" office:value-type="float"/>
          <table:table-cell office:value="-0.6840733289718628" office:value-type="float"/>
          <table:table-cell office:value="0.6393276453018188" office:value-type="float"/>
          <table:table-cell office:value="0.8311878442764282" office:value-type="float"/>
          <table:table-cell office:value="-0.4123283624649048" office:value-type="float"/>
          <table:table-cell office:value="0.3043004274368286" office:value-type="float"/>
          <table:table-cell office:value="0.7190502882003784" office:value-type="float"/>
        </table:table-row>
        <table:table-row>
          <table:table-cell office:value="-0.021472082138061527" office:value-type="float"/>
          <table:table-cell office:value="0.010492864847183227" office:value-type="float"/>
          <table:table-cell office:value="0.022870704531669617" office:value-type="float"/>
          <table:table-cell office:value="-0.03795373022556305" office:value-type="float"/>
          <table:table-cell office:value="0.05" office:value-type="float"/>
          <table:table-cell office:value="0.020035879611968996" office:value-type="float"/>
          <table:table-cell office:value="0.4167306951290276" office:value-type="float"/>
          <table:table-cell office:value="23" office:value-type="float"/>
          <table:table-cell office:value="0.6048707962036133" office:value-type="float"/>
          <table:table-cell office:value="-0.05226588249206543" office:value-type="float"/>
          <table:table-cell office:value="-0.8266065120697021" office:value-type="float"/>
          <table:table-cell office:value="0.5829654932022095" office:value-type="float"/>
          <table:table-cell office:value="0.24714791774749756" office:value-type="float"/>
          <table:table-cell office:value="0.987354040145874" office:value-type="float"/>
        </table:table-row>
        <table:table-row>
          <table:table-cell office:value="-0.029278700351715092" office:value-type="float"/>
          <table:table-cell office:value="0.017648569345474242" office:value-type="float"/>
          <table:table-cell office:value="0.026886842846870422" office:value-type="float"/>
          <table:table-cell office:value="-0.038273710012435916" office:value-type="float"/>
          <table:table-cell office:value="0.05" office:value-type="float"/>
          <table:table-cell office:value="0.028985538482666016" office:value-type="float"/>
          <table:table-cell office:value="0.362053517660629" office:value-type="float"/>
          <table:table-cell office:value="24" office:value-type="float"/>
          <table:table-cell office:value="-0.7806618213653564" office:value-type="float"/>
          <table:table-cell office:value="0.7155704498291016" office:value-type="float"/>
          <table:table-cell office:value="0.40161383152008057" office:value-type="float"/>
          <table:table-cell office:value="-0.03199797868728638" office:value-type="float"/>
          <table:table-cell office:value="0.888404369354248" office:value-type="float"/>
          <table:table-cell office:value="0.8949658870697021" office:value-type="float"/>
        </table:table-row>
        <table:table-row>
          <table:table-cell office:value="-0.023408813476562505" office:value-type="float"/>
          <table:table-cell office:value="0.010965445041656493" office:value-type="float"/>
          <table:table-cell office:value="0.031839954257011416" office:value-type="float"/>
          <table:table-cell office:value="-0.03048246264457703" office:value-type="float"/>
          <table:table-cell office:value="0.05" office:value-type="float"/>
          <table:table-cell office:value="0.032983939647674564" office:value-type="float"/>
          <table:table-cell office:value="0.3785165059676" office:value-type="float"/>
          <table:table-cell office:value="25" office:value-type="float"/>
          <table:table-cell office:value="0.5869886875152588" office:value-type="float"/>
          <table:table-cell office:value="-0.6683124303817749" office:value-type="float"/>
          <table:table-cell office:value="0.4953111410140991" office:value-type="float"/>
          <table:table-cell office:value="0.7791247367858887" office:value-type="float"/>
          <table:table-cell office:value="0.012692093849182129" office:value-type="float"/>
          <table:table-cell office:value="0.3998401165008545" office:value-type="float"/>
        </table:table-row>
        <table:table-row>
          <table:table-cell office:value="-0.020777678489685064" office:value-type="float"/>
          <table:table-cell office:value="0.020174274444580077" office:value-type="float"/>
          <table:table-cell office:value="0.028729855418205264" office:value-type="float"/>
          <table:table-cell office:value="-0.03382739543914795" office:value-type="float"/>
          <table:table-cell office:value="0.0407178020477295" office:value-type="float"/>
          <table:table-cell office:value="0.027475701570510866" office:value-type="float"/>
          <table:table-cell office:value="0.4105141229148983" office:value-type="float"/>
          <table:table-cell office:value="26" office:value-type="float"/>
          <table:table-cell office:value="0.26311349868774414" office:value-type="float"/>
          <table:table-cell office:value="0.9208829402923584" office:value-type="float"/>
          <table:table-cell office:value="-0.31100988388061523" office:value-type="float"/>
          <table:table-cell office:value="-0.3344932794570923" office:value-type="float"/>
          <table:table-cell office:value="-0.9282197952270508" office:value-type="float"/>
          <table:table-cell office:value="-0.5508238077163696" office:value-type="float"/>
        </table:table-row>
        <table:table-row>
          <table:table-cell office:value="-0.026772498488426215" office:value-type="float"/>
          <table:table-cell office:value="0.01075901687145233" office:value-type="float"/>
          <table:table-cell office:value="0.031219723820686343" office:value-type="float"/>
          <table:table-cell office:value="-0.03930581092834473" office:value-type="float"/>
          <table:table-cell office:value="0.04761212706565857" office:value-type="float"/>
          <table:table-cell office:value="0.027672249078750613" office:value-type="float"/>
          <table:table-cell office:value="0.3641260662667297" office:value-type="float"/>
          <table:table-cell office:value="27" office:value-type="float"/>
          <table:table-cell office:value="-0.599481999874115" office:value-type="float"/>
          <table:table-cell office:value="-0.9415257573127747" office:value-type="float"/>
          <table:table-cell office:value="0.2489868402481079" office:value-type="float"/>
          <table:table-cell office:value="-0.5478415489196777" office:value-type="float"/>
          <table:table-cell office:value="0.6894325017929077" office:value-type="float"/>
          <table:table-cell office:value="0.01965475082397461" office:value-type="float"/>
        </table:table-row>
        <table:table-row>
          <table:table-cell office:value="-0.022375782132148747" office:value-type="float"/>
          <table:table-cell office:value="0.005882785320281981" office:value-type="float"/>
          <table:table-cell office:value="0.028266548514366153" office:value-type="float"/>
          <table:table-cell office:value="-0.04341547429561615" office:value-type="float"/>
          <table:table-cell office:value="0.039506114721298224" office:value-type="float"/>
          <table:table-cell office:value="0.027897773981094363" office:value-type="float"/>
          <table:table-cell office:value="0.38362360820813624" office:value-type="float"/>
          <table:table-cell office:value="28" office:value-type="float"/>
          <table:table-cell office:value="0.4396716356277466" office:value-type="float"/>
          <table:table-cell office:value="-0.4876231551170349" office:value-type="float"/>
          <table:table-cell office:value="-0.29531753063201904" office:value-type="float"/>
          <table:table-cell office:value="-0.41096633672714233" office:value-type="float"/>
          <table:table-cell office:value="-0.8106012344360352" office:value-type="float"/>
          <table:table-cell office:value="0.022552490234375" office:value-type="float"/>
        </table:table-row>
        <table:table-row>
          <table:table-cell office:value="-0.02860778868198395" office:value-type="float"/>
          <table:table-cell office:value="0.006065562963485717" office:value-type="float"/>
          <table:table-cell office:value="0.028891853690147403" office:value-type="float"/>
          <table:table-cell office:value="-0.04404356718063355" office:value-type="float"/>
          <table:table-cell office:value="0.03242517828941346" office:value-type="float"/>
          <table:table-cell office:value="0.02856370806694031" office:value-type="float"/>
          <table:table-cell office:value="0.3662705090409665" office:value-type="float"/>
          <table:table-cell office:value="29" office:value-type="float"/>
          <table:table-cell office:value="-0.6232006549835205" office:value-type="float"/>
          <table:table-cell office:value="0.018277764320373535" office:value-type="float"/>
          <table:table-cell office:value="0.062530517578125" office:value-type="float"/>
          <table:table-cell office:value="-0.0628092885017395" office:value-type="float"/>
          <table:table-cell office:value="-0.7080936431884766" office:value-type="float"/>
          <table:table-cell office:value="0.06659340858459473" office:value-type="float"/>
        </table:table-row>
        <table:table-row>
          <table:table-cell office:value="-0.029175032973289494" office:value-type="float"/>
          <table:table-cell office:value="-0.0015827643871307384" office:value-type="float"/>
          <table:table-cell office:value="0.03727236688137055" office:value-type="float"/>
          <table:table-cell office:value="-0.04742209315299988" office:value-type="float"/>
          <table:table-cell office:value="0.035609838962554936" office:value-type="float"/>
          <table:table-cell office:value="0.035102969408035284" office:value-type="float"/>
          <table:table-cell office:value="0.3128586000485581" office:value-type="float"/>
          <table:table-cell office:value="30" office:value-type="float"/>
          <table:table-cell office:value="-0.0567244291305542" office:value-type="float"/>
          <table:table-cell office:value="-0.7648327350616455" office:value-type="float"/>
          <table:table-cell office:value="0.8380513191223145" office:value-type="float"/>
          <table:table-cell office:value="-0.3378525972366333" office:value-type="float"/>
          <table:table-cell office:value="0.31846606731414795" office:value-type="float"/>
          <table:table-cell office:value="0.6539261341094971" office:value-type="float"/>
        </table:table-row>
        <table:table-row>
          <table:table-cell office:value="-0.019565569758415224" office:value-type="float"/>
          <table:table-cell office:value="-0.00710958778858185" office:value-type="float"/>
          <table:table-cell office:value="0.027514086961746217" office:value-type="float"/>
          <table:table-cell office:value="-0.042626215219497686" office:value-type="float"/>
          <table:table-cell office:value="0.042618763446807865" office:value-type="float"/>
          <table:table-cell office:value="0.03003697097301484" office:value-type="float"/>
          <table:table-cell office:value="0.3855287208197403" office:value-type="float"/>
          <table:table-cell office:value="31" office:value-type="float"/>
          <table:table-cell office:value="0.9609463214874268" office:value-type="float"/>
          <table:table-cell office:value="-0.5526823401451111" office:value-type="float"/>
          <table:table-cell office:value="-0.9758279919624329" office:value-type="float"/>
          <table:table-cell office:value="0.4795877933502197" office:value-type="float"/>
          <table:table-cell office:value="0.700892448425293" office:value-type="float"/>
          <table:table-cell office:value="-0.5065998435020447" office:value-type="float"/>
        </table:table-row>
        <table:table-row>
          <table:table-cell office:value="-0.028543705344200136" office:value-type="float"/>
          <table:table-cell office:value="-0.0011665540933609025" office:value-type="float"/>
          <table:table-cell office:value="0.027779693603515627" office:value-type="float"/>
          <table:table-cell office:value="-0.03456920266151429" office:value-type="float"/>
          <table:table-cell office:value="0.04519813179969788" office:value-type="float"/>
          <table:table-cell office:value="0.03144565999507905" office:value-type="float"/>
          <table:table-cell office:value="0.3777023582523644" office:value-type="float"/>
          <table:table-cell office:value="32" office:value-type="float"/>
          <table:table-cell office:value="-0.8978135585784912" office:value-type="float"/>
          <table:table-cell office:value="0.5943033695220947" office:value-type="float"/>
          <table:table-cell office:value="0.026560664176940918" office:value-type="float"/>
          <table:table-cell office:value="0.8057012557983398" office:value-type="float"/>
          <table:table-cell office:value="0.25793683528900146" office:value-type="float"/>
          <table:table-cell office:value="0.1408689022064209" office:value-type="float"/>
        </table:table-row>
        <table:table-row>
          <table:table-cell office:value="-0.032751554250717164" office:value-type="float"/>
          <table:table-cell office:value="-0.01082891345024109" office:value-type="float"/>
          <table:table-cell office:value="0.020867900252342225" office:value-type="float"/>
          <table:table-cell office:value="-0.0422731363773346" office:value-type="float"/>
          <table:table-cell office:value="0.05" office:value-type="float"/>
          <table:table-cell office:value="0.028524156212806708" office:value-type="float"/>
          <table:table-cell office:value="0.35595751461808567" office:value-type="float"/>
          <table:table-cell office:value="33" office:value-type="float"/>
          <table:table-cell office:value="-0.4207848906517029" office:value-type="float"/>
          <table:table-cell office:value="-0.9662359356880188" office:value-type="float"/>
          <table:table-cell office:value="-0.6911793351173401" office:value-type="float"/>
          <table:table-cell office:value="-0.7703933715820312" office:value-type="float"/>
          <table:table-cell office:value="0.5356948375701904" office:value-type="float"/>
          <table:table-cell office:value="-0.2921503782272339" office:value-type="float"/>
        </table:table-row>
        <table:table-row>
          <table:table-cell office:value="-0.02380317807197571" office:value-type="float"/>
          <table:table-cell office:value="-0.005025876760482789" office:value-type="float"/>
          <table:table-cell office:value="0.025606663823127748" office:value-type="float"/>
          <table:table-cell office:value="-0.032775180339813234" office:value-type="float"/>
          <table:table-cell office:value="0.04069441080093384" office:value-type="float"/>
          <table:table-cell office:value="0.03354955136775971" office:value-type="float"/>
          <table:table-cell office:value="0.4020059931173614" office:value-type="float"/>
          <table:table-cell office:value="34" office:value-type="float"/>
          <table:table-cell office:value="0.8948376178741455" office:value-type="float"/>
          <table:table-cell office:value="0.5803036689758301" office:value-type="float"/>
          <table:table-cell office:value="0.47387635707855225" office:value-type="float"/>
          <table:table-cell office:value="0.9497956037521362" office:value-type="float"/>
          <table:table-cell office:value="-0.9305589199066162" office:value-type="float"/>
          <table:table-cell office:value="0.5025395154953003" office:value-type="float"/>
        </table:table-row>
        <table:table-row>
          <table:table-cell office:value="-0.033125735521316535" office:value-type="float"/>
          <table:table-cell office:value="-0.009343425035476687" office:value-type="float"/>
          <table:table-cell office:value="0.026564871668815614" office:value-type="float"/>
          <table:table-cell office:value="-0.03232855916023254" office:value-type="float"/>
          <table:table-cell office:value="0.043437420129776" office:value-type="float"/>
          <table:table-cell office:value="0.040288439393043524" office:value-type="float"/>
          <table:table-cell office:value="0.34859549172846394" office:value-type="float"/>
          <table:table-cell office:value="35" office:value-type="float"/>
          <table:table-cell office:value="-0.932255744934082" office:value-type="float"/>
          <table:table-cell office:value="-0.43175482749938965" office:value-type="float"/>
          <table:table-cell office:value="0.09582078456878662" office:value-type="float"/>
          <table:table-cell office:value="0.04466211795806885" office:value-type="float"/>
          <table:table-cell office:value="0.2743009328842163" office:value-type="float"/>
          <table:table-cell office:value="0.6738888025283813" office:value-type="float"/>
        </table:table-row>
        <table:table-row>
          <table:table-cell office:value="-0.023561086654663093" office:value-type="float"/>
          <table:table-cell office:value="-0.01911118268966675" office:value-type="float"/>
          <table:table-cell office:value="0.035034841895103454" office:value-type="float"/>
          <table:table-cell office:value="-0.03425698459148407" office:value-type="float"/>
          <table:table-cell office:value="0.05" office:value-type="float"/>
          <table:table-cell office:value="0.0402329581975937" office:value-type="float"/>
          <table:table-cell office:value="0.3315652243235919" office:value-type="float"/>
          <table:table-cell office:value="36" office:value-type="float"/>
          <table:table-cell office:value="0.9564648866653442" office:value-type="float"/>
          <table:table-cell office:value="-0.9767757654190063" office:value-type="float"/>
          <table:table-cell office:value="0.8469970226287842" office:value-type="float"/>
          <table:table-cell office:value="-0.1928425431251526" office:value-type="float"/>
          <table:table-cell office:value="0.8906253576278687" office:value-type="float"/>
          <table:table-cell office:value="-0.00554811954498291" office:value-type="float"/>
        </table:table-row>
        <table:table-row>
          <table:table-cell office:value="-0.02373448908329011" office:value-type="float"/>
          <table:table-cell office:value="-0.026953171491622928" office:value-type="float"/>
          <table:table-cell office:value="0.030574927926063537" office:value-type="float"/>
          <table:table-cell office:value="-0.026234316229820247" office:value-type="float"/>
          <table:table-cell office:value="0.046976742744445805" office:value-type="float"/>
          <table:table-cell office:value="0.03452129125595094" office:value-type="float"/>
          <table:table-cell office:value="0.37526422828704886" office:value-type="float"/>
          <table:table-cell office:value="37" office:value-type="float"/>
          <table:table-cell office:value="-0.017340242862701416" office:value-type="float"/>
          <table:table-cell office:value="-0.7841988801956177" office:value-type="float"/>
          <table:table-cell office:value="-0.4459913969039917" office:value-type="float"/>
          <table:table-cell office:value="0.8022668361663818" office:value-type="float"/>
          <table:table-cell office:value="-0.3023257255554199" office:value-type="float"/>
          <table:table-cell office:value="-0.5711666941642761" office:value-type="float"/>
        </table:table-row>
        <table:table-row>
          <table:table-cell office:value="-0.024714274406433114" office:value-type="float"/>
          <table:table-cell office:value="-0.03505718648433685" office:value-type="float"/>
          <table:table-cell office:value="0.033466182351112365" office:value-type="float"/>
          <table:table-cell office:value="-0.02637186467647552" office:value-type="float"/>
          <table:table-cell office:value="0.05" office:value-type="float"/>
          <table:table-cell office:value="0.030938533544540413" office:value-type="float"/>
          <table:table-cell office:value="0.35819073833157955" office:value-type="float"/>
          <table:table-cell office:value="38" office:value-type="float"/>
          <table:table-cell office:value="-0.09797853231430054" office:value-type="float"/>
          <table:table-cell office:value="-0.8104014992713928" office:value-type="float"/>
          <table:table-cell office:value="0.2891254425048828" office:value-type="float"/>
          <table:table-cell office:value="-0.013754844665527344" office:value-type="float"/>
          <table:table-cell office:value="0.6509369611740112" office:value-type="float"/>
          <table:table-cell office:value="-0.35827577114105225" office:value-type="float"/>
        </table:table-row>
        <table:table-row>
          <table:table-cell office:value="-0.032539783716201795" office:value-type="float"/>
          <table:table-cell office:value="-0.040459250807762144" office:value-type="float"/>
          <table:table-cell office:value="0.038685413002967836" office:value-type="float"/>
          <table:table-cell office:value="-0.028742995262145993" office:value-type="float"/>
          <table:table-cell office:value="0.04704653978347779" office:value-type="float"/>
          <table:table-cell office:value="0.02565163493156434" office:value-type="float"/>
          <table:table-cell office:value="0.32952475493653677" office:value-type="float"/>
          <table:table-cell office:value="39" office:value-type="float"/>
          <table:table-cell office:value="-0.7825509309768677" office:value-type="float"/>
          <table:table-cell office:value="-0.5402064323425293" office:value-type="float"/>
          <table:table-cell office:value="0.5219230651855469" office:value-type="float"/>
          <table:table-cell office:value="-0.23711305856704712" office:value-type="float"/>
          <table:table-cell office:value="-0.2953460216522217" office:value-type="float"/>
          <table:table-cell office:value="-0.5286898612976074" office:value-type="float"/>
        </table:table-row>
        <table:table-row>
          <table:table-cell office:value="-0.038188799619674696" office:value-type="float"/>
          <table:table-cell office:value="-0.048936311602592465" office:value-type="float"/>
          <table:table-cell office:value="0.03489907324314118" office:value-type="float"/>
          <table:table-cell office:value="-0.027439615726470943" office:value-type="float"/>
          <table:table-cell office:value="0.03852634489536286" office:value-type="float"/>
          <table:table-cell office:value="0.02615257382392884" office:value-type="float"/>
          <table:table-cell office:value="0.3272608510788795" office:value-type="float"/>
          <table:table-cell office:value="40" office:value-type="float"/>
          <table:table-cell office:value="-0.56490159034729" office:value-type="float"/>
          <table:table-cell office:value="-0.8477060794830322" office:value-type="float"/>
          <table:table-cell office:value="-0.378633975982666" office:value-type="float"/>
          <table:table-cell office:value="0.13033795356750488" office:value-type="float"/>
          <table:table-cell office:value="-0.8520194888114929" office:value-type="float"/>
          <table:table-cell office:value="0.050093889236450195" office:value-type="float"/>
        </table:table-row>
        <table:table-row>
          <table:table-cell office:value="-0.03283255219459535" office:value-type="float"/>
          <table:table-cell office:value="-0.05" office:value-type="float"/>
          <table:table-cell office:value="0.030669605731964113" office:value-type="float"/>
          <table:table-cell office:value="-0.018617513179779048" office:value-type="float"/>
          <table:table-cell office:value="0.03749320626258851" office:value-type="float"/>
          <table:table-cell office:value="0.017852788567543035" office:value-type="float"/>
          <table:table-cell office:value="0.3965534173797831" office:value-type="float"/>
          <table:table-cell office:value="41" office:value-type="float"/>
          <table:table-cell office:value="0.5356247425079346" office:value-type="float"/>
          <table:table-cell office:value="-0.14756262302398682" office:value-type="float"/>
          <table:table-cell office:value="-0.4229467511177063" office:value-type="float"/>
          <table:table-cell office:value="0.8822102546691895" office:value-type="float"/>
          <table:table-cell office:value="-0.1033138632774353" office:value-type="float"/>
          <table:table-cell office:value="-0.8299785256385803" office:value-type="float"/>
        </table:table-row>
        <table:table-row>
          <table:table-cell office:value="-0.030227804183959973" office:value-type="float"/>
          <table:table-cell office:value="-0.04695111989974976" office:value-type="float"/>
          <table:table-cell office:value="0.03270491123199463" office:value-type="float"/>
          <table:table-cell office:value="-0.025997434854507444" office:value-type="float"/>
          <table:table-cell office:value="0.03732209503650666" office:value-type="float"/>
          <table:table-cell office:value="0.013241211175918585" office:value-type="float"/>
          <table:table-cell office:value="0.3918305054159049" office:value-type="float"/>
          <table:table-cell office:value="42" office:value-type="float"/>
          <table:table-cell office:value="0.2604748010635376" office:value-type="float"/>
          <table:table-cell office:value="0.3048880100250244" office:value-type="float"/>
          <table:table-cell office:value="0.20353055000305176" office:value-type="float"/>
          <table:table-cell office:value="-0.7379921674728394" office:value-type="float"/>
          <table:table-cell office:value="-0.017111122608184814" office:value-type="float"/>
          <table:table-cell office:value="-0.46115773916244507" office:value-type="float"/>
        </table:table-row>
        <table:table-row>
          <table:table-cell office:value="-0.022767921686172497" office:value-type="float"/>
          <table:table-cell office:value="-0.04035385012626648" office:value-type="float"/>
          <table:table-cell office:value="0.02969537615776062" office:value-type="float"/>
          <table:table-cell office:value="-0.032408957481384275" office:value-type="float"/>
          <table:table-cell office:value="0.030246521234512335" office:value-type="float"/>
          <table:table-cell office:value="0.021806443929672247" office:value-type="float"/>
          <table:table-cell office:value="0.3982550690668105" office:value-type="float"/>
          <table:table-cell office:value="43" office:value-type="float"/>
          <table:table-cell office:value="0.7459882497787476" office:value-type="float"/>
          <table:table-cell office:value="0.6597269773483276" office:value-type="float"/>
          <table:table-cell office:value="-0.3009535074234009" office:value-type="float"/>
          <table:table-cell office:value="-0.6411522626876831" office:value-type="float"/>
          <table:table-cell office:value="-0.7075573801994324" office:value-type="float"/>
          <table:table-cell office:value="0.8565232753753662" office:value-type="float"/>
        </table:table-row>
        <table:table-row>
          <table:table-cell office:value="-0.018168157339096082" office:value-type="float"/>
          <table:table-cell office:value="-0.04982394754886627" office:value-type="float"/>
          <table:table-cell office:value="0.035817536115646365" office:value-type="float"/>
          <table:table-cell office:value="-0.02494817018508911" office:value-type="float"/>
          <table:table-cell office:value="0.026373957395553593" office:value-type="float"/>
          <table:table-cell office:value="0.01693004727363587" office:value-type="float"/>
          <table:table-cell office:value="0.4134144782525341" office:value-type="float"/>
          <table:table-cell office:value="44" office:value-type="float"/>
          <table:table-cell office:value="0.4599764347076416" office:value-type="float"/>
          <table:table-cell office:value="-0.9470097422599792" office:value-type="float"/>
          <table:table-cell office:value="0.6122159957885742" office:value-type="float"/>
          <table:table-cell office:value="0.7460787296295166" office:value-type="float"/>
          <table:table-cell office:value="-0.387256383895874" office:value-type="float"/>
          <table:table-cell office:value="-0.4876396656036377" office:value-type="float"/>
        </table:table-row>
        <table:table-row>
          <table:table-cell office:value="-0.026320872306823742" office:value-type="float"/>
          <table:table-cell office:value="-0.05" office:value-type="float"/>
          <table:table-cell office:value="0.04457727074623108" office:value-type="float"/>
          <table:table-cell office:value="-0.03286005079746246" office:value-type="float"/>
          <table:table-cell office:value="0.024528200626373297" office:value-type="float"/>
          <table:table-cell office:value="0.02454028248786927" office:value-type="float"/>
          <table:table-cell office:value="0.3268623046132113" office:value-type="float"/>
          <table:table-cell office:value="45" office:value-type="float"/>
          <table:table-cell office:value="-0.8152714967727661" office:value-type="float"/>
          <table:table-cell office:value="-0.6740714311599731" office:value-type="float"/>
          <table:table-cell office:value="0.8759734630584717" office:value-type="float"/>
          <table:table-cell office:value="-0.7911880612373352" office:value-type="float"/>
          <table:table-cell office:value="-0.18457567691802979" office:value-type="float"/>
          <table:table-cell office:value="0.7610235214233398" office:value-type="float"/>
        </table:table-row>
        <table:table-row>
          <table:table-cell office:value="-0.03421717703342439" office:value-type="float"/>
          <table:table-cell office:value="-0.05" office:value-type="float"/>
          <table:table-cell office:value="0.03866930723190307" office:value-type="float"/>
          <table:table-cell office:value="-0.03861475765705108" office:value-type="float"/>
          <table:table-cell office:value="0.03092477917671204" office:value-type="float"/>
          <table:table-cell office:value="0.027677656412124642" office:value-type="float"/>
          <table:table-cell office:value="0.29587291975162855" office:value-type="float"/>
          <table:table-cell office:value="46" office:value-type="float"/>
          <table:table-cell office:value="-0.7896304726600647" office:value-type="float"/>
          <table:table-cell office:value="-0.8871328830718994" office:value-type="float"/>
          <table:table-cell office:value="-0.5907963514328003" office:value-type="float"/>
          <table:table-cell office:value="-0.5754706859588623" office:value-type="float"/>
          <table:table-cell office:value="0.6396578550338745" office:value-type="float"/>
          <table:table-cell office:value="0.3137373924255371" office:value-type="float"/>
        </table:table-row>
        <table:table-row>
          <table:table-cell office:value="-0.03817278563976289" office:value-type="float"/>
          <table:table-cell office:value="-0.04615211367607117" office:value-type="float"/>
          <table:table-cell office:value="0.03295904994010925" office:value-type="float"/>
          <table:table-cell office:value="-0.03644138276576995" office:value-type="float"/>
          <table:table-cell office:value="0.036985868215560914" office:value-type="float"/>
          <table:table-cell office:value="0.0320055115222931" office:value-type="float"/>
          <table:table-cell office:value="0.2976262981590454" office:value-type="float"/>
          <table:table-cell office:value="47" office:value-type="float"/>
          <table:table-cell office:value="-0.3955608606338501" office:value-type="float"/>
          <table:table-cell office:value="0.3847886323928833" office:value-type="float"/>
          <table:table-cell office:value="-0.5710257291793823" office:value-type="float"/>
          <table:table-cell office:value="0.2173374891281128" office:value-type="float"/>
          <table:table-cell office:value="0.6061089038848877" office:value-type="float"/>
          <table:table-cell office:value="0.4327855110168457" office:value-type="float"/>
        </table:table-row>
        <table:table-row>
          <table:table-cell office:value="-0.041759737133979805" office:value-type="float"/>
          <table:table-cell office:value="-0.04128817558288575" office:value-type="float"/>
          <table:table-cell office:value="0.03187834322452545" office:value-type="float"/>
          <table:table-cell office:value="-0.030098255276679982" office:value-type="float"/>
          <table:table-cell office:value="0.04392367720603943" office:value-type="float"/>
          <table:table-cell office:value="0.024693211317062383" office:value-type="float"/>
          <table:table-cell office:value="0.3245951404296047" office:value-type="float"/>
          <table:table-cell office:value="48" office:value-type="float"/>
          <table:table-cell office:value="-0.3586951494216919" office:value-type="float"/>
          <table:table-cell office:value="0.4863938093185425" office:value-type="float"/>
          <table:table-cell office:value="-0.10807067155838013" office:value-type="float"/>
          <table:table-cell office:value="0.6343127489089966" office:value-type="float"/>
          <table:table-cell office:value="0.6937808990478516" office:value-type="float"/>
          <table:table-cell office:value="-0.7312300205230713" office:value-type="float"/>
        </table:table-row>
        <table:table-row>
          <table:table-cell office:value="-0.04177242875099183" office:value-type="float"/>
          <table:table-cell office:value="-0.04686018526554109" office:value-type="float"/>
          <table:table-cell office:value="0.03636069595813751" office:value-type="float"/>
          <table:table-cell office:value="-0.03391239821910857" office:value-type="float"/>
          <table:table-cell office:value="0.04436492681503296" office:value-type="float"/>
          <table:table-cell office:value="0.023786994814872748" office:value-type="float"/>
          <table:table-cell office:value="0.29562655126358656" office:value-type="float"/>
          <table:table-cell office:value="49" office:value-type="float"/>
          <table:table-cell office:value="-0.0012691617012023926" office:value-type="float"/>
          <table:table-cell office:value="-0.5572009682655334" office:value-type="float"/>
          <table:table-cell office:value="0.44823527336120605" office:value-type="float"/>
          <table:table-cell office:value="-0.3814142942428589" office:value-type="float"/>
          <table:table-cell office:value="0.04412496089935303" office:value-type="float"/>
          <table:table-cell office:value="-0.09062165021896362" office:value-type="float"/>
        </table:table-row>
        <table:table-row>
          <table:table-cell office:value="-0.032334049940109265" office:value-type="float"/>
          <table:table-cell office:value="-0.04391331017017366" office:value-type="float"/>
          <table:table-cell office:value="0.031257833838462826" office:value-type="float"/>
          <table:table-cell office:value="-0.0360919564962387" office:value-type="float"/>
          <table:table-cell office:value="0.040444420576095576" office:value-type="float"/>
          <table:table-cell office:value="0.03116281688213349" office:value-type="float"/>
          <table:table-cell office:value="0.3207001650587652" office:value-type="float"/>
          <table:table-cell office:value="50" office:value-type="float"/>
          <table:table-cell office:value="0.9438378810882568" office:value-type="float"/>
          <table:table-cell office:value="0.29468750953674316" office:value-type="float"/>
          <table:table-cell office:value="-0.5102862119674683" office:value-type="float"/>
          <table:table-cell office:value="-0.2179558277130127" office:value-type="float"/>
          <table:table-cell office:value="-0.3920506238937378" office:value-type="float"/>
          <table:table-cell office:value="0.7375822067260742" office:value-type="float"/>
        </table:table-row>
        <table:table-row>
          <table:table-cell office:value="-0.024388189315795908" office:value-type="float"/>
          <table:table-cell office:value="-0.04685600936412813" office:value-type="float"/>
          <table:table-cell office:value="0.040495581030845634" office:value-type="float"/>
          <table:table-cell office:value="-0.039563183188438406" office:value-type="float"/>
          <table:table-cell office:value="0.03389180839061737" office:value-type="float"/>
          <table:table-cell office:value="0.029679127335548408" office:value-type="float"/>
          <table:table-cell office:value="0.3111408740896554" office:value-type="float"/>
          <table:table-cell office:value="51" office:value-type="float"/>
          <table:table-cell office:value="0.7945860624313354" office:value-type="float"/>
          <table:table-cell office:value="-0.2942699193954468" office:value-type="float"/>
          <table:table-cell office:value="0.9237747192382812" office:value-type="float"/>
          <table:table-cell office:value="-0.3471226692199707" office:value-type="float"/>
          <table:table-cell office:value="-0.655261218547821" office:value-type="float"/>
          <table:table-cell office:value="-0.1483689546585083" office:value-type="float"/>
        </table:table-row>
        <table:table-row>
          <table:table-cell office:value="-0.025958545207977305" office:value-type="float"/>
          <table:table-cell office:value="-0.04234643042087556" office:value-type="float"/>
          <table:table-cell office:value="0.032230024337768545" office:value-type="float"/>
          <table:table-cell office:value="-0.04423011124134063" office:value-type="float"/>
          <table:table-cell office:value="0.04254408299922943" office:value-type="float"/>
          <table:table-cell office:value="0.03060749351978303" office:value-type="float"/>
          <table:table-cell office:value="0.31176369524561837" office:value-type="float"/>
          <table:table-cell office:value="52" office:value-type="float"/>
          <table:table-cell office:value="-0.15703558921813965" office:value-type="float"/>
          <table:table-cell office:value="0.45095789432525635" office:value-type="float"/>
          <table:table-cell office:value="-0.8265556693077087" office:value-type="float"/>
          <table:table-cell office:value="-0.46669280529022217" office:value-type="float"/>
          <table:table-cell office:value="0.865227460861206" office:value-type="float"/>
          <table:table-cell office:value="0.09283661842346191" office:value-type="float"/>
        </table:table-row>
        <table:table-row>
          <table:table-cell office:value="-0.025144219398498546" office:value-type="float"/>
          <table:table-cell office:value="-0.034548549056053174" office:value-type="float"/>
          <table:table-cell office:value="0.036669746637344354" office:value-type="float"/>
          <table:table-cell office:value="-0.03559150040149688" office:value-type="float"/>
          <table:table-cell office:value="0.04640108764171601" office:value-type="float"/>
          <table:table-cell office:value="0.029983730316162117" office:value-type="float"/>
          <table:table-cell office:value="0.3348435859542363" office:value-type="float"/>
          <table:table-cell office:value="53" office:value-type="float"/>
          <table:table-cell office:value="0.08143258094787598" office:value-type="float"/>
          <table:table-cell office:value="0.7797881364822388" office:value-type="float"/>
          <table:table-cell office:value="0.44397222995758057" office:value-type="float"/>
          <table:table-cell office:value="0.863861083984375" office:value-type="float"/>
          <table:table-cell office:value="0.3857004642486572" office:value-type="float"/>
          <table:table-cell office:value="-0.062376320362091064" office:value-type="float"/>
        </table:table-row>
        <table:table-row>
          <table:table-cell office:value="-0.025539624094963083" office:value-type="float"/>
          <table:table-cell office:value="-0.04326525032520295" office:value-type="float"/>
          <table:table-cell office:value="0.03303161859512328" office:value-type="float"/>
          <table:table-cell office:value="-0.04209635376930236" office:value-type="float"/>
          <table:table-cell office:value="0.04050905406475067" office:value-type="float"/>
          <table:table-cell office:value="0.02025037407875062" office:value-type="float"/>
          <table:table-cell office:value="0.3388869882687632" office:value-type="float"/>
          <table:table-cell office:value="54" office:value-type="float"/>
          <table:table-cell office:value="-0.03954046964645386" office:value-type="float"/>
          <table:table-cell office:value="-0.871670126914978" office:value-type="float"/>
          <table:table-cell office:value="-0.36381280422210693" office:value-type="float"/>
          <table:table-cell office:value="-0.6504853367805481" office:value-type="float"/>
          <table:table-cell office:value="-0.5892033576965332" office:value-type="float"/>
          <table:table-cell office:value="-0.9733356237411499" office:value-type="float"/>
        </table:table-row>
        <table:table-row>
          <table:table-cell office:value="-0.020384411215782175" office:value-type="float"/>
          <table:table-cell office:value="-0.044462655782699596" office:value-type="float"/>
          <table:table-cell office:value="0.03643965959548949" office:value-type="float"/>
          <table:table-cell office:value="-0.0433487457036972" office:value-type="float"/>
          <table:table-cell office:value="0.03165100574493408" office:value-type="float"/>
          <table:table-cell office:value="0.028185783624649057" office:value-type="float"/>
          <table:table-cell office:value="0.3283178718934934" office:value-type="float"/>
          <table:table-cell office:value="55" office:value-type="float"/>
          <table:table-cell office:value="0.5155212879180908" office:value-type="float"/>
          <table:table-cell office:value="-0.1197405457496643" office:value-type="float"/>
          <table:table-cell office:value="0.3408041000366211" office:value-type="float"/>
          <table:table-cell office:value="-0.12523919343948364" office:value-type="float"/>
          <table:table-cell office:value="-0.8858048319816589" office:value-type="float"/>
          <table:table-cell office:value="0.7935409545898438" office:value-type="float"/>
        </table:table-row>
        <table:table-row>
          <table:table-cell office:value="-0.02860276699066163" office:value-type="float"/>
          <table:table-cell office:value="-0.04001363873481752" office:value-type="float"/>
          <table:table-cell office:value="0.02809628427028655" office:value-type="float"/>
          <table:table-cell office:value="-0.047504092454910274" office:value-type="float"/>
          <table:table-cell office:value="0.023416548371315002" office:value-type="float"/>
          <table:table-cell office:value="0.0348407018184662" office:value-type="float"/>
          <table:table-cell office:value="0.3093889939631491" office:value-type="float"/>
          <table:table-cell office:value="56" office:value-type="float"/>
          <table:table-cell office:value="-0.8218355774879456" office:value-type="float"/>
          <table:table-cell office:value="0.444901704788208" office:value-type="float"/>
          <table:table-cell office:value="-0.8343375325202942" office:value-type="float"/>
          <table:table-cell office:value="-0.4155346751213074" office:value-type="float"/>
          <table:table-cell office:value="-0.823445737361908" office:value-type="float"/>
          <table:table-cell office:value="0.6654918193817139" office:value-type="float"/>
        </table:table-row>
        <table:table-row>
          <table:table-cell office:value="-0.03675458014011384" office:value-type="float"/>
          <table:table-cell office:value="-0.03490015864372255" office:value-type="float"/>
          <table:table-cell office:value="0.027524515390396107" office:value-type="float"/>
          <table:table-cell office:value="-0.040237396955490105" office:value-type="float"/>
          <table:table-cell office:value="0.024318177103996277" office:value-type="float"/>
          <table:table-cell office:value="0.034594869017601025" office:value-type="float"/>
          <table:table-cell office:value="0.31872484655886524" office:value-type="float"/>
          <table:table-cell office:value="57" office:value-type="float"/>
          <table:table-cell office:value="-0.815181314945221" office:value-type="float"/>
          <table:table-cell office:value="0.5113480091094971" office:value-type="float"/>
          <table:table-cell office:value="-0.05717688798904419" office:value-type="float"/>
          <table:table-cell office:value="0.7266695499420166" office:value-type="float"/>
          <table:table-cell office:value="0.09016287326812744" office:value-type="float"/>
          <table:table-cell office:value="-0.024583280086517334" office:value-type="float"/>
        </table:table-row>
        <table:table-row>
          <table:table-cell office:value="-0.03052699506282807" office:value-type="float"/>
          <table:table-cell office:value="-0.04390800714492799" office:value-type="float"/>
          <table:table-cell office:value="0.034207991361618034" office:value-type="float"/>
          <table:table-cell office:value="-0.04048027276992797" office:value-type="float"/>
          <table:table-cell office:value="0.02904617488384247" office:value-type="float"/>
          <table:table-cell office:value="0.042223644852638256" office:value-type="float"/>
          <table:table-cell office:value="0.28367615265618096" office:value-type="float"/>
          <table:table-cell office:value="58" office:value-type="float"/>
          <table:table-cell office:value="0.6227585077285767" office:value-type="float"/>
          <table:table-cell office:value="-0.9007848501205444" office:value-type="float"/>
          <table:table-cell office:value="0.6683475971221924" office:value-type="float"/>
          <table:table-cell office:value="-0.02428758144378662" office:value-type="float"/>
          <table:table-cell office:value="0.47279977798461914" office:value-type="float"/>
          <table:table-cell office:value="0.7628775835037231" office:value-type="float"/>
        </table:table-row>
        <table:table-row>
          <table:table-cell office:value="-0.023579639792442326" office:value-type="float"/>
          <table:table-cell office:value="-0.03610502004623414" office:value-type="float"/>
          <table:table-cell office:value="0.034213995933532707" office:value-type="float"/>
          <table:table-cell office:value="-0.044013435840606685" office:value-type="float"/>
          <table:table-cell office:value="0.025185027718544008" office:value-type="float"/>
          <table:table-cell office:value="0.03823342740535737" office:value-type="float"/>
          <table:table-cell office:value="0.3147004931409939" office:value-type="float"/>
          <table:table-cell office:value="59" office:value-type="float"/>
          <table:table-cell office:value="0.6947355270385742" office:value-type="float"/>
          <table:table-cell office:value="0.7802987098693848" office:value-type="float"/>
          <table:table-cell office:value="0.0006004571914672852" office:value-type="float"/>
          <table:table-cell office:value="-0.3533163070678711" office:value-type="float"/>
          <table:table-cell office:value="-0.3861147165298462" office:value-type="float"/>
          <table:table-cell office:value="-0.3990217447280884" office:value-type="float"/>
        </table:table-row>
        <table:table-row>
          <table:table-cell office:value="-0.016520144343376165" office:value-type="float"/>
          <table:table-cell office:value="-0.04294681906700135" office:value-type="float"/>
          <table:table-cell office:value="0.040376371145248405" office:value-type="float"/>
          <table:table-cell office:value="-0.04888989090919494" office:value-type="float"/>
          <table:table-cell office:value="0.0337981516122818" office:value-type="float"/>
          <table:table-cell office:value="0.04547159850597383" office:value-type="float"/>
          <table:table-cell office:value="0.2675362167365733" office:value-type="float"/>
          <table:table-cell office:value="60" office:value-type="float"/>
          <table:table-cell office:value="0.7059495449066162" office:value-type="float"/>
          <table:table-cell office:value="-0.6841799020767212" office:value-type="float"/>
          <table:table-cell office:value="0.6162375211715698" office:value-type="float"/>
          <table:table-cell office:value="-0.4876455068588257" office:value-type="float"/>
          <table:table-cell office:value="0.8613123893737793" office:value-type="float"/>
          <table:table-cell office:value="0.7238171100616455" office:value-type="float"/>
        </table:table-row>
      </table:table>
      <table:table table:name="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6344199180603027" office:value-type="float"/>
          <table:table-cell office:value="-0.00577317476272583" office:value-type="float"/>
          <table:table-cell office:value="-0.009618108272552491" office:value-type="float"/>
          <table:table-cell office:value="0.008525609970092773" office:value-type="float"/>
          <table:table-cell office:value="-0.009694454073905946" office:value-type="float"/>
          <table:table-cell office:value="0.008032393455505372" office:value-type="float"/>
          <table:table-cell office:value="0.41551070227197434" office:value-type="float"/>
          <table:table-cell office:value="1" office:value-type="float"/>
          <table:table-cell office:value="0.6344199180603027" office:value-type="float"/>
          <table:table-cell office:value="-0.577317476272583" office:value-type="float"/>
          <table:table-cell office:value="-0.961810827255249" office:value-type="float"/>
          <table:table-cell office:value="0.8525609970092773" office:value-type="float"/>
          <table:table-cell office:value="-0.9694454073905945" office:value-type="float"/>
          <table:table-cell office:value="0.8032393455505371" office:value-type="float"/>
        </table:table-row>
        <table:table-row>
          <table:table-cell office:value="0.010200331211090088" office:value-type="float"/>
          <table:table-cell office:value="0.0013238728046417233" office:value-type="float"/>
          <table:table-cell office:value="-0.007702167034149171" office:value-type="float"/>
          <table:table-cell office:value="0.008196606636047363" office:value-type="float"/>
          <table:table-cell office:value="-0.014038866162300111" office:value-type="float"/>
          <table:table-cell office:value="0.001558725237846375" office:value-type="float"/>
          <table:table-cell office:value="0.40555141389918103" office:value-type="float"/>
          <table:table-cell office:value="2" office:value-type="float"/>
          <table:table-cell office:value="0.38561320304870605" office:value-type="float"/>
          <table:table-cell office:value="0.7097047567367554" office:value-type="float"/>
          <table:table-cell office:value="0.19159412384033203" office:value-type="float"/>
          <table:table-cell office:value="-0.032900333404541016" office:value-type="float"/>
          <table:table-cell office:value="-0.4344412088394165" office:value-type="float"/>
          <table:table-cell office:value="-0.6473668217658997" office:value-type="float"/>
        </table:table-row>
        <table:table-row>
          <table:table-cell office:value="0.018250144720077514" office:value-type="float"/>
          <table:table-cell office:value="0.0020202064514160153" office:value-type="float"/>
          <table:table-cell office:value="-0.0022572135925292974" office:value-type="float"/>
          <table:table-cell office:value="0.016778836250305178" office:value-type="float"/>
          <table:table-cell office:value="-0.016740806102752685" office:value-type="float"/>
          <table:table-cell office:value="0.006737261414527893" office:value-type="float"/>
          <table:table-cell office:value="0.37389798456016315" office:value-type="float"/>
          <table:table-cell office:value="3" office:value-type="float"/>
          <table:table-cell office:value="0.8049813508987427" office:value-type="float"/>
          <table:table-cell office:value="0.0696333646774292" office:value-type="float"/>
          <table:table-cell office:value="0.5444953441619873" office:value-type="float"/>
          <table:table-cell office:value="0.8582229614257812" office:value-type="float"/>
          <table:table-cell office:value="-0.27019399404525757" office:value-type="float"/>
          <table:table-cell office:value="0.5178536176681519" office:value-type="float"/>
        </table:table-row>
        <table:table-row>
          <table:table-cell office:value="0.018337057828903196" office:value-type="float"/>
          <table:table-cell office:value="-0.007373724579811097" office:value-type="float"/>
          <table:table-cell office:value="-0.002959038615226746" office:value-type="float"/>
          <table:table-cell office:value="0.0122824102640152" office:value-type="float"/>
          <table:table-cell office:value="-0.010183209180831909" office:value-type="float"/>
          <table:table-cell office:value="0.011306858658790588" office:value-type="float"/>
          <table:table-cell office:value="0.39754037493646166" office:value-type="float"/>
          <table:table-cell office:value="4" office:value-type="float"/>
          <table:table-cell office:value="0.00869131088256836" office:value-type="float"/>
          <table:table-cell office:value="-0.9393931031227112" office:value-type="float"/>
          <table:table-cell office:value="-0.07018250226974487" office:value-type="float"/>
          <table:table-cell office:value="-0.4496425986289978" office:value-type="float"/>
          <table:table-cell office:value="0.6557596921920776" office:value-type="float"/>
          <table:table-cell office:value="0.45695972442626953" office:value-type="float"/>
        </table:table-row>
        <table:table-row>
          <table:table-cell office:value="0.009910717010498045" office:value-type="float"/>
          <table:table-cell office:value="-0.014324954748153687" office:value-type="float"/>
          <table:table-cell office:value="0.006976547837257385" office:value-type="float"/>
          <table:table-cell office:value="0.00708363711833954" office:value-type="float"/>
          <table:table-cell office:value="-0.005994542837142944" office:value-type="float"/>
          <table:table-cell office:value="0.019484562277793882" office:value-type="float"/>
          <table:table-cell office:value="0.441019527456988" office:value-type="float"/>
          <table:table-cell office:value="5" office:value-type="float"/>
          <table:table-cell office:value="-0.8426340818405151" office:value-type="float"/>
          <table:table-cell office:value="-0.695123016834259" office:value-type="float"/>
          <table:table-cell office:value="0.9935586452484131" office:value-type="float"/>
          <table:table-cell office:value="-0.5198773145675659" office:value-type="float"/>
          <table:table-cell office:value="0.4188666343688965" office:value-type="float"/>
          <table:table-cell office:value="0.8177703619003296" office:value-type="float"/>
        </table:table-row>
        <table:table-row>
          <table:table-cell office:value="0.0062769371271133405" office:value-type="float"/>
          <table:table-cell office:value="-0.019432300329208375" office:value-type="float"/>
          <table:table-cell office:value="0.010137596726417541" office:value-type="float"/>
          <table:table-cell office:value="0.0057169646024704" office:value-type="float"/>
          <table:table-cell office:value="0.0013406741619110115" office:value-type="float"/>
          <table:table-cell office:value="0.009808396100997922" office:value-type="float"/>
          <table:table-cell office:value="0.5159370921040309" office:value-type="float"/>
          <table:table-cell office:value="6" office:value-type="float"/>
          <table:table-cell office:value="-0.36337798833847046" office:value-type="float"/>
          <table:table-cell office:value="-0.5107345581054688" office:value-type="float"/>
          <table:table-cell office:value="0.3161048889160156" office:value-type="float"/>
          <table:table-cell office:value="-0.13666725158691406" office:value-type="float"/>
          <table:table-cell office:value="0.7335216999053955" office:value-type="float"/>
          <table:table-cell office:value="-0.967616617679596" office:value-type="float"/>
        </table:table-row>
        <table:table-row>
          <table:table-cell office:value="0.014979589581489561" office:value-type="float"/>
          <table:table-cell office:value="-0.011768974065780641" office:value-type="float"/>
          <table:table-cell office:value="0.017524760365486145" office:value-type="float"/>
          <table:table-cell office:value="-0.003506367802619932" office:value-type="float"/>
          <table:table-cell office:value="0.010018049478530886" office:value-type="float"/>
          <table:table-cell office:value="0.010753476619720457" office:value-type="float"/>
          <table:table-cell office:value="0.5042302652115151" office:value-type="float"/>
          <table:table-cell office:value="7" office:value-type="float"/>
          <table:table-cell office:value="0.8702652454376221" office:value-type="float"/>
          <table:table-cell office:value="0.7663326263427734" office:value-type="float"/>
          <table:table-cell office:value="0.7387163639068604" office:value-type="float"/>
          <table:table-cell office:value="-0.9223332405090332" office:value-type="float"/>
          <table:table-cell office:value="0.8677375316619873" office:value-type="float"/>
          <table:table-cell office:value="0.09450805187225342" office:value-type="float"/>
        </table:table-row>
        <table:table-row>
          <table:table-cell office:value="0.014586848616600034" office:value-type="float"/>
          <table:table-cell office:value="-0.013665698170661928" office:value-type="float"/>
          <table:table-cell office:value="0.023533897995948794" office:value-type="float"/>
          <table:table-cell office:value="-0.009440053701400754" office:value-type="float"/>
          <table:table-cell office:value="0.0015881443023681666" office:value-type="float"/>
          <table:table-cell office:value="0.019731280803680418" office:value-type="float"/>
          <table:table-cell office:value="0.4690465281927647" office:value-type="float"/>
          <table:table-cell office:value="8" office:value-type="float"/>
          <table:table-cell office:value="-0.03927409648895264" office:value-type="float"/>
          <table:table-cell office:value="-0.18967241048812866" office:value-type="float"/>
          <table:table-cell office:value="0.6009137630462646" office:value-type="float"/>
          <table:table-cell office:value="-0.5933685898780823" office:value-type="float"/>
          <table:table-cell office:value="-0.842990517616272" office:value-type="float"/>
          <table:table-cell office:value="0.8977804183959961" office:value-type="float"/>
        </table:table-row>
        <table:table-row>
          <table:table-cell office:value="0.013665010929107664" office:value-type="float"/>
          <table:table-cell office:value="-0.012305632233619692" office:value-type="float"/>
          <table:table-cell office:value="0.02956288278102875" office:value-type="float"/>
          <table:table-cell office:value="-0.008733440637588498" office:value-type="float"/>
          <table:table-cell office:value="0.0010569131374359155" office:value-type="float"/>
          <table:table-cell office:value="0.02442831516265869" office:value-type="float"/>
          <table:table-cell office:value="0.4594616340106234" office:value-type="float"/>
          <table:table-cell office:value="9" office:value-type="float"/>
          <table:table-cell office:value="-0.09218376874923706" office:value-type="float"/>
          <table:table-cell office:value="0.13600659370422363" office:value-type="float"/>
          <table:table-cell office:value="0.6028984785079956" office:value-type="float"/>
          <table:table-cell office:value="0.07066130638122559" office:value-type="float"/>
          <table:table-cell office:value="-0.0531231164932251" office:value-type="float"/>
          <table:table-cell office:value="0.46970343589782715" office:value-type="float"/>
        </table:table-row>
        <table:table-row>
          <table:table-cell office:value="0.02154583930969238" office:value-type="float"/>
          <table:table-cell office:value="-0.013386740684509279" office:value-type="float"/>
          <table:table-cell office:value="0.036710068583488464" office:value-type="float"/>
          <table:table-cell office:value="-0.011258994340896604" office:value-type="float"/>
          <table:table-cell office:value="-0.003034085035324094" office:value-type="float"/>
          <table:table-cell office:value="0.02979235053062439" office:value-type="float"/>
          <table:table-cell office:value="0.41334576005818036" office:value-type="float"/>
          <table:table-cell office:value="10" office:value-type="float"/>
          <table:table-cell office:value="0.7880828380584717" office:value-type="float"/>
          <table:table-cell office:value="-0.10811084508895874" office:value-type="float"/>
          <table:table-cell office:value="0.7147185802459717" office:value-type="float"/>
          <table:table-cell office:value="-0.25255537033081055" office:value-type="float"/>
          <table:table-cell office:value="-0.409099817276001" office:value-type="float"/>
          <table:table-cell office:value="0.5364035367965698" office:value-type="float"/>
        </table:table-row>
        <table:table-row>
          <table:table-cell office:value="0.029073803424835204" office:value-type="float"/>
          <table:table-cell office:value="-0.019446012377738953" office:value-type="float"/>
          <table:table-cell office:value="0.03559684216976166" office:value-type="float"/>
          <table:table-cell office:value="-0.011968516707420346" office:value-type="float"/>
          <table:table-cell office:value="0.0068039822578430205" office:value-type="float"/>
          <table:table-cell office:value="0.02109597384929657" office:value-type="float"/>
          <table:table-cell office:value="0.4433613499900471" office:value-type="float"/>
          <table:table-cell office:value="11" office:value-type="float"/>
          <table:table-cell office:value="0.7527964115142822" office:value-type="float"/>
          <table:table-cell office:value="-0.6059271693229675" office:value-type="float"/>
          <table:table-cell office:value="-0.11132264137268066" office:value-type="float"/>
          <table:table-cell office:value="-0.07095223665237427" office:value-type="float"/>
          <table:table-cell office:value="0.9838067293167114" office:value-type="float"/>
          <table:table-cell office:value="-0.869637668132782" office:value-type="float"/>
        </table:table-row>
        <table:table-row>
          <table:table-cell office:value="0.02649901032447815" office:value-type="float"/>
          <table:table-cell office:value="-0.018661357760429383" office:value-type="float"/>
          <table:table-cell office:value="0.030000837445259096" office:value-type="float"/>
          <table:table-cell office:value="-0.011538483500480649" office:value-type="float"/>
          <table:table-cell office:value="0.00347910284996033" office:value-type="float"/>
          <table:table-cell office:value="0.028764570355415346" office:value-type="float"/>
          <table:table-cell office:value="0.4151625144600975" office:value-type="float"/>
          <table:table-cell office:value="12" office:value-type="float"/>
          <table:table-cell office:value="-0.25747931003570557" office:value-type="float"/>
          <table:table-cell office:value="0.07846546173095703" office:value-type="float"/>
          <table:table-cell office:value="-0.5596004724502563" office:value-type="float"/>
          <table:table-cell office:value="0.04300332069396973" office:value-type="float"/>
          <table:table-cell office:value="-0.33248794078826904" office:value-type="float"/>
          <table:table-cell office:value="0.7668596506118774" office:value-type="float"/>
        </table:table-row>
        <table:table-row>
          <table:table-cell office:value="0.03200167059898376" office:value-type="float"/>
          <table:table-cell office:value="-0.025737818479537964" office:value-type="float"/>
          <table:table-cell office:value="0.03481216490268708" office:value-type="float"/>
          <table:table-cell office:value="-0.010999756455421445" office:value-type="float"/>
          <table:table-cell office:value="-0.0032603645324707003" office:value-type="float"/>
          <table:table-cell office:value="0.027061846852302552" office:value-type="float"/>
          <table:table-cell office:value="0.40233585879664013" office:value-type="float"/>
          <table:table-cell office:value="13" office:value-type="float"/>
          <table:table-cell office:value="0.5502660274505615" office:value-type="float"/>
          <table:table-cell office:value="-0.7076460719108582" office:value-type="float"/>
          <table:table-cell office:value="0.48113274574279785" office:value-type="float"/>
          <table:table-cell office:value="0.05387270450592041" office:value-type="float"/>
          <table:table-cell office:value="-0.673946738243103" office:value-type="float"/>
          <table:table-cell office:value="-0.1702723503112793" office:value-type="float"/>
        </table:table-row>
        <table:table-row>
          <table:table-cell office:value="0.035188966989517206" office:value-type="float"/>
          <table:table-cell office:value="-0.01629696011543274" office:value-type="float"/>
          <table:table-cell office:value="0.04241743862628937" office:value-type="float"/>
          <table:table-cell office:value="-0.014591175913810726" office:value-type="float"/>
          <table:table-cell office:value="-0.00958836257457733" office:value-type="float"/>
          <table:table-cell office:value="0.03082047998905182" office:value-type="float"/>
          <table:table-cell office:value="0.35264751688263285" office:value-type="float"/>
          <table:table-cell office:value="14" office:value-type="float"/>
          <table:table-cell office:value="0.3187296390533447" office:value-type="float"/>
          <table:table-cell office:value="0.9440858364105225" office:value-type="float"/>
          <table:table-cell office:value="0.7605273723602295" office:value-type="float"/>
          <table:table-cell office:value="-0.3591419458389282" office:value-type="float"/>
          <table:table-cell office:value="-0.6327998042106628" office:value-type="float"/>
          <table:table-cell office:value="0.37586331367492676" office:value-type="float"/>
        </table:table-row>
        <table:table-row>
          <table:table-cell office:value="0.03030258417129516" office:value-type="float"/>
          <table:table-cell office:value="-0.012473926544189454" office:value-type="float"/>
          <table:table-cell office:value="0.045833237767219544" office:value-type="float"/>
          <table:table-cell office:value="-0.011465700268745419" office:value-type="float"/>
          <table:table-cell office:value="-0.0012008410692214942" office:value-type="float"/>
          <table:table-cell office:value="0.03702577412128449" office:value-type="float"/>
          <table:table-cell office:value="0.3595132443865806" office:value-type="float"/>
          <table:table-cell office:value="15" office:value-type="float"/>
          <table:table-cell office:value="-0.4886382818222046" office:value-type="float"/>
          <table:table-cell office:value="0.3823033571243286" office:value-type="float"/>
          <table:table-cell office:value="0.3415799140930176" office:value-type="float"/>
          <table:table-cell office:value="0.31254756450653076" office:value-type="float"/>
          <table:table-cell office:value="0.8387521505355835" office:value-type="float"/>
          <table:table-cell office:value="0.6205294132232666" office:value-type="float"/>
        </table:table-row>
        <table:table-row>
          <table:table-cell office:value="0.036519107818603506" office:value-type="float"/>
          <table:table-cell office:value="-0.022018722891807556" office:value-type="float"/>
          <table:table-cell office:value="0.05" office:value-type="float"/>
          <table:table-cell office:value="-0.004359111189842221" office:value-type="float"/>
          <table:table-cell office:value="-0.0033902251720428446" office:value-type="float"/>
          <table:table-cell office:value="0.028930090069770813" office:value-type="float"/>
          <table:table-cell office:value="0.37867696829194397" office:value-type="float"/>
          <table:table-cell office:value="16" office:value-type="float"/>
          <table:table-cell office:value="0.621652364730835" office:value-type="float"/>
          <table:table-cell office:value="-0.9544796347618103" office:value-type="float"/>
          <table:table-cell office:value="0.8052387237548828" office:value-type="float"/>
          <table:table-cell office:value="0.7106589078903198" office:value-type="float"/>
          <table:table-cell office:value="-0.218938410282135" office:value-type="float"/>
          <table:table-cell office:value="-0.8095684051513672" office:value-type="float"/>
        </table:table-row>
        <table:table-row>
          <table:table-cell office:value="0.03263402104377745" office:value-type="float"/>
          <table:table-cell office:value="-0.030102273821830748" office:value-type="float"/>
          <table:table-cell office:value="0.05" office:value-type="float"/>
          <table:table-cell office:value="0.005137677788734439" office:value-type="float"/>
          <table:table-cell office:value="0.0030665290355682395" office:value-type="float"/>
          <table:table-cell office:value="0.037296679615974423" office:value-type="float"/>
          <table:table-cell office:value="0.38346838590863563" office:value-type="float"/>
          <table:table-cell office:value="17" office:value-type="float"/>
          <table:table-cell office:value="-0.388508677482605" office:value-type="float"/>
          <table:table-cell office:value="-0.8083550930023193" office:value-type="float"/>
          <table:table-cell office:value="0.17912185192108154" office:value-type="float"/>
          <table:table-cell office:value="0.949678897857666" office:value-type="float"/>
          <table:table-cell office:value="0.6456754207611084" office:value-type="float"/>
          <table:table-cell office:value="0.8366589546203613" office:value-type="float"/>
        </table:table-row>
        <table:table-row>
          <table:table-cell office:value="0.038396607637405385" office:value-type="float"/>
          <table:table-cell office:value="-0.02756952702999115" office:value-type="float"/>
          <table:table-cell office:value="0.05" office:value-type="float"/>
          <table:table-cell office:value="-0.004343553185462949" office:value-type="float"/>
          <table:table-cell office:value="0.009289578199386599" office:value-type="float"/>
          <table:table-cell office:value="0.03695438921451568" office:value-type="float"/>
          <table:table-cell office:value="0.367184193908438" office:value-type="float"/>
          <table:table-cell office:value="18" office:value-type="float"/>
          <table:table-cell office:value="0.576258659362793" office:value-type="float"/>
          <table:table-cell office:value="0.25327467918395996" office:value-type="float"/>
          <table:table-cell office:value="0.5644130706787109" office:value-type="float"/>
          <table:table-cell office:value="-0.9481230974197388" office:value-type="float"/>
          <table:table-cell office:value="0.6223049163818359" office:value-type="float"/>
          <table:table-cell office:value="-0.03422904014587402" office:value-type="float"/>
        </table:table-row>
        <table:table-row>
          <table:table-cell office:value="0.029862971901893604" office:value-type="float"/>
          <table:table-cell office:value="-0.025394164919853208" office:value-type="float"/>
          <table:table-cell office:value="0.04858622789382935" office:value-type="float"/>
          <table:table-cell office:value="0.004987208247184757" office:value-type="float"/>
          <table:table-cell office:value="0.006592013835906985" office:value-type="float"/>
          <table:table-cell office:value="0.044146848320960996" office:value-type="float"/>
          <table:table-cell office:value="0.36922896344634726" office:value-type="float"/>
          <table:table-cell office:value="19" office:value-type="float"/>
          <table:table-cell office:value="-0.853363573551178" office:value-type="float"/>
          <table:table-cell office:value="0.21753621101379395" office:value-type="float"/>
          <table:table-cell office:value="-0.14137721061706543" office:value-type="float"/>
          <table:table-cell office:value="0.9330761432647705" office:value-type="float"/>
          <table:table-cell office:value="-0.2697564363479614" office:value-type="float"/>
          <table:table-cell office:value="0.7192459106445312" office:value-type="float"/>
        </table:table-row>
        <table:table-row>
          <table:table-cell office:value="0.02329449117183684" office:value-type="float"/>
          <table:table-cell office:value="-0.030606601834297177" office:value-type="float"/>
          <table:table-cell office:value="0.045022188425064086" office:value-type="float"/>
          <table:table-cell office:value="0.005956128239631656" office:value-type="float"/>
          <table:table-cell office:value="0.012290339469909671" office:value-type="float"/>
          <table:table-cell office:value="0.04435306131839752" office:value-type="float"/>
          <table:table-cell office:value="0.4062992652466455" office:value-type="float"/>
          <table:table-cell office:value="20" office:value-type="float"/>
          <table:table-cell office:value="-0.6568480730056763" office:value-type="float"/>
          <table:table-cell office:value="-0.521243691444397" office:value-type="float"/>
          <table:table-cell office:value="-0.3564039468765259" office:value-type="float"/>
          <table:table-cell office:value="0.09689199924468994" office:value-type="float"/>
          <table:table-cell office:value="0.5698325634002686" office:value-type="float"/>
          <table:table-cell office:value="0.020621299743652344" office:value-type="float"/>
        </table:table-row>
        <table:table-row>
          <table:table-cell office:value="0.024874764084815967" office:value-type="float"/>
          <table:table-cell office:value="-0.03784361839294433" office:value-type="float"/>
          <table:table-cell office:value="0.046900800466537475" office:value-type="float"/>
          <table:table-cell office:value="0.012534272074699405" office:value-type="float"/>
          <table:table-cell office:value="0.014596444368362431" office:value-type="float"/>
          <table:table-cell office:value="0.038204564452171325" office:value-type="float"/>
          <table:table-cell office:value="0.4287016880045148" office:value-type="float"/>
          <table:table-cell office:value="21" office:value-type="float"/>
          <table:table-cell office:value="0.1580272912979126" office:value-type="float"/>
          <table:table-cell office:value="-0.7237016558647156" office:value-type="float"/>
          <table:table-cell office:value="0.18786120414733887" office:value-type="float"/>
          <table:table-cell office:value="0.6578143835067749" office:value-type="float"/>
          <table:table-cell office:value="0.23061048984527588" office:value-type="float"/>
          <table:table-cell office:value="-0.6148496866226196" office:value-type="float"/>
        </table:table-row>
        <table:table-row>
          <table:table-cell office:value="0.028748283982276905" office:value-type="float"/>
          <table:table-cell office:value="-0.03154781579971313" office:value-type="float"/>
          <table:table-cell office:value="0.05" office:value-type="float"/>
          <table:table-cell office:value="0.017527123093605046" office:value-type="float"/>
          <table:table-cell office:value="0.017347245216369635" office:value-type="float"/>
          <table:table-cell office:value="0.030748422145843505" office:value-type="float"/>
          <table:table-cell office:value="0.43757485892266923" office:value-type="float"/>
          <table:table-cell office:value="22" office:value-type="float"/>
          <table:table-cell office:value="0.38735198974609375" office:value-type="float"/>
          <table:table-cell office:value="0.6295802593231201" office:value-type="float"/>
          <table:table-cell office:value="0.5854706764221191" office:value-type="float"/>
          <table:table-cell office:value="0.49928510189056396" office:value-type="float"/>
          <table:table-cell office:value="0.2750800848007202" office:value-type="float"/>
          <table:table-cell office:value="-0.745614230632782" office:value-type="float"/>
        </table:table-row>
        <table:table-row>
          <table:table-cell office:value="0.021058823466300954" office:value-type="float"/>
          <table:table-cell office:value="-0.04127304792404174" office:value-type="float"/>
          <table:table-cell office:value="0.05" office:value-type="float"/>
          <table:table-cell office:value="0.0225452595949173" office:value-type="float"/>
          <table:table-cell office:value="0.008321511745452887" office:value-type="float"/>
          <table:table-cell office:value="0.02092774212360382" office:value-type="float"/>
          <table:table-cell office:value="0.49364486503588545" office:value-type="float"/>
          <table:table-cell office:value="23" office:value-type="float"/>
          <table:table-cell office:value="-0.7689460515975952" office:value-type="float"/>
          <table:table-cell office:value="-0.9725232124328613" office:value-type="float"/>
          <table:table-cell office:value="0.8016362190246582" office:value-type="float"/>
          <table:table-cell office:value="0.5018136501312256" office:value-type="float"/>
          <table:table-cell office:value="-0.9025733470916748" office:value-type="float"/>
          <table:table-cell office:value="-0.9820680022239685" office:value-type="float"/>
        </table:table-row>
        <table:table-row>
          <table:table-cell office:value="0.013491570353507985" office:value-type="float"/>
          <table:table-cell office:value="-0.04427942752838134" office:value-type="float"/>
          <table:table-cell office:value="0.04600525736808777" office:value-type="float"/>
          <table:table-cell office:value="0.026444935202598576" office:value-type="float"/>
          <table:table-cell office:value="0.011123164892196662" office:value-type="float"/>
          <table:table-cell office:value="0.027419467568397523" office:value-type="float"/>
          <table:table-cell office:value="0.5014811554346528" office:value-type="float"/>
          <table:table-cell office:value="24" office:value-type="float"/>
          <table:table-cell office:value="-0.7567253112792969" office:value-type="float"/>
          <table:table-cell office:value="-0.30063796043395996" office:value-type="float"/>
          <table:table-cell office:value="-0.39947426319122314" office:value-type="float"/>
          <table:table-cell office:value="0.38996756076812744" office:value-type="float"/>
          <table:table-cell office:value="0.28016531467437744" office:value-type="float"/>
          <table:table-cell office:value="0.6491725444793701" office:value-type="float"/>
        </table:table-row>
        <table:table-row>
          <table:table-cell office:value="0.01977899730205535" office:value-type="float"/>
          <table:table-cell office:value="-0.03755026936531066" office:value-type="float"/>
          <table:table-cell office:value="0.05" office:value-type="float"/>
          <table:table-cell office:value="0.03568185269832612" office:value-type="float"/>
          <table:table-cell office:value="0.005191326737403876" office:value-type="float"/>
          <table:table-cell office:value="0.037034669518470766" office:value-type="float"/>
          <table:table-cell office:value="0.42075390222867853" office:value-type="float"/>
          <table:table-cell office:value="25" office:value-type="float"/>
          <table:table-cell office:value="0.6287426948547363" office:value-type="float"/>
          <table:table-cell office:value="0.6729158163070679" office:value-type="float"/>
          <table:table-cell office:value="0.43935084342956543" office:value-type="float"/>
          <table:table-cell office:value="0.9236917495727539" office:value-type="float"/>
          <table:table-cell office:value="-0.5931838154792786" office:value-type="float"/>
          <table:table-cell office:value="0.9615201950073242" office:value-type="float"/>
        </table:table-row>
        <table:table-row>
          <table:table-cell office:value="0.028753902316093434" office:value-type="float"/>
          <table:table-cell office:value="-0.0288860261440277" office:value-type="float"/>
          <table:table-cell office:value="0.05" office:value-type="float"/>
          <table:table-cell office:value="0.042640318274498" office:value-type="float"/>
          <table:table-cell office:value="0.0042141169309616155" office:value-type="float"/>
          <table:table-cell office:value="0.03918032109737396" office:value-type="float"/>
          <table:table-cell office:value="0.3610428443284513" office:value-type="float"/>
          <table:table-cell office:value="26" office:value-type="float"/>
          <table:table-cell office:value="0.8974905014038086" office:value-type="float"/>
          <table:table-cell office:value="0.8664243221282959" office:value-type="float"/>
          <table:table-cell office:value="0.8164329528808594" office:value-type="float"/>
          <table:table-cell office:value="0.6958465576171875" office:value-type="float"/>
          <table:table-cell office:value="-0.09772098064422607" office:value-type="float"/>
          <table:table-cell office:value="0.21456515789031982" office:value-type="float"/>
        </table:table-row>
        <table:table-row>
          <table:table-cell office:value="0.033765227198600756" office:value-type="float"/>
          <table:table-cell office:value="-0.03277796506881713" office:value-type="float"/>
          <table:table-cell office:value="0.04738718390464783" office:value-type="float"/>
          <table:table-cell office:value="0.04127791225910188" office:value-type="float"/>
          <table:table-cell office:value="0.001995344758033759" office:value-type="float"/>
          <table:table-cell office:value="0.044002426266670225" office:value-type="float"/>
          <table:table-cell office:value="0.3276599095459708" office:value-type="float"/>
          <table:table-cell office:value="27" office:value-type="float"/>
          <table:table-cell office:value="0.5011324882507324" office:value-type="float"/>
          <table:table-cell office:value="-0.38919389247894287" office:value-type="float"/>
          <table:table-cell office:value="-0.2612816095352173" office:value-type="float"/>
          <table:table-cell office:value="-0.13624060153961182" office:value-type="float"/>
          <table:table-cell office:value="-0.22187721729278564" office:value-type="float"/>
          <table:table-cell office:value="0.48221051692962646" office:value-type="float"/>
        </table:table-row>
        <table:table-row>
          <table:table-cell office:value="0.0353205507993698" office:value-type="float"/>
          <table:table-cell office:value="-0.02649491071701049" office:value-type="float"/>
          <table:table-cell office:value="0.05" office:value-type="float"/>
          <table:table-cell office:value="0.04015236377716066" office:value-type="float"/>
          <table:table-cell office:value="0.008540225625038153" office:value-type="float"/>
          <table:table-cell office:value="0.03658670604228973" office:value-type="float"/>
          <table:table-cell office:value="0.3515758272918292" office:value-type="float"/>
          <table:table-cell office:value="28" office:value-type="float"/>
          <table:table-cell office:value="0.1555323600769043" office:value-type="float"/>
          <table:table-cell office:value="0.6283054351806641" office:value-type="float"/>
          <table:table-cell office:value="0.7016782760620117" office:value-type="float"/>
          <table:table-cell office:value="-0.11255484819412231" office:value-type="float"/>
          <table:table-cell office:value="0.6544880867004395" office:value-type="float"/>
          <table:table-cell office:value="-0.7415720224380493" office:value-type="float"/>
        </table:table-row>
        <table:table-row>
          <table:table-cell office:value="0.03476101279258727" office:value-type="float"/>
          <table:table-cell office:value="-0.034015615582466116" office:value-type="float"/>
          <table:table-cell office:value="0.041555105447769164" office:value-type="float"/>
          <table:table-cell office:value="0.035351102352142345" office:value-type="float"/>
          <table:table-cell office:value="0.013017209172248847" office:value-type="float"/>
          <table:table-cell office:value="0.030776770710945124" office:value-type="float"/>
          <table:table-cell office:value="0.39330628467417206" office:value-type="float"/>
          <table:table-cell office:value="29" office:value-type="float"/>
          <table:table-cell office:value="-0.055953800678253174" office:value-type="float"/>
          <table:table-cell office:value="-0.7520704865455627" office:value-type="float"/>
          <table:table-cell office:value="-0.8444894552230835" office:value-type="float"/>
          <table:table-cell office:value="-0.48012614250183105" office:value-type="float"/>
          <table:table-cell office:value="0.44769835472106934" office:value-type="float"/>
          <table:table-cell office:value="-0.5809935331344604" office:value-type="float"/>
        </table:table-row>
        <table:table-row>
          <table:table-cell office:value="0.03124193191528319" office:value-type="float"/>
          <table:table-cell office:value="-0.027169571518898" office:value-type="float"/>
          <table:table-cell office:value="0.03734854102134705" office:value-type="float"/>
          <table:table-cell office:value="0.03040887713432313" office:value-type="float"/>
          <table:table-cell office:value="0.00944193065166474" office:value-type="float"/>
          <table:table-cell office:value="0.029809659719467158" office:value-type="float"/>
          <table:table-cell office:value="0.40668149681839644" office:value-type="float"/>
          <table:table-cell office:value="30" office:value-type="float"/>
          <table:table-cell office:value="-0.3519080877304077" office:value-type="float"/>
          <table:table-cell office:value="0.6846044063568115" office:value-type="float"/>
          <table:table-cell office:value="-0.4206564426422119" office:value-type="float"/>
          <table:table-cell office:value="-0.4942225217819214" office:value-type="float"/>
          <table:table-cell office:value="-0.35752785205841064" office:value-type="float"/>
          <table:table-cell office:value="-0.09671109914779663" office:value-type="float"/>
        </table:table-row>
        <table:table-row>
          <table:table-cell office:value="0.02649682521820067" office:value-type="float"/>
          <table:table-cell office:value="-0.022464725375175465" office:value-type="float"/>
          <table:table-cell office:value="0.046870633363723754" office:value-type="float"/>
          <table:table-cell office:value="0.03465344309806825" office:value-type="float"/>
          <table:table-cell office:value="0.016529385447502144" office:value-type="float"/>
          <table:table-cell office:value="0.03264158010482788" office:value-type="float"/>
          <table:table-cell office:value="0.41198304739689207" office:value-type="float"/>
          <table:table-cell office:value="31" office:value-type="float"/>
          <table:table-cell office:value="-0.47451066970825195" office:value-type="float"/>
          <table:table-cell office:value="0.4704846143722534" office:value-type="float"/>
          <table:table-cell office:value="0.9522092342376709" office:value-type="float"/>
          <table:table-cell office:value="0.4244565963745117" office:value-type="float"/>
          <table:table-cell office:value="0.7087454795837402" office:value-type="float"/>
          <table:table-cell office:value="0.2831920385360718" office:value-type="float"/>
        </table:table-row>
        <table:table-row>
          <table:table-cell office:value="0.02164951682090758" office:value-type="float"/>
          <table:table-cell office:value="-0.026123146414756764" office:value-type="float"/>
          <table:table-cell office:value="0.04730739116668701" office:value-type="float"/>
          <table:table-cell office:value="0.04311339020729066" office:value-type="float"/>
          <table:table-cell office:value="0.006963233947753913" office:value-type="float"/>
          <table:table-cell office:value="0.034613069295883175" office:value-type="float"/>
          <table:table-cell office:value="0.40478119091586967" office:value-type="float"/>
          <table:table-cell office:value="32" office:value-type="float"/>
          <table:table-cell office:value="-0.4847308397293091" office:value-type="float"/>
          <table:table-cell office:value="-0.3658421039581299" office:value-type="float"/>
          <table:table-cell office:value="0.043675780296325684" office:value-type="float"/>
          <table:table-cell office:value="0.8459947109222412" office:value-type="float"/>
          <table:table-cell office:value="-0.956615149974823" office:value-type="float"/>
          <table:table-cell office:value="0.19714891910552979" office:value-type="float"/>
        </table:table-row>
        <table:table-row>
          <table:table-cell office:value="0.030169863700866686" office:value-type="float"/>
          <table:table-cell office:value="-0.02410961806774138" office:value-type="float"/>
          <table:table-cell office:value="0.05" office:value-type="float"/>
          <table:table-cell office:value="0.04460459232330323" office:value-type="float"/>
          <table:table-cell office:value="0.009742602109909064" office:value-type="float"/>
          <table:table-cell office:value="0.02767503201961517" office:value-type="float"/>
          <table:table-cell office:value="0.39344064722011374" office:value-type="float"/>
          <table:table-cell office:value="33" office:value-type="float"/>
          <table:table-cell office:value="0.8520346879959106" office:value-type="float"/>
          <table:table-cell office:value="0.20135283470153809" office:value-type="float"/>
          <table:table-cell office:value="0.4066014289855957" office:value-type="float"/>
          <table:table-cell office:value="0.14912021160125732" office:value-type="float"/>
          <table:table-cell office:value="0.27793681621551514" office:value-type="float"/>
          <table:table-cell office:value="-0.6938037276268005" office:value-type="float"/>
        </table:table-row>
        <table:table-row>
          <table:table-cell office:value="0.021234832406043992" office:value-type="float"/>
          <table:table-cell office:value="-0.02905687868595122" office:value-type="float"/>
          <table:table-cell office:value="0.05" office:value-type="float"/>
          <table:table-cell office:value="0.035696700811386116" office:value-type="float"/>
          <table:table-cell office:value="0.007600305080413825" office:value-type="float"/>
          <table:table-cell office:value="0.023834329247474667" office:value-type="float"/>
          <table:table-cell office:value="0.4581864020196241" office:value-type="float"/>
          <table:table-cell office:value="34" office:value-type="float"/>
          <table:table-cell office:value="-0.8935031294822693" office:value-type="float"/>
          <table:table-cell office:value="-0.4947260618209839" office:value-type="float"/>
          <table:table-cell office:value="0.5689926147460938" office:value-type="float"/>
          <table:table-cell office:value="-0.8907891511917114" office:value-type="float"/>
          <table:table-cell office:value="-0.21422970294952393" office:value-type="float"/>
          <table:table-cell office:value="-0.3840702772140503" office:value-type="float"/>
        </table:table-row>
        <table:table-row>
          <table:table-cell office:value="0.030968932509422287" office:value-type="float"/>
          <table:table-cell office:value="-0.03659291207790374" office:value-type="float"/>
          <table:table-cell office:value="0.04062400817871094" office:value-type="float"/>
          <table:table-cell office:value="0.03950031280517579" office:value-type="float"/>
          <table:table-cell office:value="0.016491165161132817" office:value-type="float"/>
          <table:table-cell office:value="0.018411425948143004" office:value-type="float"/>
          <table:table-cell office:value="0.4495790517772865" office:value-type="float"/>
          <table:table-cell office:value="35" office:value-type="float"/>
          <table:table-cell office:value="0.9734100103378296" office:value-type="float"/>
          <table:table-cell office:value="-0.7536033391952515" office:value-type="float"/>
          <table:table-cell office:value="-0.9375991821289062" office:value-type="float"/>
          <table:table-cell office:value="0.3803611993789673" office:value-type="float"/>
          <table:table-cell office:value="0.8890860080718994" office:value-type="float"/>
          <table:table-cell office:value="-0.5422903299331665" office:value-type="float"/>
        </table:table-row>
        <table:table-row>
          <table:table-cell office:value="0.039929713606834394" office:value-type="float"/>
          <table:table-cell office:value="-0.04425080358982085" office:value-type="float"/>
          <table:table-cell office:value="0.03266628444194794" office:value-type="float"/>
          <table:table-cell office:value="0.044880707263946544" office:value-type="float"/>
          <table:table-cell office:value="0.01188360452651978" office:value-type="float"/>
          <table:table-cell office:value="0.02387969434261322" office:value-type="float"/>
          <table:table-cell office:value="0.37814818299246994" office:value-type="float"/>
          <table:table-cell office:value="36" office:value-type="float"/>
          <table:table-cell office:value="0.8960781097412109" office:value-type="float"/>
          <table:table-cell office:value="-0.7657891511917114" office:value-type="float"/>
          <table:table-cell office:value="-0.7957723736763" office:value-type="float"/>
          <table:table-cell office:value="0.5380394458770752" office:value-type="float"/>
          <table:table-cell office:value="-0.4607560634613037" office:value-type="float"/>
          <table:table-cell office:value="0.5468268394470215" office:value-type="float"/>
        </table:table-row>
        <table:table-row>
          <table:table-cell office:value="0.04447392046451567" office:value-type="float"/>
          <table:table-cell office:value="-0.03576064646244048" office:value-type="float"/>
          <table:table-cell office:value="0.028222743868827824" office:value-type="float"/>
          <table:table-cell office:value="0.049584758281707775" office:value-type="float"/>
          <table:table-cell office:value="0.017220408916473393" office:value-type="float"/>
          <table:table-cell office:value="0.021023646593093873" office:value-type="float"/>
          <table:table-cell office:value="0.36133431457670584" office:value-type="float"/>
          <table:table-cell office:value="37" office:value-type="float"/>
          <table:table-cell office:value="0.45442068576812744" office:value-type="float"/>
          <table:table-cell office:value="0.8490157127380371" office:value-type="float"/>
          <table:table-cell office:value="-0.4443540573120117" office:value-type="float"/>
          <table:table-cell office:value="0.47040510177612305" office:value-type="float"/>
          <table:table-cell office:value="0.5336804389953613" office:value-type="float"/>
          <table:table-cell office:value="-0.2856047749519348" office:value-type="float"/>
        </table:table-row>
        <table:table-row>
          <table:table-cell office:value="0.03814604461193083" office:value-type="float"/>
          <table:table-cell office:value="-0.02830812990665435" office:value-type="float"/>
          <table:table-cell office:value="0.021719786524772647" office:value-type="float"/>
          <table:table-cell office:value="0.03978072345256806" office:value-type="float"/>
          <table:table-cell office:value="0.00949963510036469" office:value-type="float"/>
          <table:table-cell office:value="0.024770989418029785" office:value-type="float"/>
          <table:table-cell office:value="0.37248905703909296" office:value-type="float"/>
          <table:table-cell office:value="38" office:value-type="float"/>
          <table:table-cell office:value="-0.6327875852584839" office:value-type="float"/>
          <table:table-cell office:value="0.7452516555786133" office:value-type="float"/>
          <table:table-cell office:value="-0.6502957344055176" office:value-type="float"/>
          <table:table-cell office:value="-0.980403482913971" office:value-type="float"/>
          <table:table-cell office:value="-0.7720773816108704" office:value-type="float"/>
          <table:table-cell office:value="0.3747342824935913" office:value-type="float"/>
        </table:table-row>
        <table:table-row>
          <table:table-cell office:value="0.029529601335525495" office:value-type="float"/>
          <table:table-cell office:value="-0.03006461024284362" office:value-type="float"/>
          <table:table-cell office:value="0.019620258212089542" office:value-type="float"/>
          <table:table-cell office:value="0.04344177901744843" office:value-type="float"/>
          <table:table-cell office:value="0.0017621499300003096" office:value-type="float"/>
          <table:table-cell office:value="0.015950634479522705" office:value-type="float"/>
          <table:table-cell office:value="0.4133454495717115" office:value-type="float"/>
          <table:table-cell office:value="39" office:value-type="float"/>
          <table:table-cell office:value="-0.8616443276405334" office:value-type="float"/>
          <table:table-cell office:value="-0.175648033618927" office:value-type="float"/>
          <table:table-cell office:value="-0.20995283126831055" office:value-type="float"/>
          <table:table-cell office:value="0.3661055564880371" office:value-type="float"/>
          <table:table-cell office:value="-0.773748517036438" office:value-type="float"/>
          <table:table-cell office:value="-0.882035493850708" office:value-type="float"/>
        </table:table-row>
        <table:table-row>
          <table:table-cell office:value="0.029693993330001812" office:value-type="float"/>
          <table:table-cell office:value="-0.022609061002731315" office:value-type="float"/>
          <table:table-cell office:value="0.018304817676544193" office:value-type="float"/>
          <table:table-cell office:value="0.04994876682758332" office:value-type="float"/>
          <table:table-cell office:value="-0.0009407258033752399" office:value-type="float"/>
          <table:table-cell office:value="0.014214251041412353" office:value-type="float"/>
          <table:table-cell office:value="0.39072741304894026" office:value-type="float"/>
          <table:table-cell office:value="40" office:value-type="float"/>
          <table:table-cell office:value="0.016439199447631836" office:value-type="float"/>
          <table:table-cell office:value="0.7455549240112305" office:value-type="float"/>
          <table:table-cell office:value="-0.1315440535545349" office:value-type="float"/>
          <table:table-cell office:value="0.6506987810134888" office:value-type="float"/>
          <table:table-cell office:value="-0.27028757333755493" office:value-type="float"/>
          <table:table-cell office:value="-0.17363834381103516" office:value-type="float"/>
        </table:table-row>
        <table:table-row>
          <table:table-cell office:value="0.034197874069213846" office:value-type="float"/>
          <table:table-cell office:value="-0.03158257067203521" office:value-type="float"/>
          <table:table-cell office:value="0.02089468121528626" office:value-type="float"/>
          <table:table-cell office:value="0.04541754186153413" office:value-type="float"/>
          <table:table-cell office:value="-0.0046213746070861775" office:value-type="float"/>
          <table:table-cell office:value="0.009713255167007447" office:value-type="float"/>
          <table:table-cell office:value="0.40178454543946157" office:value-type="float"/>
          <table:table-cell office:value="41" office:value-type="float"/>
          <table:table-cell office:value="0.4503880739212036" office:value-type="float"/>
          <table:table-cell office:value="-0.8973509669303894" office:value-type="float"/>
          <table:table-cell office:value="0.25898635387420654" office:value-type="float"/>
          <table:table-cell office:value="-0.45312249660491943" office:value-type="float"/>
          <table:table-cell office:value="-0.36806488037109375" office:value-type="float"/>
          <table:table-cell office:value="-0.4500995874404907" office:value-type="float"/>
        </table:table-row>
        <table:table-row>
          <table:table-cell office:value="0.04288810372352598" office:value-type="float"/>
          <table:table-cell office:value="-0.03499789893627166" office:value-type="float"/>
          <table:table-cell office:value="0.02467418432235718" office:value-type="float"/>
          <table:table-cell office:value="0.05" office:value-type="float"/>
          <table:table-cell office:value="9.02104377746623e-05" office:value-type="float"/>
          <table:table-cell office:value="0.012814978361129761" office:value-type="float"/>
          <table:table-cell office:value="0.3654723226771986" office:value-type="float"/>
          <table:table-cell office:value="42" office:value-type="float"/>
          <table:table-cell office:value="0.8690229654312134" office:value-type="float"/>
          <table:table-cell office:value="-0.341532826423645" office:value-type="float"/>
          <table:table-cell office:value="0.3779503107070923" office:value-type="float"/>
          <table:table-cell office:value="0.46942853927612305" office:value-type="float"/>
          <table:table-cell office:value="0.471158504486084" office:value-type="float"/>
          <table:table-cell office:value="0.31017231941223145" office:value-type="float"/>
        </table:table-row>
        <table:table-row>
          <table:table-cell office:value="0.05" office:value-type="float"/>
          <table:table-cell office:value="-0.040671119689941394" office:value-type="float"/>
          <table:table-cell office:value="0.023781032562255864" office:value-type="float"/>
          <table:table-cell office:value="0.04440173268318177" office:value-type="float"/>
          <table:table-cell office:value="0.00686144590377808" office:value-type="float"/>
          <table:table-cell office:value="0.01667439341545105" office:value-type="float"/>
          <table:table-cell office:value="0.34929315316583065" office:value-type="float"/>
          <table:table-cell office:value="43" office:value-type="float"/>
          <table:table-cell office:value="0.81109619140625" office:value-type="float"/>
          <table:table-cell office:value="-0.5673220753669739" office:value-type="float"/>
          <table:table-cell office:value="-0.08931517601013184" office:value-type="float"/>
          <table:table-cell office:value="-0.5598267316818237" office:value-type="float"/>
          <table:table-cell office:value="0.6771235466003418" office:value-type="float"/>
          <table:table-cell office:value="0.3859415054321289" office:value-type="float"/>
        </table:table-row>
        <table:table-row>
          <table:table-cell office:value="0.05" office:value-type="float"/>
          <table:table-cell office:value="-0.03608603358268737" office:value-type="float"/>
          <table:table-cell office:value="0.017918488979339606" office:value-type="float"/>
          <table:table-cell office:value="0.048448923826217655" office:value-type="float"/>
          <table:table-cell office:value="0.005265457034111027" office:value-type="float"/>
          <table:table-cell office:value="0.023442140817642215" office:value-type="float"/>
          <table:table-cell office:value="0.3101428299216105" office:value-type="float"/>
          <table:table-cell office:value="44" office:value-type="float"/>
          <table:table-cell office:value="0.30991673469543457" office:value-type="float"/>
          <table:table-cell office:value="0.45850861072540283" office:value-type="float"/>
          <table:table-cell office:value="-0.586254358291626" office:value-type="float"/>
          <table:table-cell office:value="0.40471911430358887" office:value-type="float"/>
          <table:table-cell office:value="-0.15959888696670532" office:value-type="float"/>
          <table:table-cell office:value="0.6767747402191162" office:value-type="float"/>
        </table:table-row>
        <table:table-row>
          <table:table-cell office:value="0.04270904004573822" office:value-type="float"/>
          <table:table-cell office:value="-0.039758477210998525" office:value-type="float"/>
          <table:table-cell office:value="0.02558571100234986" office:value-type="float"/>
          <table:table-cell office:value="0.04314003765583039" office:value-type="float"/>
          <table:table-cell office:value="-0.0015057790279388392" office:value-type="float"/>
          <table:table-cell office:value="0.028857115507125858" office:value-type="float"/>
          <table:table-cell office:value="0.3294894592428294" office:value-type="float"/>
          <table:table-cell office:value="45" office:value-type="float"/>
          <table:table-cell office:value="-0.729095995426178" office:value-type="float"/>
          <table:table-cell office:value="-0.3672443628311157" office:value-type="float"/>
          <table:table-cell office:value="0.7667222023010254" office:value-type="float"/>
          <table:table-cell office:value="-0.5308886170387268" office:value-type="float"/>
          <table:table-cell office:value="-0.6771236062049866" office:value-type="float"/>
          <table:table-cell office:value="0.5414974689483643" office:value-type="float"/>
        </table:table-row>
        <table:table-row>
          <table:table-cell office:value="0.04931216895580292" office:value-type="float"/>
          <table:table-cell office:value="-0.032338148355484" office:value-type="float"/>
          <table:table-cell office:value="0.029750039577484136" office:value-type="float"/>
          <table:table-cell office:value="0.05" office:value-type="float"/>
          <table:table-cell office:value="0.008124864101409916" office:value-type="float"/>
          <table:table-cell office:value="0.029354652166366582" office:value-type="float"/>
          <table:table-cell office:value="0.30436082353440364" office:value-type="float"/>
          <table:table-cell office:value="46" office:value-type="float"/>
          <table:table-cell office:value="0.6603128910064697" office:value-type="float"/>
          <table:table-cell office:value="0.7420328855514526" office:value-type="float"/>
          <table:table-cell office:value="0.41643285751342773" office:value-type="float"/>
          <table:table-cell office:value="0.7471860647201538" office:value-type="float"/>
          <table:table-cell office:value="0.9630643129348755" office:value-type="float"/>
          <table:table-cell office:value="0.049753665924072266" office:value-type="float"/>
        </table:table-row>
        <table:table-row>
          <table:table-cell office:value="0.0495223218202591" office:value-type="float"/>
          <table:table-cell office:value="-0.026141102313995353" office:value-type="float"/>
          <table:table-cell office:value="0.02640058279037476" office:value-type="float"/>
          <table:table-cell office:value="0.05" office:value-type="float"/>
          <table:table-cell office:value="0.011213157176971439" office:value-type="float"/>
          <table:table-cell office:value="0.028349554538726812" office:value-type="float"/>
          <table:table-cell office:value="0.3037791723763378" office:value-type="float"/>
          <table:table-cell office:value="47" office:value-type="float"/>
          <table:table-cell office:value="0.021015286445617676" office:value-type="float"/>
          <table:table-cell office:value="0.6197046041488647" office:value-type="float"/>
          <table:table-cell office:value="-0.3349456787109375" office:value-type="float"/>
          <table:table-cell office:value="0.8230576515197754" office:value-type="float"/>
          <table:table-cell office:value="0.30882930755615234" office:value-type="float"/>
          <table:table-cell office:value="-0.10050976276397705" office:value-type="float"/>
        </table:table-row>
        <table:table-row>
          <table:table-cell office:value="0.03994215488433838" office:value-type="float"/>
          <table:table-cell office:value="-0.022008337974548334" office:value-type="float"/>
          <table:table-cell office:value="0.017952305078506474" office:value-type="float"/>
          <table:table-cell office:value="0.05" office:value-type="float"/>
          <table:table-cell office:value="0.017400435209274295" office:value-type="float"/>
          <table:table-cell office:value="0.01970254182815552" office:value-type="float"/>
          <table:table-cell office:value="0.36079161454376285" office:value-type="float"/>
          <table:table-cell office:value="48" office:value-type="float"/>
          <table:table-cell office:value="-0.9580166935920715" office:value-type="float"/>
          <table:table-cell office:value="0.41327643394470215" office:value-type="float"/>
          <table:table-cell office:value="-0.8448277711868286" office:value-type="float"/>
          <table:table-cell office:value="0.40902161598205566" office:value-type="float"/>
          <table:table-cell office:value="0.6187278032302856" office:value-type="float"/>
          <table:table-cell office:value="-0.8647012710571289" office:value-type="float"/>
        </table:table-row>
        <table:table-row>
          <table:table-cell office:value="0.041801306009292605" office:value-type="float"/>
          <table:table-cell office:value="-0.030605732798576347" office:value-type="float"/>
          <table:table-cell office:value="0.014348229765892033" office:value-type="float"/>
          <table:table-cell office:value="0.046562579274177555" office:value-type="float"/>
          <table:table-cell office:value="0.024377140998840335" office:value-type="float"/>
          <table:table-cell office:value="0.015374790430068973" office:value-type="float"/>
          <table:table-cell office:value="0.3832137805609736" office:value-type="float"/>
          <table:table-cell office:value="49" office:value-type="float"/>
          <table:table-cell office:value="0.18591511249542236" office:value-type="float"/>
          <table:table-cell office:value="-0.8597394824028015" office:value-type="float"/>
          <table:table-cell office:value="-0.3604075312614441" office:value-type="float"/>
          <table:table-cell office:value="-0.3437420725822449" office:value-type="float"/>
          <table:table-cell office:value="0.697670578956604" office:value-type="float"/>
          <table:table-cell office:value="-0.4327751398086548" office:value-type="float"/>
        </table:table-row>
        <table:table-row>
          <table:table-cell office:value="0.037830924987792974" office:value-type="float"/>
          <table:table-cell office:value="-0.03361319959163665" office:value-type="float"/>
          <table:table-cell office:value="0.01487122476100922" office:value-type="float"/>
          <table:table-cell office:value="0.04324315309524537" office:value-type="float"/>
          <table:table-cell office:value="0.01795422732830048" office:value-type="float"/>
          <table:table-cell office:value="0.018028783798217776" office:value-type="float"/>
          <table:table-cell office:value="0.3932458209366752" office:value-type="float"/>
          <table:table-cell office:value="50" office:value-type="float"/>
          <table:table-cell office:value="-0.3970381021499634" office:value-type="float"/>
          <table:table-cell office:value="-0.3007466793060303" office:value-type="float"/>
          <table:table-cell office:value="0.05229949951171875" office:value-type="float"/>
          <table:table-cell office:value="-0.331942617893219" office:value-type="float"/>
          <table:table-cell office:value="-0.6422913670539856" office:value-type="float"/>
          <table:table-cell office:value="0.26539933681488037" office:value-type="float"/>
        </table:table-row>
        <table:table-row>
          <table:table-cell office:value="0.04018401145935059" office:value-type="float"/>
          <table:table-cell office:value="-0.0393227332830429" office:value-type="float"/>
          <table:table-cell office:value="0.008400503993034367" office:value-type="float"/>
          <table:table-cell office:value="0.04856872081756592" office:value-type="float"/>
          <table:table-cell office:value="0.025704302191734318" office:value-type="float"/>
          <table:table-cell office:value="0.012842635512351992" office:value-type="float"/>
          <table:table-cell office:value="0.3868934984536253" office:value-type="float"/>
          <table:table-cell office:value="51" office:value-type="float"/>
          <table:table-cell office:value="0.23530864715576172" office:value-type="float"/>
          <table:table-cell office:value="-0.570953369140625" office:value-type="float"/>
          <table:table-cell office:value="-0.6470720767974854" office:value-type="float"/>
          <table:table-cell office:value="0.5325567722320557" office:value-type="float"/>
          <table:table-cell office:value="0.7750074863433838" office:value-type="float"/>
          <table:table-cell office:value="-0.5186148285865784" office:value-type="float"/>
        </table:table-row>
        <table:table-row>
          <table:table-cell office:value="0.038329192399978645" office:value-type="float"/>
          <table:table-cell office:value="-0.046214163899421686" office:value-type="float"/>
          <table:table-cell office:value="0.00353184282779694" office:value-type="float"/>
          <table:table-cell office:value="0.05" office:value-type="float"/>
          <table:table-cell office:value="0.016486079692840577" office:value-type="float"/>
          <table:table-cell office:value="0.019486704468727113" office:value-type="float"/>
          <table:table-cell office:value="0.3521206594258604" office:value-type="float"/>
          <table:table-cell office:value="52" office:value-type="float"/>
          <table:table-cell office:value="-0.18548190593719482" office:value-type="float"/>
          <table:table-cell office:value="-0.6891430616378784" office:value-type="float"/>
          <table:table-cell office:value="-0.4868661165237427" office:value-type="float"/>
          <table:table-cell office:value="0.7237770557403564" office:value-type="float"/>
          <table:table-cell office:value="-0.9218222498893738" office:value-type="float"/>
          <table:table-cell office:value="0.6644068956375122" office:value-type="float"/>
        </table:table-row>
        <table:table-row>
          <table:table-cell office:value="0.04743873596191407" office:value-type="float"/>
          <table:table-cell office:value="-0.05" office:value-type="float"/>
          <table:table-cell office:value="0.005679661631584171" office:value-type="float"/>
          <table:table-cell office:value="0.05" office:value-type="float"/>
          <table:table-cell office:value="0.023839857578277588" office:value-type="float"/>
          <table:table-cell office:value="0.021682713627815247" office:value-type="float"/>
          <table:table-cell office:value="0.32194849912034923" office:value-type="float"/>
          <table:table-cell office:value="53" office:value-type="float"/>
          <table:table-cell office:value="0.9109543561935425" office:value-type="float"/>
          <table:table-cell office:value="-0.6150627136230469" office:value-type="float"/>
          <table:table-cell office:value="0.21478188037872314" office:value-type="float"/>
          <table:table-cell office:value="0.9682559967041016" office:value-type="float"/>
          <table:table-cell office:value="0.7353777885437012" office:value-type="float"/>
          <table:table-cell office:value="0.21960091590881348" office:value-type="float"/>
        </table:table-row>
        <table:table-row>
          <table:table-cell office:value="0.03917754650115968" office:value-type="float"/>
          <table:table-cell office:value="-0.05" office:value-type="float"/>
          <table:table-cell office:value="0.0004416108131408726" office:value-type="float"/>
          <table:table-cell office:value="0.04051299631595612" office:value-type="float"/>
          <table:table-cell office:value="0.030862908363342285" office:value-type="float"/>
          <table:table-cell office:value="0.01803592562675476" office:value-type="float"/>
          <table:table-cell office:value="0.3755458425059271" office:value-type="float"/>
          <table:table-cell office:value="54" office:value-type="float"/>
          <table:table-cell office:value="-0.8261189460754395" office:value-type="float"/>
          <table:table-cell office:value="-0.8365475535392761" office:value-type="float"/>
          <table:table-cell office:value="-0.5238050818443298" office:value-type="float"/>
          <table:table-cell office:value="-0.9487003684043884" office:value-type="float"/>
          <table:table-cell office:value="0.7023050785064697" office:value-type="float"/>
          <table:table-cell office:value="-0.3646788001060486" office:value-type="float"/>
        </table:table-row>
        <table:table-row>
          <table:table-cell office:value="0.03290990054607392" office:value-type="float"/>
          <table:table-cell office:value="-0.05" office:value-type="float"/>
          <table:table-cell office:value="0.008068519830703738" office:value-type="float"/>
          <table:table-cell office:value="0.036972880959510804" office:value-type="float"/>
          <table:table-cell office:value="0.0258112633228302" office:value-type="float"/>
          <table:table-cell office:value="0.018678205013275145" office:value-type="float"/>
          <table:table-cell office:value="0.4146902034283847" office:value-type="float"/>
          <table:table-cell office:value="55" office:value-type="float"/>
          <table:table-cell office:value="-0.6267645955085754" office:value-type="float"/>
          <table:table-cell office:value="-0.3052852153778076" office:value-type="float"/>
          <table:table-cell office:value="0.7626909017562866" office:value-type="float"/>
          <table:table-cell office:value="-0.35401153564453125" office:value-type="float"/>
          <table:table-cell office:value="-0.5051645040512085" office:value-type="float"/>
          <table:table-cell office:value="0.06422793865203857" office:value-type="float"/>
        </table:table-row>
        <table:table-row>
          <table:table-cell office:value="0.04084680974483491" office:value-type="float"/>
          <table:table-cell office:value="-0.05" office:value-type="float"/>
          <table:table-cell office:value="0.016173726320266726" office:value-type="float"/>
          <table:table-cell office:value="0.0382956999540329" office:value-type="float"/>
          <table:table-cell office:value="0.03145644545555115" office:value-type="float"/>
          <table:table-cell office:value="0.019738030433654782" office:value-type="float"/>
          <table:table-cell office:value="0.3965805767507315" office:value-type="float"/>
          <table:table-cell office:value="56" office:value-type="float"/>
          <table:table-cell office:value="0.7936909198760986" office:value-type="float"/>
          <table:table-cell office:value="-0.8686279654502869" office:value-type="float"/>
          <table:table-cell office:value="0.8105206489562988" office:value-type="float"/>
          <table:table-cell office:value="0.13228189945220947" office:value-type="float"/>
          <table:table-cell office:value="0.5645182132720947" office:value-type="float"/>
          <table:table-cell office:value="0.10598254203796387" office:value-type="float"/>
        </table:table-row>
        <table:table-row>
          <table:table-cell office:value="0.04454327523708344" office:value-type="float"/>
          <table:table-cell office:value="-0.05" office:value-type="float"/>
          <table:table-cell office:value="0.012492018938064578" office:value-type="float"/>
          <table:table-cell office:value="0.031349543333053585" office:value-type="float"/>
          <table:table-cell office:value="0.03282575488090515" office:value-type="float"/>
          <table:table-cell office:value="0.025039181709289548" office:value-type="float"/>
          <table:table-cell office:value="0.3695512410731957" office:value-type="float"/>
          <table:table-cell office:value="57" office:value-type="float"/>
          <table:table-cell office:value="0.3696465492248535" office:value-type="float"/>
          <table:table-cell office:value="-0.8604710698127747" office:value-type="float"/>
          <table:table-cell office:value="-0.36817073822021484" office:value-type="float"/>
          <table:table-cell office:value="-0.6946156620979309" office:value-type="float"/>
          <table:table-cell office:value="0.1369309425354004" office:value-type="float"/>
          <table:table-cell office:value="0.5301151275634766" office:value-type="float"/>
        </table:table-row>
        <table:table-row>
          <table:table-cell office:value="0.03646295368671418" office:value-type="float"/>
          <table:table-cell office:value="-0.046952428817749026" office:value-type="float"/>
          <table:table-cell office:value="0.007842698097229006" office:value-type="float"/>
          <table:table-cell office:value="0.030959281325340267" office:value-type="float"/>
          <table:table-cell office:value="0.03194264113903046" office:value-type="float"/>
          <table:table-cell office:value="0.015675197839736935" office:value-type="float"/>
          <table:table-cell office:value="0.42646122039378936" office:value-type="float"/>
          <table:table-cell office:value="58" office:value-type="float"/>
          <table:table-cell office:value="-0.8080321550369263" office:value-type="float"/>
          <table:table-cell office:value="0.30475711822509766" office:value-type="float"/>
          <table:table-cell office:value="-0.46493208408355713" office:value-type="float"/>
          <table:table-cell office:value="-0.03902620077133179" office:value-type="float"/>
          <table:table-cell office:value="-0.08831137418746948" office:value-type="float"/>
          <table:table-cell office:value="-0.9363983869552612" office:value-type="float"/>
        </table:table-row>
        <table:table-row>
          <table:table-cell office:value="0.04357775986194611" office:value-type="float"/>
          <table:table-cell office:value="-0.04633677840232849" office:value-type="float"/>
          <table:table-cell office:value="0.004140178561210635" office:value-type="float"/>
          <table:table-cell office:value="0.02803055346012115" office:value-type="float"/>
          <table:table-cell office:value="0.0252319210767746" office:value-type="float"/>
          <table:table-cell office:value="0.012808756828308102" office:value-type="float"/>
          <table:table-cell office:value="0.4062851321349089" office:value-type="float"/>
          <table:table-cell office:value="59" office:value-type="float"/>
          <table:table-cell office:value="0.7114806175231934" office:value-type="float"/>
          <table:table-cell office:value="0.06156504154205322" office:value-type="float"/>
          <table:table-cell office:value="-0.37025195360183716" office:value-type="float"/>
          <table:table-cell office:value="-0.2928727865219116" office:value-type="float"/>
          <table:table-cell office:value="-0.6710720062255859" office:value-type="float"/>
          <table:table-cell office:value="-0.2866441011428833" office:value-type="float"/>
        </table:table-row>
        <table:table-row>
          <table:table-cell office:value="0.04687200963497162" office:value-type="float"/>
          <table:table-cell office:value="-0.04693797528743744" office:value-type="float"/>
          <table:table-cell office:value="0.008233236670494082" office:value-type="float"/>
          <table:table-cell office:value="0.02969605863094329" office:value-type="float"/>
          <table:table-cell office:value="0.017984886765480046" office:value-type="float"/>
          <table:table-cell office:value="0.009057557582855221" office:value-type="float"/>
          <table:table-cell office:value="0.40606726969519963" office:value-type="float"/>
          <table:table-cell office:value="60" office:value-type="float"/>
          <table:table-cell office:value="0.32942497730255127" office:value-type="float"/>
          <table:table-cell office:value="-0.060119688510894775" office:value-type="float"/>
          <table:table-cell office:value="0.4093058109283447" office:value-type="float"/>
          <table:table-cell office:value="0.16655051708221436" office:value-type="float"/>
          <table:table-cell office:value="-0.7247034311294556" office:value-type="float"/>
          <table:table-cell office:value="-0.3751199245452881" office:value-type="float"/>
        </table:table-row>
      </table:table>
      <table:table table:name="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5430368185043335" office:value-type="float"/>
          <table:table-cell office:value="-0.0018435865640640259" office:value-type="float"/>
          <table:table-cell office:value="0.007281930446624756" office:value-type="float"/>
          <table:table-cell office:value="0.004118341207504273" office:value-type="float"/>
          <table:table-cell office:value="0.004022622108459472" office:value-type="float"/>
          <table:table-cell office:value="0.0020917153358459475" office:value-type="float"/>
          <table:table-cell office:value="0.5329709906017072" office:value-type="float"/>
          <table:table-cell office:value="1" office:value-type="float"/>
          <table:table-cell office:value="0.5430368185043335" office:value-type="float"/>
          <table:table-cell office:value="-0.1843586564064026" office:value-type="float"/>
          <table:table-cell office:value="0.7281930446624756" office:value-type="float"/>
          <table:table-cell office:value="0.41183412075042725" office:value-type="float"/>
          <table:table-cell office:value="0.40226221084594727" office:value-type="float"/>
          <table:table-cell office:value="0.20917153358459473" office:value-type="float"/>
        </table:table-row>
        <table:table-row>
          <table:table-cell office:value="-0.0028235363960266114" office:value-type="float"/>
          <table:table-cell office:value="0.007853363156318665" office:value-type="float"/>
          <table:table-cell office:value="0.008749010562896729" office:value-type="float"/>
          <table:table-cell office:value="0.006504675149917602" office:value-type="float"/>
          <table:table-cell office:value="0.010930114984512329" office:value-type="float"/>
          <table:table-cell office:value="-0.006972991824150086" office:value-type="float"/>
          <table:table-cell office:value="0.5687848286158859" office:value-type="float"/>
          <table:table-cell office:value="2" office:value-type="float"/>
          <table:table-cell office:value="-0.8253904581069946" office:value-type="float"/>
          <table:table-cell office:value="0.969694972038269" office:value-type="float"/>
          <table:table-cell office:value="0.14670801162719727" office:value-type="float"/>
          <table:table-cell office:value="0.238633394241333" office:value-type="float"/>
          <table:table-cell office:value="0.6907492876052856" office:value-type="float"/>
          <table:table-cell office:value="-0.9064707159996033" office:value-type="float"/>
        </table:table-row>
        <table:table-row>
          <table:table-cell office:value="-0.0035415863990783695" office:value-type="float"/>
          <table:table-cell office:value="6.743848323822067e-05" office:value-type="float"/>
          <table:table-cell office:value="0.01116985321044922" office:value-type="float"/>
          <table:table-cell office:value="0.008795642852783203" office:value-type="float"/>
          <table:table-cell office:value="0.00827031135559082" office:value-type="float"/>
          <table:table-cell office:value="-0.00483816683292389" office:value-type="float"/>
          <table:table-cell office:value="0.5791097967833311" office:value-type="float"/>
          <table:table-cell office:value="3" office:value-type="float"/>
          <table:table-cell office:value="-0.07180500030517578" office:value-type="float"/>
          <table:table-cell office:value="-0.7785924673080444" office:value-type="float"/>
          <table:table-cell office:value="0.24208426475524902" office:value-type="float"/>
          <table:table-cell office:value="0.22909677028656006" office:value-type="float"/>
          <table:table-cell office:value="-0.2659803628921509" office:value-type="float"/>
          <table:table-cell office:value="0.21348249912261963" office:value-type="float"/>
        </table:table-row>
        <table:table-row>
          <table:table-cell office:value="-0.007505852580070496" office:value-type="float"/>
          <table:table-cell office:value="0.004465479254722596" office:value-type="float"/>
          <table:table-cell office:value="0.016264019012451173" office:value-type="float"/>
          <table:table-cell office:value="2.4460554122925082e-05" office:value-type="float"/>
          <table:table-cell office:value="0.016880378723144532" office:value-type="float"/>
          <table:table-cell office:value="0.003174861073493956" office:value-type="float"/>
          <table:table-cell office:value="0.5229334379689727" office:value-type="float"/>
          <table:table-cell office:value="4" office:value-type="float"/>
          <table:table-cell office:value="-0.39642661809921265" office:value-type="float"/>
          <table:table-cell office:value="0.4398040771484375" office:value-type="float"/>
          <table:table-cell office:value="0.5094165802001953" office:value-type="float"/>
          <table:table-cell office:value="-0.8771182298660278" office:value-type="float"/>
          <table:table-cell office:value="0.8610067367553711" office:value-type="float"/>
          <table:table-cell office:value="0.8013027906417847" office:value-type="float"/>
        </table:table-row>
        <table:table-row>
          <table:table-cell office:value="-0.010008898377418519" office:value-type="float"/>
          <table:table-cell office:value="-0.00095813512802124" office:value-type="float"/>
          <table:table-cell office:value="0.011025911569595339" office:value-type="float"/>
          <table:table-cell office:value="0.007800904512405396" office:value-type="float"/>
          <table:table-cell office:value="0.01895780682563782" office:value-type="float"/>
          <table:table-cell office:value="0.011642774939537047" office:value-type="float"/>
          <table:table-cell office:value="0.5328032641524291" office:value-type="float"/>
          <table:table-cell office:value="5" office:value-type="float"/>
          <table:table-cell office:value="-0.25030457973480225" office:value-type="float"/>
          <table:table-cell office:value="-0.5423614382743835" office:value-type="float"/>
          <table:table-cell office:value="-0.5238107442855835" office:value-type="float"/>
          <table:table-cell office:value="0.7776443958282471" office:value-type="float"/>
          <table:table-cell office:value="0.2077428102493286" office:value-type="float"/>
          <table:table-cell office:value="0.8467913866043091" office:value-type="float"/>
        </table:table-row>
        <table:table-row>
          <table:table-cell office:value="-0.019158084392547608" office:value-type="float"/>
          <table:table-cell office:value="0.0028883481025695802" office:value-type="float"/>
          <table:table-cell office:value="0.004670596718788149" office:value-type="float"/>
          <table:table-cell office:value="0.0028805392980575566" office:value-type="float"/>
          <table:table-cell office:value="0.009623441696166994" office:value-type="float"/>
          <table:table-cell office:value="0.014399170279502868" office:value-type="float"/>
          <table:table-cell office:value="0.5395266792539399" office:value-type="float"/>
          <table:table-cell office:value="6" office:value-type="float"/>
          <table:table-cell office:value="-0.9149186015129089" office:value-type="float"/>
          <table:table-cell office:value="0.38464832305908203" office:value-type="float"/>
          <table:table-cell office:value="-0.635531485080719" office:value-type="float"/>
          <table:table-cell office:value="-0.49203652143478394" office:value-type="float"/>
          <table:table-cell office:value="-0.9334365129470825" office:value-type="float"/>
          <table:table-cell office:value="0.27563953399658203" office:value-type="float"/>
        </table:table-row>
        <table:table-row>
          <table:table-cell office:value="-0.011788486242294312" office:value-type="float"/>
          <table:table-cell office:value="0.0027340948581695557" office:value-type="float"/>
          <table:table-cell office:value="0.013607659935951234" office:value-type="float"/>
          <table:table-cell office:value="-0.0022444212436676025" office:value-type="float"/>
          <table:table-cell office:value="0.0011871671676635751" office:value-type="float"/>
          <table:table-cell office:value="0.017864789366722107" office:value-type="float"/>
          <table:table-cell office:value="0.48054949148002873" office:value-type="float"/>
          <table:table-cell office:value="7" office:value-type="float"/>
          <table:table-cell office:value="0.7369598150253296" office:value-type="float"/>
          <table:table-cell office:value="-0.015425324440002441" office:value-type="float"/>
          <table:table-cell office:value="0.8937063217163086" office:value-type="float"/>
          <table:table-cell office:value="-0.5124960541725159" office:value-type="float"/>
          <table:table-cell office:value="-0.8436274528503418" office:value-type="float"/>
          <table:table-cell office:value="0.34656190872192383" office:value-type="float"/>
        </table:table-row>
        <table:table-row>
          <table:table-cell office:value="-0.00897527813911438" office:value-type="float"/>
          <table:table-cell office:value="0.01264365553855896" office:value-type="float"/>
          <table:table-cell office:value="0.011321640610694886" office:value-type="float"/>
          <table:table-cell office:value="-0.006223095059394837" office:value-type="float"/>
          <table:table-cell office:value="0.010775763988494873" office:value-type="float"/>
          <table:table-cell office:value="0.008056880831718445" office:value-type="float"/>
          <table:table-cell office:value="0.4862916348621954" office:value-type="float"/>
          <table:table-cell office:value="8" office:value-type="float"/>
          <table:table-cell office:value="0.28132081031799316" office:value-type="float"/>
          <table:table-cell office:value="0.9909560680389404" office:value-type="float"/>
          <table:table-cell office:value="-0.22860193252563477" office:value-type="float"/>
          <table:table-cell office:value="-0.3978673815727234" office:value-type="float"/>
          <table:table-cell office:value="0.9588596820831299" office:value-type="float"/>
          <table:table-cell office:value="-0.9807908535003662" office:value-type="float"/>
        </table:table-row>
        <table:table-row>
          <table:table-cell office:value="-0.0032349574565887444" office:value-type="float"/>
          <table:table-cell office:value="0.003610374331474304" office:value-type="float"/>
          <table:table-cell office:value="0.018658781647682192" office:value-type="float"/>
          <table:table-cell office:value="-0.0034918230772018437" office:value-type="float"/>
          <table:table-cell office:value="0.020435259342193604" office:value-type="float"/>
          <table:table-cell office:value="0.01385941207408905" office:value-type="float"/>
          <table:table-cell office:value="0.464366687237107" office:value-type="float"/>
          <table:table-cell office:value="9" office:value-type="float"/>
          <table:table-cell office:value="0.5740320682525635" office:value-type="float"/>
          <table:table-cell office:value="-0.9033281207084656" office:value-type="float"/>
          <table:table-cell office:value="0.7337141036987305" office:value-type="float"/>
          <table:table-cell office:value="0.2731271982192993" office:value-type="float"/>
          <table:table-cell office:value="0.965949535369873" office:value-type="float"/>
          <table:table-cell office:value="0.5802531242370605" office:value-type="float"/>
        </table:table-row>
        <table:table-row>
          <table:table-cell office:value="-0.009790459275245666" office:value-type="float"/>
          <table:table-cell office:value="-0.002200798988342285" office:value-type="float"/>
          <table:table-cell office:value="0.026932409405708315" office:value-type="float"/>
          <table:table-cell office:value="-0.01114820420742035" office:value-type="float"/>
          <table:table-cell office:value="0.012777624130249025" office:value-type="float"/>
          <table:table-cell office:value="0.022247254252433776" office:value-type="float"/>
          <table:table-cell office:value="0.42654542343065477" office:value-type="float"/>
          <table:table-cell office:value="10" office:value-type="float"/>
          <table:table-cell office:value="-0.6555501818656921" office:value-type="float"/>
          <table:table-cell office:value="-0.5811173319816589" office:value-type="float"/>
          <table:table-cell office:value="0.8273627758026123" office:value-type="float"/>
          <table:table-cell office:value="-0.7656381130218506" office:value-type="float"/>
          <table:table-cell office:value="-0.765763521194458" office:value-type="float"/>
          <table:table-cell office:value="0.8387842178344727" office:value-type="float"/>
        </table:table-row>
        <table:table-row>
          <table:table-cell office:value="-0.018971672058105467" office:value-type="float"/>
          <table:table-cell office:value="-0.0010292279720306395" office:value-type="float"/>
          <table:table-cell office:value="0.02040262818336487" office:value-type="float"/>
          <table:table-cell office:value="-0.008720954060554505" office:value-type="float"/>
          <table:table-cell office:value="0.011473087072372438" office:value-type="float"/>
          <table:table-cell office:value="0.014620390534400939" office:value-type="float"/>
          <table:table-cell office:value="0.48980667905461633" office:value-type="float"/>
          <table:table-cell office:value="11" office:value-type="float"/>
          <table:table-cell office:value="-0.9181212782859802" office:value-type="float"/>
          <table:table-cell office:value="0.11715710163116455" office:value-type="float"/>
          <table:table-cell office:value="-0.6529781222343445" office:value-type="float"/>
          <table:table-cell office:value="0.24272501468658447" office:value-type="float"/>
          <table:table-cell office:value="-0.1304537057876587" office:value-type="float"/>
          <table:table-cell office:value="-0.7626863718032837" office:value-type="float"/>
        </table:table-row>
        <table:table-row>
          <table:table-cell office:value="-0.010105307102203366" office:value-type="float"/>
          <table:table-cell office:value="-0.007377238869667053" office:value-type="float"/>
          <table:table-cell office:value="0.01565018355846405" office:value-type="float"/>
          <table:table-cell office:value="-0.0051877409219741825" office:value-type="float"/>
          <table:table-cell office:value="0.01107001841068268" office:value-type="float"/>
          <table:table-cell office:value="0.0053100651502609245" office:value-type="float"/>
          <table:table-cell office:value="0.5392639467264793" office:value-type="float"/>
          <table:table-cell office:value="12" office:value-type="float"/>
          <table:table-cell office:value="0.88663649559021" office:value-type="float"/>
          <table:table-cell office:value="-0.6348010897636414" office:value-type="float"/>
          <table:table-cell office:value="-0.4752444624900818" office:value-type="float"/>
          <table:table-cell office:value="0.3533213138580322" office:value-type="float"/>
          <table:table-cell office:value="-0.04030686616897583" office:value-type="float"/>
          <table:table-cell office:value="-0.9310325384140015" office:value-type="float"/>
        </table:table-row>
        <table:table-row>
          <table:table-cell office:value="-0.014455418586730953" office:value-type="float"/>
          <table:table-cell office:value="-0.00925161063671112" office:value-type="float"/>
          <table:table-cell office:value="0.014082757830619812" office:value-type="float"/>
          <table:table-cell office:value="0.0020086497068405153" office:value-type="float"/>
          <table:table-cell office:value="0.008314889073371889" office:value-type="float"/>
          <table:table-cell office:value="0.00012177765369415176" office:value-type="float"/>
          <table:table-cell office:value="0.5878460039138456" office:value-type="float"/>
          <table:table-cell office:value="13" office:value-type="float"/>
          <table:table-cell office:value="-0.4350111484527588" office:value-type="float"/>
          <table:table-cell office:value="-0.18743717670440674" office:value-type="float"/>
          <table:table-cell office:value="-0.15674257278442383" office:value-type="float"/>
          <table:table-cell office:value="0.7196390628814697" office:value-type="float"/>
          <table:table-cell office:value="-0.2755129337310791" office:value-type="float"/>
          <table:table-cell office:value="-0.5188287496566772" office:value-type="float"/>
        </table:table-row>
        <table:table-row>
          <table:table-cell office:value="-0.012120906114578243" office:value-type="float"/>
          <table:table-cell office:value="-0.0018506044149398798" office:value-type="float"/>
          <table:table-cell office:value="0.021555996537208556" office:value-type="float"/>
          <table:table-cell office:value="0.00014262557029724125" office:value-type="float"/>
          <table:table-cell office:value="0.011414553523063661" office:value-type="float"/>
          <table:table-cell office:value="0.0061220389604568475" office:value-type="float"/>
          <table:table-cell office:value="0.5232632519276224" office:value-type="float"/>
          <table:table-cell office:value="14" office:value-type="float"/>
          <table:table-cell office:value="0.233451247215271" office:value-type="float"/>
          <table:table-cell office:value="0.740100622177124" office:value-type="float"/>
          <table:table-cell office:value="0.7473238706588745" office:value-type="float"/>
          <table:table-cell office:value="-0.1866024136543274" office:value-type="float"/>
          <table:table-cell office:value="0.30996644496917725" office:value-type="float"/>
          <table:table-cell office:value="0.6000261306762695" office:value-type="float"/>
        </table:table-row>
        <table:table-row>
          <table:table-cell office:value="-0.017778583765029905" office:value-type="float"/>
          <table:table-cell office:value="0.006978538632392884" office:value-type="float"/>
          <table:table-cell office:value="0.027759755253791808" office:value-type="float"/>
          <table:table-cell office:value="-0.002410331964492798" office:value-type="float"/>
          <table:table-cell office:value="0.016971885561943054" office:value-type="float"/>
          <table:table-cell office:value="0.0026730024814605705" office:value-type="float"/>
          <table:table-cell office:value="0.5015669891558104" office:value-type="float"/>
          <table:table-cell office:value="15" office:value-type="float"/>
          <table:table-cell office:value="-0.565767765045166" office:value-type="float"/>
          <table:table-cell office:value="0.8829143047332764" office:value-type="float"/>
          <table:table-cell office:value="0.6203758716583252" office:value-type="float"/>
          <table:table-cell office:value="-0.2552957534790039" office:value-type="float"/>
          <table:table-cell office:value="0.5557332038879395" office:value-type="float"/>
          <table:table-cell office:value="-0.3449036478996277" office:value-type="float"/>
        </table:table-row>
        <table:table-row>
          <table:table-cell office:value="-0.02052472114562988" office:value-type="float"/>
          <table:table-cell office:value="0.007234618067741395" office:value-type="float"/>
          <table:table-cell office:value="0.03150483787059784" office:value-type="float"/>
          <table:table-cell office:value="2.2983551025389237e-06" office:value-type="float"/>
          <table:table-cell office:value="0.02004231631755829" office:value-type="float"/>
          <table:table-cell office:value="0.01163463830947876" office:value-type="float"/>
          <table:table-cell office:value="0.4653175023278405" office:value-type="float"/>
          <table:table-cell office:value="16" office:value-type="float"/>
          <table:table-cell office:value="-0.27461373805999756" office:value-type="float"/>
          <table:table-cell office:value="0.025607943534851074" office:value-type="float"/>
          <table:table-cell office:value="0.374508261680603" office:value-type="float"/>
          <table:table-cell office:value="0.2412630319595337" office:value-type="float"/>
          <table:table-cell office:value="0.30704307556152344" office:value-type="float"/>
          <table:table-cell office:value="0.8961635828018188" office:value-type="float"/>
        </table:table-row>
        <table:table-row>
          <table:table-cell office:value="-0.014609465599060054" office:value-type="float"/>
          <table:table-cell office:value="0.0029279100894927983" office:value-type="float"/>
          <table:table-cell office:value="0.0279673033952713" office:value-type="float"/>
          <table:table-cell office:value="0.008130927085876465" office:value-type="float"/>
          <table:table-cell office:value="0.02260152876377106" office:value-type="float"/>
          <table:table-cell office:value="0.009276261925697327" office:value-type="float"/>
          <table:table-cell office:value="0.49473824733632454" office:value-type="float"/>
          <table:table-cell office:value="17" office:value-type="float"/>
          <table:table-cell office:value="0.5915255546569824" office:value-type="float"/>
          <table:table-cell office:value="-0.4306707978248596" office:value-type="float"/>
          <table:table-cell office:value="-0.3537534475326538" office:value-type="float"/>
          <table:table-cell office:value="0.8128628730773926" office:value-type="float"/>
          <table:table-cell office:value="0.25592124462127686" office:value-type="float"/>
          <table:table-cell office:value="-0.2358376383781433" office:value-type="float"/>
        </table:table-row>
        <table:table-row>
          <table:table-cell office:value="-0.015999476909637447" office:value-type="float"/>
          <table:table-cell office:value="0.005421897172927857" office:value-type="float"/>
          <table:table-cell office:value="0.03404053628444671" office:value-type="float"/>
          <table:table-cell office:value="0.007157323360443116" office:value-type="float"/>
          <table:table-cell office:value="0.02180348634719849" office:value-type="float"/>
          <table:table-cell office:value="0.01830669939517975" office:value-type="float"/>
          <table:table-cell office:value="0.43869296940388114" office:value-type="float"/>
          <table:table-cell office:value="18" office:value-type="float"/>
          <table:table-cell office:value="-0.13900113105773926" office:value-type="float"/>
          <table:table-cell office:value="0.24939870834350586" office:value-type="float"/>
          <table:table-cell office:value="0.6073232889175415" office:value-type="float"/>
          <table:table-cell office:value="-0.09736037254333496" office:value-type="float"/>
          <table:table-cell office:value="-0.07980424165725708" office:value-type="float"/>
          <table:table-cell office:value="0.9030437469482422" office:value-type="float"/>
        </table:table-row>
        <table:table-row>
          <table:table-cell office:value="-0.007652161121368404" office:value-type="float"/>
          <table:table-cell office:value="0.01210828185081482" office:value-type="float"/>
          <table:table-cell office:value="0.024851319193840024" office:value-type="float"/>
          <table:table-cell office:value="0.007857685089111329" office:value-type="float"/>
          <table:table-cell office:value="0.030210690498352052" office:value-type="float"/>
          <table:table-cell office:value="0.0180372428894043" office:value-type="float"/>
          <table:table-cell office:value="0.42811101423950526" office:value-type="float"/>
          <table:table-cell office:value="19" office:value-type="float"/>
          <table:table-cell office:value="0.8347315788269043" office:value-type="float"/>
          <table:table-cell office:value="0.6686384677886963" office:value-type="float"/>
          <table:table-cell office:value="-0.918921709060669" office:value-type="float"/>
          <table:table-cell office:value="0.07003617286682129" office:value-type="float"/>
          <table:table-cell office:value="0.8407204151153564" office:value-type="float"/>
          <table:table-cell office:value="-0.026945650577545166" office:value-type="float"/>
        </table:table-row>
        <table:table-row>
          <table:table-cell office:value="0.0001744723320007361" office:value-type="float"/>
          <table:table-cell office:value="0.012407766580581665" office:value-type="float"/>
          <table:table-cell office:value="0.02620209991931915" office:value-type="float"/>
          <table:table-cell office:value="-0.0018627721071243272" office:value-type="float"/>
          <table:table-cell office:value="0.03849913239479065" office:value-type="float"/>
          <table:table-cell office:value="0.014188563227653505" office:value-type="float"/>
          <table:table-cell office:value="0.3985814860857954" office:value-type="float"/>
          <table:table-cell office:value="20" office:value-type="float"/>
          <table:table-cell office:value="0.7826633453369141" office:value-type="float"/>
          <table:table-cell office:value="0.02994847297668457" office:value-type="float"/>
          <table:table-cell office:value="0.1350780725479126" office:value-type="float"/>
          <table:table-cell office:value="-0.9720457196235657" office:value-type="float"/>
          <table:table-cell office:value="0.8288441896438599" office:value-type="float"/>
          <table:table-cell office:value="-0.38486796617507935" office:value-type="float"/>
        </table:table-row>
        <table:table-row>
          <table:table-cell office:value="0.0074172711372375525" office:value-type="float"/>
          <table:table-cell office:value="0.015635887384414675" office:value-type="float"/>
          <table:table-cell office:value="0.03213580548763275" office:value-type="float"/>
          <table:table-cell office:value="-0.008288160562515258" office:value-type="float"/>
          <table:table-cell office:value="0.03628211438655853" office:value-type="float"/>
          <table:table-cell office:value="0.005696027874946595" office:value-type="float"/>
          <table:table-cell office:value="0.3800562741550176" office:value-type="float"/>
          <table:table-cell office:value="21" office:value-type="float"/>
          <table:table-cell office:value="0.7242798805236816" office:value-type="float"/>
          <table:table-cell office:value="0.3228120803833008" office:value-type="float"/>
          <table:table-cell office:value="0.5933705568313599" office:value-type="float"/>
          <table:table-cell office:value="-0.642538845539093" office:value-type="float"/>
          <table:table-cell office:value="-0.22170180082321167" office:value-type="float"/>
          <table:table-cell office:value="-0.8492535352706909" office:value-type="float"/>
        </table:table-row>
        <table:table-row>
          <table:table-cell office:value="0.005568478703498844" office:value-type="float"/>
          <table:table-cell office:value="0.016483983993530276" office:value-type="float"/>
          <table:table-cell office:value="0.037295297980308534" office:value-type="float"/>
          <table:table-cell office:value="-0.0030769431591033923" office:value-type="float"/>
          <table:table-cell office:value="0.036756975054740904" office:value-type="float"/>
          <table:table-cell office:value="0.009732747673988344" office:value-type="float"/>
          <table:table-cell office:value="0.3656321054436775" office:value-type="float"/>
          <table:table-cell office:value="22" office:value-type="float"/>
          <table:table-cell office:value="-0.18487924337387085" office:value-type="float"/>
          <table:table-cell office:value="0.08480966091156006" office:value-type="float"/>
          <table:table-cell office:value="0.5159492492675781" office:value-type="float"/>
          <table:table-cell office:value="0.5211217403411865" office:value-type="float"/>
          <table:table-cell office:value="0.047486066818237305" office:value-type="float"/>
          <table:table-cell office:value="0.4036719799041748" office:value-type="float"/>
        </table:table-row>
        <table:table-row>
          <table:table-cell office:value="0.007402647137641911" office:value-type="float"/>
          <table:table-cell office:value="0.014570547342300417" office:value-type="float"/>
          <table:table-cell office:value="0.03942449510097504" office:value-type="float"/>
          <table:table-cell office:value="0.0030711936950683603" office:value-type="float"/>
          <table:table-cell office:value="0.04322724759578705" office:value-type="float"/>
          <table:table-cell office:value="0.005367694497108461" office:value-type="float"/>
          <table:table-cell office:value="0.3701947995577728" office:value-type="float"/>
          <table:table-cell office:value="23" office:value-type="float"/>
          <table:table-cell office:value="0.18341684341430664" office:value-type="float"/>
          <table:table-cell office:value="-0.19134366512298584" office:value-type="float"/>
          <table:table-cell office:value="0.2129197120666504" office:value-type="float"/>
          <table:table-cell office:value="0.6148136854171753" office:value-type="float"/>
          <table:table-cell office:value="0.6470272541046143" office:value-type="float"/>
          <table:table-cell office:value="-0.4365053176879883" office:value-type="float"/>
        </table:table-row>
        <table:table-row>
          <table:table-cell office:value="0.014506207108497624" office:value-type="float"/>
          <table:table-cell office:value="0.020876148939132692" office:value-type="float"/>
          <table:table-cell office:value="0.044594665169715886" office:value-type="float"/>
          <table:table-cell office:value="-0.0025286883115768427" office:value-type="float"/>
          <table:table-cell office:value="0.04437273681163788" office:value-type="float"/>
          <table:table-cell office:value="0.006694461703300477" office:value-type="float"/>
          <table:table-cell office:value="0.3133541920520809" office:value-type="float"/>
          <table:table-cell office:value="24" office:value-type="float"/>
          <table:table-cell office:value="0.7103559970855713" office:value-type="float"/>
          <table:table-cell office:value="0.6305601596832275" office:value-type="float"/>
          <table:table-cell office:value="0.5170170068740845" office:value-type="float"/>
          <table:table-cell office:value="-0.5599882006645203" office:value-type="float"/>
          <table:table-cell office:value="0.11454892158508301" office:value-type="float"/>
          <table:table-cell office:value="0.13267672061920166" office:value-type="float"/>
        </table:table-row>
        <table:table-row>
          <table:table-cell office:value="0.0073857992887497" office:value-type="float"/>
          <table:table-cell office:value="0.014888381361961366" office:value-type="float"/>
          <table:table-cell office:value="0.04243435382843018" office:value-type="float"/>
          <table:table-cell office:value="-0.008236992955207825" office:value-type="float"/>
          <table:table-cell office:value="0.040370133519172666" office:value-type="float"/>
          <table:table-cell office:value="0.0007025986909866347" office:value-type="float"/>
          <table:table-cell office:value="0.36153980375892797" office:value-type="float"/>
          <table:table-cell office:value="25" office:value-type="float"/>
          <table:table-cell office:value="-0.7120407819747925" office:value-type="float"/>
          <table:table-cell office:value="-0.5987767577171326" office:value-type="float"/>
          <table:table-cell office:value="-0.21603113412857056" office:value-type="float"/>
          <table:table-cell office:value="-0.5708304643630981" office:value-type="float"/>
          <table:table-cell office:value="-0.400260329246521" office:value-type="float"/>
          <table:table-cell office:value="-0.5991863012313843" office:value-type="float"/>
        </table:table-row>
        <table:table-row>
          <table:table-cell office:value="0.0031726980209350634" office:value-type="float"/>
          <table:table-cell office:value="0.006128041744232178" office:value-type="float"/>
          <table:table-cell office:value="0.034286652803421025" office:value-type="float"/>
          <table:table-cell office:value="-8.874535560607008e-06" office:value-type="float"/>
          <table:table-cell office:value="0.04251071393489837" office:value-type="float"/>
          <table:table-cell office:value="0.008977494835853578" office:value-type="float"/>
          <table:table-cell office:value="0.3971005313495367" office:value-type="float"/>
          <table:table-cell office:value="26" office:value-type="float"/>
          <table:table-cell office:value="-0.4213101267814636" office:value-type="float"/>
          <table:table-cell office:value="-0.8760339617729187" office:value-type="float"/>
          <table:table-cell office:value="-0.8147701025009155" office:value-type="float"/>
          <table:table-cell office:value="0.8228118419647217" office:value-type="float"/>
          <table:table-cell office:value="0.2140580415725708" office:value-type="float"/>
          <table:table-cell office:value="0.8274896144866943" office:value-type="float"/>
        </table:table-row>
        <table:table-row>
          <table:table-cell office:value="0.0016205590963363696" office:value-type="float"/>
          <table:table-cell office:value="-0.0034836488962173458" office:value-type="float"/>
          <table:table-cell office:value="0.04326658129692078" office:value-type="float"/>
          <table:table-cell office:value="0.002694680094718934" office:value-type="float"/>
          <table:table-cell office:value="0.03779117286205291" office:value-type="float"/>
          <table:table-cell office:value="0.014425031542778017" office:value-type="float"/>
          <table:table-cell office:value="0.38731425584002993" office:value-type="float"/>
          <table:table-cell office:value="27" office:value-type="float"/>
          <table:table-cell office:value="-0.15521389245986938" office:value-type="float"/>
          <table:table-cell office:value="-0.9611690640449524" office:value-type="float"/>
          <table:table-cell office:value="0.8979928493499756" office:value-type="float"/>
          <table:table-cell office:value="0.2703554630279541" office:value-type="float"/>
          <table:table-cell office:value="-0.4719541072845459" office:value-type="float"/>
          <table:table-cell office:value="0.5447536706924438" office:value-type="float"/>
        </table:table-row>
        <table:table-row>
          <table:table-cell office:value="0.009506657719612127" office:value-type="float"/>
          <table:table-cell office:value="-0.001158974766731262" office:value-type="float"/>
          <table:table-cell office:value="0.05" office:value-type="float"/>
          <table:table-cell office:value="-0.0029795569181442255" office:value-type="float"/>
          <table:table-cell office:value="0.046405336260795585" office:value-type="float"/>
          <table:table-cell office:value="0.021882466673851013" office:value-type="float"/>
          <table:table-cell office:value="0.29907161432244195" office:value-type="float"/>
          <table:table-cell office:value="28" office:value-type="float"/>
          <table:table-cell office:value="0.7886098623275757" office:value-type="float"/>
          <table:table-cell office:value="0.2324674129486084" office:value-type="float"/>
          <table:table-cell office:value="0.853712797164917" office:value-type="float"/>
          <table:table-cell office:value="-0.5674237012863159" office:value-type="float"/>
          <table:table-cell office:value="0.8614163398742676" office:value-type="float"/>
          <table:table-cell office:value="0.7457435131072998" office:value-type="float"/>
        </table:table-row>
        <table:table-row>
          <table:table-cell office:value="0.008644698262214666" office:value-type="float"/>
          <table:table-cell office:value="0.001411814093589783" office:value-type="float"/>
          <table:table-cell office:value="0.05" office:value-type="float"/>
          <table:table-cell office:value="-0.012566558122634887" office:value-type="float"/>
          <table:table-cell office:value="0.04216311156749725" office:value-type="float"/>
          <table:table-cell office:value="0.02735339105129242" office:value-type="float"/>
          <table:table-cell office:value="0.2715966045747553" office:value-type="float"/>
          <table:table-cell office:value="29" office:value-type="float"/>
          <table:table-cell office:value="-0.0861959457397461" office:value-type="float"/>
          <table:table-cell office:value="0.2570788860321045" office:value-type="float"/>
          <table:table-cell office:value="0.8913458585739136" office:value-type="float"/>
          <table:table-cell office:value="-0.9587001204490662" office:value-type="float"/>
          <table:table-cell office:value="-0.424222469329834" office:value-type="float"/>
          <table:table-cell office:value="0.5470924377441406" office:value-type="float"/>
        </table:table-row>
        <table:table-row>
          <table:table-cell office:value="0.001960168480873113" office:value-type="float"/>
          <table:table-cell office:value="-0.007606998682022095" office:value-type="float"/>
          <table:table-cell office:value="0.0498863971233368" office:value-type="float"/>
          <table:table-cell office:value="-0.010879573822021484" office:value-type="float"/>
          <table:table-cell office:value="0.04655215680599212" office:value-type="float"/>
          <table:table-cell office:value="0.02779841363430023" office:value-type="float"/>
          <table:table-cell office:value="0.29353420061047614" office:value-type="float"/>
          <table:table-cell office:value="30" office:value-type="float"/>
          <table:table-cell office:value="-0.6684529781341553" office:value-type="float"/>
          <table:table-cell office:value="-0.9018812775611877" office:value-type="float"/>
          <table:table-cell office:value="-0.0113602876663208" office:value-type="float"/>
          <table:table-cell office:value="0.16869843006134033" office:value-type="float"/>
          <table:table-cell office:value="0.4389045238494873" office:value-type="float"/>
          <table:table-cell office:value="0.04450225830078125" office:value-type="float"/>
        </table:table-row>
        <table:table-row>
          <table:table-cell office:value="0.009018307328224187" office:value-type="float"/>
          <table:table-cell office:value="-0.005835394859313965" office:value-type="float"/>
          <table:table-cell office:value="0.05" office:value-type="float"/>
          <table:table-cell office:value="-0.017337241768836976" office:value-type="float"/>
          <table:table-cell office:value="0.05" office:value-type="float"/>
          <table:table-cell office:value="0.035775300860404965" office:value-type="float"/>
          <table:table-cell office:value="0.23387822754887277" office:value-type="float"/>
          <table:table-cell office:value="31" office:value-type="float"/>
          <table:table-cell office:value="0.7058138847351074" office:value-type="float"/>
          <table:table-cell office:value="0.177160382270813" office:value-type="float"/>
          <table:table-cell office:value="0.7373523712158203" office:value-type="float"/>
          <table:table-cell office:value="-0.6457667946815491" office:value-type="float"/>
          <table:table-cell office:value="0.5429811477661133" office:value-type="float"/>
          <table:table-cell office:value="0.7976887226104736" office:value-type="float"/>
        </table:table-row>
        <table:table-row>
          <table:table-cell office:value="0.013889966607093816" office:value-type="float"/>
          <table:table-cell office:value="-0.0044811749458313" office:value-type="float"/>
          <table:table-cell office:value="0.05" office:value-type="float"/>
          <table:table-cell office:value="-0.018483185768127443" office:value-type="float"/>
          <table:table-cell office:value="0.04440159857273102" office:value-type="float"/>
          <table:table-cell office:value="0.03058749973773956" office:value-type="float"/>
          <table:table-cell office:value="0.2446872220882264" office:value-type="float"/>
          <table:table-cell office:value="32" office:value-type="float"/>
          <table:table-cell office:value="0.4871659278869629" office:value-type="float"/>
          <table:table-cell office:value="0.1354219913482666" office:value-type="float"/>
          <table:table-cell office:value="0.6011568307876587" office:value-type="float"/>
          <table:table-cell office:value="-0.11459439992904663" office:value-type="float"/>
          <table:table-cell office:value="-0.5598401427268982" office:value-type="float"/>
          <table:table-cell office:value="-0.5187801122665405" office:value-type="float"/>
        </table:table-row>
        <table:table-row>
          <table:table-cell office:value="0.004645429849624639" office:value-type="float"/>
          <table:table-cell office:value="0.004464225769042969" office:value-type="float"/>
          <table:table-cell office:value="0.045196567177772526" office:value-type="float"/>
          <table:table-cell office:value="-0.012804052829742433" office:value-type="float"/>
          <table:table-cell office:value="0.03943023264408112" office:value-type="float"/>
          <table:table-cell office:value="0.03401928007602691" office:value-type="float"/>
          <table:table-cell office:value="0.26992840228973863" office:value-type="float"/>
          <table:table-cell office:value="33" office:value-type="float"/>
          <table:table-cell office:value="-0.9244536757469177" office:value-type="float"/>
          <table:table-cell office:value="0.8945400714874268" office:value-type="float"/>
          <table:table-cell office:value="-0.4803432822227478" office:value-type="float"/>
          <table:table-cell office:value="0.567913293838501" office:value-type="float"/>
          <table:table-cell office:value="-0.49713659286499023" office:value-type="float"/>
          <table:table-cell office:value="0.34317803382873535" office:value-type="float"/>
        </table:table-row>
        <table:table-row>
          <table:table-cell office:value="0.012113306522369392" office:value-type="float"/>
          <table:table-cell office:value="0.006419179439544677" office:value-type="float"/>
          <table:table-cell office:value="0.04285428047180176" office:value-type="float"/>
          <table:table-cell office:value="-0.008123770952224732" office:value-type="float"/>
          <table:table-cell office:value="0.03113706111907959" office:value-type="float"/>
          <table:table-cell office:value="0.03439190089702606" office:value-type="float"/>
          <table:table-cell office:value="0.2723967161813744" office:value-type="float"/>
          <table:table-cell office:value="34" office:value-type="float"/>
          <table:table-cell office:value="0.7467876672744751" office:value-type="float"/>
          <table:table-cell office:value="0.1954953670501709" office:value-type="float"/>
          <table:table-cell office:value="-0.23422867059707642" office:value-type="float"/>
          <table:table-cell office:value="0.46802818775177" office:value-type="float"/>
          <table:table-cell office:value="-0.8293171525001526" office:value-type="float"/>
          <table:table-cell office:value="0.03726208209991455" office:value-type="float"/>
        </table:table-row>
        <table:table-row>
          <table:table-cell office:value="0.01103098392486573" office:value-type="float"/>
          <table:table-cell office:value="0.013751254081726075" office:value-type="float"/>
          <table:table-cell office:value="0.05" office:value-type="float"/>
          <table:table-cell office:value="0.0015201663970947268" office:value-type="float"/>
          <table:table-cell office:value="0.037446129322052005" office:value-type="float"/>
          <table:table-cell office:value="0.02890935659408569" office:value-type="float"/>
          <table:table-cell office:value="0.2654266890058726" office:value-type="float"/>
          <table:table-cell office:value="35" office:value-type="float"/>
          <table:table-cell office:value="-0.10823225975036621" office:value-type="float"/>
          <table:table-cell office:value="0.7332074642181396" office:value-type="float"/>
          <table:table-cell office:value="0.8034242391586304" office:value-type="float"/>
          <table:table-cell office:value="0.9643937349319458" office:value-type="float"/>
          <table:table-cell office:value="0.6309068202972412" office:value-type="float"/>
          <table:table-cell office:value="-0.5482544302940369" office:value-type="float"/>
        </table:table-row>
        <table:table-row>
          <table:table-cell office:value="0.01864416122436524" office:value-type="float"/>
          <table:table-cell office:value="0.02322097063064575" office:value-type="float"/>
          <table:table-cell office:value="0.04513581037521362" office:value-type="float"/>
          <table:table-cell office:value="0.007283689975738526" office:value-type="float"/>
          <table:table-cell office:value="0.03420898914337159" office:value-type="float"/>
          <table:table-cell office:value="0.037385400533676144" office:value-type="float"/>
          <table:table-cell office:value="0.21981029685081976" office:value-type="float"/>
          <table:table-cell office:value="36" office:value-type="float"/>
          <table:table-cell office:value="0.7613177299499512" office:value-type="float"/>
          <table:table-cell office:value="0.9469716548919678" office:value-type="float"/>
          <table:table-cell office:value="-0.4864189624786377" office:value-type="float"/>
          <table:table-cell office:value="0.5763523578643799" office:value-type="float"/>
          <table:table-cell office:value="-0.323714017868042" office:value-type="float"/>
          <table:table-cell office:value="0.8476043939590454" office:value-type="float"/>
        </table:table-row>
        <table:table-row>
          <table:table-cell office:value="0.01766748487949372" office:value-type="float"/>
          <table:table-cell office:value="0.02929389715194702" office:value-type="float"/>
          <table:table-cell office:value="0.038771509528160095" office:value-type="float"/>
          <table:table-cell office:value="0.013014132976531983" office:value-type="float"/>
          <table:table-cell office:value="0.029416674375534062" office:value-type="float"/>
          <table:table-cell office:value="0.029278426766395565" office:value-type="float"/>
          <table:table-cell office:value="0.26231511606678426" office:value-type="float"/>
          <table:table-cell office:value="37" office:value-type="float"/>
          <table:table-cell office:value="-0.0976676344871521" office:value-type="float"/>
          <table:table-cell office:value="0.607292652130127" office:value-type="float"/>
          <table:table-cell office:value="-0.6364300847053528" office:value-type="float"/>
          <table:table-cell office:value="0.5730443000793457" office:value-type="float"/>
          <table:table-cell office:value="-0.47923147678375244" office:value-type="float"/>
          <table:table-cell office:value="-0.8106973767280579" office:value-type="float"/>
        </table:table-row>
        <table:table-row>
          <table:table-cell office:value="0.023454499840736397" office:value-type="float"/>
          <table:table-cell office:value="0.02504114508628845" office:value-type="float"/>
          <table:table-cell office:value="0.039251431822776794" office:value-type="float"/>
          <table:table-cell office:value="0.013699635267257692" office:value-type="float"/>
          <table:table-cell office:value="0.02993517398834229" office:value-type="float"/>
          <table:table-cell office:value="0.0267151004076004" office:value-type="float"/>
          <table:table-cell office:value="0.26763601161918565" office:value-type="float"/>
          <table:table-cell office:value="38" office:value-type="float"/>
          <table:table-cell office:value="0.5787014961242676" office:value-type="float"/>
          <table:table-cell office:value="-0.42527520656585693" office:value-type="float"/>
          <table:table-cell office:value="0.04799222946166992" office:value-type="float"/>
          <table:table-cell office:value="0.0685502290725708" office:value-type="float"/>
          <table:table-cell office:value="0.051849961280822754" office:value-type="float"/>
          <table:table-cell office:value="-0.2563326358795166" office:value-type="float"/>
        </table:table-row>
        <table:table-row>
          <table:table-cell office:value="0.02090824306011201" office:value-type="float"/>
          <table:table-cell office:value="0.030701469182968136" office:value-type="float"/>
          <table:table-cell office:value="0.03461660861968994" office:value-type="float"/>
          <table:table-cell office:value="0.017293150424957278" office:value-type="float"/>
          <table:table-cell office:value="0.02821317911148072" office:value-type="float"/>
          <table:table-cell office:value="0.03179466068744659" office:value-type="float"/>
          <table:table-cell office:value="0.25344632135886586" office:value-type="float"/>
          <table:table-cell office:value="39" office:value-type="float"/>
          <table:table-cell office:value="-0.25462567806243896" office:value-type="float"/>
          <table:table-cell office:value="0.5660324096679688" office:value-type="float"/>
          <table:table-cell office:value="-0.4634823203086853" office:value-type="float"/>
          <table:table-cell office:value="0.3593515157699585" office:value-type="float"/>
          <table:table-cell office:value="-0.17219948768615723" office:value-type="float"/>
          <table:table-cell office:value="0.5079560279846191" office:value-type="float"/>
        </table:table-row>
        <table:table-row>
          <table:table-cell office:value="0.013739494681358346" office:value-type="float"/>
          <table:table-cell office:value="0.027267137765884394" office:value-type="float"/>
          <table:table-cell office:value="0.04150493383407593" office:value-type="float"/>
          <table:table-cell office:value="0.010821686387062074" office:value-type="float"/>
          <table:table-cell office:value="0.026754681468009953" office:value-type="float"/>
          <table:table-cell office:value="0.03142871797084808" office:value-type="float"/>
          <table:table-cell office:value="0.26212241424285165" office:value-type="float"/>
          <table:table-cell office:value="40" office:value-type="float"/>
          <table:table-cell office:value="-0.7168748378753662" office:value-type="float"/>
          <table:table-cell office:value="-0.343433141708374" office:value-type="float"/>
          <table:table-cell office:value="0.6888325214385986" office:value-type="float"/>
          <table:table-cell office:value="-0.6471464037895203" office:value-type="float"/>
          <table:table-cell office:value="-0.14584976434707642" office:value-type="float"/>
          <table:table-cell office:value="-0.036594271659851074" office:value-type="float"/>
        </table:table-row>
        <table:table-row>
          <table:table-cell office:value="0.012086238265037545" office:value-type="float"/>
          <table:table-cell office:value="0.02209281682968139" office:value-type="float"/>
          <table:table-cell office:value="0.03251897811889648" office:value-type="float"/>
          <table:table-cell office:value="0.010026689767837526" office:value-type="float"/>
          <table:table-cell office:value="0.029211152195930484" office:value-type="float"/>
          <table:table-cell office:value="0.02245499908924102" office:value-type="float"/>
          <table:table-cell office:value="0.3311956956613718" office:value-type="float"/>
          <table:table-cell office:value="41" office:value-type="float"/>
          <table:table-cell office:value="-0.16532564163208008" office:value-type="float"/>
          <table:table-cell office:value="-0.5174320936203003" office:value-type="float"/>
          <table:table-cell office:value="-0.8985955715179443" office:value-type="float"/>
          <table:table-cell office:value="-0.07949966192245483" office:value-type="float"/>
          <table:table-cell office:value="0.24564707279205322" office:value-type="float"/>
          <table:table-cell office:value="-0.8973718881607056" office:value-type="float"/>
        </table:table-row>
        <table:table-row>
          <table:table-cell office:value="0.003369621634483346" office:value-type="float"/>
          <table:table-cell office:value="0.022143148183822625" office:value-type="float"/>
          <table:table-cell office:value="0.041185246706008906" office:value-type="float"/>
          <table:table-cell office:value="0.01703924059867859" office:value-type="float"/>
          <table:table-cell office:value="0.03467699587345124" office:value-type="float"/>
          <table:table-cell office:value="0.024737926125526423" office:value-type="float"/>
          <table:table-cell office:value="0.31489457475513327" office:value-type="float"/>
          <table:table-cell office:value="42" office:value-type="float"/>
          <table:table-cell office:value="-0.8716616630554199" office:value-type="float"/>
          <table:table-cell office:value="0.005033135414123535" office:value-type="float"/>
          <table:table-cell office:value="0.8666268587112427" office:value-type="float"/>
          <table:table-cell office:value="0.7012550830841064" office:value-type="float"/>
          <table:table-cell office:value="0.5465843677520752" office:value-type="float"/>
          <table:table-cell office:value="0.22829270362854004" office:value-type="float"/>
        </table:table-row>
        <table:table-row>
          <table:table-cell office:value="0.010420066714286812" office:value-type="float"/>
          <table:table-cell office:value="0.02993521809577941" office:value-type="float"/>
          <table:table-cell office:value="0.03473890006542205" office:value-type="float"/>
          <table:table-cell office:value="0.026111093759536744" office:value-type="float"/>
          <table:table-cell office:value="0.02543649792671204" office:value-type="float"/>
          <table:table-cell office:value="0.02494152963161468" office:value-type="float"/>
          <table:table-cell office:value="0.30569213935838835" office:value-type="float"/>
          <table:table-cell office:value="43" office:value-type="float"/>
          <table:table-cell office:value="0.7050445079803467" office:value-type="float"/>
          <table:table-cell office:value="0.7792069911956787" office:value-type="float"/>
          <table:table-cell office:value="-0.6446346640586853" office:value-type="float"/>
          <table:table-cell office:value="0.9071853160858154" office:value-type="float"/>
          <table:table-cell office:value="-0.9240497946739197" office:value-type="float"/>
          <table:table-cell office:value="0.020360350608825684" office:value-type="float"/>
        </table:table-row>
        <table:table-row>
          <table:table-cell office:value="0.0005310535430908276" office:value-type="float"/>
          <table:table-cell office:value="0.026795476675033562" office:value-type="float"/>
          <table:table-cell office:value="0.03661557495594024" office:value-type="float"/>
          <table:table-cell office:value="0.026294543743133548" office:value-type="float"/>
          <table:table-cell office:value="0.03230453491210938" office:value-type="float"/>
          <table:table-cell office:value="0.032418293356895445" office:value-type="float"/>
          <table:table-cell office:value="0.2927285047112223" office:value-type="float"/>
          <table:table-cell office:value="44" office:value-type="float"/>
          <table:table-cell office:value="-0.9889013171195984" office:value-type="float"/>
          <table:table-cell office:value="-0.31397414207458496" office:value-type="float"/>
          <table:table-cell office:value="0.18766748905181885" office:value-type="float"/>
          <table:table-cell office:value="0.018344998359680176" office:value-type="float"/>
          <table:table-cell office:value="0.6868036985397339" office:value-type="float"/>
          <table:table-cell office:value="0.7476763725280762" office:value-type="float"/>
        </table:table-row>
        <table:table-row>
          <table:table-cell office:value="0.003106613159179695" office:value-type="float"/>
          <table:table-cell office:value="0.036385434865951534" office:value-type="float"/>
          <table:table-cell office:value="0.03261150956153869" office:value-type="float"/>
          <table:table-cell office:value="0.03584463834762573" office:value-type="float"/>
          <table:table-cell office:value="0.03255244612693787" office:value-type="float"/>
          <table:table-cell office:value="0.039917191863059996" office:value-type="float"/>
          <table:table-cell office:value="0.23682699958999665" office:value-type="float"/>
          <table:table-cell office:value="45" office:value-type="float"/>
          <table:table-cell office:value="0.2575559616088867" office:value-type="float"/>
          <table:table-cell office:value="0.9589958190917969" office:value-type="float"/>
          <table:table-cell office:value="-0.40040653944015503" office:value-type="float"/>
          <table:table-cell office:value="0.9550094604492188" office:value-type="float"/>
          <table:table-cell office:value="0.02479112148284912" office:value-type="float"/>
          <table:table-cell office:value="0.7498898506164551" office:value-type="float"/>
        </table:table-row>
        <table:table-row>
          <table:table-cell office:value="0.01060192823410035" office:value-type="float"/>
          <table:table-cell office:value="0.02990533292293548" office:value-type="float"/>
          <table:table-cell office:value="0.038812395334243764" office:value-type="float"/>
          <table:table-cell office:value="0.04282182931900024" office:value-type="float"/>
          <table:table-cell office:value="0.026822445988655092" office:value-type="float"/>
          <table:table-cell office:value="0.04139120519161224" office:value-type="float"/>
          <table:table-cell office:value="0.21774614868240383" office:value-type="float"/>
          <table:table-cell office:value="46" office:value-type="float"/>
          <table:table-cell office:value="0.7495315074920654" office:value-type="float"/>
          <table:table-cell office:value="-0.6480101943016052" office:value-type="float"/>
          <table:table-cell office:value="0.6200885772705078" office:value-type="float"/>
          <table:table-cell office:value="0.6977190971374512" office:value-type="float"/>
          <table:table-cell office:value="-0.5730000138282776" office:value-type="float"/>
          <table:table-cell office:value="0.1474013328552246" office:value-type="float"/>
        </table:table-row>
        <table:table-row>
          <table:table-cell office:value="0.00547410190105439" office:value-type="float"/>
          <table:table-cell office:value="0.02468799769878387" office:value-type="float"/>
          <table:table-cell office:value="0.03862648129463195" office:value-type="float"/>
          <table:table-cell office:value="0.038297461271286005" office:value-type="float"/>
          <table:table-cell office:value="0.02595525622367859" office:value-type="float"/>
          <table:table-cell office:value="0.045720041394233704" office:value-type="float"/>
          <table:table-cell office:value="0.23004131290259744" office:value-type="float"/>
          <table:table-cell office:value="47" office:value-type="float"/>
          <table:table-cell office:value="-0.512782633304596" office:value-type="float"/>
          <table:table-cell office:value="-0.5217335224151611" office:value-type="float"/>
          <table:table-cell office:value="-0.01859140396118164" office:value-type="float"/>
          <table:table-cell office:value="-0.45243680477142334" office:value-type="float"/>
          <table:table-cell office:value="-0.08671897649765015" office:value-type="float"/>
          <table:table-cell office:value="0.432883620262146" office:value-type="float"/>
        </table:table-row>
        <table:table-row>
          <table:table-cell office:value="0.013543805480003366" office:value-type="float"/>
          <table:table-cell office:value="0.023250882029533383" office:value-type="float"/>
          <table:table-cell office:value="0.043946020603179925" office:value-type="float"/>
          <table:table-cell office:value="0.04341081976890564" office:value-type="float"/>
          <table:table-cell office:value="0.0350019645690918" office:value-type="float"/>
          <table:table-cell office:value="0.04306436777114868" office:value-type="float"/>
          <table:table-cell office:value="0.20105821655394807" office:value-type="float"/>
          <table:table-cell office:value="48" office:value-type="float"/>
          <table:table-cell office:value="0.8069703578948975" office:value-type="float"/>
          <table:table-cell office:value="-0.14371156692504883" office:value-type="float"/>
          <table:table-cell office:value="0.5319539308547974" office:value-type="float"/>
          <table:table-cell office:value="0.5113358497619629" office:value-type="float"/>
          <table:table-cell office:value="0.9046708345413208" office:value-type="float"/>
          <table:table-cell office:value="-0.2655673623085022" office:value-type="float"/>
        </table:table-row>
        <table:table-row>
          <table:table-cell office:value="0.010414083600044258" office:value-type="float"/>
          <table:table-cell office:value="0.01500935852527618" office:value-type="float"/>
          <table:table-cell office:value="0.043579805493354794" office:value-type="float"/>
          <table:table-cell office:value="0.04796030759811401" office:value-type="float"/>
          <table:table-cell office:value="0.04487735986709595" office:value-type="float"/>
          <table:table-cell office:value="0.05" office:value-type="float"/>
          <table:table-cell office:value="0.18424883197281" office:value-type="float"/>
          <table:table-cell office:value="49" office:value-type="float"/>
          <table:table-cell office:value="-0.31297218799591064" office:value-type="float"/>
          <table:table-cell office:value="-0.8241523504257202" office:value-type="float"/>
          <table:table-cell office:value="-0.03662151098251343" office:value-type="float"/>
          <table:table-cell office:value="0.4549487829208374" office:value-type="float"/>
          <table:table-cell office:value="0.987539529800415" office:value-type="float"/>
          <table:table-cell office:value="0.8629149198532104" office:value-type="float"/>
        </table:table-row>
        <table:table-row>
          <table:table-cell office:value="0.0022329592704773034" office:value-type="float"/>
          <table:table-cell office:value="0.022270501255989072" office:value-type="float"/>
          <table:table-cell office:value="0.04696844637393951" office:value-type="float"/>
          <table:table-cell office:value="0.05" office:value-type="float"/>
          <table:table-cell office:value="0.05" office:value-type="float"/>
          <table:table-cell office:value="0.05" office:value-type="float"/>
          <table:table-cell office:value="0.16490238979976163" office:value-type="float"/>
          <table:table-cell office:value="50" office:value-type="float"/>
          <table:table-cell office:value="-0.8181124329566956" office:value-type="float"/>
          <table:table-cell office:value="0.7261142730712891" office:value-type="float"/>
          <table:table-cell office:value="0.3388640880584717" office:value-type="float"/>
          <table:table-cell office:value="0.6744579076766968" office:value-type="float"/>
          <table:table-cell office:value="0.8803534507751465" office:value-type="float"/>
          <table:table-cell office:value="0.4032120704650879" office:value-type="float"/>
        </table:table-row>
        <table:table-row>
          <table:table-cell office:value="0.0060361504554748615" office:value-type="float"/>
          <table:table-cell office:value="0.023056741356849667" office:value-type="float"/>
          <table:table-cell office:value="0.05" office:value-type="float"/>
          <table:table-cell office:value="0.04486889839172364" office:value-type="float"/>
          <table:table-cell office:value="0.05" office:value-type="float"/>
          <table:table-cell office:value="0.045305234193801884" office:value-type="float"/>
          <table:table-cell office:value="0.1704134650930343" office:value-type="float"/>
          <table:table-cell office:value="51" office:value-type="float"/>
          <table:table-cell office:value="0.38031911849975586" office:value-type="float"/>
          <table:table-cell office:value="0.07862401008605957" office:value-type="float"/>
          <table:table-cell office:value="0.701124906539917" office:value-type="float"/>
          <table:table-cell office:value="-0.5131101608276367" office:value-type="float"/>
          <table:table-cell office:value="0.4447464942932129" office:value-type="float"/>
          <table:table-cell office:value="-0.469476580619812" office:value-type="float"/>
        </table:table-row>
        <table:table-row>
          <table:table-cell office:value="0.013688418865203866" office:value-type="float"/>
          <table:table-cell office:value="0.025780764222145078" office:value-type="float"/>
          <table:table-cell office:value="0.04039597094058991" office:value-type="float"/>
          <table:table-cell office:value="0.04074444174766541" office:value-type="float"/>
          <table:table-cell office:value="0.05" office:value-type="float"/>
          <table:table-cell office:value="0.05" office:value-type="float"/>
          <table:table-cell office:value="0.1615020009834312" office:value-type="float"/>
          <table:table-cell office:value="52" office:value-type="float"/>
          <table:table-cell office:value="0.7652268409729004" office:value-type="float"/>
          <table:table-cell office:value="0.272402286529541" office:value-type="float"/>
          <table:table-cell office:value="-0.9604029059410095" office:value-type="float"/>
          <table:table-cell office:value="-0.41244566440582275" office:value-type="float"/>
          <table:table-cell office:value="0.8227729797363281" office:value-type="float"/>
          <table:table-cell office:value="0.6778632402420044" office:value-type="float"/>
        </table:table-row>
        <table:table-row>
          <table:table-cell office:value="0.006140001416206368" office:value-type="float"/>
          <table:table-cell office:value="0.034977186322212216" office:value-type="float"/>
          <table:table-cell office:value="0.03862631738185883" office:value-type="float"/>
          <table:table-cell office:value="0.04325160145759583" office:value-type="float"/>
          <table:table-cell office:value="0.048605707883834844" office:value-type="float"/>
          <table:table-cell office:value="0.05" office:value-type="float"/>
          <table:table-cell office:value="0.15716020014100002" office:value-type="float"/>
          <table:table-cell office:value="53" office:value-type="float"/>
          <table:table-cell office:value="-0.7548417448997498" office:value-type="float"/>
          <table:table-cell office:value="0.9196422100067139" office:value-type="float"/>
          <table:table-cell office:value="-0.1769653558731079" office:value-type="float"/>
          <table:table-cell office:value="0.250715970993042" office:value-type="float"/>
          <table:table-cell office:value="-0.1394292116165161" office:value-type="float"/>
          <table:table-cell office:value="0.12113690376281738" office:value-type="float"/>
        </table:table-row>
        <table:table-row>
          <table:table-cell office:value="0.015216031670570382" office:value-type="float"/>
          <table:table-cell office:value="0.026616079807281492" office:value-type="float"/>
          <table:table-cell office:value="0.04477226316928864" office:value-type="float"/>
          <table:table-cell office:value="0.04352888107299805" office:value-type="float"/>
          <table:table-cell office:value="0.04539851188659669" office:value-type="float"/>
          <table:table-cell office:value="0.05" office:value-type="float"/>
          <table:table-cell office:value="0.14963078320579343" office:value-type="float"/>
          <table:table-cell office:value="54" office:value-type="float"/>
          <table:table-cell office:value="0.9076030254364014" office:value-type="float"/>
          <table:table-cell office:value="-0.8361106514930725" office:value-type="float"/>
          <table:table-cell office:value="0.614594578742981" office:value-type="float"/>
          <table:table-cell office:value="0.027727961540222168" office:value-type="float"/>
          <table:table-cell office:value="-0.3207195997238159" office:value-type="float"/>
          <table:table-cell office:value="0.2060408592224121" office:value-type="float"/>
        </table:table-row>
        <table:table-row>
          <table:table-cell office:value="0.008301596045494089" office:value-type="float"/>
          <table:table-cell office:value="0.0334936785697937" office:value-type="float"/>
          <table:table-cell office:value="0.03953405439853669" office:value-type="float"/>
          <table:table-cell office:value="0.03606706976890564" office:value-type="float"/>
          <table:table-cell office:value="0.04389531135559083" office:value-type="float"/>
          <table:table-cell office:value="0.04543775498867035" office:value-type="float"/>
          <table:table-cell office:value="0.18468940592511207" office:value-type="float"/>
          <table:table-cell office:value="55" office:value-type="float"/>
          <table:table-cell office:value="-0.6914435625076294" office:value-type="float"/>
          <table:table-cell office:value="0.6877598762512207" office:value-type="float"/>
          <table:table-cell office:value="-0.5238208770751953" office:value-type="float"/>
          <table:table-cell office:value="-0.7461811304092407" office:value-type="float"/>
          <table:table-cell office:value="-0.15032005310058594" office:value-type="float"/>
          <table:table-cell office:value="-0.4562245011329651" office:value-type="float"/>
        </table:table-row>
        <table:table-row>
          <table:table-cell office:value="0.008013343811035165" office:value-type="float"/>
          <table:table-cell office:value="0.02885573863983154" office:value-type="float"/>
          <table:table-cell office:value="0.04652481615543366" office:value-type="float"/>
          <table:table-cell office:value="0.03652074098587036" office:value-type="float"/>
          <table:table-cell office:value="0.04130520582199097" office:value-type="float"/>
          <table:table-cell office:value="0.05" office:value-type="float"/>
          <table:table-cell office:value="0.1658208135298765" office:value-type="float"/>
          <table:table-cell office:value="56" office:value-type="float"/>
          <table:table-cell office:value="-0.028825223445892334" office:value-type="float"/>
          <table:table-cell office:value="-0.4637939929962158" office:value-type="float"/>
          <table:table-cell office:value="0.6990761756896973" office:value-type="float"/>
          <table:table-cell office:value="0.04536712169647217" office:value-type="float"/>
          <table:table-cell office:value="-0.25901055335998535" office:value-type="float"/>
          <table:table-cell office:value="0.9321656227111816" office:value-type="float"/>
        </table:table-row>
        <table:table-row>
          <table:table-cell office:value="0.014898438453674325" office:value-type="float"/>
          <table:table-cell office:value="0.037157008647918696" office:value-type="float"/>
          <table:table-cell office:value="0.045036884546279916" office:value-type="float"/>
          <table:table-cell office:value="0.04220018982887268" office:value-type="float"/>
          <table:table-cell office:value="0.04023672819137574" office:value-type="float"/>
          <table:table-cell office:value="0.043249695897102355" office:value-type="float"/>
          <table:table-cell office:value="0.15669916628432196" office:value-type="float"/>
          <table:table-cell office:value="57" office:value-type="float"/>
          <table:table-cell office:value="0.688509464263916" office:value-type="float"/>
          <table:table-cell office:value="0.8301270008087158" office:value-type="float"/>
          <table:table-cell office:value="-0.14879316091537476" office:value-type="float"/>
          <table:table-cell office:value="0.5679448843002319" office:value-type="float"/>
          <table:table-cell office:value="-0.10684776306152344" office:value-type="float"/>
          <table:table-cell office:value="-0.6750304102897644" office:value-type="float"/>
        </table:table-row>
        <table:table-row>
          <table:table-cell office:value="0.005411326885223397" office:value-type="float"/>
          <table:table-cell office:value="0.03961278557777404" office:value-type="float"/>
          <table:table-cell office:value="0.04381924986839295" office:value-type="float"/>
          <table:table-cell office:value="0.03310283064842224" office:value-type="float"/>
          <table:table-cell office:value="0.03585030019283295" office:value-type="float"/>
          <table:table-cell office:value="0.034196382761001586" office:value-type="float"/>
          <table:table-cell office:value="0.21796977743166557" office:value-type="float"/>
          <table:table-cell office:value="58" office:value-type="float"/>
          <table:table-cell office:value="-0.9487111568450928" office:value-type="float"/>
          <table:table-cell office:value="0.24557769298553467" office:value-type="float"/>
          <table:table-cell office:value="-0.12176346778869629" office:value-type="float"/>
          <table:table-cell office:value="-0.909735918045044" office:value-type="float"/>
          <table:table-cell office:value="-0.43864279985427856" office:value-type="float"/>
          <table:table-cell office:value="-0.9053313136100769" office:value-type="float"/>
        </table:table-row>
        <table:table-row>
          <table:table-cell office:value="0.003531718254089364" office:value-type="float"/>
          <table:table-cell office:value="0.03361162543296813" office:value-type="float"/>
          <table:table-cell office:value="0.04704107761383058" office:value-type="float"/>
          <table:table-cell office:value="0.0338872754573822" office:value-type="float"/>
          <table:table-cell office:value="0.034146355390548715" office:value-type="float"/>
          <table:table-cell office:value="0.03895307898521423" office:value-type="float"/>
          <table:table-cell office:value="0.21243810397842172" office:value-type="float"/>
          <table:table-cell office:value="59" office:value-type="float"/>
          <table:table-cell office:value="-0.18796086311340332" office:value-type="float"/>
          <table:table-cell office:value="-0.6001160144805908" office:value-type="float"/>
          <table:table-cell office:value="0.3221827745437622" office:value-type="float"/>
          <table:table-cell office:value="0.0784444808959961" office:value-type="float"/>
          <table:table-cell office:value="-0.17039448022842407" office:value-type="float"/>
          <table:table-cell office:value="0.47566962242126465" office:value-type="float"/>
        </table:table-row>
        <table:table-row>
          <table:table-cell office:value="0.009460911750793465" office:value-type="float"/>
          <table:table-cell office:value="0.03881871461868285" office:value-type="float"/>
          <table:table-cell office:value="0.03778750360012056" office:value-type="float"/>
          <table:table-cell office:value="0.042897919416427614" office:value-type="float"/>
          <table:table-cell office:value="0.031478824615478525" office:value-type="float"/>
          <table:table-cell office:value="0.03776821136474609" office:value-type="float"/>
          <table:table-cell office:value="0.20868631276072758" office:value-type="float"/>
          <table:table-cell office:value="60" office:value-type="float"/>
          <table:table-cell office:value="0.5929193496704102" office:value-type="float"/>
          <table:table-cell office:value="0.5207089185714722" office:value-type="float"/>
          <table:table-cell office:value="-0.9253574013710022" office:value-type="float"/>
          <table:table-cell office:value="0.901064395904541" office:value-type="float"/>
          <table:table-cell office:value="-0.26675307750701904" office:value-type="float"/>
          <table:table-cell office:value="-0.11848676204681396" office:value-type="float"/>
        </table:table-row>
      </table:table>
      <table:table table:name="1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16780763864517212" office:value-type="float"/>
          <table:table-cell office:value="0.002941257953643799" office:value-type="float"/>
          <table:table-cell office:value="0.0023934316635131837" office:value-type="float"/>
          <table:table-cell office:value="-0.006942724585533142" office:value-type="float"/>
          <table:table-cell office:value="-0.0039128345251083375" office:value-type="float"/>
          <table:table-cell office:value="0.007604116201400757" office:value-type="float"/>
          <table:table-cell office:value="0.5707847502153471" office:value-type="float"/>
          <table:table-cell office:value="1" office:value-type="float"/>
          <table:table-cell office:value="-0.16780763864517212" office:value-type="float"/>
          <table:table-cell office:value="0.2941257953643799" office:value-type="float"/>
          <table:table-cell office:value="0.23934316635131836" office:value-type="float"/>
          <table:table-cell office:value="-0.6942724585533142" office:value-type="float"/>
          <table:table-cell office:value="-0.39128345251083374" office:value-type="float"/>
          <table:table-cell office:value="0.7604116201400757" office:value-type="float"/>
        </table:table-row>
        <table:table-row>
          <table:table-cell office:value="-0.008786322474479675" office:value-type="float"/>
          <table:table-cell office:value="-0.002308494448661804" office:value-type="float"/>
          <table:table-cell office:value="0.008093514442443848" office:value-type="float"/>
          <table:table-cell office:value="-0.016079537272453308" office:value-type="float"/>
          <table:table-cell office:value="-0.005266868472099304" office:value-type="float"/>
          <table:table-cell office:value="0.007604597806930543" office:value-type="float"/>
          <table:table-cell office:value="0.5385004702185221" office:value-type="float"/>
          <table:table-cell office:value="2" office:value-type="float"/>
          <table:table-cell office:value="-0.7108246088027954" office:value-type="float"/>
          <table:table-cell office:value="-0.5249752402305603" office:value-type="float"/>
          <table:table-cell office:value="0.5700082778930664" office:value-type="float"/>
          <table:table-cell office:value="-0.9136812686920166" office:value-type="float"/>
          <table:table-cell office:value="-0.13540339469909668" office:value-type="float"/>
          <table:table-cell office:value="4.8160552978515625e-05" office:value-type="float"/>
        </table:table-row>
        <table:table-row>
          <table:table-cell office:value="0.0009280592203140259" office:value-type="float"/>
          <table:table-cell office:value="0.00434577763080597" office:value-type="float"/>
          <table:table-cell office:value="0.0031132858991622936" office:value-type="float"/>
          <table:table-cell office:value="-0.014309998154640197" office:value-type="float"/>
          <table:table-cell office:value="0.002845857739448547" office:value-type="float"/>
          <table:table-cell office:value="0.008341202735900879" office:value-type="float"/>
          <table:table-cell office:value="0.5887113053154777" office:value-type="float"/>
          <table:table-cell office:value="3" office:value-type="float"/>
          <table:table-cell office:value="0.9714381694793701" office:value-type="float"/>
          <table:table-cell office:value="0.6654272079467773" office:value-type="float"/>
          <table:table-cell office:value="-0.4980228543281555" office:value-type="float"/>
          <table:table-cell office:value="0.17695391178131104" office:value-type="float"/>
          <table:table-cell office:value="0.8112726211547852" office:value-type="float"/>
          <table:table-cell office:value="0.07366049289703369" office:value-type="float"/>
        </table:table-row>
        <table:table-row>
          <table:table-cell office:value="0.00742734968662262" office:value-type="float"/>
          <table:table-cell office:value="0.013563244938850404" office:value-type="float"/>
          <table:table-cell office:value="0.009138817191123964" office:value-type="float"/>
          <table:table-cell office:value="-0.006204581856727599" office:value-type="float"/>
          <table:table-cell office:value="-0.005109353065490724" office:value-type="float"/>
          <table:table-cell office:value="0.005534404516220092" office:value-type="float"/>
          <table:table-cell office:value="0.5398664158300828" office:value-type="float"/>
          <table:table-cell office:value="4" office:value-type="float"/>
          <table:table-cell office:value="0.6499290466308594" office:value-type="float"/>
          <table:table-cell office:value="0.9217467308044434" office:value-type="float"/>
          <table:table-cell office:value="0.602553129196167" office:value-type="float"/>
          <table:table-cell office:value="0.8105416297912598" office:value-type="float"/>
          <table:table-cell office:value="-0.795521080493927" office:value-type="float"/>
          <table:table-cell office:value="-0.2806798219680786" office:value-type="float"/>
        </table:table-row>
        <table:table-row>
          <table:table-cell office:value="0.005239056944847107" office:value-type="float"/>
          <table:table-cell office:value="0.00938434660434723" office:value-type="float"/>
          <table:table-cell office:value="0.01891997039318085" office:value-type="float"/>
          <table:table-cell office:value="0.0007771414518356334" office:value-type="float"/>
          <table:table-cell office:value="-0.011421508193016053" office:value-type="float"/>
          <table:table-cell office:value="0.0014341515302658077" office:value-type="float"/>
          <table:table-cell office:value="0.4987113915905874" office:value-type="float"/>
          <table:table-cell office:value="5" office:value-type="float"/>
          <table:table-cell office:value="-0.21882927417755127" office:value-type="float"/>
          <table:table-cell office:value="-0.4178898334503174" office:value-type="float"/>
          <table:table-cell office:value="0.9781153202056885" office:value-type="float"/>
          <table:table-cell office:value="0.6981723308563232" office:value-type="float"/>
          <table:table-cell office:value="-0.631215512752533" office:value-type="float"/>
          <table:table-cell office:value="-0.41002529859542847" office:value-type="float"/>
        </table:table-row>
        <table:table-row>
          <table:table-cell office:value="-0.003229770064353942" office:value-type="float"/>
          <table:table-cell office:value="0.01019664227962494" office:value-type="float"/>
          <table:table-cell office:value="0.012412763237953189" office:value-type="float"/>
          <table:table-cell office:value="-0.0075007092952728265" office:value-type="float"/>
          <table:table-cell office:value="-0.007226023077964784" office:value-type="float"/>
          <table:table-cell office:value="-0.003608785271644593" office:value-type="float"/>
          <table:table-cell office:value="0.5210589535776564" office:value-type="float"/>
          <table:table-cell office:value="6" office:value-type="float"/>
          <table:table-cell office:value="-0.846882700920105" office:value-type="float"/>
          <table:table-cell office:value="0.081229567527771" office:value-type="float"/>
          <table:table-cell office:value="-0.6507207155227661" office:value-type="float"/>
          <table:table-cell office:value="-0.827785074710846" office:value-type="float"/>
          <table:table-cell office:value="0.41954851150512695" office:value-type="float"/>
          <table:table-cell office:value="-0.50429368019104" office:value-type="float"/>
        </table:table-row>
        <table:table-row>
          <table:table-cell office:value="-0.004670069217681884" office:value-type="float"/>
          <table:table-cell office:value="0.01089893400669098" office:value-type="float"/>
          <table:table-cell office:value="0.01073325574398041" office:value-type="float"/>
          <table:table-cell office:value="-0.008171093463897704" office:value-type="float"/>
          <table:table-cell office:value="-0.013578990101814271" office:value-type="float"/>
          <table:table-cell office:value="-0.0038560777902603154" office:value-type="float"/>
          <table:table-cell office:value="0.4959160438306036" office:value-type="float"/>
          <table:table-cell office:value="7" office:value-type="float"/>
          <table:table-cell office:value="-0.1440299153327942" office:value-type="float"/>
          <table:table-cell office:value="0.070229172706604" office:value-type="float"/>
          <table:table-cell office:value="-0.16795074939727783" office:value-type="float"/>
          <table:table-cell office:value="-0.06703841686248779" office:value-type="float"/>
          <table:table-cell office:value="-0.6352967023849487" office:value-type="float"/>
          <table:table-cell office:value="-0.024729251861572266" office:value-type="float"/>
        </table:table-row>
        <table:table-row>
          <table:table-cell office:value="0.002079783678054811" office:value-type="float"/>
          <table:table-cell office:value="0.017191167473793033" office:value-type="float"/>
          <table:table-cell office:value="0.006667217016220096" office:value-type="float"/>
          <table:table-cell office:value="-0.01717406392097473" office:value-type="float"/>
          <table:table-cell office:value="-0.008100613951683044" office:value-type="float"/>
          <table:table-cell office:value="-0.007360613942146302" office:value-type="float"/>
          <table:table-cell office:value="0.5165560817511514" office:value-type="float"/>
          <table:table-cell office:value="8" office:value-type="float"/>
          <table:table-cell office:value="0.6749852895736694" office:value-type="float"/>
          <table:table-cell office:value="0.6292233467102051" office:value-type="float"/>
          <table:table-cell office:value="-0.4066038727760315" office:value-type="float"/>
          <table:table-cell office:value="-0.9002970457077026" office:value-type="float"/>
          <table:table-cell office:value="0.5478376150131226" office:value-type="float"/>
          <table:table-cell office:value="-0.35045361518859863" office:value-type="float"/>
        </table:table-row>
        <table:table-row>
          <table:table-cell office:value="-0.004150311350822448" office:value-type="float"/>
          <table:table-cell office:value="0.01863297522068024" office:value-type="float"/>
          <table:table-cell office:value="0.015216275453567508" office:value-type="float"/>
          <table:table-cell office:value="-0.010392738580703734" office:value-type="float"/>
          <table:table-cell office:value="0.0012328130006790169" office:value-type="float"/>
          <table:table-cell office:value="-0.013305543661117554" office:value-type="float"/>
          <table:table-cell office:value="0.5228073404049732" office:value-type="float"/>
          <table:table-cell office:value="9" office:value-type="float"/>
          <table:table-cell office:value="-0.6230095028877258" office:value-type="float"/>
          <table:table-cell office:value="0.1441807746887207" office:value-type="float"/>
          <table:table-cell office:value="0.8549058437347412" office:value-type="float"/>
          <table:table-cell office:value="0.6781325340270996" office:value-type="float"/>
          <table:table-cell office:value="0.933342695236206" office:value-type="float"/>
          <table:table-cell office:value="-0.5944929718971252" office:value-type="float"/>
        </table:table-row>
        <table:table-row>
          <table:table-cell office:value="-0.007675201892852783" office:value-type="float"/>
          <table:table-cell office:value="0.02395985901355744" office:value-type="float"/>
          <table:table-cell office:value="0.024332967996597295" office:value-type="float"/>
          <table:table-cell office:value="-0.013142279982566831" office:value-type="float"/>
          <table:table-cell office:value="-0.007265494465827941" office:value-type="float"/>
          <table:table-cell office:value="-0.012752809524536134" office:value-type="float"/>
          <table:table-cell office:value="0.4443278553962764" office:value-type="float"/>
          <table:table-cell office:value="10" office:value-type="float"/>
          <table:table-cell office:value="-0.35248905420303345" office:value-type="float"/>
          <table:table-cell office:value="0.5326883792877197" office:value-type="float"/>
          <table:table-cell office:value="0.9116692543029785" office:value-type="float"/>
          <table:table-cell office:value="-0.2749541401863098" office:value-type="float"/>
          <table:table-cell office:value="-0.8498307466506958" office:value-type="float"/>
          <table:table-cell office:value="0.05527341365814209" office:value-type="float"/>
        </table:table-row>
        <table:table-row>
          <table:table-cell office:value="-0.0020410680770874016" office:value-type="float"/>
          <table:table-cell office:value="0.03159551441669465" office:value-type="float"/>
          <table:table-cell office:value="0.020982620716094975" office:value-type="float"/>
          <table:table-cell office:value="-0.017380376458168027" office:value-type="float"/>
          <table:table-cell office:value="-0.01042165219783783" office:value-type="float"/>
          <table:table-cell office:value="-0.009991542100906373" office:value-type="float"/>
          <table:table-cell office:value="0.4257397417319856" office:value-type="float"/>
          <table:table-cell office:value="11" office:value-type="float"/>
          <table:table-cell office:value="0.5634133815765381" office:value-type="float"/>
          <table:table-cell office:value="0.7635655403137207" office:value-type="float"/>
          <table:table-cell office:value="-0.33503472805023193" office:value-type="float"/>
          <table:table-cell office:value="-0.42380964756011963" office:value-type="float"/>
          <table:table-cell office:value="-0.31561577320098877" office:value-type="float"/>
          <table:table-cell office:value="0.2761267423629761" office:value-type="float"/>
        </table:table-row>
        <table:table-row>
          <table:table-cell office:value="-0.008401652574539184" office:value-type="float"/>
          <table:table-cell office:value="0.024854132533073434" office:value-type="float"/>
          <table:table-cell office:value="0.02568657755851746" office:value-type="float"/>
          <table:table-cell office:value="-0.02538968205451965" office:value-type="float"/>
          <table:table-cell office:value="-0.0014149516820907582" office:value-type="float"/>
          <table:table-cell office:value="-0.008855953216552736" office:value-type="float"/>
          <table:table-cell office:value="0.44243785108679046" office:value-type="float"/>
          <table:table-cell office:value="12" office:value-type="float"/>
          <table:table-cell office:value="-0.6360584497451782" office:value-type="float"/>
          <table:table-cell office:value="-0.6741381883621216" office:value-type="float"/>
          <table:table-cell office:value="0.47039568424224854" office:value-type="float"/>
          <table:table-cell office:value="-0.8009305596351624" office:value-type="float"/>
          <table:table-cell office:value="0.900670051574707" office:value-type="float"/>
          <table:table-cell office:value="0.11355888843536377" office:value-type="float"/>
        </table:table-row>
        <table:table-row>
          <table:table-cell office:value="-0.01606611430644989" office:value-type="float"/>
          <table:table-cell office:value="0.03012187659740449" office:value-type="float"/>
          <table:table-cell office:value="0.01685425698757172" office:value-type="float"/>
          <table:table-cell office:value="-0.02671571016311645" office:value-type="float"/>
          <table:table-cell office:value="-0.0026712316274642937" office:value-type="float"/>
          <table:table-cell office:value="-0.004711095094680787" office:value-type="float"/>
          <table:table-cell office:value="0.4299855728019305" office:value-type="float"/>
          <table:table-cell office:value="13" office:value-type="float"/>
          <table:table-cell office:value="-0.7664461731910706" office:value-type="float"/>
          <table:table-cell office:value="0.5267744064331055" office:value-type="float"/>
          <table:table-cell office:value="-0.883232057094574" office:value-type="float"/>
          <table:table-cell office:value="-0.13260281085968018" office:value-type="float"/>
          <table:table-cell office:value="-0.12562799453735352" office:value-type="float"/>
          <table:table-cell office:value="0.4144858121871948" office:value-type="float"/>
        </table:table-row>
        <table:table-row>
          <table:table-cell office:value="-0.012832898497581482" office:value-type="float"/>
          <table:table-cell office:value="0.035712470412254345" office:value-type="float"/>
          <table:table-cell office:value="0.010235401391983036" office:value-type="float"/>
          <table:table-cell office:value="-0.01822407484054565" office:value-type="float"/>
          <table:table-cell office:value="0.0001512271165847786" office:value-type="float"/>
          <table:table-cell office:value="-0.014208676218986513" office:value-type="float"/>
          <table:table-cell office:value="0.45870742676349685" office:value-type="float"/>
          <table:table-cell office:value="14" office:value-type="float"/>
          <table:table-cell office:value="0.3233215808868408" office:value-type="float"/>
          <table:table-cell office:value="0.5590593814849854" office:value-type="float"/>
          <table:table-cell office:value="-0.6618855595588684" office:value-type="float"/>
          <table:table-cell office:value="0.8491635322570801" office:value-type="float"/>
          <table:table-cell office:value="0.2822458744049072" office:value-type="float"/>
          <table:table-cell office:value="-0.9497581124305725" office:value-type="float"/>
        </table:table-row>
        <table:table-row>
          <table:table-cell office:value="-0.020188205242156983" office:value-type="float"/>
          <table:table-cell office:value="0.029298123121261607" office:value-type="float"/>
          <table:table-cell office:value="0.009358571171760564" office:value-type="float"/>
          <table:table-cell office:value="-0.02241897821426391" office:value-type="float"/>
          <table:table-cell office:value="0.001874590516090394" office:value-type="float"/>
          <table:table-cell office:value="-0.021416407823562623" office:value-type="float"/>
          <table:table-cell office:value="0.4569223488984181" office:value-type="float"/>
          <table:table-cell office:value="15" office:value-type="float"/>
          <table:table-cell office:value="-0.73553067445755" office:value-type="float"/>
          <table:table-cell office:value="-0.6414347290992737" office:value-type="float"/>
          <table:table-cell office:value="-0.08768302202224731" office:value-type="float"/>
          <table:table-cell office:value="-0.41949033737182617" office:value-type="float"/>
          <table:table-cell office:value="0.17233633995056152" office:value-type="float"/>
          <table:table-cell office:value="-0.7207731604576111" office:value-type="float"/>
        </table:table-row>
        <table:table-row>
          <table:table-cell office:value="-0.02823621988296509" office:value-type="float"/>
          <table:table-cell office:value="0.019921948313713085" office:value-type="float"/>
          <table:table-cell office:value="0.016739407181739812" office:value-type="float"/>
          <table:table-cell office:value="-0.027693166732788082" office:value-type="float"/>
          <table:table-cell office:value="0.010406189560890199" office:value-type="float"/>
          <table:table-cell office:value="-0.027011350989341737" office:value-type="float"/>
          <table:table-cell office:value="0.4527698503001819" office:value-type="float"/>
          <table:table-cell office:value="16" office:value-type="float"/>
          <table:table-cell office:value="-0.8048014640808105" office:value-type="float"/>
          <table:table-cell office:value="-0.9376174807548523" office:value-type="float"/>
          <table:table-cell office:value="0.7380836009979248" office:value-type="float"/>
          <table:table-cell office:value="-0.527418851852417" office:value-type="float"/>
          <table:table-cell office:value="0.8531599044799805" office:value-type="float"/>
          <table:table-cell office:value="-0.5594943165779114" office:value-type="float"/>
        </table:table-row>
        <table:table-row>
          <table:table-cell office:value="-0.03290144443511963" office:value-type="float"/>
          <table:table-cell office:value="0.020102617144584667" office:value-type="float"/>
          <table:table-cell office:value="0.024244735836982733" office:value-type="float"/>
          <table:table-cell office:value="-0.02454230427742004" office:value-type="float"/>
          <table:table-cell office:value="0.01984849035739899" office:value-type="float"/>
          <table:table-cell office:value="-0.026037088036537172" office:value-type="float"/>
          <table:table-cell office:value="0.4571868060752062" office:value-type="float"/>
          <table:table-cell office:value="17" office:value-type="float"/>
          <table:table-cell office:value="-0.4665224552154541" office:value-type="float"/>
          <table:table-cell office:value="0.018066883087158203" office:value-type="float"/>
          <table:table-cell office:value="0.750532865524292" office:value-type="float"/>
          <table:table-cell office:value="0.3150862455368042" office:value-type="float"/>
          <table:table-cell office:value="0.9442300796508789" office:value-type="float"/>
          <table:table-cell office:value="0.09742629528045654" office:value-type="float"/>
        </table:table-row>
        <table:table-row>
          <table:table-cell office:value="-0.02671687364578247" office:value-type="float"/>
          <table:table-cell office:value="0.015800345540046702" office:value-type="float"/>
          <table:table-cell office:value="0.023618962764739997" office:value-type="float"/>
          <table:table-cell office:value="-0.025627756714820857" office:value-type="float"/>
          <table:table-cell office:value="0.029652917981147768" office:value-type="float"/>
          <table:table-cell office:value="-0.026791751980781556" office:value-type="float"/>
          <table:table-cell office:value="0.49650339766628954" office:value-type="float"/>
          <table:table-cell office:value="18" office:value-type="float"/>
          <table:table-cell office:value="0.6184570789337158" office:value-type="float"/>
          <table:table-cell office:value="-0.4302271604537964" office:value-type="float"/>
          <table:table-cell office:value="-0.06257730722427368" office:value-type="float"/>
          <table:table-cell office:value="-0.10854524374008179" office:value-type="float"/>
          <table:table-cell office:value="0.9804427623748779" office:value-type="float"/>
          <table:table-cell office:value="-0.07546639442443848" office:value-type="float"/>
        </table:table-row>
        <table:table-row>
          <table:table-cell office:value="-0.03645256280899048" office:value-type="float"/>
          <table:table-cell office:value="0.022002485394477855" office:value-type="float"/>
          <table:table-cell office:value="0.028298523426055915" office:value-type="float"/>
          <table:table-cell office:value="-0.021352649331092828" office:value-type="float"/>
          <table:table-cell office:value="0.034294262528419495" office:value-type="float"/>
          <table:table-cell office:value="-0.02430863916873932" office:value-type="float"/>
          <table:table-cell office:value="0.47328742443015887" office:value-type="float"/>
          <table:table-cell office:value="19" office:value-type="float"/>
          <table:table-cell office:value="-0.9735689163208008" office:value-type="float"/>
          <table:table-cell office:value="0.6202139854431152" office:value-type="float"/>
          <table:table-cell office:value="0.4679560661315918" office:value-type="float"/>
          <table:table-cell office:value="0.42751073837280273" office:value-type="float"/>
          <table:table-cell office:value="0.46413445472717285" office:value-type="float"/>
          <table:table-cell office:value="0.24831128120422363" office:value-type="float"/>
        </table:table-row>
        <table:table-row>
          <table:table-cell office:value="-0.027243969440460206" office:value-type="float"/>
          <table:table-cell office:value="0.015105253458023082" office:value-type="float"/>
          <table:table-cell office:value="0.02664802551269532" office:value-type="float"/>
          <table:table-cell office:value="-0.024589766860008234" office:value-type="float"/>
          <table:table-cell office:value="0.030369156002998353" office:value-type="float"/>
          <table:table-cell office:value="-0.01898657858371735" office:value-type="float"/>
          <table:table-cell office:value="0.5084949581916935" office:value-type="float"/>
          <table:table-cell office:value="20" office:value-type="float"/>
          <table:table-cell office:value="0.9208593368530273" office:value-type="float"/>
          <table:table-cell office:value="-0.6897231936454773" office:value-type="float"/>
          <table:table-cell office:value="-0.16504979133605957" office:value-type="float"/>
          <table:table-cell office:value="-0.3237117528915405" office:value-type="float"/>
          <table:table-cell office:value="-0.39251065254211426" office:value-type="float"/>
          <table:table-cell office:value="0.5322060585021973" office:value-type="float"/>
        </table:table-row>
        <table:table-row>
          <table:table-cell office:value="-0.02168373227119446" office:value-type="float"/>
          <table:table-cell office:value="0.016124720573425302" office:value-type="float"/>
          <table:table-cell office:value="0.025309820175170906" office:value-type="float"/>
          <table:table-cell office:value="-0.023189046978950495" office:value-type="float"/>
          <table:table-cell office:value="0.027398611903190612" office:value-type="float"/>
          <table:table-cell office:value="-0.013329550623893741" office:value-type="float"/>
          <table:table-cell office:value="0.5285666180253671" office:value-type="float"/>
          <table:table-cell office:value="21" office:value-type="float"/>
          <table:table-cell office:value="0.5560237169265747" office:value-type="float"/>
          <table:table-cell office:value="0.10194671154022217" office:value-type="float"/>
          <table:table-cell office:value="-0.1338205337524414" office:value-type="float"/>
          <table:table-cell office:value="0.14007198810577393" office:value-type="float"/>
          <table:table-cell office:value="-0.2970544099807739" office:value-type="float"/>
          <table:table-cell office:value="0.5657027959823608" office:value-type="float"/>
        </table:table-row>
        <table:table-row>
          <table:table-cell office:value="-0.021847921609878543" office:value-type="float"/>
          <table:table-cell office:value="0.019941048622131356" office:value-type="float"/>
          <table:table-cell office:value="0.015706120729446417" office:value-type="float"/>
          <table:table-cell office:value="-0.02900462985038757" office:value-type="float"/>
          <table:table-cell office:value="0.0362638920545578" office:value-type="float"/>
          <table:table-cell office:value="-0.006568352580070499" office:value-type="float"/>
          <table:table-cell office:value="0.5367967460531451" office:value-type="float"/>
          <table:table-cell office:value="22" office:value-type="float"/>
          <table:table-cell office:value="-0.016418933868408203" office:value-type="float"/>
          <table:table-cell office:value="0.38163280487060547" office:value-type="float"/>
          <table:table-cell office:value="-0.9603699445724487" office:value-type="float"/>
          <table:table-cell office:value="-0.5815582871437073" office:value-type="float"/>
          <table:table-cell office:value="0.8865280151367188" office:value-type="float"/>
          <table:table-cell office:value="0.6761198043823242" office:value-type="float"/>
        </table:table-row>
        <table:table-row>
          <table:table-cell office:value="-0.027836701273918154" office:value-type="float"/>
          <table:table-cell office:value="0.010172636508941658" office:value-type="float"/>
          <table:table-cell office:value="0.01869961023330689" office:value-type="float"/>
          <table:table-cell office:value="-0.03182365298271179" office:value-type="float"/>
          <table:table-cell office:value="0.04373994410037994" office:value-type="float"/>
          <table:table-cell office:value="-0.0073170948028564485" office:value-type="float"/>
          <table:table-cell office:value="0.5252980086527211" office:value-type="float"/>
          <table:table-cell office:value="23" office:value-type="float"/>
          <table:table-cell office:value="-0.5988779664039612" office:value-type="float"/>
          <table:table-cell office:value="-0.9768412113189697" office:value-type="float"/>
          <table:table-cell office:value="0.29934895038604736" office:value-type="float"/>
          <table:table-cell office:value="-0.2819023132324219" office:value-type="float"/>
          <table:table-cell office:value="0.7476052045822144" office:value-type="float"/>
          <table:table-cell office:value="-0.07487422227859497" office:value-type="float"/>
        </table:table-row>
        <table:table-row>
          <table:table-cell office:value="-0.02202804744243622" office:value-type="float"/>
          <table:table-cell office:value="0.007474294900894173" office:value-type="float"/>
          <table:table-cell office:value="0.02119031429290772" office:value-type="float"/>
          <table:table-cell office:value="-0.02997368216514587" office:value-type="float"/>
          <table:table-cell office:value="0.04185414493083954" office:value-type="float"/>
          <table:table-cell office:value="-0.001997032165527347" office:value-type="float"/>
          <table:table-cell office:value="0.5432421118557296" office:value-type="float"/>
          <table:table-cell office:value="24" office:value-type="float"/>
          <table:table-cell office:value="0.5808653831481934" office:value-type="float"/>
          <table:table-cell office:value="-0.26983416080474854" office:value-type="float"/>
          <table:table-cell office:value="0.249070405960083" office:value-type="float"/>
          <table:table-cell office:value="0.1849970817565918" office:value-type="float"/>
          <table:table-cell office:value="-0.18857991695404053" office:value-type="float"/>
          <table:table-cell office:value="0.5320062637329102" office:value-type="float"/>
        </table:table-row>
        <table:table-row>
          <table:table-cell office:value="-0.01857033669948578" office:value-type="float"/>
          <table:table-cell office:value="0.009399731159210212" office:value-type="float"/>
          <table:table-cell office:value="0.02542198061943055" office:value-type="float"/>
          <table:table-cell office:value="-0.026548687219619747" office:value-type="float"/>
          <table:table-cell office:value="0.04223336756229401" office:value-type="float"/>
          <table:table-cell office:value="-0.009345055222511296" office:value-type="float"/>
          <table:table-cell office:value="0.5522777762796" office:value-type="float"/>
          <table:table-cell office:value="25" office:value-type="float"/>
          <table:table-cell office:value="0.34577107429504395" office:value-type="float"/>
          <table:table-cell office:value="0.192543625831604" office:value-type="float"/>
          <table:table-cell office:value="0.4231666326522827" office:value-type="float"/>
          <table:table-cell office:value="0.3424994945526123" office:value-type="float"/>
          <table:table-cell office:value="0.03792226314544678" office:value-type="float"/>
          <table:table-cell office:value="-0.7348023056983948" office:value-type="float"/>
        </table:table-row>
        <table:table-row>
          <table:table-cell office:value="-0.020877575278282167" office:value-type="float"/>
          <table:table-cell office:value="0.000955966711044318" office:value-type="float"/>
          <table:table-cell office:value="0.03247562050819398" office:value-type="float"/>
          <table:table-cell office:value="-0.0268148398399353" office:value-type="float"/>
          <table:table-cell office:value="0.047551069855690006" office:value-type="float"/>
          <table:table-cell office:value="-4.626452922821406e-05" office:value-type="float"/>
          <table:table-cell office:value="0.5308341925261152" office:value-type="float"/>
          <table:table-cell office:value="26" office:value-type="float"/>
          <table:table-cell office:value="-0.23072385787963867" office:value-type="float"/>
          <table:table-cell office:value="-0.8443764448165894" office:value-type="float"/>
          <table:table-cell office:value="0.7053639888763428" office:value-type="float"/>
          <table:table-cell office:value="-0.026615262031555176" office:value-type="float"/>
          <table:table-cell office:value="0.5317702293395996" office:value-type="float"/>
          <table:table-cell office:value="0.9298790693283081" office:value-type="float"/>
        </table:table-row>
        <table:table-row>
          <table:table-cell office:value="-0.016194269061088562" office:value-type="float"/>
          <table:table-cell office:value="0.0010404801368713444" office:value-type="float"/>
          <table:table-cell office:value="0.035862244367599494" office:value-type="float"/>
          <table:table-cell office:value="-0.036294253468513483" office:value-type="float"/>
          <table:table-cell office:value="0.044195413589477546" office:value-type="float"/>
          <table:table-cell office:value="0.0027012878656387292" office:value-type="float"/>
          <table:table-cell office:value="0.49321342855754347" office:value-type="float"/>
          <table:table-cell office:value="27" office:value-type="float"/>
          <table:table-cell office:value="0.46833062171936035" office:value-type="float"/>
          <table:table-cell office:value="0.008451342582702637" office:value-type="float"/>
          <table:table-cell office:value="0.33866238594055176" office:value-type="float"/>
          <table:table-cell office:value="-0.9479413628578186" office:value-type="float"/>
          <table:table-cell office:value="-0.33556562662124634" office:value-type="float"/>
          <table:table-cell office:value="0.27475523948669434" office:value-type="float"/>
        </table:table-row>
        <table:table-row>
          <table:table-cell office:value="-0.013146573901176453" office:value-type="float"/>
          <table:table-cell office:value="0.005434942245483404" office:value-type="float"/>
          <table:table-cell office:value="0.03690706491470338" office:value-type="float"/>
          <table:table-cell office:value="-0.04398019671440124" office:value-type="float"/>
          <table:table-cell office:value="0.037097068428993234" office:value-type="float"/>
          <table:table-cell office:value="0.005816140770912167" office:value-type="float"/>
          <table:table-cell office:value="0.4559470222114641" office:value-type="float"/>
          <table:table-cell office:value="28" office:value-type="float"/>
          <table:table-cell office:value="0.30476951599121094" office:value-type="float"/>
          <table:table-cell office:value="0.43944621086120605" office:value-type="float"/>
          <table:table-cell office:value="0.10448205471038818" office:value-type="float"/>
          <table:table-cell office:value="-0.7685943245887756" office:value-type="float"/>
          <table:table-cell office:value="-0.7098345160484314" office:value-type="float"/>
          <table:table-cell office:value="0.31148529052734375" office:value-type="float"/>
        </table:table-row>
        <table:table-row>
          <table:table-cell office:value="-0.003979260325431824" office:value-type="float"/>
          <table:table-cell office:value="0.013535726070404059" office:value-type="float"/>
          <table:table-cell office:value="0.027772260904312143" office:value-type="float"/>
          <table:table-cell office:value="-0.04517005145549773" office:value-type="float"/>
          <table:table-cell office:value="0.03086744666099549" office:value-type="float"/>
          <table:table-cell office:value="0.011058384776115412" office:value-type="float"/>
          <table:table-cell office:value="0.4694260351715511" office:value-type="float"/>
          <table:table-cell office:value="29" office:value-type="float"/>
          <table:table-cell office:value="0.9167313575744629" office:value-type="float"/>
          <table:table-cell office:value="0.8100783824920654" office:value-type="float"/>
          <table:table-cell office:value="-0.9134804010391235" office:value-type="float"/>
          <table:table-cell office:value="-0.11898547410964966" office:value-type="float"/>
          <table:table-cell office:value="-0.6229621767997742" office:value-type="float"/>
          <table:table-cell office:value="0.5242244005203247" office:value-type="float"/>
        </table:table-row>
        <table:table-row>
          <table:table-cell office:value="-0.0015057414770126344" office:value-type="float"/>
          <table:table-cell office:value="0.0039042651653289854" office:value-type="float"/>
          <table:table-cell office:value="0.021723912358284005" office:value-type="float"/>
          <table:table-cell office:value="-0.0365736573934555" office:value-type="float"/>
          <table:table-cell office:value="0.035764875411987314" office:value-type="float"/>
          <table:table-cell office:value="0.007778777480125423" office:value-type="float"/>
          <table:table-cell office:value="0.5507797008063813" office:value-type="float"/>
          <table:table-cell office:value="30" office:value-type="float"/>
          <table:table-cell office:value="0.24735188484191895" office:value-type="float"/>
          <table:table-cell office:value="-0.9631460905075073" office:value-type="float"/>
          <table:table-cell office:value="-0.6048348546028137" office:value-type="float"/>
          <table:table-cell office:value="0.8596394062042236" office:value-type="float"/>
          <table:table-cell office:value="0.48974287509918213" office:value-type="float"/>
          <table:table-cell office:value="-0.327960729598999" office:value-type="float"/>
        </table:table-row>
        <table:table-row>
          <table:table-cell office:value="0.006152295470237733" office:value-type="float"/>
          <table:table-cell office:value="0.007277362346649175" office:value-type="float"/>
          <table:table-cell office:value="0.01928917348384858" office:value-type="float"/>
          <table:table-cell office:value="-0.04052417576313018" office:value-type="float"/>
          <table:table-cell office:value="0.02805842638015748" office:value-type="float"/>
          <table:table-cell office:value="0.014124605059623714" office:value-type="float"/>
          <table:table-cell office:value="0.5311055415024519" office:value-type="float"/>
          <table:table-cell office:value="31" office:value-type="float"/>
          <table:table-cell office:value="0.7658036947250366" office:value-type="float"/>
          <table:table-cell office:value="0.33730971813201904" office:value-type="float"/>
          <table:table-cell office:value="-0.24347388744354248" office:value-type="float"/>
          <table:table-cell office:value="-0.39505183696746826" office:value-type="float"/>
          <table:table-cell office:value="-0.7706449031829834" office:value-type="float"/>
          <table:table-cell office:value="0.6345827579498291" office:value-type="float"/>
        </table:table-row>
        <table:table-row>
          <table:table-cell office:value="0.014601569771766664" office:value-type="float"/>
          <table:table-cell office:value="0.0020681083202362116" office:value-type="float"/>
          <table:table-cell office:value="0.0109524953365326" office:value-type="float"/>
          <table:table-cell office:value="-0.03256390988826751" office:value-type="float"/>
          <table:table-cell office:value="0.022114171385765085" office:value-type="float"/>
          <table:table-cell office:value="0.01090414702892303" office:value-type="float"/>
          <table:table-cell office:value="0.6010328689671961" office:value-type="float"/>
          <table:table-cell office:value="32" office:value-type="float"/>
          <table:table-cell office:value="0.8449274301528931" office:value-type="float"/>
          <table:table-cell office:value="-0.5209254026412964" office:value-type="float"/>
          <table:table-cell office:value="-0.8336678147315979" office:value-type="float"/>
          <table:table-cell office:value="0.7960265874862671" office:value-type="float"/>
          <table:table-cell office:value="-0.5944254994392395" office:value-type="float"/>
          <table:table-cell office:value="-0.32204580307006836" office:value-type="float"/>
        </table:table-row>
        <table:table-row>
          <table:table-cell office:value="0.021130896210670474" office:value-type="float"/>
          <table:table-cell office:value="0.0007338714599609431" office:value-type="float"/>
          <table:table-cell office:value="0.0021714234352111887" office:value-type="float"/>
          <table:table-cell office:value="-0.040803059935569756" office:value-type="float"/>
          <table:table-cell office:value="0.03143460452556611" office:value-type="float"/>
          <table:table-cell office:value="0.00460223793983459" office:value-type="float"/>
          <table:table-cell office:value="0.631698032020555" office:value-type="float"/>
          <table:table-cell office:value="33" office:value-type="float"/>
          <table:table-cell office:value="0.6529326438903809" office:value-type="float"/>
          <table:table-cell office:value="-0.13342368602752686" office:value-type="float"/>
          <table:table-cell office:value="-0.8781071901321411" office:value-type="float"/>
          <table:table-cell office:value="-0.8239150047302246" office:value-type="float"/>
          <table:table-cell office:value="0.9320433139801025" office:value-type="float"/>
          <table:table-cell office:value="-0.630190908908844" office:value-type="float"/>
        </table:table-row>
        <table:table-row>
          <table:table-cell office:value="0.025201545357704164" office:value-type="float"/>
          <table:table-cell office:value="0.003949235677719122" office:value-type="float"/>
          <table:table-cell office:value="-0.0014051622152328421" office:value-type="float"/>
          <table:table-cell office:value="-0.04903276443481445" office:value-type="float"/>
          <table:table-cell office:value="0.039554536938667305" office:value-type="float"/>
          <table:table-cell office:value="0.008669972419738764" office:value-type="float"/>
          <table:table-cell office:value="0.6033071052744817" office:value-type="float"/>
          <table:table-cell office:value="34" office:value-type="float"/>
          <table:table-cell office:value="0.40706491470336914" office:value-type="float"/>
          <table:table-cell office:value="0.32153642177581787" office:value-type="float"/>
          <table:table-cell office:value="-0.3576585650444031" office:value-type="float"/>
          <table:table-cell office:value="-0.822970449924469" office:value-type="float"/>
          <table:table-cell office:value="0.8119932413101196" office:value-type="float"/>
          <table:table-cell office:value="0.4067734479904175" office:value-type="float"/>
        </table:table-row>
        <table:table-row>
          <table:table-cell office:value="0.031665950417518615" office:value-type="float"/>
          <table:table-cell office:value="0.001721982955932623" office:value-type="float"/>
          <table:table-cell office:value="0.008472984433174142" office:value-type="float"/>
          <table:table-cell office:value="-0.05" office:value-type="float"/>
          <table:table-cell office:value="0.03439931094646455" office:value-type="float"/>
          <table:table-cell office:value="-0.001186301112174994" office:value-type="float"/>
          <table:table-cell office:value="0.5833831819573027" office:value-type="float"/>
          <table:table-cell office:value="35" office:value-type="float"/>
          <table:table-cell office:value="0.6464405059814453" office:value-type="float"/>
          <table:table-cell office:value="-0.2227252721786499" office:value-type="float"/>
          <table:table-cell office:value="0.9878146648406982" office:value-type="float"/>
          <table:table-cell office:value="-0.5348774790763855" office:value-type="float"/>
          <table:table-cell office:value="-0.5155225992202759" office:value-type="float"/>
          <table:table-cell office:value="-0.9856273531913757" office:value-type="float"/>
        </table:table-row>
        <table:table-row>
          <table:table-cell office:value="0.0329242330789566" office:value-type="float"/>
          <table:table-cell office:value="-0.0073459076881408625" office:value-type="float"/>
          <table:table-cell office:value="0.008960443139076242" office:value-type="float"/>
          <table:table-cell office:value="-0.04346207499504089" office:value-type="float"/>
          <table:table-cell office:value="0.02560281515121461" office:value-type="float"/>
          <table:table-cell office:value="0.00799710094928741" office:value-type="float"/>
          <table:table-cell office:value="0.6078927610597074" office:value-type="float"/>
          <table:table-cell office:value="36" office:value-type="float"/>
          <table:table-cell office:value="0.12582826614379883" office:value-type="float"/>
          <table:table-cell office:value="-0.9067890644073486" office:value-type="float"/>
          <table:table-cell office:value="0.04874587059020996" office:value-type="float"/>
          <table:table-cell office:value="0.6537925004959106" office:value-type="float"/>
          <table:table-cell office:value="-0.8796495795249939" office:value-type="float"/>
          <table:table-cell office:value="0.9183402061462402" office:value-type="float"/>
        </table:table-row>
        <table:table-row>
          <table:table-cell office:value="0.03572105944156646" office:value-type="float"/>
          <table:table-cell office:value="-0.003329641819000238" office:value-type="float"/>
          <table:table-cell office:value="0.008510640859603891" office:value-type="float"/>
          <table:table-cell office:value="-0.0454329788684845" office:value-type="float"/>
          <table:table-cell office:value="0.026292159557342543" office:value-type="float"/>
          <table:table-cell office:value="0.002990650534629816" office:value-type="float"/>
          <table:table-cell office:value="0.5999864644992401" office:value-type="float"/>
          <table:table-cell office:value="37" office:value-type="float"/>
          <table:table-cell office:value="0.27968263626098633" office:value-type="float"/>
          <table:table-cell office:value="0.4016265869140625" office:value-type="float"/>
          <table:table-cell office:value="-0.04498022794723511" office:value-type="float"/>
          <table:table-cell office:value="-0.19709038734436035" office:value-type="float"/>
          <table:table-cell office:value="0.06893444061279297" office:value-type="float"/>
          <table:table-cell office:value="-0.5006450414657593" office:value-type="float"/>
        </table:table-row>
        <table:table-row>
          <table:table-cell office:value="0.028016741871833797" office:value-type="float"/>
          <table:table-cell office:value="-0.0009151530265808041" office:value-type="float"/>
          <table:table-cell office:value="0.010700020790100108" office:value-type="float"/>
          <table:table-cell office:value="-0.04746916949748993" office:value-type="float"/>
          <table:table-cell office:value="0.018106338977813732" office:value-type="float"/>
          <table:table-cell office:value="0.004311787486076349" office:value-type="float"/>
          <table:table-cell office:value="0.5684419512991701" office:value-type="float"/>
          <table:table-cell office:value="38" office:value-type="float"/>
          <table:table-cell office:value="-0.7704317569732666" office:value-type="float"/>
          <table:table-cell office:value="0.24144887924194336" office:value-type="float"/>
          <table:table-cell office:value="0.21893799304962158" office:value-type="float"/>
          <table:table-cell office:value="-0.2036190629005432" office:value-type="float"/>
          <table:table-cell office:value="-0.8185820579528809" office:value-type="float"/>
          <table:table-cell office:value="0.13211369514465332" office:value-type="float"/>
        </table:table-row>
        <table:table-row>
          <table:table-cell office:value="0.02893292963504791" office:value-type="float"/>
          <table:table-cell office:value="-0.0049550712108612" office:value-type="float"/>
          <table:table-cell office:value="0.006548364162445078" office:value-type="float"/>
          <table:table-cell office:value="-0.03876031339168549" office:value-type="float"/>
          <table:table-cell office:value="0.027504248619079602" office:value-type="float"/>
          <table:table-cell office:value="0.0014979797601699773" office:value-type="float"/>
          <table:table-cell office:value="0.639391984954395" office:value-type="float"/>
          <table:table-cell office:value="39" office:value-type="float"/>
          <table:table-cell office:value="0.09161877632141113" office:value-type="float"/>
          <table:table-cell office:value="-0.40399181842803955" office:value-type="float"/>
          <table:table-cell office:value="-0.41516566276550293" office:value-type="float"/>
          <table:table-cell office:value="0.8708856105804443" office:value-type="float"/>
          <table:table-cell office:value="0.9397909641265869" office:value-type="float"/>
          <table:table-cell office:value="-0.2813807725906372" office:value-type="float"/>
        </table:table-row>
        <table:table-row>
          <table:table-cell office:value="0.03482289135456085" office:value-type="float"/>
          <table:table-cell office:value="-0.0036763131618499697" office:value-type="float"/>
          <table:table-cell office:value="-0.0007053607702255148" office:value-type="float"/>
          <table:table-cell office:value="-0.030363141894340515" office:value-type="float"/>
          <table:table-cell office:value="0.01811065137386323" office:value-type="float"/>
          <table:table-cell office:value="-0.005143535733222967" office:value-type="float"/>
          <table:table-cell office:value="0.6739994652571603" office:value-type="float"/>
          <table:table-cell office:value="40" office:value-type="float"/>
          <table:table-cell office:value="0.588996171951294" office:value-type="float"/>
          <table:table-cell office:value="0.12787580490112305" office:value-type="float"/>
          <table:table-cell office:value="-0.7253724932670593" office:value-type="float"/>
          <table:table-cell office:value="0.8397171497344971" office:value-type="float"/>
          <table:table-cell office:value="-0.939359724521637" office:value-type="float"/>
          <table:table-cell office:value="-0.6641515493392944" office:value-type="float"/>
        </table:table-row>
        <table:table-row>
          <table:table-cell office:value="0.025024727582931512" office:value-type="float"/>
          <table:table-cell office:value="-0.011318038702011103" office:value-type="float"/>
          <table:table-cell office:value="-0.007363534569740285" office:value-type="float"/>
          <table:table-cell office:value="-0.03990898251533508" office:value-type="float"/>
          <table:table-cell office:value="0.02267098128795625" office:value-type="float"/>
          <table:table-cell office:value="-0.0037241762876510675" office:value-type="float"/>
          <table:table-cell office:value="0.6912754167664258" office:value-type="float"/>
          <table:table-cell office:value="41" office:value-type="float"/>
          <table:table-cell office:value="-0.9798163771629333" office:value-type="float"/>
          <table:table-cell office:value="-0.7641725540161133" office:value-type="float"/>
          <table:table-cell office:value="-0.665817379951477" office:value-type="float"/>
          <table:table-cell office:value="-0.9545840620994568" office:value-type="float"/>
          <table:table-cell office:value="0.45603299140930176" office:value-type="float"/>
          <table:table-cell office:value="0.14193594455718994" office:value-type="float"/>
        </table:table-row>
        <table:table-row>
          <table:table-cell office:value="0.016861293315887444" office:value-type="float"/>
          <table:table-cell office:value="-0.015780732631683343" office:value-type="float"/>
          <table:table-cell office:value="-0.004681654572486867" office:value-type="float"/>
          <table:table-cell office:value="-0.04882510304450989" office:value-type="float"/>
          <table:table-cell office:value="0.012933532595634472" office:value-type="float"/>
          <table:table-cell office:value="-0.0024477785825729424" office:value-type="float"/>
          <table:table-cell office:value="0.6335927536468879" office:value-type="float"/>
          <table:table-cell office:value="42" office:value-type="float"/>
          <table:table-cell office:value="-0.8163434267044067" office:value-type="float"/>
          <table:table-cell office:value="-0.4462693929672241" office:value-type="float"/>
          <table:table-cell office:value="0.2681879997253418" office:value-type="float"/>
          <table:table-cell office:value="-0.8916120529174805" office:value-type="float"/>
          <table:table-cell office:value="-0.9737448692321777" office:value-type="float"/>
          <table:table-cell office:value="0.1276397705078125" office:value-type="float"/>
        </table:table-row>
        <table:table-row>
          <table:table-cell office:value="0.022567467689514155" office:value-type="float"/>
          <table:table-cell office:value="-0.0191492474079132" office:value-type="float"/>
          <table:table-cell office:value="0.0031298130750656234" office:value-type="float"/>
          <table:table-cell office:value="-0.05" office:value-type="float"/>
          <table:table-cell office:value="0.022466098666191113" office:value-type="float"/>
          <table:table-cell office:value="-0.00814876019954682" office:value-type="float"/>
          <table:table-cell office:value="0.6289410174928662" office:value-type="float"/>
          <table:table-cell office:value="43" office:value-type="float"/>
          <table:table-cell office:value="0.5706174373626709" office:value-type="float"/>
          <table:table-cell office:value="-0.33685147762298584" office:value-type="float"/>
          <table:table-cell office:value="0.781146764755249" office:value-type="float"/>
          <table:table-cell office:value="-0.32277119159698486" office:value-type="float"/>
          <table:table-cell office:value="0.9532566070556641" office:value-type="float"/>
          <table:table-cell office:value="-0.5700981616973877" office:value-type="float"/>
        </table:table-row>
        <table:table-row>
          <table:table-cell office:value="0.02662557959556579" office:value-type="float"/>
          <table:table-cell office:value="-0.02326892673969268" office:value-type="float"/>
          <table:table-cell office:value="0.011675650477409375" office:value-type="float"/>
          <table:table-cell office:value="-0.04307489633560181" office:value-type="float"/>
          <table:table-cell office:value="0.020285243391990674" office:value-type="float"/>
          <table:table-cell office:value="-0.00425543367862702" office:value-type="float"/>
          <table:table-cell office:value="0.6219158446105341" office:value-type="float"/>
          <table:table-cell office:value="44" office:value-type="float"/>
          <table:table-cell office:value="0.4058111906051636" office:value-type="float"/>
          <table:table-cell office:value="-0.411967933177948" office:value-type="float"/>
          <table:table-cell office:value="0.854583740234375" office:value-type="float"/>
          <table:table-cell office:value="0.6925103664398193" office:value-type="float"/>
          <table:table-cell office:value="-0.21808552742004395" office:value-type="float"/>
          <table:table-cell office:value="0.38933265209198" office:value-type="float"/>
        </table:table-row>
        <table:table-row>
          <table:table-cell office:value="0.034088042974472044" office:value-type="float"/>
          <table:table-cell office:value="-0.028515510559082025" office:value-type="float"/>
          <table:table-cell office:value="0.007220161557197583" office:value-type="float"/>
          <table:table-cell office:value="-0.039947576522827155" office:value-type="float"/>
          <table:table-cell office:value="0.029418925642967237" office:value-type="float"/>
          <table:table-cell office:value="-0.007729173302650457" office:value-type="float"/>
          <table:table-cell office:value="0.6666345894284514" office:value-type="float"/>
          <table:table-cell office:value="45" office:value-type="float"/>
          <table:table-cell office:value="0.746246337890625" office:value-type="float"/>
          <table:table-cell office:value="-0.5246583819389343" office:value-type="float"/>
          <table:table-cell office:value="-0.4455488920211792" office:value-type="float"/>
          <table:table-cell office:value="0.3127319812774658" office:value-type="float"/>
          <table:table-cell office:value="0.9133682250976562" office:value-type="float"/>
          <table:table-cell office:value="-0.34737396240234375" office:value-type="float"/>
        </table:table-row>
        <table:table-row>
          <table:table-cell office:value="0.035529433488845824" office:value-type="float"/>
          <table:table-cell office:value="-0.027713811397552482" office:value-type="float"/>
          <table:table-cell office:value="4.096627235413829e-05" office:value-type="float"/>
          <table:table-cell office:value="-0.03904267430305482" office:value-type="float"/>
          <table:table-cell office:value="0.03786829173564912" office:value-type="float"/>
          <table:table-cell office:value="-0.0014842313528060968" office:value-type="float"/>
          <table:table-cell office:value="0.7013737443801286" office:value-type="float"/>
          <table:table-cell office:value="46" office:value-type="float"/>
          <table:table-cell office:value="0.14413905143737793" office:value-type="float"/>
          <table:table-cell office:value="0.0801699161529541" office:value-type="float"/>
          <table:table-cell office:value="-0.7179195284843445" office:value-type="float"/>
          <table:table-cell office:value="0.09049022197723389" office:value-type="float"/>
          <table:table-cell office:value="0.8449366092681885" office:value-type="float"/>
          <table:table-cell office:value="0.624494194984436" office:value-type="float"/>
        </table:table-row>
        <table:table-row>
          <table:table-cell office:value="0.04163521647453308" office:value-type="float"/>
          <table:table-cell office:value="-0.021300956010818474" office:value-type="float"/>
          <table:table-cell office:value="0.006881006956100476" office:value-type="float"/>
          <table:table-cell office:value="-0.029185129404068" office:value-type="float"/>
          <table:table-cell office:value="0.03350699603557588" office:value-type="float"/>
          <table:table-cell office:value="0.005165691971778864" office:value-type="float"/>
          <table:table-cell office:value="0.6917533662238033" office:value-type="float"/>
          <table:table-cell office:value="47" office:value-type="float"/>
          <table:table-cell office:value="0.6105782985687256" office:value-type="float"/>
          <table:table-cell office:value="0.6412855386734009" office:value-type="float"/>
          <table:table-cell office:value="0.6840040683746338" office:value-type="float"/>
          <table:table-cell office:value="0.9857544898986816" office:value-type="float"/>
          <table:table-cell office:value="-0.4361295700073242" office:value-type="float"/>
          <table:table-cell office:value="0.6649923324584961" office:value-type="float"/>
        </table:table-row>
        <table:table-row>
          <table:table-cell office:value="0.04018104374408722" office:value-type="float"/>
          <table:table-cell office:value="-0.021491430997848504" office:value-type="float"/>
          <table:table-cell office:value="0.005702936053276074" office:value-type="float"/>
          <table:table-cell office:value="-0.029223632216453556" office:value-type="float"/>
          <table:table-cell office:value="0.031240182518959058" office:value-type="float"/>
          <table:table-cell office:value="0.008631437420845026" office:value-type="float"/>
          <table:table-cell office:value="0.688885561962404" office:value-type="float"/>
          <table:table-cell office:value="48" office:value-type="float"/>
          <table:table-cell office:value="-0.14541727304458618" office:value-type="float"/>
          <table:table-cell office:value="-0.01904749870300293" office:value-type="float"/>
          <table:table-cell office:value="-0.11780709028244019" office:value-type="float"/>
          <table:table-cell office:value="-0.003850281238555908" office:value-type="float"/>
          <table:table-cell office:value="-0.22668135166168213" office:value-type="float"/>
          <table:table-cell office:value="0.3465745449066162" office:value-type="float"/>
        </table:table-row>
        <table:table-row>
          <table:table-cell office:value="0.04335014045238495" office:value-type="float"/>
          <table:table-cell office:value="-0.030737765431404107" office:value-type="float"/>
          <table:table-cell office:value="0.0101287478208542" office:value-type="float"/>
          <table:table-cell office:value="-0.026687750220298772" office:value-type="float"/>
          <table:table-cell office:value="0.038113177418708816" office:value-type="float"/>
          <table:table-cell office:value="0.0173396748304367" office:value-type="float"/>
          <table:table-cell office:value="0.6634133182045235" office:value-type="float"/>
          <table:table-cell office:value="49" office:value-type="float"/>
          <table:table-cell office:value="0.31690967082977295" office:value-type="float"/>
          <table:table-cell office:value="-0.9246334433555603" office:value-type="float"/>
          <table:table-cell office:value="0.4425811767578125" office:value-type="float"/>
          <table:table-cell office:value="0.2535881996154785" office:value-type="float"/>
          <table:table-cell office:value="0.6872994899749756" office:value-type="float"/>
          <table:table-cell office:value="0.8708237409591675" office:value-type="float"/>
        </table:table-row>
        <table:table-row>
          <table:table-cell office:value="0.046482506394386294" office:value-type="float"/>
          <table:table-cell office:value="-0.03512716829776763" office:value-type="float"/>
          <table:table-cell office:value="0.014107308983802809" office:value-type="float"/>
          <table:table-cell office:value="-0.019033381342887883" office:value-type="float"/>
          <table:table-cell office:value="0.042830170989036576" office:value-type="float"/>
          <table:table-cell office:value="0.010852296352386468" office:value-type="float"/>
          <table:table-cell office:value="0.6836464611390713" office:value-type="float"/>
          <table:table-cell office:value="50" office:value-type="float"/>
          <table:table-cell office:value="0.3132365942001343" office:value-type="float"/>
          <table:table-cell office:value="-0.43894028663635254" office:value-type="float"/>
          <table:table-cell office:value="0.39785611629486084" office:value-type="float"/>
          <table:table-cell office:value="0.7654368877410889" office:value-type="float"/>
          <table:table-cell office:value="0.4716993570327759" office:value-type="float"/>
          <table:table-cell office:value="-0.6487378478050232" office:value-type="float"/>
        </table:table-row>
        <table:table-row>
          <table:table-cell office:value="0.04873521149158478" office:value-type="float"/>
          <table:table-cell office:value="-0.036724364161491385" office:value-type="float"/>
          <table:table-cell office:value="0.01712528407573701" office:value-type="float"/>
          <table:table-cell office:value="-0.025663736462593085" office:value-type="float"/>
          <table:table-cell office:value="0.04282859146595003" office:value-type="float"/>
          <table:table-cell office:value="0.003886866569519036" office:value-type="float"/>
          <table:table-cell office:value="0.6646980014005527" office:value-type="float"/>
          <table:table-cell office:value="51" office:value-type="float"/>
          <table:table-cell office:value="0.22527050971984863" office:value-type="float"/>
          <table:table-cell office:value="-0.1597195863723755" office:value-type="float"/>
          <table:table-cell office:value="0.3017975091934204" office:value-type="float"/>
          <table:table-cell office:value="-0.66303551197052" office:value-type="float"/>
          <table:table-cell office:value="-0.00015795230865478516" office:value-type="float"/>
          <table:table-cell office:value="-0.6965429782867432" office:value-type="float"/>
        </table:table-row>
        <table:table-row>
          <table:table-cell office:value="0.04347842812538147" office:value-type="float"/>
          <table:table-cell office:value="-0.03231278955936431" office:value-type="float"/>
          <table:table-cell office:value="0.026399218440055862" office:value-type="float"/>
          <table:table-cell office:value="-0.026525855660438545" office:value-type="float"/>
          <table:table-cell office:value="0.045105643868446364" office:value-type="float"/>
          <table:table-cell office:value="-0.00034014999866486314" office:value-type="float"/>
          <table:table-cell office:value="0.6387344202772004" office:value-type="float"/>
          <table:table-cell office:value="52" office:value-type="float"/>
          <table:table-cell office:value="-0.5256783366203308" office:value-type="float"/>
          <table:table-cell office:value="0.4411574602127075" office:value-type="float"/>
          <table:table-cell office:value="0.9273934364318848" office:value-type="float"/>
          <table:table-cell office:value="-0.0862119197845459" office:value-type="float"/>
          <table:table-cell office:value="0.2277052402496338" office:value-type="float"/>
          <table:table-cell office:value="-0.4227016568183899" office:value-type="float"/>
        </table:table-row>
        <table:table-row>
          <table:table-cell office:value="0.03856991529464721" office:value-type="float"/>
          <table:table-cell office:value="-0.04083053290843963" office:value-type="float"/>
          <table:table-cell office:value="0.03108119904994966" office:value-type="float"/>
          <table:table-cell office:value="-0.020070956349372872" office:value-type="float"/>
          <table:table-cell office:value="0.038364362716674816" office:value-type="float"/>
          <table:table-cell office:value="-0.001248009800910957" office:value-type="float"/>
          <table:table-cell office:value="0.647301139417787" office:value-type="float"/>
          <table:table-cell office:value="53" office:value-type="float"/>
          <table:table-cell office:value="-0.4908512830734253" office:value-type="float"/>
          <table:table-cell office:value="-0.8517743349075317" office:value-type="float"/>
          <table:table-cell office:value="0.4681980609893799" office:value-type="float"/>
          <table:table-cell office:value="0.6454899311065674" office:value-type="float"/>
          <table:table-cell office:value="-0.6741281151771545" office:value-type="float"/>
          <table:table-cell office:value="-0.09078598022460938" office:value-type="float"/>
        </table:table-row>
        <table:table-row>
          <table:table-cell office:value="0.02878487884998321" office:value-type="float"/>
          <table:table-cell office:value="-0.0454727417230606" office:value-type="float"/>
          <table:table-cell office:value="0.03179617226123811" office:value-type="float"/>
          <table:table-cell office:value="-0.010917486548423776" office:value-type="float"/>
          <table:table-cell office:value="0.04385626316070558" office:value-type="float"/>
          <table:table-cell office:value="0.0056819111108779834" office:value-type="float"/>
          <table:table-cell office:value="0.6550112586187486" office:value-type="float"/>
          <table:table-cell office:value="54" office:value-type="float"/>
          <table:table-cell office:value="-0.9785036444664001" office:value-type="float"/>
          <table:table-cell office:value="-0.46422088146209717" office:value-type="float"/>
          <table:table-cell office:value="0.07149732112884521" office:value-type="float"/>
          <table:table-cell office:value="0.9153469800949097" office:value-type="float"/>
          <table:table-cell office:value="0.5491900444030762" office:value-type="float"/>
          <table:table-cell office:value="0.692992091178894" office:value-type="float"/>
        </table:table-row>
        <table:table-row>
          <table:table-cell office:value="0.02398652553558349" office:value-type="float"/>
          <table:table-cell office:value="-0.047288889884948726" office:value-type="float"/>
          <table:table-cell office:value="0.037826941609382644" office:value-type="float"/>
          <table:table-cell office:value="-0.018450881838798533" office:value-type="float"/>
          <table:table-cell office:value="0.05" office:value-type="float"/>
          <table:table-cell office:value="0.0033574467897415088" office:value-type="float"/>
          <table:table-cell office:value="0.608213331333837" office:value-type="float"/>
          <table:table-cell office:value="55" office:value-type="float"/>
          <table:table-cell office:value="-0.4798353314399719" office:value-type="float"/>
          <table:table-cell office:value="-0.18161481618881226" office:value-type="float"/>
          <table:table-cell office:value="0.6030769348144531" office:value-type="float"/>
          <table:table-cell office:value="-0.7533395290374756" office:value-type="float"/>
          <table:table-cell office:value="0.7951734066009521" office:value-type="float"/>
          <table:table-cell office:value="-0.23244643211364746" office:value-type="float"/>
        </table:table-row>
        <table:table-row>
          <table:table-cell office:value="0.02095186233520507" office:value-type="float"/>
          <table:table-cell office:value="-0.04302887916564941" office:value-type="float"/>
          <table:table-cell office:value="0.031882756352424636" office:value-type="float"/>
          <table:table-cell office:value="-0.011245775818824778" office:value-type="float"/>
          <table:table-cell office:value="0.05" office:value-type="float"/>
          <table:table-cell office:value="0.013240397572517387" office:value-type="float"/>
          <table:table-cell office:value="0.6217084873343659" office:value-type="float"/>
          <table:table-cell office:value="56" office:value-type="float"/>
          <table:table-cell office:value="-0.3034663200378418" office:value-type="float"/>
          <table:table-cell office:value="0.42600107192993164" office:value-type="float"/>
          <table:table-cell office:value="-0.5944185256958008" office:value-type="float"/>
          <table:table-cell office:value="0.7205106019973755" office:value-type="float"/>
          <table:table-cell office:value="0.3964385986328125" office:value-type="float"/>
          <table:table-cell office:value="0.9882950782775879" office:value-type="float"/>
        </table:table-row>
        <table:table-row>
          <table:table-cell office:value="0.011838001012802116" office:value-type="float"/>
          <table:table-cell office:value="-0.03907918810844421" office:value-type="float"/>
          <table:table-cell office:value="0.034125390648841875" office:value-type="float"/>
          <table:table-cell office:value="-0.002706795334815989" office:value-type="float"/>
          <table:table-cell office:value="0.05" office:value-type="float"/>
          <table:table-cell office:value="0.006699408888816825" office:value-type="float"/>
          <table:table-cell office:value="0.6393853886843495" office:value-type="float"/>
          <table:table-cell office:value="57" office:value-type="float"/>
          <table:table-cell office:value="-0.9113861322402954" office:value-type="float"/>
          <table:table-cell office:value="0.39496910572052" office:value-type="float"/>
          <table:table-cell office:value="0.22426342964172363" office:value-type="float"/>
          <table:table-cell office:value="0.8538980484008789" office:value-type="float"/>
          <table:table-cell office:value="0.309719443321228" office:value-type="float"/>
          <table:table-cell office:value="-0.6540988683700562" office:value-type="float"/>
        </table:table-row>
        <table:table-row>
          <table:table-cell office:value="0.003946425914764396" office:value-type="float"/>
          <table:table-cell office:value="-0.03131868600845337" office:value-type="float"/>
          <table:table-cell office:value="0.03946622431278231" office:value-type="float"/>
          <table:table-cell office:value="-0.002505037188529978" office:value-type="float"/>
          <table:table-cell office:value="0.0450927221775055" office:value-type="float"/>
          <table:table-cell office:value="0.014734742045402517" office:value-type="float"/>
          <table:table-cell office:value="0.5886057389894753" office:value-type="float"/>
          <table:table-cell office:value="58" office:value-type="float"/>
          <table:table-cell office:value="-0.789157509803772" office:value-type="float"/>
          <table:table-cell office:value="0.7760502099990845" office:value-type="float"/>
          <table:table-cell office:value="0.534083366394043" office:value-type="float"/>
          <table:table-cell office:value="0.020175814628601074" office:value-type="float"/>
          <table:table-cell office:value="-0.4907277822494507" office:value-type="float"/>
          <table:table-cell office:value="0.8035333156585693" office:value-type="float"/>
        </table:table-row>
        <table:table-row>
          <table:table-cell office:value="0.0067123377323150555" office:value-type="float"/>
          <table:table-cell office:value="-0.028104897737503052" office:value-type="float"/>
          <table:table-cell office:value="0.04813375771045687" office:value-type="float"/>
          <table:table-cell office:value="-0.0019306927919387914" office:value-type="float"/>
          <table:table-cell office:value="0.04489657461643219" office:value-type="float"/>
          <table:table-cell office:value="0.01580298364162444" office:value-type="float"/>
          <table:table-cell office:value="0.5542451699287197" office:value-type="float"/>
          <table:table-cell office:value="59" office:value-type="float"/>
          <table:table-cell office:value="0.2765911817550659" office:value-type="float"/>
          <table:table-cell office:value="0.32137882709503174" office:value-type="float"/>
          <table:table-cell office:value="0.866753339767456" office:value-type="float"/>
          <table:table-cell office:value="0.05743443965911865" office:value-type="float"/>
          <table:table-cell office:value="-0.019614756107330322" office:value-type="float"/>
          <table:table-cell office:value="0.10682415962219238" office:value-type="float"/>
        </table:table-row>
        <table:table-row>
          <table:table-cell office:value="-0.0003313088417053302" office:value-type="float"/>
          <table:table-cell office:value="-0.020409175157546998" office:value-type="float"/>
          <table:table-cell office:value="0.05" office:value-type="float"/>
          <table:table-cell office:value="0.006826650500297536" office:value-type="float"/>
          <table:table-cell office:value="0.03843651413917542" office:value-type="float"/>
          <table:table-cell office:value="0.020058171153068533" office:value-type="float"/>
          <table:table-cell office:value="0.5153146590477516" office:value-type="float"/>
          <table:table-cell office:value="60" office:value-type="float"/>
          <table:table-cell office:value="-0.7043646574020386" office:value-type="float"/>
          <table:table-cell office:value="0.7695722579956055" office:value-type="float"/>
          <table:table-cell office:value="0.36578214168548584" office:value-type="float"/>
          <table:table-cell office:value="0.8757343292236328" office:value-type="float"/>
          <table:table-cell office:value="-0.6460060477256775" office:value-type="float"/>
          <table:table-cell office:value="0.4255187511444092" office:value-type="float"/>
        </table:table-row>
      </table:table>
      <table:table table:name="1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38305217027664183" office:value-type="float"/>
          <table:table-cell office:value="0.0006155109405517578" office:value-type="float"/>
          <table:table-cell office:value="-0.008699622750282288" office:value-type="float"/>
          <table:table-cell office:value="0.0008854281902313233" office:value-type="float"/>
          <table:table-cell office:value="-0.0009286749362945557" office:value-type="float"/>
          <table:table-cell office:value="0.0038828277587890626" office:value-type="float"/>
          <table:table-cell office:value="0.6336778654734306" office:value-type="float"/>
          <table:table-cell office:value="1" office:value-type="float"/>
          <table:table-cell office:value="-0.38305217027664185" office:value-type="float"/>
          <table:table-cell office:value="0.06155109405517578" office:value-type="float"/>
          <table:table-cell office:value="-0.8699622750282288" office:value-type="float"/>
          <table:table-cell office:value="0.08854281902313232" office:value-type="float"/>
          <table:table-cell office:value="-0.09286749362945557" office:value-type="float"/>
          <table:table-cell office:value="0.38828277587890625" office:value-type="float"/>
        </table:table-row>
        <table:table-row>
          <table:table-cell office:value="0.0037613433599472047" office:value-type="float"/>
          <table:table-cell office:value="-0.007540031075477601" office:value-type="float"/>
          <table:table-cell office:value="-0.0035077005624771125" office:value-type="float"/>
          <table:table-cell office:value="0.006484392881393433" office:value-type="float"/>
          <table:table-cell office:value="-0.00416999876499176" office:value-type="float"/>
          <table:table-cell office:value="0.005980936288833618" office:value-type="float"/>
          <table:table-cell office:value="0.6324174985145742" office:value-type="float"/>
          <table:table-cell office:value="2" office:value-type="float"/>
          <table:table-cell office:value="0.7591865062713623" office:value-type="float"/>
          <table:table-cell office:value="-0.8155542016029358" office:value-type="float"/>
          <table:table-cell office:value="0.5191922187805176" office:value-type="float"/>
          <table:table-cell office:value="0.5598964691162109" office:value-type="float"/>
          <table:table-cell office:value="-0.32413238286972046" office:value-type="float"/>
          <table:table-cell office:value="0.20981085300445557" office:value-type="float"/>
        </table:table-row>
        <table:table-row>
          <table:table-cell office:value="-0.005139626264572143" office:value-type="float"/>
          <table:table-cell office:value="0.00017090022563934302" office:value-type="float"/>
          <table:table-cell office:value="-0.00589521884918213" office:value-type="float"/>
          <table:table-cell office:value="0.014596174955368042" office:value-type="float"/>
          <table:table-cell office:value="-0.001965551972389221" office:value-type="float"/>
          <table:table-cell office:value="0.002069336175918579" office:value-type="float"/>
          <table:table-cell office:value="0.6302822389744152" office:value-type="float"/>
          <table:table-cell office:value="3" office:value-type="float"/>
          <table:table-cell office:value="-0.8900969624519348" office:value-type="float"/>
          <table:table-cell office:value="0.7710931301116943" office:value-type="float"/>
          <table:table-cell office:value="-0.2387518286705017" office:value-type="float"/>
          <table:table-cell office:value="0.8111782073974609" office:value-type="float"/>
          <table:table-cell office:value="0.2204446792602539" office:value-type="float"/>
          <table:table-cell office:value="-0.3911600112915039" office:value-type="float"/>
        </table:table-row>
        <table:table-row>
          <table:table-cell office:value="-0.004399358034133911" office:value-type="float"/>
          <table:table-cell office:value="-0.00887984275817871" office:value-type="float"/>
          <table:table-cell office:value="-0.010459642410278322" office:value-type="float"/>
          <table:table-cell office:value="0.023089810609817504" office:value-type="float"/>
          <table:table-cell office:value="0.0029478806257247927" office:value-type="float"/>
          <table:table-cell office:value="-0.0021875929832458497" office:value-type="float"/>
          <table:table-cell office:value="0.5742708393815027" office:value-type="float"/>
          <table:table-cell office:value="4" office:value-type="float"/>
          <table:table-cell office:value="0.07402682304382324" office:value-type="float"/>
          <table:table-cell office:value="-0.9050742983818054" office:value-type="float"/>
          <table:table-cell office:value="-0.45644235610961914" office:value-type="float"/>
          <table:table-cell office:value="0.8493635654449463" office:value-type="float"/>
          <table:table-cell office:value="0.49134325981140137" office:value-type="float"/>
          <table:table-cell office:value="-0.42569291591644287" office:value-type="float"/>
        </table:table-row>
        <table:table-row>
          <table:table-cell office:value="-0.013025113940238954" office:value-type="float"/>
          <table:table-cell office:value="-0.011759661436080931" office:value-type="float"/>
          <table:table-cell office:value="-0.011334331035614015" office:value-type="float"/>
          <table:table-cell office:value="0.026238784790039063" office:value-type="float"/>
          <table:table-cell office:value="0.0054434937238693245" office:value-type="float"/>
          <table:table-cell office:value="-0.0015413463115692139" office:value-type="float"/>
          <table:table-cell office:value="0.561132060905777" office:value-type="float"/>
          <table:table-cell office:value="5" office:value-type="float"/>
          <table:table-cell office:value="-0.8625755906105042" office:value-type="float"/>
          <table:table-cell office:value="-0.28798186779022217" office:value-type="float"/>
          <table:table-cell office:value="-0.08746886253356934" office:value-type="float"/>
          <table:table-cell office:value="0.31489741802215576" office:value-type="float"/>
          <table:table-cell office:value="0.24956130981445312" office:value-type="float"/>
          <table:table-cell office:value="0.06462466716766357" office:value-type="float"/>
        </table:table-row>
        <table:table-row>
          <table:table-cell office:value="-0.015240899920463563" office:value-type="float"/>
          <table:table-cell office:value="-0.008718119859695433" office:value-type="float"/>
          <table:table-cell office:value="-0.007481807470321657" office:value-type="float"/>
          <table:table-cell office:value="0.017266367077827454" office:value-type="float"/>
          <table:table-cell office:value="0.011983618140220642" office:value-type="float"/>
          <table:table-cell office:value="-0.008151570558547974" office:value-type="float"/>
          <table:table-cell office:value="0.585312694562152" office:value-type="float"/>
          <table:table-cell office:value="6" office:value-type="float"/>
          <table:table-cell office:value="-0.22157859802246094" office:value-type="float"/>
          <table:table-cell office:value="0.3041541576385498" office:value-type="float"/>
          <table:table-cell office:value="0.38525235652923584" office:value-type="float"/>
          <table:table-cell office:value="-0.8972417712211609" office:value-type="float"/>
          <table:table-cell office:value="0.6540124416351318" office:value-type="float"/>
          <table:table-cell office:value="-0.661022424697876" office:value-type="float"/>
        </table:table-row>
        <table:table-row>
          <table:table-cell office:value="-0.022645345926284793" office:value-type="float"/>
          <table:table-cell office:value="-0.013028984069824216" office:value-type="float"/>
          <table:table-cell office:value="0.0013892805576324451" office:value-type="float"/>
          <table:table-cell office:value="0.026026200652122498" office:value-type="float"/>
          <table:table-cell office:value="0.007499791979789734" office:value-type="float"/>
          <table:table-cell office:value="-1.4662742614746094e-05" office:value-type="float"/>
          <table:table-cell office:value="0.6055590483201381" office:value-type="float"/>
          <table:table-cell office:value="7" office:value-type="float"/>
          <table:table-cell office:value="-0.7404446005821228" office:value-type="float"/>
          <table:table-cell office:value="-0.4310864210128784" office:value-type="float"/>
          <table:table-cell office:value="0.8871088027954102" office:value-type="float"/>
          <table:table-cell office:value="0.8759833574295044" office:value-type="float"/>
          <table:table-cell office:value="-0.4483826160430908" office:value-type="float"/>
          <table:table-cell office:value="0.8136907815933228" office:value-type="float"/>
        </table:table-row>
        <table:table-row>
          <table:table-cell office:value="-0.02979803025722504" office:value-type="float"/>
          <table:table-cell office:value="-0.009058471918106076" office:value-type="float"/>
          <table:table-cell office:value="-0.003075095415115358" office:value-type="float"/>
          <table:table-cell office:value="0.03374204456806183" office:value-type="float"/>
          <table:table-cell office:value="0.004114088416099549" office:value-type="float"/>
          <table:table-cell office:value="0.009652745723724366" office:value-type="float"/>
          <table:table-cell office:value="0.570130466028717" office:value-type="float"/>
          <table:table-cell office:value="8" office:value-type="float"/>
          <table:table-cell office:value="-0.7152684330940247" office:value-type="float"/>
          <table:table-cell office:value="0.39705121517181396" office:value-type="float"/>
          <table:table-cell office:value="-0.4464375972747803" office:value-type="float"/>
          <table:table-cell office:value="0.7715843915939331" office:value-type="float"/>
          <table:table-cell office:value="-0.33857035636901855" office:value-type="float"/>
          <table:table-cell office:value="0.9667408466339111" office:value-type="float"/>
        </table:table-row>
        <table:table-row>
          <table:table-cell office:value="-0.038821435570716864" office:value-type="float"/>
          <table:table-cell office:value="-0.0021216571331024135" office:value-type="float"/>
          <table:table-cell office:value="-0.01022367298603058" office:value-type="float"/>
          <table:table-cell office:value="0.029261962771415715" office:value-type="float"/>
          <table:table-cell office:value="-0.005228517651557922" office:value-type="float"/>
          <table:table-cell office:value="0.01623666286468506" office:value-type="float"/>
          <table:table-cell office:value="0.5640831456249433" office:value-type="float"/>
          <table:table-cell office:value="9" office:value-type="float"/>
          <table:table-cell office:value="-0.9023405313491821" office:value-type="float"/>
          <table:table-cell office:value="0.6936814785003662" office:value-type="float"/>
          <table:table-cell office:value="-0.7148577570915222" office:value-type="float"/>
          <table:table-cell office:value="-0.4480081796646118" office:value-type="float"/>
          <table:table-cell office:value="-0.9342606067657471" office:value-type="float"/>
          <table:table-cell office:value="0.6583917140960693" office:value-type="float"/>
        </table:table-row>
        <table:table-row>
          <table:table-cell office:value="-0.03184169113636017" office:value-type="float"/>
          <table:table-cell office:value="-0.0038478004932403533" office:value-type="float"/>
          <table:table-cell office:value="-0.0025472408533096322" office:value-type="float"/>
          <table:table-cell office:value="0.027818261981010443" office:value-type="float"/>
          <table:table-cell office:value="-0.006053566336631775" office:value-type="float"/>
          <table:table-cell office:value="0.02386910676956177" office:value-type="float"/>
          <table:table-cell office:value="0.582759155956851" office:value-type="float"/>
          <table:table-cell office:value="10" office:value-type="float"/>
          <table:table-cell office:value="0.697974443435669" office:value-type="float"/>
          <table:table-cell office:value="-0.17261433601379395" office:value-type="float"/>
          <table:table-cell office:value="0.7676432132720947" office:value-type="float"/>
          <table:table-cell office:value="-0.14437007904052734" office:value-type="float"/>
          <table:table-cell office:value="-0.08250486850738525" office:value-type="float"/>
          <table:table-cell office:value="0.7632443904876709" office:value-type="float"/>
        </table:table-row>
        <table:table-row>
          <table:table-cell office:value="-0.030470158457756046" office:value-type="float"/>
          <table:table-cell office:value="-0.0032814013957977264" office:value-type="float"/>
          <table:table-cell office:value="-0.01094864070415497" office:value-type="float"/>
          <table:table-cell office:value="0.028594198822975165" office:value-type="float"/>
          <table:table-cell office:value="-0.011038716435432434" office:value-type="float"/>
          <table:table-cell office:value="0.019290842413902283" office:value-type="float"/>
          <table:table-cell office:value="0.5675799864719506" office:value-type="float"/>
          <table:table-cell office:value="11" office:value-type="float"/>
          <table:table-cell office:value="0.1371532678604126" office:value-type="float"/>
          <table:table-cell office:value="0.056639909744262695" office:value-type="float"/>
          <table:table-cell office:value="-0.8401399850845337" office:value-type="float"/>
          <table:table-cell office:value="0.07759368419647217" office:value-type="float"/>
          <table:table-cell office:value="-0.4985150098800659" office:value-type="float"/>
          <table:table-cell office:value="-0.4578264355659485" office:value-type="float"/>
        </table:table-row>
        <table:table-row>
          <table:table-cell office:value="-0.021614307761192324" office:value-type="float"/>
          <table:table-cell office:value="-0.002474699020385739" office:value-type="float"/>
          <table:table-cell office:value="-0.007193477749824526" office:value-type="float"/>
          <table:table-cell office:value="0.02102311074733735" office:value-type="float"/>
          <table:table-cell office:value="-0.00726357877254486" office:value-type="float"/>
          <table:table-cell office:value="0.009418442249298095" office:value-type="float"/>
          <table:table-cell office:value="0.6211966023729599" office:value-type="float"/>
          <table:table-cell office:value="12" office:value-type="float"/>
          <table:table-cell office:value="0.8855850696563721" office:value-type="float"/>
          <table:table-cell office:value="0.08067023754119873" office:value-type="float"/>
          <table:table-cell office:value="0.37551629543304443" office:value-type="float"/>
          <table:table-cell office:value="-0.7571088075637817" office:value-type="float"/>
          <table:table-cell office:value="0.3775137662887573" office:value-type="float"/>
          <table:table-cell office:value="-0.9872400164604187" office:value-type="float"/>
        </table:table-row>
        <table:table-row>
          <table:table-cell office:value="-0.015570589900016786" office:value-type="float"/>
          <table:table-cell office:value="-0.0041327106952667204" office:value-type="float"/>
          <table:table-cell office:value="-0.013563798666000368" office:value-type="float"/>
          <table:table-cell office:value="0.013929738402366646" office:value-type="float"/>
          <table:table-cell office:value="-0.012923927307128906" office:value-type="float"/>
          <table:table-cell office:value="0.004390631914138793" office:value-type="float"/>
          <table:table-cell office:value="0.633233954896651" office:value-type="float"/>
          <table:table-cell office:value="13" office:value-type="float"/>
          <table:table-cell office:value="0.6043717861175537" office:value-type="float"/>
          <table:table-cell office:value="-0.16580116748809814" office:value-type="float"/>
          <table:table-cell office:value="-0.6370320916175842" office:value-type="float"/>
          <table:table-cell office:value="-0.7093372344970703" office:value-type="float"/>
          <table:table-cell office:value="-0.5660348534584045" office:value-type="float"/>
          <table:table-cell office:value="-0.5027810335159302" office:value-type="float"/>
        </table:table-row>
        <table:table-row>
          <table:table-cell office:value="-0.023737796545028687" office:value-type="float"/>
          <table:table-cell office:value="-0.01034735560417175" office:value-type="float"/>
          <table:table-cell office:value="-0.010324022769927981" office:value-type="float"/>
          <table:table-cell office:value="0.012028768658638007" office:value-type="float"/>
          <table:table-cell office:value="-0.013664278984069824" office:value-type="float"/>
          <table:table-cell office:value="0.008291009664535522" office:value-type="float"/>
          <table:table-cell office:value="0.6398485565661972" office:value-type="float"/>
          <table:table-cell office:value="14" office:value-type="float"/>
          <table:table-cell office:value="-0.8167206645011902" office:value-type="float"/>
          <table:table-cell office:value="-0.6214644908905029" office:value-type="float"/>
          <table:table-cell office:value="0.32397758960723877" office:value-type="float"/>
          <table:table-cell office:value="-0.19009697437286377" office:value-type="float"/>
          <table:table-cell office:value="-0.0740351676940918" office:value-type="float"/>
          <table:table-cell office:value="0.39003777503967285" office:value-type="float"/>
        </table:table-row>
        <table:table-row>
          <table:table-cell office:value="-0.014700676202774049" office:value-type="float"/>
          <table:table-cell office:value="-0.010885254144668576" office:value-type="float"/>
          <table:table-cell office:value="-0.005120270252227786" office:value-type="float"/>
          <table:table-cell office:value="0.021484912037849434" office:value-type="float"/>
          <table:table-cell office:value="-0.004321584701538086" office:value-type="float"/>
          <table:table-cell office:value="0.0132961905002594" office:value-type="float"/>
          <table:table-cell office:value="0.6004884386138519" office:value-type="float"/>
          <table:table-cell office:value="15" office:value-type="float"/>
          <table:table-cell office:value="0.9037120342254639" office:value-type="float"/>
          <table:table-cell office:value="-0.05378985404968262" office:value-type="float"/>
          <table:table-cell office:value="0.5203752517700195" office:value-type="float"/>
          <table:table-cell office:value="0.9456143379211426" office:value-type="float"/>
          <table:table-cell office:value="0.9342694282531738" office:value-type="float"/>
          <table:table-cell office:value="0.5005180835723877" office:value-type="float"/>
        </table:table-row>
        <table:table-row>
          <table:table-cell office:value="-0.017661519050598144" office:value-type="float"/>
          <table:table-cell office:value="-0.015766769647598263" office:value-type="float"/>
          <table:table-cell office:value="-0.0018943572044372585" office:value-type="float"/>
          <table:table-cell office:value="0.028174245953559884" office:value-type="float"/>
          <table:table-cell office:value="-0.004358965158462525" office:value-type="float"/>
          <table:table-cell office:value="0.021039096117019655" office:value-type="float"/>
          <table:table-cell office:value="0.57106200405511" office:value-type="float"/>
          <table:table-cell office:value="16" office:value-type="float"/>
          <table:table-cell office:value="-0.29608428478240967" office:value-type="float"/>
          <table:table-cell office:value="-0.48815155029296875" office:value-type="float"/>
          <table:table-cell office:value="0.32259130477905273" office:value-type="float"/>
          <table:table-cell office:value="0.6689333915710449" office:value-type="float"/>
          <table:table-cell office:value="-0.0037380456924438477" office:value-type="float"/>
          <table:table-cell office:value="0.7742905616760254" office:value-type="float"/>
        </table:table-row>
        <table:table-row>
          <table:table-cell office:value="-0.013345694541931151" office:value-type="float"/>
          <table:table-cell office:value="-0.019490314722061156" office:value-type="float"/>
          <table:table-cell office:value="0.0052546072006225564" office:value-type="float"/>
          <table:table-cell office:value="0.02306965947151185" office:value-type="float"/>
          <table:table-cell office:value="-0.012694435715675353" office:value-type="float"/>
          <table:table-cell office:value="0.015633434653282166" office:value-type="float"/>
          <table:table-cell office:value="0.6249551143911047" office:value-type="float"/>
          <table:table-cell office:value="17" office:value-type="float"/>
          <table:table-cell office:value="0.4315824508666992" office:value-type="float"/>
          <table:table-cell office:value="-0.37235450744628906" office:value-type="float"/>
          <table:table-cell office:value="0.7148964405059814" office:value-type="float"/>
          <table:table-cell office:value="-0.5104586482048035" office:value-type="float"/>
          <table:table-cell office:value="-0.833547055721283" office:value-type="float"/>
          <table:table-cell office:value="-0.5405661463737488" office:value-type="float"/>
        </table:table-row>
        <table:table-row>
          <table:table-cell office:value="-0.020378679633140565" office:value-type="float"/>
          <table:table-cell office:value="-0.016508367061614987" office:value-type="float"/>
          <table:table-cell office:value="-0.004016367793083193" office:value-type="float"/>
          <table:table-cell office:value="0.028255246877670295" office:value-type="float"/>
          <table:table-cell office:value="-0.006697741150856017" office:value-type="float"/>
          <table:table-cell office:value="0.025017215609550475" office:value-type="float"/>
          <table:table-cell office:value="0.5566064498576138" office:value-type="float"/>
          <table:table-cell office:value="18" office:value-type="float"/>
          <table:table-cell office:value="-0.7032985091209412" office:value-type="float"/>
          <table:table-cell office:value="0.2981947660446167" office:value-type="float"/>
          <table:table-cell office:value="-0.927097499370575" office:value-type="float"/>
          <table:table-cell office:value="0.5185587406158447" office:value-type="float"/>
          <table:table-cell office:value="0.5996694564819336" office:value-type="float"/>
          <table:table-cell office:value="0.938378095626831" office:value-type="float"/>
        </table:table-row>
        <table:table-row>
          <table:table-cell office:value="-0.011407584547996522" office:value-type="float"/>
          <table:table-cell office:value="-0.025092728137969967" office:value-type="float"/>
          <table:table-cell office:value="-0.002678058743476869" office:value-type="float"/>
          <table:table-cell office:value="0.022616544365882882" office:value-type="float"/>
          <table:table-cell office:value="-0.0014212328195571892" office:value-type="float"/>
          <table:table-cell office:value="0.019021663665771484" office:value-type="float"/>
          <table:table-cell office:value="0.559011975458068" office:value-type="float"/>
          <table:table-cell office:value="19" office:value-type="float"/>
          <table:table-cell office:value="0.8971095085144043" office:value-type="float"/>
          <table:table-cell office:value="-0.858436107635498" office:value-type="float"/>
          <table:table-cell office:value="0.13383090496063232" office:value-type="float"/>
          <table:table-cell office:value="-0.5638702511787415" office:value-type="float"/>
          <table:table-cell office:value="0.5276508331298828" office:value-type="float"/>
          <table:table-cell office:value="-0.5995551943778992" office:value-type="float"/>
        </table:table-row>
        <table:table-row>
          <table:table-cell office:value="-0.01692739188671112" office:value-type="float"/>
          <table:table-cell office:value="-0.025940504074096676" office:value-type="float"/>
          <table:table-cell office:value="0.0057275527715682974" office:value-type="float"/>
          <table:table-cell office:value="0.026586259007453927" office:value-type="float"/>
          <table:table-cell office:value="-0.0018836402893066399" office:value-type="float"/>
          <table:table-cell office:value="0.011380336880683899" office:value-type="float"/>
          <table:table-cell office:value="0.59648485295566" office:value-type="float"/>
          <table:table-cell office:value="20" office:value-type="float"/>
          <table:table-cell office:value="-0.55198073387146" office:value-type="float"/>
          <table:table-cell office:value="-0.0847775936126709" office:value-type="float"/>
          <table:table-cell office:value="0.8405611515045166" office:value-type="float"/>
          <table:table-cell office:value="0.3969714641571045" office:value-type="float"/>
          <table:table-cell office:value="-0.04624074697494507" office:value-type="float"/>
          <table:table-cell office:value="-0.7641326785087585" office:value-type="float"/>
        </table:table-row>
        <table:table-row>
          <table:table-cell office:value="-0.017064805030822753" office:value-type="float"/>
          <table:table-cell office:value="-0.016341028213500974" office:value-type="float"/>
          <table:table-cell office:value="0.01181287705898285" office:value-type="float"/>
          <table:table-cell office:value="0.033840507864952095" office:value-type="float"/>
          <table:table-cell office:value="-0.011719405055046081" office:value-type="float"/>
          <table:table-cell office:value="0.004448674321174621" office:value-type="float"/>
          <table:table-cell office:value="0.642943000971769" office:value-type="float"/>
          <table:table-cell office:value="21" office:value-type="float"/>
          <table:table-cell office:value="-0.01374131441116333" office:value-type="float"/>
          <table:table-cell office:value="0.9599475860595703" office:value-type="float"/>
          <table:table-cell office:value="0.6085324287414551" office:value-type="float"/>
          <table:table-cell office:value="0.7254248857498169" office:value-type="float"/>
          <table:table-cell office:value="-0.9835764765739441" office:value-type="float"/>
          <table:table-cell office:value="-0.6931662559509277" office:value-type="float"/>
        </table:table-row>
        <table:table-row>
          <table:table-cell office:value="-0.02447981595993042" office:value-type="float"/>
          <table:table-cell office:value="-0.025900068283081053" office:value-type="float"/>
          <table:table-cell office:value="0.0023321408033370964" office:value-type="float"/>
          <table:table-cell office:value="0.02939144790172578" office:value-type="float"/>
          <table:table-cell office:value="-0.01125453770160675" office:value-type="float"/>
          <table:table-cell office:value="0.013018153309822082" office:value-type="float"/>
          <table:table-cell office:value="0.5932841959174651" office:value-type="float"/>
          <table:table-cell office:value="22" office:value-type="float"/>
          <table:table-cell office:value="-0.7415010929107666" office:value-type="float"/>
          <table:table-cell office:value="-0.9559040069580078" office:value-type="float"/>
          <table:table-cell office:value="-0.9480736255645752" office:value-type="float"/>
          <table:table-cell office:value="-0.44490599632263184" office:value-type="float"/>
          <table:table-cell office:value="0.046486735343933105" office:value-type="float"/>
          <table:table-cell office:value="0.8569478988647461" office:value-type="float"/>
        </table:table-row>
        <table:table-row>
          <table:table-cell office:value="-0.02862067461013794" office:value-type="float"/>
          <table:table-cell office:value="-0.02837741196155548" office:value-type="float"/>
          <table:table-cell office:value="0.002195265889167785" office:value-type="float"/>
          <table:table-cell office:value="0.03325263559818269" office:value-type="float"/>
          <table:table-cell office:value="-0.001774858832359314" office:value-type="float"/>
          <table:table-cell office:value="0.007650238275527954" office:value-type="float"/>
          <table:table-cell office:value="0.569093587670176" office:value-type="float"/>
          <table:table-cell office:value="23" office:value-type="float"/>
          <table:table-cell office:value="-0.41408586502075195" office:value-type="float"/>
          <table:table-cell office:value="-0.24773436784744263" office:value-type="float"/>
          <table:table-cell office:value="-0.013687491416931152" office:value-type="float"/>
          <table:table-cell office:value="0.3861187696456909" office:value-type="float"/>
          <table:table-cell office:value="0.9479678869247437" office:value-type="float"/>
          <table:table-cell office:value="-0.5367915034294128" office:value-type="float"/>
        </table:table-row>
        <table:table-row>
          <table:table-cell office:value="-0.02440340757369995" office:value-type="float"/>
          <table:table-cell office:value="-0.033841003775596616" office:value-type="float"/>
          <table:table-cell office:value="0.003028092980384826" office:value-type="float"/>
          <table:table-cell office:value="0.04176153123378755" office:value-type="float"/>
          <table:table-cell office:value="-0.010982254147529602" office:value-type="float"/>
          <table:table-cell office:value="0.014444581270217895" office:value-type="float"/>
          <table:table-cell office:value="0.5316415005884557" office:value-type="float"/>
          <table:table-cell office:value="24" office:value-type="float"/>
          <table:table-cell office:value="0.42172670364379883" office:value-type="float"/>
          <table:table-cell office:value="-0.5463591814041138" office:value-type="float"/>
          <table:table-cell office:value="0.0832827091217041" office:value-type="float"/>
          <table:table-cell office:value="0.8508895635604858" office:value-type="float"/>
          <table:table-cell office:value="-0.9207395315170288" office:value-type="float"/>
          <table:table-cell office:value="0.6794342994689941" office:value-type="float"/>
        </table:table-row>
        <table:table-row>
          <table:table-cell office:value="-0.030791459083557127" office:value-type="float"/>
          <table:table-cell office:value="-0.03275587618350982" office:value-type="float"/>
          <table:table-cell office:value="0.008829560875892638" office:value-type="float"/>
          <table:table-cell office:value="0.03887792885303499" office:value-type="float"/>
          <table:table-cell office:value="-0.0174303138256073" office:value-type="float"/>
          <table:table-cell office:value="0.010751380920410156" office:value-type="float"/>
          <table:table-cell office:value="0.5730953843838176" office:value-type="float"/>
          <table:table-cell office:value="25" office:value-type="float"/>
          <table:table-cell office:value="-0.6388051509857178" office:value-type="float"/>
          <table:table-cell office:value="0.1085127592086792" office:value-type="float"/>
          <table:table-cell office:value="0.5801467895507812" office:value-type="float"/>
          <table:table-cell office:value="-0.28836023807525635" office:value-type="float"/>
          <table:table-cell office:value="-0.6448059678077698" office:value-type="float"/>
          <table:table-cell office:value="-0.3693200349807739" office:value-type="float"/>
        </table:table-row>
        <table:table-row>
          <table:table-cell office:value="-0.03201174974441528" office:value-type="float"/>
          <table:table-cell office:value="-0.03825465619564056" office:value-type="float"/>
          <table:table-cell office:value="0.0016026329994201652" office:value-type="float"/>
          <table:table-cell office:value="0.032332590818405164" office:value-type="float"/>
          <table:table-cell office:value="-0.02624514639377594" office:value-type="float"/>
          <table:table-cell office:value="0.004636614322662352" office:value-type="float"/>
          <table:table-cell office:value="0.5729730172453367" office:value-type="float"/>
          <table:table-cell office:value="26" office:value-type="float"/>
          <table:table-cell office:value="-0.12202906608581543" office:value-type="float"/>
          <table:table-cell office:value="-0.5498780012130737" office:value-type="float"/>
          <table:table-cell office:value="-0.7226927876472473" office:value-type="float"/>
          <table:table-cell office:value="-0.6545338034629822" office:value-type="float"/>
          <table:table-cell office:value="-0.881483256816864" office:value-type="float"/>
          <table:table-cell office:value="-0.6114766597747803" office:value-type="float"/>
        </table:table-row>
        <table:table-row>
          <table:table-cell office:value="-0.03878523707389831" office:value-type="float"/>
          <table:table-cell office:value="-0.0296189922094345" office:value-type="float"/>
          <table:table-cell office:value="0.008884057998657227" office:value-type="float"/>
          <table:table-cell office:value="0.03753730416297914" office:value-type="float"/>
          <table:table-cell office:value="-0.019973259568214417" office:value-type="float"/>
          <table:table-cell office:value="0.00873873472213745" office:value-type="float"/>
          <table:table-cell office:value="0.5870848377210109" office:value-type="float"/>
          <table:table-cell office:value="27" office:value-type="float"/>
          <table:table-cell office:value="-0.6773487329483032" office:value-type="float"/>
          <table:table-cell office:value="0.8635663986206055" office:value-type="float"/>
          <table:table-cell office:value="0.728142499923706" office:value-type="float"/>
          <table:table-cell office:value="0.5204713344573975" office:value-type="float"/>
          <table:table-cell office:value="0.6271886825561523" office:value-type="float"/>
          <table:table-cell office:value="0.41021203994750977" office:value-type="float"/>
        </table:table-row>
        <table:table-row>
          <table:table-cell office:value="-0.033205024003982536" office:value-type="float"/>
          <table:table-cell office:value="-0.0246508103609085" office:value-type="float"/>
          <table:table-cell office:value="0.012106794118881227" office:value-type="float"/>
          <table:table-cell office:value="0.03165763199329377" office:value-type="float"/>
          <table:table-cell office:value="-0.02162923276424408" office:value-type="float"/>
          <table:table-cell office:value="0.002511126399040221" office:value-type="float"/>
          <table:table-cell office:value="0.645022522775665" office:value-type="float"/>
          <table:table-cell office:value="28" office:value-type="float"/>
          <table:table-cell office:value="0.5580213069915771" office:value-type="float"/>
          <table:table-cell office:value="0.4968181848526001" office:value-type="float"/>
          <table:table-cell office:value="0.3222736120223999" office:value-type="float"/>
          <table:table-cell office:value="-0.5879672169685364" office:value-type="float"/>
          <table:table-cell office:value="-0.1655973196029663" office:value-type="float"/>
          <table:table-cell office:value="-0.6227608323097229" office:value-type="float"/>
        </table:table-row>
        <table:table-row>
          <table:table-cell office:value="-0.02453442692756652" office:value-type="float"/>
          <table:table-cell office:value="-0.026446523666381828" office:value-type="float"/>
          <table:table-cell office:value="0.017643455266952515" office:value-type="float"/>
          <table:table-cell office:value="0.04047199070453645" office:value-type="float"/>
          <table:table-cell office:value="-0.03006936073303223" office:value-type="float"/>
          <table:table-cell office:value="-0.004624003767967225" office:value-type="float"/>
          <table:table-cell office:value="0.6285684700947061" office:value-type="float"/>
          <table:table-cell office:value="29" office:value-type="float"/>
          <table:table-cell office:value="0.8670597076416016" office:value-type="float"/>
          <table:table-cell office:value="-0.17957133054733276" office:value-type="float"/>
          <table:table-cell office:value="0.5536661148071289" office:value-type="float"/>
          <table:table-cell office:value="0.8814358711242676" office:value-type="float"/>
          <table:table-cell office:value="-0.8440127968788147" office:value-type="float"/>
          <table:table-cell office:value="-0.7135130167007446" office:value-type="float"/>
        </table:table-row>
        <table:table-row>
          <table:table-cell office:value="-0.02780090153217315" office:value-type="float"/>
          <table:table-cell office:value="-0.031781257987022395" office:value-type="float"/>
          <table:table-cell office:value="0.02635475516319275" office:value-type="float"/>
          <table:table-cell office:value="0.03575522243976594" office:value-type="float"/>
          <table:table-cell office:value="-0.025650403499603274" office:value-type="float"/>
          <table:table-cell office:value="-0.005657348632812502" office:value-type="float"/>
          <table:table-cell office:value="0.6525356732088095" office:value-type="float"/>
          <table:table-cell office:value="30" office:value-type="float"/>
          <table:table-cell office:value="-0.32664746046066284" office:value-type="float"/>
          <table:table-cell office:value="-0.5334734320640564" office:value-type="float"/>
          <table:table-cell office:value="0.8711299896240234" office:value-type="float"/>
          <table:table-cell office:value="-0.4716768264770508" office:value-type="float"/>
          <table:table-cell office:value="0.4418957233428955" office:value-type="float"/>
          <table:table-cell office:value="-0.10333448648452759" office:value-type="float"/>
        </table:table-row>
        <table:table-row>
          <table:table-cell office:value="-0.037583549618721" office:value-type="float"/>
          <table:table-cell office:value="-0.02973470270633697" office:value-type="float"/>
          <table:table-cell office:value="0.026472429037094118" office:value-type="float"/>
          <table:table-cell office:value="0.03371258914470674" office:value-type="float"/>
          <table:table-cell office:value="-0.03310271859169007" office:value-type="float"/>
          <table:table-cell office:value="-0.011763944029808047" office:value-type="float"/>
          <table:table-cell office:value="0.6604604360494168" office:value-type="float"/>
          <table:table-cell office:value="31" office:value-type="float"/>
          <table:table-cell office:value="-0.9782648086547852" office:value-type="float"/>
          <table:table-cell office:value="0.20465552806854248" office:value-type="float"/>
          <table:table-cell office:value="0.011767387390136719" office:value-type="float"/>
          <table:table-cell office:value="-0.2042633295059204" office:value-type="float"/>
          <table:table-cell office:value="-0.7452315092086792" office:value-type="float"/>
          <table:table-cell office:value="-0.6106595396995544" office:value-type="float"/>
        </table:table-row>
        <table:table-row>
          <table:table-cell office:value="-0.03460947096347808" office:value-type="float"/>
          <table:table-cell office:value="-0.03781056404113769" office:value-type="float"/>
          <table:table-cell office:value="0.018392314314842225" office:value-type="float"/>
          <table:table-cell office:value="0.03763711512088777" office:value-type="float"/>
          <table:table-cell office:value="-0.031407350301742555" office:value-type="float"/>
          <table:table-cell office:value="-0.01873683273792267" office:value-type="float"/>
          <table:table-cell office:value="0.6011484484388321" office:value-type="float"/>
          <table:table-cell office:value="32" office:value-type="float"/>
          <table:table-cell office:value="0.297407865524292" office:value-type="float"/>
          <table:table-cell office:value="-0.807586133480072" office:value-type="float"/>
          <table:table-cell office:value="-0.8080114722251892" office:value-type="float"/>
          <table:table-cell office:value="0.392452597618103" office:value-type="float"/>
          <table:table-cell office:value="0.16953682899475098" office:value-type="float"/>
          <table:table-cell office:value="-0.6972888708114624" office:value-type="float"/>
        </table:table-row>
        <table:table-row>
          <table:table-cell office:value="-0.03225452721118926" office:value-type="float"/>
          <table:table-cell office:value="-0.03833055794239044" office:value-type="float"/>
          <table:table-cell office:value="0.0212668377161026" office:value-type="float"/>
          <table:table-cell office:value="0.04060767352581025" office:value-type="float"/>
          <table:table-cell office:value="-0.026929303407669067" office:value-type="float"/>
          <table:table-cell office:value="-0.013029070496559145" office:value-type="float"/>
          <table:table-cell office:value="0.5996698375446509" office:value-type="float"/>
          <table:table-cell office:value="33" office:value-type="float"/>
          <table:table-cell office:value="0.23549437522888184" office:value-type="float"/>
          <table:table-cell office:value="-0.05199939012527466" office:value-type="float"/>
          <table:table-cell office:value="0.2874523401260376" office:value-type="float"/>
          <table:table-cell office:value="0.29705584049224854" office:value-type="float"/>
          <table:table-cell office:value="0.44780468940734863" office:value-type="float"/>
          <table:table-cell office:value="0.5707762241363525" office:value-type="float"/>
        </table:table-row>
        <table:table-row>
          <table:table-cell office:value="-0.03631040632724761" office:value-type="float"/>
          <table:table-cell office:value="-0.03200243413448333" office:value-type="float"/>
          <table:table-cell office:value="0.02904771387577057" office:value-type="float"/>
          <table:table-cell office:value="0.03147290229797364" office:value-type="float"/>
          <table:table-cell office:value="-0.018775651454925536" office:value-type="float"/>
          <table:table-cell office:value="-0.007813605666160586" office:value-type="float"/>
          <table:table-cell office:value="0.668811308227605" office:value-type="float"/>
          <table:table-cell office:value="34" office:value-type="float"/>
          <table:table-cell office:value="-0.40558791160583496" office:value-type="float"/>
          <table:table-cell office:value="0.6328123807907104" office:value-type="float"/>
          <table:table-cell office:value="0.7780876159667969" office:value-type="float"/>
          <table:table-cell office:value="-0.9134771227836609" office:value-type="float"/>
          <table:table-cell office:value="0.815365195274353" office:value-type="float"/>
          <table:table-cell office:value="0.521546483039856" office:value-type="float"/>
        </table:table-row>
        <table:table-row>
          <table:table-cell office:value="-0.033475652337074266" office:value-type="float"/>
          <table:table-cell office:value="-0.026535767912864678" office:value-type="float"/>
          <table:table-cell office:value="0.022922579050064087" office:value-type="float"/>
          <table:table-cell office:value="0.023517715334892282" office:value-type="float"/>
          <table:table-cell office:value="-0.025846017003059385" office:value-type="float"/>
          <table:table-cell office:value="0.0013324123620986911" office:value-type="float"/>
          <table:table-cell office:value="0.7013742921482001" office:value-type="float"/>
          <table:table-cell office:value="35" office:value-type="float"/>
          <table:table-cell office:value="0.283475399017334" office:value-type="float"/>
          <table:table-cell office:value="0.5466666221618652" office:value-type="float"/>
          <table:table-cell office:value="-0.6125134825706482" office:value-type="float"/>
          <table:table-cell office:value="-0.795518696308136" office:value-type="float"/>
          <table:table-cell office:value="-0.707036554813385" office:value-type="float"/>
          <table:table-cell office:value="0.9146018028259277" office:value-type="float"/>
        </table:table-row>
        <table:table-row>
          <table:table-cell office:value="-0.04176537632942198" office:value-type="float"/>
          <table:table-cell office:value="-0.03221601784229278" office:value-type="float"/>
          <table:table-cell office:value="0.017055121064186097" office:value-type="float"/>
          <table:table-cell office:value="0.02429814636707307" office:value-type="float"/>
          <table:table-cell office:value="-0.03289251744747162" office:value-type="float"/>
          <table:table-cell office:value="-0.00849456608295441" office:value-type="float"/>
          <table:table-cell office:value="0.6641842289268804" office:value-type="float"/>
          <table:table-cell office:value="36" office:value-type="float"/>
          <table:table-cell office:value="-0.8289723992347717" office:value-type="float"/>
          <table:table-cell office:value="-0.5680249929428101" office:value-type="float"/>
          <table:table-cell office:value="-0.5867457985877991" office:value-type="float"/>
          <table:table-cell office:value="0.07804310321807861" office:value-type="float"/>
          <table:table-cell office:value="-0.7046500444412231" office:value-type="float"/>
          <table:table-cell office:value="-0.9826978445053101" office:value-type="float"/>
        </table:table-row>
        <table:table-row>
          <table:table-cell office:value="-0.05" office:value-type="float"/>
          <table:table-cell office:value="-0.04059225976467132" office:value-type="float"/>
          <table:table-cell office:value="0.02221682369709015" office:value-type="float"/>
          <table:table-cell office:value="0.019035324454307567" office:value-type="float"/>
          <table:table-cell office:value="-0.02911440670490265" office:value-type="float"/>
          <table:table-cell office:value="-0.015186759829521182" office:value-type="float"/>
          <table:table-cell office:value="0.6598515270899172" office:value-type="float"/>
          <table:table-cell office:value="37" office:value-type="float"/>
          <table:table-cell office:value="-0.9437775611877441" office:value-type="float"/>
          <table:table-cell office:value="-0.837624192237854" office:value-type="float"/>
          <table:table-cell office:value="0.5161702632904053" office:value-type="float"/>
          <table:table-cell office:value="-0.5262821912765503" office:value-type="float"/>
          <table:table-cell office:value="0.377811074256897" office:value-type="float"/>
          <table:table-cell office:value="-0.6692193746566772" office:value-type="float"/>
        </table:table-row>
        <table:table-row>
          <table:table-cell office:value="-0.05" office:value-type="float"/>
          <table:table-cell office:value="-0.04927018761634826" office:value-type="float"/>
          <table:table-cell office:value="0.03067959725856781" office:value-type="float"/>
          <table:table-cell office:value="0.013243258595466625" office:value-type="float"/>
          <table:table-cell office:value="-0.03535417318344116" office:value-type="float"/>
          <table:table-cell office:value="-0.02189341187477112" office:value-type="float"/>
          <table:table-cell office:value="0.6455891880600781" office:value-type="float"/>
          <table:table-cell office:value="38" office:value-type="float"/>
          <table:table-cell office:value="-0.5967472791671753" office:value-type="float"/>
          <table:table-cell office:value="-0.8677927851676941" office:value-type="float"/>
          <table:table-cell office:value="0.8462773561477661" office:value-type="float"/>
          <table:table-cell office:value="-0.5792065858840942" office:value-type="float"/>
          <table:table-cell office:value="-0.6239766478538513" office:value-type="float"/>
          <table:table-cell office:value="-0.6706652045249939" office:value-type="float"/>
        </table:table-row>
        <table:table-row>
          <table:table-cell office:value="-0.04570297002792359" office:value-type="float"/>
          <table:table-cell office:value="-0.05" office:value-type="float"/>
          <table:table-cell office:value="0.026375256180763244" office:value-type="float"/>
          <table:table-cell office:value="0.004187223315238964" office:value-type="float"/>
          <table:table-cell office:value="-0.025623309612274166" office:value-type="float"/>
          <table:table-cell office:value="-0.025284628272056582" office:value-type="float"/>
          <table:table-cell office:value="0.6674218055091726" office:value-type="float"/>
          <table:table-cell office:value="39" office:value-type="float"/>
          <table:table-cell office:value="0.4297029972076416" office:value-type="float"/>
          <table:table-cell office:value="-0.3979402780532837" office:value-type="float"/>
          <table:table-cell office:value="-0.43043410778045654" office:value-type="float"/>
          <table:table-cell office:value="-0.9056035280227661" office:value-type="float"/>
          <table:table-cell office:value="0.9730863571166992" office:value-type="float"/>
          <table:table-cell office:value="-0.33912163972854614" office:value-type="float"/>
        </table:table-row>
        <table:table-row>
          <table:table-cell office:value="-0.045222983360290535" office:value-type="float"/>
          <table:table-cell office:value="-0.04314652442932129" office:value-type="float"/>
          <table:table-cell office:value="0.02277624189853668" office:value-type="float"/>
          <table:table-cell office:value="-0.0010631823539733777" office:value-type="float"/>
          <table:table-cell office:value="-0.026572619676589963" office:value-type="float"/>
          <table:table-cell office:value="-0.026925926804542543" office:value-type="float"/>
          <table:table-cell office:value="0.6868643686435805" office:value-type="float"/>
          <table:table-cell office:value="40" office:value-type="float"/>
          <table:table-cell office:value="0.047998666763305664" office:value-type="float"/>
          <table:table-cell office:value="0.6853475570678711" office:value-type="float"/>
          <table:table-cell office:value="-0.35990142822265625" office:value-type="float"/>
          <table:table-cell office:value="-0.5250405669212341" office:value-type="float"/>
          <table:table-cell office:value="-0.09493100643157959" office:value-type="float"/>
          <table:table-cell office:value="-0.1641298532485962" office:value-type="float"/>
        </table:table-row>
        <table:table-row>
          <table:table-cell office:value="-0.04598630487918855" office:value-type="float"/>
          <table:table-cell office:value="-0.047160919904708866" office:value-type="float"/>
          <table:table-cell office:value="0.02298192322254181" office:value-type="float"/>
          <table:table-cell office:value="-0.0045426565408706555" office:value-type="float"/>
          <table:table-cell office:value="-0.028691806793212888" office:value-type="float"/>
          <table:table-cell office:value="-0.03570653438568115" office:value-type="float"/>
          <table:table-cell office:value="0.6378922851036031" office:value-type="float"/>
          <table:table-cell office:value="41" office:value-type="float"/>
          <table:table-cell office:value="-0.07633215188980103" office:value-type="float"/>
          <table:table-cell office:value="-0.4014395475387573" office:value-type="float"/>
          <table:table-cell office:value="0.020568132400512695" office:value-type="float"/>
          <table:table-cell office:value="-0.3479474186897278" office:value-type="float"/>
          <table:table-cell office:value="-0.21191871166229248" office:value-type="float"/>
          <table:table-cell office:value="-0.8780607581138611" office:value-type="float"/>
        </table:table-row>
        <table:table-row>
          <table:table-cell office:value="-0.042681339383125315" office:value-type="float"/>
          <table:table-cell office:value="-0.038633502721786506" office:value-type="float"/>
          <table:table-cell office:value="0.020695144534111025" office:value-type="float"/>
          <table:table-cell office:value="-0.00277651011943816" office:value-type="float"/>
          <table:table-cell office:value="-0.0213822340965271" office:value-type="float"/>
          <table:table-cell office:value="-0.028740795850753783" office:value-type="float"/>
          <table:table-cell office:value="0.6935279029847808" office:value-type="float"/>
          <table:table-cell office:value="42" office:value-type="float"/>
          <table:table-cell office:value="0.33049654960632324" office:value-type="float"/>
          <table:table-cell office:value="0.8527417182922363" office:value-type="float"/>
          <table:table-cell office:value="-0.2286778688430786" office:value-type="float"/>
          <table:table-cell office:value="0.1766146421432495" office:value-type="float"/>
          <table:table-cell office:value="0.7309572696685791" office:value-type="float"/>
          <table:table-cell office:value="0.6965738534927368" office:value-type="float"/>
        </table:table-row>
        <table:table-row>
          <table:table-cell office:value="-0.04769292175769807" office:value-type="float"/>
          <table:table-cell office:value="-0.03422382354736329" office:value-type="float"/>
          <table:table-cell office:value="0.010933033227920533" office:value-type="float"/>
          <table:table-cell office:value="-0.005089836120605457" office:value-type="float"/>
          <table:table-cell office:value="-0.024330023527145386" office:value-type="float"/>
          <table:table-cell office:value="-0.022194280624389648" office:value-type="float"/>
          <table:table-cell office:value="0.7060936520038175" office:value-type="float"/>
          <table:table-cell office:value="43" office:value-type="float"/>
          <table:table-cell office:value="-0.5011582374572754" office:value-type="float"/>
          <table:table-cell office:value="0.4409679174423218" office:value-type="float"/>
          <table:table-cell office:value="-0.9762111306190491" office:value-type="float"/>
          <table:table-cell office:value="-0.23133260011672974" office:value-type="float"/>
          <table:table-cell office:value="-0.2947789430618286" office:value-type="float"/>
          <table:table-cell office:value="0.6546515226364136" office:value-type="float"/>
        </table:table-row>
        <table:table-row>
          <table:table-cell office:value="-0.03845721781253816" office:value-type="float"/>
          <table:table-cell office:value="-0.043798451423645024" office:value-type="float"/>
          <table:table-cell office:value="0.018907387256622315" office:value-type="float"/>
          <table:table-cell office:value="-0.008584669232368457" office:value-type="float"/>
          <table:table-cell office:value="-0.027447373867034913" office:value-type="float"/>
          <table:table-cell office:value="-0.02585516929626465" office:value-type="float"/>
          <table:table-cell office:value="0.6866713052393654" office:value-type="float"/>
          <table:table-cell office:value="44" office:value-type="float"/>
          <table:table-cell office:value="0.9235703945159912" office:value-type="float"/>
          <table:table-cell office:value="-0.9574627876281738" office:value-type="float"/>
          <table:table-cell office:value="0.7974354028701782" office:value-type="float"/>
          <table:table-cell office:value="-0.34948331117630005" office:value-type="float"/>
          <table:table-cell office:value="-0.31173503398895264" office:value-type="float"/>
          <table:table-cell office:value="-0.3660888671875" office:value-type="float"/>
        </table:table-row>
        <table:table-row>
          <table:table-cell office:value="-0.04754067659378053" office:value-type="float"/>
          <table:table-cell office:value="-0.048823394179344184" office:value-type="float"/>
          <table:table-cell office:value="0.027755138874053956" office:value-type="float"/>
          <table:table-cell office:value="-0.016487736701965322" office:value-type="float"/>
          <table:table-cell office:value="-0.03216099500656128" office:value-type="float"/>
          <table:table-cell office:value="-0.03182976007461548" office:value-type="float"/>
          <table:table-cell office:value="0.6370687467231286" office:value-type="float"/>
          <table:table-cell office:value="45" office:value-type="float"/>
          <table:table-cell office:value="-0.9083458781242371" office:value-type="float"/>
          <table:table-cell office:value="-0.5024942755699158" office:value-type="float"/>
          <table:table-cell office:value="0.8847751617431641" office:value-type="float"/>
          <table:table-cell office:value="-0.7903067469596863" office:value-type="float"/>
          <table:table-cell office:value="-0.4713621139526367" office:value-type="float"/>
          <table:table-cell office:value="-0.597459077835083" office:value-type="float"/>
        </table:table-row>
        <table:table-row>
          <table:table-cell office:value="-0.047440856695175185" office:value-type="float"/>
          <table:table-cell office:value="-0.05" office:value-type="float"/>
          <table:table-cell office:value="0.03592685580253601" office:value-type="float"/>
          <table:table-cell office:value="-0.02431140661239623" office:value-type="float"/>
          <table:table-cell office:value="-0.041011061072349544" office:value-type="float"/>
          <table:table-cell office:value="-0.024352912902832032" office:value-type="float"/>
          <table:table-cell office:value="0.6283808132718514" office:value-type="float"/>
          <table:table-cell office:value="46" office:value-type="float"/>
          <table:table-cell office:value="0.009981989860534668" office:value-type="float"/>
          <table:table-cell office:value="-0.5299022197723389" office:value-type="float"/>
          <table:table-cell office:value="0.8171716928482056" office:value-type="float"/>
          <table:table-cell office:value="-0.7823669910430908" office:value-type="float"/>
          <table:table-cell office:value="-0.8850066065788269" office:value-type="float"/>
          <table:table-cell office:value="0.7476847171783447" office:value-type="float"/>
        </table:table-row>
        <table:table-row>
          <table:table-cell office:value="-0.05" office:value-type="float"/>
          <table:table-cell office:value="-0.0430645489692688" office:value-type="float"/>
          <table:table-cell office:value="0.03468722403049469" office:value-type="float"/>
          <table:table-cell office:value="-0.021671073436737052" office:value-type="float"/>
          <table:table-cell office:value="-0.047697533965110776" office:value-type="float"/>
          <table:table-cell office:value="-0.02906108915805817" office:value-type="float"/>
          <table:table-cell office:value="0.6287274223116077" office:value-type="float"/>
          <table:table-cell office:value="47" office:value-type="float"/>
          <table:table-cell office:value="-0.7418410181999207" office:value-type="float"/>
          <table:table-cell office:value="0.6935451030731201" office:value-type="float"/>
          <table:table-cell office:value="-0.12396317720413208" office:value-type="float"/>
          <table:table-cell office:value="0.26403331756591797" office:value-type="float"/>
          <table:table-cell office:value="-0.668647289276123" office:value-type="float"/>
          <table:table-cell office:value="-0.4708176255226135" office:value-type="float"/>
        </table:table-row>
        <table:table-row>
          <table:table-cell office:value="-0.04569230914115906" office:value-type="float"/>
          <table:table-cell office:value="-0.04612772881984711" office:value-type="float"/>
          <table:table-cell office:value="0.02960570633411408" office:value-type="float"/>
          <table:table-cell office:value="-0.01319554328918456" office:value-type="float"/>
          <table:table-cell office:value="-0.03997115075588226" office:value-type="float"/>
          <table:table-cell office:value="-0.034106268286705016" office:value-type="float"/>
          <table:table-cell office:value="0.6365160324946962" office:value-type="float"/>
          <table:table-cell office:value="48" office:value-type="float"/>
          <table:table-cell office:value="0.43076908588409424" office:value-type="float"/>
          <table:table-cell office:value="-0.3063179850578308" office:value-type="float"/>
          <table:table-cell office:value="-0.5081517696380615" office:value-type="float"/>
          <table:table-cell office:value="0.847553014755249" office:value-type="float"/>
          <table:table-cell office:value="0.7726383209228516" office:value-type="float"/>
          <table:table-cell office:value="-0.5045179128646851" office:value-type="float"/>
        </table:table-row>
        <table:table-row>
          <table:table-cell office:value="-0.04840514183044434" office:value-type="float"/>
          <table:table-cell office:value="-0.046462132930755615" office:value-type="float"/>
          <table:table-cell office:value="0.0339486986398697" office:value-type="float"/>
          <table:table-cell office:value="-0.004194631576538077" office:value-type="float"/>
          <table:table-cell office:value="-0.044551581740379334" office:value-type="float"/>
          <table:table-cell office:value="-0.03342073619365692" office:value-type="float"/>
          <table:table-cell office:value="0.6337748289924219" office:value-type="float"/>
          <table:table-cell office:value="49" office:value-type="float"/>
          <table:table-cell office:value="-0.27128326892852783" office:value-type="float"/>
          <table:table-cell office:value="-0.03344041109085083" office:value-type="float"/>
          <table:table-cell office:value="0.4342992305755615" office:value-type="float"/>
          <table:table-cell office:value="0.9000911712646484" office:value-type="float"/>
          <table:table-cell office:value="-0.45804309844970703" office:value-type="float"/>
          <table:table-cell office:value="0.06855320930480957" office:value-type="float"/>
        </table:table-row>
        <table:table-row>
          <table:table-cell office:value="-0.04525159955024719" office:value-type="float"/>
          <table:table-cell office:value="-0.04737390637397766" office:value-type="float"/>
          <table:table-cell office:value="0.038706803917884836" office:value-type="float"/>
          <table:table-cell office:value="-0.009260425567626945" office:value-type="float"/>
          <table:table-cell office:value="-0.03573096454143524" office:value-type="float"/>
          <table:table-cell office:value="-0.03740403592586518" office:value-type="float"/>
          <table:table-cell office:value="0.6414783816471723" office:value-type="float"/>
          <table:table-cell office:value="50" office:value-type="float"/>
          <table:table-cell office:value="0.31535422801971436" office:value-type="float"/>
          <table:table-cell office:value="-0.09117734432220459" office:value-type="float"/>
          <table:table-cell office:value="0.47581052780151367" office:value-type="float"/>
          <table:table-cell office:value="-0.5065793991088867" office:value-type="float"/>
          <table:table-cell office:value="0.8820617198944092" office:value-type="float"/>
          <table:table-cell office:value="-0.3983299732208252" office:value-type="float"/>
        </table:table-row>
        <table:table-row>
          <table:table-cell office:value="-0.047610387206077576" office:value-type="float"/>
          <table:table-cell office:value="-0.04030609965324402" office:value-type="float"/>
          <table:table-cell office:value="0.042786708474159246" office:value-type="float"/>
          <table:table-cell office:value="-0.017929790019989005" office:value-type="float"/>
          <table:table-cell office:value="-0.0401587837934494" office:value-type="float"/>
          <table:table-cell office:value="-0.03615643680095673" office:value-type="float"/>
          <table:table-cell office:value="0.6535763953424778" office:value-type="float"/>
          <table:table-cell office:value="51" office:value-type="float"/>
          <table:table-cell office:value="-0.23587876558303833" office:value-type="float"/>
          <table:table-cell office:value="0.7067806720733643" office:value-type="float"/>
          <table:table-cell office:value="0.4079904556274414" office:value-type="float"/>
          <table:table-cell office:value="-0.866936445236206" office:value-type="float"/>
          <table:table-cell office:value="-0.442781925201416" office:value-type="float"/>
          <table:table-cell office:value="0.12475991249084473" office:value-type="float"/>
        </table:table-row>
        <table:table-row>
          <table:table-cell office:value="-0.04468684017658234" office:value-type="float"/>
          <table:table-cell office:value="-0.0361199700832367" office:value-type="float"/>
          <table:table-cell office:value="0.04560336768627167" office:value-type="float"/>
          <table:table-cell office:value="-0.010816649198532095" office:value-type="float"/>
          <table:table-cell office:value="-0.04289239466190338" office:value-type="float"/>
          <table:table-cell office:value="-0.027449261546134952" office:value-type="float"/>
          <table:table-cell office:value="0.7039068549534649" office:value-type="float"/>
          <table:table-cell office:value="52" office:value-type="float"/>
          <table:table-cell office:value="0.2923547029495239" office:value-type="float"/>
          <table:table-cell office:value="0.4186129570007324" office:value-type="float"/>
          <table:table-cell office:value="0.2816659212112427" office:value-type="float"/>
          <table:table-cell office:value="0.7113140821456909" office:value-type="float"/>
          <table:table-cell office:value="-0.27336108684539795" office:value-type="float"/>
          <table:table-cell office:value="0.8707175254821777" office:value-type="float"/>
        </table:table-row>
        <table:table-row>
          <table:table-cell office:value="-0.04204200327396393" office:value-type="float"/>
          <table:table-cell office:value="-0.04376335084438324" office:value-type="float"/>
          <table:table-cell office:value="0.039609703421592715" office:value-type="float"/>
          <table:table-cell office:value="-0.014039788842201223" office:value-type="float"/>
          <table:table-cell office:value="-0.0363575404882431" office:value-type="float"/>
          <table:table-cell office:value="-0.02258826076984406" office:value-type="float"/>
          <table:table-cell office:value="0.700425157245359" office:value-type="float"/>
          <table:table-cell office:value="53" office:value-type="float"/>
          <table:table-cell office:value="0.2644836902618408" office:value-type="float"/>
          <table:table-cell office:value="-0.7643380761146545" office:value-type="float"/>
          <table:table-cell office:value="-0.5993664264678955" office:value-type="float"/>
          <table:table-cell office:value="-0.32231396436691284" office:value-type="float"/>
          <table:table-cell office:value="0.6534854173660278" office:value-type="float"/>
          <table:table-cell office:value="0.48610007762908936" office:value-type="float"/>
        </table:table-row>
        <table:table-row>
          <table:table-cell office:value="-0.04912754714488983" office:value-type="float"/>
          <table:table-cell office:value="-0.043288365006446845" office:value-type="float"/>
          <table:table-cell office:value="0.045727517008781436" office:value-type="float"/>
          <table:table-cell office:value="-0.008558644652366628" office:value-type="float"/>
          <table:table-cell office:value="-0.04471232831478118" office:value-type="float"/>
          <table:table-cell office:value="-0.017352419495582583" office:value-type="float"/>
          <table:table-cell office:value="0.6880776775777848" office:value-type="float"/>
          <table:table-cell office:value="54" office:value-type="float"/>
          <table:table-cell office:value="-0.7085543870925903" office:value-type="float"/>
          <table:table-cell office:value="0.04749858379364014" office:value-type="float"/>
          <table:table-cell office:value="0.6117813587188721" office:value-type="float"/>
          <table:table-cell office:value="0.5481144189834595" office:value-type="float"/>
          <table:table-cell office:value="-0.8354787826538086" office:value-type="float"/>
          <table:table-cell office:value="0.5235841274261475" office:value-type="float"/>
        </table:table-row>
        <table:table-row>
          <table:table-cell office:value="-0.04953337550163269" office:value-type="float"/>
          <table:table-cell office:value="-0.039240059256553654" office:value-type="float"/>
          <table:table-cell office:value="0.03923467099666596" office:value-type="float"/>
          <table:table-cell office:value="-0.004309776425361623" office:value-type="float"/>
          <table:table-cell office:value="-0.04826084434986114" office:value-type="float"/>
          <table:table-cell office:value="-0.01417112171649933" office:value-type="float"/>
          <table:table-cell office:value="0.6899452911508427" office:value-type="float"/>
          <table:table-cell office:value="55" office:value-type="float"/>
          <table:table-cell office:value="-0.04058283567428589" office:value-type="float"/>
          <table:table-cell office:value="0.40483057498931885" office:value-type="float"/>
          <table:table-cell office:value="-0.6492846012115479" office:value-type="float"/>
          <table:table-cell office:value="0.4248868227005005" office:value-type="float"/>
          <table:table-cell office:value="-0.3548516035079956" office:value-type="float"/>
          <table:table-cell office:value="0.3181297779083252" office:value-type="float"/>
        </table:table-row>
        <table:table-row>
          <table:table-cell office:value="-0.05" office:value-type="float"/>
          <table:table-cell office:value="-0.04642026126384736" office:value-type="float"/>
          <table:table-cell office:value="0.03306071162223816" office:value-type="float"/>
          <table:table-cell office:value="-0.013021765351295463" office:value-type="float"/>
          <table:table-cell office:value="-0.042007486224174495" office:value-type="float"/>
          <table:table-cell office:value="-0.011984933018684389" office:value-type="float"/>
          <table:table-cell office:value="0.675510308155755" office:value-type="float"/>
          <table:table-cell office:value="56" office:value-type="float"/>
          <table:table-cell office:value="-0.6489434838294983" office:value-type="float"/>
          <table:table-cell office:value="-0.7180202007293701" office:value-type="float"/>
          <table:table-cell office:value="-0.6173959374427795" office:value-type="float"/>
          <table:table-cell office:value="-0.8711988925933838" office:value-type="float"/>
          <table:table-cell office:value="0.6253358125686646" office:value-type="float"/>
          <table:table-cell office:value="0.21861886978149414" office:value-type="float"/>
        </table:table-row>
        <table:table-row>
          <table:table-cell office:value="-0.05" office:value-type="float"/>
          <table:table-cell office:value="-0.046039493680000314" office:value-type="float"/>
          <table:table-cell office:value="0.04037142157554627" office:value-type="float"/>
          <table:table-cell office:value="-0.006761241555213919" office:value-type="float"/>
          <table:table-cell office:value="-0.034132639765739436" office:value-type="float"/>
          <table:table-cell office:value="-0.01896880388259888" office:value-type="float"/>
          <table:table-cell office:value="0.7081022917971765" office:value-type="float"/>
          <table:table-cell office:value="57" office:value-type="float"/>
          <table:table-cell office:value="-0.1368408203125" office:value-type="float"/>
          <table:table-cell office:value="0.03807675838470459" office:value-type="float"/>
          <table:table-cell office:value="0.7310709953308105" office:value-type="float"/>
          <table:table-cell office:value="0.6260523796081543" office:value-type="float"/>
          <table:table-cell office:value="0.7874846458435059" office:value-type="float"/>
          <table:table-cell office:value="-0.698387086391449" office:value-type="float"/>
        </table:table-row>
        <table:table-row>
          <table:table-cell office:value="-0.041909325122833255" office:value-type="float"/>
          <table:table-cell office:value="-0.04885033071041108" office:value-type="float"/>
          <table:table-cell office:value="0.031248462796211247" office:value-type="float"/>
          <table:table-cell office:value="-0.0034609884023666295" office:value-type="float"/>
          <table:table-cell office:value="-0.037163867354393004" office:value-type="float"/>
          <table:table-cell office:value="-0.023944022059440614" office:value-type="float"/>
          <table:table-cell office:value="0.6776946348918683" office:value-type="float"/>
          <table:table-cell office:value="58" office:value-type="float"/>
          <table:table-cell office:value="0.8090674877166748" office:value-type="float"/>
          <table:table-cell office:value="-0.28108370304107666" office:value-type="float"/>
          <table:table-cell office:value="-0.9122958779335022" office:value-type="float"/>
          <table:table-cell office:value="0.330025315284729" office:value-type="float"/>
          <table:table-cell office:value="-0.30312275886535645" office:value-type="float"/>
          <table:table-cell office:value="-0.4975218176841736" office:value-type="float"/>
        </table:table-row>
        <table:table-row>
          <table:table-cell office:value="-0.037349514961242676" office:value-type="float"/>
          <table:table-cell office:value="-0.05" office:value-type="float"/>
          <table:table-cell office:value="0.0252817714214325" office:value-type="float"/>
          <table:table-cell office:value="-0.011504396200180044" office:value-type="float"/>
          <table:table-cell office:value="-0.04647230327129364" office:value-type="float"/>
          <table:table-cell office:value="-0.028703721165657045" office:value-type="float"/>
          <table:table-cell office:value="0.6255571807902764" office:value-type="float"/>
          <table:table-cell office:value="59" office:value-type="float"/>
          <table:table-cell office:value="0.4559810161590576" office:value-type="float"/>
          <table:table-cell office:value="-0.6015039682388306" office:value-type="float"/>
          <table:table-cell office:value="-0.5966691374778748" office:value-type="float"/>
          <table:table-cell office:value="-0.8043407797813416" office:value-type="float"/>
          <table:table-cell office:value="-0.9308435916900635" office:value-type="float"/>
          <table:table-cell office:value="-0.47596991062164307" office:value-type="float"/>
        </table:table-row>
        <table:table-row>
          <table:table-cell office:value="-0.04510239064693451" office:value-type="float"/>
          <table:table-cell office:value="-0.04129079461097718" office:value-type="float"/>
          <table:table-cell office:value="0.016341825127601628" office:value-type="float"/>
          <table:table-cell office:value="-0.0030809569358825582" office:value-type="float"/>
          <table:table-cell office:value="-0.04152269423007965" office:value-type="float"/>
          <table:table-cell office:value="-0.032686322927474976" office:value-type="float"/>
          <table:table-cell office:value="0.6373059835984505" office:value-type="float"/>
          <table:table-cell office:value="60" office:value-type="float"/>
          <table:table-cell office:value="-0.7752875685691833" office:value-type="float"/>
          <table:table-cell office:value="0.8709205389022827" office:value-type="float"/>
          <table:table-cell office:value="-0.8939946293830872" office:value-type="float"/>
          <table:table-cell office:value="0.8423439264297485" office:value-type="float"/>
          <table:table-cell office:value="0.4949609041213989" office:value-type="float"/>
          <table:table-cell office:value="-0.3982601761817932" office:value-type="float"/>
        </table:table-row>
      </table:table>
      <table:table table:name="1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41408115625381475" office:value-type="float"/>
          <table:table-cell office:value="0.00696187973022461" office:value-type="float"/>
          <table:table-cell office:value="-0.007098603248596192" office:value-type="float"/>
          <table:table-cell office:value="1.9086599349975588e-05" office:value-type="float"/>
          <table:table-cell office:value="0.00953028440475464" office:value-type="float"/>
          <table:table-cell office:value="0.008927712440490723" office:value-type="float"/>
          <table:table-cell office:value="0.5584068339685507" office:value-type="float"/>
          <table:table-cell office:value="1" office:value-type="float"/>
          <table:table-cell office:value="-0.4140811562538147" office:value-type="float"/>
          <table:table-cell office:value="0.6961879730224609" office:value-type="float"/>
          <table:table-cell office:value="-0.7098603248596191" office:value-type="float"/>
          <table:table-cell office:value="0.0019086599349975586" office:value-type="float"/>
          <table:table-cell office:value="0.9530284404754639" office:value-type="float"/>
          <table:table-cell office:value="0.8927712440490723" office:value-type="float"/>
        </table:table-row>
        <table:table-row>
          <table:table-cell office:value="0.004535966515541076" office:value-type="float"/>
          <table:table-cell office:value="0.011229580640792847" office:value-type="float"/>
          <table:table-cell office:value="0.00031049251556396467" office:value-type="float"/>
          <table:table-cell office:value="0.009492408037185669" office:value-type="float"/>
          <table:table-cell office:value="0.011546446084976198" office:value-type="float"/>
          <table:table-cell office:value="8.305490016937214e-05" office:value-type="float"/>
          <table:table-cell office:value="0.5479622074960149" office:value-type="float"/>
          <table:table-cell office:value="2" office:value-type="float"/>
          <table:table-cell office:value="0.8676778078079224" office:value-type="float"/>
          <table:table-cell office:value="0.42677009105682373" office:value-type="float"/>
          <table:table-cell office:value="0.7409095764160156" office:value-type="float"/>
          <table:table-cell office:value="0.9473321437835693" office:value-type="float"/>
          <table:table-cell office:value="0.20161616802215576" office:value-type="float"/>
          <table:table-cell office:value="-0.884465754032135" office:value-type="float"/>
        </table:table-row>
        <table:table-row>
          <table:table-cell office:value="0.008516204953193664" office:value-type="float"/>
          <table:table-cell office:value="0.007214854955673218" office:value-type="float"/>
          <table:table-cell office:value="0.0024030423164367676" office:value-type="float"/>
          <table:table-cell office:value="0.010126891136169432" office:value-type="float"/>
          <table:table-cell office:value="0.013366971015930177" office:value-type="float"/>
          <table:table-cell office:value="-0.007595080137252808" office:value-type="float"/>
          <table:table-cell office:value="0.536741072094995" office:value-type="float"/>
          <table:table-cell office:value="3" office:value-type="float"/>
          <table:table-cell office:value="0.3980238437652588" office:value-type="float"/>
          <table:table-cell office:value="-0.4014725685119629" office:value-type="float"/>
          <table:table-cell office:value="0.20925498008728027" office:value-type="float"/>
          <table:table-cell office:value="0.06344830989837646" office:value-type="float"/>
          <table:table-cell office:value="0.18205249309539795" office:value-type="float"/>
          <table:table-cell office:value="-0.767813503742218" office:value-type="float"/>
        </table:table-row>
        <table:table-row>
          <table:table-cell office:value="0.0076302516460418695" office:value-type="float"/>
          <table:table-cell office:value="0.0011273509263992317" office:value-type="float"/>
          <table:table-cell office:value="-0.0038279050588607786" office:value-type="float"/>
          <table:table-cell office:value="0.020021808147430417" office:value-type="float"/>
          <table:table-cell office:value="0.004779369235038758" office:value-type="float"/>
          <table:table-cell office:value="-0.01354325532913208" office:value-type="float"/>
          <table:table-cell office:value="0.5702772367223619" office:value-type="float"/>
          <table:table-cell office:value="4" office:value-type="float"/>
          <table:table-cell office:value="-0.08859533071517944" office:value-type="float"/>
          <table:table-cell office:value="-0.6087504029273987" office:value-type="float"/>
          <table:table-cell office:value="-0.6230947375297546" office:value-type="float"/>
          <table:table-cell office:value="0.9894917011260986" office:value-type="float"/>
          <table:table-cell office:value="-0.8587601780891418" office:value-type="float"/>
          <table:table-cell office:value="-0.5948175191879272" office:value-type="float"/>
        </table:table-row>
        <table:table-row>
          <table:table-cell office:value="0.0050223076343536375" office:value-type="float"/>
          <table:table-cell office:value="0.005031104683876039" office:value-type="float"/>
          <table:table-cell office:value="0.0017419105768203737" office:value-type="float"/>
          <table:table-cell office:value="0.027097628116607663" office:value-type="float"/>
          <table:table-cell office:value="-0.004602589607238769" office:value-type="float"/>
          <table:table-cell office:value="-0.008533999919891358" office:value-type="float"/>
          <table:table-cell office:value="0.5710540529049737" office:value-type="float"/>
          <table:table-cell office:value="5" office:value-type="float"/>
          <table:table-cell office:value="-0.26079440116882324" office:value-type="float"/>
          <table:table-cell office:value="0.39037537574768066" office:value-type="float"/>
          <table:table-cell office:value="0.5569815635681152" office:value-type="float"/>
          <table:table-cell office:value="0.7075819969177246" office:value-type="float"/>
          <table:table-cell office:value="-0.9381958842277527" office:value-type="float"/>
          <table:table-cell office:value="0.5009255409240723" office:value-type="float"/>
        </table:table-row>
        <table:table-row>
          <table:table-cell office:value="-0.0009001803398132327" office:value-type="float"/>
          <table:table-cell office:value="0.007252084612846376" office:value-type="float"/>
          <table:table-cell office:value="0.0045276409387588505" office:value-type="float"/>
          <table:table-cell office:value="0.019897404909133908" office:value-type="float"/>
          <table:table-cell office:value="-0.010191207528114317" office:value-type="float"/>
          <table:table-cell office:value="0.0005384266376495354" office:value-type="float"/>
          <table:table-cell office:value="0.5723629592199829" office:value-type="float"/>
          <table:table-cell office:value="6" office:value-type="float"/>
          <table:table-cell office:value="-0.592248797416687" office:value-type="float"/>
          <table:table-cell office:value="0.2220979928970337" office:value-type="float"/>
          <table:table-cell office:value="0.27857303619384766" office:value-type="float"/>
          <table:table-cell office:value="-0.7200223207473755" office:value-type="float"/>
          <table:table-cell office:value="-0.5588617920875549" office:value-type="float"/>
          <table:table-cell office:value="0.9072426557540894" office:value-type="float"/>
        </table:table-row>
        <table:table-row>
          <table:table-cell office:value="-0.003451955318450928" office:value-type="float"/>
          <table:table-cell office:value="0.016840023398399354" office:value-type="float"/>
          <table:table-cell office:value="0.0007156157493591313" office:value-type="float"/>
          <table:table-cell office:value="0.023150528669357295" office:value-type="float"/>
          <table:table-cell office:value="-0.011488290429115294" office:value-type="float"/>
          <table:table-cell office:value="-0.00411174237728119" office:value-type="float"/>
          <table:table-cell office:value="0.5327228543357527" office:value-type="float"/>
          <table:table-cell office:value="7" office:value-type="float"/>
          <table:table-cell office:value="-0.25517749786376953" office:value-type="float"/>
          <table:table-cell office:value="0.9587938785552979" office:value-type="float"/>
          <table:table-cell office:value="-0.3812025189399719" office:value-type="float"/>
          <table:table-cell office:value="0.32531237602233887" office:value-type="float"/>
          <table:table-cell office:value="-0.12970829010009766" office:value-type="float"/>
          <table:table-cell office:value="-0.4650169014930725" office:value-type="float"/>
        </table:table-row>
        <table:table-row>
          <table:table-cell office:value="-0.012534570693969727" office:value-type="float"/>
          <table:table-cell office:value="0.008855258226394654" office:value-type="float"/>
          <table:table-cell office:value="0.008409688472747805" office:value-type="float"/>
          <table:table-cell office:value="0.01930596470832824" office:value-type="float"/>
          <table:table-cell office:value="-0.008332560658454894" office:value-type="float"/>
          <table:table-cell office:value="0.0007983309030532831" office:value-type="float"/>
          <table:table-cell office:value="0.5381301890779364" office:value-type="float"/>
          <table:table-cell office:value="8" office:value-type="float"/>
          <table:table-cell office:value="-0.9082615375518799" office:value-type="float"/>
          <table:table-cell office:value="-0.79847651720047" office:value-type="float"/>
          <table:table-cell office:value="0.7694072723388672" office:value-type="float"/>
          <table:table-cell office:value="-0.3844563961029053" office:value-type="float"/>
          <table:table-cell office:value="0.31557297706604004" office:value-type="float"/>
          <table:table-cell office:value="0.49100732803344727" office:value-type="float"/>
        </table:table-row>
        <table:table-row>
          <table:table-cell office:value="-0.017972134947776795" office:value-type="float"/>
          <table:table-cell office:value="-0.0003738093376159657" office:value-type="float"/>
          <table:table-cell office:value="0.002316559553146364" office:value-type="float"/>
          <table:table-cell office:value="0.014970036149024958" office:value-type="float"/>
          <table:table-cell office:value="-0.015854808688163757" office:value-type="float"/>
          <table:table-cell office:value="-0.0018565446138381963" office:value-type="float"/>
          <table:table-cell office:value="0.5365158003537703" office:value-type="float"/>
          <table:table-cell office:value="9" office:value-type="float"/>
          <table:table-cell office:value="-0.5437564253807068" office:value-type="float"/>
          <table:table-cell office:value="-0.922906756401062" office:value-type="float"/>
          <table:table-cell office:value="-0.609312891960144" office:value-type="float"/>
          <table:table-cell office:value="-0.43359285593032837" office:value-type="float"/>
          <table:table-cell office:value="-0.7522248029708862" office:value-type="float"/>
          <table:table-cell office:value="-0.26548755168914795" office:value-type="float"/>
        </table:table-row>
        <table:table-row>
          <table:table-cell office:value="-0.014170810580253601" office:value-type="float"/>
          <table:table-cell office:value="0.005112435817718507" office:value-type="float"/>
          <table:table-cell office:value="0.009263100624084475" office:value-type="float"/>
          <table:table-cell office:value="0.006359212994575494" office:value-type="float"/>
          <table:table-cell office:value="-0.017872642874717713" office:value-type="float"/>
          <table:table-cell office:value="-0.00498533308506012" office:value-type="float"/>
          <table:table-cell office:value="0.48782351640604804" office:value-type="float"/>
          <table:table-cell office:value="10" office:value-type="float"/>
          <table:table-cell office:value="0.38013243675231934" office:value-type="float"/>
          <table:table-cell office:value="0.5486245155334473" office:value-type="float"/>
          <table:table-cell office:value="0.694654107093811" office:value-type="float"/>
          <table:table-cell office:value="-0.8610823154449463" office:value-type="float"/>
          <table:table-cell office:value="-0.2017834186553955" office:value-type="float"/>
          <table:table-cell office:value="-0.3128788471221924" office:value-type="float"/>
        </table:table-row>
        <table:table-row>
          <table:table-cell office:value="-0.02024494469165802" office:value-type="float"/>
          <table:table-cell office:value="0.01061583995819092" office:value-type="float"/>
          <table:table-cell office:value="0.013096512556076053" office:value-type="float"/>
          <table:table-cell office:value="0.016343101859092705" office:value-type="float"/>
          <table:table-cell office:value="-0.015454273819923401" office:value-type="float"/>
          <table:table-cell office:value="0.0027587062120437615" office:value-type="float"/>
          <table:table-cell office:value="0.500609722622126" office:value-type="float"/>
          <table:table-cell office:value="11" office:value-type="float"/>
          <table:table-cell office:value="-0.6074134111404419" office:value-type="float"/>
          <table:table-cell office:value="0.5503404140472412" office:value-type="float"/>
          <table:table-cell office:value="0.3833411931991577" office:value-type="float"/>
          <table:table-cell office:value="0.9983888864517212" office:value-type="float"/>
          <table:table-cell office:value="0.24183690547943115" office:value-type="float"/>
          <table:table-cell office:value="0.7744039297103882" office:value-type="float"/>
        </table:table-row>
        <table:table-row>
          <table:table-cell office:value="-0.012517080903053283" office:value-type="float"/>
          <table:table-cell office:value="0.01913233757019043" office:value-type="float"/>
          <table:table-cell office:value="0.004290100932121279" office:value-type="float"/>
          <table:table-cell office:value="0.019022174477577203" office:value-type="float"/>
          <table:table-cell office:value="-0.010710589289665222" office:value-type="float"/>
          <table:table-cell office:value="0.003831611275672912" office:value-type="float"/>
          <table:table-cell office:value="0.5256141801012827" office:value-type="float"/>
          <table:table-cell office:value="12" office:value-type="float"/>
          <table:table-cell office:value="0.7727863788604736" office:value-type="float"/>
          <table:table-cell office:value="0.8516497611999512" office:value-type="float"/>
          <table:table-cell office:value="-0.8806411623954773" office:value-type="float"/>
          <table:table-cell office:value="0.2679072618484497" office:value-type="float"/>
          <table:table-cell office:value="0.47436845302581787" office:value-type="float"/>
          <table:table-cell office:value="0.10729050636291504" office:value-type="float"/>
        </table:table-row>
        <table:table-row>
          <table:table-cell office:value="-0.004549564719200134" office:value-type="float"/>
          <table:table-cell office:value="0.016745349168777464" office:value-type="float"/>
          <table:table-cell office:value="-0.005363278985023496" office:value-type="float"/>
          <table:table-cell office:value="0.013564977049827568" office:value-type="float"/>
          <table:table-cell office:value="-0.009475364089012145" office:value-type="float"/>
          <table:table-cell office:value="-0.0008377897739410408" office:value-type="float"/>
          <table:table-cell office:value="0.5388329317288065" office:value-type="float"/>
          <table:table-cell office:value="13" office:value-type="float"/>
          <table:table-cell office:value="0.7967516183853149" office:value-type="float"/>
          <table:table-cell office:value="-0.2386988401412964" office:value-type="float"/>
          <table:table-cell office:value="-0.9653379917144775" office:value-type="float"/>
          <table:table-cell office:value="-0.5457197427749634" office:value-type="float"/>
          <table:table-cell office:value="0.12352252006530762" office:value-type="float"/>
          <table:table-cell office:value="-0.46694010496139526" office:value-type="float"/>
        </table:table-row>
        <table:table-row>
          <table:table-cell office:value="-0.008806134462356566" office:value-type="float"/>
          <table:table-cell office:value="0.019466593265533447" office:value-type="float"/>
          <table:table-cell office:value="-0.01345177888870239" office:value-type="float"/>
          <table:table-cell office:value="0.009359762072563164" office:value-type="float"/>
          <table:table-cell office:value="-0.011463994979858397" office:value-type="float"/>
          <table:table-cell office:value="-0.005680276155471803" office:value-type="float"/>
          <table:table-cell office:value="0.5056477077535776" office:value-type="float"/>
          <table:table-cell office:value="14" office:value-type="float"/>
          <table:table-cell office:value="-0.4256569743156433" office:value-type="float"/>
          <table:table-cell office:value="0.27212440967559814" office:value-type="float"/>
          <table:table-cell office:value="-0.8088499903678894" office:value-type="float"/>
          <table:table-cell office:value="-0.42052149772644043" office:value-type="float"/>
          <table:table-cell office:value="-0.19886308908462524" office:value-type="float"/>
          <table:table-cell office:value="-0.48424863815307617" office:value-type="float"/>
        </table:table-row>
        <table:table-row>
          <table:table-cell office:value="0.0008112370967865001" office:value-type="float"/>
          <table:table-cell office:value="0.024694416522979736" office:value-type="float"/>
          <table:table-cell office:value="-0.021534562706947327" office:value-type="float"/>
          <table:table-cell office:value="0.013979015946388238" office:value-type="float"/>
          <table:table-cell office:value="-0.016869414448738098" office:value-type="float"/>
          <table:table-cell office:value="-0.012991189956665039" office:value-type="float"/>
          <table:table-cell office:value="0.4903756282831917" office:value-type="float"/>
          <table:table-cell office:value="15" office:value-type="float"/>
          <table:table-cell office:value="0.9617371559143066" office:value-type="float"/>
          <table:table-cell office:value="0.5227823257446289" office:value-type="float"/>
          <table:table-cell office:value="-0.8082783818244934" office:value-type="float"/>
          <table:table-cell office:value="0.4619253873825073" office:value-type="float"/>
          <table:table-cell office:value="-0.54054194688797" office:value-type="float"/>
          <table:table-cell office:value="-0.7310913801193237" office:value-type="float"/>
        </table:table-row>
        <table:table-row>
          <table:table-cell office:value="0.005546034574508668" office:value-type="float"/>
          <table:table-cell office:value="0.02365685999393463" office:value-type="float"/>
          <table:table-cell office:value="-0.03120931625366211" office:value-type="float"/>
          <table:table-cell office:value="0.01302018761634826" office:value-type="float"/>
          <table:table-cell office:value="-0.02207093417644501" office:value-type="float"/>
          <table:table-cell office:value="-0.013927035331726074" office:value-type="float"/>
          <table:table-cell office:value="0.49383694764676944" office:value-type="float"/>
          <table:table-cell office:value="16" office:value-type="float"/>
          <table:table-cell office:value="0.4734797477722168" office:value-type="float"/>
          <table:table-cell office:value="-0.1037556529045105" office:value-type="float"/>
          <table:table-cell office:value="-0.9674753546714783" office:value-type="float"/>
          <table:table-cell office:value="-0.0958828330039978" office:value-type="float"/>
          <table:table-cell office:value="-0.5201519727706909" office:value-type="float"/>
          <table:table-cell office:value="-0.09358453750610352" office:value-type="float"/>
        </table:table-row>
        <table:table-row>
          <table:table-cell office:value="-0.0004253381490707392" office:value-type="float"/>
          <table:table-cell office:value="0.019402385354042054" office:value-type="float"/>
          <table:table-cell office:value="-0.03797758340835571" office:value-type="float"/>
          <table:table-cell office:value="0.009309741854667656" office:value-type="float"/>
          <table:table-cell office:value="-0.029006460905075075" office:value-type="float"/>
          <table:table-cell office:value="-0.010164120197296143" office:value-type="float"/>
          <table:table-cell office:value="0.494274058894617" office:value-type="float"/>
          <table:table-cell office:value="17" office:value-type="float"/>
          <table:table-cell office:value="-0.5971372723579407" office:value-type="float"/>
          <table:table-cell office:value="-0.4254474639892578" office:value-type="float"/>
          <table:table-cell office:value="-0.6768267154693604" office:value-type="float"/>
          <table:table-cell office:value="-0.3710445761680603" office:value-type="float"/>
          <table:table-cell office:value="-0.6935526728630066" office:value-type="float"/>
          <table:table-cell office:value="0.37629151344299316" office:value-type="float"/>
        </table:table-row>
        <table:table-row>
          <table:table-cell office:value="0.008607054352760315" office:value-type="float"/>
          <table:table-cell office:value="0.017931971549987793" office:value-type="float"/>
          <table:table-cell office:value="-0.041612471342086794" office:value-type="float"/>
          <table:table-cell office:value="0.005586146712303154" office:value-type="float"/>
          <table:table-cell office:value="-0.01913145899772644" office:value-type="float"/>
          <table:table-cell office:value="-0.011626591682434084" office:value-type="float"/>
          <table:table-cell office:value="0.515863706021989" office:value-type="float"/>
          <table:table-cell office:value="18" office:value-type="float"/>
          <table:table-cell office:value="0.9032392501831055" office:value-type="float"/>
          <table:table-cell office:value="-0.14704138040542603" office:value-type="float"/>
          <table:table-cell office:value="-0.3634887933731079" office:value-type="float"/>
          <table:table-cell office:value="-0.3723595142364502" office:value-type="float"/>
          <table:table-cell office:value="0.9875001907348633" office:value-type="float"/>
          <table:table-cell office:value="-0.14624714851379395" office:value-type="float"/>
        </table:table-row>
        <table:table-row>
          <table:table-cell office:value="0.00789091944694519" office:value-type="float"/>
          <table:table-cell office:value="0.01760450541973114" office:value-type="float"/>
          <table:table-cell office:value="-0.047689116001129156" office:value-type="float"/>
          <table:table-cell office:value="0.010757047533988946" office:value-type="float"/>
          <table:table-cell office:value="-0.022642453908920286" office:value-type="float"/>
          <table:table-cell office:value="-0.010197160243988038" office:value-type="float"/>
          <table:table-cell office:value="0.5220685924962685" office:value-type="float"/>
          <table:table-cell office:value="19" office:value-type="float"/>
          <table:table-cell office:value="-0.07161349058151245" office:value-type="float"/>
          <table:table-cell office:value="-0.03274661302566528" office:value-type="float"/>
          <table:table-cell office:value="-0.6076644659042358" office:value-type="float"/>
          <table:table-cell office:value="0.5170900821685791" office:value-type="float"/>
          <table:table-cell office:value="-0.35109949111938477" office:value-type="float"/>
          <table:table-cell office:value="0.1429431438446045" office:value-type="float"/>
        </table:table-row>
        <table:table-row>
          <table:table-cell office:value="0.010775219202041626" office:value-type="float"/>
          <table:table-cell office:value="0.02243605196475983" office:value-type="float"/>
          <table:table-cell office:value="-0.05" office:value-type="float"/>
          <table:table-cell office:value="0.001502581834793083" office:value-type="float"/>
          <table:table-cell office:value="-0.0209538733959198" office:value-type="float"/>
          <table:table-cell office:value="-0.0008136785030364996" office:value-type="float"/>
          <table:table-cell office:value="0.5157115228197092" office:value-type="float"/>
          <table:table-cell office:value="20" office:value-type="float"/>
          <table:table-cell office:value="0.28842997550964355" office:value-type="float"/>
          <table:table-cell office:value="0.48315465450286865" office:value-type="float"/>
          <table:table-cell office:value="-0.6911057233810425" office:value-type="float"/>
          <table:table-cell office:value="-0.9254465699195862" office:value-type="float"/>
          <table:table-cell office:value="0.16885805130004883" office:value-type="float"/>
          <table:table-cell office:value="0.9383481740951538" office:value-type="float"/>
        </table:table-row>
        <table:table-row>
          <table:table-cell office:value="0.013111537694931029" office:value-type="float"/>
          <table:table-cell office:value="0.030258472561836246" office:value-type="float"/>
          <table:table-cell office:value="-0.048303956985473635" office:value-type="float"/>
          <table:table-cell office:value="0.00014478921890258008" office:value-type="float"/>
          <table:table-cell office:value="-0.015033923387527464" office:value-type="float"/>
          <table:table-cell office:value="-0.009582756757736207" office:value-type="float"/>
          <table:table-cell office:value="0.46827631227647115" office:value-type="float"/>
          <table:table-cell office:value="21" office:value-type="float"/>
          <table:table-cell office:value="0.23363184928894043" office:value-type="float"/>
          <table:table-cell office:value="0.7822420597076416" office:value-type="float"/>
          <table:table-cell office:value="0.16960430145263672" office:value-type="float"/>
          <table:table-cell office:value="-0.1357792615890503" office:value-type="float"/>
          <table:table-cell office:value="0.5919950008392334" office:value-type="float"/>
          <table:table-cell office:value="-0.8769078254699707" office:value-type="float"/>
        </table:table-row>
        <table:table-row>
          <table:table-cell office:value="0.009984732866287229" office:value-type="float"/>
          <table:table-cell office:value="0.026630730628967286" office:value-type="float"/>
          <table:table-cell office:value="-0.040021374225616455" office:value-type="float"/>
          <table:table-cell office:value="0.009382567405700676" office:value-type="float"/>
          <table:table-cell office:value="-0.02205899655818939" office:value-type="float"/>
          <table:table-cell office:value="-0.009122796058654785" office:value-type="float"/>
          <table:table-cell office:value="0.49688953497766963" office:value-type="float"/>
          <table:table-cell office:value="22" office:value-type="float"/>
          <table:table-cell office:value="-0.3126804828643799" office:value-type="float"/>
          <table:table-cell office:value="-0.36277419328689575" office:value-type="float"/>
          <table:table-cell office:value="0.8282582759857178" office:value-type="float"/>
          <table:table-cell office:value="0.9237778186798096" office:value-type="float"/>
          <table:table-cell office:value="-0.7025073170661926" office:value-type="float"/>
          <table:table-cell office:value="0.04599606990814209" office:value-type="float"/>
        </table:table-row>
        <table:table-row>
          <table:table-cell office:value="0.0038140195608139015" office:value-type="float"/>
          <table:table-cell office:value="0.028154456615448" office:value-type="float"/>
          <table:table-cell office:value="-0.03253203630447388" office:value-type="float"/>
          <table:table-cell office:value="0.009322280883789055" office:value-type="float"/>
          <table:table-cell office:value="-0.02992548406124115" office:value-type="float"/>
          <table:table-cell office:value="-0.0053646588325500484" office:value-type="float"/>
          <table:table-cell office:value="0.48157390095255936" office:value-type="float"/>
          <table:table-cell office:value="23" office:value-type="float"/>
          <table:table-cell office:value="-0.6170713305473328" office:value-type="float"/>
          <table:table-cell office:value="0.1523725986480713" office:value-type="float"/>
          <table:table-cell office:value="0.7489337921142578" office:value-type="float"/>
          <table:table-cell office:value="-0.006028652191162109" office:value-type="float"/>
          <table:table-cell office:value="-0.7866487503051758" office:value-type="float"/>
          <table:table-cell office:value="0.37581372261047363" office:value-type="float"/>
        </table:table-row>
        <table:table-row>
          <table:table-cell office:value="0.0024573403596878027" office:value-type="float"/>
          <table:table-cell office:value="0.03661017179489136" office:value-type="float"/>
          <table:table-cell office:value="-0.028998793363571168" office:value-type="float"/>
          <table:table-cell office:value="0.002482534050941459" office:value-type="float"/>
          <table:table-cell office:value="-0.03607168257236481" office:value-type="float"/>
          <table:table-cell office:value="-0.0027187752723693845" office:value-type="float"/>
          <table:table-cell office:value="0.42689840144417324" office:value-type="float"/>
          <table:table-cell office:value="24" office:value-type="float"/>
          <table:table-cell office:value="-0.13566792011260986" office:value-type="float"/>
          <table:table-cell office:value="0.8455715179443359" office:value-type="float"/>
          <table:table-cell office:value="0.353324294090271" office:value-type="float"/>
          <table:table-cell office:value="-0.6839746832847595" office:value-type="float"/>
          <table:table-cell office:value="-0.6146198511123657" office:value-type="float"/>
          <table:table-cell office:value="0.2645883560180664" office:value-type="float"/>
        </table:table-row>
        <table:table-row>
          <table:table-cell office:value="-0.006560091972351077" office:value-type="float"/>
          <table:table-cell office:value="0.04225947141647339" office:value-type="float"/>
          <table:table-cell office:value="-0.0243300998210907" office:value-type="float"/>
          <table:table-cell office:value="0.00217056453227996" office:value-type="float"/>
          <table:table-cell office:value="-0.03911334097385406" office:value-type="float"/>
          <table:table-cell office:value="0.002278194427490235" office:value-type="float"/>
          <table:table-cell office:value="0.39458053505653057" office:value-type="float"/>
          <table:table-cell office:value="25" office:value-type="float"/>
          <table:table-cell office:value="-0.9017432332038879" office:value-type="float"/>
          <table:table-cell office:value="0.5649299621582031" office:value-type="float"/>
          <table:table-cell office:value="0.4668693542480469" office:value-type="float"/>
          <table:table-cell office:value="-0.031196951866149902" office:value-type="float"/>
          <table:table-cell office:value="-0.3041658401489258" office:value-type="float"/>
          <table:table-cell office:value="0.4996969699859619" office:value-type="float"/>
        </table:table-row>
        <table:table-row>
          <table:table-cell office:value="-0.00933398246765137" office:value-type="float"/>
          <table:table-cell office:value="0.0326623284816742" office:value-type="float"/>
          <table:table-cell office:value="-0.03262218236923218" office:value-type="float"/>
          <table:table-cell office:value="0.01186756193637847" office:value-type="float"/>
          <table:table-cell office:value="-0.04477613925933838" office:value-type="float"/>
          <table:table-cell office:value="0.003575118780136109" office:value-type="float"/>
          <table:table-cell office:value="0.43199196474011015" office:value-type="float"/>
          <table:table-cell office:value="26" office:value-type="float"/>
          <table:table-cell office:value="-0.2773890495300293" office:value-type="float"/>
          <table:table-cell office:value="-0.9597142934799194" office:value-type="float"/>
          <table:table-cell office:value="-0.829208254814148" office:value-type="float"/>
          <table:table-cell office:value="0.9696997404098511" office:value-type="float"/>
          <table:table-cell office:value="-0.5662798285484314" office:value-type="float"/>
          <table:table-cell office:value="0.1296924352645874" office:value-type="float"/>
        </table:table-row>
        <table:table-row>
          <table:table-cell office:value="-0.005157914161682132" office:value-type="float"/>
          <table:table-cell office:value="0.035414468050003055" office:value-type="float"/>
          <table:table-cell office:value="-0.03943198800086975" office:value-type="float"/>
          <table:table-cell office:value="0.003371874094009391" office:value-type="float"/>
          <table:table-cell office:value="-0.03669796466827392" office:value-type="float"/>
          <table:table-cell office:value="-0.0029237198829650873" office:value-type="float"/>
          <table:table-cell office:value="0.4198701666119741" office:value-type="float"/>
          <table:table-cell office:value="27" office:value-type="float"/>
          <table:table-cell office:value="0.41760683059692383" office:value-type="float"/>
          <table:table-cell office:value="0.27521395683288574" office:value-type="float"/>
          <table:table-cell office:value="-0.6809805631637573" office:value-type="float"/>
          <table:table-cell office:value="-0.849568784236908" office:value-type="float"/>
          <table:table-cell office:value="0.8078174591064453" office:value-type="float"/>
          <table:table-cell office:value="-0.6498838663101196" office:value-type="float"/>
        </table:table-row>
        <table:table-row>
          <table:table-cell office:value="-0.013664640188217166" office:value-type="float"/>
          <table:table-cell office:value="0.03659373164176941" office:value-type="float"/>
          <table:table-cell office:value="-0.04808382153511047" office:value-type="float"/>
          <table:table-cell office:value="-0.0019345396757125943" office:value-type="float"/>
          <table:table-cell office:value="-0.046232752799987786" office:value-type="float"/>
          <table:table-cell office:value="-0.0059901195764541625" office:value-type="float"/>
          <table:table-cell office:value="0.354953161162864" office:value-type="float"/>
          <table:table-cell office:value="28" office:value-type="float"/>
          <table:table-cell office:value="-0.8506726026535034" office:value-type="float"/>
          <table:table-cell office:value="0.11792635917663574" office:value-type="float"/>
          <table:table-cell office:value="-0.8651833534240723" office:value-type="float"/>
          <table:table-cell office:value="-0.5306413769721985" office:value-type="float"/>
          <table:table-cell office:value="-0.9534788131713867" office:value-type="float"/>
          <table:table-cell office:value="-0.30663996934890747" office:value-type="float"/>
        </table:table-row>
        <table:table-row>
          <table:table-cell office:value="-0.018369008302688603" office:value-type="float"/>
          <table:table-cell office:value="0.026920886635780336" office:value-type="float"/>
          <table:table-cell office:value="-0.05" office:value-type="float"/>
          <table:table-cell office:value="-0.01181453526020051" office:value-type="float"/>
          <table:table-cell office:value="-0.044992026090621945" office:value-type="float"/>
          <table:table-cell office:value="0.0004173630475997926" office:value-type="float"/>
          <table:table-cell office:value="0.3690467353172727" office:value-type="float"/>
          <table:table-cell office:value="29" office:value-type="float"/>
          <table:table-cell office:value="-0.47043681144714355" office:value-type="float"/>
          <table:table-cell office:value="-0.9672845005989075" office:value-type="float"/>
          <table:table-cell office:value="-0.3412267565727234" office:value-type="float"/>
          <table:table-cell office:value="-0.9879995584487915" office:value-type="float"/>
          <table:table-cell office:value="0.12407267093658447" office:value-type="float"/>
          <table:table-cell office:value="0.6407482624053955" office:value-type="float"/>
        </table:table-row>
        <table:table-row>
          <table:table-cell office:value="-0.00860830664634705" office:value-type="float"/>
          <table:table-cell office:value="0.03443395912647247" office:value-type="float"/>
          <table:table-cell office:value="-0.04197060585021973" office:value-type="float"/>
          <table:table-cell office:value="-0.01824222683906556" office:value-type="float"/>
          <table:table-cell office:value="-0.05" office:value-type="float"/>
          <table:table-cell office:value="0.008217586874961854" office:value-type="float"/>
          <table:table-cell office:value="0.3496210789368286" office:value-type="float"/>
          <table:table-cell office:value="30" office:value-type="float"/>
          <table:table-cell office:value="0.9760701656341553" office:value-type="float"/>
          <table:table-cell office:value="0.7513072490692139" office:value-type="float"/>
          <table:table-cell office:value="0.8029394149780273" office:value-type="float"/>
          <table:table-cell office:value="-0.6427691578865051" office:value-type="float"/>
          <table:table-cell office:value="-0.778326690196991" office:value-type="float"/>
          <table:table-cell office:value="0.780022382736206" office:value-type="float"/>
        </table:table-row>
        <table:table-row>
          <table:table-cell office:value="-0.0059486901760101366" office:value-type="float"/>
          <table:table-cell office:value="0.030398375391960143" office:value-type="float"/>
          <table:table-cell office:value="-0.049054707884788516" office:value-type="float"/>
          <table:table-cell office:value="-0.01468845248222352" office:value-type="float"/>
          <table:table-cell office:value="-0.04103255271911621" office:value-type="float"/>
          <table:table-cell office:value="0.0014502823352813728" office:value-type="float"/>
          <table:table-cell office:value="0.38585354257429894" office:value-type="float"/>
          <table:table-cell office:value="31" office:value-type="float"/>
          <table:table-cell office:value="0.2659616470336914" office:value-type="float"/>
          <table:table-cell office:value="-0.4035583734512329" office:value-type="float"/>
          <table:table-cell office:value="-0.7084102034568787" office:value-type="float"/>
          <table:table-cell office:value="0.3553774356842041" office:value-type="float"/>
          <table:table-cell office:value="0.8967447280883789" office:value-type="float"/>
          <table:table-cell office:value="-0.6767304539680481" office:value-type="float"/>
        </table:table-row>
        <table:table-row>
          <table:table-cell office:value="-0.011827334165573125" office:value-type="float"/>
          <table:table-cell office:value="0.03812438666820526" office:value-type="float"/>
          <table:table-cell office:value="-0.04070430219173432" office:value-type="float"/>
          <table:table-cell office:value="-0.0172099530696869" office:value-type="float"/>
          <table:table-cell office:value="-0.0321164870262146" office:value-type="float"/>
          <table:table-cell office:value="-0.00434138536453247" office:value-type="float"/>
          <table:table-cell office:value="0.3510288967503105" office:value-type="float"/>
          <table:table-cell office:value="32" office:value-type="float"/>
          <table:table-cell office:value="-0.5878643989562988" office:value-type="float"/>
          <table:table-cell office:value="0.7726011276245117" office:value-type="float"/>
          <table:table-cell office:value="0.8350405693054199" office:value-type="float"/>
          <table:table-cell office:value="-0.2521500587463379" office:value-type="float"/>
          <table:table-cell office:value="0.8916065692901611" office:value-type="float"/>
          <table:table-cell office:value="-0.5791667699813843" office:value-type="float"/>
        </table:table-row>
        <table:table-row>
          <table:table-cell office:value="-0.016290180087089545" office:value-type="float"/>
          <table:table-cell office:value="0.04126325309276581" office:value-type="float"/>
          <table:table-cell office:value="-0.0401463919878006" office:value-type="float"/>
          <table:table-cell office:value="-0.007797485589981088" office:value-type="float"/>
          <table:table-cell office:value="-0.02865912675857544" office:value-type="float"/>
          <table:table-cell office:value="-0.006592417359352111" office:value-type="float"/>
          <table:table-cell office:value="0.3589469602182397" office:value-type="float"/>
          <table:table-cell office:value="33" office:value-type="float"/>
          <table:table-cell office:value="-0.44628459215164185" office:value-type="float"/>
          <table:table-cell office:value="0.3138866424560547" office:value-type="float"/>
          <table:table-cell office:value="0.05579102039337158" office:value-type="float"/>
          <table:table-cell office:value="0.941246747970581" office:value-type="float"/>
          <table:table-cell office:value="0.345736026763916" office:value-type="float"/>
          <table:table-cell office:value="-0.2251031994819641" office:value-type="float"/>
        </table:table-row>
        <table:table-row>
          <table:table-cell office:value="-0.01119246661663056" office:value-type="float"/>
          <table:table-cell office:value="0.035848272442817686" office:value-type="float"/>
          <table:table-cell office:value="-0.04088013827800751" office:value-type="float"/>
          <table:table-cell office:value="-0.013683414459228525" office:value-type="float"/>
          <table:table-cell office:value="-0.029130571484565736" office:value-type="float"/>
          <table:table-cell office:value="-0.007245073914527892" office:value-type="float"/>
          <table:table-cell office:value="0.3688262428228919" office:value-type="float"/>
          <table:table-cell office:value="34" office:value-type="float"/>
          <table:table-cell office:value="0.5097713470458984" office:value-type="float"/>
          <table:table-cell office:value="-0.541498064994812" office:value-type="float"/>
          <table:table-cell office:value="-0.07337462902069092" office:value-type="float"/>
          <table:table-cell office:value="-0.5885928869247437" office:value-type="float"/>
          <table:table-cell office:value="-0.04714447259902954" office:value-type="float"/>
          <table:table-cell office:value="-0.06526565551757812" office:value-type="float"/>
        </table:table-row>
        <table:table-row>
          <table:table-cell office:value="-0.004770988821983344" office:value-type="float"/>
          <table:table-cell office:value="0.03461628496646881" office:value-type="float"/>
          <table:table-cell office:value="-0.03324519097805023" office:value-type="float"/>
          <table:table-cell office:value="-0.012241156101226815" office:value-type="float"/>
          <table:table-cell office:value="-0.03485772252082825" office:value-type="float"/>
          <table:table-cell office:value="-0.016147050261497497" office:value-type="float"/>
          <table:table-cell office:value="0.35786206001674703" office:value-type="float"/>
          <table:table-cell office:value="35" office:value-type="float"/>
          <table:table-cell office:value="0.6421477794647217" office:value-type="float"/>
          <table:table-cell office:value="-0.1231987476348877" office:value-type="float"/>
          <table:table-cell office:value="0.7634947299957275" office:value-type="float"/>
          <table:table-cell office:value="0.1442258358001709" office:value-type="float"/>
          <table:table-cell office:value="-0.5727151036262512" office:value-type="float"/>
          <table:table-cell office:value="-0.8901976346969604" office:value-type="float"/>
        </table:table-row>
        <table:table-row>
          <table:table-cell office:value="-0.0005087250471115176" office:value-type="float"/>
          <table:table-cell office:value="0.04089977085590363" office:value-type="float"/>
          <table:table-cell office:value="-0.033182098269462584" office:value-type="float"/>
          <table:table-cell office:value="-0.004473122358322152" office:value-type="float"/>
          <table:table-cell office:value="-0.04228128552436829" office:value-type="float"/>
          <table:table-cell office:value="-0.008033856749534607" office:value-type="float"/>
          <table:table-cell office:value="0.36476374899094466" office:value-type="float"/>
          <table:table-cell office:value="36" office:value-type="float"/>
          <table:table-cell office:value="0.4262263774871826" office:value-type="float"/>
          <table:table-cell office:value="0.6283485889434814" office:value-type="float"/>
          <table:table-cell office:value="0.0063092708587646484" office:value-type="float"/>
          <table:table-cell office:value="0.7768033742904663" office:value-type="float"/>
          <table:table-cell office:value="-0.7423563003540039" office:value-type="float"/>
          <table:table-cell office:value="0.8113193511962891" office:value-type="float"/>
        </table:table-row>
        <table:table-row>
          <table:table-cell office:value="-0.005646290183067329" office:value-type="float"/>
          <table:table-cell office:value="0.034445741772651674" office:value-type="float"/>
          <table:table-cell office:value="-0.04035954117774963" office:value-type="float"/>
          <table:table-cell office:value="-0.004354696273803719" office:value-type="float"/>
          <table:table-cell office:value="-0.03387144923210144" office:value-type="float"/>
          <table:table-cell office:value="-0.00968595802783966" office:value-type="float"/>
          <table:table-cell office:value="0.3938707457427045" office:value-type="float"/>
          <table:table-cell office:value="37" office:value-type="float"/>
          <table:table-cell office:value="-0.513756513595581" office:value-type="float"/>
          <table:table-cell office:value="-0.6454029083251953" office:value-type="float"/>
          <table:table-cell office:value="-0.7177442908287048" office:value-type="float"/>
          <table:table-cell office:value="0.011842608451843262" office:value-type="float"/>
          <table:table-cell office:value="0.8409836292266846" office:value-type="float"/>
          <table:table-cell office:value="-0.16521012783050537" office:value-type="float"/>
        </table:table-row>
        <table:table-row>
          <table:table-cell office:value="-0.0006387406587600774" office:value-type="float"/>
          <table:table-cell office:value="0.029439465403556825" office:value-type="float"/>
          <table:table-cell office:value="-0.042154250144958494" office:value-type="float"/>
          <table:table-cell office:value="0.003443312644958488" office:value-type="float"/>
          <table:table-cell office:value="-0.03234213590621948" office:value-type="float"/>
          <table:table-cell office:value="-0.00753178894519806" office:value-type="float"/>
          <table:table-cell office:value="0.44580203174115224" office:value-type="float"/>
          <table:table-cell office:value="38" office:value-type="float"/>
          <table:table-cell office:value="0.5007549524307251" office:value-type="float"/>
          <table:table-cell office:value="-0.5006276369094849" office:value-type="float"/>
          <table:table-cell office:value="-0.17947089672088623" office:value-type="float"/>
          <table:table-cell office:value="0.7798008918762207" office:value-type="float"/>
          <table:table-cell office:value="0.1529313325881958" office:value-type="float"/>
          <table:table-cell office:value="0.21541690826416016" office:value-type="float"/>
        </table:table-row>
        <table:table-row>
          <table:table-cell office:value="-0.006481096148490913" office:value-type="float"/>
          <table:table-cell office:value="0.03870621740818024" office:value-type="float"/>
          <table:table-cell office:value="-0.04404425203800201" office:value-type="float"/>
          <table:table-cell office:value="0.006524757146835319" office:value-type="float"/>
          <table:table-cell office:value="-0.023572012186050414" office:value-type="float"/>
          <table:table-cell office:value="-0.011105594038963319" office:value-type="float"/>
          <table:table-cell office:value="0.4133165487122034" office:value-type="float"/>
          <table:table-cell office:value="39" office:value-type="float"/>
          <table:table-cell office:value="-0.5842355489730835" office:value-type="float"/>
          <table:table-cell office:value="0.9266752004623413" office:value-type="float"/>
          <table:table-cell office:value="-0.1890001893043518" office:value-type="float"/>
          <table:table-cell office:value="0.3081444501876831" office:value-type="float"/>
          <table:table-cell office:value="0.8770123720169067" office:value-type="float"/>
          <table:table-cell office:value="-0.3573805093765259" office:value-type="float"/>
        </table:table-row>
        <table:table-row>
          <table:table-cell office:value="0.0003211194276809626" office:value-type="float"/>
          <table:table-cell office:value="0.03519889056682587" office:value-type="float"/>
          <table:table-cell office:value="-0.03566487610340118" office:value-type="float"/>
          <table:table-cell office:value="0.011710143089294425" office:value-type="float"/>
          <table:table-cell office:value="-0.0297270005941391" office:value-type="float"/>
          <table:table-cell office:value="-0.011457130312919617" office:value-type="float"/>
          <table:table-cell office:value="0.4365425314216931" office:value-type="float"/>
          <table:table-cell office:value="40" office:value-type="float"/>
          <table:table-cell office:value="0.6802215576171875" office:value-type="float"/>
          <table:table-cell office:value="-0.350732684135437" office:value-type="float"/>
          <table:table-cell office:value="0.837937593460083" office:value-type="float"/>
          <table:table-cell office:value="0.5185385942459106" office:value-type="float"/>
          <table:table-cell office:value="-0.6154988408088684" office:value-type="float"/>
          <table:table-cell office:value="-0.03515362739562988" office:value-type="float"/>
        </table:table-row>
        <table:table-row>
          <table:table-cell office:value="0.0068929785490035944" office:value-type="float"/>
          <table:table-cell office:value="0.03913773119449616" office:value-type="float"/>
          <table:table-cell office:value="-0.028146354556083678" office:value-type="float"/>
          <table:table-cell office:value="0.013054513931274405" office:value-type="float"/>
          <table:table-cell office:value="-0.028526211380958556" office:value-type="float"/>
          <table:table-cell office:value="-0.004901100993156433" office:value-type="float"/>
          <table:table-cell office:value="0.45383570534444634" office:value-type="float"/>
          <table:table-cell office:value="41" office:value-type="float"/>
          <table:table-cell office:value="0.6571859121322632" office:value-type="float"/>
          <table:table-cell office:value="0.3938840627670288" office:value-type="float"/>
          <table:table-cell office:value="0.7518521547317505" office:value-type="float"/>
          <table:table-cell office:value="0.13443708419799805" office:value-type="float"/>
          <table:table-cell office:value="0.1200789213180542" office:value-type="float"/>
          <table:table-cell office:value="0.6556029319763184" office:value-type="float"/>
        </table:table-row>
        <table:table-row>
          <table:table-cell office:value="0.00622246086597442" office:value-type="float"/>
          <table:table-cell office:value="0.03072450339794159" office:value-type="float"/>
          <table:table-cell office:value="-0.02573272407054901" office:value-type="float"/>
          <table:table-cell office:value="0.009886884689331046" office:value-type="float"/>
          <table:table-cell office:value="-0.031008519530296326" office:value-type="float"/>
          <table:table-cell office:value="-0.007817168831825257" office:value-type="float"/>
          <table:table-cell office:value="0.46508972614402333" office:value-type="float"/>
          <table:table-cell office:value="42" office:value-type="float"/>
          <table:table-cell office:value="-0.06705176830291748" office:value-type="float"/>
          <table:table-cell office:value="-0.8413227796554565" office:value-type="float"/>
          <table:table-cell office:value="0.2413630485534668" office:value-type="float"/>
          <table:table-cell office:value="-0.31676292419433594" office:value-type="float"/>
          <table:table-cell office:value="-0.24823081493377686" office:value-type="float"/>
          <table:table-cell office:value="-0.2916067838668823" office:value-type="float"/>
        </table:table-row>
        <table:table-row>
          <table:table-cell office:value="0.01610439956188201" office:value-type="float"/>
          <table:table-cell office:value="0.038337474465370176" office:value-type="float"/>
          <table:table-cell office:value="-0.03521453201770782" office:value-type="float"/>
          <table:table-cell office:value="0.0009601175785064597" office:value-type="float"/>
          <table:table-cell office:value="-0.036780365109443665" office:value-type="float"/>
          <table:table-cell office:value="-0.013448224663734437" office:value-type="float"/>
          <table:table-cell office:value="0.401805153398399" office:value-type="float"/>
          <table:table-cell office:value="43" office:value-type="float"/>
          <table:table-cell office:value="0.9881938695907593" office:value-type="float"/>
          <table:table-cell office:value="0.7612971067428589" office:value-type="float"/>
          <table:table-cell office:value="-0.9481807947158813" office:value-type="float"/>
          <table:table-cell office:value="-0.8926767110824585" office:value-type="float"/>
          <table:table-cell office:value="-0.5771845579147339" office:value-type="float"/>
          <table:table-cell office:value="-0.563105583190918" office:value-type="float"/>
        </table:table-row>
        <table:table-row>
          <table:table-cell office:value="0.013784208297729484" office:value-type="float"/>
          <table:table-cell office:value="0.03258458375930786" office:value-type="float"/>
          <table:table-cell office:value="-0.029691444039344782" office:value-type="float"/>
          <table:table-cell office:value="-0.00880808949470521" office:value-type="float"/>
          <table:table-cell office:value="-0.02987287938594818" office:value-type="float"/>
          <table:table-cell office:value="-0.006690374016761781" office:value-type="float"/>
          <table:table-cell office:value="0.42990712445712426" office:value-type="float"/>
          <table:table-cell office:value="44" office:value-type="float"/>
          <table:table-cell office:value="-0.23201912641525269" office:value-type="float"/>
          <table:table-cell office:value="-0.5752890706062317" office:value-type="float"/>
          <table:table-cell office:value="0.5523087978363037" office:value-type="float"/>
          <table:table-cell office:value="-0.976820707321167" office:value-type="float"/>
          <table:table-cell office:value="0.6907485723495483" office:value-type="float"/>
          <table:table-cell office:value="0.6757850646972656" office:value-type="float"/>
        </table:table-row>
        <table:table-row>
          <table:table-cell office:value="0.021229395866394035" office:value-type="float"/>
          <table:table-cell office:value="0.026837956905364987" office:value-type="float"/>
          <table:table-cell office:value="-0.020797904133796688" office:value-type="float"/>
          <table:table-cell office:value="-0.01348024368286134" office:value-type="float"/>
          <table:table-cell office:value="-0.023767995238304137" office:value-type="float"/>
          <table:table-cell office:value="-0.012532634735107424" office:value-type="float"/>
          <table:table-cell office:value="0.43478587640404365" office:value-type="float"/>
          <table:table-cell office:value="45" office:value-type="float"/>
          <table:table-cell office:value="0.7445187568664551" office:value-type="float"/>
          <table:table-cell office:value="-0.5746626853942871" office:value-type="float"/>
          <table:table-cell office:value="0.8893539905548096" office:value-type="float"/>
          <table:table-cell office:value="-0.4672154188156128" office:value-type="float"/>
          <table:table-cell office:value="0.6104884147644043" office:value-type="float"/>
          <table:table-cell office:value="-0.5842260718345642" office:value-type="float"/>
        </table:table-row>
        <table:table-row>
          <table:table-cell office:value="0.01644828736782073" office:value-type="float"/>
          <table:table-cell office:value="0.018792772889137263" office:value-type="float"/>
          <table:table-cell office:value="-0.013401966691017148" office:value-type="float"/>
          <table:table-cell office:value="-0.013040022850036633" office:value-type="float"/>
          <table:table-cell office:value="-0.014084534049034118" office:value-type="float"/>
          <table:table-cell office:value="-0.01628014922142029" office:value-type="float"/>
          <table:table-cell office:value="0.4553057949527723" office:value-type="float"/>
          <table:table-cell office:value="46" office:value-type="float"/>
          <table:table-cell office:value="-0.4781108498573303" office:value-type="float"/>
          <table:table-cell office:value="-0.8045184016227722" office:value-type="float"/>
          <table:table-cell office:value="0.7395937442779541" office:value-type="float"/>
          <table:table-cell office:value="0.0440220832824707" office:value-type="float"/>
          <table:table-cell office:value="0.968346118927002" office:value-type="float"/>
          <table:table-cell office:value="-0.3747514486312866" office:value-type="float"/>
        </table:table-row>
        <table:table-row>
          <table:table-cell office:value="0.024988889098167412" office:value-type="float"/>
          <table:table-cell office:value="0.026107690930366512" office:value-type="float"/>
          <table:table-cell office:value="-0.010448719859123226" office:value-type="float"/>
          <table:table-cell office:value="-0.01804064691066743" office:value-type="float"/>
          <table:table-cell office:value="-0.004910454154014587" office:value-type="float"/>
          <table:table-cell office:value="-0.01558215618133545" office:value-type="float"/>
          <table:table-cell office:value="0.42017118417131144" office:value-type="float"/>
          <table:table-cell office:value="47" office:value-type="float"/>
          <table:table-cell office:value="0.854060173034668" office:value-type="float"/>
          <table:table-cell office:value="0.7314918041229248" office:value-type="float"/>
          <table:table-cell office:value="0.2953246831893921" office:value-type="float"/>
          <table:table-cell office:value="-0.5000624060630798" office:value-type="float"/>
          <table:table-cell office:value="0.9174079895019531" office:value-type="float"/>
          <table:table-cell office:value="0.06979930400848389" office:value-type="float"/>
        </table:table-row>
        <table:table-row>
          <table:table-cell office:value="0.024458749890327446" office:value-type="float"/>
          <table:table-cell office:value="0.020806287527084348" office:value-type="float"/>
          <table:table-cell office:value="-0.013353750109672543" office:value-type="float"/>
          <table:table-cell office:value="-0.01885635018348695" office:value-type="float"/>
          <table:table-cell office:value="-0.005441250801086426" office:value-type="float"/>
          <table:table-cell office:value="-0.01309036135673523" office:value-type="float"/>
          <table:table-cell office:value="0.4477616740845741" office:value-type="float"/>
          <table:table-cell office:value="48" office:value-type="float"/>
          <table:table-cell office:value="-0.05301392078399658" office:value-type="float"/>
          <table:table-cell office:value="-0.5301403403282166" office:value-type="float"/>
          <table:table-cell office:value="-0.29050302505493164" office:value-type="float"/>
          <table:table-cell office:value="-0.0815703272819519" office:value-type="float"/>
          <table:table-cell office:value="-0.05307966470718384" office:value-type="float"/>
          <table:table-cell office:value="0.24917948246002197" office:value-type="float"/>
        </table:table-row>
        <table:table-row>
          <table:table-cell office:value="0.025318410992622366" office:value-type="float"/>
          <table:table-cell office:value="0.02012226343154907" office:value-type="float"/>
          <table:table-cell office:value="-0.01373490452766418" office:value-type="float"/>
          <table:table-cell office:value="-0.025993710160255444" office:value-type="float"/>
          <table:table-cell office:value="-0.011288334727287293" office:value-type="float"/>
          <table:table-cell office:value="-0.015573910474777223" office:value-type="float"/>
          <table:table-cell office:value="0.4211015372429933" office:value-type="float"/>
          <table:table-cell office:value="49" office:value-type="float"/>
          <table:table-cell office:value="0.08596611022949219" office:value-type="float"/>
          <table:table-cell office:value="-0.06840240955352783" office:value-type="float"/>
          <table:table-cell office:value="-0.03811544179916382" office:value-type="float"/>
          <table:table-cell office:value="-0.7137359976768494" office:value-type="float"/>
          <table:table-cell office:value="-0.5847083926200867" office:value-type="float"/>
          <table:table-cell office:value="-0.24835491180419922" office:value-type="float"/>
        </table:table-row>
        <table:table-row>
          <table:table-cell office:value="0.02500231444835662" office:value-type="float"/>
          <table:table-cell office:value="0.012005807161331173" office:value-type="float"/>
          <table:table-cell office:value="-0.019194954633712763" office:value-type="float"/>
          <table:table-cell office:value="-0.016472962498664867" office:value-type="float"/>
          <table:table-cell office:value="-0.01587645471096039" office:value-type="float"/>
          <table:table-cell office:value="-0.013070534467697145" office:value-type="float"/>
          <table:table-cell office:value="0.4905563398242352" office:value-type="float"/>
          <table:table-cell office:value="50" office:value-type="float"/>
          <table:table-cell office:value="-0.03160965442657471" office:value-type="float"/>
          <table:table-cell office:value="-0.8116456270217896" office:value-type="float"/>
          <table:table-cell office:value="-0.5460050106048584" office:value-type="float"/>
          <table:table-cell office:value="0.9520747661590576" office:value-type="float"/>
          <table:table-cell office:value="-0.45881199836730957" office:value-type="float"/>
          <table:table-cell office:value="0.2503376007080078" office:value-type="float"/>
        </table:table-row>
        <table:table-row>
          <table:table-cell office:value="0.027516130805015557" office:value-type="float"/>
          <table:table-cell office:value="0.003299338221549984" office:value-type="float"/>
          <table:table-cell office:value="-0.016495950222015374" office:value-type="float"/>
          <table:table-cell office:value="-0.019089173674583446" office:value-type="float"/>
          <table:table-cell office:value="-0.016913267970085147" office:value-type="float"/>
          <table:table-cell office:value="-0.012147661447525026" office:value-type="float"/>
          <table:table-cell office:value="0.5151097632049468" office:value-type="float"/>
          <table:table-cell office:value="51" office:value-type="float"/>
          <table:table-cell office:value="0.25138163566589355" office:value-type="float"/>
          <table:table-cell office:value="-0.8706468939781189" office:value-type="float"/>
          <table:table-cell office:value="0.26990044116973877" office:value-type="float"/>
          <table:table-cell office:value="-0.2616211175918579" office:value-type="float"/>
          <table:table-cell office:value="-0.10368132591247559" office:value-type="float"/>
          <table:table-cell office:value="0.09228730201721191" office:value-type="float"/>
        </table:table-row>
        <table:table-row>
          <table:table-cell office:value="0.036768562197685234" office:value-type="float"/>
          <table:table-cell office:value="0.010787114500999447" office:value-type="float"/>
          <table:table-cell office:value="-0.025411147475242608" office:value-type="float"/>
          <table:table-cell office:value="-0.00966747224330903" office:value-type="float"/>
          <table:table-cell office:value="-0.016721372008323673" office:value-type="float"/>
          <table:table-cell office:value="-0.009655658006668092" office:value-type="float"/>
          <table:table-cell office:value="0.5280974279260491" office:value-type="float"/>
          <table:table-cell office:value="52" office:value-type="float"/>
          <table:table-cell office:value="0.9252431392669678" office:value-type="float"/>
          <table:table-cell office:value="0.7487776279449463" office:value-type="float"/>
          <table:table-cell office:value="-0.8915197253227234" office:value-type="float"/>
          <table:table-cell office:value="0.9421701431274414" office:value-type="float"/>
          <table:table-cell office:value="0.01918959617614746" office:value-type="float"/>
          <table:table-cell office:value="0.24920034408569336" office:value-type="float"/>
        </table:table-row>
        <table:table-row>
          <table:table-cell office:value="0.03241763174533843" office:value-type="float"/>
          <table:table-cell office:value="0.01413339793682098" office:value-type="float"/>
          <table:table-cell office:value="-0.016071464419364922" office:value-type="float"/>
          <table:table-cell office:value="-0.016170002818107616" office:value-type="float"/>
          <table:table-cell office:value="-0.02525700449943543" office:value-type="float"/>
          <table:table-cell office:value="-0.010189462900161745" office:value-type="float"/>
          <table:table-cell office:value="0.4785281696953596" office:value-type="float"/>
          <table:table-cell office:value="53" office:value-type="float"/>
          <table:table-cell office:value="-0.4350930452346802" office:value-type="float"/>
          <table:table-cell office:value="0.3346283435821533" office:value-type="float"/>
          <table:table-cell office:value="0.9339683055877686" office:value-type="float"/>
          <table:table-cell office:value="-0.6502530574798584" office:value-type="float"/>
          <table:table-cell office:value="-0.8535632491111755" office:value-type="float"/>
          <table:table-cell office:value="-0.053380489349365234" office:value-type="float"/>
        </table:table-row>
        <table:table-row>
          <table:table-cell office:value="0.033971595168113704" office:value-type="float"/>
          <table:table-cell office:value="0.022451822161674496" office:value-type="float"/>
          <table:table-cell office:value="-0.012012692093849175" office:value-type="float"/>
          <table:table-cell office:value="-0.019087050557136546" office:value-type="float"/>
          <table:table-cell office:value="-0.015954271554946907" office:value-type="float"/>
          <table:table-cell office:value="-0.014345263242721559" office:value-type="float"/>
          <table:table-cell office:value="0.432060023031737" office:value-type="float"/>
          <table:table-cell office:value="54" office:value-type="float"/>
          <table:table-cell office:value="0.15539634227752686" office:value-type="float"/>
          <table:table-cell office:value="0.8318424224853516" office:value-type="float"/>
          <table:table-cell office:value="0.4058772325515747" office:value-type="float"/>
          <table:table-cell office:value="-0.29170477390289307" office:value-type="float"/>
          <table:table-cell office:value="0.9302732944488525" office:value-type="float"/>
          <table:table-cell office:value="-0.41558003425598145" office:value-type="float"/>
        </table:table-row>
        <table:table-row>
          <table:table-cell office:value="0.03309586644172668" office:value-type="float"/>
          <table:table-cell office:value="0.015341060161590573" office:value-type="float"/>
          <table:table-cell office:value="-0.006354983448982231" office:value-type="float"/>
          <table:table-cell office:value="-0.024116722345352185" office:value-type="float"/>
          <table:table-cell office:value="-0.00857780814170838" office:value-type="float"/>
          <table:table-cell office:value="-0.008498846292495728" office:value-type="float"/>
          <table:table-cell office:value="0.45288069239651574" office:value-type="float"/>
          <table:table-cell office:value="55" office:value-type="float"/>
          <table:table-cell office:value="-0.08757287263870239" office:value-type="float"/>
          <table:table-cell office:value="-0.7110762000083923" office:value-type="float"/>
          <table:table-cell office:value="0.5657708644866943" office:value-type="float"/>
          <table:table-cell office:value="-0.5029671788215637" office:value-type="float"/>
          <table:table-cell office:value="0.7376463413238525" office:value-type="float"/>
          <table:table-cell office:value="0.584641695022583" office:value-type="float"/>
        </table:table-row>
        <table:table-row>
          <table:table-cell office:value="0.03377424716949462" office:value-type="float"/>
          <table:table-cell office:value="0.01634496212005615" office:value-type="float"/>
          <table:table-cell office:value="0.00108420670032502" office:value-type="float"/>
          <table:table-cell office:value="-0.02439989209175111" office:value-type="float"/>
          <table:table-cell office:value="-0.003225811719894415" office:value-type="float"/>
          <table:table-cell office:value="-0.0085709947347641" office:value-type="float"/>
          <table:table-cell office:value="0.4353298577972802" office:value-type="float"/>
          <table:table-cell office:value="56" office:value-type="float"/>
          <table:table-cell office:value="0.06783807277679443" office:value-type="float"/>
          <table:table-cell office:value="0.10039019584655762" office:value-type="float"/>
          <table:table-cell office:value="0.7439190149307251" office:value-type="float"/>
          <table:table-cell office:value="-0.028316974639892578" office:value-type="float"/>
          <table:table-cell office:value="0.5351996421813965" office:value-type="float"/>
          <table:table-cell office:value="-0.007214844226837158" office:value-type="float"/>
        </table:table-row>
        <table:table-row>
          <table:table-cell office:value="0.04257548570632934" office:value-type="float"/>
          <table:table-cell office:value="0.013204723000526426" office:value-type="float"/>
          <table:table-cell office:value="-0.008646705746650687" office:value-type="float"/>
          <table:table-cell office:value="-0.028273102045059215" office:value-type="float"/>
          <table:table-cell office:value="-0.006642889976501471" office:value-type="float"/>
          <table:table-cell office:value="-0.01000300168991089" office:value-type="float"/>
          <table:table-cell office:value="0.4435728284654094" office:value-type="float"/>
          <table:table-cell office:value="57" office:value-type="float"/>
          <table:table-cell office:value="0.8801238536834717" office:value-type="float"/>
          <table:table-cell office:value="-0.3140239119529724" office:value-type="float"/>
          <table:table-cell office:value="-0.9730912446975708" office:value-type="float"/>
          <table:table-cell office:value="-0.38732099533081055" office:value-type="float"/>
          <table:table-cell office:value="-0.34170782566070557" office:value-type="float"/>
          <table:table-cell office:value="-0.14320069551467896" office:value-type="float"/>
        </table:table-row>
        <table:table-row>
          <table:table-cell office:value="0.04730680704116821" office:value-type="float"/>
          <table:table-cell office:value="0.0058929342031478855" office:value-type="float"/>
          <table:table-cell office:value="-0.013567292094230642" office:value-type="float"/>
          <table:table-cell office:value="-0.029800910353660594" office:value-type="float"/>
          <table:table-cell office:value="-0.01395706713199616" office:value-type="float"/>
          <table:table-cell office:value="-0.008109153509140016" office:value-type="float"/>
          <table:table-cell office:value="0.46880904402482954" office:value-type="float"/>
          <table:table-cell office:value="58" office:value-type="float"/>
          <table:table-cell office:value="0.4731321334838867" office:value-type="float"/>
          <table:table-cell office:value="-0.731178879737854" office:value-type="float"/>
          <table:table-cell office:value="-0.4920586347579956" office:value-type="float"/>
          <table:table-cell office:value="-0.15278083086013794" office:value-type="float"/>
          <table:table-cell office:value="-0.731417715549469" office:value-type="float"/>
          <table:table-cell office:value="0.1893848180770874" office:value-type="float"/>
        </table:table-row>
        <table:table-row>
          <table:table-cell office:value="0.05" office:value-type="float"/>
          <table:table-cell office:value="0.011451373696327207" office:value-type="float"/>
          <table:table-cell office:value="-0.01079306185245513" office:value-type="float"/>
          <table:table-cell office:value="-0.03450481653213502" office:value-type="float"/>
          <table:table-cell office:value="-0.01371423780918122" office:value-type="float"/>
          <table:table-cell office:value="-0.015457886457443238" office:value-type="float"/>
          <table:table-cell office:value="0.4104489026426938" office:value-type="float"/>
          <table:table-cell office:value="59" office:value-type="float"/>
          <table:table-cell office:value="0.48297953605651855" office:value-type="float"/>
          <table:table-cell office:value="0.5558439493179321" office:value-type="float"/>
          <table:table-cell office:value="0.27742302417755127" office:value-type="float"/>
          <table:table-cell office:value="-0.4703906178474426" office:value-type="float"/>
          <table:table-cell office:value="0.02428293228149414" office:value-type="float"/>
          <table:table-cell office:value="-0.7348732948303223" office:value-type="float"/>
        </table:table-row>
        <table:table-row>
          <table:table-cell office:value="0.04261696398258209" office:value-type="float"/>
          <table:table-cell office:value="0.010909599065780637" office:value-type="float"/>
          <table:table-cell office:value="-0.017676045894622794" office:value-type="float"/>
          <table:table-cell office:value="-0.029265681505203256" office:value-type="float"/>
          <table:table-cell office:value="-0.021927539706230167" office:value-type="float"/>
          <table:table-cell office:value="-0.024534021615982057" office:value-type="float"/>
          <table:table-cell office:value="0.41713798441956995" office:value-type="float"/>
          <table:table-cell office:value="60" office:value-type="float"/>
          <table:table-cell office:value="-0.7383036017417908" office:value-type="float"/>
          <table:table-cell office:value="-0.05417746305465698" office:value-type="float"/>
          <table:table-cell office:value="-0.6882984042167664" office:value-type="float"/>
          <table:table-cell office:value="0.5239135026931763" office:value-type="float"/>
          <table:table-cell office:value="-0.821330189704895" office:value-type="float"/>
          <table:table-cell office:value="-0.9076135158538818" office:value-type="float"/>
        </table:table-row>
      </table:table>
      <table:table table:name="1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7330287694931031" office:value-type="float"/>
          <table:table-cell office:value="0.001260695457458496" office:value-type="float"/>
          <table:table-cell office:value="0.006573821306228638" office:value-type="float"/>
          <table:table-cell office:value="-0.004038243889808655" office:value-type="float"/>
          <table:table-cell office:value="0.000534294843673706" office:value-type="float"/>
          <table:table-cell office:value="0.0013031005859375" office:value-type="float"/>
          <table:table-cell office:value="0.62130715545165" office:value-type="float"/>
          <table:table-cell office:value="1" office:value-type="float"/>
          <table:table-cell office:value="0.733028769493103" office:value-type="float"/>
          <table:table-cell office:value="0.1260695457458496" office:value-type="float"/>
          <table:table-cell office:value="0.6573821306228638" office:value-type="float"/>
          <table:table-cell office:value="-0.4038243889808655" office:value-type="float"/>
          <table:table-cell office:value="0.053429484367370605" office:value-type="float"/>
          <table:table-cell office:value="0.13031005859375" office:value-type="float"/>
        </table:table-row>
        <table:table-row>
          <table:table-cell office:value="0.012906261682510377" office:value-type="float"/>
          <table:table-cell office:value="-0.002204302549362183" office:value-type="float"/>
          <table:table-cell office:value="-0.0016095173358917246" office:value-type="float"/>
          <table:table-cell office:value="0.003416830897331238" office:value-type="float"/>
          <table:table-cell office:value="0.00431465744972229" office:value-type="float"/>
          <table:table-cell office:value="0.003512769937515259" office:value-type="float"/>
          <table:table-cell office:value="0.6478525006211608" office:value-type="float"/>
          <table:table-cell office:value="2" office:value-type="float"/>
          <table:table-cell office:value="0.5575973987579346" office:value-type="float"/>
          <table:table-cell office:value="-0.34649980068206787" office:value-type="float"/>
          <table:table-cell office:value="-0.8183338642120361" office:value-type="float"/>
          <table:table-cell office:value="0.7455074787139893" office:value-type="float"/>
          <table:table-cell office:value="0.3780362606048584" office:value-type="float"/>
          <table:table-cell office:value="0.22096693515777588" office:value-type="float"/>
        </table:table-row>
        <table:table-row>
          <table:table-cell office:value="0.0036673384904861456" office:value-type="float"/>
          <table:table-cell office:value="0.0002305567264556884" office:value-type="float"/>
          <table:table-cell office:value="-0.0005078780651092539" office:value-type="float"/>
          <table:table-cell office:value="-0.0032898616790771485" office:value-type="float"/>
          <table:table-cell office:value="-0.004070961475372314" office:value-type="float"/>
          <table:table-cell office:value="0.00628211498260498" office:value-type="float"/>
          <table:table-cell office:value="0.6367641947758141" office:value-type="float"/>
          <table:table-cell office:value="3" office:value-type="float"/>
          <table:table-cell office:value="-0.9238923192024231" office:value-type="float"/>
          <table:table-cell office:value="0.2434859275817871" office:value-type="float"/>
          <table:table-cell office:value="0.11016392707824707" office:value-type="float"/>
          <table:table-cell office:value="-0.6706692576408386" office:value-type="float"/>
          <table:table-cell office:value="-0.8385618925094604" office:value-type="float"/>
          <table:table-cell office:value="0.27693450450897217" office:value-type="float"/>
        </table:table-row>
        <table:table-row>
          <table:table-cell office:value="0.010770455002784729" office:value-type="float"/>
          <table:table-cell office:value="-0.007565532326698304" office:value-type="float"/>
          <table:table-cell office:value="-0.00782558023929596" office:value-type="float"/>
          <table:table-cell office:value="0.005418674945831299" office:value-type="float"/>
          <table:table-cell office:value="-0.0038753354549407957" office:value-type="float"/>
          <table:table-cell office:value="0.015330454111099243" office:value-type="float"/>
          <table:table-cell office:value="0.6962250430161068" office:value-type="float"/>
          <table:table-cell office:value="4" office:value-type="float"/>
          <table:table-cell office:value="0.7103116512298584" office:value-type="float"/>
          <table:table-cell office:value="-0.7796089053153992" office:value-type="float"/>
          <table:table-cell office:value="-0.7317702174186707" office:value-type="float"/>
          <table:table-cell office:value="0.8708536624908447" office:value-type="float"/>
          <table:table-cell office:value="0.019562602043151855" office:value-type="float"/>
          <table:table-cell office:value="0.9048339128494263" office:value-type="float"/>
        </table:table-row>
        <table:table-row>
          <table:table-cell office:value="0.009464446306228638" office:value-type="float"/>
          <table:table-cell office:value="-0.014625840187072754" office:value-type="float"/>
          <table:table-cell office:value="-0.01662718713283539" office:value-type="float"/>
          <table:table-cell office:value="-0.0037775814533233653" office:value-type="float"/>
          <table:table-cell office:value="0.00032952189445495644" office:value-type="float"/>
          <table:table-cell office:value="0.006476077437400817" office:value-type="float"/>
          <table:table-cell office:value="0.641748801027358" office:value-type="float"/>
          <table:table-cell office:value="5" office:value-type="float"/>
          <table:table-cell office:value="-0.13060086965560913" office:value-type="float"/>
          <table:table-cell office:value="-0.7060307860374451" office:value-type="float"/>
          <table:table-cell office:value="-0.8801606893539429" office:value-type="float"/>
          <table:table-cell office:value="-0.9196256399154663" office:value-type="float"/>
          <table:table-cell office:value="0.4204857349395752" office:value-type="float"/>
          <table:table-cell office:value="-0.8854376673698425" office:value-type="float"/>
        </table:table-row>
        <table:table-row>
          <table:table-cell office:value="0.015835732221603394" office:value-type="float"/>
          <table:table-cell office:value="-0.006409744024276734" office:value-type="float"/>
          <table:table-cell office:value="-0.024876583218574527" office:value-type="float"/>
          <table:table-cell office:value="-0.010289378166198732" office:value-type="float"/>
          <table:table-cell office:value="0.0025562679767608646" office:value-type="float"/>
          <table:table-cell office:value="0.0023247343301773067" office:value-type="float"/>
          <table:table-cell office:value="0.5588582529267374" office:value-type="float"/>
          <table:table-cell office:value="6" office:value-type="float"/>
          <table:table-cell office:value="0.6371285915374756" office:value-type="float"/>
          <table:table-cell office:value="0.821609616279602" office:value-type="float"/>
          <table:table-cell office:value="-0.8249396085739136" office:value-type="float"/>
          <table:table-cell office:value="-0.6511796712875366" office:value-type="float"/>
          <table:table-cell office:value="0.22267460823059082" office:value-type="float"/>
          <table:table-cell office:value="-0.4151343107223511" office:value-type="float"/>
        </table:table-row>
        <table:table-row>
          <table:table-cell office:value="0.025186089277267454" office:value-type="float"/>
          <table:table-cell office:value="-0.014471355080604554" office:value-type="float"/>
          <table:table-cell office:value="-0.033876450657844545" office:value-type="float"/>
          <table:table-cell office:value="-0.009258495569229128" office:value-type="float"/>
          <table:table-cell office:value="0.005808649063110352" office:value-type="float"/>
          <table:table-cell office:value="-0.003962107300758362" office:value-type="float"/>
          <table:table-cell office:value="0.517172754562806" office:value-type="float"/>
          <table:table-cell office:value="7" office:value-type="float"/>
          <table:table-cell office:value="0.9350357055664062" office:value-type="float"/>
          <table:table-cell office:value="-0.806161105632782" office:value-type="float"/>
          <table:table-cell office:value="-0.899986743927002" office:value-type="float"/>
          <table:table-cell office:value="0.10308825969696045" office:value-type="float"/>
          <table:table-cell office:value="0.32523810863494873" office:value-type="float"/>
          <table:table-cell office:value="-0.6286841630935669" office:value-type="float"/>
        </table:table-row>
        <table:table-row>
          <table:table-cell office:value="0.02484883964061737" office:value-type="float"/>
          <table:table-cell office:value="-0.01963359594345093" office:value-type="float"/>
          <table:table-cell office:value="-0.03119931161403656" office:value-type="float"/>
          <table:table-cell office:value="-0.01619492828845978" office:value-type="float"/>
          <table:table-cell office:value="0.012028992176055908" office:value-type="float"/>
          <table:table-cell office:value="0.005093815922737121" office:value-type="float"/>
          <table:table-cell office:value="0.5269017104092906" office:value-type="float"/>
          <table:table-cell office:value="8" office:value-type="float"/>
          <table:table-cell office:value="-0.033724963665008545" office:value-type="float"/>
          <table:table-cell office:value="-0.5162240862846375" office:value-type="float"/>
          <table:table-cell office:value="0.26771390438079834" office:value-type="float"/>
          <table:table-cell office:value="-0.6936432719230652" office:value-type="float"/>
          <table:table-cell office:value="0.6220343112945557" office:value-type="float"/>
          <table:table-cell office:value="0.9055923223495483" office:value-type="float"/>
        </table:table-row>
        <table:table-row>
          <table:table-cell office:value="0.026683043837547302" office:value-type="float"/>
          <table:table-cell office:value="-0.012178452014923097" office:value-type="float"/>
          <table:table-cell office:value="-0.023613397479057312" office:value-type="float"/>
          <table:table-cell office:value="-0.017214960455894473" office:value-type="float"/>
          <table:table-cell office:value="0.018985559940338133" office:value-type="float"/>
          <table:table-cell office:value="0.00475486397743225" office:value-type="float"/>
          <table:table-cell office:value="0.5240637004366231" office:value-type="float"/>
          <table:table-cell office:value="9" office:value-type="float"/>
          <table:table-cell office:value="0.18342041969299316" office:value-type="float"/>
          <table:table-cell office:value="0.7455143928527832" office:value-type="float"/>
          <table:table-cell office:value="0.7585914134979248" office:value-type="float"/>
          <table:table-cell office:value="-0.10200321674346924" office:value-type="float"/>
          <table:table-cell office:value="0.6956567764282227" office:value-type="float"/>
          <table:table-cell office:value="-0.03389519453048706" office:value-type="float"/>
        </table:table-row>
        <table:table-row>
          <table:table-cell office:value="0.01844480097293854" office:value-type="float"/>
          <table:table-cell office:value="-0.006655364036560059" office:value-type="float"/>
          <table:table-cell office:value="-0.02520570933818817" office:value-type="float"/>
          <table:table-cell office:value="-0.018473183512687685" office:value-type="float"/>
          <table:table-cell office:value="0.010863627791404722" office:value-type="float"/>
          <table:table-cell office:value="0.001519151926040649" office:value-type="float"/>
          <table:table-cell office:value="0.5209889117702564" office:value-type="float"/>
          <table:table-cell office:value="10" office:value-type="float"/>
          <table:table-cell office:value="-0.8238242864608765" office:value-type="float"/>
          <table:table-cell office:value="0.5523087978363037" office:value-type="float"/>
          <table:table-cell office:value="-0.15923118591308594" office:value-type="float"/>
          <table:table-cell office:value="-0.1258223056793213" office:value-type="float"/>
          <table:table-cell office:value="-0.8121932148933411" office:value-type="float"/>
          <table:table-cell office:value="-0.32357120513916016" office:value-type="float"/>
        </table:table-row>
        <table:table-row>
          <table:table-cell office:value="0.018012447953224184" office:value-type="float"/>
          <table:table-cell office:value="-0.012519358396530152" office:value-type="float"/>
          <table:table-cell office:value="-0.03279763281345367" office:value-type="float"/>
          <table:table-cell office:value="-0.019224367141723635" office:value-type="float"/>
          <table:table-cell office:value="0.01137913405895233" office:value-type="float"/>
          <table:table-cell office:value="-0.0002718460559844975" office:value-type="float"/>
          <table:table-cell office:value="0.5020849572819093" office:value-type="float"/>
          <table:table-cell office:value="11" office:value-type="float"/>
          <table:table-cell office:value="-0.04323530197143555" office:value-type="float"/>
          <table:table-cell office:value="-0.5863994359970093" office:value-type="float"/>
          <table:table-cell office:value="-0.7591923475265503" office:value-type="float"/>
          <table:table-cell office:value="-0.07511836290359497" office:value-type="float"/>
          <table:table-cell office:value="0.05155062675476074" office:value-type="float"/>
          <table:table-cell office:value="-0.17909979820251465" office:value-type="float"/>
        </table:table-row>
        <table:table-row>
          <table:table-cell office:value="0.013106738924980165" office:value-type="float"/>
          <table:table-cell office:value="-0.008184725046157838" office:value-type="float"/>
          <table:table-cell office:value="-0.02384752094745636" office:value-type="float"/>
          <table:table-cell office:value="-0.01115971922874451" office:value-type="float"/>
          <table:table-cell office:value="0.011853538155555723" office:value-type="float"/>
          <table:table-cell office:value="-0.005761128664016724" office:value-type="float"/>
          <table:table-cell office:value="0.5405832558468051" office:value-type="float"/>
          <table:table-cell office:value="12" office:value-type="float"/>
          <table:table-cell office:value="-0.49057090282440186" office:value-type="float"/>
          <table:table-cell office:value="0.43346333503723145" office:value-type="float"/>
          <table:table-cell office:value="0.8950111865997314" office:value-type="float"/>
          <table:table-cell office:value="0.8064647912979126" office:value-type="float"/>
          <table:table-cell office:value="0.047440409660339355" office:value-type="float"/>
          <table:table-cell office:value="-0.5489282608032227" office:value-type="float"/>
        </table:table-row>
        <table:table-row>
          <table:table-cell office:value="0.020453609824180603" office:value-type="float"/>
          <table:table-cell office:value="-0.010399994850158693" office:value-type="float"/>
          <table:table-cell office:value="-0.019200413823127746" office:value-type="float"/>
          <table:table-cell office:value="-0.014180072546005252" office:value-type="float"/>
          <table:table-cell office:value="0.0029050379991531344" office:value-type="float"/>
          <table:table-cell office:value="-0.0030659508705139166" office:value-type="float"/>
          <table:table-cell office:value="0.5521070859199517" office:value-type="float"/>
          <table:table-cell office:value="13" office:value-type="float"/>
          <table:table-cell office:value="0.734687089920044" office:value-type="float"/>
          <table:table-cell office:value="-0.22152698040008545" office:value-type="float"/>
          <table:table-cell office:value="0.46471071243286133" office:value-type="float"/>
          <table:table-cell office:value="-0.3020353317260742" office:value-type="float"/>
          <table:table-cell office:value="-0.8948500156402588" office:value-type="float"/>
          <table:table-cell office:value="0.26951777935028076" office:value-type="float"/>
        </table:table-row>
        <table:table-row>
          <table:table-cell office:value="0.014468120336532593" office:value-type="float"/>
          <table:table-cell office:value="-0.003228175640106202" office:value-type="float"/>
          <table:table-cell office:value="-0.015152352452278136" office:value-type="float"/>
          <table:table-cell office:value="-0.01488076984882355" office:value-type="float"/>
          <table:table-cell office:value="0.006770249009132383" office:value-type="float"/>
          <table:table-cell office:value="-0.007998870611190798" office:value-type="float"/>
          <table:table-cell office:value="0.537232831546463" office:value-type="float"/>
          <table:table-cell office:value="14" office:value-type="float"/>
          <table:table-cell office:value="-0.598548948764801" office:value-type="float"/>
          <table:table-cell office:value="0.717181921005249" office:value-type="float"/>
          <table:table-cell office:value="0.40480613708496094" office:value-type="float"/>
          <table:table-cell office:value="-0.07006973028182983" office:value-type="float"/>
          <table:table-cell office:value="0.3865211009979248" office:value-type="float"/>
          <table:table-cell office:value="-0.493291974067688" office:value-type="float"/>
        </table:table-row>
        <table:table-row>
          <table:table-cell office:value="0.020694695711135865" office:value-type="float"/>
          <table:table-cell office:value="-0.0034484004974365246" office:value-type="float"/>
          <table:table-cell office:value="-0.012505258917808532" office:value-type="float"/>
          <table:table-cell office:value="-0.018812427520751955" office:value-type="float"/>
          <table:table-cell office:value="0.0017072629928588847" office:value-type="float"/>
          <table:table-cell office:value="-0.015821754932403564" office:value-type="float"/>
          <table:table-cell office:value="0.504295860280085" office:value-type="float"/>
          <table:table-cell office:value="15" office:value-type="float"/>
          <table:table-cell office:value="0.6226575374603271" office:value-type="float"/>
          <table:table-cell office:value="-0.022022485733032227" office:value-type="float"/>
          <table:table-cell office:value="0.26470935344696045" office:value-type="float"/>
          <table:table-cell office:value="-0.3931657671928406" office:value-type="float"/>
          <table:table-cell office:value="-0.5062986016273499" office:value-type="float"/>
          <table:table-cell office:value="-0.7822884321212769" office:value-type="float"/>
        </table:table-row>
        <table:table-row>
          <table:table-cell office:value="0.014738051891326903" office:value-type="float"/>
          <table:table-cell office:value="-0.011909424066543581" office:value-type="float"/>
          <table:table-cell office:value="-0.02099312603473663" office:value-type="float"/>
          <table:table-cell office:value="-0.0236797833442688" office:value-type="float"/>
          <table:table-cell office:value="-0.004524067640304568" office:value-type="float"/>
          <table:table-cell office:value="-0.007121782302856445" office:value-type="float"/>
          <table:table-cell office:value="0.5203916012552111" office:value-type="float"/>
          <table:table-cell office:value="16" office:value-type="float"/>
          <table:table-cell office:value="-0.595664381980896" office:value-type="float"/>
          <table:table-cell office:value="-0.8461023569107056" office:value-type="float"/>
          <table:table-cell office:value="-0.8487867116928101" office:value-type="float"/>
          <table:table-cell office:value="-0.48673558235168457" office:value-type="float"/>
          <table:table-cell office:value="-0.6231330633163452" office:value-type="float"/>
          <table:table-cell office:value="0.8699972629547119" office:value-type="float"/>
        </table:table-row>
        <table:table-row>
          <table:table-cell office:value="0.02461081027984619" office:value-type="float"/>
          <table:table-cell office:value="-0.008615034818649295" office:value-type="float"/>
          <table:table-cell office:value="-0.029509301185607906" office:value-type="float"/>
          <table:table-cell office:value="-0.01713907837867737" office:value-type="float"/>
          <table:table-cell office:value="0.005047777891159056" office:value-type="float"/>
          <table:table-cell office:value="-0.010631773471832275" office:value-type="float"/>
          <table:table-cell office:value="0.48179856571432506" office:value-type="float"/>
          <table:table-cell office:value="17" office:value-type="float"/>
          <table:table-cell office:value="0.9872758388519287" office:value-type="float"/>
          <table:table-cell office:value="0.3294389247894287" office:value-type="float"/>
          <table:table-cell office:value="-0.8516175150871277" office:value-type="float"/>
          <table:table-cell office:value="0.6540704965591431" office:value-type="float"/>
          <table:table-cell office:value="0.9571845531463623" office:value-type="float"/>
          <table:table-cell office:value="-0.350999116897583" office:value-type="float"/>
        </table:table-row>
        <table:table-row>
          <table:table-cell office:value="0.031870698928833006" office:value-type="float"/>
          <table:table-cell office:value="-0.015123136043548587" office:value-type="float"/>
          <table:table-cell office:value="-0.03150667130947113" office:value-type="float"/>
          <table:table-cell office:value="-0.026257506012916567" office:value-type="float"/>
          <table:table-cell office:value="0.012675931453704832" office:value-type="float"/>
          <table:table-cell office:value="-0.014260330200195313" office:value-type="float"/>
          <table:table-cell office:value="0.42989499834481326" office:value-type="float"/>
          <table:table-cell office:value="18" office:value-type="float"/>
          <table:table-cell office:value="0.7259888648986816" office:value-type="float"/>
          <table:table-cell office:value="-0.6508101224899292" office:value-type="float"/>
          <table:table-cell office:value="-0.19973701238632202" office:value-type="float"/>
          <table:table-cell office:value="-0.9118427634239197" office:value-type="float"/>
          <table:table-cell office:value="0.7628153562545776" office:value-type="float"/>
          <table:table-cell office:value="-0.3628556728363037" office:value-type="float"/>
        </table:table-row>
        <table:table-row>
          <table:table-cell office:value="0.026929504871368408" office:value-type="float"/>
          <table:table-cell office:value="-0.023539828658103945" office:value-type="float"/>
          <table:table-cell office:value="-0.026029239296913146" office:value-type="float"/>
          <table:table-cell office:value="-0.03268802583217621" office:value-type="float"/>
          <table:table-cell office:value="0.0041642105579376195" office:value-type="float"/>
          <table:table-cell office:value="-0.01514057755470276" office:value-type="float"/>
          <table:table-cell office:value="0.44994837512569114" office:value-type="float"/>
          <table:table-cell office:value="19" office:value-type="float"/>
          <table:table-cell office:value="-0.49411940574645996" office:value-type="float"/>
          <table:table-cell office:value="-0.8416692614555359" office:value-type="float"/>
          <table:table-cell office:value="0.5477432012557983" office:value-type="float"/>
          <table:table-cell office:value="-0.6430519819259644" office:value-type="float"/>
          <table:table-cell office:value="-0.8511720895767212" office:value-type="float"/>
          <table:table-cell office:value="-0.08802473545074463" office:value-type="float"/>
        </table:table-row>
        <table:table-row>
          <table:table-cell office:value="0.029053328037261964" office:value-type="float"/>
          <table:table-cell office:value="-0.03164206743240357" office:value-type="float"/>
          <table:table-cell office:value="-0.03173104166984558" office:value-type="float"/>
          <table:table-cell office:value="-0.02397970616817475" office:value-type="float"/>
          <table:table-cell office:value="0.007032967805862425" office:value-type="float"/>
          <table:table-cell office:value="-0.015838070511817934" office:value-type="float"/>
          <table:table-cell office:value="0.45480389274475225" office:value-type="float"/>
          <table:table-cell office:value="20" office:value-type="float"/>
          <table:table-cell office:value="0.21238231658935547" office:value-type="float"/>
          <table:table-cell office:value="-0.8102238774299622" office:value-type="float"/>
          <table:table-cell office:value="-0.5701802372932434" office:value-type="float"/>
          <table:table-cell office:value="0.8708319664001465" office:value-type="float"/>
          <table:table-cell office:value="0.28687572479248047" office:value-type="float"/>
          <table:table-cell office:value="-0.06974929571151733" office:value-type="float"/>
        </table:table-row>
        <table:table-row>
          <table:table-cell office:value="0.029518457651138308" office:value-type="float"/>
          <table:table-cell office:value="-0.02546523213386536" office:value-type="float"/>
          <table:table-cell office:value="-0.023480292558670048" office:value-type="float"/>
          <table:table-cell office:value="-0.030087129473686223" office:value-type="float"/>
          <table:table-cell office:value="0.005685468912124632" office:value-type="float"/>
          <table:table-cell office:value="-0.011402793526649477" office:value-type="float"/>
          <table:table-cell office:value="0.4696823374878509" office:value-type="float"/>
          <table:table-cell office:value="21" office:value-type="float"/>
          <table:table-cell office:value="0.04651296138763428" office:value-type="float"/>
          <table:table-cell office:value="0.6176835298538208" office:value-type="float"/>
          <table:table-cell office:value="0.8250749111175537" office:value-type="float"/>
          <table:table-cell office:value="-0.6107423305511475" office:value-type="float"/>
          <table:table-cell office:value="-0.1347498893737793" office:value-type="float"/>
          <table:table-cell office:value="0.4435276985168457" office:value-type="float"/>
        </table:table-row>
        <table:table-row>
          <table:table-cell office:value="0.025042965412139895" office:value-type="float"/>
          <table:table-cell office:value="-0.033356745243072514" office:value-type="float"/>
          <table:table-cell office:value="-0.028811230659484866" office:value-type="float"/>
          <table:table-cell office:value="-0.032184644937515265" office:value-type="float"/>
          <table:table-cell office:value="0.0025732845067977885" office:value-type="float"/>
          <table:table-cell office:value="-0.019177959561347963" office:value-type="float"/>
          <table:table-cell office:value="0.44150998799652974" office:value-type="float"/>
          <table:table-cell office:value="22" office:value-type="float"/>
          <table:table-cell office:value="-0.4475492238998413" office:value-type="float"/>
          <table:table-cell office:value="-0.7891513109207153" office:value-type="float"/>
          <table:table-cell office:value="-0.5330938100814819" office:value-type="float"/>
          <table:table-cell office:value="-0.20975154638290405" office:value-type="float"/>
          <table:table-cell office:value="-0.3112184405326843" office:value-type="float"/>
          <table:table-cell office:value="-0.7775166034698486" office:value-type="float"/>
        </table:table-row>
        <table:table-row>
          <table:table-cell office:value="0.02996548891067505" office:value-type="float"/>
          <table:table-cell office:value="-0.03025101184844971" office:value-type="float"/>
          <table:table-cell office:value="-0.023855235576629642" office:value-type="float"/>
          <table:table-cell office:value="-0.039671191573143014" office:value-type="float"/>
          <table:table-cell office:value="-0.005656256675720218" office:value-type="float"/>
          <table:table-cell office:value="-0.019883154630661013" office:value-type="float"/>
          <table:table-cell office:value="0.42112483311432797" office:value-type="float"/>
          <table:table-cell office:value="23" office:value-type="float"/>
          <table:table-cell office:value="0.4922523498535156" office:value-type="float"/>
          <table:table-cell office:value="0.3105733394622803" office:value-type="float"/>
          <table:table-cell office:value="0.49559950828552246" office:value-type="float"/>
          <table:table-cell office:value="-0.7486546635627747" office:value-type="float"/>
          <table:table-cell office:value="-0.8229541182518005" office:value-type="float"/>
          <table:table-cell office:value="-0.07051950693130493" office:value-type="float"/>
        </table:table-row>
        <table:table-row>
          <table:table-cell office:value="0.0364768648147583" office:value-type="float"/>
          <table:table-cell office:value="-0.03869144260883332" office:value-type="float"/>
          <table:table-cell office:value="-0.03254717707633972" office:value-type="float"/>
          <table:table-cell office:value="-0.03702768027782441" office:value-type="float"/>
          <table:table-cell office:value="-0.004389120340347293" office:value-type="float"/>
          <table:table-cell office:value="-0.019483188390731813" office:value-type="float"/>
          <table:table-cell office:value="0.38669269251262883" office:value-type="float"/>
          <table:table-cell office:value="24" office:value-type="float"/>
          <table:table-cell office:value="0.6511375904083252" office:value-type="float"/>
          <table:table-cell office:value="-0.8440430760383606" office:value-type="float"/>
          <table:table-cell office:value="-0.8691941499710083" office:value-type="float"/>
          <table:table-cell office:value="0.26435112953186035" office:value-type="float"/>
          <table:table-cell office:value="0.12671363353729248" office:value-type="float"/>
          <table:table-cell office:value="0.03999662399291992" office:value-type="float"/>
        </table:table-row>
        <table:table-row>
          <table:table-cell office:value="0.04393125772476196" office:value-type="float"/>
          <table:table-cell office:value="-0.045059935450553895" office:value-type="float"/>
          <table:table-cell office:value="-0.03150079727172852" office:value-type="float"/>
          <table:table-cell office:value="-0.04148203372955323" office:value-type="float"/>
          <table:table-cell office:value="-0.0025230896472930933" office:value-type="float"/>
          <table:table-cell office:value="-0.021435548067092896" office:value-type="float"/>
          <table:table-cell office:value="0.3470710969216345" office:value-type="float"/>
          <table:table-cell office:value="25" office:value-type="float"/>
          <table:table-cell office:value="0.7454392910003662" office:value-type="float"/>
          <table:table-cell office:value="-0.6368492841720581" office:value-type="float"/>
          <table:table-cell office:value="0.1046379804611206" office:value-type="float"/>
          <table:table-cell office:value="-0.4454353451728821" office:value-type="float"/>
          <table:table-cell office:value="0.18660306930541992" office:value-type="float"/>
          <table:table-cell office:value="-0.1952359676361084" office:value-type="float"/>
        </table:table-row>
        <table:table-row>
          <table:table-cell office:value="0.03729645371437072" office:value-type="float"/>
          <table:table-cell office:value="-0.04151985824108124" office:value-type="float"/>
          <table:table-cell office:value="-0.025145716667175296" office:value-type="float"/>
          <table:table-cell office:value="-0.039170173406600964" office:value-type="float"/>
          <table:table-cell office:value="0.0011118555068969703" office:value-type="float"/>
          <table:table-cell office:value="-0.018988620042800903" office:value-type="float"/>
          <table:table-cell office:value="0.39844088661396404" office:value-type="float"/>
          <table:table-cell office:value="26" office:value-type="float"/>
          <table:table-cell office:value="-0.6634804010391235" office:value-type="float"/>
          <table:table-cell office:value="0.3540077209472656" office:value-type="float"/>
          <table:table-cell office:value="0.6355080604553223" office:value-type="float"/>
          <table:table-cell office:value="0.23118603229522705" office:value-type="float"/>
          <table:table-cell office:value="0.36349451541900635" office:value-type="float"/>
          <table:table-cell office:value="0.24469280242919922" office:value-type="float"/>
        </table:table-row>
        <table:table-row>
          <table:table-cell office:value="0.03196727871894836" office:value-type="float"/>
          <table:table-cell office:value="-0.048537285923957826" office:value-type="float"/>
          <table:table-cell office:value="-0.03347194075584412" office:value-type="float"/>
          <table:table-cell office:value="-0.03167117714881898" office:value-type="float"/>
          <table:table-cell office:value="-0.00531714975833893" office:value-type="float"/>
          <table:table-cell office:value="-0.01265741229057312" office:value-type="float"/>
          <table:table-cell office:value="0.42063681572925615" office:value-type="float"/>
          <table:table-cell office:value="27" office:value-type="float"/>
          <table:table-cell office:value="-0.5329174995422363" office:value-type="float"/>
          <table:table-cell office:value="-0.7017427682876587" office:value-type="float"/>
          <table:table-cell office:value="-0.8326224088668823" office:value-type="float"/>
          <table:table-cell office:value="0.7498996257781982" office:value-type="float"/>
          <table:table-cell office:value="-0.6429005265235901" office:value-type="float"/>
          <table:table-cell office:value="0.6331207752227783" office:value-type="float"/>
        </table:table-row>
        <table:table-row>
          <table:table-cell office:value="0.0413064169883728" office:value-type="float"/>
          <table:table-cell office:value="-0.03862376630306244" office:value-type="float"/>
          <table:table-cell office:value="-0.02596198439598084" office:value-type="float"/>
          <table:table-cell office:value="-0.033962045311927806" office:value-type="float"/>
          <table:table-cell office:value="-0.011692054271698001" office:value-type="float"/>
          <table:table-cell office:value="-0.0028391611576080306" office:value-type="float"/>
          <table:table-cell office:value="0.43780501618635753" office:value-type="float"/>
          <table:table-cell office:value="28" office:value-type="float"/>
          <table:table-cell office:value="0.9339138269424438" office:value-type="float"/>
          <table:table-cell office:value="0.9913519620895386" office:value-type="float"/>
          <table:table-cell office:value="0.7509956359863281" office:value-type="float"/>
          <table:table-cell office:value="-0.22908681631088257" office:value-type="float"/>
          <table:table-cell office:value="-0.637490451335907" office:value-type="float"/>
          <table:table-cell office:value="0.9818251132965088" office:value-type="float"/>
        </table:table-row>
        <table:table-row>
          <table:table-cell office:value="0.032477560043334956" office:value-type="float"/>
          <table:table-cell office:value="-0.04486834585666657" office:value-type="float"/>
          <table:table-cell office:value="-0.022421051263809208" office:value-type="float"/>
          <table:table-cell office:value="-0.029596866965293893" office:value-type="float"/>
          <table:table-cell office:value="-0.006449651718139652" office:value-type="float"/>
          <table:table-cell office:value="-0.0039059764146804794" office:value-type="float"/>
          <table:table-cell office:value="0.48238980899121864" office:value-type="float"/>
          <table:table-cell office:value="29" office:value-type="float"/>
          <table:table-cell office:value="-0.8828856945037842" office:value-type="float"/>
          <table:table-cell office:value="-0.6244579553604126" office:value-type="float"/>
          <table:table-cell office:value="0.3540933132171631" office:value-type="float"/>
          <table:table-cell office:value="0.4365178346633911" office:value-type="float"/>
          <table:table-cell office:value="0.524240255355835" office:value-type="float"/>
          <table:table-cell office:value="-0.10668152570724487" office:value-type="float"/>
        </table:table-row>
        <table:table-row>
          <table:table-cell office:value="0.03171042740345001" office:value-type="float"/>
          <table:table-cell office:value="-0.045210412740707404" office:value-type="float"/>
          <table:table-cell office:value="-0.029692770242691045" office:value-type="float"/>
          <table:table-cell office:value="-0.03106731593608857" office:value-type="float"/>
          <table:table-cell office:value="-0.009098920822143558" office:value-type="float"/>
          <table:table-cell office:value="0.0023205214738845842" office:value-type="float"/>
          <table:table-cell office:value="0.46900631755465166" office:value-type="float"/>
          <table:table-cell office:value="30" office:value-type="float"/>
          <table:table-cell office:value="-0.07671326398849487" office:value-type="float"/>
          <table:table-cell office:value="-0.03420668840408325" office:value-type="float"/>
          <table:table-cell office:value="-0.7271718978881836" office:value-type="float"/>
          <table:table-cell office:value="-0.14704489707946777" office:value-type="float"/>
          <table:table-cell office:value="-0.2649269104003906" office:value-type="float"/>
          <table:table-cell office:value="0.6226497888565063" office:value-type="float"/>
        </table:table-row>
        <table:table-row>
          <table:table-cell office:value="0.03392328202724457" office:value-type="float"/>
          <table:table-cell office:value="-0.04453433156013489" office:value-type="float"/>
          <table:table-cell office:value="-0.03526041686534882" office:value-type="float"/>
          <table:table-cell office:value="-0.027933014035224923" office:value-type="float"/>
          <table:table-cell office:value="-0.014592870473861697" office:value-type="float"/>
          <table:table-cell office:value="0.011472697854042056" office:value-type="float"/>
          <table:table-cell office:value="0.47122819420608586" office:value-type="float"/>
          <table:table-cell office:value="31" office:value-type="float"/>
          <table:table-cell office:value="0.22128546237945557" office:value-type="float"/>
          <table:table-cell office:value="0.06760811805725098" office:value-type="float"/>
          <table:table-cell office:value="-0.5567646622657776" office:value-type="float"/>
          <table:table-cell office:value="0.31343019008636475" office:value-type="float"/>
          <table:table-cell office:value="-0.549394965171814" office:value-type="float"/>
          <table:table-cell office:value="0.9152176380157471" office:value-type="float"/>
        </table:table-row>
        <table:table-row>
          <table:table-cell office:value="0.02563384413719177" office:value-type="float"/>
          <table:table-cell office:value="-0.05" office:value-type="float"/>
          <table:table-cell office:value="-0.03478759944438935" office:value-type="float"/>
          <table:table-cell office:value="-0.019086578488349923" office:value-type="float"/>
          <table:table-cell office:value="-0.014594332575798038" office:value-type="float"/>
          <table:table-cell office:value="0.020243801474571232" office:value-type="float"/>
          <table:table-cell office:value="0.5289489370232364" office:value-type="float"/>
          <table:table-cell office:value="32" office:value-type="float"/>
          <table:table-cell office:value="-0.8289437890052795" office:value-type="float"/>
          <table:table-cell office:value="-0.5664874315261841" office:value-type="float"/>
          <table:table-cell office:value="0.047281742095947266" office:value-type="float"/>
          <table:table-cell office:value="0.8846435546875" office:value-type="float"/>
          <table:table-cell office:value="-0.0001462101936340332" office:value-type="float"/>
          <table:table-cell office:value="0.8771103620529175" office:value-type="float"/>
        </table:table-row>
        <table:table-row>
          <table:table-cell office:value="0.028273535966873167" office:value-type="float"/>
          <table:table-cell office:value="-0.05" office:value-type="float"/>
          <table:table-cell office:value="-0.04250009894371033" office:value-type="float"/>
          <table:table-cell office:value="-0.02016036272048951" office:value-type="float"/>
          <table:table-cell office:value="-0.0152047473192215" office:value-type="float"/>
          <table:table-cell office:value="0.01096903741359711" office:value-type="float"/>
          <table:table-cell office:value="0.48058747378509614" office:value-type="float"/>
          <table:table-cell office:value="33" office:value-type="float"/>
          <table:table-cell office:value="0.26396918296813965" office:value-type="float"/>
          <table:table-cell office:value="-0.31662505865097046" office:value-type="float"/>
          <table:table-cell office:value="-0.7712499499320984" office:value-type="float"/>
          <table:table-cell office:value="-0.10737842321395874" office:value-type="float"/>
          <table:table-cell office:value="-0.06104147434234619" office:value-type="float"/>
          <table:table-cell office:value="-0.9274764060974121" office:value-type="float"/>
        </table:table-row>
        <table:table-row>
          <table:table-cell office:value="0.022085507512092588" office:value-type="float"/>
          <table:table-cell office:value="-0.05" office:value-type="float"/>
          <table:table-cell office:value="-0.04038398742675782" office:value-type="float"/>
          <table:table-cell office:value="-0.02970465064048768" office:value-type="float"/>
          <table:table-cell office:value="-0.008564684987068178" office:value-type="float"/>
          <table:table-cell office:value="0.010229570269584659" office:value-type="float"/>
          <table:table-cell office:value="0.464686145626993" office:value-type="float"/>
          <table:table-cell office:value="34" office:value-type="float"/>
          <table:table-cell office:value="-0.6188028454780579" office:value-type="float"/>
          <table:table-cell office:value="-0.9203177690505981" office:value-type="float"/>
          <table:table-cell office:value="0.21161115169525146" office:value-type="float"/>
          <table:table-cell office:value="-0.9544287919998169" office:value-type="float"/>
          <table:table-cell office:value="0.664006233215332" office:value-type="float"/>
          <table:table-cell office:value="-0.07394671440124512" office:value-type="float"/>
        </table:table-row>
        <table:table-row>
          <table:table-cell office:value="0.018088896870613096" office:value-type="float"/>
          <table:table-cell office:value="-0.05" office:value-type="float"/>
          <table:table-cell office:value="-0.03675846934318543" office:value-type="float"/>
          <table:table-cell office:value="-0.022660366296768198" office:value-type="float"/>
          <table:table-cell office:value="-0.007616921067237856" office:value-type="float"/>
          <table:table-cell office:value="0.010616205334663394" office:value-type="float"/>
          <table:table-cell office:value="0.5097275185324905" office:value-type="float"/>
          <table:table-cell office:value="35" office:value-type="float"/>
          <table:table-cell office:value="-0.3996610641479492" office:value-type="float"/>
          <table:table-cell office:value="-0.6044051051139832" office:value-type="float"/>
          <table:table-cell office:value="0.36255180835723877" office:value-type="float"/>
          <table:table-cell office:value="0.7044284343719482" office:value-type="float"/>
          <table:table-cell office:value="0.09477639198303223" office:value-type="float"/>
          <table:table-cell office:value="0.038663506507873535" office:value-type="float"/>
        </table:table-row>
        <table:table-row>
          <table:table-cell office:value="0.025702701210975645" office:value-type="float"/>
          <table:table-cell office:value="-0.05" office:value-type="float"/>
          <table:table-cell office:value="-0.043907651901245126" office:value-type="float"/>
          <table:table-cell office:value="-0.023461204171180736" office:value-type="float"/>
          <table:table-cell office:value="-0.015896125435829165" office:value-type="float"/>
          <table:table-cell office:value="0.005233976840972904" office:value-type="float"/>
          <table:table-cell office:value="0.45785458413511504" office:value-type="float"/>
          <table:table-cell office:value="36" office:value-type="float"/>
          <table:table-cell office:value="0.7613804340362549" office:value-type="float"/>
          <table:table-cell office:value="-0.467207670211792" office:value-type="float"/>
          <table:table-cell office:value="-0.7149182558059692" office:value-type="float"/>
          <table:table-cell office:value="-0.08008378744125366" office:value-type="float"/>
          <table:table-cell office:value="-0.8279204368591309" office:value-type="float"/>
          <table:table-cell office:value="-0.5382228493690491" office:value-type="float"/>
        </table:table-row>
        <table:table-row>
          <table:table-cell office:value="0.032165949940681456" office:value-type="float"/>
          <table:table-cell office:value="-0.0496572744846344" office:value-type="float"/>
          <table:table-cell office:value="-0.04358182430267335" office:value-type="float"/>
          <table:table-cell office:value="-0.0327723789215088" office:value-type="float"/>
          <table:table-cell office:value="-0.018433958888053895" office:value-type="float"/>
          <table:table-cell office:value="0.008397343158721928" office:value-type="float"/>
          <table:table-cell office:value="0.418313625884653" office:value-type="float"/>
          <table:table-cell office:value="37" office:value-type="float"/>
          <table:table-cell office:value="0.646324872970581" office:value-type="float"/>
          <table:table-cell office:value="0.03427255153656006" office:value-type="float"/>
          <table:table-cell office:value="0.032582759857177734" office:value-type="float"/>
          <table:table-cell office:value="-0.9311174750328064" office:value-type="float"/>
          <table:table-cell office:value="-0.25378334522247314" office:value-type="float"/>
          <table:table-cell office:value="0.31633663177490234" office:value-type="float"/>
        </table:table-row>
        <table:table-row>
          <table:table-cell office:value="0.03415264427661895" office:value-type="float"/>
          <table:table-cell office:value="-0.05" office:value-type="float"/>
          <table:table-cell office:value="-0.045875290036201485" office:value-type="float"/>
          <table:table-cell office:value="-0.02768573164939881" office:value-type="float"/>
          <table:table-cell office:value="-0.009177846312522888" office:value-type="float"/>
          <table:table-cell office:value="0.007561734318733219" office:value-type="float"/>
          <table:table-cell office:value="0.4280530566100588" office:value-type="float"/>
          <table:table-cell office:value="38" office:value-type="float"/>
          <table:table-cell office:value="0.19866943359375" office:value-type="float"/>
          <table:table-cell office:value="-0.5910239815711975" office:value-type="float"/>
          <table:table-cell office:value="-0.22934657335281372" office:value-type="float"/>
          <table:table-cell office:value="0.5086647272109985" office:value-type="float"/>
          <table:table-cell office:value="0.9256112575531006" office:value-type="float"/>
          <table:table-cell office:value="-0.08356088399887085" office:value-type="float"/>
        </table:table-row>
        <table:table-row>
          <table:table-cell office:value="0.02770482242107391" office:value-type="float"/>
          <table:table-cell office:value="-0.04968696475028992" office:value-type="float"/>
          <table:table-cell office:value="-0.043684340119361884" office:value-type="float"/>
          <table:table-cell office:value="-0.022886133193969732" office:value-type="float"/>
          <table:table-cell office:value="-0.009033027291297912" office:value-type="float"/>
          <table:table-cell office:value="0.0026112502813339274" office:value-type="float"/>
          <table:table-cell office:value="0.45572191022683795" office:value-type="float"/>
          <table:table-cell office:value="39" office:value-type="float"/>
          <table:table-cell office:value="-0.6447821855545044" office:value-type="float"/>
          <table:table-cell office:value="0.0313035249710083" office:value-type="float"/>
          <table:table-cell office:value="0.21909499168395996" office:value-type="float"/>
          <table:table-cell office:value="0.4799598455429077" office:value-type="float"/>
          <table:table-cell office:value="0.014481902122497559" office:value-type="float"/>
          <table:table-cell office:value="-0.4950484037399292" office:value-type="float"/>
        </table:table-row>
        <table:table-row>
          <table:table-cell office:value="0.02090888381004333" office:value-type="float"/>
          <table:table-cell office:value="-0.04867165565490723" office:value-type="float"/>
          <table:table-cell office:value="-0.03482632696628571" office:value-type="float"/>
          <table:table-cell office:value="-0.027237286567687993" office:value-type="float"/>
          <table:table-cell office:value="-0.012651916146278381" office:value-type="float"/>
          <table:table-cell office:value="-0.0010501700639724693" office:value-type="float"/>
          <table:table-cell office:value="0.47515622748037806" office:value-type="float"/>
          <table:table-cell office:value="40" office:value-type="float"/>
          <table:table-cell office:value="-0.6795938611030579" office:value-type="float"/>
          <table:table-cell office:value="0.10153090953826904" office:value-type="float"/>
          <table:table-cell office:value="0.8858013153076172" office:value-type="float"/>
          <table:table-cell office:value="-0.43511533737182617" office:value-type="float"/>
          <table:table-cell office:value="-0.3618888854980469" office:value-type="float"/>
          <table:table-cell office:value="-0.36614203453063965" office:value-type="float"/>
        </table:table-row>
        <table:table-row>
          <table:table-cell office:value="0.014057654142379757" office:value-type="float"/>
          <table:table-cell office:value="-0.05" office:value-type="float"/>
          <table:table-cell office:value="-0.03223755896091462" office:value-type="float"/>
          <table:table-cell office:value="-0.026267207860946662" office:value-type="float"/>
          <table:table-cell office:value="-0.010283204913139343" office:value-type="float"/>
          <table:table-cell office:value="-0.0026329100131988487" office:value-type="float"/>
          <table:table-cell office:value="0.49246105874104373" office:value-type="float"/>
          <table:table-cell office:value="41" office:value-type="float"/>
          <table:table-cell office:value="-0.6851229667663574" office:value-type="float"/>
          <table:table-cell office:value="-0.6501728892326355" office:value-type="float"/>
          <table:table-cell office:value="0.2588768005371094" office:value-type="float"/>
          <table:table-cell office:value="0.0970078706741333" office:value-type="float"/>
          <table:table-cell office:value="0.2368711233139038" office:value-type="float"/>
          <table:table-cell office:value="-0.15827399492263794" office:value-type="float"/>
        </table:table-row>
        <table:table-row>
          <table:table-cell office:value="0.012614409327507015" office:value-type="float"/>
          <table:table-cell office:value="-0.05" office:value-type="float"/>
          <table:table-cell office:value="-0.036071915030479434" office:value-type="float"/>
          <table:table-cell office:value="-0.021821817159652715" office:value-type="float"/>
          <table:table-cell office:value="-0.008748812079429626" office:value-type="float"/>
          <table:table-cell office:value="0.0017278814315795938" office:value-type="float"/>
          <table:table-cell office:value="0.5045522059888915" office:value-type="float"/>
          <table:table-cell office:value="42" office:value-type="float"/>
          <table:table-cell office:value="-0.14432448148727417" office:value-type="float"/>
          <table:table-cell office:value="-0.777616024017334" office:value-type="float"/>
          <table:table-cell office:value="-0.38343560695648193" office:value-type="float"/>
          <table:table-cell office:value="0.44453907012939453" office:value-type="float"/>
          <table:table-cell office:value="0.15343928337097168" office:value-type="float"/>
          <table:table-cell office:value="0.43607914447784424" office:value-type="float"/>
        </table:table-row>
        <table:table-row>
          <table:table-cell office:value="0.008798162341117854" office:value-type="float"/>
          <table:table-cell office:value="-0.04146836042404175" office:value-type="float"/>
          <table:table-cell office:value="-0.043806958198547366" office:value-type="float"/>
          <table:table-cell office:value="-0.024742870926857" office:value-type="float"/>
          <table:table-cell office:value="-0.00841823637485504" office:value-type="float"/>
          <table:table-cell office:value="-0.004084837436676022" office:value-type="float"/>
          <table:table-cell office:value="0.463695992583209" office:value-type="float"/>
          <table:table-cell office:value="43" office:value-type="float"/>
          <table:table-cell office:value="-0.381624698638916" office:value-type="float"/>
          <table:table-cell office:value="0.8531639575958252" office:value-type="float"/>
          <table:table-cell office:value="-0.7735043168067932" office:value-type="float"/>
          <table:table-cell office:value="-0.29210537672042847" office:value-type="float"/>
          <table:table-cell office:value="0.033057570457458496" office:value-type="float"/>
          <table:table-cell office:value="-0.5812718868255615" office:value-type="float"/>
        </table:table-row>
        <table:table-row>
          <table:table-cell office:value="0.006571055054664607" office:value-type="float"/>
          <table:table-cell office:value="-0.045155118703842166" office:value-type="float"/>
          <table:table-cell office:value="-0.048766514062881475" office:value-type="float"/>
          <table:table-cell office:value="-0.034319421052932744" office:value-type="float"/>
          <table:table-cell office:value="-0.0047816532850265495" office:value-type="float"/>
          <table:table-cell office:value="0.004591946601867679" office:value-type="float"/>
          <table:table-cell office:value="0.42631332726814775" office:value-type="float"/>
          <table:table-cell office:value="44" office:value-type="float"/>
          <table:table-cell office:value="-0.2227107286453247" office:value-type="float"/>
          <table:table-cell office:value="-0.3686758279800415" office:value-type="float"/>
          <table:table-cell office:value="-0.49595558643341064" office:value-type="float"/>
          <table:table-cell office:value="-0.9576550126075745" office:value-type="float"/>
          <table:table-cell office:value="0.3636583089828491" office:value-type="float"/>
          <table:table-cell office:value="0.8676784038543701" office:value-type="float"/>
        </table:table-row>
        <table:table-row>
          <table:table-cell office:value="0.005560793876647945" office:value-type="float"/>
          <table:table-cell office:value="-0.041105266809463505" office:value-type="float"/>
          <table:table-cell office:value="-0.05" office:value-type="float"/>
          <table:table-cell office:value="-0.029393316507339482" office:value-type="float"/>
          <table:table-cell office:value="-0.011373929977416992" office:value-type="float"/>
          <table:table-cell office:value="0.0038964456319808996" office:value-type="float"/>
          <table:table-cell office:value="0.439697498506526" office:value-type="float"/>
          <table:table-cell office:value="45" office:value-type="float"/>
          <table:table-cell office:value="-0.10102611780166626" office:value-type="float"/>
          <table:table-cell office:value="0.4049851894378662" office:value-type="float"/>
          <table:table-cell office:value="-0.7225398421287537" office:value-type="float"/>
          <table:table-cell office:value="0.49261045455932617" office:value-type="float"/>
          <table:table-cell office:value="-0.6592276692390442" office:value-type="float"/>
          <table:table-cell office:value="-0.06955009698867798" office:value-type="float"/>
        </table:table-row>
        <table:table-row>
          <table:table-cell office:value="0.013847627639770503" office:value-type="float"/>
          <table:table-cell office:value="-0.03589474201202393" office:value-type="float"/>
          <table:table-cell office:value="-0.04329868316650391" office:value-type="float"/>
          <table:table-cell office:value="-0.02774808049201966" office:value-type="float"/>
          <table:table-cell office:value="-0.018558612465858458" office:value-type="float"/>
          <table:table-cell office:value="-0.00235535383224487" office:value-type="float"/>
          <table:table-cell office:value="0.4530945183525199" office:value-type="float"/>
          <table:table-cell office:value="46" office:value-type="float"/>
          <table:table-cell office:value="0.8286833763122559" office:value-type="float"/>
          <table:table-cell office:value="0.5210524797439575" office:value-type="float"/>
          <table:table-cell office:value="0.6701316833496094" office:value-type="float"/>
          <table:table-cell office:value="0.16452360153198242" office:value-type="float"/>
          <table:table-cell office:value="-0.7184682488441467" office:value-type="float"/>
          <table:table-cell office:value="-0.6251799464225769" office:value-type="float"/>
        </table:table-row>
        <table:table-row>
          <table:table-cell office:value="0.008508420586585994" office:value-type="float"/>
          <table:table-cell office:value="-0.044027738571167" office:value-type="float"/>
          <table:table-cell office:value="-0.0366410505771637" office:value-type="float"/>
          <table:table-cell office:value="-0.026792327165603643" office:value-type="float"/>
          <table:table-cell office:value="-0.013822852969169616" office:value-type="float"/>
          <table:table-cell office:value="0.0006253361701965363" office:value-type="float"/>
          <table:table-cell office:value="0.4908312534271872" office:value-type="float"/>
          <table:table-cell office:value="47" office:value-type="float"/>
          <table:table-cell office:value="-0.5339207053184509" office:value-type="float"/>
          <table:table-cell office:value="-0.8132996559143066" office:value-type="float"/>
          <table:table-cell office:value="0.665763258934021" office:value-type="float"/>
          <table:table-cell office:value="0.09557533264160156" office:value-type="float"/>
          <table:table-cell office:value="0.4735759496688843" office:value-type="float"/>
          <table:table-cell office:value="0.2980690002441406" office:value-type="float"/>
        </table:table-row>
        <table:table-row>
          <table:table-cell office:value="0.007888796925544735" office:value-type="float"/>
          <table:table-cell office:value="-0.042494046688079844" office:value-type="float"/>
          <table:table-cell office:value="-0.043692339658737187" office:value-type="float"/>
          <table:table-cell office:value="-0.019763346910476688" office:value-type="float"/>
          <table:table-cell office:value="-0.023171393275260924" office:value-type="float"/>
          <table:table-cell office:value="-0.008276726603507993" office:value-type="float"/>
          <table:table-cell office:value="0.4618110708463409" office:value-type="float"/>
          <table:table-cell office:value="48" office:value-type="float"/>
          <table:table-cell office:value="-0.06196236610412598" office:value-type="float"/>
          <table:table-cell office:value="0.15336918830871582" office:value-type="float"/>
          <table:table-cell office:value="-0.7051289081573486" office:value-type="float"/>
          <table:table-cell office:value="0.7028980255126953" office:value-type="float"/>
          <table:table-cell office:value="-0.9348540306091309" office:value-type="float"/>
          <table:table-cell office:value="-0.8902062773704529" office:value-type="float"/>
        </table:table-row>
        <table:table-row>
          <table:table-cell office:value="0.01512826025485992" office:value-type="float"/>
          <table:table-cell office:value="-0.036123955249786385" office:value-type="float"/>
          <table:table-cell office:value="-0.04843083500862122" office:value-type="float"/>
          <table:table-cell office:value="-0.020594759583473208" office:value-type="float"/>
          <table:table-cell office:value="-0.02734793365001678" office:value-type="float"/>
          <table:table-cell office:value="-0.004434655308723447" office:value-type="float"/>
          <table:table-cell office:value="0.44266822416451557" office:value-type="float"/>
          <table:table-cell office:value="49" office:value-type="float"/>
          <table:table-cell office:value="0.7239463329315186" office:value-type="float"/>
          <table:table-cell office:value="0.6370091438293457" office:value-type="float"/>
          <table:table-cell office:value="-0.4738495349884033" office:value-type="float"/>
          <table:table-cell office:value="-0.0831412672996521" office:value-type="float"/>
          <table:table-cell office:value="-0.41765403747558594" office:value-type="float"/>
          <table:table-cell office:value="0.3842071294784546" office:value-type="float"/>
        </table:table-row>
        <table:table-row>
          <table:table-cell office:value="0.006453906297683712" office:value-type="float"/>
          <table:table-cell office:value="-0.030325976610183724" office:value-type="float"/>
          <table:table-cell office:value="-0.05" office:value-type="float"/>
          <table:table-cell office:value="-0.025924138426780704" office:value-type="float"/>
          <table:table-cell office:value="-0.028849813342094417" office:value-type="float"/>
          <table:table-cell office:value="-0.013009318709373472" office:value-type="float"/>
          <table:table-cell office:value="0.40409478824970585" office:value-type="float"/>
          <table:table-cell office:value="50" office:value-type="float"/>
          <table:table-cell office:value="-0.8674353957176208" office:value-type="float"/>
          <table:table-cell office:value="0.5797978639602661" office:value-type="float"/>
          <table:table-cell office:value="-0.5603048801422119" office:value-type="float"/>
          <table:table-cell office:value="-0.5329378843307495" office:value-type="float"/>
          <table:table-cell office:value="-0.15018796920776367" office:value-type="float"/>
          <table:table-cell office:value="-0.8574663400650024" office:value-type="float"/>
        </table:table-row>
        <table:table-row>
          <table:table-cell office:value="0.012324283123016352" office:value-type="float"/>
          <table:table-cell office:value="-0.025939387083053596" office:value-type="float"/>
          <table:table-cell office:value="-0.043165810108184814" office:value-type="float"/>
          <table:table-cell office:value="-0.01620104491710663" office:value-type="float"/>
          <table:table-cell office:value="-0.025128306746482844" office:value-type="float"/>
          <table:table-cell office:value="-0.014793247580528256" office:value-type="float"/>
          <table:table-cell office:value="0.45416252364067267" office:value-type="float"/>
          <table:table-cell office:value="51" office:value-type="float"/>
          <table:table-cell office:value="0.5870376825332642" office:value-type="float"/>
          <table:table-cell office:value="0.4386589527130127" office:value-type="float"/>
          <table:table-cell office:value="0.6834189891815186" office:value-type="float"/>
          <table:table-cell office:value="0.9723093509674072" office:value-type="float"/>
          <table:table-cell office:value="0.3721506595611572" office:value-type="float"/>
          <table:table-cell office:value="-0.17839288711547852" office:value-type="float"/>
        </table:table-row>
        <table:table-row>
          <table:table-cell office:value="0.0042360597848892165" office:value-type="float"/>
          <table:table-cell office:value="-0.028225401043891915" office:value-type="float"/>
          <table:table-cell office:value="-0.0367864727973938" office:value-type="float"/>
          <table:table-cell office:value="-0.016833221912384035" office:value-type="float"/>
          <table:table-cell office:value="-0.02925781428813934" office:value-type="float"/>
          <table:table-cell office:value="-0.006817135214805601" office:value-type="float"/>
          <table:table-cell office:value="0.4980496426001383" office:value-type="float"/>
          <table:table-cell office:value="52" office:value-type="float"/>
          <table:table-cell office:value="-0.8088223338127136" office:value-type="float"/>
          <table:table-cell office:value="-0.2286013960838318" office:value-type="float"/>
          <table:table-cell office:value="0.6379337310791016" office:value-type="float"/>
          <table:table-cell office:value="-0.06321769952774048" office:value-type="float"/>
          <table:table-cell office:value="-0.4129507541656494" office:value-type="float"/>
          <table:table-cell office:value="0.7976112365722656" office:value-type="float"/>
        </table:table-row>
        <table:table-row>
          <table:table-cell office:value="-0.001153984069824224" office:value-type="float"/>
          <table:table-cell office:value="-0.0366665130853653" office:value-type="float"/>
          <table:table-cell office:value="-0.04067100524902344" office:value-type="float"/>
          <table:table-cell office:value="-0.017618089914321903" office:value-type="float"/>
          <table:table-cell office:value="-0.026471311450004573" office:value-type="float"/>
          <table:table-cell office:value="-0.0018477588891983006" office:value-type="float"/>
          <table:table-cell office:value="0.4956269007671409" office:value-type="float"/>
          <table:table-cell office:value="53" office:value-type="float"/>
          <table:table-cell office:value="-0.539004385471344" office:value-type="float"/>
          <table:table-cell office:value="-0.8441112041473389" office:value-type="float"/>
          <table:table-cell office:value="-0.38845324516296387" office:value-type="float"/>
          <table:table-cell office:value="-0.07848680019378662" office:value-type="float"/>
          <table:table-cell office:value="0.27865028381347656" office:value-type="float"/>
          <table:table-cell office:value="0.49693763256073" office:value-type="float"/>
        </table:table-row>
        <table:table-row>
          <table:table-cell office:value="0.002291092872619624" office:value-type="float"/>
          <table:table-cell office:value="-0.03605367004871369" office:value-type="float"/>
          <table:table-cell office:value="-0.04350649356842041" office:value-type="float"/>
          <table:table-cell office:value="-0.019415038228034975" office:value-type="float"/>
          <table:table-cell office:value="-0.03416193664073944" office:value-type="float"/>
          <table:table-cell office:value="-0.00927842020988464" office:value-type="float"/>
          <table:table-cell office:value="0.45235896092218697" office:value-type="float"/>
          <table:table-cell office:value="54" office:value-type="float"/>
          <table:table-cell office:value="0.34450769424438477" office:value-type="float"/>
          <table:table-cell office:value="0.06128430366516113" office:value-type="float"/>
          <table:table-cell office:value="-0.28354883193969727" office:value-type="float"/>
          <table:table-cell office:value="-0.17969483137130737" office:value-type="float"/>
          <table:table-cell office:value="-0.7690625190734863" office:value-type="float"/>
          <table:table-cell office:value="-0.743066132068634" office:value-type="float"/>
        </table:table-row>
        <table:table-row>
          <table:table-cell office:value="0.012160508632659908" office:value-type="float"/>
          <table:table-cell office:value="-0.04144721329212189" office:value-type="float"/>
          <table:table-cell office:value="-0.04476178586483002" office:value-type="float"/>
          <table:table-cell office:value="-0.02603960454463959" office:value-type="float"/>
          <table:table-cell office:value="-0.0323420375585556" office:value-type="float"/>
          <table:table-cell office:value="-0.006056357622146603" office:value-type="float"/>
          <table:table-cell office:value="0.43073022660593957" office:value-type="float"/>
          <table:table-cell office:value="55" office:value-type="float"/>
          <table:table-cell office:value="0.9869415760040283" office:value-type="float"/>
          <table:table-cell office:value="-0.5393543243408203" office:value-type="float"/>
          <table:table-cell office:value="-0.1255292296409607" office:value-type="float"/>
          <table:table-cell office:value="-0.6624566316604614" office:value-type="float"/>
          <table:table-cell office:value="0.1819899082183838" office:value-type="float"/>
          <table:table-cell office:value="0.3222062587738037" office:value-type="float"/>
        </table:table-row>
        <table:table-row>
          <table:table-cell office:value="0.012935024499893184" office:value-type="float"/>
          <table:table-cell office:value="-0.042702488303184516" office:value-type="float"/>
          <table:table-cell office:value="-0.035922240614891056" office:value-type="float"/>
          <table:table-cell office:value="-0.019617144465446476" office:value-type="float"/>
          <table:table-cell office:value="-0.0277278870344162" office:value-type="float"/>
          <table:table-cell office:value="-0.009665032029151914" office:value-type="float"/>
          <table:table-cell office:value="0.4805403725419404" office:value-type="float"/>
          <table:table-cell office:value="56" office:value-type="float"/>
          <table:table-cell office:value="0.07745158672332764" office:value-type="float"/>
          <table:table-cell office:value="-0.1255275011062622" office:value-type="float"/>
          <table:table-cell office:value="0.8839545249938965" office:value-type="float"/>
          <table:table-cell office:value="0.6422460079193115" office:value-type="float"/>
          <table:table-cell office:value="0.46141505241394043" office:value-type="float"/>
          <table:table-cell office:value="-0.360867440700531" office:value-type="float"/>
        </table:table-row>
        <table:table-row>
          <table:table-cell office:value="0.02187309384346008" office:value-type="float"/>
          <table:table-cell office:value="-0.04123551189899445" office:value-type="float"/>
          <table:table-cell office:value="-0.037670287489891055" office:value-type="float"/>
          <table:table-cell office:value="-0.029262306690216067" office:value-type="float"/>
          <table:table-cell office:value="-0.02558975875377655" office:value-type="float"/>
          <table:table-cell office:value="-0.01701765716075897" office:value-type="float"/>
          <table:table-cell office:value="0.41904604710275994" office:value-type="float"/>
          <table:table-cell office:value="57" office:value-type="float"/>
          <table:table-cell office:value="0.8938069343566895" office:value-type="float"/>
          <table:table-cell office:value="0.14669764041900635" office:value-type="float"/>
          <table:table-cell office:value="-0.1748046875" office:value-type="float"/>
          <table:table-cell office:value="-0.9645162224769592" office:value-type="float"/>
          <table:table-cell office:value="0.21381282806396484" office:value-type="float"/>
          <table:table-cell office:value="-0.7352625131607056" office:value-type="float"/>
        </table:table-row>
        <table:table-row>
          <table:table-cell office:value="0.029598530530929562" office:value-type="float"/>
          <table:table-cell office:value="-0.041426810026168825" office:value-type="float"/>
          <table:table-cell office:value="-0.029036979079246523" office:value-type="float"/>
          <table:table-cell office:value="-0.02197638273239136" office:value-type="float"/>
          <table:table-cell office:value="-0.02560399293899536" office:value-type="float"/>
          <table:table-cell office:value="-0.025662626624107357" office:value-type="float"/>
          <table:table-cell office:value="0.4321804650246823" office:value-type="float"/>
          <table:table-cell office:value="58" office:value-type="float"/>
          <table:table-cell office:value="0.7725436687469482" office:value-type="float"/>
          <table:table-cell office:value="-0.019129812717437744" office:value-type="float"/>
          <table:table-cell office:value="0.8633308410644531" office:value-type="float"/>
          <table:table-cell office:value="0.7285923957824707" office:value-type="float"/>
          <table:table-cell office:value="-0.0014234185218811035" office:value-type="float"/>
          <table:table-cell office:value="-0.8644969463348389" office:value-type="float"/>
        </table:table-row>
        <table:table-row>
          <table:table-cell office:value="0.032667112350463864" office:value-type="float"/>
          <table:table-cell office:value="-0.03256252646446228" office:value-type="float"/>
          <table:table-cell office:value="-0.025457876324653628" office:value-type="float"/>
          <table:table-cell office:value="-0.018817944526672365" office:value-type="float"/>
          <table:table-cell office:value="-0.01972282528877258" office:value-type="float"/>
          <table:table-cell office:value="-0.016556122899055475" office:value-type="float"/>
          <table:table-cell office:value="0.47693712114323766" office:value-type="float"/>
          <table:table-cell office:value="59" office:value-type="float"/>
          <table:table-cell office:value="0.3068581819534302" office:value-type="float"/>
          <table:table-cell office:value="0.8864283561706543" office:value-type="float"/>
          <table:table-cell office:value="0.35791027545928955" office:value-type="float"/>
          <table:table-cell office:value="0.3158438205718994" office:value-type="float"/>
          <table:table-cell office:value="0.5881167650222778" office:value-type="float"/>
          <table:table-cell office:value="0.910650372505188" office:value-type="float"/>
        </table:table-row>
        <table:table-row>
          <table:table-cell office:value="0.03783537626266479" office:value-type="float"/>
          <table:table-cell office:value="-0.023476027250289917" office:value-type="float"/>
          <table:table-cell office:value="-0.016676900982856752" office:value-type="float"/>
          <table:table-cell office:value="-0.02350554943084717" office:value-type="float"/>
          <table:table-cell office:value="-0.025152477025985717" office:value-type="float"/>
          <table:table-cell office:value="-0.015957526564598076" office:value-type="float"/>
          <table:table-cell office:value="0.4644204910076569" office:value-type="float"/>
          <table:table-cell office:value="60" office:value-type="float"/>
          <table:table-cell office:value="0.5168263912200928" office:value-type="float"/>
          <table:table-cell office:value="0.9086499214172363" office:value-type="float"/>
          <table:table-cell office:value="0.8780975341796875" office:value-type="float"/>
          <table:table-cell office:value="-0.46876049041748047" office:value-type="float"/>
          <table:table-cell office:value="-0.5429651737213135" office:value-type="float"/>
          <table:table-cell office:value="0.059859633445739746" office:value-type="float"/>
        </table:table-row>
      </table:table>
      <table:table table:name="1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8538185954093933" office:value-type="float"/>
          <table:table-cell office:value="0.0029317033290863037" office:value-type="float"/>
          <table:table-cell office:value="-0.0005125361680984497" office:value-type="float"/>
          <table:table-cell office:value="-0.007924187779426575" office:value-type="float"/>
          <table:table-cell office:value="0.006731711626052857" office:value-type="float"/>
          <table:table-cell office:value="0.005816593170166016" office:value-type="float"/>
          <table:table-cell office:value="0.5226707723112751" office:value-type="float"/>
          <table:table-cell office:value="1" office:value-type="float"/>
          <table:table-cell office:value="-0.8538185954093933" office:value-type="float"/>
          <table:table-cell office:value="0.29317033290863037" office:value-type="float"/>
          <table:table-cell office:value="-0.05125361680984497" office:value-type="float"/>
          <table:table-cell office:value="-0.7924187779426575" office:value-type="float"/>
          <table:table-cell office:value="0.6731711626052856" office:value-type="float"/>
          <table:table-cell office:value="0.5816593170166016" office:value-type="float"/>
        </table:table-row>
        <table:table-row>
          <table:table-cell office:value="-0.009572729468345642" office:value-type="float"/>
          <table:table-cell office:value="-0.006340039968490601" office:value-type="float"/>
          <table:table-cell office:value="0.0001768678426742554" office:value-type="float"/>
          <table:table-cell office:value="-0.0017238944768905636" office:value-type="float"/>
          <table:table-cell office:value="0.01071784496307373" office:value-type="float"/>
          <table:table-cell office:value="0.013855242729187013" office:value-type="float"/>
          <table:table-cell office:value="0.5249782329853995" office:value-type="float"/>
          <table:table-cell office:value="2" office:value-type="float"/>
          <table:table-cell office:value="-0.1034543514251709" office:value-type="float"/>
          <table:table-cell office:value="-0.9271743297576904" office:value-type="float"/>
          <table:table-cell office:value="0.06894040107727051" office:value-type="float"/>
          <table:table-cell office:value="0.6200293302536011" office:value-type="float"/>
          <table:table-cell office:value="0.3986133337020874" office:value-type="float"/>
          <table:table-cell office:value="0.8038649559020996" office:value-type="float"/>
        </table:table-row>
        <table:table-row>
          <table:table-cell office:value="-0.00013315618038177435" office:value-type="float"/>
          <table:table-cell office:value="-0.006978760361671448" office:value-type="float"/>
          <table:table-cell office:value="-0.0004787671566009521" office:value-type="float"/>
          <table:table-cell office:value="0.005987507700920105" office:value-type="float"/>
          <table:table-cell office:value="0.01753651976585388" office:value-type="float"/>
          <table:table-cell office:value="0.013963019847869875" office:value-type="float"/>
          <table:table-cell office:value="0.5219360497295615" office:value-type="float"/>
          <table:table-cell office:value="3" office:value-type="float"/>
          <table:table-cell office:value="0.9439573287963867" office:value-type="float"/>
          <table:table-cell office:value="-0.06387203931808472" office:value-type="float"/>
          <table:table-cell office:value="-0.06556349992752075" office:value-type="float"/>
          <table:table-cell office:value="0.7711402177810669" office:value-type="float"/>
          <table:table-cell office:value="0.6818674802780151" office:value-type="float"/>
          <table:table-cell office:value="0.010777711868286133" office:value-type="float"/>
        </table:table-row>
        <table:table-row>
          <table:table-cell office:value="-0.004609602093696594" office:value-type="float"/>
          <table:table-cell office:value="-0.01299162447452545" office:value-type="float"/>
          <table:table-cell office:value="-0.008940773606300354" office:value-type="float"/>
          <table:table-cell office:value="-0.0017795908451080323" office:value-type="float"/>
          <table:table-cell office:value="0.009516983032226561" office:value-type="float"/>
          <table:table-cell office:value="0.021822274923324586" office:value-type="float"/>
          <table:table-cell office:value="0.5825822490252285" office:value-type="float"/>
          <table:table-cell office:value="4" office:value-type="float"/>
          <table:table-cell office:value="-0.44764459133148193" office:value-type="float"/>
          <table:table-cell office:value="-0.6012864112854004" office:value-type="float"/>
          <table:table-cell office:value="-0.8462006449699402" office:value-type="float"/>
          <table:table-cell office:value="-0.7767098546028137" office:value-type="float"/>
          <table:table-cell office:value="-0.8019536733627319" office:value-type="float"/>
          <table:table-cell office:value="0.7859255075454712" office:value-type="float"/>
        </table:table-row>
        <table:table-row>
          <table:table-cell office:value="0.0007710903882980355" office:value-type="float"/>
          <table:table-cell office:value="-0.008214702010154722" office:value-type="float"/>
          <table:table-cell office:value="-0.007799330353736878" office:value-type="float"/>
          <table:table-cell office:value="-0.0038502663373947144" office:value-type="float"/>
          <table:table-cell office:value="0.013794219493865965" office:value-type="float"/>
          <table:table-cell office:value="0.0121614807844162" office:value-type="float"/>
          <table:table-cell office:value="0.5665350122328322" office:value-type="float"/>
          <table:table-cell office:value="5" office:value-type="float"/>
          <table:table-cell office:value="0.5380692481994629" office:value-type="float"/>
          <table:table-cell office:value="0.47769224643707275" office:value-type="float"/>
          <table:table-cell office:value="0.11414432525634766" office:value-type="float"/>
          <table:table-cell office:value="-0.2070675492286682" office:value-type="float"/>
          <table:table-cell office:value="0.42772364616394043" office:value-type="float"/>
          <table:table-cell office:value="-0.9660794138908386" office:value-type="float"/>
        </table:table-row>
        <table:table-row>
          <table:table-cell office:value="-0.0006859666109085075" office:value-type="float"/>
          <table:table-cell office:value="-0.009051488041877744" office:value-type="float"/>
          <table:table-cell office:value="-0.006569761633872986" office:value-type="float"/>
          <table:table-cell office:value="-0.009793949127197266" office:value-type="float"/>
          <table:table-cell office:value="0.013864723443984983" office:value-type="float"/>
          <table:table-cell office:value="0.017119323611259462" office:value-type="float"/>
          <table:table-cell office:value="0.5728297098750986" office:value-type="float"/>
          <table:table-cell office:value="6" office:value-type="float"/>
          <table:table-cell office:value="-0.1457056999206543" office:value-type="float"/>
          <table:table-cell office:value="-0.08367860317230225" office:value-type="float"/>
          <table:table-cell office:value="0.12295687198638916" office:value-type="float"/>
          <table:table-cell office:value="-0.5943682789802551" office:value-type="float"/>
          <table:table-cell office:value="0.0070503950119018555" office:value-type="float"/>
          <table:table-cell office:value="0.49578428268432617" office:value-type="float"/>
        </table:table-row>
        <table:table-row>
          <table:table-cell office:value="-0.008968092203140259" office:value-type="float"/>
          <table:table-cell office:value="-0.014975089430809019" office:value-type="float"/>
          <table:table-cell office:value="-0.006895858645439148" office:value-type="float"/>
          <table:table-cell office:value="-0.009911925196647645" office:value-type="float"/>
          <table:table-cell office:value="0.010011479854583737" office:value-type="float"/>
          <table:table-cell office:value="0.01440470039844513" office:value-type="float"/>
          <table:table-cell office:value="0.5564854517554993" office:value-type="float"/>
          <table:table-cell office:value="7" office:value-type="float"/>
          <table:table-cell office:value="-0.828212559223175" office:value-type="float"/>
          <table:table-cell office:value="-0.5923601388931274" office:value-type="float"/>
          <table:table-cell office:value="-0.03260970115661621" office:value-type="float"/>
          <table:table-cell office:value="-0.011797606945037842" office:value-type="float"/>
          <table:table-cell office:value="-0.3853243589401245" office:value-type="float"/>
          <table:table-cell office:value="-0.2714623212814331" office:value-type="float"/>
        </table:table-row>
        <table:table-row>
          <table:table-cell office:value="-0.0012733829021453853" office:value-type="float"/>
          <table:table-cell office:value="-0.014570328593254087" office:value-type="float"/>
          <table:table-cell office:value="-0.010364169478416443" office:value-type="float"/>
          <table:table-cell office:value="-0.005670303702354431" office:value-type="float"/>
          <table:table-cell office:value="0.008956626653671262" office:value-type="float"/>
          <table:table-cell office:value="0.006716182231903077" office:value-type="float"/>
          <table:table-cell office:value="0.5720676611882856" office:value-type="float"/>
          <table:table-cell office:value="8" office:value-type="float"/>
          <table:table-cell office:value="0.7694709300994873" office:value-type="float"/>
          <table:table-cell office:value="0.040476083755493164" office:value-type="float"/>
          <table:table-cell office:value="-0.3468310832977295" office:value-type="float"/>
          <table:table-cell office:value="0.4241621494293213" office:value-type="float"/>
          <table:table-cell office:value="-0.10548532009124756" office:value-type="float"/>
          <table:table-cell office:value="-0.7688518166542053" office:value-type="float"/>
        </table:table-row>
        <table:table-row>
          <table:table-cell office:value="0.0032805693149566655" office:value-type="float"/>
          <table:table-cell office:value="-0.01950762093067169" office:value-type="float"/>
          <table:table-cell office:value="-0.0016349095106124884" office:value-type="float"/>
          <table:table-cell office:value="-0.004997295737266541" office:value-type="float"/>
          <table:table-cell office:value="0.01621985554695129" office:value-type="float"/>
          <table:table-cell office:value="0.006923865079879761" office:value-type="float"/>
          <table:table-cell office:value="0.5392885537559766" office:value-type="float"/>
          <table:table-cell office:value="9" office:value-type="float"/>
          <table:table-cell office:value="0.4553952217102051" office:value-type="float"/>
          <table:table-cell office:value="-0.49372923374176025" office:value-type="float"/>
          <table:table-cell office:value="0.8729259967803955" office:value-type="float"/>
          <table:table-cell office:value="0.06730079650878906" office:value-type="float"/>
          <table:table-cell office:value="0.7263228893280029" office:value-type="float"/>
          <table:table-cell office:value="0.020768284797668457" office:value-type="float"/>
        </table:table-row>
        <table:table-row>
          <table:table-cell office:value="0.007939914464950562" office:value-type="float"/>
          <table:table-cell office:value="-0.023645780682563778" office:value-type="float"/>
          <table:table-cell office:value="-0.010996543765068055" office:value-type="float"/>
          <table:table-cell office:value="0.004318706393241883" office:value-type="float"/>
          <table:table-cell office:value="0.015451722741127012" office:value-type="float"/>
          <table:table-cell office:value="0.011890685558319092" office:value-type="float"/>
          <table:table-cell office:value="0.5781760487068559" office:value-type="float"/>
          <table:table-cell office:value="10" office:value-type="float"/>
          <table:table-cell office:value="0.46593451499938965" office:value-type="float"/>
          <table:table-cell office:value="-0.413815975189209" office:value-type="float"/>
          <table:table-cell office:value="-0.9361634254455566" office:value-type="float"/>
          <table:table-cell office:value="0.9316002130508423" office:value-type="float"/>
          <table:table-cell office:value="-0.07681328058242798" office:value-type="float"/>
          <table:table-cell office:value="0.4966820478439331" office:value-type="float"/>
        </table:table-row>
        <table:table-row>
          <table:table-cell office:value="0.0179124915599823" office:value-type="float"/>
          <table:table-cell office:value="-0.03162211656570434" office:value-type="float"/>
          <table:table-cell office:value="-0.003016125559806824" office:value-type="float"/>
          <table:table-cell office:value="-0.0010285890102386466" office:value-type="float"/>
          <table:table-cell office:value="0.023591794371604916" office:value-type="float"/>
          <table:table-cell office:value="0.020352387428283693" office:value-type="float"/>
          <table:table-cell office:value="0.5642525813017678" office:value-type="float"/>
          <table:table-cell office:value="11" office:value-type="float"/>
          <table:table-cell office:value="0.9972577095031738" office:value-type="float"/>
          <table:table-cell office:value="-0.7976335883140564" office:value-type="float"/>
          <table:table-cell office:value="0.798041820526123" office:value-type="float"/>
          <table:table-cell office:value="-0.534729540348053" office:value-type="float"/>
          <table:table-cell office:value="0.8140071630477905" office:value-type="float"/>
          <table:table-cell office:value="0.84617018699646" office:value-type="float"/>
        </table:table-row>
        <table:table-row>
          <table:table-cell office:value="0.02583617568016052" office:value-type="float"/>
          <table:table-cell office:value="-0.03599985659122467" office:value-type="float"/>
          <table:table-cell office:value="-0.006956424117088318" office:value-type="float"/>
          <table:table-cell office:value="-0.008011797070503235" office:value-type="float"/>
          <table:table-cell office:value="0.017927132844924924" office:value-type="float"/>
          <table:table-cell office:value="0.026760175228118896" office:value-type="float"/>
          <table:table-cell office:value="0.61948769178164" office:value-type="float"/>
          <table:table-cell office:value="12" office:value-type="float"/>
          <table:table-cell office:value="0.7923684120178223" office:value-type="float"/>
          <table:table-cell office:value="-0.43777400255203247" office:value-type="float"/>
          <table:table-cell office:value="-0.3940298557281494" office:value-type="float"/>
          <table:table-cell office:value="-0.6983208060264587" office:value-type="float"/>
          <table:table-cell office:value="-0.5664661526679993" office:value-type="float"/>
          <table:table-cell office:value="0.6407787799835205" office:value-type="float"/>
        </table:table-row>
        <table:table-row>
          <table:table-cell office:value="0.03450639605522156" office:value-type="float"/>
          <table:table-cell office:value="-0.02945354163646698" office:value-type="float"/>
          <table:table-cell office:value="-0.012922993898391725" office:value-type="float"/>
          <table:table-cell office:value="-0.003686640858650207" office:value-type="float"/>
          <table:table-cell office:value="0.02330669045448303" office:value-type="float"/>
          <table:table-cell office:value="0.03413399696350097" office:value-type="float"/>
          <table:table-cell office:value="0.6425212330136478" office:value-type="float"/>
          <table:table-cell office:value="13" office:value-type="float"/>
          <table:table-cell office:value="0.8670220375061035" office:value-type="float"/>
          <table:table-cell office:value="0.654631495475769" office:value-type="float"/>
          <table:table-cell office:value="-0.5966569781303406" office:value-type="float"/>
          <table:table-cell office:value="0.43251562118530273" office:value-type="float"/>
          <table:table-cell office:value="0.5379557609558105" office:value-type="float"/>
          <table:table-cell office:value="0.737382173538208" office:value-type="float"/>
        </table:table-row>
        <table:table-row>
          <table:table-cell office:value="0.03239579796791077" office:value-type="float"/>
          <table:table-cell office:value="-0.038830223083496096" office:value-type="float"/>
          <table:table-cell office:value="-0.01404180645942688" office:value-type="float"/>
          <table:table-cell office:value="-0.012294580340385438" office:value-type="float"/>
          <table:table-cell office:value="0.02665801644325256" office:value-type="float"/>
          <table:table-cell office:value="0.02640022993087768" office:value-type="float"/>
          <table:table-cell office:value="0.6135473949953592" office:value-type="float"/>
          <table:table-cell office:value="14" office:value-type="float"/>
          <table:table-cell office:value="-0.2110598087310791" office:value-type="float"/>
          <table:table-cell office:value="-0.9376681447029114" office:value-type="float"/>
          <table:table-cell office:value="-0.11188125610351562" office:value-type="float"/>
          <table:table-cell office:value="-0.860793948173523" office:value-type="float"/>
          <table:table-cell office:value="0.3351325988769531" office:value-type="float"/>
          <table:table-cell office:value="-0.7733767032623291" office:value-type="float"/>
        </table:table-row>
        <table:table-row>
          <table:table-cell office:value="0.04233965039253235" office:value-type="float"/>
          <table:table-cell office:value="-0.04529533565044403" office:value-type="float"/>
          <table:table-cell office:value="-0.02059199929237366" office:value-type="float"/>
          <table:table-cell office:value="-0.0032407730817794814" office:value-type="float"/>
          <table:table-cell office:value="0.01885893881320953" office:value-type="float"/>
          <table:table-cell office:value="0.031935160160064695" office:value-type="float"/>
          <table:table-cell office:value="0.6519488611658079" office:value-type="float"/>
          <table:table-cell office:value="15" office:value-type="float"/>
          <table:table-cell office:value="0.9943852424621582" office:value-type="float"/>
          <table:table-cell office:value="-0.6465112566947937" office:value-type="float"/>
          <table:table-cell office:value="-0.6550192832946777" office:value-type="float"/>
          <table:table-cell office:value="0.9053807258605957" office:value-type="float"/>
          <table:table-cell office:value="-0.779907763004303" office:value-type="float"/>
          <table:table-cell office:value="0.5534930229187012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2210041642189026" office:value-type="float"/>
          <table:table-cell office:value="-0.005248134136199952" office:value-type="float"/>
          <table:table-cell office:value="0.010192411541938777" office:value-type="float"/>
          <table:table-cell office:value="0.025174711942672727" office:value-type="float"/>
          <table:table-cell office:value="0.6713852732822904" office:value-type="float"/>
          <table:table-cell office:value="16" office:value-type="float"/>
          <table:table-cell office:value="0.9204962253570557" office:value-type="float"/>
          <table:table-cell office:value="-0.6114471554756165" office:value-type="float"/>
          <table:table-cell office:value="-0.15084171295166016" office:value-type="float"/>
          <table:table-cell office:value="-0.20073610544204712" office:value-type="float"/>
          <table:table-cell office:value="-0.8666527271270752" office:value-type="float"/>
          <table:table-cell office:value="-0.6760448217391968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27666022777557375" office:value-type="float"/>
          <table:table-cell office:value="0.004233312606811522" office:value-type="float"/>
          <table:table-cell office:value="0.0012653249502181958" office:value-type="float"/>
          <table:table-cell office:value="0.023892310261726377" office:value-type="float"/>
          <table:table-cell office:value="0.6960905775644273" office:value-type="float"/>
          <table:table-cell office:value="17" office:value-type="float"/>
          <table:table-cell office:value="0.25931239128112793" office:value-type="float"/>
          <table:table-cell office:value="-0.7018585801124573" office:value-type="float"/>
          <table:table-cell office:value="-0.5565606355667114" office:value-type="float"/>
          <table:table-cell office:value="0.9481446743011475" office:value-type="float"/>
          <table:table-cell office:value="-0.8927086591720581" office:value-type="float"/>
          <table:table-cell office:value="-0.128240168094635" office:value-type="float"/>
        </table:table-row>
        <table:table-row>
          <table:table-cell office:value="0.05" office:value-type="float"/>
          <table:table-cell office:value="-0.04948580980300903" office:value-type="float"/>
          <table:table-cell office:value="-0.03608339250087738" office:value-type="float"/>
          <table:table-cell office:value="-0.003908244967460634" office:value-type="float"/>
          <table:table-cell office:value="-0.007914397120475774" office:value-type="float"/>
          <table:table-cell office:value="0.0218741101026535" office:value-type="float"/>
          <table:table-cell office:value="0.7507536382553979" office:value-type="float"/>
          <table:table-cell office:value="18" office:value-type="float"/>
          <table:table-cell office:value="0.5071935653686523" office:value-type="float"/>
          <table:table-cell office:value="0.05141901969909668" office:value-type="float"/>
          <table:table-cell office:value="-0.8417369723320007" office:value-type="float"/>
          <table:table-cell office:value="-0.8141557574272156" office:value-type="float"/>
          <table:table-cell office:value="-0.917972207069397" office:value-type="float"/>
          <table:table-cell office:value="-0.2018200159072876" office:value-type="float"/>
        </table:table-row>
        <table:table-row>
          <table:table-cell office:value="0.04237338960170746" office:value-type="float"/>
          <table:table-cell office:value="-0.04733831524848938" office:value-type="float"/>
          <table:table-cell office:value="-0.044189116954803466" office:value-type="float"/>
          <table:table-cell office:value="-0.004394671916961672" office:value-type="float"/>
          <table:table-cell office:value="-0.017176823616027837" office:value-type="float"/>
          <table:table-cell office:value="0.0249844092130661" office:value-type="float"/>
          <table:table-cell office:value="0.7946886136252773" office:value-type="float"/>
          <table:table-cell office:value="19" office:value-type="float"/>
          <table:table-cell office:value="-0.7626610398292542" office:value-type="float"/>
          <table:table-cell office:value="0.21474945545196533" office:value-type="float"/>
          <table:table-cell office:value="-0.8105724453926086" office:value-type="float"/>
          <table:table-cell office:value="-0.04864269495010376" office:value-type="float"/>
          <table:table-cell office:value="-0.9262426495552063" office:value-type="float"/>
          <table:table-cell office:value="0.31102991104125977" office:value-type="float"/>
        </table:table-row>
        <table:table-row>
          <table:table-cell office:value="0.04481353461742401" office:value-type="float"/>
          <table:table-cell office:value="-0.04588059186935425" office:value-type="float"/>
          <table:table-cell office:value="-0.03823057413101196" office:value-type="float"/>
          <table:table-cell office:value="-0.0075886869430542014" office:value-type="float"/>
          <table:table-cell office:value="-0.02676471590995789" office:value-type="float"/>
          <table:table-cell office:value="0.02358703017234802" office:value-type="float"/>
          <table:table-cell office:value="0.8087746529960465" office:value-type="float"/>
          <table:table-cell office:value="20" office:value-type="float"/>
          <table:table-cell office:value="0.24401450157165527" office:value-type="float"/>
          <table:table-cell office:value="0.14577233791351318" office:value-type="float"/>
          <table:table-cell office:value="0.5958542823791504" office:value-type="float"/>
          <table:table-cell office:value="-0.31940150260925293" office:value-type="float"/>
          <table:table-cell office:value="-0.9587892293930054" office:value-type="float"/>
          <table:table-cell office:value="-0.13973790407180786" office:value-type="float"/>
        </table:table-row>
        <table:table-row>
          <table:table-cell office:value="0.042930015325546265" office:value-type="float"/>
          <table:table-cell office:value="-0.04270059704780579" office:value-type="float"/>
          <table:table-cell office:value="-0.03926263928413391" office:value-type="float"/>
          <table:table-cell office:value="-0.004919149875640872" office:value-type="float"/>
          <table:table-cell office:value="-0.026498827934265144" office:value-type="float"/>
          <table:table-cell office:value="0.015585484504699704" office:value-type="float"/>
          <table:table-cell office:value="0.7882128197032274" office:value-type="float"/>
          <table:table-cell office:value="21" office:value-type="float"/>
          <table:table-cell office:value="-0.18835192918777466" office:value-type="float"/>
          <table:table-cell office:value="0.3179994821548462" office:value-type="float"/>
          <table:table-cell office:value="-0.10320651531219482" office:value-type="float"/>
          <table:table-cell office:value="0.266953706741333" office:value-type="float"/>
          <table:table-cell office:value="0.026588797569274902" office:value-type="float"/>
          <table:table-cell office:value="-0.8001545667648315" office:value-type="float"/>
        </table:table-row>
        <table:table-row>
          <table:table-cell office:value="0.03790602624416351" office:value-type="float"/>
          <table:table-cell office:value="-0.03490950345993042" office:value-type="float"/>
          <table:table-cell office:value="-0.03025106191635132" office:value-type="float"/>
          <table:table-cell office:value="-0.004438964128494266" office:value-type="float"/>
          <table:table-cell office:value="-0.024394249916076666" office:value-type="float"/>
          <table:table-cell office:value="0.0079877495765686" office:value-type="float"/>
          <table:table-cell office:value="0.7664682392006084" office:value-type="float"/>
          <table:table-cell office:value="22" office:value-type="float"/>
          <table:table-cell office:value="-0.5023989081382751" office:value-type="float"/>
          <table:table-cell office:value="0.7791093587875366" office:value-type="float"/>
          <table:table-cell office:value="0.9011577367782593" office:value-type="float"/>
          <table:table-cell office:value="0.048018574714660645" office:value-type="float"/>
          <table:table-cell office:value="0.21045780181884766" office:value-type="float"/>
          <table:table-cell office:value="-0.7597734928131104" office:value-type="float"/>
        </table:table-row>
        <table:table-row>
          <table:table-cell office:value="0.040130115151405334" office:value-type="float"/>
          <table:table-cell office:value="-0.03535199522972107" office:value-type="float"/>
          <table:table-cell office:value="-0.026134014129638672" office:value-type="float"/>
          <table:table-cell office:value="-0.004077051877975467" office:value-type="float"/>
          <table:table-cell office:value="-0.026428382992744453" office:value-type="float"/>
          <table:table-cell office:value="-0.0009381532669067421" office:value-type="float"/>
          <table:table-cell office:value="0.7230318095621912" office:value-type="float"/>
          <table:table-cell office:value="23" office:value-type="float"/>
          <table:table-cell office:value="0.22240889072418213" office:value-type="float"/>
          <table:table-cell office:value="-0.04424917697906494" office:value-type="float"/>
          <table:table-cell office:value="0.41170477867126465" office:value-type="float"/>
          <table:table-cell office:value="0.03619122505187988" office:value-type="float"/>
          <table:table-cell office:value="-0.20341330766677856" office:value-type="float"/>
          <table:table-cell office:value="-0.8925902843475342" office:value-type="float"/>
        </table:table-row>
        <table:table-row>
          <table:table-cell office:value="0.044692838788032534" office:value-type="float"/>
          <table:table-cell office:value="-0.02869526267051697" office:value-type="float"/>
          <table:table-cell office:value="-0.017567551136016844" office:value-type="float"/>
          <table:table-cell office:value="-0.01121918618679047" office:value-type="float"/>
          <table:table-cell office:value="-0.021184509396553045" office:value-type="float"/>
          <table:table-cell office:value="-0.005278792381286625" office:value-type="float"/>
          <table:table-cell office:value="0.701595913831939" office:value-type="float"/>
          <table:table-cell office:value="24" office:value-type="float"/>
          <table:table-cell office:value="0.4562723636627197" office:value-type="float"/>
          <table:table-cell office:value="0.6656732559204102" office:value-type="float"/>
          <table:table-cell office:value="0.8566462993621826" office:value-type="float"/>
          <table:table-cell office:value="-0.7142134308815002" office:value-type="float"/>
          <table:table-cell office:value="0.5243873596191406" office:value-type="float"/>
          <table:table-cell office:value="-0.4340639114379883" office:value-type="float"/>
        </table:table-row>
        <table:table-row>
          <table:table-cell office:value="0.04276795208454132" office:value-type="float"/>
          <table:table-cell office:value="-0.02761396408081055" office:value-type="float"/>
          <table:table-cell office:value="-0.018284050226211546" office:value-type="float"/>
          <table:table-cell office:value="-0.02093399226665497" office:value-type="float"/>
          <table:table-cell office:value="-0.015125449299812322" office:value-type="float"/>
          <table:table-cell office:value="-0.008555506467819218" office:value-type="float"/>
          <table:table-cell office:value="0.6878022013535767" office:value-type="float"/>
          <table:table-cell office:value="25" office:value-type="float"/>
          <table:table-cell office:value="-0.1924886703491211" office:value-type="float"/>
          <table:table-cell office:value="0.10812985897064209" office:value-type="float"/>
          <table:table-cell office:value="-0.07164990901947021" office:value-type="float"/>
          <table:table-cell office:value="-0.9714806079864502" office:value-type="float"/>
          <table:table-cell office:value="0.6059060096740723" office:value-type="float"/>
          <table:table-cell office:value="-0.3276714086532593" office:value-type="float"/>
        </table:table-row>
        <table:table-row>
          <table:table-cell office:value="0.040219940543174744" office:value-type="float"/>
          <table:table-cell office:value="-0.03573506116867066" office:value-type="float"/>
          <table:table-cell office:value="-0.012112077474594113" office:value-type="float"/>
          <table:table-cell office:value="-0.015988858342170717" office:value-type="float"/>
          <table:table-cell office:value="-0.024305379986763007" office:value-type="float"/>
          <table:table-cell office:value="-0.010852190852165227" office:value-type="float"/>
          <table:table-cell office:value="0.6461074566446651" office:value-type="float"/>
          <table:table-cell office:value="26" office:value-type="float"/>
          <table:table-cell office:value="-0.2548011541366577" office:value-type="float"/>
          <table:table-cell office:value="-0.8121097087860107" office:value-type="float"/>
          <table:table-cell office:value="0.6171972751617432" office:value-type="float"/>
          <table:table-cell office:value="0.4945133924484253" office:value-type="float"/>
          <table:table-cell office:value="-0.9179930686950684" office:value-type="float"/>
          <table:table-cell office:value="-0.22966843843460083" office:value-type="float"/>
        </table:table-row>
        <table:table-row>
          <table:table-cell office:value="0.03438664674758911" office:value-type="float"/>
          <table:table-cell office:value="-0.041331890225410464" office:value-type="float"/>
          <table:table-cell office:value="-0.01685555815696716" office:value-type="float"/>
          <table:table-cell office:value="-0.013140016198158265" office:value-type="float"/>
          <table:table-cell office:value="-0.021106267571449285" office:value-type="float"/>
          <table:table-cell office:value="-0.004451976418495183" office:value-type="float"/>
          <table:table-cell office:value="0.6666855907127512" office:value-type="float"/>
          <table:table-cell office:value="27" office:value-type="float"/>
          <table:table-cell office:value="-0.5833293795585632" office:value-type="float"/>
          <table:table-cell office:value="-0.5596829056739807" office:value-type="float"/>
          <table:table-cell office:value="-0.4743480682373047" office:value-type="float"/>
          <table:table-cell office:value="0.2848842144012451" office:value-type="float"/>
          <table:table-cell office:value="0.31991124153137207" office:value-type="float"/>
          <table:table-cell office:value="0.6400214433670044" office:value-type="float"/>
        </table:table-row>
        <table:table-row>
          <table:table-cell office:value="0.030793601870536803" office:value-type="float"/>
          <table:table-cell office:value="-0.04200420260429383" office:value-type="float"/>
          <table:table-cell office:value="-0.006891174316406248" office:value-type="float"/>
          <table:table-cell office:value="-0.018430637121200563" office:value-type="float"/>
          <table:table-cell office:value="-0.015554478764534002" office:value-type="float"/>
          <table:table-cell office:value="-0.009013257026672368" office:value-type="float"/>
          <table:table-cell office:value="0.6092135332404665" office:value-type="float"/>
          <table:table-cell office:value="28" office:value-type="float"/>
          <table:table-cell office:value="-0.3593044877052307" office:value-type="float"/>
          <table:table-cell office:value="-0.06723123788833618" office:value-type="float"/>
          <table:table-cell office:value="0.9964383840560913" office:value-type="float"/>
          <table:table-cell office:value="-0.5290620923042297" office:value-type="float"/>
          <table:table-cell office:value="0.5551788806915283" office:value-type="float"/>
          <table:table-cell office:value="-0.4561280608177185" office:value-type="float"/>
        </table:table-row>
        <table:table-row>
          <table:table-cell office:value="0.022322613000869747" office:value-type="float"/>
          <table:table-cell office:value="-0.03849400162696839" office:value-type="float"/>
          <table:table-cell office:value="-0.008454823493957517" office:value-type="float"/>
          <table:table-cell office:value="-0.01873016953468323" office:value-type="float"/>
          <table:table-cell office:value="-0.021305335760116582" office:value-type="float"/>
          <table:table-cell office:value="-0.0005731940269470253" office:value-type="float"/>
          <table:table-cell office:value="0.6443073638603625" office:value-type="float"/>
          <table:table-cell office:value="29" office:value-type="float"/>
          <table:table-cell office:value="-0.8470988869667053" office:value-type="float"/>
          <table:table-cell office:value="0.35102009773254395" office:value-type="float"/>
          <table:table-cell office:value="-0.15636491775512695" office:value-type="float"/>
          <table:table-cell office:value="-0.0299532413482666" office:value-type="float"/>
          <table:table-cell office:value="-0.5750856995582581" office:value-type="float"/>
          <table:table-cell office:value="0.8440062999725342" office:value-type="float"/>
        </table:table-row>
        <table:table-row>
          <table:table-cell office:value="0.017164537310600275" office:value-type="float"/>
          <table:table-cell office:value="-0.03459960103034974" office:value-type="float"/>
          <table:table-cell office:value="-0.01633037745952606" office:value-type="float"/>
          <table:table-cell office:value="-0.015712250471115116" office:value-type="float"/>
          <table:table-cell office:value="-0.01743382573127747" office:value-type="float"/>
          <table:table-cell office:value="-0.0035949063301086463" office:value-type="float"/>
          <table:table-cell office:value="0.647957243946355" office:value-type="float"/>
          <table:table-cell office:value="30" office:value-type="float"/>
          <table:table-cell office:value="-0.515807569026947" office:value-type="float"/>
          <table:table-cell office:value="0.38944005966186523" office:value-type="float"/>
          <table:table-cell office:value="-0.7875553965568542" office:value-type="float"/>
          <table:table-cell office:value="0.3017919063568115" office:value-type="float"/>
          <table:table-cell office:value="0.38715100288391113" office:value-type="float"/>
          <table:table-cell office:value="-0.3021712303161621" office:value-type="float"/>
        </table:table-row>
        <table:table-row>
          <table:table-cell office:value="0.009277032017707819" office:value-type="float"/>
          <table:table-cell office:value="-0.043036096692085274" office:value-type="float"/>
          <table:table-cell office:value="-0.012287843823432919" office:value-type="float"/>
          <table:table-cell office:value="-0.017671818733215335" office:value-type="float"/>
          <table:table-cell office:value="-0.015107152462005618" office:value-type="float"/>
          <table:table-cell office:value="0.004452505111694332" office:value-type="float"/>
          <table:table-cell office:value="0.6307799955826373" office:value-type="float"/>
          <table:table-cell office:value="31" office:value-type="float"/>
          <table:table-cell office:value="-0.7887505292892456" office:value-type="float"/>
          <table:table-cell office:value="-0.8436495661735535" office:value-type="float"/>
          <table:table-cell office:value="0.40425336360931396" office:value-type="float"/>
          <table:table-cell office:value="-0.19595682621002197" office:value-type="float"/>
          <table:table-cell office:value="0.23266732692718506" office:value-type="float"/>
          <table:table-cell office:value="0.8047411441802979" office:value-type="float"/>
        </table:table-row>
        <table:table-row>
          <table:table-cell office:value="0.004711107611656183" office:value-type="float"/>
          <table:table-cell office:value="-0.04165831029415131" office:value-type="float"/>
          <table:table-cell office:value="-0.019094061255455014" office:value-type="float"/>
          <table:table-cell office:value="-0.019005281925201418" office:value-type="float"/>
          <table:table-cell office:value="-0.01787040770053864" office:value-type="float"/>
          <table:table-cell office:value="-0.00434342741966248" office:value-type="float"/>
          <table:table-cell office:value="0.6035489358125561" office:value-type="float"/>
          <table:table-cell office:value="32" office:value-type="float"/>
          <table:table-cell office:value="-0.4565924406051636" office:value-type="float"/>
          <table:table-cell office:value="0.137778639793396" office:value-type="float"/>
          <table:table-cell office:value="-0.6806217432022095" office:value-type="float"/>
          <table:table-cell office:value="-0.1333463191986084" office:value-type="float"/>
          <table:table-cell office:value="-0.276325523853302" office:value-type="float"/>
          <table:table-cell office:value="-0.8795932531356812" office:value-type="float"/>
        </table:table-row>
        <table:table-row>
          <table:table-cell office:value="0.003194273114204401" office:value-type="float"/>
          <table:table-cell office:value="-0.04355340898036957" office:value-type="float"/>
          <table:table-cell office:value="-0.011511272788047786" office:value-type="float"/>
          <table:table-cell office:value="-0.02449673891067505" office:value-type="float"/>
          <table:table-cell office:value="-0.012293751835823062" office:value-type="float"/>
          <table:table-cell office:value="-0.010155084133148197" office:value-type="float"/>
          <table:table-cell office:value="0.549434715403291" office:value-type="float"/>
          <table:table-cell office:value="33" office:value-type="float"/>
          <table:table-cell office:value="-0.15168344974517822" office:value-type="float"/>
          <table:table-cell office:value="-0.18950986862182617" office:value-type="float"/>
          <table:table-cell office:value="0.7582788467407227" office:value-type="float"/>
          <table:table-cell office:value="-0.5491456985473633" office:value-type="float"/>
          <table:table-cell office:value="0.5576655864715576" office:value-type="float"/>
          <table:table-cell office:value="-0.5811656713485718" office:value-type="float"/>
        </table:table-row>
        <table:table-row>
          <table:table-cell office:value="0.000847179889678949" office:value-type="float"/>
          <table:table-cell office:value="-0.03554571211338044" office:value-type="float"/>
          <table:table-cell office:value="-0.01751237332820892" office:value-type="float"/>
          <table:table-cell office:value="-0.030425961017608645" office:value-type="float"/>
          <table:table-cell office:value="-0.005186389088630679" office:value-type="float"/>
          <table:table-cell office:value="-0.01638113379478455" office:value-type="float"/>
          <table:table-cell office:value="0.531284626638836" office:value-type="float"/>
          <table:table-cell office:value="34" office:value-type="float"/>
          <table:table-cell office:value="-0.23470932245254517" office:value-type="float"/>
          <table:table-cell office:value="0.8007696866989136" office:value-type="float"/>
          <table:table-cell office:value="-0.6001100540161133" office:value-type="float"/>
          <table:table-cell office:value="-0.5929222106933594" office:value-type="float"/>
          <table:table-cell office:value="0.7107362747192383" office:value-type="float"/>
          <table:table-cell office:value="-0.6226049661636353" office:value-type="float"/>
        </table:table-row>
        <table:table-row>
          <table:table-cell office:value="-0.007902280092239387" office:value-type="float"/>
          <table:table-cell office:value="-0.04041240751743317" office:value-type="float"/>
          <table:table-cell office:value="-0.009918813109397885" office:value-type="float"/>
          <table:table-cell office:value="-0.03172127008438111" office:value-type="float"/>
          <table:table-cell office:value="-0.013532028794288638" office:value-type="float"/>
          <table:table-cell office:value="-0.006656438112258915" office:value-type="float"/>
          <table:table-cell office:value="0.525177266980253" office:value-type="float"/>
          <table:table-cell office:value="35" office:value-type="float"/>
          <table:table-cell office:value="-0.8749459981918335" office:value-type="float"/>
          <table:table-cell office:value="-0.48666954040527344" office:value-type="float"/>
          <table:table-cell office:value="0.7593560218811035" office:value-type="float"/>
          <table:table-cell office:value="-0.1295309066772461" office:value-type="float"/>
          <table:table-cell office:value="-0.8345639705657959" office:value-type="float"/>
          <table:table-cell office:value="0.9724695682525635" office:value-type="float"/>
        </table:table-row>
        <table:table-row>
          <table:table-cell office:value="-0.0016446769237518383" office:value-type="float"/>
          <table:table-cell office:value="-0.03463237822055817" office:value-type="float"/>
          <table:table-cell office:value="-0.004522996544837949" office:value-type="float"/>
          <table:table-cell office:value="-0.040019618272781374" office:value-type="float"/>
          <table:table-cell office:value="-0.013201165795326236" office:value-type="float"/>
          <table:table-cell office:value="-0.012171160578727726" office:value-type="float"/>
          <table:table-cell office:value="0.5063522326072067" office:value-type="float"/>
          <table:table-cell office:value="36" office:value-type="float"/>
          <table:table-cell office:value="0.6257603168487549" office:value-type="float"/>
          <table:table-cell office:value="0.5780029296875" office:value-type="float"/>
          <table:table-cell office:value="0.5395816564559937" office:value-type="float"/>
          <table:table-cell office:value="-0.8298348188400269" office:value-type="float"/>
          <table:table-cell office:value="0.033086299896240234" office:value-type="float"/>
          <table:table-cell office:value="-0.5514722466468811" office:value-type="float"/>
        </table:table-row>
        <table:table-row>
          <table:table-cell office:value="0.0033126282691955493" office:value-type="float"/>
          <table:table-cell office:value="-0.0338375586271286" office:value-type="float"/>
          <table:table-cell office:value="0.000806614756584171" office:value-type="float"/>
          <table:table-cell office:value="-0.031221896409988403" office:value-type="float"/>
          <table:table-cell office:value="-0.011602836251258854" office:value-type="float"/>
          <table:table-cell office:value="-0.004053259491920475" office:value-type="float"/>
          <table:table-cell office:value="0.5476845479803157" office:value-type="float"/>
          <table:table-cell office:value="37" office:value-type="float"/>
          <table:table-cell office:value="0.49573051929473877" office:value-type="float"/>
          <table:table-cell office:value="0.07948195934295654" office:value-type="float"/>
          <table:table-cell office:value="0.5329611301422119" office:value-type="float"/>
          <table:table-cell office:value="0.8797721862792969" office:value-type="float"/>
          <table:table-cell office:value="0.15983295440673828" office:value-type="float"/>
          <table:table-cell office:value="0.8117901086807251" office:value-type="float"/>
        </table:table-row>
        <table:table-row>
          <table:table-cell office:value="0.012983152866363519" office:value-type="float"/>
          <table:table-cell office:value="-0.0340678608417511" office:value-type="float"/>
          <table:table-cell office:value="-0.0021047425270080532" office:value-type="float"/>
          <table:table-cell office:value="-0.02873794674873352" office:value-type="float"/>
          <table:table-cell office:value="-0.01902482628822327" office:value-type="float"/>
          <table:table-cell office:value="-0.013106582164764409" office:value-type="float"/>
          <table:table-cell office:value="0.5552673425560075" office:value-type="float"/>
          <table:table-cell office:value="38" office:value-type="float"/>
          <table:table-cell office:value="0.9670524597167969" office:value-type="float"/>
          <table:table-cell office:value="-0.023030221462249756" office:value-type="float"/>
          <table:table-cell office:value="-0.2911357283592224" office:value-type="float"/>
          <table:table-cell office:value="0.24839496612548828" office:value-type="float"/>
          <table:table-cell office:value="-0.7421990036964417" office:value-type="float"/>
          <table:table-cell office:value="-0.9053322672843933" office:value-type="float"/>
        </table:table-row>
        <table:table-row>
          <table:table-cell office:value="0.020571739673614496" office:value-type="float"/>
          <table:table-cell office:value="-0.038294464349746704" office:value-type="float"/>
          <table:table-cell office:value="0.007583878040313725" office:value-type="float"/>
          <table:table-cell office:value="-0.027948958873748778" office:value-type="float"/>
          <table:table-cell office:value="-0.027195976972579958" office:value-type="float"/>
          <table:table-cell office:value="-0.003901879787445073" office:value-type="float"/>
          <table:table-cell office:value="0.5710817635776215" office:value-type="float"/>
          <table:table-cell office:value="39" office:value-type="float"/>
          <table:table-cell office:value="0.7588586807250977" office:value-type="float"/>
          <table:table-cell office:value="-0.42266035079956055" office:value-type="float"/>
          <table:table-cell office:value="0.9688620567321777" office:value-type="float"/>
          <table:table-cell office:value="0.07889878749847412" office:value-type="float"/>
          <table:table-cell office:value="-0.817115068435669" office:value-type="float"/>
          <table:table-cell office:value="0.9204702377319336" office:value-type="float"/>
        </table:table-row>
        <table:table-row>
          <table:table-cell office:value="0.019480931162834163" office:value-type="float"/>
          <table:table-cell office:value="-0.04187706112861633" office:value-type="float"/>
          <table:table-cell office:value="0.008647656440734867" office:value-type="float"/>
          <table:table-cell office:value="-0.01872791290283203" office:value-type="float"/>
          <table:table-cell office:value="-0.02474435567855835" office:value-type="float"/>
          <table:table-cell office:value="-0.00099071860313416" office:value-type="float"/>
          <table:table-cell office:value="0.5790528951887044" office:value-type="float"/>
          <table:table-cell office:value="40" office:value-type="float"/>
          <table:table-cell office:value="-0.10908085107803345" office:value-type="float"/>
          <table:table-cell office:value="-0.3582596778869629" office:value-type="float"/>
          <table:table-cell office:value="0.10637784004211426" office:value-type="float"/>
          <table:table-cell office:value="0.9221045970916748" office:value-type="float"/>
          <table:table-cell office:value="0.24516212940216064" office:value-type="float"/>
          <table:table-cell office:value="0.2911161184310913" office:value-type="float"/>
        </table:table-row>
        <table:table-row>
          <table:table-cell office:value="0.013340488076210017" office:value-type="float"/>
          <table:table-cell office:value="-0.034495067596435544" office:value-type="float"/>
          <table:table-cell office:value="0.01705420255661011" office:value-type="float"/>
          <table:table-cell office:value="-0.011987478733062744" office:value-type="float"/>
          <table:table-cell office:value="-0.024563988447189333" office:value-type="float"/>
          <table:table-cell office:value="-0.004601036310195927" office:value-type="float"/>
          <table:table-cell office:value="0.5358685636365662" office:value-type="float"/>
          <table:table-cell office:value="41" office:value-type="float"/>
          <table:table-cell office:value="-0.6140443086624146" office:value-type="float"/>
          <table:table-cell office:value="0.7381993532180786" office:value-type="float"/>
          <table:table-cell office:value="0.8406546115875244" office:value-type="float"/>
          <table:table-cell office:value="0.6740434169769287" office:value-type="float"/>
          <table:table-cell office:value="0.018036723136901855" office:value-type="float"/>
          <table:table-cell office:value="-0.36103177070617676" office:value-type="float"/>
        </table:table-row>
        <table:table-row>
          <table:table-cell office:value="0.01716502726078033" office:value-type="float"/>
          <table:table-cell office:value="-0.02473525047302246" office:value-type="float"/>
          <table:table-cell office:value="0.017902669906616212" office:value-type="float"/>
          <table:table-cell office:value="-0.011652023792266845" office:value-type="float"/>
          <table:table-cell office:value="-0.016839405298233034" office:value-type="float"/>
          <table:table-cell office:value="-0.0013992404937744184" office:value-type="float"/>
          <table:table-cell office:value="0.5565872611547386" office:value-type="float"/>
          <table:table-cell office:value="42" office:value-type="float"/>
          <table:table-cell office:value="0.38245391845703125" office:value-type="float"/>
          <table:table-cell office:value="0.9759817123413086" office:value-type="float"/>
          <table:table-cell office:value="0.08484673500061035" office:value-type="float"/>
          <table:table-cell office:value="0.033545494079589844" office:value-type="float"/>
          <table:table-cell office:value="0.7724583148956299" office:value-type="float"/>
          <table:table-cell office:value="0.3201795816421509" office:value-type="float"/>
        </table:table-row>
        <table:table-row>
          <table:table-cell office:value="0.020061406493186947" office:value-type="float"/>
          <table:table-cell office:value="-0.03382286548614502" office:value-type="float"/>
          <table:table-cell office:value="0.019656708240509035" office:value-type="float"/>
          <table:table-cell office:value="-0.003393104076385498" office:value-type="float"/>
          <table:table-cell office:value="-0.0175008624792099" office:value-type="float"/>
          <table:table-cell office:value="0.0052683615684509235" office:value-type="float"/>
          <table:table-cell office:value="0.5658993970888533" office:value-type="float"/>
          <table:table-cell office:value="43" office:value-type="float"/>
          <table:table-cell office:value="0.2896379232406616" office:value-type="float"/>
          <table:table-cell office:value="-0.9087615013122559" office:value-type="float"/>
          <table:table-cell office:value="0.17540383338928223" office:value-type="float"/>
          <table:table-cell office:value="0.8258919715881348" office:value-type="float"/>
          <table:table-cell office:value="-0.06614571809768677" office:value-type="float"/>
          <table:table-cell office:value="0.6667602062225342" office:value-type="float"/>
        </table:table-row>
        <table:table-row>
          <table:table-cell office:value="0.012190297245979306" office:value-type="float"/>
          <table:table-cell office:value="-0.026910483837127686" office:value-type="float"/>
          <table:table-cell office:value="0.018137850761413575" office:value-type="float"/>
          <table:table-cell office:value="-0.010813173651695252" office:value-type="float"/>
          <table:table-cell office:value="-0.013685775399208068" office:value-type="float"/>
          <table:table-cell office:value="-0.0018208348751068155" office:value-type="float"/>
          <table:table-cell office:value="0.5403402856210264" office:value-type="float"/>
          <table:table-cell office:value="44" office:value-type="float"/>
          <table:table-cell office:value="-0.7871109247207642" office:value-type="float"/>
          <table:table-cell office:value="0.6912381649017334" office:value-type="float"/>
          <table:table-cell office:value="-0.1518857479095459" office:value-type="float"/>
          <table:table-cell office:value="-0.7420069575309753" office:value-type="float"/>
          <table:table-cell office:value="0.3815087080001831" office:value-type="float"/>
          <table:table-cell office:value="-0.7089196443557739" office:value-type="float"/>
        </table:table-row>
        <table:table-row>
          <table:table-cell office:value="0.019396994709968564" office:value-type="float"/>
          <table:table-cell office:value="-0.03194388270378113" office:value-type="float"/>
          <table:table-cell office:value="0.017215012311935427" office:value-type="float"/>
          <table:table-cell office:value="-0.010729708075523377" office:value-type="float"/>
          <table:table-cell office:value="-0.023217124938964842" office:value-type="float"/>
          <table:table-cell office:value="-0.004306511282920842" office:value-type="float"/>
          <table:table-cell office:value="0.5486070650877222" office:value-type="float"/>
          <table:table-cell office:value="45" office:value-type="float"/>
          <table:table-cell office:value="0.7206697463989258" office:value-type="float"/>
          <table:table-cell office:value="-0.5033398866653442" office:value-type="float"/>
          <table:table-cell office:value="-0.09228384494781494" office:value-type="float"/>
          <table:table-cell office:value="0.0083465576171875" office:value-type="float"/>
          <table:table-cell office:value="-0.9531349539756775" office:value-type="float"/>
          <table:table-cell office:value="-0.2485676407814026" office:value-type="float"/>
        </table:table-row>
        <table:table-row>
          <table:table-cell office:value="0.01948660314083099" office:value-type="float"/>
          <table:table-cell office:value="-0.030440968275070195" office:value-type="float"/>
          <table:table-cell office:value="0.013261659145355226" office:value-type="float"/>
          <table:table-cell office:value="-0.0026339906454086303" office:value-type="float"/>
          <table:table-cell office:value="-0.02789841115474701" office:value-type="float"/>
          <table:table-cell office:value="-0.005885005593299871" office:value-type="float"/>
          <table:table-cell office:value="0.5513198530180056" office:value-type="float"/>
          <table:table-cell office:value="46" office:value-type="float"/>
          <table:table-cell office:value="0.008960843086242676" office:value-type="float"/>
          <table:table-cell office:value="0.15029144287109375" office:value-type="float"/>
          <table:table-cell office:value="-0.39533531665802" office:value-type="float"/>
          <table:table-cell office:value="0.8095717430114746" office:value-type="float"/>
          <table:table-cell office:value="-0.46812862157821655" office:value-type="float"/>
          <table:table-cell office:value="-0.15784943103790283" office:value-type="float"/>
        </table:table-row>
        <table:table-row>
          <table:table-cell office:value="0.023208549618721007" office:value-type="float"/>
          <table:table-cell office:value="-0.028171805143356328" office:value-type="float"/>
          <table:table-cell office:value="0.016621382236480714" office:value-type="float"/>
          <table:table-cell office:value="0.00397827684879303" office:value-type="float"/>
          <table:table-cell office:value="-0.035468249320983886" office:value-type="float"/>
          <table:table-cell office:value="0.0032626765966415365" office:value-type="float"/>
          <table:table-cell office:value="0.5649632166890908" office:value-type="float"/>
          <table:table-cell office:value="47" office:value-type="float"/>
          <table:table-cell office:value="0.37219464778900146" office:value-type="float"/>
          <table:table-cell office:value="0.22691631317138672" office:value-type="float"/>
          <table:table-cell office:value="0.33597230911254883" office:value-type="float"/>
          <table:table-cell office:value="0.661226749420166" office:value-type="float"/>
          <table:table-cell office:value="-0.7569838166236877" office:value-type="float"/>
          <table:table-cell office:value="0.9147682189941406" office:value-type="float"/>
        </table:table-row>
        <table:table-row>
          <table:table-cell office:value="0.019389774203300476" office:value-type="float"/>
          <table:table-cell office:value="-0.03773719370365143" office:value-type="float"/>
          <table:table-cell office:value="0.018898813724517825" office:value-type="float"/>
          <table:table-cell office:value="0.0007161754369735718" office:value-type="float"/>
          <table:table-cell office:value="-0.03820576608181" office:value-type="float"/>
          <table:table-cell office:value="0.003204479217529293" office:value-type="float"/>
          <table:table-cell office:value="0.543897152703862" office:value-type="float"/>
          <table:table-cell office:value="48" office:value-type="float"/>
          <table:table-cell office:value="-0.3818775415420532" office:value-type="float"/>
          <table:table-cell office:value="-0.9565388560295105" office:value-type="float"/>
          <table:table-cell office:value="0.22774314880371094" office:value-type="float"/>
          <table:table-cell office:value="-0.3262101411819458" office:value-type="float"/>
          <table:table-cell office:value="-0.2737516760826111" office:value-type="float"/>
          <table:table-cell office:value="-0.005819737911224365" office:value-type="float"/>
        </table:table-row>
        <table:table-row>
          <table:table-cell office:value="0.02568937838077545" office:value-type="float"/>
          <table:table-cell office:value="-0.031278281807899475" office:value-type="float"/>
          <table:table-cell office:value="0.014065474271774295" office:value-type="float"/>
          <table:table-cell office:value="0.001730983853340149" office:value-type="float"/>
          <table:table-cell office:value="-0.04720550537109375" office:value-type="float"/>
          <table:table-cell office:value="0.010221972465515133" office:value-type="float"/>
          <table:table-cell office:value="0.5808692341804997" office:value-type="float"/>
          <table:table-cell office:value="49" office:value-type="float"/>
          <table:table-cell office:value="0.6299604177474976" office:value-type="float"/>
          <table:table-cell office:value="0.6458911895751953" office:value-type="float"/>
          <table:table-cell office:value="-0.483333945274353" office:value-type="float"/>
          <table:table-cell office:value="0.10148084163665771" office:value-type="float"/>
          <table:table-cell office:value="-0.8999739289283752" office:value-type="float"/>
          <table:table-cell office:value="0.701749324798584" office:value-type="float"/>
        </table:table-row>
        <table:table-row>
          <table:table-cell office:value="0.030721178650856017" office:value-type="float"/>
          <table:table-cell office:value="-0.022777152657508848" office:value-type="float"/>
          <table:table-cell office:value="0.004282122254371646" office:value-type="float"/>
          <table:table-cell office:value="0.010946915745735168" office:value-type="float"/>
          <table:table-cell office:value="-0.04779159545898437" office:value-type="float"/>
          <table:table-cell office:value="0.01959102869033813" office:value-type="float"/>
          <table:table-cell office:value="0.6291085474538396" office:value-type="float"/>
          <table:table-cell office:value="50" office:value-type="float"/>
          <table:table-cell office:value="0.5031800270080566" office:value-type="float"/>
          <table:table-cell office:value="0.8501129150390625" office:value-type="float"/>
          <table:table-cell office:value="-0.9783352017402649" office:value-type="float"/>
          <table:table-cell office:value="0.921593189239502" office:value-type="float"/>
          <table:table-cell office:value="-0.0586090087890625" office:value-type="float"/>
          <table:table-cell office:value="0.9369056224822998" office:value-type="float"/>
        </table:table-row>
        <table:table-row>
          <table:table-cell office:value="0.030668107867240904" office:value-type="float"/>
          <table:table-cell office:value="-0.016771712899208067" office:value-type="float"/>
          <table:table-cell office:value="0.008102113604545597" office:value-type="float"/>
          <table:table-cell office:value="0.013438987135887145" office:value-type="float"/>
          <table:table-cell office:value="-0.043062716722488396" office:value-type="float"/>
          <table:table-cell office:value="0.02059207677841186" office:value-type="float"/>
          <table:table-cell office:value="0.6214086506000633" office:value-type="float"/>
          <table:table-cell office:value="51" office:value-type="float"/>
          <table:table-cell office:value="-0.0053070783615112305" office:value-type="float"/>
          <table:table-cell office:value="0.6005439758300781" office:value-type="float"/>
          <table:table-cell office:value="0.381999135017395" office:value-type="float"/>
          <table:table-cell office:value="0.24920713901519775" office:value-type="float"/>
          <table:table-cell office:value="0.47288787364959717" office:value-type="float"/>
          <table:table-cell office:value="0.10010480880737305" office:value-type="float"/>
        </table:table-row>
        <table:table-row>
          <table:table-cell office:value="0.03492800772190094" office:value-type="float"/>
          <table:table-cell office:value="-0.023353224992752074" office:value-type="float"/>
          <table:table-cell office:value="0.0004517489671707186" office:value-type="float"/>
          <table:table-cell office:value="0.013085279464721678" office:value-type="float"/>
          <table:table-cell office:value="-0.05" office:value-type="float"/>
          <table:table-cell office:value="0.02804453611373901" office:value-type="float"/>
          <table:table-cell office:value="0.6472659101752218" office:value-type="float"/>
          <table:table-cell office:value="52" office:value-type="float"/>
          <table:table-cell office:value="0.4259899854660034" office:value-type="float"/>
          <table:table-cell office:value="-0.6581512093544006" office:value-type="float"/>
          <table:table-cell office:value="-0.7650364637374878" office:value-type="float"/>
          <table:table-cell office:value="-0.03537076711654663" office:value-type="float"/>
          <table:table-cell office:value="-0.7529366612434387" office:value-type="float"/>
          <table:table-cell office:value="0.7452459335327148" office:value-type="float"/>
        </table:table-row>
        <table:table-row>
          <table:table-cell office:value="0.03349603891372681" office:value-type="float"/>
          <table:table-cell office:value="-0.03249985277652741" office:value-type="float"/>
          <table:table-cell office:value="-0.008908389806747434" office:value-type="float"/>
          <table:table-cell office:value="0.014919369220733641" office:value-type="float"/>
          <table:table-cell office:value="-0.05" office:value-type="float"/>
          <table:table-cell office:value="0.025878641605377194" office:value-type="float"/>
          <table:table-cell office:value="0.6614058079294449" office:value-type="float"/>
          <table:table-cell office:value="53" office:value-type="float"/>
          <table:table-cell office:value="-0.14319688081741333" office:value-type="float"/>
          <table:table-cell office:value="-0.914662778377533" office:value-type="float"/>
          <table:table-cell office:value="-0.9360138773918152" office:value-type="float"/>
          <table:table-cell office:value="0.1834089756011963" office:value-type="float"/>
          <table:table-cell office:value="-0.1861298680305481" office:value-type="float"/>
          <table:table-cell office:value="-0.21658945083618164" office:value-type="float"/>
        </table:table-row>
        <table:table-row>
          <table:table-cell office:value="0.04065984249114991" office:value-type="float"/>
          <table:table-cell office:value="-0.02705591380596161" office:value-type="float"/>
          <table:table-cell office:value="-0.0012475073337554904" office:value-type="float"/>
          <table:table-cell office:value="0.01730166792869568" office:value-type="float"/>
          <table:table-cell office:value="-0.042404456138610845" office:value-type="float"/>
          <table:table-cell office:value="0.03292283773422241" office:value-type="float"/>
          <table:table-cell office:value="0.6608983280331374" office:value-type="float"/>
          <table:table-cell office:value="54" office:value-type="float"/>
          <table:table-cell office:value="0.7163803577423096" office:value-type="float"/>
          <table:table-cell office:value="0.5443938970565796" office:value-type="float"/>
          <table:table-cell office:value="0.7660882472991943" office:value-type="float"/>
          <table:table-cell office:value="0.2382298707962036" office:value-type="float"/>
          <table:table-cell office:value="0.759554386138916" office:value-type="float"/>
          <table:table-cell office:value="0.7044196128845215" office:value-type="float"/>
        </table:table-row>
        <table:table-row>
          <table:table-cell office:value="0.036480798125267035" office:value-type="float"/>
          <table:table-cell office:value="-0.03001862704753876" office:value-type="float"/>
          <table:table-cell office:value="0.004269381761550907" office:value-type="float"/>
          <table:table-cell office:value="0.009891902804374696" office:value-type="float"/>
          <table:table-cell office:value="-0.0442298173904419" office:value-type="float"/>
          <table:table-cell office:value="0.028000758290290827" office:value-type="float"/>
          <table:table-cell office:value="0.6515793786073754" office:value-type="float"/>
          <table:table-cell office:value="55" office:value-type="float"/>
          <table:table-cell office:value="-0.41790443658828735" office:value-type="float"/>
          <table:table-cell office:value="-0.29627132415771484" office:value-type="float"/>
          <table:table-cell office:value="0.5516889095306396" office:value-type="float"/>
          <table:table-cell office:value="-0.7409765124320984" office:value-type="float"/>
          <table:table-cell office:value="-0.18253612518310547" office:value-type="float"/>
          <table:table-cell office:value="-0.49220794439315796" office:value-type="float"/>
        </table:table-row>
        <table:table-row>
          <table:table-cell office:value="0.030296745300292974" office:value-type="float"/>
          <table:table-cell office:value="-0.02130543649196625" office:value-type="float"/>
          <table:table-cell office:value="-0.0031479662656784023" office:value-type="float"/>
          <table:table-cell office:value="0.0005057847499847432" office:value-type="float"/>
          <table:table-cell office:value="-0.04435959994792939" office:value-type="float"/>
          <table:table-cell office:value="0.020184493064880363" office:value-type="float"/>
          <table:table-cell office:value="0.6926442108928538" office:value-type="float"/>
          <table:table-cell office:value="56" office:value-type="float"/>
          <table:table-cell office:value="-0.618405282497406" office:value-type="float"/>
          <table:table-cell office:value="0.871319055557251" office:value-type="float"/>
          <table:table-cell office:value="-0.7417348027229309" office:value-type="float"/>
          <table:table-cell office:value="-0.9386118054389954" office:value-type="float"/>
          <table:table-cell office:value="-0.01297825574874878" office:value-type="float"/>
          <table:table-cell office:value="-0.7816265225410461" office:value-type="float"/>
        </table:table-row>
        <table:table-row>
          <table:table-cell office:value="0.024038816094398504" office:value-type="float"/>
          <table:table-cell office:value="-0.01919558942317963" office:value-type="float"/>
          <table:table-cell office:value="0.002684058547019962" office:value-type="float"/>
          <table:table-cell office:value="0.005626243352890017" office:value-type="float"/>
          <table:table-cell office:value="-0.05" office:value-type="float"/>
          <table:table-cell office:value="0.011635376811027519" office:value-type="float"/>
          <table:table-cell office:value="0.6179468029372336" office:value-type="float"/>
          <table:table-cell office:value="57" office:value-type="float"/>
          <table:table-cell office:value="-0.625792920589447" office:value-type="float"/>
          <table:table-cell office:value="0.2109847068786621" office:value-type="float"/>
          <table:table-cell office:value="0.5832024812698364" office:value-type="float"/>
          <table:table-cell office:value="0.5120458602905273" office:value-type="float"/>
          <table:table-cell office:value="-0.9053078889846802" office:value-type="float"/>
          <table:table-cell office:value="-0.8549116253852844" office:value-type="float"/>
        </table:table-row>
        <table:table-row>
          <table:table-cell office:value="0.03298784792423249" office:value-type="float"/>
          <table:table-cell office:value="-0.012976352572441105" office:value-type="float"/>
          <table:table-cell office:value="0.0030444091558456455" office:value-type="float"/>
          <table:table-cell office:value="0.001145019531250002" office:value-type="float"/>
          <table:table-cell office:value="-0.05" office:value-type="float"/>
          <table:table-cell office:value="0.01110369682312011" office:value-type="float"/>
          <table:table-cell office:value="0.6372195650078885" office:value-type="float"/>
          <table:table-cell office:value="58" office:value-type="float"/>
          <table:table-cell office:value="0.8949031829833984" office:value-type="float"/>
          <table:table-cell office:value="0.6219236850738525" office:value-type="float"/>
          <table:table-cell office:value="0.03603506088256836" office:value-type="float"/>
          <table:table-cell office:value="-0.44812238216400146" office:value-type="float"/>
          <table:table-cell office:value="-0.8960626721382141" office:value-type="float"/>
          <table:table-cell office:value="-0.05316799879074097" office:value-type="float"/>
        </table:table-row>
        <table:table-row>
          <table:table-cell office:value="0.03792421400547028" office:value-type="float"/>
          <table:table-cell office:value="-0.0202201783657074" office:value-type="float"/>
          <table:table-cell office:value="0.010358766913414004" office:value-type="float"/>
          <table:table-cell office:value="-0.0070882844924926745" office:value-type="float"/>
          <table:table-cell office:value="-0.05" office:value-type="float"/>
          <table:table-cell office:value="0.013768999576568595" office:value-type="float"/>
          <table:table-cell office:value="0.629892608908601" office:value-type="float"/>
          <table:table-cell office:value="59" office:value-type="float"/>
          <table:table-cell office:value="0.4936366081237793" office:value-type="float"/>
          <table:table-cell office:value="-0.7243825793266296" office:value-type="float"/>
          <table:table-cell office:value="0.7314357757568359" office:value-type="float"/>
          <table:table-cell office:value="-0.8233304023742676" office:value-type="float"/>
          <table:table-cell office:value="-0.5685034990310669" office:value-type="float"/>
          <table:table-cell office:value="0.26653027534484863" office:value-type="float"/>
        </table:table-row>
        <table:table-row>
          <table:table-cell office:value="0.03972750842571259" office:value-type="float"/>
          <table:table-cell office:value="-0.02322262287139893" office:value-type="float"/>
          <table:table-cell office:value="0.017321197390556337" office:value-type="float"/>
          <table:table-cell office:value="0.0019521498680114763" office:value-type="float"/>
          <table:table-cell office:value="-0.04530048370361328" office:value-type="float"/>
          <table:table-cell office:value="0.016178606748580925" office:value-type="float"/>
          <table:table-cell office:value="0.6067581664469022" office:value-type="float"/>
          <table:table-cell office:value="60" office:value-type="float"/>
          <table:table-cell office:value="0.18032944202423096" office:value-type="float"/>
          <table:table-cell office:value="-0.30024445056915283" office:value-type="float"/>
          <table:table-cell office:value="0.6962430477142334" office:value-type="float"/>
          <table:table-cell office:value="0.904043436050415" office:value-type="float"/>
          <table:table-cell office:value="0.4699516296386719" office:value-type="float"/>
          <table:table-cell office:value="0.2409607172012329" office:value-type="float"/>
        </table:table-row>
      </table:table>
      <table:table table:name="1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6037940979003908" office:value-type="float"/>
          <table:table-cell office:value="-0.004090182781219483" office:value-type="float"/>
          <table:table-cell office:value="-0.00077159583568573" office:value-type="float"/>
          <table:table-cell office:value="0.0037146949768066405" office:value-type="float"/>
          <table:table-cell office:value="0.0028710556030273437" office:value-type="float"/>
          <table:table-cell office:value="-0.0067790871858596806" office:value-type="float"/>
          <table:table-cell office:value="0.6146714003491472" office:value-type="float"/>
          <table:table-cell office:value="1" office:value-type="float"/>
          <table:table-cell office:value="0.016037940979003906" office:value-type="float"/>
          <table:table-cell office:value="-0.40901827812194824" office:value-type="float"/>
          <table:table-cell office:value="-0.077159583568573" office:value-type="float"/>
          <table:table-cell office:value="0.37146949768066406" office:value-type="float"/>
          <table:table-cell office:value="0.2871055603027344" office:value-type="float"/>
          <table:table-cell office:value="-0.677908718585968" office:value-type="float"/>
        </table:table-row>
        <table:table-row>
          <table:table-cell office:value="0.005190808773040772" office:value-type="float"/>
          <table:table-cell office:value="-0.009498028755187989" office:value-type="float"/>
          <table:table-cell office:value="0.006496630311012269" office:value-type="float"/>
          <table:table-cell office:value="-0.0014740371704101561" office:value-type="float"/>
          <table:table-cell office:value="0.011563656330108644" office:value-type="float"/>
          <table:table-cell office:value="-0.012447075843811037" office:value-type="float"/>
          <table:table-cell office:value="0.6065280241266766" office:value-type="float"/>
          <table:table-cell office:value="2" office:value-type="float"/>
          <table:table-cell office:value="0.5030429363250732" office:value-type="float"/>
          <table:table-cell office:value="-0.5407845973968506" office:value-type="float"/>
          <table:table-cell office:value="0.7268226146697998" office:value-type="float"/>
          <table:table-cell office:value="-0.5188732147216797" office:value-type="float"/>
          <table:table-cell office:value="0.8692600727081299" office:value-type="float"/>
          <table:table-cell office:value="-0.5667988657951355" office:value-type="float"/>
        </table:table-row>
        <table:table-row>
          <table:table-cell office:value="0.010501251220703126" office:value-type="float"/>
          <table:table-cell office:value="-0.01306026577949524" office:value-type="float"/>
          <table:table-cell office:value="-0.0024097269773483273" office:value-type="float"/>
          <table:table-cell office:value="0.008426746129989626" office:value-type="float"/>
          <table:table-cell office:value="0.012019309997558595" office:value-type="float"/>
          <table:table-cell office:value="-0.01717249631881714" office:value-type="float"/>
          <table:table-cell office:value="0.670749363940136" office:value-type="float"/>
          <table:table-cell office:value="3" office:value-type="float"/>
          <table:table-cell office:value="0.5310442447662354" office:value-type="float"/>
          <table:table-cell office:value="-0.3562237024307251" office:value-type="float"/>
          <table:table-cell office:value="-0.8906357288360596" office:value-type="float"/>
          <table:table-cell office:value="0.990078330039978" office:value-type="float"/>
          <table:table-cell office:value="0.04556536674499512" office:value-type="float"/>
          <table:table-cell office:value="-0.47254204750061035" office:value-type="float"/>
        </table:table-row>
        <table:table-row>
          <table:table-cell office:value="0.01287173867225647" office:value-type="float"/>
          <table:table-cell office:value="-0.011020152568817141" office:value-type="float"/>
          <table:table-cell office:value="-0.007013566493988037" office:value-type="float"/>
          <table:table-cell office:value="0.016942001581192016" office:value-type="float"/>
          <table:table-cell office:value="0.0198145067691803" office:value-type="float"/>
          <table:table-cell office:value="-0.012272100448608401" office:value-type="float"/>
          <table:table-cell office:value="0.69527812182248" office:value-type="float"/>
          <table:table-cell office:value="4" office:value-type="float"/>
          <table:table-cell office:value="0.23704874515533447" office:value-type="float"/>
          <table:table-cell office:value="0.20401132106781006" office:value-type="float"/>
          <table:table-cell office:value="-0.46038395166397095" office:value-type="float"/>
          <table:table-cell office:value="0.8515255451202393" office:value-type="float"/>
          <table:table-cell office:value="0.7795196771621704" office:value-type="float"/>
          <table:table-cell office:value="0.490039587020874" office:value-type="float"/>
        </table:table-row>
        <table:table-row>
          <table:table-cell office:value="0.018933342695236208" office:value-type="float"/>
          <table:table-cell office:value="-0.01395649075508118" office:value-type="float"/>
          <table:table-cell office:value="-0.004554604291915893" office:value-type="float"/>
          <table:table-cell office:value="0.025735360383987427" office:value-type="float"/>
          <table:table-cell office:value="0.010046027302742004" office:value-type="float"/>
          <table:table-cell office:value="-0.004162361621856693" office:value-type="float"/>
          <table:table-cell office:value="0.683016721572468" office:value-type="float"/>
          <table:table-cell office:value="5" office:value-type="float"/>
          <table:table-cell office:value="0.6061604022979736" office:value-type="float"/>
          <table:table-cell office:value="-0.2936338186264038" office:value-type="float"/>
          <table:table-cell office:value="0.24589622020721436" office:value-type="float"/>
          <table:table-cell office:value="0.879335880279541" office:value-type="float"/>
          <table:table-cell office:value="-0.9768479466438293" office:value-type="float"/>
          <table:table-cell office:value="0.8109738826751709" office:value-type="float"/>
        </table:table-row>
        <table:table-row>
          <table:table-cell office:value="0.009841040372848513" office:value-type="float"/>
          <table:table-cell office:value="-0.016766933202743535" office:value-type="float"/>
          <table:table-cell office:value="-0.014107316136360168" office:value-type="float"/>
          <table:table-cell office:value="0.03005475878715515" office:value-type="float"/>
          <table:table-cell office:value="0.014923935532569885" office:value-type="float"/>
          <table:table-cell office:value="-0.0079511833190918" office:value-type="float"/>
          <table:table-cell office:value="0.6844988019689516" office:value-type="float"/>
          <table:table-cell office:value="6" office:value-type="float"/>
          <table:table-cell office:value="-0.9092302322387695" office:value-type="float"/>
          <table:table-cell office:value="-0.28104424476623535" office:value-type="float"/>
          <table:table-cell office:value="-0.9552711844444275" office:value-type="float"/>
          <table:table-cell office:value="0.43193984031677246" office:value-type="float"/>
          <table:table-cell office:value="0.4877908229827881" office:value-type="float"/>
          <table:table-cell office:value="-0.37888216972351074" office:value-type="float"/>
        </table:table-row>
        <table:table-row>
          <table:table-cell office:value="0.017657488584518433" office:value-type="float"/>
          <table:table-cell office:value="-0.01897210240364075" office:value-type="float"/>
          <table:table-cell office:value="-0.01859884440898895" office:value-type="float"/>
          <table:table-cell office:value="0.023281614780426025" office:value-type="float"/>
          <table:table-cell office:value="0.007498003840446472" office:value-type="float"/>
          <table:table-cell office:value="-0.00831872642040253" office:value-type="float"/>
          <table:table-cell office:value="0.6890097866647555" office:value-type="float"/>
          <table:table-cell office:value="7" office:value-type="float"/>
          <table:table-cell office:value="0.7816448211669922" office:value-type="float"/>
          <table:table-cell office:value="-0.22051692008972168" office:value-type="float"/>
          <table:table-cell office:value="-0.4491528272628784" office:value-type="float"/>
          <table:table-cell office:value="-0.6773144006729126" office:value-type="float"/>
          <table:table-cell office:value="-0.7425931692123413" office:value-type="float"/>
          <table:table-cell office:value="-0.036754310131073" office:value-type="float"/>
        </table:table-row>
        <table:table-row>
          <table:table-cell office:value="0.02368787407875061" office:value-type="float"/>
          <table:table-cell office:value="-0.025430557131767277" office:value-type="float"/>
          <table:table-cell office:value="-0.019349322915077207" office:value-type="float"/>
          <table:table-cell office:value="0.02135279357433319" office:value-type="float"/>
          <table:table-cell office:value="0.0014954954385757438" office:value-type="float"/>
          <table:table-cell office:value="-0.0001833337545394942" office:value-type="float"/>
          <table:table-cell office:value="0.6372544788744835" office:value-type="float"/>
          <table:table-cell office:value="8" office:value-type="float"/>
          <table:table-cell office:value="0.6030385494232178" office:value-type="float"/>
          <table:table-cell office:value="-0.6458454728126526" office:value-type="float"/>
          <table:table-cell office:value="-0.07504785060882568" office:value-type="float"/>
          <table:table-cell office:value="-0.19288212060928345" office:value-type="float"/>
          <table:table-cell office:value="-0.6002508401870728" office:value-type="float"/>
          <table:table-cell office:value="0.8135392665863037" office:value-type="float"/>
        </table:table-row>
        <table:table-row>
          <table:table-cell office:value="0.017298548817634582" office:value-type="float"/>
          <table:table-cell office:value="-0.02335112273693085" office:value-type="float"/>
          <table:table-cell office:value="-0.018994684815406795" office:value-type="float"/>
          <table:table-cell office:value="0.02767516314983368" office:value-type="float"/>
          <table:table-cell office:value="0.0005731588602066031" office:value-type="float"/>
          <table:table-cell office:value="-0.0035273665189743085" office:value-type="float"/>
          <table:table-cell office:value="0.6531310369359797" office:value-type="float"/>
          <table:table-cell office:value="9" office:value-type="float"/>
          <table:table-cell office:value="-0.6389325261116028" office:value-type="float"/>
          <table:table-cell office:value="0.20794343948364258" office:value-type="float"/>
          <table:table-cell office:value="0.035463809967041016" office:value-type="float"/>
          <table:table-cell office:value="0.6322369575500488" office:value-type="float"/>
          <table:table-cell office:value="-0.09223365783691406" office:value-type="float"/>
          <table:table-cell office:value="-0.33440327644348145" office:value-type="float"/>
        </table:table-row>
        <table:table-row>
          <table:table-cell office:value="0.015390990376472473" office:value-type="float"/>
          <table:table-cell office:value="-0.020643810629844668" office:value-type="float"/>
          <table:table-cell office:value="-0.011359627842903133" office:value-type="float"/>
          <table:table-cell office:value="0.031162951588630677" office:value-type="float"/>
          <table:table-cell office:value="-0.0013793092966079721" office:value-type="float"/>
          <table:table-cell office:value="-0.010608786344528203" office:value-type="float"/>
          <table:table-cell office:value="0.6795640670215986" office:value-type="float"/>
          <table:table-cell office:value="10" office:value-type="float"/>
          <table:table-cell office:value="-0.19075584411621094" office:value-type="float"/>
          <table:table-cell office:value="0.27073121070861816" office:value-type="float"/>
          <table:table-cell office:value="0.7635056972503662" office:value-type="float"/>
          <table:table-cell office:value="0.3487788438796997" office:value-type="float"/>
          <table:table-cell office:value="-0.19524681568145752" office:value-type="float"/>
          <table:table-cell office:value="-0.7081419825553894" office:value-type="float"/>
        </table:table-row>
        <table:table-row>
          <table:table-cell office:value="0.02138770043849945" office:value-type="float"/>
          <table:table-cell office:value="-0.01973896682262421" office:value-type="float"/>
          <table:table-cell office:value="-0.010927041172981258" office:value-type="float"/>
          <table:table-cell office:value="0.03946888983249664" office:value-type="float"/>
          <table:table-cell office:value="-0.007479467988014223" office:value-type="float"/>
          <table:table-cell office:value="-0.0042916226387023975" office:value-type="float"/>
          <table:table-cell office:value="0.6588911187530176" office:value-type="float"/>
          <table:table-cell office:value="11" office:value-type="float"/>
          <table:table-cell office:value="0.5996710062026978" office:value-type="float"/>
          <table:table-cell office:value="0.0904843807220459" office:value-type="float"/>
          <table:table-cell office:value="0.0432586669921875" office:value-type="float"/>
          <table:table-cell office:value="0.8305938243865967" office:value-type="float"/>
          <table:table-cell office:value="-0.610015869140625" office:value-type="float"/>
          <table:table-cell office:value="0.6317163705825806" office:value-type="float"/>
        </table:table-row>
        <table:table-row>
          <table:table-cell office:value="0.019980239868164062" office:value-type="float"/>
          <table:table-cell office:value="-0.019664950966835022" office:value-type="float"/>
          <table:table-cell office:value="-0.012696328759193416" office:value-type="float"/>
          <table:table-cell office:value="0.04121151983737945" office:value-type="float"/>
          <table:table-cell office:value="-0.015569365620613099" office:value-type="float"/>
          <table:table-cell office:value="0.0035392498970031683" office:value-type="float"/>
          <table:table-cell office:value="0.614271443958506" office:value-type="float"/>
          <table:table-cell office:value="12" office:value-type="float"/>
          <table:table-cell office:value="-0.14074605703353882" office:value-type="float"/>
          <table:table-cell office:value="0.007401585578918457" office:value-type="float"/>
          <table:table-cell office:value="-0.17692875862121582" office:value-type="float"/>
          <table:table-cell office:value="0.17426300048828125" office:value-type="float"/>
          <table:table-cell office:value="-0.8089897632598877" office:value-type="float"/>
          <table:table-cell office:value="0.7830872535705566" office:value-type="float"/>
        </table:table-row>
        <table:table-row>
          <table:table-cell office:value="0.02730042219161987" office:value-type="float"/>
          <table:table-cell office:value="-0.014281323552131653" office:value-type="float"/>
          <table:table-cell office:value="-0.019755352735519406" office:value-type="float"/>
          <table:table-cell office:value="0.039128043651580804" office:value-type="float"/>
          <table:table-cell office:value="-0.008160219788551332" office:value-type="float"/>
          <table:table-cell office:value="0.0026834595203399604" office:value-type="float"/>
          <table:table-cell office:value="0.6676822217077742" office:value-type="float"/>
          <table:table-cell office:value="13" office:value-type="float"/>
          <table:table-cell office:value="0.732018232345581" office:value-type="float"/>
          <table:table-cell office:value="0.5383627414703369" office:value-type="float"/>
          <table:table-cell office:value="-0.7059023976325989" office:value-type="float"/>
          <table:table-cell office:value="-0.2083476185798645" office:value-type="float"/>
          <table:table-cell office:value="0.7409145832061768" office:value-type="float"/>
          <table:table-cell office:value="-0.0855790376663208" office:value-type="float"/>
        </table:table-row>
        <table:table-row>
          <table:table-cell office:value="0.03206095457077026" office:value-type="float"/>
          <table:table-cell office:value="-0.006414538025856018" office:value-type="float"/>
          <table:table-cell office:value="-0.02083970189094543" office:value-type="float"/>
          <table:table-cell office:value="0.039366277456283565" office:value-type="float"/>
          <table:table-cell office:value="-0.016072869300842285" office:value-type="float"/>
          <table:table-cell office:value="-0.004016056060791021" office:value-type="float"/>
          <table:table-cell office:value="0.7082554432398709" office:value-type="float"/>
          <table:table-cell office:value="14" office:value-type="float"/>
          <table:table-cell office:value="0.47605323791503906" office:value-type="float"/>
          <table:table-cell office:value="0.7866785526275635" office:value-type="float"/>
          <table:table-cell office:value="-0.10843491554260254" office:value-type="float"/>
          <table:table-cell office:value="0.02382338047027588" office:value-type="float"/>
          <table:table-cell office:value="-0.7912649512290955" office:value-type="float"/>
          <table:table-cell office:value="-0.6699515581130981" office:value-type="float"/>
        </table:table-row>
        <table:table-row>
          <table:table-cell office:value="0.031114912629127498" office:value-type="float"/>
          <table:table-cell office:value="-0.012222137451171875" office:value-type="float"/>
          <table:table-cell office:value="-0.014193965196609492" office:value-type="float"/>
          <table:table-cell office:value="0.04548838496208191" office:value-type="float"/>
          <table:table-cell office:value="-0.025543333292007447" office:value-type="float"/>
          <table:table-cell office:value="0.0012872672080993597" office:value-type="float"/>
          <table:table-cell office:value="0.6369121295625296" office:value-type="float"/>
          <table:table-cell office:value="15" office:value-type="float"/>
          <table:table-cell office:value="-0.09460419416427612" office:value-type="float"/>
          <table:table-cell office:value="-0.5807599425315857" office:value-type="float"/>
          <table:table-cell office:value="0.6645736694335938" office:value-type="float"/>
          <table:table-cell office:value="0.612210750579834" office:value-type="float"/>
          <table:table-cell office:value="-0.9470463991165161" office:value-type="float"/>
          <table:table-cell office:value="0.5303323268890381" office:value-type="float"/>
        </table:table-row>
        <table:table-row>
          <table:table-cell office:value="0.028239554762840267" office:value-type="float"/>
          <table:table-cell office:value="-0.015404884815216065" office:value-type="float"/>
          <table:table-cell office:value="-0.014451133012771601" office:value-type="float"/>
          <table:table-cell office:value="0.04016989290714264" office:value-type="float"/>
          <table:table-cell office:value="-0.016383973360061647" office:value-type="float"/>
          <table:table-cell office:value="-0.002702342867851263" office:value-type="float"/>
          <table:table-cell office:value="0.6612730546486641" office:value-type="float"/>
          <table:table-cell office:value="16" office:value-type="float"/>
          <table:table-cell office:value="-0.28753578662872314" office:value-type="float"/>
          <table:table-cell office:value="-0.31827473640441895" office:value-type="float"/>
          <table:table-cell office:value="-0.025716781616210938" office:value-type="float"/>
          <table:table-cell office:value="-0.531849205493927" office:value-type="float"/>
          <table:table-cell office:value="0.9159359931945801" office:value-type="float"/>
          <table:table-cell office:value="-0.39896100759506226" office:value-type="float"/>
        </table:table-row>
        <table:table-row>
          <table:table-cell office:value="0.03677011668682098" office:value-type="float"/>
          <table:table-cell office:value="-0.022792841196060183" office:value-type="float"/>
          <table:table-cell office:value="-0.020576965808868402" office:value-type="float"/>
          <table:table-cell office:value="0.03773915350437164" office:value-type="float"/>
          <table:table-cell office:value="-0.014148051738739014" office:value-type="float"/>
          <table:table-cell office:value="-0.00412000715732575" office:value-type="float"/>
          <table:table-cell office:value="0.651402789224346" office:value-type="float"/>
          <table:table-cell office:value="17" office:value-type="float"/>
          <table:table-cell office:value="0.8530561923980713" office:value-type="float"/>
          <table:table-cell office:value="-0.7387956380844116" office:value-type="float"/>
          <table:table-cell office:value="-0.6125832796096802" office:value-type="float"/>
          <table:table-cell office:value="-0.2430739402770996" office:value-type="float"/>
          <table:table-cell office:value="0.22359216213226318" office:value-type="float"/>
          <table:table-cell office:value="-0.14176642894744873" office:value-type="float"/>
        </table:table-row>
        <table:table-row>
          <table:table-cell office:value="0.04412504732608795" office:value-type="float"/>
          <table:table-cell office:value="-0.021125997304916384" office:value-type="float"/>
          <table:table-cell office:value="-0.03031644940376281" office:value-type="float"/>
          <table:table-cell office:value="0.03077026844024658" office:value-type="float"/>
          <table:table-cell office:value="-0.016973750591278078" office:value-type="float"/>
          <table:table-cell office:value="-0.012845133543014533" office:value-type="float"/>
          <table:table-cell office:value="0.6707430628803955" office:value-type="float"/>
          <table:table-cell office:value="18" office:value-type="float"/>
          <table:table-cell office:value="0.7354930639266968" office:value-type="float"/>
          <table:table-cell office:value="0.16668438911437988" office:value-type="float"/>
          <table:table-cell office:value="-0.9739483594894409" office:value-type="float"/>
          <table:table-cell office:value="-0.6968885064125061" office:value-type="float"/>
          <table:table-cell office:value="-0.28256988525390625" office:value-type="float"/>
          <table:table-cell office:value="-0.8725126385688782" office:value-type="float"/>
        </table:table-row>
        <table:table-row>
          <table:table-cell office:value="0.05" office:value-type="float"/>
          <table:table-cell office:value="-0.025099610090255742" office:value-type="float"/>
          <table:table-cell office:value="-0.03933603465557098" office:value-type="float"/>
          <table:table-cell office:value="0.023588671088218684" office:value-type="float"/>
          <table:table-cell office:value="-0.008656814098358155" office:value-type="float"/>
          <table:table-cell office:value="-0.01692278742790223" office:value-type="float"/>
          <table:table-cell office:value="0.6696687240963466" office:value-type="float"/>
          <table:table-cell office:value="19" office:value-type="float"/>
          <table:table-cell office:value="0.9499537944793701" office:value-type="float"/>
          <table:table-cell office:value="-0.39736127853393555" office:value-type="float"/>
          <table:table-cell office:value="-0.9019585251808167" office:value-type="float"/>
          <table:table-cell office:value="-0.7181597352027893" office:value-type="float"/>
          <table:table-cell office:value="0.8316936492919922" office:value-type="float"/>
          <table:table-cell office:value="-0.40776538848876953" office:value-type="float"/>
        </table:table-row>
        <table:table-row>
          <table:table-cell office:value="0.04159500479698181" office:value-type="float"/>
          <table:table-cell office:value="-0.015923159122467043" office:value-type="float"/>
          <table:table-cell office:value="-0.04273035049438476" office:value-type="float"/>
          <table:table-cell office:value="0.026484653353691098" office:value-type="float"/>
          <table:table-cell office:value="-0.013046663999557496" office:value-type="float"/>
          <table:table-cell office:value="-0.018806323409080512" office:value-type="float"/>
          <table:table-cell office:value="0.6978690930235569" office:value-type="float"/>
          <table:table-cell office:value="20" office:value-type="float"/>
          <table:table-cell office:value="-0.8404995203018188" office:value-type="float"/>
          <table:table-cell office:value="0.9176450967788696" office:value-type="float"/>
          <table:table-cell office:value="-0.3394315838813782" office:value-type="float"/>
          <table:table-cell office:value="0.2895982265472412" office:value-type="float"/>
          <table:table-cell office:value="-0.4389849901199341" office:value-type="float"/>
          <table:table-cell office:value="-0.18835359811782837" office:value-type="float"/>
        </table:table-row>
        <table:table-row>
          <table:table-cell office:value="0.03807492017745972" office:value-type="float"/>
          <table:table-cell office:value="-0.021475784182548523" office:value-type="float"/>
          <table:table-cell office:value="-0.04635917663574218" office:value-type="float"/>
          <table:table-cell office:value="0.031075524687767024" office:value-type="float"/>
          <table:table-cell office:value="-0.0106992506980896" office:value-type="float"/>
          <table:table-cell office:value="-0.011977450251579293" office:value-type="float"/>
          <table:table-cell office:value="0.6635865270398875" office:value-type="float"/>
          <table:table-cell office:value="21" office:value-type="float"/>
          <table:table-cell office:value="-0.3520084619522095" office:value-type="float"/>
          <table:table-cell office:value="-0.5552625060081482" office:value-type="float"/>
          <table:table-cell office:value="-0.3628826141357422" office:value-type="float"/>
          <table:table-cell office:value="0.4590871334075928" office:value-type="float"/>
          <table:table-cell office:value="0.23474133014678955" office:value-type="float"/>
          <table:table-cell office:value="0.6828873157501221" office:value-type="float"/>
        </table:table-row>
        <table:table-row>
          <table:table-cell office:value="0.040849857330322266" office:value-type="float"/>
          <table:table-cell office:value="-0.02794149279594421" office:value-type="float"/>
          <table:table-cell office:value="-0.05" office:value-type="float"/>
          <table:table-cell office:value="0.021545256376266475" office:value-type="float"/>
          <table:table-cell office:value="-0.013724447488784791" office:value-type="float"/>
          <table:table-cell office:value="-0.01430361509323121" office:value-type="float"/>
          <table:table-cell office:value="0.6228753561118138" office:value-type="float"/>
          <table:table-cell office:value="22" office:value-type="float"/>
          <table:table-cell office:value="0.2774937152862549" office:value-type="float"/>
          <table:table-cell office:value="-0.6465708613395691" office:value-type="float"/>
          <table:table-cell office:value="-0.411057710647583" office:value-type="float"/>
          <table:table-cell office:value="-0.9530268311500549" office:value-type="float"/>
          <table:table-cell office:value="-0.30251967906951904" office:value-type="float"/>
          <table:table-cell office:value="-0.23261648416519165" office:value-type="float"/>
        </table:table-row>
        <table:table-row>
          <table:table-cell office:value="0.046563899517059325" office:value-type="float"/>
          <table:table-cell office:value="-0.031257041692733765" office:value-type="float"/>
          <table:table-cell office:value="-0.04142390608787537" office:value-type="float"/>
          <table:table-cell office:value="0.019551392793655392" office:value-type="float"/>
          <table:table-cell office:value="-0.01542871117591858" office:value-type="float"/>
          <table:table-cell office:value="-0.010084155797958383" office:value-type="float"/>
          <table:table-cell office:value="0.6049431115047654" office:value-type="float"/>
          <table:table-cell office:value="23" office:value-type="float"/>
          <table:table-cell office:value="0.571404218673706" office:value-type="float"/>
          <table:table-cell office:value="-0.3315548896789551" office:value-type="float"/>
          <table:table-cell office:value="0.8576093912124634" office:value-type="float"/>
          <table:table-cell office:value="-0.1993863582611084" office:value-type="float"/>
          <table:table-cell office:value="-0.1704263687133789" office:value-type="float"/>
          <table:table-cell office:value="0.4219459295272827" office:value-type="float"/>
        </table:table-row>
        <table:table-row>
          <table:table-cell office:value="0.05" office:value-type="float"/>
          <table:table-cell office:value="-0.03000722885131836" office:value-type="float"/>
          <table:table-cell office:value="-0.041236457824707036" office:value-type="float"/>
          <table:table-cell office:value="0.026378744840621946" office:value-type="float"/>
          <table:table-cell office:value="-0.016274340748786927" office:value-type="float"/>
          <table:table-cell office:value="-0.007695052623748788" office:value-type="float"/>
          <table:table-cell office:value="0.6062831500948624" office:value-type="float"/>
          <table:table-cell office:value="24" office:value-type="float"/>
          <table:table-cell office:value="0.8475856781005859" office:value-type="float"/>
          <table:table-cell office:value="0.12498128414154053" office:value-type="float"/>
          <table:table-cell office:value="0.018744826316833496" office:value-type="float"/>
          <table:table-cell office:value="0.6827352046966553" office:value-type="float"/>
          <table:table-cell office:value="-0.08456295728683472" office:value-type="float"/>
          <table:table-cell office:value="0.23891031742095947" office:value-type="float"/>
        </table:table-row>
        <table:table-row>
          <table:table-cell office:value="0.05" office:value-type="float"/>
          <table:table-cell office:value="-0.02048184871673584" office:value-type="float"/>
          <table:table-cell office:value="-0.03545966863632202" office:value-type="float"/>
          <table:table-cell office:value="0.03269584536552429" office:value-type="float"/>
          <table:table-cell office:value="-0.02411994993686676" office:value-type="float"/>
          <table:table-cell office:value="-0.01428180158138276" office:value-type="float"/>
          <table:table-cell office:value="0.6449474427214249" office:value-type="float"/>
          <table:table-cell office:value="25" office:value-type="float"/>
          <table:table-cell office:value="0.8637700080871582" office:value-type="float"/>
          <table:table-cell office:value="0.952538013458252" office:value-type="float"/>
          <table:table-cell office:value="0.577678918838501" office:value-type="float"/>
          <table:table-cell office:value="0.6317100524902344" office:value-type="float"/>
          <table:table-cell office:value="-0.7845609188079834" office:value-type="float"/>
          <table:table-cell office:value="-0.6586748957633972" office:value-type="float"/>
        </table:table-row>
        <table:table-row>
          <table:table-cell office:value="0.05" office:value-type="float"/>
          <table:table-cell office:value="-0.028756667971611024" office:value-type="float"/>
          <table:table-cell office:value="-0.027257139682769778" office:value-type="float"/>
          <table:table-cell office:value="0.03952295899391174" office:value-type="float"/>
          <table:table-cell office:value="-0.01922267735004425" office:value-type="float"/>
          <table:table-cell office:value="-0.013369359374046335" office:value-type="float"/>
          <table:table-cell office:value="0.6330097509069892" office:value-type="float"/>
          <table:table-cell office:value="26" office:value-type="float"/>
          <table:table-cell office:value="0.3988301753997803" office:value-type="float"/>
          <table:table-cell office:value="-0.8274819254875183" office:value-type="float"/>
          <table:table-cell office:value="0.8202528953552246" office:value-type="float"/>
          <table:table-cell office:value="0.6827113628387451" office:value-type="float"/>
          <table:table-cell office:value="0.489727258682251" office:value-type="float"/>
          <table:table-cell office:value="0.09124422073364258" office:value-type="float"/>
        </table:table-row>
        <table:table-row>
          <table:table-cell office:value="0.04452277541160584" office:value-type="float"/>
          <table:table-cell office:value="-0.03647088944911957" office:value-type="float"/>
          <table:table-cell office:value="-0.03276568472385407" office:value-type="float"/>
          <table:table-cell office:value="0.04173097968101501" office:value-type="float"/>
          <table:table-cell office:value="-0.01154790461063385" office:value-type="float"/>
          <table:table-cell office:value="-0.00600294530391694" office:value-type="float"/>
          <table:table-cell office:value="0.6024858872741539" office:value-type="float"/>
          <table:table-cell office:value="27" office:value-type="float"/>
          <table:table-cell office:value="-0.5477224588394165" office:value-type="float"/>
          <table:table-cell office:value="-0.7714221477508545" office:value-type="float"/>
          <table:table-cell office:value="-0.550854504108429" office:value-type="float"/>
          <table:table-cell office:value="0.22080206871032715" office:value-type="float"/>
          <table:table-cell office:value="0.76747727394104" office:value-type="float"/>
          <table:table-cell office:value="0.7366414070129395" office:value-type="float"/>
        </table:table-row>
        <table:table-row>
          <table:table-cell office:value="0.044523676633834844" office:value-type="float"/>
          <table:table-cell office:value="-0.0459646874666214" office:value-type="float"/>
          <table:table-cell office:value="-0.028619137406349186" office:value-type="float"/>
          <table:table-cell office:value="0.04347983002662658" office:value-type="float"/>
          <table:table-cell office:value="-0.013549960255622863" office:value-type="float"/>
          <table:table-cell office:value="-0.0007588547468185512" office:value-type="float"/>
          <table:table-cell office:value="0.5447287764886755" office:value-type="float"/>
          <table:table-cell office:value="28" office:value-type="float"/>
          <table:table-cell office:value="9.012222290039062e-05" office:value-type="float"/>
          <table:table-cell office:value="-0.9493798017501831" office:value-type="float"/>
          <table:table-cell office:value="0.4146547317504883" office:value-type="float"/>
          <table:table-cell office:value="0.17488503456115723" office:value-type="float"/>
          <table:table-cell office:value="-0.20020556449890137" office:value-type="float"/>
          <table:table-cell office:value="0.5244090557098389" office:value-type="float"/>
        </table:table-row>
        <table:table-row>
          <table:table-cell office:value="0.05" office:value-type="float"/>
          <table:table-cell office:value="-0.05" office:value-type="float"/>
          <table:table-cell office:value="-0.035453414320945745" office:value-type="float"/>
          <table:table-cell office:value="0.03799464881420135" office:value-type="float"/>
          <table:table-cell office:value="-0.01230638563632965" office:value-type="float"/>
          <table:table-cell office:value="-0.004460753202438363" office:value-type="float"/>
          <table:table-cell office:value="0.5398584001798676" office:value-type="float"/>
          <table:table-cell office:value="29" office:value-type="float"/>
          <table:table-cell office:value="0.6631731986999512" office:value-type="float"/>
          <table:table-cell office:value="-0.9131068587303162" office:value-type="float"/>
          <table:table-cell office:value="-0.6834276914596558" office:value-type="float"/>
          <table:table-cell office:value="-0.5485181212425232" office:value-type="float"/>
          <table:table-cell office:value="0.12435746192932129" office:value-type="float"/>
          <table:table-cell office:value="-0.3701898455619812" office:value-type="float"/>
        </table:table-row>
        <table:table-row>
          <table:table-cell office:value="0.04736029088497162" office:value-type="float"/>
          <table:table-cell office:value="-0.05" office:value-type="float"/>
          <table:table-cell office:value="-0.03717902481555939" office:value-type="float"/>
          <table:table-cell office:value="0.042871078848838805" office:value-type="float"/>
          <table:table-cell office:value="-0.009702301621437072" office:value-type="float"/>
          <table:table-cell office:value="-0.0055061542987823574" office:value-type="float"/>
          <table:table-cell office:value="0.5468982281124619" office:value-type="float"/>
          <table:table-cell office:value="30" office:value-type="float"/>
          <table:table-cell office:value="-0.26397091150283813" office:value-type="float"/>
          <table:table-cell office:value="-0.3789938688278198" office:value-type="float"/>
          <table:table-cell office:value="-0.17256104946136475" office:value-type="float"/>
          <table:table-cell office:value="0.4876430034637451" office:value-type="float"/>
          <table:table-cell office:value="0.2604084014892578" office:value-type="float"/>
          <table:table-cell office:value="-0.10454010963439941" office:value-type="float"/>
        </table:table-row>
        <table:table-row>
          <table:table-cell office:value="0.038841562867164614" office:value-type="float"/>
          <table:table-cell office:value="-0.04886148691177369" office:value-type="float"/>
          <table:table-cell office:value="-0.03051758348941803" office:value-type="float"/>
          <table:table-cell office:value="0.04984976232051849" office:value-type="float"/>
          <table:table-cell office:value="-0.014737604856491088" office:value-type="float"/>
          <table:table-cell office:value="-0.0006017565727233975" office:value-type="float"/>
          <table:table-cell office:value="0.5242273249195117" office:value-type="float"/>
          <table:table-cell office:value="31" office:value-type="float"/>
          <table:table-cell office:value="-0.8518728017807007" office:value-type="float"/>
          <table:table-cell office:value="0.11385130882263184" office:value-type="float"/>
          <table:table-cell office:value="0.6661441326141357" office:value-type="float"/>
          <table:table-cell office:value="0.6978683471679688" office:value-type="float"/>
          <table:table-cell office:value="-0.5035303235054016" office:value-type="float"/>
          <table:table-cell office:value="0.490439772605896" office:value-type="float"/>
        </table:table-row>
        <table:table-row>
          <table:table-cell office:value="0.03177897870540619" office:value-type="float"/>
          <table:table-cell office:value="-0.0412987232208252" office:value-type="float"/>
          <table:table-cell office:value="-0.03513695538043976" office:value-type="float"/>
          <table:table-cell office:value="0.040627331137657166" office:value-type="float"/>
          <table:table-cell office:value="-0.021781389117240903" office:value-type="float"/>
          <table:table-cell office:value="-0.01027093172073365" office:value-type="float"/>
          <table:table-cell office:value="0.5661441031720328" office:value-type="float"/>
          <table:table-cell office:value="32" office:value-type="float"/>
          <table:table-cell office:value="-0.7062584161758423" office:value-type="float"/>
          <table:table-cell office:value="0.7562763690948486" office:value-type="float"/>
          <table:table-cell office:value="-0.46193718910217285" office:value-type="float"/>
          <table:table-cell office:value="-0.9222431182861328" office:value-type="float"/>
          <table:table-cell office:value="-0.7043784260749817" office:value-type="float"/>
          <table:table-cell office:value="-0.9669175148010254" office:value-type="float"/>
        </table:table-row>
        <table:table-row>
          <table:table-cell office:value="0.03950399100780487" office:value-type="float"/>
          <table:table-cell office:value="-0.04222134828567505" office:value-type="float"/>
          <table:table-cell office:value="-0.03843281388282776" office:value-type="float"/>
          <table:table-cell office:value="0.033825700283050535" office:value-type="float"/>
          <table:table-cell office:value="-0.02571144342422485" office:value-type="float"/>
          <table:table-cell office:value="-0.0012825548648834305" office:value-type="float"/>
          <table:table-cell office:value="0.5265474505925003" office:value-type="float"/>
          <table:table-cell office:value="33" office:value-type="float"/>
          <table:table-cell office:value="0.7725012302398682" office:value-type="float"/>
          <table:table-cell office:value="-0.09226250648498535" office:value-type="float"/>
          <table:table-cell office:value="-0.32958585023880005" office:value-type="float"/>
          <table:table-cell office:value="-0.6801630854606628" office:value-type="float"/>
          <table:table-cell office:value="-0.3930054306983948" office:value-type="float"/>
          <table:table-cell office:value="0.898837685585022" office:value-type="float"/>
        </table:table-row>
        <table:table-row>
          <table:table-cell office:value="0.04334117352962494" office:value-type="float"/>
          <table:table-cell office:value="-0.03563304424285889" office:value-type="float"/>
          <table:table-cell office:value="-0.0413995110988617" office:value-type="float"/>
          <table:table-cell office:value="0.04299564599990845" office:value-type="float"/>
          <table:table-cell office:value="-0.024884150028228757" office:value-type="float"/>
          <table:table-cell office:value="0.0029542207717895433" office:value-type="float"/>
          <table:table-cell office:value="0.5357160722067444" office:value-type="float"/>
          <table:table-cell office:value="34" office:value-type="float"/>
          <table:table-cell office:value="0.38371825218200684" office:value-type="float"/>
          <table:table-cell office:value="0.6588304042816162" office:value-type="float"/>
          <table:table-cell office:value="-0.29666972160339355" office:value-type="float"/>
          <table:table-cell office:value="0.916994571685791" office:value-type="float"/>
          <table:table-cell office:value="0.08272933959960938" office:value-type="float"/>
          <table:table-cell office:value="0.42367756366729736" office:value-type="float"/>
        </table:table-row>
        <table:table-row>
          <table:table-cell office:value="0.040031464099884034" office:value-type="float"/>
          <table:table-cell office:value="-0.03216663956642151" office:value-type="float"/>
          <table:table-cell office:value="-0.04530407905578614" office:value-type="float"/>
          <table:table-cell office:value="0.03964711666107178" office:value-type="float"/>
          <table:table-cell office:value="-0.027423955798149106" office:value-type="float"/>
          <table:table-cell office:value="-0.003638947606086739" office:value-type="float"/>
          <table:table-cell office:value="0.5562939249092256" office:value-type="float"/>
          <table:table-cell office:value="35" office:value-type="float"/>
          <table:table-cell office:value="-0.3309709429740906" office:value-type="float"/>
          <table:table-cell office:value="0.3466404676437378" office:value-type="float"/>
          <table:table-cell office:value="-0.39045679569244385" office:value-type="float"/>
          <table:table-cell office:value="-0.334852933883667" office:value-type="float"/>
          <table:table-cell office:value="-0.2539805769920349" office:value-type="float"/>
          <table:table-cell office:value="-0.6593168377876282" office:value-type="float"/>
        </table:table-row>
        <table:table-row>
          <table:table-cell office:value="0.048431546688079835" office:value-type="float"/>
          <table:table-cell office:value="-0.03878102898597718" office:value-type="float"/>
          <table:table-cell office:value="-0.044903863668441776" office:value-type="float"/>
          <table:table-cell office:value="0.030844044685363767" office:value-type="float"/>
          <table:table-cell office:value="-0.018751072287559505" office:value-type="float"/>
          <table:table-cell office:value="0.003312464356422416" office:value-type="float"/>
          <table:table-cell office:value="0.5327963816096348" office:value-type="float"/>
          <table:table-cell office:value="36" office:value-type="float"/>
          <table:table-cell office:value="0.8400082588195801" office:value-type="float"/>
          <table:table-cell office:value="-0.6614389419555664" office:value-type="float"/>
          <table:table-cell office:value="0.040021538734436035" office:value-type="float"/>
          <table:table-cell office:value="-0.8803071975708008" office:value-type="float"/>
          <table:table-cell office:value="0.86728835105896" office:value-type="float"/>
          <table:table-cell office:value="0.6951411962509155" office:value-type="float"/>
        </table:table-row>
        <table:table-row>
          <table:table-cell office:value="0.04831458628177643" office:value-type="float"/>
          <table:table-cell office:value="-0.03487948536872864" office:value-type="float"/>
          <table:table-cell office:value="-0.04326224684715271" office:value-type="float"/>
          <table:table-cell office:value="0.034380841255187984" office:value-type="float"/>
          <table:table-cell office:value="-0.02117843329906463" office:value-type="float"/>
          <table:table-cell office:value="-0.003954171538352974" office:value-type="float"/>
          <table:table-cell office:value="0.5660029872214012" office:value-type="float"/>
          <table:table-cell office:value="37" office:value-type="float"/>
          <table:table-cell office:value="-0.011696040630340576" office:value-type="float"/>
          <table:table-cell office:value="0.3901543617248535" office:value-type="float"/>
          <table:table-cell office:value="0.16416168212890625" office:value-type="float"/>
          <table:table-cell office:value="0.3536796569824219" office:value-type="float"/>
          <table:table-cell office:value="-0.2427361011505127" office:value-type="float"/>
          <table:table-cell office:value="-0.7266635894775391" office:value-type="float"/>
        </table:table-row>
        <table:table-row>
          <table:table-cell office:value="0.05" office:value-type="float"/>
          <table:table-cell office:value="-0.035752168893814086" office:value-type="float"/>
          <table:table-cell office:value="-0.044482676982879645" office:value-type="float"/>
          <table:table-cell office:value="0.03917872667312622" office:value-type="float"/>
          <table:table-cell office:value="-0.028963007926940912" office:value-type="float"/>
          <table:table-cell office:value="0.000519331097602836" office:value-type="float"/>
          <table:table-cell office:value="0.5245811899737123" office:value-type="float"/>
          <table:table-cell office:value="38" office:value-type="float"/>
          <table:table-cell office:value="0.6397517919540405" office:value-type="float"/>
          <table:table-cell office:value="-0.08726835250854492" office:value-type="float"/>
          <table:table-cell office:value="-0.12204301357269287" office:value-type="float"/>
          <table:table-cell office:value="0.47978854179382324" office:value-type="float"/>
          <table:table-cell office:value="-0.7784574627876282" office:value-type="float"/>
          <table:table-cell office:value="0.44735026359558105" office:value-type="float"/>
        </table:table-row>
        <table:table-row>
          <table:table-cell office:value="0.046466838717460636" office:value-type="float"/>
          <table:table-cell office:value="-0.04357607245445251" office:value-type="float"/>
          <table:table-cell office:value="-0.04302741885185242" office:value-type="float"/>
          <table:table-cell office:value="0.03317493617534637" office:value-type="float"/>
          <table:table-cell office:value="-0.03573164105415344" office:value-type="float"/>
          <table:table-cell office:value="-0.0015071392059326253" office:value-type="float"/>
          <table:table-cell office:value="0.4845090951739478" office:value-type="float"/>
          <table:table-cell office:value="39" office:value-type="float"/>
          <table:table-cell office:value="-0.35331612825393677" office:value-type="float"/>
          <table:table-cell office:value="-0.7823903560638428" office:value-type="float"/>
          <table:table-cell office:value="0.14552581310272217" office:value-type="float"/>
          <table:table-cell office:value="-0.6003790497779846" office:value-type="float"/>
          <table:table-cell office:value="-0.6768633127212524" office:value-type="float"/>
          <table:table-cell office:value="-0.20264703035354614" office:value-type="float"/>
        </table:table-row>
        <table:table-row>
          <table:table-cell office:value="0.04238174855709076" office:value-type="float"/>
          <table:table-cell office:value="-0.05" office:value-type="float"/>
          <table:table-cell office:value="-0.05" office:value-type="float"/>
          <table:table-cell office:value="0.028011375069618222" office:value-type="float"/>
          <table:table-cell office:value="-0.03783862709999084" office:value-type="float"/>
          <table:table-cell office:value="-0.009490576386451729" office:value-type="float"/>
          <table:table-cell office:value="0.461443658246078" office:value-type="float"/>
          <table:table-cell office:value="40" office:value-type="float"/>
          <table:table-cell office:value="-0.4085090160369873" office:value-type="float"/>
          <table:table-cell office:value="-0.7103086113929749" office:value-type="float"/>
          <table:table-cell office:value="-0.7670110464096069" office:value-type="float"/>
          <table:table-cell office:value="-0.5163561105728149" office:value-type="float"/>
          <table:table-cell office:value="-0.21069860458374023" office:value-type="float"/>
          <table:table-cell office:value="-0.7983437180519104" office:value-type="float"/>
        </table:table-row>
        <table:table-row>
          <table:table-cell office:value="0.044089036583900454" office:value-type="float"/>
          <table:table-cell office:value="-0.05" office:value-type="float"/>
          <table:table-cell office:value="-0.05" office:value-type="float"/>
          <table:table-cell office:value="0.03252958834171295" office:value-type="float"/>
          <table:table-cell office:value="-0.03460777163505554" office:value-type="float"/>
          <table:table-cell office:value="-0.0037192779779434276" office:value-type="float"/>
          <table:table-cell office:value="0.4607295122450651" office:value-type="float"/>
          <table:table-cell office:value="41" office:value-type="float"/>
          <table:table-cell office:value="0.17072880268096924" office:value-type="float"/>
          <table:table-cell office:value="-0.9234666228294373" office:value-type="float"/>
          <table:table-cell office:value="-0.7959685325622559" office:value-type="float"/>
          <table:table-cell office:value="0.45182132720947266" office:value-type="float"/>
          <table:table-cell office:value="0.3230855464935303" office:value-type="float"/>
          <table:table-cell office:value="0.5771298408508301" office:value-type="float"/>
        </table:table-row>
        <table:table-row>
          <table:table-cell office:value="0.0346303653717041" office:value-type="float"/>
          <table:table-cell office:value="-0.05" office:value-type="float"/>
          <table:table-cell office:value="-0.046529994010925294" office:value-type="float"/>
          <table:table-cell office:value="0.04100317060947418" office:value-type="float"/>
          <table:table-cell office:value="-0.04053906738758087" office:value-type="float"/>
          <table:table-cell office:value="-0.0062573498487472606" office:value-type="float"/>
          <table:table-cell office:value="0.4510097258508339" office:value-type="float"/>
          <table:table-cell office:value="42" office:value-type="float"/>
          <table:table-cell office:value="-0.945867121219635" office:value-type="float"/>
          <table:table-cell office:value="-0.8285474181175232" office:value-type="float"/>
          <table:table-cell office:value="0.3470005989074707" office:value-type="float"/>
          <table:table-cell office:value="0.847358226776123" office:value-type="float"/>
          <table:table-cell office:value="-0.593129575252533" office:value-type="float"/>
          <table:table-cell office:value="-0.2538071870803833" office:value-type="float"/>
        </table:table-row>
        <table:table-row>
          <table:table-cell office:value="0.03339377403259277" office:value-type="float"/>
          <table:table-cell office:value="-0.05" office:value-type="float"/>
          <table:table-cell office:value="-0.05" office:value-type="float"/>
          <table:table-cell office:value="0.03292969584465026" office:value-type="float"/>
          <table:table-cell office:value="-0.03498023569583893" office:value-type="float"/>
          <table:table-cell office:value="-0.003156725764274604" office:value-type="float"/>
          <table:table-cell office:value="0.4583418798725456" office:value-type="float"/>
          <table:table-cell office:value="43" office:value-type="float"/>
          <table:table-cell office:value="-0.12365913391113281" office:value-type="float"/>
          <table:table-cell office:value="-0.6653190851211548" office:value-type="float"/>
          <table:table-cell office:value="-0.7391742467880249" office:value-type="float"/>
          <table:table-cell office:value="-0.8073474764823914" office:value-type="float"/>
          <table:table-cell office:value="0.5558831691741943" office:value-type="float"/>
          <table:table-cell office:value="0.3100624084472656" office:value-type="float"/>
        </table:table-row>
        <table:table-row>
          <table:table-cell office:value="0.023826346397399896" office:value-type="float"/>
          <table:table-cell office:value="-0.05" office:value-type="float"/>
          <table:table-cell office:value="-0.04407642602920533" office:value-type="float"/>
          <table:table-cell office:value="0.03218924045562743" office:value-type="float"/>
          <table:table-cell office:value="-0.03158200085163116" office:value-type="float"/>
          <table:table-cell office:value="0.0009165436029434132" office:value-type="float"/>
          <table:table-cell office:value="0.4611627129618267" office:value-type="float"/>
          <table:table-cell office:value="44" office:value-type="float"/>
          <table:table-cell office:value="-0.9567427635192871" office:value-type="float"/>
          <table:table-cell office:value="-0.5756311416625977" office:value-type="float"/>
          <table:table-cell office:value="0.5923573970794678" office:value-type="float"/>
          <table:table-cell office:value="-0.07404553890228271" office:value-type="float"/>
          <table:table-cell office:value="0.33982348442077637" office:value-type="float"/>
          <table:table-cell office:value="0.40732693672180176" office:value-type="float"/>
        </table:table-row>
        <table:table-row>
          <table:table-cell office:value="0.0245635175704956" office:value-type="float"/>
          <table:table-cell office:value="-0.05" office:value-type="float"/>
          <table:table-cell office:value="-0.05" office:value-type="float"/>
          <table:table-cell office:value="0.02779104232788085" office:value-type="float"/>
          <table:table-cell office:value="-0.03665303468704223" office:value-type="float"/>
          <table:table-cell office:value="-0.004300823807716377" office:value-type="float"/>
          <table:table-cell office:value="0.4494786751740749" office:value-type="float"/>
          <table:table-cell office:value="45" office:value-type="float"/>
          <table:table-cell office:value="0.07371711730957031" office:value-type="float"/>
          <table:table-cell office:value="-0.8142570853233337" office:value-type="float"/>
          <table:table-cell office:value="-0.7469592690467834" office:value-type="float"/>
          <table:table-cell office:value="-0.4398198127746582" office:value-type="float"/>
          <table:table-cell office:value="-0.5071033835411072" office:value-type="float"/>
          <table:table-cell office:value="-0.521736741065979" office:value-type="float"/>
        </table:table-row>
        <table:table-row>
          <table:table-cell office:value="0.02446575760841369" office:value-type="float"/>
          <table:table-cell office:value="-0.046381931304931644" office:value-type="float"/>
          <table:table-cell office:value="-0.05" office:value-type="float"/>
          <table:table-cell office:value="0.03566392183303832" office:value-type="float"/>
          <table:table-cell office:value="-0.042368170022964474" office:value-type="float"/>
          <table:table-cell office:value="-0.00700171887874604" office:value-type="float"/>
          <table:table-cell office:value="0.45083591743873136" office:value-type="float"/>
          <table:table-cell office:value="46" office:value-type="float"/>
          <table:table-cell office:value="-0.009775996208190918" office:value-type="float"/>
          <table:table-cell office:value="0.36180686950683594" office:value-type="float"/>
          <table:table-cell office:value="-0.9694880843162537" office:value-type="float"/>
          <table:table-cell office:value="0.7872879505157471" office:value-type="float"/>
          <table:table-cell office:value="-0.5715135335922241" office:value-type="float"/>
          <table:table-cell office:value="-0.2700895071029663" office:value-type="float"/>
        </table:table-row>
        <table:table-row>
          <table:table-cell office:value="0.0332117748260498" office:value-type="float"/>
          <table:table-cell office:value="-0.03870693445205689" office:value-type="float"/>
          <table:table-cell office:value="-0.05" office:value-type="float"/>
          <table:table-cell office:value="0.03163055300712585" office:value-type="float"/>
          <table:table-cell office:value="-0.04848880112171173" office:value-type="float"/>
          <table:table-cell office:value="-0.01143701136112214" office:value-type="float"/>
          <table:table-cell office:value="0.46932447153538664" office:value-type="float"/>
          <table:table-cell office:value="47" office:value-type="float"/>
          <table:table-cell office:value="0.8746017217636108" office:value-type="float"/>
          <table:table-cell office:value="0.7674996852874756" office:value-type="float"/>
          <table:table-cell office:value="-0.9858188629150391" office:value-type="float"/>
          <table:table-cell office:value="-0.40333688259124756" office:value-type="float"/>
          <table:table-cell office:value="-0.6120631098747253" office:value-type="float"/>
          <table:table-cell office:value="-0.44352924823760986" office:value-type="float"/>
        </table:table-row>
        <table:table-row>
          <table:table-cell office:value="0.042843112945556636" office:value-type="float"/>
          <table:table-cell office:value="-0.030259847640991218" office:value-type="float"/>
          <table:table-cell office:value="-0.04776371479034424" office:value-type="float"/>
          <table:table-cell office:value="0.023666216135025016" office:value-type="float"/>
          <table:table-cell office:value="-0.05" office:value-type="float"/>
          <table:table-cell office:value="-0.013866992592811593" office:value-type="float"/>
          <table:table-cell office:value="0.4985401939260454" office:value-type="float"/>
          <table:table-cell office:value="48" office:value-type="float"/>
          <table:table-cell office:value="0.9631338119506836" office:value-type="float"/>
          <table:table-cell office:value="0.8447086811065674" office:value-type="float"/>
          <table:table-cell office:value="0.22362852096557617" office:value-type="float"/>
          <table:table-cell office:value="-0.796433687210083" office:value-type="float"/>
          <table:table-cell office:value="-0.22621136903762817" office:value-type="float"/>
          <table:table-cell office:value="-0.2429981231689453" office:value-type="float"/>
        </table:table-row>
        <table:table-row>
          <table:table-cell office:value="0.036464378833770746" office:value-type="float"/>
          <table:table-cell office:value="-0.022775380611419684" office:value-type="float"/>
          <table:table-cell office:value="-0.05" office:value-type="float"/>
          <table:table-cell office:value="0.020229253768920888" office:value-type="float"/>
          <table:table-cell office:value="-0.047799934148788456" office:value-type="float"/>
          <table:table-cell office:value="-0.021762418746948252" office:value-type="float"/>
          <table:table-cell office:value="0.5359114174578203" office:value-type="float"/>
          <table:table-cell office:value="49" office:value-type="float"/>
          <table:table-cell office:value="-0.6378734111785889" office:value-type="float"/>
          <table:table-cell office:value="0.7484467029571533" office:value-type="float"/>
          <table:table-cell office:value="-0.924760103225708" office:value-type="float"/>
          <table:table-cell office:value="-0.3436962366104126" office:value-type="float"/>
          <table:table-cell office:value="0.22000658512115479" office:value-type="float"/>
          <table:table-cell office:value="-0.7895426154136658" office:value-type="float"/>
        </table:table-row>
        <table:table-row>
          <table:table-cell office:value="0.0356898021697998" office:value-type="float"/>
          <table:table-cell office:value="-0.026526495218276984" office:value-type="float"/>
          <table:table-cell office:value="-0.05" office:value-type="float"/>
          <table:table-cell office:value="0.0189205640554428" office:value-type="float"/>
          <table:table-cell office:value="-0.038352073431015016" office:value-type="float"/>
          <table:table-cell office:value="-0.021026960611343393" office:value-type="float"/>
          <table:table-cell office:value="0.5556717634085447" office:value-type="float"/>
          <table:table-cell office:value="50" office:value-type="float"/>
          <table:table-cell office:value="-0.07745766639709473" office:value-type="float"/>
          <table:table-cell office:value="-0.37511146068573" office:value-type="float"/>
          <table:table-cell office:value="-0.9262102246284485" office:value-type="float"/>
          <table:table-cell office:value="-0.13086897134780884" office:value-type="float"/>
          <table:table-cell office:value="0.9447860717773438" office:value-type="float"/>
          <table:table-cell office:value="0.07354581356048584" office:value-type="float"/>
        </table:table-row>
        <table:table-row>
          <table:table-cell office:value="0.044411120414733884" office:value-type="float"/>
          <table:table-cell office:value="-0.023486176729202276" office:value-type="float"/>
          <table:table-cell office:value="-0.05" office:value-type="float"/>
          <table:table-cell office:value="0.024740585684776297" office:value-type="float"/>
          <table:table-cell office:value="-0.04431206703186035" office:value-type="float"/>
          <table:table-cell office:value="-0.022971030473709117" office:value-type="float"/>
          <table:table-cell office:value="0.5504837362499893" office:value-type="float"/>
          <table:table-cell office:value="51" office:value-type="float"/>
          <table:table-cell office:value="0.8721318244934082" office:value-type="float"/>
          <table:table-cell office:value="0.3040318489074707" office:value-type="float"/>
          <table:table-cell office:value="-0.19510483741760254" office:value-type="float"/>
          <table:table-cell office:value="0.5820021629333496" office:value-type="float"/>
          <table:table-cell office:value="-0.5959993600845337" office:value-type="float"/>
          <table:table-cell office:value="-0.19440698623657227" office:value-type="float"/>
        </table:table-row>
        <table:table-row>
          <table:table-cell office:value="0.05" office:value-type="float"/>
          <table:table-cell office:value="-0.022913280725479133" office:value-type="float"/>
          <table:table-cell office:value="-0.04717617750167847" office:value-type="float"/>
          <table:table-cell office:value="0.019348092675209035" office:value-type="float"/>
          <table:table-cell office:value="-0.04167680621147156" office:value-type="float"/>
          <table:table-cell office:value="-0.019585827589035043" office:value-type="float"/>
          <table:table-cell office:value="0.5555853094518745" office:value-type="float"/>
          <table:table-cell office:value="52" office:value-type="float"/>
          <table:table-cell office:value="0.6933012008666992" office:value-type="float"/>
          <table:table-cell office:value="0.05728960037231445" office:value-type="float"/>
          <table:table-cell office:value="0.2823822498321533" office:value-type="float"/>
          <table:table-cell office:value="-0.5392493009567261" office:value-type="float"/>
          <table:table-cell office:value="0.2635260820388794" office:value-type="float"/>
          <table:table-cell office:value="0.3385202884674072" office:value-type="float"/>
        </table:table-row>
        <table:table-row>
          <table:table-cell office:value="0.05" office:value-type="float"/>
          <table:table-cell office:value="-0.015701775550842293" office:value-type="float"/>
          <table:table-cell office:value="-0.03932240247726441" office:value-type="float"/>
          <table:table-cell office:value="0.028102176785469044" office:value-type="float"/>
          <table:table-cell office:value="-0.05" office:value-type="float"/>
          <table:table-cell office:value="-0.02595696210861207" office:value-type="float"/>
          <table:table-cell office:value="0.5760683602666443" office:value-type="float"/>
          <table:table-cell office:value="53" office:value-type="float"/>
          <table:table-cell office:value="0.981225848197937" office:value-type="float"/>
          <table:table-cell office:value="0.7211505174636841" office:value-type="float"/>
          <table:table-cell office:value="0.7853775024414062" office:value-type="float"/>
          <table:table-cell office:value="0.875408411026001" office:value-type="float"/>
          <table:table-cell office:value="-0.9684591889381409" office:value-type="float"/>
          <table:table-cell office:value="-0.6371134519577026" office:value-type="float"/>
        </table:table-row>
        <table:table-row>
          <table:table-cell office:value="0.04586966335773468" office:value-type="float"/>
          <table:table-cell office:value="-0.007145543098449714" office:value-type="float"/>
          <table:table-cell office:value="-0.04057059228420258" office:value-type="float"/>
          <table:table-cell office:value="0.030392683148384083" office:value-type="float"/>
          <table:table-cell office:value="-0.05" office:value-type="float"/>
          <table:table-cell office:value="-0.017310547828674326" office:value-type="float"/>
          <table:table-cell office:value="0.5985239025329112" office:value-type="float"/>
          <table:table-cell office:value="54" office:value-type="float"/>
          <table:table-cell office:value="-0.413033664226532" office:value-type="float"/>
          <table:table-cell office:value="0.8556232452392578" office:value-type="float"/>
          <table:table-cell office:value="-0.12481898069381714" office:value-type="float"/>
          <table:table-cell office:value="0.2290506362915039" office:value-type="float"/>
          <table:table-cell office:value="-0.11422544717788696" office:value-type="float"/>
          <table:table-cell office:value="0.8646414279937744" office:value-type="float"/>
        </table:table-row>
        <table:table-row>
          <table:table-cell office:value="0.05" office:value-type="float"/>
          <table:table-cell office:value="-0.008933688402175911" office:value-type="float"/>
          <table:table-cell office:value="-0.04385217189788819" office:value-type="float"/>
          <table:table-cell office:value="0.026304580569267263" office:value-type="float"/>
          <table:table-cell office:value="-0.042366141080856325" office:value-type="float"/>
          <table:table-cell office:value="-0.021379777789115914" office:value-type="float"/>
          <table:table-cell office:value="0.6133656943410212" office:value-type="float"/>
          <table:table-cell office:value="55" office:value-type="float"/>
          <table:table-cell office:value="0.617569088935852" office:value-type="float"/>
          <table:table-cell office:value="-0.17881453037261963" office:value-type="float"/>
          <table:table-cell office:value="-0.3281579613685608" office:value-type="float"/>
          <table:table-cell office:value="-0.40881025791168213" office:value-type="float"/>
          <table:table-cell office:value="0.7633858919143677" office:value-type="float"/>
          <table:table-cell office:value="-0.40692299604415894" office:value-type="float"/>
        </table:table-row>
        <table:table-row>
          <table:table-cell office:value="0.04845721900463105" office:value-type="float"/>
          <table:table-cell office:value="-0.00679440617561341" office:value-type="float"/>
          <table:table-cell office:value="-0.04017001152038575" office:value-type="float"/>
          <table:table-cell office:value="0.024709222316741934" office:value-type="float"/>
          <table:table-cell office:value="-0.046208998560905455" office:value-type="float"/>
          <table:table-cell office:value="-0.027747562527656564" office:value-type="float"/>
          <table:table-cell office:value="0.6202580070126112" office:value-type="float"/>
          <table:table-cell office:value="56" office:value-type="float"/>
          <table:table-cell office:value="-0.15427809953689575" office:value-type="float"/>
          <table:table-cell office:value="0.21392822265625" office:value-type="float"/>
          <table:table-cell office:value="0.36821603775024414" office:value-type="float"/>
          <table:table-cell office:value="-0.15953582525253296" office:value-type="float"/>
          <table:table-cell office:value="-0.38428574800491333" office:value-type="float"/>
          <table:table-cell office:value="-0.6367784738540649" office:value-type="float"/>
        </table:table-row>
        <table:table-row>
          <table:table-cell office:value="0.043606429696083075" office:value-type="float"/>
          <table:table-cell office:value="-0.009309561252594002" office:value-type="float"/>
          <table:table-cell office:value="-0.03654527306556702" office:value-type="float"/>
          <table:table-cell office:value="0.021928663253784172" office:value-type="float"/>
          <table:table-cell office:value="-0.05" office:value-type="float"/>
          <table:table-cell office:value="-0.03493130683898927" office:value-type="float"/>
          <table:table-cell office:value="0.6095351126865689" office:value-type="float"/>
          <table:table-cell office:value="57" office:value-type="float"/>
          <table:table-cell office:value="-0.48507893085479736" office:value-type="float"/>
          <table:table-cell office:value="-0.2515155076980591" office:value-type="float"/>
          <table:table-cell office:value="0.36247384548187256" office:value-type="float"/>
          <table:table-cell office:value="-0.27805590629577637" office:value-type="float"/>
          <table:table-cell office:value="-0.6929256319999695" office:value-type="float"/>
          <table:table-cell office:value="-0.7183744311332703" office:value-type="float"/>
        </table:table-row>
        <table:table-row>
          <table:table-cell office:value="0.05" office:value-type="float"/>
          <table:table-cell office:value="-0.0023613095283508377" office:value-type="float"/>
          <table:table-cell office:value="-0.045996772050857546" office:value-type="float"/>
          <table:table-cell office:value="0.02382911562919616" office:value-type="float"/>
          <table:table-cell office:value="-0.05" office:value-type="float"/>
          <table:table-cell office:value="-0.042848023176193246" office:value-type="float"/>
          <table:table-cell office:value="0.604992345547922" office:value-type="float"/>
          <table:table-cell office:value="58" office:value-type="float"/>
          <table:table-cell office:value="0.6597280502319336" office:value-type="float"/>
          <table:table-cell office:value="0.6948251724243164" office:value-type="float"/>
          <table:table-cell office:value="-0.9451498985290527" office:value-type="float"/>
          <table:table-cell office:value="0.19004523754119873" office:value-type="float"/>
          <table:table-cell office:value="-0.9815325140953064" office:value-type="float"/>
          <table:table-cell office:value="-0.791671633720398" office:value-type="float"/>
        </table:table-row>
        <table:table-row>
          <table:table-cell office:value="0.05" office:value-type="float"/>
          <table:table-cell office:value="-0.0019915246963501053" office:value-type="float"/>
          <table:table-cell office:value="-0.04066710829734802" office:value-type="float"/>
          <table:table-cell office:value="0.028869549036025993" office:value-type="float"/>
          <table:table-cell office:value="-0.047426016330718995" office:value-type="float"/>
          <table:table-cell office:value="-0.05" office:value-type="float"/>
          <table:table-cell office:value="0.6290810429461929" office:value-type="float"/>
          <table:table-cell office:value="59" office:value-type="float"/>
          <table:table-cell office:value="0.7885524034500122" office:value-type="float"/>
          <table:table-cell office:value="0.03697848320007324" office:value-type="float"/>
          <table:table-cell office:value="0.5329663753509521" office:value-type="float"/>
          <table:table-cell office:value="0.5040433406829834" office:value-type="float"/>
          <table:table-cell office:value="0.2573983669281006" office:value-type="float"/>
          <table:table-cell office:value="-0.8177041411399841" office:value-type="float"/>
        </table:table-row>
        <table:table-row>
          <table:table-cell office:value="0.046337134242057806" office:value-type="float"/>
          <table:table-cell office:value="0.0006217515468597335" office:value-type="float"/>
          <table:table-cell office:value="-0.05" office:value-type="float"/>
          <table:table-cell office:value="0.0351564085483551" office:value-type="float"/>
          <table:table-cell office:value="-0.05" office:value-type="float"/>
          <table:table-cell office:value="-0.05" office:value-type="float"/>
          <table:table-cell office:value="0.605058781637869" office:value-type="float"/>
          <table:table-cell office:value="60" office:value-type="float"/>
          <table:table-cell office:value="-0.36628657579421997" office:value-type="float"/>
          <table:table-cell office:value="0.2613276243209839" office:value-type="float"/>
          <table:table-cell office:value="-0.978376030921936" office:value-type="float"/>
          <table:table-cell office:value="0.6286859512329102" office:value-type="float"/>
          <table:table-cell office:value="-0.806141197681427" office:value-type="float"/>
          <table:table-cell office:value="-0.48989641666412354" office:value-type="float"/>
        </table:table-row>
      </table:table>
      <table:table table:name="1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1</text:p>
          </table:table-cell>
          <table:table-cell office:value-type="string">
            <text:p>y1</text:p>
          </table:table-cell>
          <table:table-cell office:value-type="string">
            <text:p>z1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office:value-type="string">
            <text:p>z2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="-0.0057207137346267705" office:value-type="float"/>
          <table:table-cell office:value="-0.0005972373485565185" office:value-type="float"/>
          <table:table-cell office:value="-0.0011520111560821534" office:value-type="float"/>
          <table:table-cell office:value="-0.006419587731361389" office:value-type="float"/>
          <table:table-cell office:value="-0.009277531504631042" office:value-type="float"/>
          <table:table-cell office:value="-0.0071795380115509035" office:value-type="float"/>
          <table:table-cell office:value="0.6174592387601567" office:value-type="float"/>
          <table:table-cell office:value="1.0" office:value-type="float"/>
          <table:table-cell office:value="-0.572071373462677" office:value-type="float"/>
          <table:table-cell office:value="-0.059723734855651855" office:value-type="float"/>
          <table:table-cell office:value="-0.11520111560821533" office:value-type="float"/>
          <table:table-cell office:value="-0.6419587731361389" office:value-type="float"/>
          <table:table-cell office:value="-0.9277531504631042" office:value-type="float"/>
          <table:table-cell office:value="-0.7179538011550903" office:value-type="float"/>
        </table:table-row>
        <table:table-row>
          <table:table-cell office:value="0.0007566767930984493" office:value-type="float"/>
          <table:table-cell office:value="-0.002055382132530212" office:value-type="float"/>
          <table:table-cell office:value="0.007623554468154907" office:value-type="float"/>
          <table:table-cell office:value="-0.013919703364372253" office:value-type="float"/>
          <table:table-cell office:value="-0.005960869193077087" office:value-type="float"/>
          <table:table-cell office:value="-0.015995129942893982" office:value-type="float"/>
          <table:table-cell office:value="0.6946727603741831" office:value-type="float"/>
          <table:table-cell office:value="2.0" office:value-type="float"/>
          <table:table-cell office:value="0.647739052772522" office:value-type="float"/>
          <table:table-cell office:value="-0.14581447839736938" office:value-type="float"/>
          <table:table-cell office:value="0.877556562423706" office:value-type="float"/>
          <table:table-cell office:value="-0.7500115633010864" office:value-type="float"/>
          <table:table-cell office:value="0.3316662311553955" office:value-type="float"/>
          <table:table-cell office:value="-0.8815591931343079" office:value-type="float"/>
        </table:table-row>
        <table:table-row>
          <table:table-cell office:value="0.006583178639411926" office:value-type="float"/>
          <table:table-cell office:value="0.0009697681665420533" office:value-type="float"/>
          <table:table-cell office:value="0.014086931943893433" office:value-type="float"/>
          <table:table-cell office:value="-0.007433494925498962" office:value-type="float"/>
          <table:table-cell office:value="-0.009671391248703002" office:value-type="float"/>
          <table:table-cell office:value="-0.015583868622779846" office:value-type="float"/>
          <table:table-cell office:value="0.7068363843874426" office:value-type="float"/>
          <table:table-cell office:value="3.0" office:value-type="float"/>
          <table:table-cell office:value="0.5826501846313477" office:value-type="float"/>
          <table:table-cell office:value="0.30251502990722656" office:value-type="float"/>
          <table:table-cell office:value="0.6463377475738525" office:value-type="float"/>
          <table:table-cell office:value="0.6486208438873291" office:value-type="float"/>
          <table:table-cell office:value="-0.37105220556259155" office:value-type="float"/>
          <table:table-cell office:value="0.041126132011413574" office:value-type="float"/>
        </table:table-row>
        <table:table-row>
          <table:table-cell office:value="0.005254758596420287" office:value-type="float"/>
          <table:table-cell office:value="0.0026525431871414185" office:value-type="float"/>
          <table:table-cell office:value="0.011496607661247254" office:value-type="float"/>
          <table:table-cell office:value="-0.013637549877166748" office:value-type="float"/>
          <table:table-cell office:value="-0.014445496797561644" office:value-type="float"/>
          <table:table-cell office:value="-0.007755191922187805" office:value-type="float"/>
          <table:table-cell office:value="0.6711089814791282" office:value-type="float"/>
          <table:table-cell office:value="4.0" office:value-type="float"/>
          <table:table-cell office:value="-0.13284200429916382" office:value-type="float"/>
          <table:table-cell office:value="0.16827750205993652" office:value-type="float"/>
          <table:table-cell office:value="-0.2590324282646179" office:value-type="float"/>
          <table:table-cell office:value="-0.6204054951667786" office:value-type="float"/>
          <table:table-cell office:value="-0.47741055488586426" office:value-type="float"/>
          <table:table-cell office:value="0.7828676700592041" office:value-type="float"/>
        </table:table-row>
        <table:table-row>
          <table:table-cell office:value="0.005026366710662841" office:value-type="float"/>
          <table:table-cell office:value="-0.00038925707340240487" office:value-type="float"/>
          <table:table-cell office:value="0.019412277340888975" office:value-type="float"/>
          <table:table-cell office:value="-0.010009692907333374" office:value-type="float"/>
          <table:table-cell office:value="-0.021031317710876463" office:value-type="float"/>
          <table:table-cell office:value="-9.252846240997287e-05" office:value-type="float"/>
          <table:table-cell office:value="0.6595284788219505" office:value-type="float"/>
          <table:table-cell office:value="5.0" office:value-type="float"/>
          <table:table-cell office:value="-0.02283918857574463" office:value-type="float"/>
          <table:table-cell office:value="-0.3041800260543823" office:value-type="float"/>
          <table:table-cell office:value="0.7915669679641724" office:value-type="float"/>
          <table:table-cell office:value="0.3627856969833374" office:value-type="float"/>
          <table:table-cell office:value="-0.6585820913314819" office:value-type="float"/>
          <table:table-cell office:value="0.7662663459777832" office:value-type="float"/>
        </table:table-row>
        <table:table-row>
          <table:table-cell office:value="0.006117224693298339" office:value-type="float"/>
          <table:table-cell office:value="0.008383378386497498" office:value-type="float"/>
          <table:table-cell office:value="0.014870365262031553" office:value-type="float"/>
          <table:table-cell office:value="-0.01607736885547638" office:value-type="float"/>
          <table:table-cell office:value="-0.025239858627319332" office:value-type="float"/>
          <table:table-cell office:value="0.0005792504549026492" office:value-type="float"/>
          <table:table-cell office:value="0.6302519845520693" office:value-type="float"/>
          <table:table-cell office:value="6.0" office:value-type="float"/>
          <table:table-cell office:value="0.1090857982635498" office:value-type="float"/>
          <table:table-cell office:value="0.8772635459899902" office:value-type="float"/>
          <table:table-cell office:value="-0.4541912078857422" office:value-type="float"/>
          <table:table-cell office:value="-0.6067675948143005" office:value-type="float"/>
          <table:table-cell office:value="-0.4208540916442871" office:value-type="float"/>
          <table:table-cell office:value="0.06717789173126221" office:value-type="float"/>
        </table:table-row>
        <table:table-row>
          <table:table-cell office:value="0.003938920497894287" office:value-type="float"/>
          <table:table-cell office:value="0.003106154799461365" office:value-type="float"/>
          <table:table-cell office:value="0.02116284668445587" office:value-type="float"/>
          <table:table-cell office:value="-0.007043004631996154" office:value-type="float"/>
          <table:table-cell office:value="-0.016156533956527705" office:value-type="float"/>
          <table:table-cell office:value="-0.005730249881744385" office:value-type="float"/>
          <table:table-cell office:value="0.690923280135749" office:value-type="float"/>
          <table:table-cell office:value="7.0" office:value-type="float"/>
          <table:table-cell office:value="-0.21783041954040527" office:value-type="float"/>
          <table:table-cell office:value="-0.5277223587036133" office:value-type="float"/>
          <table:table-cell office:value="0.6292481422424316" office:value-type="float"/>
          <table:table-cell office:value="0.9034364223480225" office:value-type="float"/>
          <table:table-cell office:value="0.9083324670791626" office:value-type="float"/>
          <table:table-cell office:value="-0.6309500336647034" office:value-type="float"/>
        </table:table-row>
        <table:table-row>
          <table:table-cell office:value="0.003510625958442688" office:value-type="float"/>
          <table:table-cell office:value="0.012681420445442201" office:value-type="float"/>
          <table:table-cell office:value="0.030919166207313536" office:value-type="float"/>
          <table:table-cell office:value="-0.0034746259450912464" office:value-type="float"/>
          <table:table-cell office:value="-0.007077889442443842" office:value-type="float"/>
          <table:table-cell office:value="-0.01447398364543915" office:value-type="float"/>
          <table:table-cell office:value="0.7491461252959812" office:value-type="float"/>
          <table:table-cell office:value="8.0" office:value-type="float"/>
          <table:table-cell office:value="-0.04282945394515991" office:value-type="float"/>
          <table:table-cell office:value="0.9575265645980835" office:value-type="float"/>
          <table:table-cell office:value="0.9756319522857666" office:value-type="float"/>
          <table:table-cell office:value="0.3568378686904907" office:value-type="float"/>
          <table:table-cell office:value="0.9078644514083862" office:value-type="float"/>
          <table:table-cell office:value="-0.8743733763694763" office:value-type="float"/>
        </table:table-row>
        <table:table-row>
          <table:table-cell office:value="-0.0034904849529266363" office:value-type="float"/>
          <table:table-cell office:value="0.011511850953102113" office:value-type="float"/>
          <table:table-cell office:value="0.03601433336734772" office:value-type="float"/>
          <table:table-cell office:value="-0.0002553993463516222" office:value-type="float"/>
          <table:table-cell office:value="-0.011244574785232539" office:value-type="float"/>
          <table:table-cell office:value="-0.0199209201335907" office:value-type="float"/>
          <table:table-cell office:value="0.7262233636234446" office:value-type="float"/>
          <table:table-cell office:value="9.0" office:value-type="float"/>
          <table:table-cell office:value="-0.7001110911369324" office:value-type="float"/>
          <table:table-cell office:value="-0.11695694923400879" office:value-type="float"/>
          <table:table-cell office:value="0.509516716003418" office:value-type="float"/>
          <table:table-cell office:value="0.3219226598739624" office:value-type="float"/>
          <table:table-cell office:value="-0.41666853427886963" office:value-type="float"/>
          <table:table-cell office:value="-0.544693648815155" office:value-type="float"/>
        </table:table-row>
        <table:table-row>
          <table:table-cell office:value="-0.001707811355590821" office:value-type="float"/>
          <table:table-cell office:value="0.01356468975543976" office:value-type="float"/>
          <table:table-cell office:value="0.04176478564739227" office:value-type="float"/>
          <table:table-cell office:value="-0.007646382451057433" office:value-type="float"/>
          <table:table-cell office:value="-0.011936003565788264" office:value-type="float"/>
          <table:table-cell office:value="-0.022999539375305175" office:value-type="float"/>
          <table:table-cell office:value="0.7382303671190515" office:value-type="float"/>
          <table:table-cell office:value="10.0" office:value-type="float"/>
          <table:table-cell office:value="0.17826735973358154" office:value-type="float"/>
          <table:table-cell office:value="0.20528388023376465" office:value-type="float"/>
          <table:table-cell office:value="0.5750452280044556" office:value-type="float"/>
          <table:table-cell office:value="-0.739098310470581" office:value-type="float"/>
          <table:table-cell office:value="-0.06914287805557251" office:value-type="float"/>
          <table:table-cell office:value="-0.30786192417144775" office:value-type="float"/>
        </table:table-row>
        <table:table-row>
          <table:table-cell office:value="-0.0014901399612426763" office:value-type="float"/>
          <table:table-cell office:value="0.009842960238456728" office:value-type="float"/>
          <table:table-cell office:value="0.03403256118297577" office:value-type="float"/>
          <table:table-cell office:value="-0.01561964213848114" office:value-type="float"/>
          <table:table-cell office:value="-0.006443682312965388" office:value-type="float"/>
          <table:table-cell office:value="-0.030951582789421082" office:value-type="float"/>
          <table:table-cell office:value="0.7817419424932306" office:value-type="float"/>
          <table:table-cell office:value="11.0" office:value-type="float"/>
          <table:table-cell office:value="0.021767139434814453" office:value-type="float"/>
          <table:table-cell office:value="-0.3721729516983032" office:value-type="float"/>
          <table:table-cell office:value="-0.7732224464416504" office:value-type="float"/>
          <table:table-cell office:value="-0.7973259687423706" office:value-type="float"/>
          <table:table-cell office:value="0.5492321252822876" office:value-type="float"/>
          <table:table-cell office:value="-0.7952043414115906" office:value-type="float"/>
        </table:table-row>
        <table:table-row>
          <table:table-cell office:value="0.005843176841735839" office:value-type="float"/>
          <table:table-cell office:value="0.006997042298316957" office:value-type="float"/>
          <table:table-cell office:value="0.04246568381786346" office:value-type="float"/>
          <table:table-cell office:value="-0.009268508553504943" office:value-type="float"/>
          <table:table-cell office:value="-0.016076376438140864" office:value-type="float"/>
          <table:table-cell office:value="-0.03864274263381958" office:value-type="float"/>
          <table:table-cell office:value="0.7664736824997052" office:value-type="float"/>
          <table:table-cell office:value="12.0" office:value-type="float"/>
          <table:table-cell office:value="0.7333316802978516" office:value-type="float"/>
          <table:table-cell office:value="-0.28459179401397705" office:value-type="float"/>
          <table:table-cell office:value="0.8433122634887695" office:value-type="float"/>
          <table:table-cell office:value="0.6351133584976196" office:value-type="float"/>
          <table:table-cell office:value="-0.9632694125175476" office:value-type="float"/>
          <table:table-cell office:value="-0.7691159844398499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2T14:05:28.281711</meta:creation-date>
    <dc:date>2024-03-12T14:05:28.408843</dc:date>
    <meta:generator>http://pypi.python.org/pypi/ezodf/0.1.0$Python3.8.10 (default, Nov 22 2023, 10:22:35) 
[GCC 9.4.0]</meta:generator>
    <meta:document-statistic/>
    <meta:editing-cycles>1</meta:editing-cycles>
  </office:meta>
</office:document-meta>
</file>